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style:font-name="Arial" style:font-name-asian="Droid Sans" style:font-name-complex="Lohit Hindi"/>
    </style:style>
  </office:automatic-styles>
  <office:body>
    <office:spreadsheet>
      <table:table table:name="Raw data" table:style-name="ta1">
        <table:table-column table:style-name="co1" table:default-cell-style-name="ce1"/>
        <table:table-column table:style-name="co1" table:number-columns-repeated="334" table:default-cell-style-name="Default"/>
        <table:table-row table:style-name="ro1">
          <table:table-cell office:value-type="string">
            <text:p>Bone lengths</text:p>
          </table:table-cell>
          <table:table-cell table:number-columns-repeated="334"/>
        </table:table-row>
        <table:table-row table:style-name="ro1">
          <table:table-cell office:value-type="string">
            <text:p>head</text:p>
          </table:table-cell>
          <table:table-cell office:value-type="float" office:value="255.88701">
            <text:p>255.88701</text:p>
          </table:table-cell>
          <table:table-cell office:value-type="float" office:value="260.65">
            <text:p>260.65</text:p>
          </table:table-cell>
          <table:table-cell office:value-type="float" office:value="258.61386">
            <text:p>258.61386</text:p>
          </table:table-cell>
          <table:table-cell office:value-type="float" office:value="256.0507">
            <text:p>256.0507</text:p>
          </table:table-cell>
          <table:table-cell office:value-type="float" office:value="263.52963">
            <text:p>263.52963</text:p>
          </table:table-cell>
          <table:table-cell office:value-type="float" office:value="259.02866">
            <text:p>259.02866</text:p>
          </table:table-cell>
          <table:table-cell office:value-type="float" office:value="255.39871">
            <text:p>255.39871</text:p>
          </table:table-cell>
          <table:table-cell office:value-type="float" office:value="253.96385">
            <text:p>253.96385</text:p>
          </table:table-cell>
          <table:table-cell office:value-type="float" office:value="248.97517">
            <text:p>248.97517</text:p>
          </table:table-cell>
          <table:table-cell office:value-type="float" office:value="251.62532">
            <text:p>251.62532</text:p>
          </table:table-cell>
          <table:table-cell office:value-type="float" office:value="256.40155">
            <text:p>256.40155</text:p>
          </table:table-cell>
          <table:table-cell office:value-type="float" office:value="253.84985">
            <text:p>253.84985</text:p>
          </table:table-cell>
          <table:table-cell office:value-type="float" office:value="248.92532">
            <text:p>248.92532</text:p>
          </table:table-cell>
          <table:table-cell office:value-type="float" office:value="246.38612">
            <text:p>246.38612</text:p>
          </table:table-cell>
          <table:table-cell office:value-type="float" office:value="241.31546">
            <text:p>241.31546</text:p>
          </table:table-cell>
          <table:table-cell office:value-type="float" office:value="238.98198">
            <text:p>238.98198</text:p>
          </table:table-cell>
          <table:table-cell office:value-type="float" office:value="231.7082">
            <text:p>231.7082</text:p>
          </table:table-cell>
          <table:table-cell office:value-type="float" office:value="226.31694">
            <text:p>226.31694</text:p>
          </table:table-cell>
          <table:table-cell office:value-type="float" office:value="228.7317">
            <text:p>228.7317</text:p>
          </table:table-cell>
          <table:table-cell office:value-type="float" office:value="231.08752">
            <text:p>231.08752</text:p>
          </table:table-cell>
          <table:table-cell office:value-type="float" office:value="235.71825">
            <text:p>235.71825</text:p>
          </table:table-cell>
          <table:table-cell office:value-type="float" office:value="235.1553">
            <text:p>235.1553</text:p>
          </table:table-cell>
          <table:table-cell office:value-type="float" office:value="230.2173">
            <text:p>230.2173</text:p>
          </table:table-cell>
          <table:table-cell office:value-type="float" office:value="230.4335">
            <text:p>230.4335</text:p>
          </table:table-cell>
          <table:table-cell office:value-type="float" office:value="234.25774">
            <text:p>234.25774</text:p>
          </table:table-cell>
          <table:table-cell office:value-type="float" office:value="237.43707">
            <text:p>237.43707</text:p>
          </table:table-cell>
          <table:table-cell office:value-type="float" office:value="239.90823">
            <text:p>239.90823</text:p>
          </table:table-cell>
          <table:table-cell office:value-type="float" office:value="239.01392">
            <text:p>239.01392</text:p>
          </table:table-cell>
          <table:table-cell office:value-type="float" office:value="235.62679">
            <text:p>235.62679</text:p>
          </table:table-cell>
          <table:table-cell office:value-type="float" office:value="232.91757">
            <text:p>232.91757</text:p>
          </table:table-cell>
          <table:table-cell office:value-type="float" office:value="231.36176">
            <text:p>231.36176</text:p>
          </table:table-cell>
          <table:table-cell office:value-type="float" office:value="217.1061">
            <text:p>217.1061</text:p>
          </table:table-cell>
          <table:table-cell office:value-type="float" office:value="211.48007">
            <text:p>211.48007</text:p>
          </table:table-cell>
          <table:table-cell office:value-type="float" office:value="217.84775">
            <text:p>217.84775</text:p>
          </table:table-cell>
          <table:table-cell office:value-type="float" office:value="213.49493">
            <text:p>213.49493</text:p>
          </table:table-cell>
          <table:table-cell office:value-type="float" office:value="214.40755">
            <text:p>214.40755</text:p>
          </table:table-cell>
          <table:table-cell office:value-type="float" office:value="213.1172">
            <text:p>213.1172</text:p>
          </table:table-cell>
          <table:table-cell office:value-type="float" office:value="212.7265">
            <text:p>212.7265</text:p>
          </table:table-cell>
          <table:table-cell office:value-type="float" office:value="212.26732">
            <text:p>212.26732</text:p>
          </table:table-cell>
          <table:table-cell office:value-type="float" office:value="209.329">
            <text:p>209.329</text:p>
          </table:table-cell>
          <table:table-cell office:value-type="float" office:value="207.51602">
            <text:p>207.51602</text:p>
          </table:table-cell>
          <table:table-cell office:value-type="float" office:value="211.56387">
            <text:p>211.56387</text:p>
          </table:table-cell>
          <table:table-cell office:value-type="float" office:value="212.6314">
            <text:p>212.6314</text:p>
          </table:table-cell>
          <table:table-cell office:value-type="float" office:value="220.34323">
            <text:p>220.34323</text:p>
          </table:table-cell>
          <table:table-cell office:value-type="float" office:value="207.80823">
            <text:p>207.80823</text:p>
          </table:table-cell>
          <table:table-cell office:value-type="float" office:value="202.01682">
            <text:p>202.01682</text:p>
          </table:table-cell>
          <table:table-cell office:value-type="float" office:value="197.8841">
            <text:p>197.8841</text:p>
          </table:table-cell>
          <table:table-cell office:value-type="float" office:value="197.94803">
            <text:p>197.94803</text:p>
          </table:table-cell>
          <table:table-cell office:value-type="float" office:value="200.69666">
            <text:p>200.69666</text:p>
          </table:table-cell>
          <table:table-cell office:value-type="float" office:value="200.7182">
            <text:p>200.7182</text:p>
          </table:table-cell>
          <table:table-cell office:value-type="float" office:value="201.42284">
            <text:p>201.42284</text:p>
          </table:table-cell>
          <table:table-cell office:value-type="float" office:value="202.61937">
            <text:p>202.61937</text:p>
          </table:table-cell>
          <table:table-cell office:value-type="float" office:value="204.30878">
            <text:p>204.30878</text:p>
          </table:table-cell>
          <table:table-cell office:value-type="float" office:value="204.79517">
            <text:p>204.79517</text:p>
          </table:table-cell>
          <table:table-cell office:value-type="float" office:value="205.4871">
            <text:p>205.4871</text:p>
          </table:table-cell>
          <table:table-cell office:value-type="float" office:value="205.03583">
            <text:p>205.03583</text:p>
          </table:table-cell>
          <table:table-cell office:value-type="float" office:value="204.37672">
            <text:p>204.37672</text:p>
          </table:table-cell>
          <table:table-cell office:value-type="float" office:value="204.7502">
            <text:p>204.7502</text:p>
          </table:table-cell>
          <table:table-cell office:value-type="float" office:value="204.3752">
            <text:p>204.3752</text:p>
          </table:table-cell>
          <table:table-cell office:value-type="float" office:value="202.74675">
            <text:p>202.74675</text:p>
          </table:table-cell>
          <table:table-cell office:value-type="float" office:value="202.7621">
            <text:p>202.7621</text:p>
          </table:table-cell>
          <table:table-cell office:value-type="float" office:value="202.03207">
            <text:p>202.03207</text:p>
          </table:table-cell>
          <table:table-cell office:value-type="float" office:value="204.5718">
            <text:p>204.5718</text:p>
          </table:table-cell>
          <table:table-cell office:value-type="float" office:value="204.584">
            <text:p>204.584</text:p>
          </table:table-cell>
          <table:table-cell office:value-type="float" office:value="204.71425">
            <text:p>204.71425</text:p>
          </table:table-cell>
          <table:table-cell office:value-type="float" office:value="205.90056">
            <text:p>205.90056</text:p>
          </table:table-cell>
          <table:table-cell office:value-type="float" office:value="206.4192">
            <text:p>206.4192</text:p>
          </table:table-cell>
          <table:table-cell office:value-type="float" office:value="208.38474">
            <text:p>208.38474</text:p>
          </table:table-cell>
          <table:table-cell office:value-type="float" office:value="208.22223">
            <text:p>208.22223</text:p>
          </table:table-cell>
          <table:table-cell office:value-type="float" office:value="208.99649">
            <text:p>208.99649</text:p>
          </table:table-cell>
          <table:table-cell office:value-type="float" office:value="210.1226">
            <text:p>210.1226</text:p>
          </table:table-cell>
          <table:table-cell office:value-type="float" office:value="210.84804">
            <text:p>210.84804</text:p>
          </table:table-cell>
          <table:table-cell office:value-type="float" office:value="212.82071">
            <text:p>212.82071</text:p>
          </table:table-cell>
          <table:table-cell office:value-type="float" office:value="211.5231">
            <text:p>211.5231</text:p>
          </table:table-cell>
          <table:table-cell office:value-type="float" office:value="210.93692">
            <text:p>210.93692</text:p>
          </table:table-cell>
          <table:table-cell office:value-type="float" office:value="210.8716">
            <text:p>210.8716</text:p>
          </table:table-cell>
          <table:table-cell office:value-type="float" office:value="210.76483">
            <text:p>210.76483</text:p>
          </table:table-cell>
          <table:table-cell office:value-type="float" office:value="212.9833">
            <text:p>212.9833</text:p>
          </table:table-cell>
          <table:table-cell office:value-type="float" office:value="214.75455">
            <text:p>214.75455</text:p>
          </table:table-cell>
          <table:table-cell office:value-type="float" office:value="218.46463">
            <text:p>218.46463</text:p>
          </table:table-cell>
          <table:table-cell office:value-type="float" office:value="220.68538">
            <text:p>220.68538</text:p>
          </table:table-cell>
          <table:table-cell office:value-type="float" office:value="222.58197">
            <text:p>222.58197</text:p>
          </table:table-cell>
          <table:table-cell office:value-type="float" office:value="224.00876">
            <text:p>224.00876</text:p>
          </table:table-cell>
          <table:table-cell office:value-type="float" office:value="216.51701">
            <text:p>216.51701</text:p>
          </table:table-cell>
          <table:table-cell office:value-type="float" office:value="238.83119">
            <text:p>238.83119</text:p>
          </table:table-cell>
          <table:table-cell office:value-type="float" office:value="225.13998">
            <text:p>225.13998</text:p>
          </table:table-cell>
          <table:table-cell office:value-type="float" office:value="217.65495">
            <text:p>217.65495</text:p>
          </table:table-cell>
          <table:table-cell office:value-type="float" office:value="214.61864">
            <text:p>214.61864</text:p>
          </table:table-cell>
          <table:table-cell office:value-type="float" office:value="213.0438">
            <text:p>213.0438</text:p>
          </table:table-cell>
          <table:table-cell office:value-type="float" office:value="212.18358">
            <text:p>212.18358</text:p>
          </table:table-cell>
          <table:table-cell office:value-type="float" office:value="211.75166">
            <text:p>211.75166</text:p>
          </table:table-cell>
          <table:table-cell office:value-type="float" office:value="211.82309">
            <text:p>211.82309</text:p>
          </table:table-cell>
          <table:table-cell office:value-type="float" office:value="211.6383">
            <text:p>211.6383</text:p>
          </table:table-cell>
          <table:table-cell office:value-type="float" office:value="212.1141">
            <text:p>212.1141</text:p>
          </table:table-cell>
          <table:table-cell office:value-type="float" office:value="211.72986">
            <text:p>211.72986</text:p>
          </table:table-cell>
          <table:table-cell office:value-type="float" office:value="211.2997">
            <text:p>211.2997</text:p>
          </table:table-cell>
          <table:table-cell office:value-type="float" office:value="210.71426">
            <text:p>210.71426</text:p>
          </table:table-cell>
          <table:table-cell office:value-type="float" office:value="210.3313">
            <text:p>210.3313</text:p>
          </table:table-cell>
          <table:table-cell office:value-type="float" office:value="211.82773">
            <text:p>211.82773</text:p>
          </table:table-cell>
          <table:table-cell office:value-type="float" office:value="213.51312">
            <text:p>213.51312</text:p>
          </table:table-cell>
          <table:table-cell office:value-type="float" office:value="214.77362">
            <text:p>214.77362</text:p>
          </table:table-cell>
          <table:table-cell office:value-type="float" office:value="214.00732">
            <text:p>214.00732</text:p>
          </table:table-cell>
          <table:table-cell office:value-type="float" office:value="213.5322">
            <text:p>213.5322</text:p>
          </table:table-cell>
          <table:table-cell office:value-type="float" office:value="214.12717">
            <text:p>214.12717</text:p>
          </table:table-cell>
          <table:table-cell office:value-type="float" office:value="213.61592">
            <text:p>213.61592</text:p>
          </table:table-cell>
          <table:table-cell office:value-type="float" office:value="213.018">
            <text:p>213.018</text:p>
          </table:table-cell>
          <table:table-cell office:value-type="float" office:value="211.89008">
            <text:p>211.89008</text:p>
          </table:table-cell>
          <table:table-cell office:value-type="float" office:value="211.50047">
            <text:p>211.50047</text:p>
          </table:table-cell>
          <table:table-cell office:value-type="float" office:value="211.42831">
            <text:p>211.42831</text:p>
          </table:table-cell>
          <table:table-cell office:value-type="float" office:value="211.02606">
            <text:p>211.02606</text:p>
          </table:table-cell>
          <table:table-cell office:value-type="float" office:value="209.60367">
            <text:p>209.60367</text:p>
          </table:table-cell>
          <table:table-cell office:value-type="float" office:value="210.63733">
            <text:p>210.63733</text:p>
          </table:table-cell>
          <table:table-cell office:value-type="float" office:value="210.91096">
            <text:p>210.91096</text:p>
          </table:table-cell>
          <table:table-cell office:value-type="float" office:value="212.73038">
            <text:p>212.73038</text:p>
          </table:table-cell>
          <table:table-cell office:value-type="float" office:value="211.4036">
            <text:p>211.4036</text:p>
          </table:table-cell>
          <table:table-cell office:value-type="float" office:value="211.11905">
            <text:p>211.11905</text:p>
          </table:table-cell>
          <table:table-cell office:value-type="float" office:value="210.37958">
            <text:p>210.37958</text:p>
          </table:table-cell>
          <table:table-cell office:value-type="float" office:value="210.77734">
            <text:p>210.77734</text:p>
          </table:table-cell>
          <table:table-cell office:value-type="float" office:value="212.42813">
            <text:p>212.42813</text:p>
          </table:table-cell>
          <table:table-cell office:value-type="float" office:value="213.17497">
            <text:p>213.17497</text:p>
          </table:table-cell>
          <table:table-cell office:value-type="float" office:value="213.65813">
            <text:p>213.65813</text:p>
          </table:table-cell>
          <table:table-cell office:value-type="float" office:value="214.3413">
            <text:p>214.3413</text:p>
          </table:table-cell>
          <table:table-cell office:value-type="float" office:value="215.15532">
            <text:p>215.15532</text:p>
          </table:table-cell>
          <table:table-cell office:value-type="float" office:value="215.6744">
            <text:p>215.6744</text:p>
          </table:table-cell>
          <table:table-cell office:value-type="float" office:value="216.34303">
            <text:p>216.34303</text:p>
          </table:table-cell>
          <table:table-cell office:value-type="float" office:value="215.0396">
            <text:p>215.0396</text:p>
          </table:table-cell>
          <table:table-cell office:value-type="float" office:value="214.93147">
            <text:p>214.93147</text:p>
          </table:table-cell>
          <table:table-cell office:value-type="float" office:value="214.36288">
            <text:p>214.36288</text:p>
          </table:table-cell>
          <table:table-cell office:value-type="float" office:value="214.20155">
            <text:p>214.20155</text:p>
          </table:table-cell>
          <table:table-cell office:value-type="float" office:value="213.07382">
            <text:p>213.07382</text:p>
          </table:table-cell>
          <table:table-cell office:value-type="float" office:value="213.89822">
            <text:p>213.89822</text:p>
          </table:table-cell>
          <table:table-cell office:value-type="float" office:value="212.76065">
            <text:p>212.76065</text:p>
          </table:table-cell>
          <table:table-cell office:value-type="float" office:value="211.74802">
            <text:p>211.74802</text:p>
          </table:table-cell>
          <table:table-cell office:value-type="float" office:value="210.68059">
            <text:p>210.68059</text:p>
          </table:table-cell>
          <table:table-cell office:value-type="float" office:value="210.58235">
            <text:p>210.58235</text:p>
          </table:table-cell>
          <table:table-cell office:value-type="float" office:value="209.82869">
            <text:p>209.82869</text:p>
          </table:table-cell>
          <table:table-cell office:value-type="float" office:value="209.65306">
            <text:p>209.65306</text:p>
          </table:table-cell>
          <table:table-cell office:value-type="float" office:value="209.47676">
            <text:p>209.47676</text:p>
          </table:table-cell>
          <table:table-cell office:value-type="float" office:value="209.42407">
            <text:p>209.42407</text:p>
          </table:table-cell>
          <table:table-cell office:value-type="float" office:value="210.74257">
            <text:p>210.74257</text:p>
          </table:table-cell>
          <table:table-cell office:value-type="float" office:value="212.99867">
            <text:p>212.99867</text:p>
          </table:table-cell>
          <table:table-cell office:value-type="float" office:value="212.35869">
            <text:p>212.35869</text:p>
          </table:table-cell>
          <table:table-cell office:value-type="float" office:value="209.76874">
            <text:p>209.76874</text:p>
          </table:table-cell>
          <table:table-cell office:value-type="float" office:value="209.12534">
            <text:p>209.12534</text:p>
          </table:table-cell>
          <table:table-cell office:value-type="float" office:value="209.09401">
            <text:p>209.09401</text:p>
          </table:table-cell>
          <table:table-cell office:value-type="float" office:value="209.14055">
            <text:p>209.14055</text:p>
          </table:table-cell>
          <table:table-cell office:value-type="float" office:value="209.2035">
            <text:p>209.2035</text:p>
          </table:table-cell>
          <table:table-cell office:value-type="float" office:value="209.35162">
            <text:p>209.35162</text:p>
          </table:table-cell>
          <table:table-cell office:value-type="float" office:value="209.39323">
            <text:p>209.39323</text:p>
          </table:table-cell>
          <table:table-cell office:value-type="float" office:value="209.44968">
            <text:p>209.44968</text:p>
          </table:table-cell>
          <table:table-cell office:value-type="float" office:value="209.47495">
            <text:p>209.47495</text:p>
          </table:table-cell>
          <table:table-cell office:value-type="float" office:value="209.50934">
            <text:p>209.50934</text:p>
          </table:table-cell>
          <table:table-cell office:value-type="float" office:value="237.9143">
            <text:p>237.9143</text:p>
          </table:table-cell>
          <table:table-cell office:value-type="float" office:value="223.71484">
            <text:p>223.71484</text:p>
          </table:table-cell>
          <table:table-cell office:value-type="float" office:value="214.53773">
            <text:p>214.53773</text:p>
          </table:table-cell>
          <table:table-cell office:value-type="float" office:value="210.73228">
            <text:p>210.73228</text:p>
          </table:table-cell>
          <table:table-cell office:value-type="float" office:value="209.20201">
            <text:p>209.20201</text:p>
          </table:table-cell>
          <table:table-cell office:value-type="float" office:value="207.50383">
            <text:p>207.50383</text:p>
          </table:table-cell>
          <table:table-cell office:value-type="float" office:value="207.14459">
            <text:p>207.14459</text:p>
          </table:table-cell>
          <table:table-cell office:value-type="float" office:value="206.80191">
            <text:p>206.80191</text:p>
          </table:table-cell>
          <table:table-cell office:value-type="float" office:value="207.06879">
            <text:p>207.06879</text:p>
          </table:table-cell>
          <table:table-cell office:value-type="float" office:value="207.74168">
            <text:p>207.74168</text:p>
          </table:table-cell>
          <table:table-cell office:value-type="float" office:value="207.4597">
            <text:p>207.4597</text:p>
          </table:table-cell>
          <table:table-cell office:value-type="float" office:value="207.67035">
            <text:p>207.67035</text:p>
          </table:table-cell>
          <table:table-cell office:value-type="float" office:value="208.50285">
            <text:p>208.50285</text:p>
          </table:table-cell>
          <table:table-cell office:value-type="float" office:value="208.23317">
            <text:p>208.23317</text:p>
          </table:table-cell>
          <table:table-cell office:value-type="float" office:value="208.65384">
            <text:p>208.65384</text:p>
          </table:table-cell>
          <table:table-cell office:value-type="float" office:value="208.97906">
            <text:p>208.97906</text:p>
          </table:table-cell>
          <table:table-cell office:value-type="float" office:value="209.15607">
            <text:p>209.15607</text:p>
          </table:table-cell>
          <table:table-cell office:value-type="float" office:value="209.04507">
            <text:p>209.04507</text:p>
          </table:table-cell>
          <table:table-cell office:value-type="float" office:value="209.88377">
            <text:p>209.88377</text:p>
          </table:table-cell>
          <table:table-cell office:value-type="float" office:value="209.36238">
            <text:p>209.36238</text:p>
          </table:table-cell>
          <table:table-cell office:value-type="float" office:value="209.20885">
            <text:p>209.20885</text:p>
          </table:table-cell>
          <table:table-cell office:value-type="float" office:value="210.21799">
            <text:p>210.21799</text:p>
          </table:table-cell>
          <table:table-cell office:value-type="float" office:value="211.0904">
            <text:p>211.0904</text:p>
          </table:table-cell>
          <table:table-cell office:value-type="float" office:value="211.13081">
            <text:p>211.13081</text:p>
          </table:table-cell>
          <table:table-cell office:value-type="float" office:value="211.10461">
            <text:p>211.10461</text:p>
          </table:table-cell>
          <table:table-cell office:value-type="float" office:value="210.45735">
            <text:p>210.45735</text:p>
          </table:table-cell>
          <table:table-cell office:value-type="float" office:value="211.6535">
            <text:p>211.6535</text:p>
          </table:table-cell>
          <table:table-cell office:value-type="float" office:value="212.26025">
            <text:p>212.26025</text:p>
          </table:table-cell>
          <table:table-cell office:value-type="float" office:value="213.1594">
            <text:p>213.1594</text:p>
          </table:table-cell>
          <table:table-cell office:value-type="float" office:value="213.62544">
            <text:p>213.62544</text:p>
          </table:table-cell>
          <table:table-cell office:value-type="float" office:value="213.65422">
            <text:p>213.65422</text:p>
          </table:table-cell>
          <table:table-cell office:value-type="float" office:value="214.09273">
            <text:p>214.09273</text:p>
          </table:table-cell>
          <table:table-cell office:value-type="float" office:value="214.9749">
            <text:p>214.9749</text:p>
          </table:table-cell>
          <table:table-cell office:value-type="float" office:value="214.2397">
            <text:p>214.2397</text:p>
          </table:table-cell>
          <table:table-cell office:value-type="float" office:value="213.50246">
            <text:p>213.50246</text:p>
          </table:table-cell>
          <table:table-cell office:value-type="float" office:value="211.90013">
            <text:p>211.90013</text:p>
          </table:table-cell>
          <table:table-cell office:value-type="float" office:value="212.01173">
            <text:p>212.01173</text:p>
          </table:table-cell>
          <table:table-cell office:value-type="float" office:value="211.74503">
            <text:p>211.74503</text:p>
          </table:table-cell>
          <table:table-cell office:value-type="float" office:value="211.24649">
            <text:p>211.24649</text:p>
          </table:table-cell>
          <table:table-cell office:value-type="float" office:value="211.4927">
            <text:p>211.4927</text:p>
          </table:table-cell>
          <table:table-cell office:value-type="float" office:value="211.30093">
            <text:p>211.30093</text:p>
          </table:table-cell>
          <table:table-cell office:value-type="float" office:value="212.32176">
            <text:p>212.32176</text:p>
          </table:table-cell>
          <table:table-cell office:value-type="float" office:value="211.56299">
            <text:p>211.56299</text:p>
          </table:table-cell>
          <table:table-cell office:value-type="float" office:value="210.38933">
            <text:p>210.38933</text:p>
          </table:table-cell>
          <table:table-cell office:value-type="float" office:value="210.84569">
            <text:p>210.84569</text:p>
          </table:table-cell>
          <table:table-cell office:value-type="float" office:value="210.7449">
            <text:p>210.7449</text:p>
          </table:table-cell>
          <table:table-cell office:value-type="float" office:value="210.65521">
            <text:p>210.65521</text:p>
          </table:table-cell>
          <table:table-cell office:value-type="float" office:value="209.84006">
            <text:p>209.84006</text:p>
          </table:table-cell>
          <table:table-cell office:value-type="float" office:value="210.44926">
            <text:p>210.44926</text:p>
          </table:table-cell>
          <table:table-cell office:value-type="float" office:value="210.55669">
            <text:p>210.55669</text:p>
          </table:table-cell>
          <table:table-cell office:value-type="float" office:value="208.91441">
            <text:p>208.91441</text:p>
          </table:table-cell>
          <table:table-cell office:value-type="float" office:value="207.85619">
            <text:p>207.85619</text:p>
          </table:table-cell>
          <table:table-cell office:value-type="float" office:value="207.81996">
            <text:p>207.81996</text:p>
          </table:table-cell>
          <table:table-cell office:value-type="float" office:value="207.67628">
            <text:p>207.67628</text:p>
          </table:table-cell>
          <table:table-cell office:value-type="float" office:value="207.62134">
            <text:p>207.62134</text:p>
          </table:table-cell>
          <table:table-cell office:value-type="float" office:value="206.14563">
            <text:p>206.14563</text:p>
          </table:table-cell>
          <table:table-cell office:value-type="float" office:value="206.56493">
            <text:p>206.56493</text:p>
          </table:table-cell>
          <table:table-cell office:value-type="float" office:value="207.42928">
            <text:p>207.42928</text:p>
          </table:table-cell>
          <table:table-cell office:value-type="float" office:value="207.42943">
            <text:p>207.42943</text:p>
          </table:table-cell>
          <table:table-cell office:value-type="float" office:value="207.55896">
            <text:p>207.55896</text:p>
          </table:table-cell>
          <table:table-cell office:value-type="float" office:value="208.18883">
            <text:p>208.18883</text:p>
          </table:table-cell>
          <table:table-cell office:value-type="float" office:value="208.55238">
            <text:p>208.55238</text:p>
          </table:table-cell>
          <table:table-cell office:value-type="float" office:value="209.12952">
            <text:p>209.12952</text:p>
          </table:table-cell>
          <table:table-cell office:value-type="float" office:value="208.27744">
            <text:p>208.27744</text:p>
          </table:table-cell>
          <table:table-cell office:value-type="float" office:value="209.99919">
            <text:p>209.99919</text:p>
          </table:table-cell>
          <table:table-cell office:value-type="float" office:value="211.15355">
            <text:p>211.15355</text:p>
          </table:table-cell>
          <table:table-cell office:value-type="float" office:value="209.7079">
            <text:p>209.7079</text:p>
          </table:table-cell>
          <table:table-cell office:value-type="float" office:value="209.339">
            <text:p>209.339</text:p>
          </table:table-cell>
          <table:table-cell office:value-type="float" office:value="209.33955">
            <text:p>209.33955</text:p>
          </table:table-cell>
          <table:table-cell office:value-type="float" office:value="209.30287">
            <text:p>209.30287</text:p>
          </table:table-cell>
          <table:table-cell office:value-type="float" office:value="216.97847">
            <text:p>216.97847</text:p>
          </table:table-cell>
          <table:table-cell office:value-type="float" office:value="212.68289">
            <text:p>212.68289</text:p>
          </table:table-cell>
          <table:table-cell office:value-type="float" office:value="209.9865">
            <text:p>209.9865</text:p>
          </table:table-cell>
          <table:table-cell office:value-type="float" office:value="210.48712">
            <text:p>210.48712</text:p>
          </table:table-cell>
          <table:table-cell office:value-type="float" office:value="209.5956">
            <text:p>209.5956</text:p>
          </table:table-cell>
          <table:table-cell office:value-type="float" office:value="211.00766">
            <text:p>211.00766</text:p>
          </table:table-cell>
          <table:table-cell office:value-type="float" office:value="211.61406">
            <text:p>211.61406</text:p>
          </table:table-cell>
          <table:table-cell office:value-type="float" office:value="211.07246">
            <text:p>211.07246</text:p>
          </table:table-cell>
          <table:table-cell office:value-type="float" office:value="210.47826">
            <text:p>210.47826</text:p>
          </table:table-cell>
          <table:table-cell office:value-type="float" office:value="210.80634">
            <text:p>210.80634</text:p>
          </table:table-cell>
          <table:table-cell office:value-type="float" office:value="211.6374">
            <text:p>211.6374</text:p>
          </table:table-cell>
          <table:table-cell office:value-type="float" office:value="211.28252">
            <text:p>211.28252</text:p>
          </table:table-cell>
          <table:table-cell office:value-type="float" office:value="212.85922">
            <text:p>212.85922</text:p>
          </table:table-cell>
          <table:table-cell office:value-type="float" office:value="213.02087">
            <text:p>213.02087</text:p>
          </table:table-cell>
          <table:table-cell office:value-type="float" office:value="212.535">
            <text:p>212.535</text:p>
          </table:table-cell>
          <table:table-cell office:value-type="float" office:value="212.30939">
            <text:p>212.30939</text:p>
          </table:table-cell>
          <table:table-cell office:value-type="float" office:value="211.72508">
            <text:p>211.72508</text:p>
          </table:table-cell>
          <table:table-cell office:value-type="float" office:value="212.42747">
            <text:p>212.42747</text:p>
          </table:table-cell>
          <table:table-cell office:value-type="float" office:value="212.88014">
            <text:p>212.88014</text:p>
          </table:table-cell>
          <table:table-cell office:value-type="float" office:value="213.49281">
            <text:p>213.49281</text:p>
          </table:table-cell>
          <table:table-cell office:value-type="float" office:value="212.4626">
            <text:p>212.4626</text:p>
          </table:table-cell>
          <table:table-cell office:value-type="float" office:value="213.29228">
            <text:p>213.29228</text:p>
          </table:table-cell>
          <table:table-cell office:value-type="float" office:value="212.54745">
            <text:p>212.54745</text:p>
          </table:table-cell>
          <table:table-cell office:value-type="float" office:value="212.52832">
            <text:p>212.52832</text:p>
          </table:table-cell>
          <table:table-cell office:value-type="float" office:value="212.30516">
            <text:p>212.30516</text:p>
          </table:table-cell>
          <table:table-cell office:value-type="float" office:value="212.9597">
            <text:p>212.9597</text:p>
          </table:table-cell>
          <table:table-cell office:value-type="float" office:value="212.84064">
            <text:p>212.84064</text:p>
          </table:table-cell>
          <table:table-cell office:value-type="float" office:value="211.9267">
            <text:p>211.9267</text:p>
          </table:table-cell>
          <table:table-cell office:value-type="float" office:value="211.74171">
            <text:p>211.74171</text:p>
          </table:table-cell>
          <table:table-cell office:value-type="float" office:value="210.65752">
            <text:p>210.65752</text:p>
          </table:table-cell>
          <table:table-cell office:value-type="float" office:value="210.7827">
            <text:p>210.7827</text:p>
          </table:table-cell>
          <table:table-cell office:value-type="float" office:value="211.75209">
            <text:p>211.75209</text:p>
          </table:table-cell>
          <table:table-cell office:value-type="float" office:value="211.75635">
            <text:p>211.75635</text:p>
          </table:table-cell>
          <table:table-cell office:value-type="float" office:value="213.3852">
            <text:p>213.3852</text:p>
          </table:table-cell>
          <table:table-cell office:value-type="float" office:value="213.00215">
            <text:p>213.00215</text:p>
          </table:table-cell>
          <table:table-cell office:value-type="float" office:value="213.73424">
            <text:p>213.73424</text:p>
          </table:table-cell>
          <table:table-cell office:value-type="float" office:value="213.27399">
            <text:p>213.27399</text:p>
          </table:table-cell>
          <table:table-cell office:value-type="float" office:value="213.06479">
            <text:p>213.06479</text:p>
          </table:table-cell>
          <table:table-cell office:value-type="float" office:value="209.87296">
            <text:p>209.87296</text:p>
          </table:table-cell>
          <table:table-cell office:value-type="float" office:value="209.84235">
            <text:p>209.84235</text:p>
          </table:table-cell>
          <table:table-cell office:value-type="float" office:value="210.87042">
            <text:p>210.87042</text:p>
          </table:table-cell>
          <table:table-cell office:value-type="float" office:value="210.16562">
            <text:p>210.16562</text:p>
          </table:table-cell>
          <table:table-cell office:value-type="float" office:value="210.1568">
            <text:p>210.1568</text:p>
          </table:table-cell>
          <table:table-cell office:value-type="float" office:value="210.3749">
            <text:p>210.3749</text:p>
          </table:table-cell>
          <table:table-cell office:value-type="float" office:value="208.89781">
            <text:p>208.89781</text:p>
          </table:table-cell>
          <table:table-cell office:value-type="float" office:value="208.2778">
            <text:p>208.2778</text:p>
          </table:table-cell>
          <table:table-cell office:value-type="float" office:value="208.84253">
            <text:p>208.84253</text:p>
          </table:table-cell>
          <table:table-cell office:value-type="float" office:value="209.07426">
            <text:p>209.07426</text:p>
          </table:table-cell>
          <table:table-cell office:value-type="float" office:value="210.68582">
            <text:p>210.68582</text:p>
          </table:table-cell>
          <table:table-cell office:value-type="float" office:value="210.94145">
            <text:p>210.94145</text:p>
          </table:table-cell>
          <table:table-cell office:value-type="float" office:value="212.99985">
            <text:p>212.99985</text:p>
          </table:table-cell>
          <table:table-cell office:value-type="float" office:value="211.73918">
            <text:p>211.73918</text:p>
          </table:table-cell>
          <table:table-cell office:value-type="float" office:value="212.56274">
            <text:p>212.56274</text:p>
          </table:table-cell>
          <table:table-cell office:value-type="float" office:value="211.63942">
            <text:p>211.63942</text:p>
          </table:table-cell>
          <table:table-cell office:value-type="float" office:value="211.77356">
            <text:p>211.77356</text:p>
          </table:table-cell>
          <table:table-cell office:value-type="float" office:value="211.2723">
            <text:p>211.2723</text:p>
          </table:table-cell>
          <table:table-cell office:value-type="float" office:value="210.20808">
            <text:p>210.20808</text:p>
          </table:table-cell>
          <table:table-cell office:value-type="float" office:value="210.17033">
            <text:p>210.17033</text:p>
          </table:table-cell>
          <table:table-cell office:value-type="float" office:value="210.50655">
            <text:p>210.50655</text:p>
          </table:table-cell>
          <table:table-cell office:value-type="float" office:value="210.9738">
            <text:p>210.9738</text:p>
          </table:table-cell>
          <table:table-cell office:value-type="float" office:value="211.95903">
            <text:p>211.95903</text:p>
          </table:table-cell>
          <table:table-cell office:value-type="float" office:value="212.13512">
            <text:p>212.13512</text:p>
          </table:table-cell>
          <table:table-cell office:value-type="float" office:value="212.02722">
            <text:p>212.02722</text:p>
          </table:table-cell>
          <table:table-cell office:value-type="float" office:value="211.97203">
            <text:p>211.97203</text:p>
          </table:table-cell>
          <table:table-cell office:value-type="float" office:value="211.58476">
            <text:p>211.58476</text:p>
          </table:table-cell>
          <table:table-cell office:value-type="float" office:value="210.61758">
            <text:p>210.61758</text:p>
          </table:table-cell>
          <table:table-cell office:value-type="float" office:value="211.40501">
            <text:p>211.40501</text:p>
          </table:table-cell>
          <table:table-cell office:value-type="float" office:value="211.37943">
            <text:p>211.37943</text:p>
          </table:table-cell>
          <table:table-cell office:value-type="float" office:value="211.32196">
            <text:p>211.32196</text:p>
          </table:table-cell>
          <table:table-cell office:value-type="float" office:value="211.673">
            <text:p>211.673</text:p>
          </table:table-cell>
          <table:table-cell office:value-type="float" office:value="212.76349">
            <text:p>212.76349</text:p>
          </table:table-cell>
          <table:table-cell office:value-type="float" office:value="213.6335">
            <text:p>213.6335</text:p>
          </table:table-cell>
          <table:table-cell office:value-type="float" office:value="213.4773">
            <text:p>213.4773</text:p>
          </table:table-cell>
          <table:table-cell office:value-type="float" office:value="213.37593">
            <text:p>213.37593</text:p>
          </table:table-cell>
          <table:table-cell office:value-type="float" office:value="213.84747">
            <text:p>213.84747</text:p>
          </table:table-cell>
          <table:table-cell office:value-type="float" office:value="213.37639">
            <text:p>213.37639</text:p>
          </table:table-cell>
          <table:table-cell office:value-type="float" office:value="213.32437">
            <text:p>213.32437</text:p>
          </table:table-cell>
          <table:table-cell office:value-type="float" office:value="214.49594">
            <text:p>214.49594</text:p>
          </table:table-cell>
          <table:table-cell office:value-type="float" office:value="215.45416">
            <text:p>215.45416</text:p>
          </table:table-cell>
          <table:table-cell office:value-type="float" office:value="214.7749">
            <text:p>214.7749</text:p>
          </table:table-cell>
          <table:table-cell office:value-type="float" office:value="213.37706">
            <text:p>213.37706</text:p>
          </table:table-cell>
          <table:table-cell office:value-type="float" office:value="212.96034">
            <text:p>212.96034</text:p>
          </table:table-cell>
          <table:table-cell office:value-type="float" office:value="211.5876">
            <text:p>211.5876</text:p>
          </table:table-cell>
          <table:table-cell office:value-type="float" office:value="211.54807">
            <text:p>211.54807</text:p>
          </table:table-cell>
          <table:table-cell office:value-type="float" office:value="211.45831">
            <text:p>211.45831</text:p>
          </table:table-cell>
          <table:table-cell office:value-type="float" office:value="211.1895">
            <text:p>211.1895</text:p>
          </table:table-cell>
          <table:table-cell office:value-type="float" office:value="211.90248">
            <text:p>211.90248</text:p>
          </table:table-cell>
          <table:table-cell office:value-type="float" office:value="211.07552">
            <text:p>211.07552</text:p>
          </table:table-cell>
          <table:table-cell office:value-type="float" office:value="211.20293">
            <text:p>211.20293</text:p>
          </table:table-cell>
          <table:table-cell office:value-type="float" office:value="211.38309">
            <text:p>211.38309</text:p>
          </table:table-cell>
          <table:table-cell office:value-type="float" office:value="211.62108">
            <text:p>211.62108</text:p>
          </table:table-cell>
          <table:table-cell office:value-type="float" office:value="211.96313">
            <text:p>211.96313</text:p>
          </table:table-cell>
          <table:table-cell office:value-type="float" office:value="209.6973">
            <text:p>209.6973</text:p>
          </table:table-cell>
          <table:table-cell office:value-type="float" office:value="208.96574">
            <text:p>208.96574</text:p>
          </table:table-cell>
          <table:table-cell office:value-type="float" office:value="208.43935">
            <text:p>208.43935</text:p>
          </table:table-cell>
          <table:table-cell office:value-type="float" office:value="209.24454">
            <text:p>209.24454</text:p>
          </table:table-cell>
          <table:table-cell office:value-type="float" office:value="210.7112">
            <text:p>210.7112</text:p>
          </table:table-cell>
          <table:table-cell office:value-type="float" office:value="212.71465">
            <text:p>212.71465</text:p>
          </table:table-cell>
          <table:table-cell office:value-type="float" office:value="210.27074">
            <text:p>210.27074</text:p>
          </table:table-cell>
          <table:table-cell office:value-type="float" office:value="209.38054">
            <text:p>209.38054</text:p>
          </table:table-cell>
          <table:table-cell office:value-type="float" office:value="206.3602">
            <text:p>206.3602</text:p>
          </table:table-cell>
          <table:table-cell office:value-type="float" office:value="207.99326">
            <text:p>207.99326</text:p>
          </table:table-cell>
          <table:table-cell office:value-type="float" office:value="208.7687">
            <text:p>208.7687</text:p>
          </table:table-cell>
          <table:table-cell office:value-type="float" office:value="227.01202">
            <text:p>227.01202</text:p>
          </table:table-cell>
          <table:table-cell office:value-type="float" office:value="213.14178">
            <text:p>213.14178</text:p>
          </table:table-cell>
          <table:table-cell office:value-type="float" office:value="211.1973">
            <text:p>211.1973</text:p>
          </table:table-cell>
          <table:table-cell office:value-type="float" office:value="210.4454">
            <text:p>210.4454</text:p>
          </table:table-cell>
          <table:table-cell office:value-type="float" office:value="210.13072">
            <text:p>210.13072</text:p>
          </table:table-cell>
          <table:table-cell office:value-type="float" office:value="209.9895">
            <text:p>209.9895</text:p>
          </table:table-cell>
          <table:table-cell office:value-type="float" office:value="209.92311">
            <text:p>209.92311</text:p>
          </table:table-cell>
          <table:table-cell office:value-type="float" office:value="209.89116">
            <text:p>209.89116</text:p>
          </table:table-cell>
          <table:table-cell office:value-type="float" office:value="209.87598">
            <text:p>209.87598</text:p>
          </table:table-cell>
        </table:table-row>
        <table:table-row table:style-name="ro1">
          <table:table-cell office:value-type="string">
            <text:p>Lshoulder</text:p>
          </table:table-cell>
          <table:table-cell office:value-type="float" office:value="129.52394">
            <text:p>129.52394</text:p>
          </table:table-cell>
          <table:table-cell office:value-type="float" office:value="136.61035">
            <text:p>136.61035</text:p>
          </table:table-cell>
          <table:table-cell office:value-type="float" office:value="132.24403">
            <text:p>132.24403</text:p>
          </table:table-cell>
          <table:table-cell office:value-type="float" office:value="135.1198">
            <text:p>135.1198</text:p>
          </table:table-cell>
          <table:table-cell office:value-type="float" office:value="139.70135">
            <text:p>139.70135</text:p>
          </table:table-cell>
          <table:table-cell office:value-type="float" office:value="148.5779">
            <text:p>148.5779</text:p>
          </table:table-cell>
          <table:table-cell office:value-type="float" office:value="140.23924">
            <text:p>140.23924</text:p>
          </table:table-cell>
          <table:table-cell office:value-type="float" office:value="142.59216">
            <text:p>142.59216</text:p>
          </table:table-cell>
          <table:table-cell office:value-type="float" office:value="148.02353">
            <text:p>148.02353</text:p>
          </table:table-cell>
          <table:table-cell office:value-type="float" office:value="151.29028">
            <text:p>151.29028</text:p>
          </table:table-cell>
          <table:table-cell office:value-type="float" office:value="161.46365">
            <text:p>161.46365</text:p>
          </table:table-cell>
          <table:table-cell office:value-type="float" office:value="157.32787">
            <text:p>157.32787</text:p>
          </table:table-cell>
          <table:table-cell office:value-type="float" office:value="158.37971">
            <text:p>158.37971</text:p>
          </table:table-cell>
          <table:table-cell office:value-type="float" office:value="157.7981">
            <text:p>157.7981</text:p>
          </table:table-cell>
          <table:table-cell office:value-type="float" office:value="157.48314">
            <text:p>157.48314</text:p>
          </table:table-cell>
          <table:table-cell office:value-type="float" office:value="158.5833">
            <text:p>158.5833</text:p>
          </table:table-cell>
          <table:table-cell office:value-type="float" office:value="164.75821">
            <text:p>164.75821</text:p>
          </table:table-cell>
          <table:table-cell office:value-type="float" office:value="169.59282">
            <text:p>169.59282</text:p>
          </table:table-cell>
          <table:table-cell office:value-type="float" office:value="168.4023">
            <text:p>168.4023</text:p>
          </table:table-cell>
          <table:table-cell office:value-type="float" office:value="167.97777">
            <text:p>167.97777</text:p>
          </table:table-cell>
          <table:table-cell office:value-type="float" office:value="166.0734">
            <text:p>166.0734</text:p>
          </table:table-cell>
          <table:table-cell office:value-type="float" office:value="162.65007">
            <text:p>162.65007</text:p>
          </table:table-cell>
          <table:table-cell office:value-type="float" office:value="162.04475">
            <text:p>162.04475</text:p>
          </table:table-cell>
          <table:table-cell office:value-type="float" office:value="160.41193">
            <text:p>160.41193</text:p>
          </table:table-cell>
          <table:table-cell office:value-type="float" office:value="161.19228">
            <text:p>161.19228</text:p>
          </table:table-cell>
          <table:table-cell office:value-type="float" office:value="161.50706">
            <text:p>161.50706</text:p>
          </table:table-cell>
          <table:table-cell office:value-type="float" office:value="161.07504">
            <text:p>161.07504</text:p>
          </table:table-cell>
          <table:table-cell office:value-type="float" office:value="160.1659">
            <text:p>160.1659</text:p>
          </table:table-cell>
          <table:table-cell office:value-type="float" office:value="161.26495">
            <text:p>161.26495</text:p>
          </table:table-cell>
          <table:table-cell office:value-type="float" office:value="161.5598">
            <text:p>161.5598</text:p>
          </table:table-cell>
          <table:table-cell office:value-type="float" office:value="161.17995">
            <text:p>161.17995</text:p>
          </table:table-cell>
          <table:table-cell office:value-type="float" office:value="154.83374">
            <text:p>154.83374</text:p>
          </table:table-cell>
          <table:table-cell office:value-type="float" office:value="157.2823">
            <text:p>157.2823</text:p>
          </table:table-cell>
          <table:table-cell office:value-type="float" office:value="151.0816">
            <text:p>151.0816</text:p>
          </table:table-cell>
          <table:table-cell office:value-type="float" office:value="150.77902">
            <text:p>150.77902</text:p>
          </table:table-cell>
          <table:table-cell office:value-type="float" office:value="149.65945">
            <text:p>149.65945</text:p>
          </table:table-cell>
          <table:table-cell office:value-type="float" office:value="153.25435">
            <text:p>153.25435</text:p>
          </table:table-cell>
          <table:table-cell office:value-type="float" office:value="154.44382">
            <text:p>154.44382</text:p>
          </table:table-cell>
          <table:table-cell office:value-type="float" office:value="156.65892">
            <text:p>156.65892</text:p>
          </table:table-cell>
          <table:table-cell office:value-type="float" office:value="158.50237">
            <text:p>158.50237</text:p>
          </table:table-cell>
          <table:table-cell office:value-type="float" office:value="155.59398">
            <text:p>155.59398</text:p>
          </table:table-cell>
          <table:table-cell office:value-type="float" office:value="150.17685">
            <text:p>150.17685</text:p>
          </table:table-cell>
          <table:table-cell office:value-type="float" office:value="148.48515">
            <text:p>148.48515</text:p>
          </table:table-cell>
          <table:table-cell office:value-type="float" office:value="148.53616">
            <text:p>148.53616</text:p>
          </table:table-cell>
          <table:table-cell office:value-type="float" office:value="145.56047">
            <text:p>145.56047</text:p>
          </table:table-cell>
          <table:table-cell office:value-type="float" office:value="146.42267">
            <text:p>146.42267</text:p>
          </table:table-cell>
          <table:table-cell office:value-type="float" office:value="144.31052">
            <text:p>144.31052</text:p>
          </table:table-cell>
          <table:table-cell office:value-type="float" office:value="145.18547">
            <text:p>145.18547</text:p>
          </table:table-cell>
          <table:table-cell office:value-type="float" office:value="145.97014">
            <text:p>145.97014</text:p>
          </table:table-cell>
          <table:table-cell office:value-type="float" office:value="147.08199">
            <text:p>147.08199</text:p>
          </table:table-cell>
          <table:table-cell office:value-type="float" office:value="146.47731">
            <text:p>146.47731</text:p>
          </table:table-cell>
          <table:table-cell office:value-type="float" office:value="146.6981">
            <text:p>146.6981</text:p>
          </table:table-cell>
          <table:table-cell office:value-type="float" office:value="146.33957">
            <text:p>146.33957</text:p>
          </table:table-cell>
          <table:table-cell office:value-type="float" office:value="144.95361">
            <text:p>144.95361</text:p>
          </table:table-cell>
          <table:table-cell office:value-type="float" office:value="145.07495">
            <text:p>145.07495</text:p>
          </table:table-cell>
          <table:table-cell office:value-type="float" office:value="144.868">
            <text:p>144.868</text:p>
          </table:table-cell>
          <table:table-cell office:value-type="float" office:value="144.95021">
            <text:p>144.95021</text:p>
          </table:table-cell>
          <table:table-cell office:value-type="float" office:value="144.68147">
            <text:p>144.68147</text:p>
          </table:table-cell>
          <table:table-cell office:value-type="float" office:value="144.37418">
            <text:p>144.37418</text:p>
          </table:table-cell>
          <table:table-cell office:value-type="float" office:value="145.57011">
            <text:p>145.57011</text:p>
          </table:table-cell>
          <table:table-cell office:value-type="float" office:value="145.8182">
            <text:p>145.8182</text:p>
          </table:table-cell>
          <table:table-cell office:value-type="float" office:value="146.35341">
            <text:p>146.35341</text:p>
          </table:table-cell>
          <table:table-cell office:value-type="float" office:value="148.0672">
            <text:p>148.0672</text:p>
          </table:table-cell>
          <table:table-cell office:value-type="float" office:value="147.9286">
            <text:p>147.9286</text:p>
          </table:table-cell>
          <table:table-cell office:value-type="float" office:value="148.0413">
            <text:p>148.0413</text:p>
          </table:table-cell>
          <table:table-cell office:value-type="float" office:value="148.45976">
            <text:p>148.45976</text:p>
          </table:table-cell>
          <table:table-cell office:value-type="float" office:value="148.94637">
            <text:p>148.94637</text:p>
          </table:table-cell>
          <table:table-cell office:value-type="float" office:value="141.29852">
            <text:p>141.29852</text:p>
          </table:table-cell>
          <table:table-cell office:value-type="float" office:value="145.13885">
            <text:p>145.13885</text:p>
          </table:table-cell>
          <table:table-cell office:value-type="float" office:value="147.97156">
            <text:p>147.97156</text:p>
          </table:table-cell>
          <table:table-cell office:value-type="float" office:value="149.50879">
            <text:p>149.50879</text:p>
          </table:table-cell>
          <table:table-cell office:value-type="float" office:value="151.04597">
            <text:p>151.04597</text:p>
          </table:table-cell>
          <table:table-cell office:value-type="float" office:value="152.98639">
            <text:p>152.98639</text:p>
          </table:table-cell>
          <table:table-cell office:value-type="float" office:value="153.8105">
            <text:p>153.8105</text:p>
          </table:table-cell>
          <table:table-cell office:value-type="float" office:value="154.26791">
            <text:p>154.26791</text:p>
          </table:table-cell>
          <table:table-cell office:value-type="float" office:value="154.1821">
            <text:p>154.1821</text:p>
          </table:table-cell>
          <table:table-cell office:value-type="float" office:value="153.43872">
            <text:p>153.43872</text:p>
          </table:table-cell>
          <table:table-cell office:value-type="float" office:value="153.36018">
            <text:p>153.36018</text:p>
          </table:table-cell>
          <table:table-cell office:value-type="float" office:value="153.5765">
            <text:p>153.5765</text:p>
          </table:table-cell>
          <table:table-cell office:value-type="float" office:value="153.42145">
            <text:p>153.42145</text:p>
          </table:table-cell>
          <table:table-cell office:value-type="float" office:value="152.4601">
            <text:p>152.4601</text:p>
          </table:table-cell>
          <table:table-cell office:value-type="float" office:value="151.82834">
            <text:p>151.82834</text:p>
          </table:table-cell>
          <table:table-cell office:value-type="float" office:value="152.99214">
            <text:p>152.99214</text:p>
          </table:table-cell>
          <table:table-cell office:value-type="float" office:value="160.6653">
            <text:p>160.6653</text:p>
          </table:table-cell>
          <table:table-cell office:value-type="float" office:value="164.34431">
            <text:p>164.34431</text:p>
          </table:table-cell>
          <table:table-cell office:value-type="float" office:value="166.40894">
            <text:p>166.40894</text:p>
          </table:table-cell>
          <table:table-cell office:value-type="float" office:value="167.46051">
            <text:p>167.46051</text:p>
          </table:table-cell>
          <table:table-cell office:value-type="float" office:value="168.00664">
            <text:p>168.00664</text:p>
          </table:table-cell>
          <table:table-cell office:value-type="float" office:value="168.2918">
            <text:p>168.2918</text:p>
          </table:table-cell>
          <table:table-cell office:value-type="float" office:value="168.41782">
            <text:p>168.41782</text:p>
          </table:table-cell>
          <table:table-cell office:value-type="float" office:value="168.4865">
            <text:p>168.4865</text:p>
          </table:table-cell>
          <table:table-cell office:value-type="float" office:value="168.52278">
            <text:p>168.52278</text:p>
          </table:table-cell>
          <table:table-cell office:value-type="float" office:value="168.53288">
            <text:p>168.53288</text:p>
          </table:table-cell>
          <table:table-cell office:value-type="float" office:value="168.53719">
            <text:p>168.53719</text:p>
          </table:table-cell>
          <table:table-cell office:value-type="float" office:value="168.5657">
            <text:p>168.5657</text:p>
          </table:table-cell>
          <table:table-cell office:value-type="float" office:value="168.58055">
            <text:p>168.58055</text:p>
          </table:table-cell>
          <table:table-cell office:value-type="float" office:value="168.58685">
            <text:p>168.58685</text:p>
          </table:table-cell>
          <table:table-cell office:value-type="float" office:value="168.58524">
            <text:p>168.58524</text:p>
          </table:table-cell>
          <table:table-cell office:value-type="float" office:value="168.58331">
            <text:p>168.58331</text:p>
          </table:table-cell>
          <table:table-cell office:value-type="float" office:value="168.57208">
            <text:p>168.57208</text:p>
          </table:table-cell>
          <table:table-cell office:value-type="float" office:value="168.57896">
            <text:p>168.57896</text:p>
          </table:table-cell>
          <table:table-cell office:value-type="float" office:value="168.5657">
            <text:p>168.5657</text:p>
          </table:table-cell>
          <table:table-cell office:value-type="float" office:value="168.57413">
            <text:p>168.57413</text:p>
          </table:table-cell>
          <table:table-cell office:value-type="float" office:value="168.5807">
            <text:p>168.5807</text:p>
          </table:table-cell>
          <table:table-cell office:value-type="float" office:value="168.57884">
            <text:p>168.57884</text:p>
          </table:table-cell>
          <table:table-cell office:value-type="float" office:value="168.56654">
            <text:p>168.56654</text:p>
          </table:table-cell>
          <table:table-cell office:value-type="float" office:value="168.56989">
            <text:p>168.56989</text:p>
          </table:table-cell>
          <table:table-cell office:value-type="float" office:value="168.57788">
            <text:p>168.57788</text:p>
          </table:table-cell>
          <table:table-cell office:value-type="float" office:value="168.5666">
            <text:p>168.5666</text:p>
          </table:table-cell>
          <table:table-cell office:value-type="float" office:value="168.58075">
            <text:p>168.58075</text:p>
          </table:table-cell>
          <table:table-cell office:value-type="float" office:value="168.5872">
            <text:p>168.5872</text:p>
          </table:table-cell>
          <table:table-cell office:value-type="float" office:value="168.56113">
            <text:p>168.56113</text:p>
          </table:table-cell>
          <table:table-cell office:value-type="float" office:value="168.50319">
            <text:p>168.50319</text:p>
          </table:table-cell>
          <table:table-cell office:value-type="float" office:value="168.43243">
            <text:p>168.43243</text:p>
          </table:table-cell>
          <table:table-cell office:value-type="float" office:value="168.31886">
            <text:p>168.31886</text:p>
          </table:table-cell>
          <table:table-cell office:value-type="float" office:value="168.37836">
            <text:p>168.37836</text:p>
          </table:table-cell>
          <table:table-cell office:value-type="float" office:value="168.4612">
            <text:p>168.4612</text:p>
          </table:table-cell>
          <table:table-cell office:value-type="float" office:value="168.50862">
            <text:p>168.50862</text:p>
          </table:table-cell>
          <table:table-cell office:value-type="float" office:value="168.39674">
            <text:p>168.39674</text:p>
          </table:table-cell>
          <table:table-cell office:value-type="float" office:value="168.2438">
            <text:p>168.2438</text:p>
          </table:table-cell>
          <table:table-cell office:value-type="float" office:value="168.22935">
            <text:p>168.22935</text:p>
          </table:table-cell>
          <table:table-cell office:value-type="float" office:value="168.309">
            <text:p>168.309</text:p>
          </table:table-cell>
          <table:table-cell office:value-type="float" office:value="168.32713">
            <text:p>168.32713</text:p>
          </table:table-cell>
          <table:table-cell office:value-type="float" office:value="168.29073">
            <text:p>168.29073</text:p>
          </table:table-cell>
          <table:table-cell office:value-type="float" office:value="168.2783">
            <text:p>168.2783</text:p>
          </table:table-cell>
          <table:table-cell office:value-type="float" office:value="168.3794">
            <text:p>168.3794</text:p>
          </table:table-cell>
          <table:table-cell office:value-type="float" office:value="168.419">
            <text:p>168.419</text:p>
          </table:table-cell>
          <table:table-cell office:value-type="float" office:value="168.40515">
            <text:p>168.40515</text:p>
          </table:table-cell>
          <table:table-cell office:value-type="float" office:value="168.44922">
            <text:p>168.44922</text:p>
          </table:table-cell>
          <table:table-cell office:value-type="float" office:value="168.42912">
            <text:p>168.42912</text:p>
          </table:table-cell>
          <table:table-cell office:value-type="float" office:value="168.4576">
            <text:p>168.4576</text:p>
          </table:table-cell>
          <table:table-cell office:value-type="float" office:value="168.50352">
            <text:p>168.50352</text:p>
          </table:table-cell>
          <table:table-cell office:value-type="float" office:value="168.42937">
            <text:p>168.42937</text:p>
          </table:table-cell>
          <table:table-cell office:value-type="float" office:value="168.50096">
            <text:p>168.50096</text:p>
          </table:table-cell>
          <table:table-cell office:value-type="float" office:value="168.45648">
            <text:p>168.45648</text:p>
          </table:table-cell>
          <table:table-cell office:value-type="float" office:value="168.5233">
            <text:p>168.5233</text:p>
          </table:table-cell>
          <table:table-cell office:value-type="float" office:value="168.49786">
            <text:p>168.49786</text:p>
          </table:table-cell>
          <table:table-cell office:value-type="float" office:value="168.4506">
            <text:p>168.4506</text:p>
          </table:table-cell>
          <table:table-cell office:value-type="float" office:value="168.4848">
            <text:p>168.4848</text:p>
          </table:table-cell>
          <table:table-cell office:value-type="float" office:value="168.35797">
            <text:p>168.35797</text:p>
          </table:table-cell>
          <table:table-cell office:value-type="float" office:value="167.77248">
            <text:p>167.77248</text:p>
          </table:table-cell>
          <table:table-cell office:value-type="float" office:value="167.76471">
            <text:p>167.76471</text:p>
          </table:table-cell>
          <table:table-cell office:value-type="float" office:value="167.59404">
            <text:p>167.59404</text:p>
          </table:table-cell>
          <table:table-cell office:value-type="float" office:value="167.71574">
            <text:p>167.71574</text:p>
          </table:table-cell>
          <table:table-cell office:value-type="float" office:value="168.03557">
            <text:p>168.03557</text:p>
          </table:table-cell>
          <table:table-cell office:value-type="float" office:value="165.50679">
            <text:p>165.50679</text:p>
          </table:table-cell>
          <table:table-cell office:value-type="float" office:value="165.52419">
            <text:p>165.52419</text:p>
          </table:table-cell>
          <table:table-cell office:value-type="float" office:value="166.67244">
            <text:p>166.67244</text:p>
          </table:table-cell>
          <table:table-cell office:value-type="float" office:value="167.37556">
            <text:p>167.37556</text:p>
          </table:table-cell>
          <table:table-cell office:value-type="float" office:value="167.2134">
            <text:p>167.2134</text:p>
          </table:table-cell>
          <table:table-cell office:value-type="float" office:value="167.89594">
            <text:p>167.89594</text:p>
          </table:table-cell>
          <table:table-cell office:value-type="float" office:value="168.16779">
            <text:p>168.16779</text:p>
          </table:table-cell>
          <table:table-cell office:value-type="float" office:value="168.29672">
            <text:p>168.29672</text:p>
          </table:table-cell>
          <table:table-cell office:value-type="float" office:value="166.94638">
            <text:p>166.94638</text:p>
          </table:table-cell>
          <table:table-cell office:value-type="float" office:value="166.98904">
            <text:p>166.98904</text:p>
          </table:table-cell>
          <table:table-cell office:value-type="float" office:value="167.51817">
            <text:p>167.51817</text:p>
          </table:table-cell>
          <table:table-cell office:value-type="float" office:value="168.0189">
            <text:p>168.0189</text:p>
          </table:table-cell>
          <table:table-cell office:value-type="float" office:value="168.3079">
            <text:p>168.3079</text:p>
          </table:table-cell>
          <table:table-cell office:value-type="float" office:value="168.4315">
            <text:p>168.4315</text:p>
          </table:table-cell>
          <table:table-cell office:value-type="float" office:value="168.51141">
            <text:p>168.51141</text:p>
          </table:table-cell>
          <table:table-cell office:value-type="float" office:value="168.00792">
            <text:p>168.00792</text:p>
          </table:table-cell>
          <table:table-cell office:value-type="float" office:value="168.03812">
            <text:p>168.03812</text:p>
          </table:table-cell>
          <table:table-cell office:value-type="float" office:value="168.21175">
            <text:p>168.21175</text:p>
          </table:table-cell>
          <table:table-cell office:value-type="float" office:value="168.33276">
            <text:p>168.33276</text:p>
          </table:table-cell>
          <table:table-cell office:value-type="float" office:value="168.4269">
            <text:p>168.4269</text:p>
          </table:table-cell>
          <table:table-cell office:value-type="float" office:value="168.49403">
            <text:p>168.49403</text:p>
          </table:table-cell>
          <table:table-cell office:value-type="float" office:value="168.5279">
            <text:p>168.5279</text:p>
          </table:table-cell>
          <table:table-cell office:value-type="float" office:value="168.23326">
            <text:p>168.23326</text:p>
          </table:table-cell>
          <table:table-cell office:value-type="float" office:value="168.20657">
            <text:p>168.20657</text:p>
          </table:table-cell>
          <table:table-cell office:value-type="float" office:value="168.32896">
            <text:p>168.32896</text:p>
          </table:table-cell>
          <table:table-cell office:value-type="float" office:value="168.2787">
            <text:p>168.2787</text:p>
          </table:table-cell>
          <table:table-cell office:value-type="float" office:value="168.27278">
            <text:p>168.27278</text:p>
          </table:table-cell>
          <table:table-cell office:value-type="float" office:value="168.15782">
            <text:p>168.15782</text:p>
          </table:table-cell>
          <table:table-cell office:value-type="float" office:value="168.2492">
            <text:p>168.2492</text:p>
          </table:table-cell>
          <table:table-cell office:value-type="float" office:value="168.00186">
            <text:p>168.00186</text:p>
          </table:table-cell>
          <table:table-cell office:value-type="float" office:value="167.92235">
            <text:p>167.92235</text:p>
          </table:table-cell>
          <table:table-cell office:value-type="float" office:value="167.8339">
            <text:p>167.8339</text:p>
          </table:table-cell>
          <table:table-cell office:value-type="float" office:value="167.93822">
            <text:p>167.93822</text:p>
          </table:table-cell>
          <table:table-cell office:value-type="float" office:value="167.94774">
            <text:p>167.94774</text:p>
          </table:table-cell>
          <table:table-cell office:value-type="float" office:value="168.05821">
            <text:p>168.05821</text:p>
          </table:table-cell>
          <table:table-cell office:value-type="float" office:value="168.11993">
            <text:p>168.11993</text:p>
          </table:table-cell>
          <table:table-cell office:value-type="float" office:value="168.22672">
            <text:p>168.22672</text:p>
          </table:table-cell>
          <table:table-cell office:value-type="float" office:value="168.30135">
            <text:p>168.30135</text:p>
          </table:table-cell>
          <table:table-cell office:value-type="float" office:value="168.33307">
            <text:p>168.33307</text:p>
          </table:table-cell>
          <table:table-cell office:value-type="float" office:value="168.40305">
            <text:p>168.40305</text:p>
          </table:table-cell>
          <table:table-cell office:value-type="float" office:value="168.48676">
            <text:p>168.48676</text:p>
          </table:table-cell>
          <table:table-cell office:value-type="float" office:value="168.49727">
            <text:p>168.49727</text:p>
          </table:table-cell>
          <table:table-cell office:value-type="float" office:value="168.53174">
            <text:p>168.53174</text:p>
          </table:table-cell>
          <table:table-cell office:value-type="float" office:value="168.52893">
            <text:p>168.52893</text:p>
          </table:table-cell>
          <table:table-cell office:value-type="float" office:value="168.43048">
            <text:p>168.43048</text:p>
          </table:table-cell>
          <table:table-cell office:value-type="float" office:value="168.22787">
            <text:p>168.22787</text:p>
          </table:table-cell>
          <table:table-cell office:value-type="float" office:value="168.15079">
            <text:p>168.15079</text:p>
          </table:table-cell>
          <table:table-cell office:value-type="float" office:value="168.07246">
            <text:p>168.07246</text:p>
          </table:table-cell>
          <table:table-cell office:value-type="float" office:value="167.94876">
            <text:p>167.94876</text:p>
          </table:table-cell>
          <table:table-cell office:value-type="float" office:value="167.90002">
            <text:p>167.90002</text:p>
          </table:table-cell>
          <table:table-cell office:value-type="float" office:value="168.12714">
            <text:p>168.12714</text:p>
          </table:table-cell>
          <table:table-cell office:value-type="float" office:value="168.2215">
            <text:p>168.2215</text:p>
          </table:table-cell>
          <table:table-cell office:value-type="float" office:value="167.86224">
            <text:p>167.86224</text:p>
          </table:table-cell>
          <table:table-cell office:value-type="float" office:value="167.77272">
            <text:p>167.77272</text:p>
          </table:table-cell>
          <table:table-cell office:value-type="float" office:value="167.45705">
            <text:p>167.45705</text:p>
          </table:table-cell>
          <table:table-cell office:value-type="float" office:value="167.71687">
            <text:p>167.71687</text:p>
          </table:table-cell>
          <table:table-cell office:value-type="float" office:value="167.63008">
            <text:p>167.63008</text:p>
          </table:table-cell>
          <table:table-cell office:value-type="float" office:value="167.64432">
            <text:p>167.64432</text:p>
          </table:table-cell>
          <table:table-cell office:value-type="float" office:value="167.61987">
            <text:p>167.61987</text:p>
          </table:table-cell>
          <table:table-cell office:value-type="float" office:value="167.62462">
            <text:p>167.62462</text:p>
          </table:table-cell>
          <table:table-cell office:value-type="float" office:value="167.76231">
            <text:p>167.76231</text:p>
          </table:table-cell>
          <table:table-cell office:value-type="float" office:value="167.51955">
            <text:p>167.51955</text:p>
          </table:table-cell>
          <table:table-cell office:value-type="float" office:value="167.62138">
            <text:p>167.62138</text:p>
          </table:table-cell>
          <table:table-cell office:value-type="float" office:value="167.84558">
            <text:p>167.84558</text:p>
          </table:table-cell>
          <table:table-cell office:value-type="float" office:value="167.24574">
            <text:p>167.24574</text:p>
          </table:table-cell>
          <table:table-cell office:value-type="float" office:value="167.64713">
            <text:p>167.64713</text:p>
          </table:table-cell>
          <table:table-cell office:value-type="float" office:value="168.05193">
            <text:p>168.05193</text:p>
          </table:table-cell>
          <table:table-cell office:value-type="float" office:value="168.1607">
            <text:p>168.1607</text:p>
          </table:table-cell>
          <table:table-cell office:value-type="float" office:value="168.30826">
            <text:p>168.30826</text:p>
          </table:table-cell>
          <table:table-cell office:value-type="float" office:value="168.44164">
            <text:p>168.44164</text:p>
          </table:table-cell>
          <table:table-cell office:value-type="float" office:value="168.23465">
            <text:p>168.23465</text:p>
          </table:table-cell>
          <table:table-cell office:value-type="float" office:value="168.13652">
            <text:p>168.13652</text:p>
          </table:table-cell>
          <table:table-cell office:value-type="float" office:value="167.5282">
            <text:p>167.5282</text:p>
          </table:table-cell>
          <table:table-cell office:value-type="float" office:value="165.232">
            <text:p>165.232</text:p>
          </table:table-cell>
          <table:table-cell office:value-type="float" office:value="165.71982">
            <text:p>165.71982</text:p>
          </table:table-cell>
          <table:table-cell office:value-type="float" office:value="165.18916">
            <text:p>165.18916</text:p>
          </table:table-cell>
          <table:table-cell office:value-type="float" office:value="165.67499">
            <text:p>165.67499</text:p>
          </table:table-cell>
          <table:table-cell office:value-type="float" office:value="164.33038">
            <text:p>164.33038</text:p>
          </table:table-cell>
          <table:table-cell office:value-type="float" office:value="165.66699">
            <text:p>165.66699</text:p>
          </table:table-cell>
          <table:table-cell office:value-type="float" office:value="166.94365">
            <text:p>166.94365</text:p>
          </table:table-cell>
          <table:table-cell office:value-type="float" office:value="167.47668">
            <text:p>167.47668</text:p>
          </table:table-cell>
          <table:table-cell office:value-type="float" office:value="167.512">
            <text:p>167.512</text:p>
          </table:table-cell>
          <table:table-cell office:value-type="float" office:value="167.66968">
            <text:p>167.66968</text:p>
          </table:table-cell>
          <table:table-cell office:value-type="float" office:value="167.65717">
            <text:p>167.65717</text:p>
          </table:table-cell>
          <table:table-cell office:value-type="float" office:value="167.44878">
            <text:p>167.44878</text:p>
          </table:table-cell>
          <table:table-cell office:value-type="float" office:value="167.59462">
            <text:p>167.59462</text:p>
          </table:table-cell>
          <table:table-cell office:value-type="float" office:value="167.89677">
            <text:p>167.89677</text:p>
          </table:table-cell>
          <table:table-cell office:value-type="float" office:value="168.11061">
            <text:p>168.11061</text:p>
          </table:table-cell>
          <table:table-cell office:value-type="float" office:value="168.28511">
            <text:p>168.28511</text:p>
          </table:table-cell>
          <table:table-cell office:value-type="float" office:value="168.24405">
            <text:p>168.24405</text:p>
          </table:table-cell>
          <table:table-cell office:value-type="float" office:value="168.25049">
            <text:p>168.25049</text:p>
          </table:table-cell>
          <table:table-cell office:value-type="float" office:value="168.34575">
            <text:p>168.34575</text:p>
          </table:table-cell>
          <table:table-cell office:value-type="float" office:value="168.44124">
            <text:p>168.44124</text:p>
          </table:table-cell>
          <table:table-cell office:value-type="float" office:value="168.43486">
            <text:p>168.43486</text:p>
          </table:table-cell>
          <table:table-cell office:value-type="float" office:value="168.46404">
            <text:p>168.46404</text:p>
          </table:table-cell>
          <table:table-cell office:value-type="float" office:value="168.43607">
            <text:p>168.43607</text:p>
          </table:table-cell>
          <table:table-cell office:value-type="float" office:value="168.43224">
            <text:p>168.43224</text:p>
          </table:table-cell>
          <table:table-cell office:value-type="float" office:value="168.47115">
            <text:p>168.47115</text:p>
          </table:table-cell>
          <table:table-cell office:value-type="float" office:value="168.48116">
            <text:p>168.48116</text:p>
          </table:table-cell>
          <table:table-cell office:value-type="float" office:value="168.53249">
            <text:p>168.53249</text:p>
          </table:table-cell>
          <table:table-cell office:value-type="float" office:value="168.55817">
            <text:p>168.55817</text:p>
          </table:table-cell>
          <table:table-cell office:value-type="float" office:value="168.52225">
            <text:p>168.52225</text:p>
          </table:table-cell>
          <table:table-cell office:value-type="float" office:value="168.49185">
            <text:p>168.49185</text:p>
          </table:table-cell>
          <table:table-cell office:value-type="float" office:value="168.46637">
            <text:p>168.46637</text:p>
          </table:table-cell>
          <table:table-cell office:value-type="float" office:value="168.51076">
            <text:p>168.51076</text:p>
          </table:table-cell>
          <table:table-cell office:value-type="float" office:value="168.54497">
            <text:p>168.54497</text:p>
          </table:table-cell>
          <table:table-cell office:value-type="float" office:value="168.55403">
            <text:p>168.55403</text:p>
          </table:table-cell>
          <table:table-cell office:value-type="float" office:value="168.56454">
            <text:p>168.56454</text:p>
          </table:table-cell>
          <table:table-cell office:value-type="float" office:value="168.54242">
            <text:p>168.54242</text:p>
          </table:table-cell>
          <table:table-cell office:value-type="float" office:value="168.46004">
            <text:p>168.46004</text:p>
          </table:table-cell>
          <table:table-cell office:value-type="float" office:value="168.42435">
            <text:p>168.42435</text:p>
          </table:table-cell>
          <table:table-cell office:value-type="float" office:value="168.29996">
            <text:p>168.29996</text:p>
          </table:table-cell>
          <table:table-cell office:value-type="float" office:value="168.2981">
            <text:p>168.2981</text:p>
          </table:table-cell>
          <table:table-cell office:value-type="float" office:value="168.40381">
            <text:p>168.40381</text:p>
          </table:table-cell>
          <table:table-cell office:value-type="float" office:value="168.42274">
            <text:p>168.42274</text:p>
          </table:table-cell>
          <table:table-cell office:value-type="float" office:value="168.47446">
            <text:p>168.47446</text:p>
          </table:table-cell>
          <table:table-cell office:value-type="float" office:value="168.52007">
            <text:p>168.52007</text:p>
          </table:table-cell>
          <table:table-cell office:value-type="float" office:value="168.55397">
            <text:p>168.55397</text:p>
          </table:table-cell>
          <table:table-cell office:value-type="float" office:value="168.57008">
            <text:p>168.57008</text:p>
          </table:table-cell>
          <table:table-cell office:value-type="float" office:value="168.583">
            <text:p>168.583</text:p>
          </table:table-cell>
          <table:table-cell office:value-type="float" office:value="168.58994">
            <text:p>168.58994</text:p>
          </table:table-cell>
          <table:table-cell office:value-type="float" office:value="168.59352">
            <text:p>168.59352</text:p>
          </table:table-cell>
          <table:table-cell office:value-type="float" office:value="168.59428">
            <text:p>168.59428</text:p>
          </table:table-cell>
          <table:table-cell office:value-type="float" office:value="168.5939">
            <text:p>168.5939</text:p>
          </table:table-cell>
          <table:table-cell office:value-type="float" office:value="168.59541">
            <text:p>168.59541</text:p>
          </table:table-cell>
          <table:table-cell office:value-type="float" office:value="168.57735">
            <text:p>168.57735</text:p>
          </table:table-cell>
          <table:table-cell office:value-type="float" office:value="168.57443">
            <text:p>168.57443</text:p>
          </table:table-cell>
          <table:table-cell office:value-type="float" office:value="168.58481">
            <text:p>168.58481</text:p>
          </table:table-cell>
          <table:table-cell office:value-type="float" office:value="168.58733">
            <text:p>168.58733</text:p>
          </table:table-cell>
          <table:table-cell office:value-type="float" office:value="168.57687">
            <text:p>168.57687</text:p>
          </table:table-cell>
          <table:table-cell office:value-type="float" office:value="168.56868">
            <text:p>168.56868</text:p>
          </table:table-cell>
          <table:table-cell office:value-type="float" office:value="168.57062">
            <text:p>168.57062</text:p>
          </table:table-cell>
          <table:table-cell office:value-type="float" office:value="168.55835">
            <text:p>168.55835</text:p>
          </table:table-cell>
          <table:table-cell office:value-type="float" office:value="168.55344">
            <text:p>168.55344</text:p>
          </table:table-cell>
          <table:table-cell office:value-type="float" office:value="168.5222">
            <text:p>168.5222</text:p>
          </table:table-cell>
          <table:table-cell office:value-type="float" office:value="168.51086">
            <text:p>168.51086</text:p>
          </table:table-cell>
          <table:table-cell office:value-type="float" office:value="168.50922">
            <text:p>168.50922</text:p>
          </table:table-cell>
          <table:table-cell office:value-type="float" office:value="168.55005">
            <text:p>168.55005</text:p>
          </table:table-cell>
          <table:table-cell office:value-type="float" office:value="168.55461">
            <text:p>168.55461</text:p>
          </table:table-cell>
          <table:table-cell office:value-type="float" office:value="168.56015">
            <text:p>168.56015</text:p>
          </table:table-cell>
          <table:table-cell office:value-type="float" office:value="168.56981">
            <text:p>168.56981</text:p>
          </table:table-cell>
          <table:table-cell office:value-type="float" office:value="168.57948">
            <text:p>168.57948</text:p>
          </table:table-cell>
          <table:table-cell office:value-type="float" office:value="168.57928">
            <text:p>168.57928</text:p>
          </table:table-cell>
          <table:table-cell office:value-type="float" office:value="168.57855">
            <text:p>168.57855</text:p>
          </table:table-cell>
          <table:table-cell office:value-type="float" office:value="168.57472">
            <text:p>168.57472</text:p>
          </table:table-cell>
          <table:table-cell office:value-type="float" office:value="168.58575">
            <text:p>168.58575</text:p>
          </table:table-cell>
          <table:table-cell office:value-type="float" office:value="168.58955">
            <text:p>168.58955</text:p>
          </table:table-cell>
          <table:table-cell office:value-type="float" office:value="168.53722">
            <text:p>168.53722</text:p>
          </table:table-cell>
          <table:table-cell office:value-type="float" office:value="168.56517">
            <text:p>168.56517</text:p>
          </table:table-cell>
          <table:table-cell office:value-type="float" office:value="168.56546">
            <text:p>168.56546</text:p>
          </table:table-cell>
          <table:table-cell office:value-type="float" office:value="168.55632">
            <text:p>168.55632</text:p>
          </table:table-cell>
          <table:table-cell office:value-type="float" office:value="168.57231">
            <text:p>168.57231</text:p>
          </table:table-cell>
          <table:table-cell office:value-type="float" office:value="168.58284">
            <text:p>168.58284</text:p>
          </table:table-cell>
          <table:table-cell office:value-type="float" office:value="168.58038">
            <text:p>168.58038</text:p>
          </table:table-cell>
          <table:table-cell office:value-type="float" office:value="168.57947">
            <text:p>168.57947</text:p>
          </table:table-cell>
          <table:table-cell office:value-type="float" office:value="168.57376">
            <text:p>168.57376</text:p>
          </table:table-cell>
          <table:table-cell office:value-type="float" office:value="168.57172">
            <text:p>168.57172</text:p>
          </table:table-cell>
          <table:table-cell office:value-type="float" office:value="168.53291">
            <text:p>168.53291</text:p>
          </table:table-cell>
          <table:table-cell office:value-type="float" office:value="168.50815">
            <text:p>168.50815</text:p>
          </table:table-cell>
          <table:table-cell office:value-type="float" office:value="168.47934">
            <text:p>168.47934</text:p>
          </table:table-cell>
          <table:table-cell office:value-type="float" office:value="168.44952">
            <text:p>168.44952</text:p>
          </table:table-cell>
          <table:table-cell office:value-type="float" office:value="168.40887">
            <text:p>168.40887</text:p>
          </table:table-cell>
          <table:table-cell office:value-type="float" office:value="168.44008">
            <text:p>168.44008</text:p>
          </table:table-cell>
          <table:table-cell office:value-type="float" office:value="168.48305">
            <text:p>168.48305</text:p>
          </table:table-cell>
          <table:table-cell office:value-type="float" office:value="168.50992">
            <text:p>168.50992</text:p>
          </table:table-cell>
          <table:table-cell office:value-type="float" office:value="168.54109">
            <text:p>168.54109</text:p>
          </table:table-cell>
          <table:table-cell office:value-type="float" office:value="168.5506">
            <text:p>168.5506</text:p>
          </table:table-cell>
          <table:table-cell office:value-type="float" office:value="168.4987">
            <text:p>168.4987</text:p>
          </table:table-cell>
          <table:table-cell office:value-type="float" office:value="168.51201">
            <text:p>168.51201</text:p>
          </table:table-cell>
          <table:table-cell office:value-type="float" office:value="168.42033">
            <text:p>168.42033</text:p>
          </table:table-cell>
          <table:table-cell office:value-type="float" office:value="168.41917">
            <text:p>168.41917</text:p>
          </table:table-cell>
          <table:table-cell office:value-type="float" office:value="168.31792">
            <text:p>168.31792</text:p>
          </table:table-cell>
          <table:table-cell office:value-type="float" office:value="168.4315">
            <text:p>168.4315</text:p>
          </table:table-cell>
          <table:table-cell office:value-type="float" office:value="168.49094">
            <text:p>168.49094</text:p>
          </table:table-cell>
          <table:table-cell office:value-type="float" office:value="168.45052">
            <text:p>168.45052</text:p>
          </table:table-cell>
          <table:table-cell office:value-type="float" office:value="168.48514">
            <text:p>168.48514</text:p>
          </table:table-cell>
          <table:table-cell office:value-type="float" office:value="168.50856">
            <text:p>168.50856</text:p>
          </table:table-cell>
          <table:table-cell office:value-type="float" office:value="168.4588">
            <text:p>168.4588</text:p>
          </table:table-cell>
          <table:table-cell office:value-type="float" office:value="168.4061">
            <text:p>168.4061</text:p>
          </table:table-cell>
          <table:table-cell office:value-type="float" office:value="168.44272">
            <text:p>168.44272</text:p>
          </table:table-cell>
          <table:table-cell office:value-type="float" office:value="168.43289">
            <text:p>168.43289</text:p>
          </table:table-cell>
          <table:table-cell office:value-type="float" office:value="168.40508">
            <text:p>168.40508</text:p>
          </table:table-cell>
          <table:table-cell office:value-type="float" office:value="167.42944">
            <text:p>167.42944</text:p>
          </table:table-cell>
          <table:table-cell office:value-type="float" office:value="167.68257">
            <text:p>167.68257</text:p>
          </table:table-cell>
          <table:table-cell office:value-type="float" office:value="167.99895">
            <text:p>167.99895</text:p>
          </table:table-cell>
          <table:table-cell office:value-type="float" office:value="168.2048">
            <text:p>168.2048</text:p>
          </table:table-cell>
          <table:table-cell office:value-type="float" office:value="168.31975">
            <text:p>168.31975</text:p>
          </table:table-cell>
          <table:table-cell office:value-type="float" office:value="168.38046">
            <text:p>168.38046</text:p>
          </table:table-cell>
          <table:table-cell office:value-type="float" office:value="168.41216">
            <text:p>168.41216</text:p>
          </table:table-cell>
        </table:table-row>
        <table:table-row table:style-name="ro1">
          <table:table-cell office:value-type="string">
            <text:p>Larm</text:p>
          </table:table-cell>
          <table:table-cell office:value-type="float" office:value="279.0633">
            <text:p>279.0633</text:p>
          </table:table-cell>
          <table:table-cell office:value-type="float" office:value="249.64856">
            <text:p>249.64856</text:p>
          </table:table-cell>
          <table:table-cell office:value-type="float" office:value="248.59784">
            <text:p>248.59784</text:p>
          </table:table-cell>
          <table:table-cell office:value-type="float" office:value="246.0374">
            <text:p>246.0374</text:p>
          </table:table-cell>
          <table:table-cell office:value-type="float" office:value="246.78445">
            <text:p>246.78445</text:p>
          </table:table-cell>
          <table:table-cell office:value-type="float" office:value="252.22974">
            <text:p>252.22974</text:p>
          </table:table-cell>
          <table:table-cell office:value-type="float" office:value="255.701">
            <text:p>255.701</text:p>
          </table:table-cell>
          <table:table-cell office:value-type="float" office:value="252.02881">
            <text:p>252.02881</text:p>
          </table:table-cell>
          <table:table-cell office:value-type="float" office:value="257.40433">
            <text:p>257.40433</text:p>
          </table:table-cell>
          <table:table-cell office:value-type="float" office:value="259.97015">
            <text:p>259.97015</text:p>
          </table:table-cell>
          <table:table-cell office:value-type="float" office:value="259.51477">
            <text:p>259.51477</text:p>
          </table:table-cell>
          <table:table-cell office:value-type="float" office:value="267.65424">
            <text:p>267.65424</text:p>
          </table:table-cell>
          <table:table-cell office:value-type="float" office:value="262.06628">
            <text:p>262.06628</text:p>
          </table:table-cell>
          <table:table-cell office:value-type="float" office:value="261.29498">
            <text:p>261.29498</text:p>
          </table:table-cell>
          <table:table-cell office:value-type="float" office:value="265.38678">
            <text:p>265.38678</text:p>
          </table:table-cell>
          <table:table-cell office:value-type="float" office:value="270.03812">
            <text:p>270.03812</text:p>
          </table:table-cell>
          <table:table-cell office:value-type="float" office:value="272.23965">
            <text:p>272.23965</text:p>
          </table:table-cell>
          <table:table-cell office:value-type="float" office:value="265.87045">
            <text:p>265.87045</text:p>
          </table:table-cell>
          <table:table-cell office:value-type="float" office:value="262.89294">
            <text:p>262.89294</text:p>
          </table:table-cell>
          <table:table-cell office:value-type="float" office:value="264.43668">
            <text:p>264.43668</text:p>
          </table:table-cell>
          <table:table-cell office:value-type="float" office:value="268.48087">
            <text:p>268.48087</text:p>
          </table:table-cell>
          <table:table-cell office:value-type="float" office:value="267.72894">
            <text:p>267.72894</text:p>
          </table:table-cell>
          <table:table-cell office:value-type="float" office:value="259.29205">
            <text:p>259.29205</text:p>
          </table:table-cell>
          <table:table-cell office:value-type="float" office:value="266.07016">
            <text:p>266.07016</text:p>
          </table:table-cell>
          <table:table-cell office:value-type="float" office:value="259.97504">
            <text:p>259.97504</text:p>
          </table:table-cell>
          <table:table-cell office:value-type="float" office:value="256.93726">
            <text:p>256.93726</text:p>
          </table:table-cell>
          <table:table-cell office:value-type="float" office:value="255.69456">
            <text:p>255.69456</text:p>
          </table:table-cell>
          <table:table-cell office:value-type="float" office:value="259.699">
            <text:p>259.699</text:p>
          </table:table-cell>
          <table:table-cell office:value-type="float" office:value="256.44382">
            <text:p>256.44382</text:p>
          </table:table-cell>
          <table:table-cell office:value-type="float" office:value="255.94594">
            <text:p>255.94594</text:p>
          </table:table-cell>
          <table:table-cell office:value-type="float" office:value="256.56012">
            <text:p>256.56012</text:p>
          </table:table-cell>
          <table:table-cell office:value-type="float" office:value="254.05902">
            <text:p>254.05902</text:p>
          </table:table-cell>
          <table:table-cell office:value-type="float" office:value="261.36935">
            <text:p>261.36935</text:p>
          </table:table-cell>
          <table:table-cell office:value-type="float" office:value="247.57861">
            <text:p>247.57861</text:p>
          </table:table-cell>
          <table:table-cell office:value-type="float" office:value="238.73688">
            <text:p>238.73688</text:p>
          </table:table-cell>
          <table:table-cell office:value-type="float" office:value="238.05876">
            <text:p>238.05876</text:p>
          </table:table-cell>
          <table:table-cell office:value-type="float" office:value="245.1073">
            <text:p>245.1073</text:p>
          </table:table-cell>
          <table:table-cell office:value-type="float" office:value="244.65407">
            <text:p>244.65407</text:p>
          </table:table-cell>
          <table:table-cell office:value-type="float" office:value="249.02643">
            <text:p>249.02643</text:p>
          </table:table-cell>
          <table:table-cell office:value-type="float" office:value="250.80496">
            <text:p>250.80496</text:p>
          </table:table-cell>
          <table:table-cell office:value-type="float" office:value="245.73062">
            <text:p>245.73062</text:p>
          </table:table-cell>
          <table:table-cell office:value-type="float" office:value="242.81076">
            <text:p>242.81076</text:p>
          </table:table-cell>
          <table:table-cell office:value-type="float" office:value="239.52075">
            <text:p>239.52075</text:p>
          </table:table-cell>
          <table:table-cell office:value-type="float" office:value="246.82817">
            <text:p>246.82817</text:p>
          </table:table-cell>
          <table:table-cell office:value-type="float" office:value="237.7179">
            <text:p>237.7179</text:p>
          </table:table-cell>
          <table:table-cell office:value-type="float" office:value="256.69092">
            <text:p>256.69092</text:p>
          </table:table-cell>
          <table:table-cell office:value-type="float" office:value="265.62524">
            <text:p>265.62524</text:p>
          </table:table-cell>
          <table:table-cell office:value-type="float" office:value="259.18686">
            <text:p>259.18686</text:p>
          </table:table-cell>
          <table:table-cell office:value-type="float" office:value="256.0734">
            <text:p>256.0734</text:p>
          </table:table-cell>
          <table:table-cell office:value-type="float" office:value="249.24403">
            <text:p>249.24403</text:p>
          </table:table-cell>
          <table:table-cell office:value-type="float" office:value="259.28497">
            <text:p>259.28497</text:p>
          </table:table-cell>
          <table:table-cell office:value-type="float" office:value="254.06425">
            <text:p>254.06425</text:p>
          </table:table-cell>
          <table:table-cell office:value-type="float" office:value="251.1139">
            <text:p>251.1139</text:p>
          </table:table-cell>
          <table:table-cell office:value-type="float" office:value="248.66763">
            <text:p>248.66763</text:p>
          </table:table-cell>
          <table:table-cell office:value-type="float" office:value="248.56493">
            <text:p>248.56493</text:p>
          </table:table-cell>
          <table:table-cell office:value-type="float" office:value="247.26515">
            <text:p>247.26515</text:p>
          </table:table-cell>
          <table:table-cell office:value-type="float" office:value="248.66605">
            <text:p>248.66605</text:p>
          </table:table-cell>
          <table:table-cell office:value-type="float" office:value="249.29126">
            <text:p>249.29126</text:p>
          </table:table-cell>
          <table:table-cell office:value-type="float" office:value="244.74272">
            <text:p>244.74272</text:p>
          </table:table-cell>
          <table:table-cell office:value-type="float" office:value="249.1137">
            <text:p>249.1137</text:p>
          </table:table-cell>
          <table:table-cell office:value-type="float" office:value="260.22034">
            <text:p>260.22034</text:p>
          </table:table-cell>
          <table:table-cell office:value-type="float" office:value="256.29242">
            <text:p>256.29242</text:p>
          </table:table-cell>
          <table:table-cell office:value-type="float" office:value="256.45218">
            <text:p>256.45218</text:p>
          </table:table-cell>
          <table:table-cell office:value-type="float" office:value="261.66684">
            <text:p>261.66684</text:p>
          </table:table-cell>
          <table:table-cell office:value-type="float" office:value="252.03333">
            <text:p>252.03333</text:p>
          </table:table-cell>
          <table:table-cell office:value-type="float" office:value="251.14612">
            <text:p>251.14612</text:p>
          </table:table-cell>
          <table:table-cell office:value-type="float" office:value="244.3687">
            <text:p>244.3687</text:p>
          </table:table-cell>
          <table:table-cell office:value-type="float" office:value="256.34482">
            <text:p>256.34482</text:p>
          </table:table-cell>
          <table:table-cell office:value-type="float" office:value="247.33813">
            <text:p>247.33813</text:p>
          </table:table-cell>
          <table:table-cell office:value-type="float" office:value="252.57878">
            <text:p>252.57878</text:p>
          </table:table-cell>
          <table:table-cell office:value-type="float" office:value="254.83983">
            <text:p>254.83983</text:p>
          </table:table-cell>
          <table:table-cell office:value-type="float" office:value="257.55185">
            <text:p>257.55185</text:p>
          </table:table-cell>
          <table:table-cell office:value-type="float" office:value="257.69733">
            <text:p>257.69733</text:p>
          </table:table-cell>
          <table:table-cell office:value-type="float" office:value="254.96175">
            <text:p>254.96175</text:p>
          </table:table-cell>
          <table:table-cell office:value-type="float" office:value="250.2305">
            <text:p>250.2305</text:p>
          </table:table-cell>
          <table:table-cell office:value-type="float" office:value="250.088">
            <text:p>250.088</text:p>
          </table:table-cell>
          <table:table-cell office:value-type="float" office:value="249.12636">
            <text:p>249.12636</text:p>
          </table:table-cell>
          <table:table-cell office:value-type="float" office:value="251.79794">
            <text:p>251.79794</text:p>
          </table:table-cell>
          <table:table-cell office:value-type="float" office:value="255.05078">
            <text:p>255.05078</text:p>
          </table:table-cell>
          <table:table-cell office:value-type="float" office:value="256.3316">
            <text:p>256.3316</text:p>
          </table:table-cell>
          <table:table-cell office:value-type="float" office:value="257.80136">
            <text:p>257.80136</text:p>
          </table:table-cell>
          <table:table-cell office:value-type="float" office:value="261.65054">
            <text:p>261.65054</text:p>
          </table:table-cell>
          <table:table-cell office:value-type="float" office:value="259.75208">
            <text:p>259.75208</text:p>
          </table:table-cell>
          <table:table-cell office:value-type="float" office:value="304.49323">
            <text:p>304.49323</text:p>
          </table:table-cell>
          <table:table-cell office:value-type="float" office:value="318.58545">
            <text:p>318.58545</text:p>
          </table:table-cell>
          <table:table-cell office:value-type="float" office:value="320.83524">
            <text:p>320.83524</text:p>
          </table:table-cell>
          <table:table-cell office:value-type="float" office:value="318.84372">
            <text:p>318.84372</text:p>
          </table:table-cell>
          <table:table-cell office:value-type="float" office:value="316.42197">
            <text:p>316.42197</text:p>
          </table:table-cell>
          <table:table-cell office:value-type="float" office:value="310.85043">
            <text:p>310.85043</text:p>
          </table:table-cell>
          <table:table-cell office:value-type="float" office:value="308.82828">
            <text:p>308.82828</text:p>
          </table:table-cell>
          <table:table-cell office:value-type="float" office:value="306.52878">
            <text:p>306.52878</text:p>
          </table:table-cell>
          <table:table-cell office:value-type="float" office:value="305.92947">
            <text:p>305.92947</text:p>
          </table:table-cell>
          <table:table-cell office:value-type="float" office:value="306.5677">
            <text:p>306.5677</text:p>
          </table:table-cell>
          <table:table-cell office:value-type="float" office:value="300.6879">
            <text:p>300.6879</text:p>
          </table:table-cell>
          <table:table-cell office:value-type="float" office:value="296.55835">
            <text:p>296.55835</text:p>
          </table:table-cell>
          <table:table-cell office:value-type="float" office:value="291.54425">
            <text:p>291.54425</text:p>
          </table:table-cell>
          <table:table-cell office:value-type="float" office:value="293.0902">
            <text:p>293.0902</text:p>
          </table:table-cell>
          <table:table-cell office:value-type="float" office:value="294.4787">
            <text:p>294.4787</text:p>
          </table:table-cell>
          <table:table-cell office:value-type="float" office:value="295.3001">
            <text:p>295.3001</text:p>
          </table:table-cell>
          <table:table-cell office:value-type="float" office:value="292.09555">
            <text:p>292.09555</text:p>
          </table:table-cell>
          <table:table-cell office:value-type="float" office:value="288.17377">
            <text:p>288.17377</text:p>
          </table:table-cell>
          <table:table-cell office:value-type="float" office:value="287.9615">
            <text:p>287.9615</text:p>
          </table:table-cell>
          <table:table-cell office:value-type="float" office:value="290.7991">
            <text:p>290.7991</text:p>
          </table:table-cell>
          <table:table-cell office:value-type="float" office:value="286.43173">
            <text:p>286.43173</text:p>
          </table:table-cell>
          <table:table-cell office:value-type="float" office:value="281.28387">
            <text:p>281.28387</text:p>
          </table:table-cell>
          <table:table-cell office:value-type="float" office:value="274.10904">
            <text:p>274.10904</text:p>
          </table:table-cell>
          <table:table-cell office:value-type="float" office:value="269.737">
            <text:p>269.737</text:p>
          </table:table-cell>
          <table:table-cell office:value-type="float" office:value="272.31503">
            <text:p>272.31503</text:p>
          </table:table-cell>
          <table:table-cell office:value-type="float" office:value="273.93536">
            <text:p>273.93536</text:p>
          </table:table-cell>
          <table:table-cell office:value-type="float" office:value="276.00223">
            <text:p>276.00223</text:p>
          </table:table-cell>
          <table:table-cell office:value-type="float" office:value="276.75433">
            <text:p>276.75433</text:p>
          </table:table-cell>
          <table:table-cell office:value-type="float" office:value="280.0862">
            <text:p>280.0862</text:p>
          </table:table-cell>
          <table:table-cell office:value-type="float" office:value="275.30078">
            <text:p>275.30078</text:p>
          </table:table-cell>
          <table:table-cell office:value-type="float" office:value="273.77112">
            <text:p>273.77112</text:p>
          </table:table-cell>
          <table:table-cell office:value-type="float" office:value="273.5408">
            <text:p>273.5408</text:p>
          </table:table-cell>
          <table:table-cell office:value-type="float" office:value="271.65817">
            <text:p>271.65817</text:p>
          </table:table-cell>
          <table:table-cell office:value-type="float" office:value="278.96127">
            <text:p>278.96127</text:p>
          </table:table-cell>
          <table:table-cell office:value-type="float" office:value="284.71024">
            <text:p>284.71024</text:p>
          </table:table-cell>
          <table:table-cell office:value-type="float" office:value="292.4419">
            <text:p>292.4419</text:p>
          </table:table-cell>
          <table:table-cell office:value-type="float" office:value="293.09515">
            <text:p>293.09515</text:p>
          </table:table-cell>
          <table:table-cell office:value-type="float" office:value="293.75848">
            <text:p>293.75848</text:p>
          </table:table-cell>
          <table:table-cell office:value-type="float" office:value="293.56296">
            <text:p>293.56296</text:p>
          </table:table-cell>
          <table:table-cell office:value-type="float" office:value="296.05063">
            <text:p>296.05063</text:p>
          </table:table-cell>
          <table:table-cell office:value-type="float" office:value="298.0462">
            <text:p>298.0462</text:p>
          </table:table-cell>
          <table:table-cell office:value-type="float" office:value="302.42548">
            <text:p>302.42548</text:p>
          </table:table-cell>
          <table:table-cell office:value-type="float" office:value="298.00186">
            <text:p>298.00186</text:p>
          </table:table-cell>
          <table:table-cell office:value-type="float" office:value="308.0393">
            <text:p>308.0393</text:p>
          </table:table-cell>
          <table:table-cell office:value-type="float" office:value="314.1562">
            <text:p>314.1562</text:p>
          </table:table-cell>
          <table:table-cell office:value-type="float" office:value="309.49243">
            <text:p>309.49243</text:p>
          </table:table-cell>
          <table:table-cell office:value-type="float" office:value="303.59137">
            <text:p>303.59137</text:p>
          </table:table-cell>
          <table:table-cell office:value-type="float" office:value="307.22382">
            <text:p>307.22382</text:p>
          </table:table-cell>
          <table:table-cell office:value-type="float" office:value="310.34195">
            <text:p>310.34195</text:p>
          </table:table-cell>
          <table:table-cell office:value-type="float" office:value="312.06833">
            <text:p>312.06833</text:p>
          </table:table-cell>
          <table:table-cell office:value-type="float" office:value="326.12292">
            <text:p>326.12292</text:p>
          </table:table-cell>
          <table:table-cell office:value-type="float" office:value="314.5224">
            <text:p>314.5224</text:p>
          </table:table-cell>
          <table:table-cell office:value-type="float" office:value="325.1262">
            <text:p>325.1262</text:p>
          </table:table-cell>
          <table:table-cell office:value-type="float" office:value="325.30145">
            <text:p>325.30145</text:p>
          </table:table-cell>
          <table:table-cell office:value-type="float" office:value="322.9449">
            <text:p>322.9449</text:p>
          </table:table-cell>
          <table:table-cell office:value-type="float" office:value="328.5027">
            <text:p>328.5027</text:p>
          </table:table-cell>
          <table:table-cell office:value-type="float" office:value="346.15427">
            <text:p>346.15427</text:p>
          </table:table-cell>
          <table:table-cell office:value-type="float" office:value="359.7411">
            <text:p>359.7411</text:p>
          </table:table-cell>
          <table:table-cell office:value-type="float" office:value="362.68">
            <text:p>362.68</text:p>
          </table:table-cell>
          <table:table-cell office:value-type="float" office:value="377.1901">
            <text:p>377.1901</text:p>
          </table:table-cell>
          <table:table-cell office:value-type="float" office:value="281.50607">
            <text:p>281.50607</text:p>
          </table:table-cell>
          <table:table-cell table:number-columns-repeated="2" office:value-type="float" office:value="281.50604">
            <text:p>281.50604</text:p>
          </table:table-cell>
          <table:table-cell office:value-type="float" office:value="281.50613">
            <text:p>281.50613</text:p>
          </table:table-cell>
          <table:table-cell office:value-type="float" office:value="281.506">
            <text:p>281.506</text:p>
          </table:table-cell>
          <table:table-cell office:value-type="float" office:value="281.50607">
            <text:p>281.50607</text:p>
          </table:table-cell>
          <table:table-cell office:value-type="float" office:value="281.5061">
            <text:p>281.5061</text:p>
          </table:table-cell>
          <table:table-cell office:value-type="float" office:value="281.50613">
            <text:p>281.50613</text:p>
          </table:table-cell>
          <table:table-cell table:number-columns-repeated="5" office:value-type="float" office:value="281.5061">
            <text:p>281.5061</text:p>
          </table:table-cell>
          <table:table-cell office:value-type="float" office:value="281.50613">
            <text:p>281.50613</text:p>
          </table:table-cell>
          <table:table-cell table:number-columns-repeated="3"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table:number-columns-repeated="2" office:value-type="float" office:value="281.506">
            <text:p>281.506</text:p>
          </table:table-cell>
          <table:table-cell table:number-columns-repeated="2" office:value-type="float" office:value="281.50598">
            <text:p>281.50598</text:p>
          </table:table-cell>
          <table:table-cell office:value-type="float" office:value="281.506">
            <text:p>281.506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  <table:table-cell office:value-type="float" office:value="281.50613">
            <text:p>281.50613</text:p>
          </table:table-cell>
          <table:table-cell office:value-type="float" office:value="313.168">
            <text:p>313.168</text:p>
          </table:table-cell>
          <table:table-cell office:value-type="float" office:value="295.63144">
            <text:p>295.63144</text:p>
          </table:table-cell>
          <table:table-cell office:value-type="float" office:value="277.99753">
            <text:p>277.99753</text:p>
          </table:table-cell>
          <table:table-cell office:value-type="float" office:value="273.11496">
            <text:p>273.11496</text:p>
          </table:table-cell>
          <table:table-cell office:value-type="float" office:value="264.82565">
            <text:p>264.82565</text:p>
          </table:table-cell>
          <table:table-cell office:value-type="float" office:value="262.78268">
            <text:p>262.78268</text:p>
          </table:table-cell>
          <table:table-cell office:value-type="float" office:value="270.42004">
            <text:p>270.42004</text:p>
          </table:table-cell>
          <table:table-cell office:value-type="float" office:value="266.8988">
            <text:p>266.8988</text:p>
          </table:table-cell>
          <table:table-cell office:value-type="float" office:value="270.0954">
            <text:p>270.0954</text:p>
          </table:table-cell>
          <table:table-cell office:value-type="float" office:value="267.7392">
            <text:p>267.7392</text:p>
          </table:table-cell>
          <table:table-cell office:value-type="float" office:value="261.22772">
            <text:p>261.22772</text:p>
          </table:table-cell>
          <table:table-cell office:value-type="float" office:value="259.69034">
            <text:p>259.69034</text:p>
          </table:table-cell>
          <table:table-cell office:value-type="float" office:value="264.73682">
            <text:p>264.73682</text:p>
          </table:table-cell>
          <table:table-cell office:value-type="float" office:value="267.6556">
            <text:p>267.6556</text:p>
          </table:table-cell>
          <table:table-cell office:value-type="float" office:value="266.13547">
            <text:p>266.13547</text:p>
          </table:table-cell>
          <table:table-cell office:value-type="float" office:value="265.98193">
            <text:p>265.98193</text:p>
          </table:table-cell>
          <table:table-cell office:value-type="float" office:value="270.05188">
            <text:p>270.05188</text:p>
          </table:table-cell>
          <table:table-cell office:value-type="float" office:value="270.49326">
            <text:p>270.49326</text:p>
          </table:table-cell>
          <table:table-cell office:value-type="float" office:value="274.17758">
            <text:p>274.17758</text:p>
          </table:table-cell>
          <table:table-cell office:value-type="float" office:value="286.03973">
            <text:p>286.03973</text:p>
          </table:table-cell>
          <table:table-cell office:value-type="float" office:value="281.78592">
            <text:p>281.78592</text:p>
          </table:table-cell>
          <table:table-cell office:value-type="float" office:value="278.13144">
            <text:p>278.13144</text:p>
          </table:table-cell>
          <table:table-cell office:value-type="float" office:value="277.87283">
            <text:p>277.87283</text:p>
          </table:table-cell>
          <table:table-cell office:value-type="float" office:value="279.22437">
            <text:p>279.22437</text:p>
          </table:table-cell>
          <table:table-cell office:value-type="float" office:value="272.87036">
            <text:p>272.87036</text:p>
          </table:table-cell>
          <table:table-cell office:value-type="float" office:value="272.9696">
            <text:p>272.9696</text:p>
          </table:table-cell>
          <table:table-cell office:value-type="float" office:value="274.75528">
            <text:p>274.75528</text:p>
          </table:table-cell>
          <table:table-cell office:value-type="float" office:value="276.06604">
            <text:p>276.06604</text:p>
          </table:table-cell>
          <table:table-cell office:value-type="float" office:value="276.49066">
            <text:p>276.49066</text:p>
          </table:table-cell>
          <table:table-cell office:value-type="float" office:value="276.7157">
            <text:p>276.7157</text:p>
          </table:table-cell>
          <table:table-cell office:value-type="float" office:value="280.55798">
            <text:p>280.55798</text:p>
          </table:table-cell>
          <table:table-cell office:value-type="float" office:value="282.5561">
            <text:p>282.5561</text:p>
          </table:table-cell>
          <table:table-cell office:value-type="float" office:value="287.2488">
            <text:p>287.2488</text:p>
          </table:table-cell>
          <table:table-cell office:value-type="float" office:value="286.762">
            <text:p>286.762</text:p>
          </table:table-cell>
          <table:table-cell office:value-type="float" office:value="287.80453">
            <text:p>287.80453</text:p>
          </table:table-cell>
          <table:table-cell office:value-type="float" office:value="292.4334">
            <text:p>292.4334</text:p>
          </table:table-cell>
          <table:table-cell office:value-type="float" office:value="290.42645">
            <text:p>290.42645</text:p>
          </table:table-cell>
          <table:table-cell office:value-type="float" office:value="288.16736">
            <text:p>288.16736</text:p>
          </table:table-cell>
          <table:table-cell office:value-type="float" office:value="292.45877">
            <text:p>292.45877</text:p>
          </table:table-cell>
          <table:table-cell office:value-type="float" office:value="282.55215">
            <text:p>282.55215</text:p>
          </table:table-cell>
          <table:table-cell office:value-type="float" office:value="283.79617">
            <text:p>283.79617</text:p>
          </table:table-cell>
          <table:table-cell office:value-type="float" office:value="277.1341">
            <text:p>277.1341</text:p>
          </table:table-cell>
          <table:table-cell office:value-type="float" office:value="273.09494">
            <text:p>273.09494</text:p>
          </table:table-cell>
          <table:table-cell office:value-type="float" office:value="275.32">
            <text:p>275.32</text:p>
          </table:table-cell>
          <table:table-cell office:value-type="float" office:value="279.59512">
            <text:p>279.59512</text:p>
          </table:table-cell>
          <table:table-cell office:value-type="float" office:value="284.7804">
            <text:p>284.7804</text:p>
          </table:table-cell>
          <table:table-cell office:value-type="float" office:value="296.62732">
            <text:p>296.62732</text:p>
          </table:table-cell>
          <table:table-cell office:value-type="float" office:value="287.06708">
            <text:p>287.06708</text:p>
          </table:table-cell>
          <table:table-cell office:value-type="float" office:value="271.65262">
            <text:p>271.65262</text:p>
          </table:table-cell>
          <table:table-cell office:value-type="float" office:value="257.86456">
            <text:p>257.86456</text:p>
          </table:table-cell>
          <table:table-cell office:value-type="float" office:value="229.32344">
            <text:p>229.32344</text:p>
          </table:table-cell>
          <table:table-cell office:value-type="float" office:value="227.0316">
            <text:p>227.0316</text:p>
          </table:table-cell>
          <table:table-cell office:value-type="float" office:value="261.56433">
            <text:p>261.56433</text:p>
          </table:table-cell>
          <table:table-cell office:value-type="float" office:value="281.10962">
            <text:p>281.10962</text:p>
          </table:table-cell>
          <table:table-cell office:value-type="float" office:value="291.91495">
            <text:p>291.91495</text:p>
          </table:table-cell>
          <table:table-cell office:value-type="float" office:value="292.2546">
            <text:p>292.2546</text:p>
          </table:table-cell>
          <table:table-cell office:value-type="float" office:value="289.95047">
            <text:p>289.95047</text:p>
          </table:table-cell>
          <table:table-cell office:value-type="float" office:value="286.53973">
            <text:p>286.53973</text:p>
          </table:table-cell>
          <table:table-cell office:value-type="float" office:value="279.5804">
            <text:p>279.5804</text:p>
          </table:table-cell>
          <table:table-cell office:value-type="float" office:value="271.2789">
            <text:p>271.2789</text:p>
          </table:table-cell>
          <table:table-cell office:value-type="float" office:value="268.7462">
            <text:p>268.7462</text:p>
          </table:table-cell>
          <table:table-cell office:value-type="float" office:value="261.1591">
            <text:p>261.1591</text:p>
          </table:table-cell>
          <table:table-cell office:value-type="float" office:value="257.2802">
            <text:p>257.2802</text:p>
          </table:table-cell>
          <table:table-cell office:value-type="float" office:value="260.73">
            <text:p>260.73</text:p>
          </table:table-cell>
          <table:table-cell office:value-type="float" office:value="260.43155">
            <text:p>260.43155</text:p>
          </table:table-cell>
          <table:table-cell office:value-type="float" office:value="259.202">
            <text:p>259.202</text:p>
          </table:table-cell>
          <table:table-cell office:value-type="float" office:value="260.54266">
            <text:p>260.54266</text:p>
          </table:table-cell>
          <table:table-cell office:value-type="float" office:value="258.51004">
            <text:p>258.51004</text:p>
          </table:table-cell>
          <table:table-cell office:value-type="float" office:value="261.16983">
            <text:p>261.16983</text:p>
          </table:table-cell>
          <table:table-cell office:value-type="float" office:value="264.0821">
            <text:p>264.0821</text:p>
          </table:table-cell>
          <table:table-cell office:value-type="float" office:value="264.9273">
            <text:p>264.9273</text:p>
          </table:table-cell>
          <table:table-cell office:value-type="float" office:value="265.83224">
            <text:p>265.83224</text:p>
          </table:table-cell>
          <table:table-cell office:value-type="float" office:value="267.13983">
            <text:p>267.13983</text:p>
          </table:table-cell>
          <table:table-cell office:value-type="float" office:value="269.12973">
            <text:p>269.12973</text:p>
          </table:table-cell>
          <table:table-cell office:value-type="float" office:value="269.99713">
            <text:p>269.99713</text:p>
          </table:table-cell>
          <table:table-cell office:value-type="float" office:value="273.11093">
            <text:p>273.11093</text:p>
          </table:table-cell>
          <table:table-cell office:value-type="float" office:value="273.75116">
            <text:p>273.75116</text:p>
          </table:table-cell>
          <table:table-cell office:value-type="float" office:value="269.30145">
            <text:p>269.30145</text:p>
          </table:table-cell>
          <table:table-cell office:value-type="float" office:value="271.02945">
            <text:p>271.02945</text:p>
          </table:table-cell>
          <table:table-cell office:value-type="float" office:value="271.88403">
            <text:p>271.88403</text:p>
          </table:table-cell>
          <table:table-cell office:value-type="float" office:value="272.62424">
            <text:p>272.62424</text:p>
          </table:table-cell>
          <table:table-cell office:value-type="float" office:value="276.65146">
            <text:p>276.65146</text:p>
          </table:table-cell>
          <table:table-cell office:value-type="float" office:value="284.878">
            <text:p>284.878</text:p>
          </table:table-cell>
          <table:table-cell office:value-type="float" office:value="292.68576">
            <text:p>292.68576</text:p>
          </table:table-cell>
          <table:table-cell office:value-type="float" office:value="309.93906">
            <text:p>309.93906</text:p>
          </table:table-cell>
          <table:table-cell office:value-type="float" office:value="306.66037">
            <text:p>306.66037</text:p>
          </table:table-cell>
          <table:table-cell office:value-type="float" office:value="301.7498">
            <text:p>301.7498</text:p>
          </table:table-cell>
          <table:table-cell office:value-type="float" office:value="301.39682">
            <text:p>301.39682</text:p>
          </table:table-cell>
          <table:table-cell office:value-type="float" office:value="301.4114">
            <text:p>301.4114</text:p>
          </table:table-cell>
          <table:table-cell office:value-type="float" office:value="303.78195">
            <text:p>303.78195</text:p>
          </table:table-cell>
          <table:table-cell office:value-type="float" office:value="302.24936">
            <text:p>302.24936</text:p>
          </table:table-cell>
          <table:table-cell office:value-type="float" office:value="300.71063">
            <text:p>300.71063</text:p>
          </table:table-cell>
          <table:table-cell office:value-type="float" office:value="299.029">
            <text:p>299.029</text:p>
          </table:table-cell>
          <table:table-cell office:value-type="float" office:value="293.75635">
            <text:p>293.75635</text:p>
          </table:table-cell>
          <table:table-cell office:value-type="float" office:value="295.05264">
            <text:p>295.05264</text:p>
          </table:table-cell>
          <table:table-cell office:value-type="float" office:value="298.11295">
            <text:p>298.11295</text:p>
          </table:table-cell>
          <table:table-cell office:value-type="float" office:value="294.74463">
            <text:p>294.74463</text:p>
          </table:table-cell>
          <table:table-cell office:value-type="float" office:value="290.67062">
            <text:p>290.67062</text:p>
          </table:table-cell>
          <table:table-cell office:value-type="float" office:value="291.4566">
            <text:p>291.4566</text:p>
          </table:table-cell>
          <table:table-cell office:value-type="float" office:value="293.5842">
            <text:p>293.5842</text:p>
          </table:table-cell>
          <table:table-cell office:value-type="float" office:value="297.09348">
            <text:p>297.09348</text:p>
          </table:table-cell>
          <table:table-cell office:value-type="float" office:value="289.3873">
            <text:p>289.3873</text:p>
          </table:table-cell>
          <table:table-cell office:value-type="float" office:value="283.01355">
            <text:p>283.01355</text:p>
          </table:table-cell>
          <table:table-cell office:value-type="float" office:value="281.16388">
            <text:p>281.16388</text:p>
          </table:table-cell>
          <table:table-cell office:value-type="float" office:value="277.48074">
            <text:p>277.48074</text:p>
          </table:table-cell>
          <table:table-cell office:value-type="float" office:value="275.58154">
            <text:p>275.58154</text:p>
          </table:table-cell>
          <table:table-cell office:value-type="float" office:value="269.62973">
            <text:p>269.62973</text:p>
          </table:table-cell>
          <table:table-cell office:value-type="float" office:value="267.9003">
            <text:p>267.9003</text:p>
          </table:table-cell>
          <table:table-cell office:value-type="float" office:value="262.65616">
            <text:p>262.65616</text:p>
          </table:table-cell>
          <table:table-cell office:value-type="float" office:value="255.81743">
            <text:p>255.81743</text:p>
          </table:table-cell>
          <table:table-cell office:value-type="float" office:value="258.10806">
            <text:p>258.10806</text:p>
          </table:table-cell>
          <table:table-cell office:value-type="float" office:value="259.4512">
            <text:p>259.4512</text:p>
          </table:table-cell>
          <table:table-cell office:value-type="float" office:value="255.75734">
            <text:p>255.75734</text:p>
          </table:table-cell>
          <table:table-cell office:value-type="float" office:value="251.98647">
            <text:p>251.98647</text:p>
          </table:table-cell>
          <table:table-cell office:value-type="float" office:value="248.78763">
            <text:p>248.78763</text:p>
          </table:table-cell>
          <table:table-cell office:value-type="float" office:value="249.43323">
            <text:p>249.43323</text:p>
          </table:table-cell>
          <table:table-cell office:value-type="float" office:value="250.26852">
            <text:p>250.26852</text:p>
          </table:table-cell>
          <table:table-cell office:value-type="float" office:value="256.5004">
            <text:p>256.5004</text:p>
          </table:table-cell>
          <table:table-cell office:value-type="float" office:value="262.82956">
            <text:p>262.82956</text:p>
          </table:table-cell>
          <table:table-cell office:value-type="float" office:value="272.111">
            <text:p>272.111</text:p>
          </table:table-cell>
          <table:table-cell office:value-type="float" office:value="279.94336">
            <text:p>279.94336</text:p>
          </table:table-cell>
          <table:table-cell office:value-type="float" office:value="289.12427">
            <text:p>289.12427</text:p>
          </table:table-cell>
          <table:table-cell office:value-type="float" office:value="289.82382">
            <text:p>289.82382</text:p>
          </table:table-cell>
          <table:table-cell office:value-type="float" office:value="288.3256">
            <text:p>288.3256</text:p>
          </table:table-cell>
          <table:table-cell office:value-type="float" office:value="292.24954">
            <text:p>292.24954</text:p>
          </table:table-cell>
          <table:table-cell office:value-type="float" office:value="293.24823">
            <text:p>293.24823</text:p>
          </table:table-cell>
          <table:table-cell office:value-type="float" office:value="299.899">
            <text:p>299.899</text:p>
          </table:table-cell>
          <table:table-cell office:value-type="float" office:value="299.93536">
            <text:p>299.93536</text:p>
          </table:table-cell>
          <table:table-cell office:value-type="float" office:value="302.4896">
            <text:p>302.4896</text:p>
          </table:table-cell>
          <table:table-cell office:value-type="float" office:value="307.28946">
            <text:p>307.28946</text:p>
          </table:table-cell>
          <table:table-cell office:value-type="float" office:value="309.2854">
            <text:p>309.2854</text:p>
          </table:table-cell>
          <table:table-cell office:value-type="float" office:value="310.32715">
            <text:p>310.32715</text:p>
          </table:table-cell>
          <table:table-cell office:value-type="float" office:value="306.80322">
            <text:p>306.80322</text:p>
          </table:table-cell>
          <table:table-cell office:value-type="float" office:value="300.8598">
            <text:p>300.8598</text:p>
          </table:table-cell>
          <table:table-cell office:value-type="float" office:value="298.7357">
            <text:p>298.7357</text:p>
          </table:table-cell>
          <table:table-cell office:value-type="float" office:value="301.55377">
            <text:p>301.55377</text:p>
          </table:table-cell>
          <table:table-cell office:value-type="float" office:value="301.61258">
            <text:p>301.61258</text:p>
          </table:table-cell>
          <table:table-cell office:value-type="float" office:value="306.46048">
            <text:p>306.46048</text:p>
          </table:table-cell>
          <table:table-cell office:value-type="float" office:value="302.82724">
            <text:p>302.82724</text:p>
          </table:table-cell>
          <table:table-cell office:value-type="float" office:value="299.85532">
            <text:p>299.85532</text:p>
          </table:table-cell>
          <table:table-cell office:value-type="float" office:value="297.74173">
            <text:p>297.74173</text:p>
          </table:table-cell>
          <table:table-cell office:value-type="float" office:value="296.4074">
            <text:p>296.4074</text:p>
          </table:table-cell>
          <table:table-cell office:value-type="float" office:value="292.86655">
            <text:p>292.86655</text:p>
          </table:table-cell>
          <table:table-cell office:value-type="float" office:value="295.1728">
            <text:p>295.1728</text:p>
          </table:table-cell>
          <table:table-cell office:value-type="float" office:value="293.47705">
            <text:p>293.47705</text:p>
          </table:table-cell>
          <table:table-cell office:value-type="float" office:value="290.7266">
            <text:p>290.7266</text:p>
          </table:table-cell>
          <table:table-cell office:value-type="float" office:value="292.2912">
            <text:p>292.2912</text:p>
          </table:table-cell>
          <table:table-cell office:value-type="float" office:value="292.40652">
            <text:p>292.40652</text:p>
          </table:table-cell>
          <table:table-cell office:value-type="float" office:value="291.78702">
            <text:p>291.78702</text:p>
          </table:table-cell>
          <table:table-cell office:value-type="float" office:value="291.25952">
            <text:p>291.25952</text:p>
          </table:table-cell>
          <table:table-cell office:value-type="float" office:value="278.68866">
            <text:p>278.68866</text:p>
          </table:table-cell>
          <table:table-cell office:value-type="float" office:value="264.41144">
            <text:p>264.41144</text:p>
          </table:table-cell>
          <table:table-cell office:value-type="float" office:value="248.571">
            <text:p>248.571</text:p>
          </table:table-cell>
          <table:table-cell office:value-type="float" office:value="215.15604">
            <text:p>215.15604</text:p>
          </table:table-cell>
          <table:table-cell office:value-type="float" office:value="193.82263">
            <text:p>193.82263</text:p>
          </table:table-cell>
          <table:table-cell office:value-type="float" office:value="171.74493">
            <text:p>171.74493</text:p>
          </table:table-cell>
          <table:table-cell office:value-type="float" office:value="153.20094">
            <text:p>153.20094</text:p>
          </table:table-cell>
          <table:table-cell office:value-type="float" office:value="281.5061">
            <text:p>281.5061</text:p>
          </table:table-cell>
          <table:table-cell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table:number-columns-repeated="2" office:value-type="float" office:value="281.50607">
            <text:p>281.50607</text:p>
          </table:table-cell>
          <table:table-cell office:value-type="float" office:value="281.5061">
            <text:p>281.5061</text:p>
          </table:table-cell>
        </table:table-row>
        <table:table-row table:style-name="ro1">
          <table:table-cell office:value-type="string">
            <text:p>Lforearm</text:p>
          </table:table-cell>
          <table:table-cell office:value-type="float" office:value="279.06332">
            <text:p>279.06332</text:p>
          </table:table-cell>
          <table:table-cell office:value-type="float" office:value="336.8301">
            <text:p>336.8301</text:p>
          </table:table-cell>
          <table:table-cell office:value-type="float" office:value="320.14783">
            <text:p>320.14783</text:p>
          </table:table-cell>
          <table:table-cell office:value-type="float" office:value="318.63306">
            <text:p>318.63306</text:p>
          </table:table-cell>
          <table:table-cell office:value-type="float" office:value="304.4258">
            <text:p>304.4258</text:p>
          </table:table-cell>
          <table:table-cell office:value-type="float" office:value="301.7555">
            <text:p>301.7555</text:p>
          </table:table-cell>
          <table:table-cell office:value-type="float" office:value="301.4363">
            <text:p>301.4363</text:p>
          </table:table-cell>
          <table:table-cell office:value-type="float" office:value="304.65475">
            <text:p>304.65475</text:p>
          </table:table-cell>
          <table:table-cell office:value-type="float" office:value="306.47134">
            <text:p>306.47134</text:p>
          </table:table-cell>
          <table:table-cell office:value-type="float" office:value="297.90488">
            <text:p>297.90488</text:p>
          </table:table-cell>
          <table:table-cell office:value-type="float" office:value="298.59033">
            <text:p>298.59033</text:p>
          </table:table-cell>
          <table:table-cell office:value-type="float" office:value="300.0185">
            <text:p>300.0185</text:p>
          </table:table-cell>
          <table:table-cell office:value-type="float" office:value="309.0384">
            <text:p>309.0384</text:p>
          </table:table-cell>
          <table:table-cell office:value-type="float" office:value="312.97827">
            <text:p>312.97827</text:p>
          </table:table-cell>
          <table:table-cell office:value-type="float" office:value="335.4707">
            <text:p>335.4707</text:p>
          </table:table-cell>
          <table:table-cell office:value-type="float" office:value="338.56342">
            <text:p>338.56342</text:p>
          </table:table-cell>
          <table:table-cell office:value-type="float" office:value="351.40402">
            <text:p>351.40402</text:p>
          </table:table-cell>
          <table:table-cell office:value-type="float" office:value="354.01245">
            <text:p>354.01245</text:p>
          </table:table-cell>
          <table:table-cell office:value-type="float" office:value="342.637">
            <text:p>342.637</text:p>
          </table:table-cell>
          <table:table-cell office:value-type="float" office:value="349.06635">
            <text:p>349.06635</text:p>
          </table:table-cell>
          <table:table-cell office:value-type="float" office:value="346.61282">
            <text:p>346.61282</text:p>
          </table:table-cell>
          <table:table-cell office:value-type="float" office:value="344.7862">
            <text:p>344.7862</text:p>
          </table:table-cell>
          <table:table-cell office:value-type="float" office:value="354.52518">
            <text:p>354.52518</text:p>
          </table:table-cell>
          <table:table-cell office:value-type="float" office:value="346.94775">
            <text:p>346.94775</text:p>
          </table:table-cell>
          <table:table-cell office:value-type="float" office:value="350.03162">
            <text:p>350.03162</text:p>
          </table:table-cell>
          <table:table-cell office:value-type="float" office:value="340.50424">
            <text:p>340.50424</text:p>
          </table:table-cell>
          <table:table-cell office:value-type="float" office:value="353.69147">
            <text:p>353.69147</text:p>
          </table:table-cell>
          <table:table-cell office:value-type="float" office:value="338.30212">
            <text:p>338.30212</text:p>
          </table:table-cell>
          <table:table-cell office:value-type="float" office:value="342.07233">
            <text:p>342.07233</text:p>
          </table:table-cell>
          <table:table-cell office:value-type="float" office:value="342.08798">
            <text:p>342.08798</text:p>
          </table:table-cell>
          <table:table-cell office:value-type="float" office:value="341.75815">
            <text:p>341.75815</text:p>
          </table:table-cell>
          <table:table-cell office:value-type="float" office:value="341.8162">
            <text:p>341.8162</text:p>
          </table:table-cell>
          <table:table-cell office:value-type="float" office:value="341.10956">
            <text:p>341.10956</text:p>
          </table:table-cell>
          <table:table-cell office:value-type="float" office:value="354.33853">
            <text:p>354.33853</text:p>
          </table:table-cell>
          <table:table-cell office:value-type="float" office:value="353.34814">
            <text:p>353.34814</text:p>
          </table:table-cell>
          <table:table-cell office:value-type="float" office:value="358.16006">
            <text:p>358.16006</text:p>
          </table:table-cell>
          <table:table-cell office:value-type="float" office:value="371.31415">
            <text:p>371.31415</text:p>
          </table:table-cell>
          <table:table-cell office:value-type="float" office:value="365.11163">
            <text:p>365.11163</text:p>
          </table:table-cell>
          <table:table-cell office:value-type="float" office:value="361.77774">
            <text:p>361.77774</text:p>
          </table:table-cell>
          <table:table-cell office:value-type="float" office:value="366.35257">
            <text:p>366.35257</text:p>
          </table:table-cell>
          <table:table-cell office:value-type="float" office:value="346.79324">
            <text:p>346.79324</text:p>
          </table:table-cell>
          <table:table-cell office:value-type="float" office:value="343.56198">
            <text:p>343.56198</text:p>
          </table:table-cell>
          <table:table-cell office:value-type="float" office:value="361.10968">
            <text:p>361.10968</text:p>
          </table:table-cell>
          <table:table-cell office:value-type="float" office:value="376.60446">
            <text:p>376.60446</text:p>
          </table:table-cell>
          <table:table-cell office:value-type="float" office:value="370.48105">
            <text:p>370.48105</text:p>
          </table:table-cell>
          <table:table-cell office:value-type="float" office:value="345.8413">
            <text:p>345.8413</text:p>
          </table:table-cell>
          <table:table-cell office:value-type="float" office:value="333.98883">
            <text:p>333.98883</text:p>
          </table:table-cell>
          <table:table-cell office:value-type="float" office:value="350.01654">
            <text:p>350.01654</text:p>
          </table:table-cell>
          <table:table-cell office:value-type="float" office:value="363.31854">
            <text:p>363.31854</text:p>
          </table:table-cell>
          <table:table-cell office:value-type="float" office:value="354.57272">
            <text:p>354.57272</text:p>
          </table:table-cell>
          <table:table-cell office:value-type="float" office:value="330.9211">
            <text:p>330.9211</text:p>
          </table:table-cell>
          <table:table-cell office:value-type="float" office:value="335.74985">
            <text:p>335.74985</text:p>
          </table:table-cell>
          <table:table-cell office:value-type="float" office:value="332.3681">
            <text:p>332.3681</text:p>
          </table:table-cell>
          <table:table-cell office:value-type="float" office:value="325.58685">
            <text:p>325.58685</text:p>
          </table:table-cell>
          <table:table-cell office:value-type="float" office:value="328.5151">
            <text:p>328.5151</text:p>
          </table:table-cell>
          <table:table-cell office:value-type="float" office:value="318.09933">
            <text:p>318.09933</text:p>
          </table:table-cell>
          <table:table-cell office:value-type="float" office:value="320.57755">
            <text:p>320.57755</text:p>
          </table:table-cell>
          <table:table-cell office:value-type="float" office:value="325.39966">
            <text:p>325.39966</text:p>
          </table:table-cell>
          <table:table-cell office:value-type="float" office:value="319.1524">
            <text:p>319.1524</text:p>
          </table:table-cell>
          <table:table-cell office:value-type="float" office:value="340.04">
            <text:p>340.04</text:p>
          </table:table-cell>
          <table:table-cell office:value-type="float" office:value="344.68573">
            <text:p>344.68573</text:p>
          </table:table-cell>
          <table:table-cell office:value-type="float" office:value="342.88693">
            <text:p>342.88693</text:p>
          </table:table-cell>
          <table:table-cell office:value-type="float" office:value="348.53656">
            <text:p>348.53656</text:p>
          </table:table-cell>
          <table:table-cell office:value-type="float" office:value="340.40482">
            <text:p>340.40482</text:p>
          </table:table-cell>
          <table:table-cell office:value-type="float" office:value="350.0745">
            <text:p>350.0745</text:p>
          </table:table-cell>
          <table:table-cell office:value-type="float" office:value="346.83713">
            <text:p>346.83713</text:p>
          </table:table-cell>
          <table:table-cell office:value-type="float" office:value="350.86554">
            <text:p>350.86554</text:p>
          </table:table-cell>
          <table:table-cell office:value-type="float" office:value="337.02737">
            <text:p>337.02737</text:p>
          </table:table-cell>
          <table:table-cell office:value-type="float" office:value="350.00052">
            <text:p>350.00052</text:p>
          </table:table-cell>
          <table:table-cell office:value-type="float" office:value="367.9121">
            <text:p>367.9121</text:p>
          </table:table-cell>
          <table:table-cell office:value-type="float" office:value="363.85788">
            <text:p>363.85788</text:p>
          </table:table-cell>
          <table:table-cell office:value-type="float" office:value="354.7697">
            <text:p>354.7697</text:p>
          </table:table-cell>
          <table:table-cell office:value-type="float" office:value="356.6793">
            <text:p>356.6793</text:p>
          </table:table-cell>
          <table:table-cell office:value-type="float" office:value="352.14102">
            <text:p>352.14102</text:p>
          </table:table-cell>
          <table:table-cell office:value-type="float" office:value="366.04562">
            <text:p>366.04562</text:p>
          </table:table-cell>
          <table:table-cell office:value-type="float" office:value="365.79944">
            <text:p>365.79944</text:p>
          </table:table-cell>
          <table:table-cell office:value-type="float" office:value="344.33685">
            <text:p>344.33685</text:p>
          </table:table-cell>
          <table:table-cell office:value-type="float" office:value="363.93845">
            <text:p>363.93845</text:p>
          </table:table-cell>
          <table:table-cell office:value-type="float" office:value="365.52023">
            <text:p>365.52023</text:p>
          </table:table-cell>
          <table:table-cell office:value-type="float" office:value="360.95087">
            <text:p>360.95087</text:p>
          </table:table-cell>
          <table:table-cell office:value-type="float" office:value="356.02213">
            <text:p>356.02213</text:p>
          </table:table-cell>
          <table:table-cell office:value-type="float" office:value="340.64938">
            <text:p>340.64938</text:p>
          </table:table-cell>
          <table:table-cell office:value-type="float" office:value="344.77188">
            <text:p>344.77188</text:p>
          </table:table-cell>
          <table:table-cell office:value-type="float" office:value="312.39954">
            <text:p>312.39954</text:p>
          </table:table-cell>
          <table:table-cell office:value-type="float" office:value="296.5267">
            <text:p>296.5267</text:p>
          </table:table-cell>
          <table:table-cell office:value-type="float" office:value="291.8411">
            <text:p>291.8411</text:p>
          </table:table-cell>
          <table:table-cell office:value-type="float" office:value="289.08084">
            <text:p>289.08084</text:p>
          </table:table-cell>
          <table:table-cell office:value-type="float" office:value="290.6474">
            <text:p>290.6474</text:p>
          </table:table-cell>
          <table:table-cell office:value-type="float" office:value="292.73172">
            <text:p>292.73172</text:p>
          </table:table-cell>
          <table:table-cell office:value-type="float" office:value="295.3723">
            <text:p>295.3723</text:p>
          </table:table-cell>
          <table:table-cell office:value-type="float" office:value="297.54092">
            <text:p>297.54092</text:p>
          </table:table-cell>
          <table:table-cell office:value-type="float" office:value="299.73102">
            <text:p>299.73102</text:p>
          </table:table-cell>
          <table:table-cell office:value-type="float" office:value="302.8158">
            <text:p>302.8158</text:p>
          </table:table-cell>
          <table:table-cell office:value-type="float" office:value="304.18112">
            <text:p>304.18112</text:p>
          </table:table-cell>
          <table:table-cell office:value-type="float" office:value="304.52344">
            <text:p>304.52344</text:p>
          </table:table-cell>
          <table:table-cell office:value-type="float" office:value="303.81012">
            <text:p>303.81012</text:p>
          </table:table-cell>
          <table:table-cell office:value-type="float" office:value="307.12317">
            <text:p>307.12317</text:p>
          </table:table-cell>
          <table:table-cell office:value-type="float" office:value="311.3099">
            <text:p>311.3099</text:p>
          </table:table-cell>
          <table:table-cell office:value-type="float" office:value="312.4854">
            <text:p>312.4854</text:p>
          </table:table-cell>
          <table:table-cell office:value-type="float" office:value="311.92227">
            <text:p>311.92227</text:p>
          </table:table-cell>
          <table:table-cell office:value-type="float" office:value="309.69852">
            <text:p>309.69852</text:p>
          </table:table-cell>
          <table:table-cell office:value-type="float" office:value="311.20685">
            <text:p>311.20685</text:p>
          </table:table-cell>
          <table:table-cell office:value-type="float" office:value="314.2492">
            <text:p>314.2492</text:p>
          </table:table-cell>
          <table:table-cell office:value-type="float" office:value="315.41846">
            <text:p>315.41846</text:p>
          </table:table-cell>
          <table:table-cell office:value-type="float" office:value="315.77493">
            <text:p>315.77493</text:p>
          </table:table-cell>
          <table:table-cell office:value-type="float" office:value="314.65555">
            <text:p>314.65555</text:p>
          </table:table-cell>
          <table:table-cell office:value-type="float" office:value="314.96634">
            <text:p>314.96634</text:p>
          </table:table-cell>
          <table:table-cell office:value-type="float" office:value="314.4474">
            <text:p>314.4474</text:p>
          </table:table-cell>
          <table:table-cell office:value-type="float" office:value="312.356">
            <text:p>312.356</text:p>
          </table:table-cell>
          <table:table-cell office:value-type="float" office:value="311.37198">
            <text:p>311.37198</text:p>
          </table:table-cell>
          <table:table-cell office:value-type="float" office:value="311.62323">
            <text:p>311.62323</text:p>
          </table:table-cell>
          <table:table-cell office:value-type="float" office:value="311.583">
            <text:p>311.583</text:p>
          </table:table-cell>
          <table:table-cell office:value-type="float" office:value="311.01642">
            <text:p>311.01642</text:p>
          </table:table-cell>
          <table:table-cell office:value-type="float" office:value="308.03906">
            <text:p>308.03906</text:p>
          </table:table-cell>
          <table:table-cell office:value-type="float" office:value="306.4503">
            <text:p>306.4503</text:p>
          </table:table-cell>
          <table:table-cell office:value-type="float" office:value="306.46896">
            <text:p>306.46896</text:p>
          </table:table-cell>
          <table:table-cell office:value-type="float" office:value="306.2626">
            <text:p>306.2626</text:p>
          </table:table-cell>
          <table:table-cell office:value-type="float" office:value="304.64532">
            <text:p>304.64532</text:p>
          </table:table-cell>
          <table:table-cell office:value-type="float" office:value="303.6538">
            <text:p>303.6538</text:p>
          </table:table-cell>
          <table:table-cell office:value-type="float" office:value="302.79843">
            <text:p>302.79843</text:p>
          </table:table-cell>
          <table:table-cell office:value-type="float" office:value="301.91428">
            <text:p>301.91428</text:p>
          </table:table-cell>
          <table:table-cell office:value-type="float" office:value="300.5524">
            <text:p>300.5524</text:p>
          </table:table-cell>
          <table:table-cell office:value-type="float" office:value="301.50674">
            <text:p>301.50674</text:p>
          </table:table-cell>
          <table:table-cell office:value-type="float" office:value="302.25705">
            <text:p>302.25705</text:p>
          </table:table-cell>
          <table:table-cell office:value-type="float" office:value="304.20245">
            <text:p>304.20245</text:p>
          </table:table-cell>
          <table:table-cell office:value-type="float" office:value="301.29132">
            <text:p>301.29132</text:p>
          </table:table-cell>
          <table:table-cell office:value-type="float" office:value="300.0209">
            <text:p>300.0209</text:p>
          </table:table-cell>
          <table:table-cell office:value-type="float" office:value="296.77237">
            <text:p>296.77237</text:p>
          </table:table-cell>
          <table:table-cell office:value-type="float" office:value="298.3734">
            <text:p>298.3734</text:p>
          </table:table-cell>
          <table:table-cell office:value-type="float" office:value="301.4475">
            <text:p>301.4475</text:p>
          </table:table-cell>
          <table:table-cell office:value-type="float" office:value="307.69992">
            <text:p>307.69992</text:p>
          </table:table-cell>
          <table:table-cell office:value-type="float" office:value="310.59366">
            <text:p>310.59366</text:p>
          </table:table-cell>
          <table:table-cell office:value-type="float" office:value="307.22513">
            <text:p>307.22513</text:p>
          </table:table-cell>
          <table:table-cell office:value-type="float" office:value="308.1478">
            <text:p>308.1478</text:p>
          </table:table-cell>
          <table:table-cell office:value-type="float" office:value="304.77618">
            <text:p>304.77618</text:p>
          </table:table-cell>
          <table:table-cell office:value-type="float" office:value="303.1536">
            <text:p>303.1536</text:p>
          </table:table-cell>
          <table:table-cell office:value-type="float" office:value="301.56558">
            <text:p>301.56558</text:p>
          </table:table-cell>
          <table:table-cell office:value-type="float" office:value="301.35754">
            <text:p>301.35754</text:p>
          </table:table-cell>
          <table:table-cell office:value-type="float" office:value="301.01233">
            <text:p>301.01233</text:p>
          </table:table-cell>
          <table:table-cell office:value-type="float" office:value="299.9584">
            <text:p>299.9584</text:p>
          </table:table-cell>
          <table:table-cell office:value-type="float" office:value="300.3215">
            <text:p>300.3215</text:p>
          </table:table-cell>
          <table:table-cell office:value-type="float" office:value="300.36627">
            <text:p>300.36627</text:p>
          </table:table-cell>
          <table:table-cell office:value-type="float" office:value="300.5782">
            <text:p>300.5782</text:p>
          </table:table-cell>
          <table:table-cell office:value-type="float" office:value="281.506">
            <text:p>281.506</text:p>
          </table:table-cell>
          <table:table-cell office:value-type="float" office:value="281.50607">
            <text:p>281.50607</text:p>
          </table:table-cell>
          <table:table-cell office:value-type="float" office:value="281.50613">
            <text:p>281.50613</text:p>
          </table:table-cell>
          <table:table-cell office:value-type="float" office:value="281.5061">
            <text:p>281.5061</text:p>
          </table:table-cell>
          <table:table-cell office:value-type="float" office:value="281.50607">
            <text:p>281.50607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  <table:table-cell table:number-columns-repeated="4" office:value-type="float" office:value="281.50607">
            <text:p>281.50607</text:p>
          </table:table-cell>
          <table:table-cell office:value-type="float" office:value="281.5061">
            <text:p>281.5061</text:p>
          </table:table-cell>
          <table:table-cell table:number-columns-repeated="2" office:value-type="float" office:value="281.50613">
            <text:p>281.50613</text:p>
          </table:table-cell>
          <table:table-cell table:number-columns-repeated="3" office:value-type="float" office:value="281.5061">
            <text:p>281.5061</text:p>
          </table:table-cell>
          <table:table-cell table:number-columns-repeated="2"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office:value-type="float" office:value="281.50607">
            <text:p>281.50607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table:number-columns-repeated="2"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office:value-type="float" office:value="281.50613">
            <text:p>281.50613</text:p>
          </table:table-cell>
          <table:table-cell office:value-type="float" office:value="294.24863">
            <text:p>294.24863</text:p>
          </table:table-cell>
          <table:table-cell office:value-type="float" office:value="305.9117">
            <text:p>305.9117</text:p>
          </table:table-cell>
          <table:table-cell office:value-type="float" office:value="312.72693">
            <text:p>312.72693</text:p>
          </table:table-cell>
          <table:table-cell office:value-type="float" office:value="316.1141">
            <text:p>316.1141</text:p>
          </table:table-cell>
          <table:table-cell office:value-type="float" office:value="322.0389">
            <text:p>322.0389</text:p>
          </table:table-cell>
          <table:table-cell office:value-type="float" office:value="323.86923">
            <text:p>323.86923</text:p>
          </table:table-cell>
          <table:table-cell office:value-type="float" office:value="327.52634">
            <text:p>327.52634</text:p>
          </table:table-cell>
          <table:table-cell office:value-type="float" office:value="326.57">
            <text:p>326.57</text:p>
          </table:table-cell>
          <table:table-cell office:value-type="float" office:value="322.3177">
            <text:p>322.3177</text:p>
          </table:table-cell>
          <table:table-cell office:value-type="float" office:value="320.36124">
            <text:p>320.36124</text:p>
          </table:table-cell>
          <table:table-cell office:value-type="float" office:value="319.186">
            <text:p>319.186</text:p>
          </table:table-cell>
          <table:table-cell office:value-type="float" office:value="320.94043">
            <text:p>320.94043</text:p>
          </table:table-cell>
          <table:table-cell office:value-type="float" office:value="320.976">
            <text:p>320.976</text:p>
          </table:table-cell>
          <table:table-cell office:value-type="float" office:value="320.40976">
            <text:p>320.40976</text:p>
          </table:table-cell>
          <table:table-cell office:value-type="float" office:value="320.3962">
            <text:p>320.3962</text:p>
          </table:table-cell>
          <table:table-cell office:value-type="float" office:value="317.09415">
            <text:p>317.09415</text:p>
          </table:table-cell>
          <table:table-cell office:value-type="float" office:value="313.8634">
            <text:p>313.8634</text:p>
          </table:table-cell>
          <table:table-cell office:value-type="float" office:value="312.65732">
            <text:p>312.65732</text:p>
          </table:table-cell>
          <table:table-cell office:value-type="float" office:value="311.5917">
            <text:p>311.5917</text:p>
          </table:table-cell>
          <table:table-cell office:value-type="float" office:value="311.54312">
            <text:p>311.54312</text:p>
          </table:table-cell>
          <table:table-cell office:value-type="float" office:value="309.95068">
            <text:p>309.95068</text:p>
          </table:table-cell>
          <table:table-cell office:value-type="float" office:value="309.17032">
            <text:p>309.17032</text:p>
          </table:table-cell>
          <table:table-cell office:value-type="float" office:value="308.58984">
            <text:p>308.58984</text:p>
          </table:table-cell>
          <table:table-cell office:value-type="float" office:value="308.22208">
            <text:p>308.22208</text:p>
          </table:table-cell>
          <table:table-cell office:value-type="float" office:value="308.48795">
            <text:p>308.48795</text:p>
          </table:table-cell>
          <table:table-cell office:value-type="float" office:value="307.69733">
            <text:p>307.69733</text:p>
          </table:table-cell>
          <table:table-cell office:value-type="float" office:value="307.83633">
            <text:p>307.83633</text:p>
          </table:table-cell>
          <table:table-cell office:value-type="float" office:value="308.9219">
            <text:p>308.9219</text:p>
          </table:table-cell>
          <table:table-cell office:value-type="float" office:value="310.13745">
            <text:p>310.13745</text:p>
          </table:table-cell>
          <table:table-cell office:value-type="float" office:value="309.45224">
            <text:p>309.45224</text:p>
          </table:table-cell>
          <table:table-cell office:value-type="float" office:value="310.61722">
            <text:p>310.61722</text:p>
          </table:table-cell>
          <table:table-cell office:value-type="float" office:value="310.42633">
            <text:p>310.42633</text:p>
          </table:table-cell>
          <table:table-cell office:value-type="float" office:value="311.10266">
            <text:p>311.10266</text:p>
          </table:table-cell>
          <table:table-cell office:value-type="float" office:value="311.56915">
            <text:p>311.56915</text:p>
          </table:table-cell>
          <table:table-cell office:value-type="float" office:value="312.61807">
            <text:p>312.61807</text:p>
          </table:table-cell>
          <table:table-cell office:value-type="float" office:value="311.80804">
            <text:p>311.80804</text:p>
          </table:table-cell>
          <table:table-cell office:value-type="float" office:value="311.82758">
            <text:p>311.82758</text:p>
          </table:table-cell>
          <table:table-cell office:value-type="float" office:value="311.55933">
            <text:p>311.55933</text:p>
          </table:table-cell>
          <table:table-cell office:value-type="float" office:value="311.60403">
            <text:p>311.60403</text:p>
          </table:table-cell>
          <table:table-cell office:value-type="float" office:value="309.78726">
            <text:p>309.78726</text:p>
          </table:table-cell>
          <table:table-cell office:value-type="float" office:value="309.00433">
            <text:p>309.00433</text:p>
          </table:table-cell>
          <table:table-cell office:value-type="float" office:value="308.35428">
            <text:p>308.35428</text:p>
          </table:table-cell>
          <table:table-cell office:value-type="float" office:value="308.15195">
            <text:p>308.15195</text:p>
          </table:table-cell>
          <table:table-cell office:value-type="float" office:value="308.31088">
            <text:p>308.31088</text:p>
          </table:table-cell>
          <table:table-cell office:value-type="float" office:value="308.47998">
            <text:p>308.47998</text:p>
          </table:table-cell>
          <table:table-cell office:value-type="float" office:value="308.49103">
            <text:p>308.49103</text:p>
          </table:table-cell>
          <table:table-cell office:value-type="float" office:value="308.43912">
            <text:p>308.43912</text:p>
          </table:table-cell>
          <table:table-cell office:value-type="float" office:value="308.40778">
            <text:p>308.40778</text:p>
          </table:table-cell>
          <table:table-cell office:value-type="float" office:value="308.3738">
            <text:p>308.3738</text:p>
          </table:table-cell>
          <table:table-cell office:value-type="float" office:value="308.37622">
            <text:p>308.37622</text:p>
          </table:table-cell>
          <table:table-cell office:value-type="float" office:value="308.22635">
            <text:p>308.22635</text:p>
          </table:table-cell>
          <table:table-cell office:value-type="float" office:value="298.04822">
            <text:p>298.04822</text:p>
          </table:table-cell>
          <table:table-cell office:value-type="float" office:value="280.7868">
            <text:p>280.7868</text:p>
          </table:table-cell>
          <table:table-cell office:value-type="float" office:value="276.05734">
            <text:p>276.05734</text:p>
          </table:table-cell>
          <table:table-cell office:value-type="float" office:value="275.41827">
            <text:p>275.41827</text:p>
          </table:table-cell>
          <table:table-cell office:value-type="float" office:value="275.27164">
            <text:p>275.27164</text:p>
          </table:table-cell>
          <table:table-cell office:value-type="float" office:value="277.31848">
            <text:p>277.31848</text:p>
          </table:table-cell>
          <table:table-cell office:value-type="float" office:value="277.53">
            <text:p>277.53</text:p>
          </table:table-cell>
          <table:table-cell office:value-type="float" office:value="279.39404">
            <text:p>279.39404</text:p>
          </table:table-cell>
          <table:table-cell office:value-type="float" office:value="279.53717">
            <text:p>279.53717</text:p>
          </table:table-cell>
          <table:table-cell office:value-type="float" office:value="279.65775">
            <text:p>279.65775</text:p>
          </table:table-cell>
          <table:table-cell office:value-type="float" office:value="280.5877">
            <text:p>280.5877</text:p>
          </table:table-cell>
          <table:table-cell office:value-type="float" office:value="280.01535">
            <text:p>280.01535</text:p>
          </table:table-cell>
          <table:table-cell office:value-type="float" office:value="282.8658">
            <text:p>282.8658</text:p>
          </table:table-cell>
          <table:table-cell office:value-type="float" office:value="285.0037">
            <text:p>285.0037</text:p>
          </table:table-cell>
          <table:table-cell office:value-type="float" office:value="285.84357">
            <text:p>285.84357</text:p>
          </table:table-cell>
          <table:table-cell office:value-type="float" office:value="287.92532">
            <text:p>287.92532</text:p>
          </table:table-cell>
          <table:table-cell office:value-type="float" office:value="291.421">
            <text:p>291.421</text:p>
          </table:table-cell>
          <table:table-cell office:value-type="float" office:value="294.62946">
            <text:p>294.62946</text:p>
          </table:table-cell>
          <table:table-cell office:value-type="float" office:value="297.339">
            <text:p>297.339</text:p>
          </table:table-cell>
          <table:table-cell office:value-type="float" office:value="301.45926">
            <text:p>301.45926</text:p>
          </table:table-cell>
          <table:table-cell office:value-type="float" office:value="305.69556">
            <text:p>305.69556</text:p>
          </table:table-cell>
          <table:table-cell office:value-type="float" office:value="308.89963">
            <text:p>308.89963</text:p>
          </table:table-cell>
          <table:table-cell office:value-type="float" office:value="309.16852">
            <text:p>309.16852</text:p>
          </table:table-cell>
          <table:table-cell office:value-type="float" office:value="308.98672">
            <text:p>308.98672</text:p>
          </table:table-cell>
          <table:table-cell office:value-type="float" office:value="311.11584">
            <text:p>311.11584</text:p>
          </table:table-cell>
          <table:table-cell office:value-type="float" office:value="310.78516">
            <text:p>310.78516</text:p>
          </table:table-cell>
          <table:table-cell office:value-type="float" office:value="310.874">
            <text:p>310.874</text:p>
          </table:table-cell>
          <table:table-cell office:value-type="float" office:value="308.4374">
            <text:p>308.4374</text:p>
          </table:table-cell>
          <table:table-cell office:value-type="float" office:value="308.18805">
            <text:p>308.18805</text:p>
          </table:table-cell>
          <table:table-cell office:value-type="float" office:value="307.0206">
            <text:p>307.0206</text:p>
          </table:table-cell>
          <table:table-cell office:value-type="float" office:value="305.67957">
            <text:p>305.67957</text:p>
          </table:table-cell>
          <table:table-cell office:value-type="float" office:value="305.5805">
            <text:p>305.5805</text:p>
          </table:table-cell>
          <table:table-cell office:value-type="float" office:value="304.05563">
            <text:p>304.05563</text:p>
          </table:table-cell>
          <table:table-cell office:value-type="float" office:value="304.26724">
            <text:p>304.26724</text:p>
          </table:table-cell>
          <table:table-cell office:value-type="float" office:value="306.64206">
            <text:p>306.64206</text:p>
          </table:table-cell>
          <table:table-cell office:value-type="float" office:value="307.28683">
            <text:p>307.28683</text:p>
          </table:table-cell>
          <table:table-cell office:value-type="float" office:value="306.79526">
            <text:p>306.79526</text:p>
          </table:table-cell>
          <table:table-cell office:value-type="float" office:value="307.4344">
            <text:p>307.4344</text:p>
          </table:table-cell>
          <table:table-cell office:value-type="float" office:value="307.52136">
            <text:p>307.52136</text:p>
          </table:table-cell>
          <table:table-cell office:value-type="float" office:value="307.45026">
            <text:p>307.45026</text:p>
          </table:table-cell>
          <table:table-cell office:value-type="float" office:value="306.3394">
            <text:p>306.3394</text:p>
          </table:table-cell>
          <table:table-cell office:value-type="float" office:value="307.64035">
            <text:p>307.64035</text:p>
          </table:table-cell>
          <table:table-cell office:value-type="float" office:value="310.40964">
            <text:p>310.40964</text:p>
          </table:table-cell>
          <table:table-cell office:value-type="float" office:value="311.20807">
            <text:p>311.20807</text:p>
          </table:table-cell>
          <table:table-cell office:value-type="float" office:value="311.24673">
            <text:p>311.24673</text:p>
          </table:table-cell>
          <table:table-cell office:value-type="float" office:value="309.17065">
            <text:p>309.17065</text:p>
          </table:table-cell>
          <table:table-cell office:value-type="float" office:value="309.9713">
            <text:p>309.9713</text:p>
          </table:table-cell>
          <table:table-cell office:value-type="float" office:value="308.66693">
            <text:p>308.66693</text:p>
          </table:table-cell>
          <table:table-cell office:value-type="float" office:value="308.64432">
            <text:p>308.64432</text:p>
          </table:table-cell>
          <table:table-cell office:value-type="float" office:value="308.53345">
            <text:p>308.53345</text:p>
          </table:table-cell>
          <table:table-cell office:value-type="float" office:value="309.27203">
            <text:p>309.27203</text:p>
          </table:table-cell>
          <table:table-cell office:value-type="float" office:value="309.64963">
            <text:p>309.64963</text:p>
          </table:table-cell>
          <table:table-cell office:value-type="float" office:value="310.37183">
            <text:p>310.37183</text:p>
          </table:table-cell>
          <table:table-cell office:value-type="float" office:value="309.7185">
            <text:p>309.7185</text:p>
          </table:table-cell>
          <table:table-cell office:value-type="float" office:value="309.2558">
            <text:p>309.2558</text:p>
          </table:table-cell>
          <table:table-cell office:value-type="float" office:value="311.4077">
            <text:p>311.4077</text:p>
          </table:table-cell>
          <table:table-cell office:value-type="float" office:value="309.68875">
            <text:p>309.68875</text:p>
          </table:table-cell>
          <table:table-cell office:value-type="float" office:value="308.65598">
            <text:p>308.65598</text:p>
          </table:table-cell>
          <table:table-cell office:value-type="float" office:value="307.1404">
            <text:p>307.1404</text:p>
          </table:table-cell>
          <table:table-cell office:value-type="float" office:value="306.83707">
            <text:p>306.83707</text:p>
          </table:table-cell>
          <table:table-cell office:value-type="float" office:value="306.24802">
            <text:p>306.24802</text:p>
          </table:table-cell>
          <table:table-cell office:value-type="float" office:value="306.54123">
            <text:p>306.54123</text:p>
          </table:table-cell>
          <table:table-cell office:value-type="float" office:value="307.3755">
            <text:p>307.3755</text:p>
          </table:table-cell>
          <table:table-cell office:value-type="float" office:value="306.14877">
            <text:p>306.14877</text:p>
          </table:table-cell>
          <table:table-cell office:value-type="float" office:value="303.96527">
            <text:p>303.96527</text:p>
          </table:table-cell>
          <table:table-cell office:value-type="float" office:value="301.46167">
            <text:p>301.46167</text:p>
          </table:table-cell>
          <table:table-cell office:value-type="float" office:value="297.5203">
            <text:p>297.5203</text:p>
          </table:table-cell>
          <table:table-cell office:value-type="float" office:value="293.68335">
            <text:p>293.68335</text:p>
          </table:table-cell>
          <table:table-cell office:value-type="float" office:value="288.72644">
            <text:p>288.72644</text:p>
          </table:table-cell>
          <table:table-cell office:value-type="float" office:value="285.24777">
            <text:p>285.24777</text:p>
          </table:table-cell>
          <table:table-cell office:value-type="float" office:value="279.13904">
            <text:p>279.13904</text:p>
          </table:table-cell>
          <table:table-cell office:value-type="float" office:value="276.82175">
            <text:p>276.82175</text:p>
          </table:table-cell>
          <table:table-cell office:value-type="float" office:value="277.67822">
            <text:p>277.67822</text:p>
          </table:table-cell>
          <table:table-cell office:value-type="float" office:value="279.79684">
            <text:p>279.79684</text:p>
          </table:table-cell>
          <table:table-cell office:value-type="float" office:value="280.71213">
            <text:p>280.71213</text:p>
          </table:table-cell>
          <table:table-cell office:value-type="float" office:value="280.92627">
            <text:p>280.92627</text:p>
          </table:table-cell>
          <table:table-cell office:value-type="float" office:value="282.37015">
            <text:p>282.37015</text:p>
          </table:table-cell>
          <table:table-cell office:value-type="float" office:value="281.71414">
            <text:p>281.71414</text:p>
          </table:table-cell>
          <table:table-cell office:value-type="float" office:value="280.77103">
            <text:p>280.77103</text:p>
          </table:table-cell>
          <table:table-cell office:value-type="float" office:value="282.64084">
            <text:p>282.64084</text:p>
          </table:table-cell>
          <table:table-cell office:value-type="float" office:value="285.58832">
            <text:p>285.58832</text:p>
          </table:table-cell>
          <table:table-cell office:value-type="float" office:value="287.9267">
            <text:p>287.9267</text:p>
          </table:table-cell>
          <table:table-cell office:value-type="float" office:value="291.32385">
            <text:p>291.32385</text:p>
          </table:table-cell>
          <table:table-cell office:value-type="float" office:value="293.1779">
            <text:p>293.1779</text:p>
          </table:table-cell>
          <table:table-cell office:value-type="float" office:value="295.39246">
            <text:p>295.39246</text:p>
          </table:table-cell>
          <table:table-cell office:value-type="float" office:value="296.40015">
            <text:p>296.40015</text:p>
          </table:table-cell>
          <table:table-cell office:value-type="float" office:value="299.15234">
            <text:p>299.15234</text:p>
          </table:table-cell>
          <table:table-cell office:value-type="float" office:value="301.45996">
            <text:p>301.45996</text:p>
          </table:table-cell>
          <table:table-cell office:value-type="float" office:value="300.88306">
            <text:p>300.88306</text:p>
          </table:table-cell>
          <table:table-cell office:value-type="float" office:value="301.97406">
            <text:p>301.97406</text:p>
          </table:table-cell>
          <table:table-cell office:value-type="float" office:value="302.76596">
            <text:p>302.76596</text:p>
          </table:table-cell>
          <table:table-cell office:value-type="float" office:value="301.5039">
            <text:p>301.5039</text:p>
          </table:table-cell>
          <table:table-cell office:value-type="float" office:value="298.82376">
            <text:p>298.82376</text:p>
          </table:table-cell>
          <table:table-cell office:value-type="float" office:value="295.06332">
            <text:p>295.06332</text:p>
          </table:table-cell>
          <table:table-cell office:value-type="float" office:value="292.30847">
            <text:p>292.30847</text:p>
          </table:table-cell>
          <table:table-cell office:value-type="float" office:value="286.5392">
            <text:p>286.5392</text:p>
          </table:table-cell>
          <table:table-cell office:value-type="float" office:value="277.7419">
            <text:p>277.7419</text:p>
          </table:table-cell>
          <table:table-cell office:value-type="float" office:value="274.94885">
            <text:p>274.94885</text:p>
          </table:table-cell>
          <table:table-cell office:value-type="float" office:value="274.46802">
            <text:p>274.46802</text:p>
          </table:table-cell>
          <table:table-cell office:value-type="float" office:value="274.58777">
            <text:p>274.58777</text:p>
          </table:table-cell>
          <table:table-cell office:value-type="float" office:value="274.10596">
            <text:p>274.10596</text:p>
          </table:table-cell>
          <table:table-cell office:value-type="float" office:value="272.9489">
            <text:p>272.9489</text:p>
          </table:table-cell>
          <table:table-cell office:value-type="float" office:value="268.12405">
            <text:p>268.12405</text:p>
          </table:table-cell>
          <table:table-cell office:value-type="float" office:value="251.20738">
            <text:p>251.20738</text:p>
          </table:table-cell>
          <table:table-cell office:value-type="float" office:value="247.62416">
            <text:p>247.62416</text:p>
          </table:table-cell>
          <table:table-cell office:value-type="float" office:value="256.64047">
            <text:p>256.64047</text:p>
          </table:table-cell>
          <table:table-cell office:value-type="float" office:value="281.50607">
            <text:p>281.50607</text:p>
          </table:table-cell>
          <table:table-cell table:number-columns-repeated="2" office:value-type="float" office:value="281.50604">
            <text:p>281.50604</text:p>
          </table:table-cell>
          <table:table-cell office:value-type="float" office:value="281.50613">
            <text:p>281.50613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</table:table-row>
        <table:table-row table:style-name="ro1">
          <table:table-cell office:value-type="string">
            <text:p>Rshoulder</text:p>
          </table:table-cell>
          <table:table-cell office:value-type="float" office:value="129.52393">
            <text:p>129.52393</text:p>
          </table:table-cell>
          <table:table-cell office:value-type="float" office:value="136.61035">
            <text:p>136.61035</text:p>
          </table:table-cell>
          <table:table-cell office:value-type="float" office:value="132.24403">
            <text:p>132.24403</text:p>
          </table:table-cell>
          <table:table-cell office:value-type="float" office:value="135.1198">
            <text:p>135.1198</text:p>
          </table:table-cell>
          <table:table-cell office:value-type="float" office:value="139.70135">
            <text:p>139.70135</text:p>
          </table:table-cell>
          <table:table-cell office:value-type="float" office:value="148.5779">
            <text:p>148.5779</text:p>
          </table:table-cell>
          <table:table-cell office:value-type="float" office:value="140.23926">
            <text:p>140.23926</text:p>
          </table:table-cell>
          <table:table-cell office:value-type="float" office:value="142.59216">
            <text:p>142.59216</text:p>
          </table:table-cell>
          <table:table-cell office:value-type="float" office:value="148.02354">
            <text:p>148.02354</text:p>
          </table:table-cell>
          <table:table-cell office:value-type="float" office:value="151.29028">
            <text:p>151.29028</text:p>
          </table:table-cell>
          <table:table-cell office:value-type="float" office:value="161.46364">
            <text:p>161.46364</text:p>
          </table:table-cell>
          <table:table-cell office:value-type="float" office:value="157.32788">
            <text:p>157.32788</text:p>
          </table:table-cell>
          <table:table-cell office:value-type="float" office:value="158.37968">
            <text:p>158.37968</text:p>
          </table:table-cell>
          <table:table-cell office:value-type="float" office:value="157.7981">
            <text:p>157.7981</text:p>
          </table:table-cell>
          <table:table-cell office:value-type="float" office:value="157.48314">
            <text:p>157.48314</text:p>
          </table:table-cell>
          <table:table-cell office:value-type="float" office:value="158.5833">
            <text:p>158.5833</text:p>
          </table:table-cell>
          <table:table-cell office:value-type="float" office:value="164.75816">
            <text:p>164.75816</text:p>
          </table:table-cell>
          <table:table-cell office:value-type="float" office:value="169.59279">
            <text:p>169.59279</text:p>
          </table:table-cell>
          <table:table-cell office:value-type="float" office:value="168.40228">
            <text:p>168.40228</text:p>
          </table:table-cell>
          <table:table-cell office:value-type="float" office:value="167.97777">
            <text:p>167.97777</text:p>
          </table:table-cell>
          <table:table-cell office:value-type="float" office:value="166.07338">
            <text:p>166.07338</text:p>
          </table:table-cell>
          <table:table-cell office:value-type="float" office:value="162.65005">
            <text:p>162.65005</text:p>
          </table:table-cell>
          <table:table-cell office:value-type="float" office:value="162.04475">
            <text:p>162.04475</text:p>
          </table:table-cell>
          <table:table-cell office:value-type="float" office:value="160.41194">
            <text:p>160.41194</text:p>
          </table:table-cell>
          <table:table-cell office:value-type="float" office:value="161.19228">
            <text:p>161.19228</text:p>
          </table:table-cell>
          <table:table-cell office:value-type="float" office:value="161.50706">
            <text:p>161.50706</text:p>
          </table:table-cell>
          <table:table-cell office:value-type="float" office:value="161.07504">
            <text:p>161.07504</text:p>
          </table:table-cell>
          <table:table-cell office:value-type="float" office:value="160.16586">
            <text:p>160.16586</text:p>
          </table:table-cell>
          <table:table-cell office:value-type="float" office:value="161.26495">
            <text:p>161.26495</text:p>
          </table:table-cell>
          <table:table-cell office:value-type="float" office:value="161.55981">
            <text:p>161.55981</text:p>
          </table:table-cell>
          <table:table-cell office:value-type="float" office:value="161.17996">
            <text:p>161.17996</text:p>
          </table:table-cell>
          <table:table-cell office:value-type="float" office:value="154.83376">
            <text:p>154.83376</text:p>
          </table:table-cell>
          <table:table-cell office:value-type="float" office:value="157.28232">
            <text:p>157.28232</text:p>
          </table:table-cell>
          <table:table-cell office:value-type="float" office:value="151.0816">
            <text:p>151.0816</text:p>
          </table:table-cell>
          <table:table-cell office:value-type="float" office:value="150.77904">
            <text:p>150.77904</text:p>
          </table:table-cell>
          <table:table-cell office:value-type="float" office:value="149.65945">
            <text:p>149.65945</text:p>
          </table:table-cell>
          <table:table-cell office:value-type="float" office:value="153.25438">
            <text:p>153.25438</text:p>
          </table:table-cell>
          <table:table-cell office:value-type="float" office:value="154.44382">
            <text:p>154.44382</text:p>
          </table:table-cell>
          <table:table-cell office:value-type="float" office:value="156.6589">
            <text:p>156.6589</text:p>
          </table:table-cell>
          <table:table-cell office:value-type="float" office:value="158.50238">
            <text:p>158.50238</text:p>
          </table:table-cell>
          <table:table-cell office:value-type="float" office:value="155.59398">
            <text:p>155.59398</text:p>
          </table:table-cell>
          <table:table-cell office:value-type="float" office:value="150.17685">
            <text:p>150.17685</text:p>
          </table:table-cell>
          <table:table-cell office:value-type="float" office:value="148.4851">
            <text:p>148.4851</text:p>
          </table:table-cell>
          <table:table-cell office:value-type="float" office:value="148.53615">
            <text:p>148.53615</text:p>
          </table:table-cell>
          <table:table-cell office:value-type="float" office:value="145.56046">
            <text:p>145.56046</text:p>
          </table:table-cell>
          <table:table-cell office:value-type="float" office:value="146.42265">
            <text:p>146.42265</text:p>
          </table:table-cell>
          <table:table-cell office:value-type="float" office:value="144.31052">
            <text:p>144.31052</text:p>
          </table:table-cell>
          <table:table-cell office:value-type="float" office:value="145.18549">
            <text:p>145.18549</text:p>
          </table:table-cell>
          <table:table-cell office:value-type="float" office:value="145.97014">
            <text:p>145.97014</text:p>
          </table:table-cell>
          <table:table-cell office:value-type="float" office:value="147.082">
            <text:p>147.082</text:p>
          </table:table-cell>
          <table:table-cell office:value-type="float" office:value="146.47731">
            <text:p>146.47731</text:p>
          </table:table-cell>
          <table:table-cell office:value-type="float" office:value="146.6981">
            <text:p>146.6981</text:p>
          </table:table-cell>
          <table:table-cell office:value-type="float" office:value="146.33958">
            <text:p>146.33958</text:p>
          </table:table-cell>
          <table:table-cell office:value-type="float" office:value="144.9536">
            <text:p>144.9536</text:p>
          </table:table-cell>
          <table:table-cell office:value-type="float" office:value="145.07497">
            <text:p>145.07497</text:p>
          </table:table-cell>
          <table:table-cell office:value-type="float" office:value="144.86801">
            <text:p>144.86801</text:p>
          </table:table-cell>
          <table:table-cell office:value-type="float" office:value="144.95021">
            <text:p>144.95021</text:p>
          </table:table-cell>
          <table:table-cell office:value-type="float" office:value="144.68147">
            <text:p>144.68147</text:p>
          </table:table-cell>
          <table:table-cell office:value-type="float" office:value="144.37418">
            <text:p>144.37418</text:p>
          </table:table-cell>
          <table:table-cell office:value-type="float" office:value="145.57013">
            <text:p>145.57013</text:p>
          </table:table-cell>
          <table:table-cell office:value-type="float" office:value="145.8182">
            <text:p>145.8182</text:p>
          </table:table-cell>
          <table:table-cell office:value-type="float" office:value="146.35341">
            <text:p>146.35341</text:p>
          </table:table-cell>
          <table:table-cell office:value-type="float" office:value="148.06721">
            <text:p>148.06721</text:p>
          </table:table-cell>
          <table:table-cell office:value-type="float" office:value="147.9286">
            <text:p>147.9286</text:p>
          </table:table-cell>
          <table:table-cell office:value-type="float" office:value="148.04129">
            <text:p>148.04129</text:p>
          </table:table-cell>
          <table:table-cell office:value-type="float" office:value="148.45976">
            <text:p>148.45976</text:p>
          </table:table-cell>
          <table:table-cell office:value-type="float" office:value="148.94637">
            <text:p>148.94637</text:p>
          </table:table-cell>
          <table:table-cell office:value-type="float" office:value="141.29852">
            <text:p>141.29852</text:p>
          </table:table-cell>
          <table:table-cell office:value-type="float" office:value="145.13885">
            <text:p>145.13885</text:p>
          </table:table-cell>
          <table:table-cell office:value-type="float" office:value="147.97151">
            <text:p>147.97151</text:p>
          </table:table-cell>
          <table:table-cell office:value-type="float" office:value="149.5088">
            <text:p>149.5088</text:p>
          </table:table-cell>
          <table:table-cell office:value-type="float" office:value="151.04597">
            <text:p>151.04597</text:p>
          </table:table-cell>
          <table:table-cell office:value-type="float" office:value="152.98639">
            <text:p>152.98639</text:p>
          </table:table-cell>
          <table:table-cell office:value-type="float" office:value="153.8105">
            <text:p>153.8105</text:p>
          </table:table-cell>
          <table:table-cell office:value-type="float" office:value="154.26791">
            <text:p>154.26791</text:p>
          </table:table-cell>
          <table:table-cell office:value-type="float" office:value="154.1821">
            <text:p>154.1821</text:p>
          </table:table-cell>
          <table:table-cell office:value-type="float" office:value="153.43872">
            <text:p>153.43872</text:p>
          </table:table-cell>
          <table:table-cell office:value-type="float" office:value="153.3602">
            <text:p>153.3602</text:p>
          </table:table-cell>
          <table:table-cell office:value-type="float" office:value="153.57652">
            <text:p>153.57652</text:p>
          </table:table-cell>
          <table:table-cell office:value-type="float" office:value="153.42146">
            <text:p>153.42146</text:p>
          </table:table-cell>
          <table:table-cell office:value-type="float" office:value="152.4601">
            <text:p>152.4601</text:p>
          </table:table-cell>
          <table:table-cell office:value-type="float" office:value="151.82834">
            <text:p>151.82834</text:p>
          </table:table-cell>
          <table:table-cell office:value-type="float" office:value="152.99213">
            <text:p>152.99213</text:p>
          </table:table-cell>
          <table:table-cell office:value-type="float" office:value="160.6653">
            <text:p>160.6653</text:p>
          </table:table-cell>
          <table:table-cell office:value-type="float" office:value="164.34431">
            <text:p>164.34431</text:p>
          </table:table-cell>
          <table:table-cell office:value-type="float" office:value="166.40892">
            <text:p>166.40892</text:p>
          </table:table-cell>
          <table:table-cell office:value-type="float" office:value="167.46051">
            <text:p>167.46051</text:p>
          </table:table-cell>
          <table:table-cell office:value-type="float" office:value="168.00665">
            <text:p>168.00665</text:p>
          </table:table-cell>
          <table:table-cell office:value-type="float" office:value="168.29181">
            <text:p>168.29181</text:p>
          </table:table-cell>
          <table:table-cell office:value-type="float" office:value="168.41782">
            <text:p>168.41782</text:p>
          </table:table-cell>
          <table:table-cell office:value-type="float" office:value="168.48648">
            <text:p>168.48648</text:p>
          </table:table-cell>
          <table:table-cell office:value-type="float" office:value="168.52278">
            <text:p>168.52278</text:p>
          </table:table-cell>
          <table:table-cell office:value-type="float" office:value="168.53288">
            <text:p>168.53288</text:p>
          </table:table-cell>
          <table:table-cell office:value-type="float" office:value="168.53719">
            <text:p>168.53719</text:p>
          </table:table-cell>
          <table:table-cell office:value-type="float" office:value="168.56572">
            <text:p>168.56572</text:p>
          </table:table-cell>
          <table:table-cell office:value-type="float" office:value="168.58055">
            <text:p>168.58055</text:p>
          </table:table-cell>
          <table:table-cell office:value-type="float" office:value="168.58685">
            <text:p>168.58685</text:p>
          </table:table-cell>
          <table:table-cell office:value-type="float" office:value="168.58525">
            <text:p>168.58525</text:p>
          </table:table-cell>
          <table:table-cell office:value-type="float" office:value="168.58331">
            <text:p>168.58331</text:p>
          </table:table-cell>
          <table:table-cell office:value-type="float" office:value="168.57205">
            <text:p>168.57205</text:p>
          </table:table-cell>
          <table:table-cell office:value-type="float" office:value="168.57896">
            <text:p>168.57896</text:p>
          </table:table-cell>
          <table:table-cell office:value-type="float" office:value="168.5657">
            <text:p>168.5657</text:p>
          </table:table-cell>
          <table:table-cell office:value-type="float" office:value="168.57413">
            <text:p>168.57413</text:p>
          </table:table-cell>
          <table:table-cell office:value-type="float" office:value="168.5807">
            <text:p>168.5807</text:p>
          </table:table-cell>
          <table:table-cell office:value-type="float" office:value="168.57883">
            <text:p>168.57883</text:p>
          </table:table-cell>
          <table:table-cell office:value-type="float" office:value="168.56654">
            <text:p>168.56654</text:p>
          </table:table-cell>
          <table:table-cell office:value-type="float" office:value="168.56989">
            <text:p>168.56989</text:p>
          </table:table-cell>
          <table:table-cell office:value-type="float" office:value="168.57788">
            <text:p>168.57788</text:p>
          </table:table-cell>
          <table:table-cell office:value-type="float" office:value="168.56662">
            <text:p>168.56662</text:p>
          </table:table-cell>
          <table:table-cell office:value-type="float" office:value="168.58073">
            <text:p>168.58073</text:p>
          </table:table-cell>
          <table:table-cell office:value-type="float" office:value="168.5872">
            <text:p>168.5872</text:p>
          </table:table-cell>
          <table:table-cell office:value-type="float" office:value="168.56113">
            <text:p>168.56113</text:p>
          </table:table-cell>
          <table:table-cell office:value-type="float" office:value="168.50319">
            <text:p>168.50319</text:p>
          </table:table-cell>
          <table:table-cell office:value-type="float" office:value="168.43243">
            <text:p>168.43243</text:p>
          </table:table-cell>
          <table:table-cell office:value-type="float" office:value="168.31888">
            <text:p>168.31888</text:p>
          </table:table-cell>
          <table:table-cell office:value-type="float" office:value="168.37836">
            <text:p>168.37836</text:p>
          </table:table-cell>
          <table:table-cell office:value-type="float" office:value="168.4612">
            <text:p>168.4612</text:p>
          </table:table-cell>
          <table:table-cell office:value-type="float" office:value="168.5086">
            <text:p>168.5086</text:p>
          </table:table-cell>
          <table:table-cell office:value-type="float" office:value="168.39674">
            <text:p>168.39674</text:p>
          </table:table-cell>
          <table:table-cell office:value-type="float" office:value="168.2438">
            <text:p>168.2438</text:p>
          </table:table-cell>
          <table:table-cell office:value-type="float" office:value="168.22935">
            <text:p>168.22935</text:p>
          </table:table-cell>
          <table:table-cell office:value-type="float" office:value="168.30902">
            <text:p>168.30902</text:p>
          </table:table-cell>
          <table:table-cell office:value-type="float" office:value="168.32713">
            <text:p>168.32713</text:p>
          </table:table-cell>
          <table:table-cell office:value-type="float" office:value="168.29073">
            <text:p>168.29073</text:p>
          </table:table-cell>
          <table:table-cell office:value-type="float" office:value="168.2783">
            <text:p>168.2783</text:p>
          </table:table-cell>
          <table:table-cell office:value-type="float" office:value="168.3794">
            <text:p>168.3794</text:p>
          </table:table-cell>
          <table:table-cell office:value-type="float" office:value="168.4189">
            <text:p>168.4189</text:p>
          </table:table-cell>
          <table:table-cell office:value-type="float" office:value="168.40536">
            <text:p>168.40536</text:p>
          </table:table-cell>
          <table:table-cell office:value-type="float" office:value="168.44911">
            <text:p>168.44911</text:p>
          </table:table-cell>
          <table:table-cell office:value-type="float" office:value="168.42923">
            <text:p>168.42923</text:p>
          </table:table-cell>
          <table:table-cell office:value-type="float" office:value="168.4576">
            <text:p>168.4576</text:p>
          </table:table-cell>
          <table:table-cell office:value-type="float" office:value="168.50363">
            <text:p>168.50363</text:p>
          </table:table-cell>
          <table:table-cell office:value-type="float" office:value="168.42937">
            <text:p>168.42937</text:p>
          </table:table-cell>
          <table:table-cell office:value-type="float" office:value="168.50096">
            <text:p>168.50096</text:p>
          </table:table-cell>
          <table:table-cell office:value-type="float" office:value="168.4566">
            <text:p>168.4566</text:p>
          </table:table-cell>
          <table:table-cell office:value-type="float" office:value="168.5234">
            <text:p>168.5234</text:p>
          </table:table-cell>
          <table:table-cell office:value-type="float" office:value="168.49786">
            <text:p>168.49786</text:p>
          </table:table-cell>
          <table:table-cell office:value-type="float" office:value="168.45049">
            <text:p>168.45049</text:p>
          </table:table-cell>
          <table:table-cell office:value-type="float" office:value="168.48492">
            <text:p>168.48492</text:p>
          </table:table-cell>
          <table:table-cell office:value-type="float" office:value="168.35774">
            <text:p>168.35774</text:p>
          </table:table-cell>
          <table:table-cell office:value-type="float" office:value="167.7726">
            <text:p>167.7726</text:p>
          </table:table-cell>
          <table:table-cell office:value-type="float" office:value="167.76471">
            <text:p>167.76471</text:p>
          </table:table-cell>
          <table:table-cell office:value-type="float" office:value="167.59404">
            <text:p>167.59404</text:p>
          </table:table-cell>
          <table:table-cell office:value-type="float" office:value="167.71599">
            <text:p>167.71599</text:p>
          </table:table-cell>
          <table:table-cell office:value-type="float" office:value="168.03557">
            <text:p>168.03557</text:p>
          </table:table-cell>
          <table:table-cell office:value-type="float" office:value="165.50679">
            <text:p>165.50679</text:p>
          </table:table-cell>
          <table:table-cell office:value-type="float" office:value="165.52419">
            <text:p>165.52419</text:p>
          </table:table-cell>
          <table:table-cell office:value-type="float" office:value="166.67245">
            <text:p>166.67245</text:p>
          </table:table-cell>
          <table:table-cell office:value-type="float" office:value="167.37556">
            <text:p>167.37556</text:p>
          </table:table-cell>
          <table:table-cell office:value-type="float" office:value="167.2134">
            <text:p>167.2134</text:p>
          </table:table-cell>
          <table:table-cell office:value-type="float" office:value="167.89597">
            <text:p>167.89597</text:p>
          </table:table-cell>
          <table:table-cell office:value-type="float" office:value="168.1678">
            <text:p>168.1678</text:p>
          </table:table-cell>
          <table:table-cell office:value-type="float" office:value="168.29674">
            <text:p>168.29674</text:p>
          </table:table-cell>
          <table:table-cell office:value-type="float" office:value="166.94638">
            <text:p>166.94638</text:p>
          </table:table-cell>
          <table:table-cell office:value-type="float" office:value="166.98904">
            <text:p>166.98904</text:p>
          </table:table-cell>
          <table:table-cell office:value-type="float" office:value="167.51817">
            <text:p>167.51817</text:p>
          </table:table-cell>
          <table:table-cell office:value-type="float" office:value="168.0189">
            <text:p>168.0189</text:p>
          </table:table-cell>
          <table:table-cell office:value-type="float" office:value="168.3079">
            <text:p>168.3079</text:p>
          </table:table-cell>
          <table:table-cell office:value-type="float" office:value="168.4315">
            <text:p>168.4315</text:p>
          </table:table-cell>
          <table:table-cell office:value-type="float" office:value="168.51141">
            <text:p>168.51141</text:p>
          </table:table-cell>
          <table:table-cell office:value-type="float" office:value="168.0079">
            <text:p>168.0079</text:p>
          </table:table-cell>
          <table:table-cell office:value-type="float" office:value="168.03812">
            <text:p>168.03812</text:p>
          </table:table-cell>
          <table:table-cell office:value-type="float" office:value="168.21153">
            <text:p>168.21153</text:p>
          </table:table-cell>
          <table:table-cell office:value-type="float" office:value="168.33276">
            <text:p>168.33276</text:p>
          </table:table-cell>
          <table:table-cell office:value-type="float" office:value="168.4271">
            <text:p>168.4271</text:p>
          </table:table-cell>
          <table:table-cell office:value-type="float" office:value="168.49393">
            <text:p>168.49393</text:p>
          </table:table-cell>
          <table:table-cell office:value-type="float" office:value="168.5277">
            <text:p>168.5277</text:p>
          </table:table-cell>
          <table:table-cell office:value-type="float" office:value="168.23306">
            <text:p>168.23306</text:p>
          </table:table-cell>
          <table:table-cell office:value-type="float" office:value="168.20647">
            <text:p>168.20647</text:p>
          </table:table-cell>
          <table:table-cell office:value-type="float" office:value="168.32895">
            <text:p>168.32895</text:p>
          </table:table-cell>
          <table:table-cell office:value-type="float" office:value="168.27861">
            <text:p>168.27861</text:p>
          </table:table-cell>
          <table:table-cell office:value-type="float" office:value="168.27287">
            <text:p>168.27287</text:p>
          </table:table-cell>
          <table:table-cell office:value-type="float" office:value="168.15782">
            <text:p>168.15782</text:p>
          </table:table-cell>
          <table:table-cell office:value-type="float" office:value="168.2491">
            <text:p>168.2491</text:p>
          </table:table-cell>
          <table:table-cell office:value-type="float" office:value="168.00179">
            <text:p>168.00179</text:p>
          </table:table-cell>
          <table:table-cell office:value-type="float" office:value="167.92233">
            <text:p>167.92233</text:p>
          </table:table-cell>
          <table:table-cell office:value-type="float" office:value="167.8339">
            <text:p>167.8339</text:p>
          </table:table-cell>
          <table:table-cell office:value-type="float" office:value="167.93822">
            <text:p>167.93822</text:p>
          </table:table-cell>
          <table:table-cell office:value-type="float" office:value="167.94771">
            <text:p>167.94771</text:p>
          </table:table-cell>
          <table:table-cell office:value-type="float" office:value="168.05821">
            <text:p>168.05821</text:p>
          </table:table-cell>
          <table:table-cell office:value-type="float" office:value="168.11992">
            <text:p>168.11992</text:p>
          </table:table-cell>
          <table:table-cell office:value-type="float" office:value="168.22672">
            <text:p>168.22672</text:p>
          </table:table-cell>
          <table:table-cell office:value-type="float" office:value="168.30136">
            <text:p>168.30136</text:p>
          </table:table-cell>
          <table:table-cell office:value-type="float" office:value="168.3331">
            <text:p>168.3331</text:p>
          </table:table-cell>
          <table:table-cell office:value-type="float" office:value="168.40305">
            <text:p>168.40305</text:p>
          </table:table-cell>
          <table:table-cell office:value-type="float" office:value="168.48679">
            <text:p>168.48679</text:p>
          </table:table-cell>
          <table:table-cell office:value-type="float" office:value="168.49727">
            <text:p>168.49727</text:p>
          </table:table-cell>
          <table:table-cell office:value-type="float" office:value="168.53178">
            <text:p>168.53178</text:p>
          </table:table-cell>
          <table:table-cell office:value-type="float" office:value="168.52893">
            <text:p>168.52893</text:p>
          </table:table-cell>
          <table:table-cell office:value-type="float" office:value="168.43047">
            <text:p>168.43047</text:p>
          </table:table-cell>
          <table:table-cell office:value-type="float" office:value="168.22787">
            <text:p>168.22787</text:p>
          </table:table-cell>
          <table:table-cell office:value-type="float" office:value="168.15079">
            <text:p>168.15079</text:p>
          </table:table-cell>
          <table:table-cell office:value-type="float" office:value="168.0725">
            <text:p>168.0725</text:p>
          </table:table-cell>
          <table:table-cell office:value-type="float" office:value="167.94879">
            <text:p>167.94879</text:p>
          </table:table-cell>
          <table:table-cell office:value-type="float" office:value="167.90002">
            <text:p>167.90002</text:p>
          </table:table-cell>
          <table:table-cell office:value-type="float" office:value="168.12708">
            <text:p>168.12708</text:p>
          </table:table-cell>
          <table:table-cell office:value-type="float" office:value="168.22142">
            <text:p>168.22142</text:p>
          </table:table-cell>
          <table:table-cell office:value-type="float" office:value="167.86237">
            <text:p>167.86237</text:p>
          </table:table-cell>
          <table:table-cell office:value-type="float" office:value="167.77266">
            <text:p>167.77266</text:p>
          </table:table-cell>
          <table:table-cell office:value-type="float" office:value="167.45699">
            <text:p>167.45699</text:p>
          </table:table-cell>
          <table:table-cell office:value-type="float" office:value="167.71687">
            <text:p>167.71687</text:p>
          </table:table-cell>
          <table:table-cell office:value-type="float" office:value="167.63017">
            <text:p>167.63017</text:p>
          </table:table-cell>
          <table:table-cell office:value-type="float" office:value="167.6444">
            <text:p>167.6444</text:p>
          </table:table-cell>
          <table:table-cell office:value-type="float" office:value="167.61989">
            <text:p>167.61989</text:p>
          </table:table-cell>
          <table:table-cell office:value-type="float" office:value="167.62462">
            <text:p>167.62462</text:p>
          </table:table-cell>
          <table:table-cell office:value-type="float" office:value="167.76231">
            <text:p>167.76231</text:p>
          </table:table-cell>
          <table:table-cell office:value-type="float" office:value="167.51944">
            <text:p>167.51944</text:p>
          </table:table-cell>
          <table:table-cell office:value-type="float" office:value="167.62138">
            <text:p>167.62138</text:p>
          </table:table-cell>
          <table:table-cell office:value-type="float" office:value="167.84558">
            <text:p>167.84558</text:p>
          </table:table-cell>
          <table:table-cell office:value-type="float" office:value="167.24574">
            <text:p>167.24574</text:p>
          </table:table-cell>
          <table:table-cell office:value-type="float" office:value="167.64714">
            <text:p>167.64714</text:p>
          </table:table-cell>
          <table:table-cell office:value-type="float" office:value="168.05168">
            <text:p>168.05168</text:p>
          </table:table-cell>
          <table:table-cell office:value-type="float" office:value="168.1607">
            <text:p>168.1607</text:p>
          </table:table-cell>
          <table:table-cell office:value-type="float" office:value="168.30826">
            <text:p>168.30826</text:p>
          </table:table-cell>
          <table:table-cell office:value-type="float" office:value="168.44153">
            <text:p>168.44153</text:p>
          </table:table-cell>
          <table:table-cell office:value-type="float" office:value="168.23465">
            <text:p>168.23465</text:p>
          </table:table-cell>
          <table:table-cell office:value-type="float" office:value="168.13664">
            <text:p>168.13664</text:p>
          </table:table-cell>
          <table:table-cell office:value-type="float" office:value="167.5282">
            <text:p>167.5282</text:p>
          </table:table-cell>
          <table:table-cell office:value-type="float" office:value="165.23212">
            <text:p>165.23212</text:p>
          </table:table-cell>
          <table:table-cell office:value-type="float" office:value="165.71994">
            <text:p>165.71994</text:p>
          </table:table-cell>
          <table:table-cell office:value-type="float" office:value="165.18939">
            <text:p>165.18939</text:p>
          </table:table-cell>
          <table:table-cell office:value-type="float" office:value="165.67491">
            <text:p>165.67491</text:p>
          </table:table-cell>
          <table:table-cell office:value-type="float" office:value="164.33041">
            <text:p>164.33041</text:p>
          </table:table-cell>
          <table:table-cell office:value-type="float" office:value="165.66698">
            <text:p>165.66698</text:p>
          </table:table-cell>
          <table:table-cell office:value-type="float" office:value="166.94365">
            <text:p>166.94365</text:p>
          </table:table-cell>
          <table:table-cell office:value-type="float" office:value="167.47665">
            <text:p>167.47665</text:p>
          </table:table-cell>
          <table:table-cell office:value-type="float" office:value="167.51202">
            <text:p>167.51202</text:p>
          </table:table-cell>
          <table:table-cell office:value-type="float" office:value="167.66968">
            <text:p>167.66968</text:p>
          </table:table-cell>
          <table:table-cell office:value-type="float" office:value="167.65715">
            <text:p>167.65715</text:p>
          </table:table-cell>
          <table:table-cell office:value-type="float" office:value="167.44872">
            <text:p>167.44872</text:p>
          </table:table-cell>
          <table:table-cell office:value-type="float" office:value="167.59467">
            <text:p>167.59467</text:p>
          </table:table-cell>
          <table:table-cell office:value-type="float" office:value="167.89676">
            <text:p>167.89676</text:p>
          </table:table-cell>
          <table:table-cell office:value-type="float" office:value="168.11061">
            <text:p>168.11061</text:p>
          </table:table-cell>
          <table:table-cell office:value-type="float" office:value="168.28511">
            <text:p>168.28511</text:p>
          </table:table-cell>
          <table:table-cell office:value-type="float" office:value="168.24405">
            <text:p>168.24405</text:p>
          </table:table-cell>
          <table:table-cell office:value-type="float" office:value="168.25047">
            <text:p>168.25047</text:p>
          </table:table-cell>
          <table:table-cell office:value-type="float" office:value="168.34572">
            <text:p>168.34572</text:p>
          </table:table-cell>
          <table:table-cell office:value-type="float" office:value="168.44124">
            <text:p>168.44124</text:p>
          </table:table-cell>
          <table:table-cell office:value-type="float" office:value="168.43488">
            <text:p>168.43488</text:p>
          </table:table-cell>
          <table:table-cell office:value-type="float" office:value="168.46404">
            <text:p>168.46404</text:p>
          </table:table-cell>
          <table:table-cell office:value-type="float" office:value="168.43607">
            <text:p>168.43607</text:p>
          </table:table-cell>
          <table:table-cell office:value-type="float" office:value="168.43224">
            <text:p>168.43224</text:p>
          </table:table-cell>
          <table:table-cell office:value-type="float" office:value="168.47118">
            <text:p>168.47118</text:p>
          </table:table-cell>
          <table:table-cell office:value-type="float" office:value="168.48116">
            <text:p>168.48116</text:p>
          </table:table-cell>
          <table:table-cell office:value-type="float" office:value="168.53246">
            <text:p>168.53246</text:p>
          </table:table-cell>
          <table:table-cell office:value-type="float" office:value="168.55817">
            <text:p>168.55817</text:p>
          </table:table-cell>
          <table:table-cell office:value-type="float" office:value="168.52225">
            <text:p>168.52225</text:p>
          </table:table-cell>
          <table:table-cell office:value-type="float" office:value="168.49185">
            <text:p>168.49185</text:p>
          </table:table-cell>
          <table:table-cell office:value-type="float" office:value="168.46637">
            <text:p>168.46637</text:p>
          </table:table-cell>
          <table:table-cell office:value-type="float" office:value="168.51076">
            <text:p>168.51076</text:p>
          </table:table-cell>
          <table:table-cell office:value-type="float" office:value="168.54497">
            <text:p>168.54497</text:p>
          </table:table-cell>
          <table:table-cell office:value-type="float" office:value="168.554">
            <text:p>168.554</text:p>
          </table:table-cell>
          <table:table-cell office:value-type="float" office:value="168.56454">
            <text:p>168.56454</text:p>
          </table:table-cell>
          <table:table-cell office:value-type="float" office:value="168.54242">
            <text:p>168.54242</text:p>
          </table:table-cell>
          <table:table-cell office:value-type="float" office:value="168.46004">
            <text:p>168.46004</text:p>
          </table:table-cell>
          <table:table-cell office:value-type="float" office:value="168.42435">
            <text:p>168.42435</text:p>
          </table:table-cell>
          <table:table-cell office:value-type="float" office:value="168.29994">
            <text:p>168.29994</text:p>
          </table:table-cell>
          <table:table-cell office:value-type="float" office:value="168.2981">
            <text:p>168.2981</text:p>
          </table:table-cell>
          <table:table-cell office:value-type="float" office:value="168.40381">
            <text:p>168.40381</text:p>
          </table:table-cell>
          <table:table-cell office:value-type="float" office:value="168.42274">
            <text:p>168.42274</text:p>
          </table:table-cell>
          <table:table-cell office:value-type="float" office:value="168.47446">
            <text:p>168.47446</text:p>
          </table:table-cell>
          <table:table-cell office:value-type="float" office:value="168.52007">
            <text:p>168.52007</text:p>
          </table:table-cell>
          <table:table-cell office:value-type="float" office:value="168.55394">
            <text:p>168.55394</text:p>
          </table:table-cell>
          <table:table-cell office:value-type="float" office:value="168.57013">
            <text:p>168.57013</text:p>
          </table:table-cell>
          <table:table-cell office:value-type="float" office:value="168.583">
            <text:p>168.583</text:p>
          </table:table-cell>
          <table:table-cell office:value-type="float" office:value="168.58997">
            <text:p>168.58997</text:p>
          </table:table-cell>
          <table:table-cell office:value-type="float" office:value="168.59352">
            <text:p>168.59352</text:p>
          </table:table-cell>
          <table:table-cell office:value-type="float" office:value="168.59431">
            <text:p>168.59431</text:p>
          </table:table-cell>
          <table:table-cell office:value-type="float" office:value="168.59393">
            <text:p>168.59393</text:p>
          </table:table-cell>
          <table:table-cell office:value-type="float" office:value="168.59541">
            <text:p>168.59541</text:p>
          </table:table-cell>
          <table:table-cell office:value-type="float" office:value="168.57738">
            <text:p>168.57738</text:p>
          </table:table-cell>
          <table:table-cell office:value-type="float" office:value="168.57445">
            <text:p>168.57445</text:p>
          </table:table-cell>
          <table:table-cell office:value-type="float" office:value="168.58482">
            <text:p>168.58482</text:p>
          </table:table-cell>
          <table:table-cell office:value-type="float" office:value="168.58734">
            <text:p>168.58734</text:p>
          </table:table-cell>
          <table:table-cell office:value-type="float" office:value="168.57687">
            <text:p>168.57687</text:p>
          </table:table-cell>
          <table:table-cell office:value-type="float" office:value="168.56868">
            <text:p>168.56868</text:p>
          </table:table-cell>
          <table:table-cell office:value-type="float" office:value="168.57063">
            <text:p>168.57063</text:p>
          </table:table-cell>
          <table:table-cell office:value-type="float" office:value="168.55836">
            <text:p>168.55836</text:p>
          </table:table-cell>
          <table:table-cell office:value-type="float" office:value="168.55344">
            <text:p>168.55344</text:p>
          </table:table-cell>
          <table:table-cell office:value-type="float" office:value="168.5222">
            <text:p>168.5222</text:p>
          </table:table-cell>
          <table:table-cell office:value-type="float" office:value="168.51088">
            <text:p>168.51088</text:p>
          </table:table-cell>
          <table:table-cell office:value-type="float" office:value="168.50923">
            <text:p>168.50923</text:p>
          </table:table-cell>
          <table:table-cell office:value-type="float" office:value="168.55005">
            <text:p>168.55005</text:p>
          </table:table-cell>
          <table:table-cell office:value-type="float" office:value="168.55461">
            <text:p>168.55461</text:p>
          </table:table-cell>
          <table:table-cell office:value-type="float" office:value="168.56017">
            <text:p>168.56017</text:p>
          </table:table-cell>
          <table:table-cell office:value-type="float" office:value="168.56981">
            <text:p>168.56981</text:p>
          </table:table-cell>
          <table:table-cell office:value-type="float" office:value="168.57948">
            <text:p>168.57948</text:p>
          </table:table-cell>
          <table:table-cell office:value-type="float" office:value="168.5793">
            <text:p>168.5793</text:p>
          </table:table-cell>
          <table:table-cell office:value-type="float" office:value="168.57854">
            <text:p>168.57854</text:p>
          </table:table-cell>
          <table:table-cell office:value-type="float" office:value="168.57477">
            <text:p>168.57477</text:p>
          </table:table-cell>
          <table:table-cell office:value-type="float" office:value="168.58575">
            <text:p>168.58575</text:p>
          </table:table-cell>
          <table:table-cell office:value-type="float" office:value="168.58955">
            <text:p>168.58955</text:p>
          </table:table-cell>
          <table:table-cell office:value-type="float" office:value="168.53722">
            <text:p>168.53722</text:p>
          </table:table-cell>
          <table:table-cell office:value-type="float" office:value="168.5652">
            <text:p>168.5652</text:p>
          </table:table-cell>
          <table:table-cell office:value-type="float" office:value="168.56544">
            <text:p>168.56544</text:p>
          </table:table-cell>
          <table:table-cell office:value-type="float" office:value="168.5563">
            <text:p>168.5563</text:p>
          </table:table-cell>
          <table:table-cell office:value-type="float" office:value="168.57228">
            <text:p>168.57228</text:p>
          </table:table-cell>
          <table:table-cell office:value-type="float" office:value="168.58282">
            <text:p>168.58282</text:p>
          </table:table-cell>
          <table:table-cell office:value-type="float" office:value="168.58037">
            <text:p>168.58037</text:p>
          </table:table-cell>
          <table:table-cell office:value-type="float" office:value="168.5795">
            <text:p>168.5795</text:p>
          </table:table-cell>
          <table:table-cell office:value-type="float" office:value="168.57376">
            <text:p>168.57376</text:p>
          </table:table-cell>
          <table:table-cell office:value-type="float" office:value="168.57172">
            <text:p>168.57172</text:p>
          </table:table-cell>
          <table:table-cell office:value-type="float" office:value="168.53291">
            <text:p>168.53291</text:p>
          </table:table-cell>
          <table:table-cell office:value-type="float" office:value="168.50815">
            <text:p>168.50815</text:p>
          </table:table-cell>
          <table:table-cell office:value-type="float" office:value="168.47935">
            <text:p>168.47935</text:p>
          </table:table-cell>
          <table:table-cell office:value-type="float" office:value="168.44954">
            <text:p>168.44954</text:p>
          </table:table-cell>
          <table:table-cell office:value-type="float" office:value="168.40887">
            <text:p>168.40887</text:p>
          </table:table-cell>
          <table:table-cell office:value-type="float" office:value="168.44006">
            <text:p>168.44006</text:p>
          </table:table-cell>
          <table:table-cell office:value-type="float" office:value="168.48303">
            <text:p>168.48303</text:p>
          </table:table-cell>
          <table:table-cell office:value-type="float" office:value="168.5099">
            <text:p>168.5099</text:p>
          </table:table-cell>
          <table:table-cell office:value-type="float" office:value="168.54109">
            <text:p>168.54109</text:p>
          </table:table-cell>
          <table:table-cell office:value-type="float" office:value="168.55057">
            <text:p>168.55057</text:p>
          </table:table-cell>
          <table:table-cell office:value-type="float" office:value="168.49867">
            <text:p>168.49867</text:p>
          </table:table-cell>
          <table:table-cell office:value-type="float" office:value="168.51201">
            <text:p>168.51201</text:p>
          </table:table-cell>
          <table:table-cell office:value-type="float" office:value="168.42032">
            <text:p>168.42032</text:p>
          </table:table-cell>
          <table:table-cell office:value-type="float" office:value="168.41917">
            <text:p>168.41917</text:p>
          </table:table-cell>
          <table:table-cell office:value-type="float" office:value="168.31795">
            <text:p>168.31795</text:p>
          </table:table-cell>
          <table:table-cell office:value-type="float" office:value="168.43149">
            <text:p>168.43149</text:p>
          </table:table-cell>
          <table:table-cell office:value-type="float" office:value="168.49094">
            <text:p>168.49094</text:p>
          </table:table-cell>
          <table:table-cell office:value-type="float" office:value="168.45055">
            <text:p>168.45055</text:p>
          </table:table-cell>
          <table:table-cell office:value-type="float" office:value="168.48512">
            <text:p>168.48512</text:p>
          </table:table-cell>
          <table:table-cell office:value-type="float" office:value="168.50856">
            <text:p>168.50856</text:p>
          </table:table-cell>
          <table:table-cell office:value-type="float" office:value="168.4588">
            <text:p>168.4588</text:p>
          </table:table-cell>
          <table:table-cell office:value-type="float" office:value="168.40605">
            <text:p>168.40605</text:p>
          </table:table-cell>
          <table:table-cell office:value-type="float" office:value="168.44273">
            <text:p>168.44273</text:p>
          </table:table-cell>
          <table:table-cell office:value-type="float" office:value="168.43289">
            <text:p>168.43289</text:p>
          </table:table-cell>
          <table:table-cell office:value-type="float" office:value="168.40504">
            <text:p>168.40504</text:p>
          </table:table-cell>
          <table:table-cell office:value-type="float" office:value="167.42944">
            <text:p>167.42944</text:p>
          </table:table-cell>
          <table:table-cell office:value-type="float" office:value="167.6826">
            <text:p>167.6826</text:p>
          </table:table-cell>
          <table:table-cell office:value-type="float" office:value="167.99893">
            <text:p>167.99893</text:p>
          </table:table-cell>
          <table:table-cell office:value-type="float" office:value="168.2048">
            <text:p>168.2048</text:p>
          </table:table-cell>
          <table:table-cell office:value-type="float" office:value="168.31975">
            <text:p>168.31975</text:p>
          </table:table-cell>
          <table:table-cell office:value-type="float" office:value="168.38046">
            <text:p>168.38046</text:p>
          </table:table-cell>
          <table:table-cell office:value-type="float" office:value="168.41216">
            <text:p>168.41216</text:p>
          </table:table-cell>
        </table:table-row>
        <table:table-row table:style-name="ro1">
          <table:table-cell office:value-type="string">
            <text:p>Rarm</text:p>
          </table:table-cell>
          <table:table-cell office:value-type="float" office:value="279.06332">
            <text:p>279.06332</text:p>
          </table:table-cell>
          <table:table-cell office:value-type="float" office:value="237.28833">
            <text:p>237.28833</text:p>
          </table:table-cell>
          <table:table-cell office:value-type="float" office:value="239.75223">
            <text:p>239.75223</text:p>
          </table:table-cell>
          <table:table-cell office:value-type="float" office:value="250.44583">
            <text:p>250.44583</text:p>
          </table:table-cell>
          <table:table-cell office:value-type="float" office:value="248.44896">
            <text:p>248.44896</text:p>
          </table:table-cell>
          <table:table-cell office:value-type="float" office:value="254.22145">
            <text:p>254.22145</text:p>
          </table:table-cell>
          <table:table-cell office:value-type="float" office:value="259.36697">
            <text:p>259.36697</text:p>
          </table:table-cell>
          <table:table-cell office:value-type="float" office:value="260.46237">
            <text:p>260.46237</text:p>
          </table:table-cell>
          <table:table-cell office:value-type="float" office:value="255.77637">
            <text:p>255.77637</text:p>
          </table:table-cell>
          <table:table-cell office:value-type="float" office:value="267.42728">
            <text:p>267.42728</text:p>
          </table:table-cell>
          <table:table-cell office:value-type="float" office:value="263.42807">
            <text:p>263.42807</text:p>
          </table:table-cell>
          <table:table-cell office:value-type="float" office:value="274.83673">
            <text:p>274.83673</text:p>
          </table:table-cell>
          <table:table-cell office:value-type="float" office:value="271.3151">
            <text:p>271.3151</text:p>
          </table:table-cell>
          <table:table-cell office:value-type="float" office:value="269.06525">
            <text:p>269.06525</text:p>
          </table:table-cell>
          <table:table-cell office:value-type="float" office:value="271.0349">
            <text:p>271.0349</text:p>
          </table:table-cell>
          <table:table-cell office:value-type="float" office:value="271.86197">
            <text:p>271.86197</text:p>
          </table:table-cell>
          <table:table-cell office:value-type="float" office:value="272.85278">
            <text:p>272.85278</text:p>
          </table:table-cell>
          <table:table-cell office:value-type="float" office:value="275.12292">
            <text:p>275.12292</text:p>
          </table:table-cell>
          <table:table-cell office:value-type="float" office:value="276.5577">
            <text:p>276.5577</text:p>
          </table:table-cell>
          <table:table-cell office:value-type="float" office:value="276.0677">
            <text:p>276.0677</text:p>
          </table:table-cell>
          <table:table-cell office:value-type="float" office:value="269.765">
            <text:p>269.765</text:p>
          </table:table-cell>
          <table:table-cell office:value-type="float" office:value="268.76132">
            <text:p>268.76132</text:p>
          </table:table-cell>
          <table:table-cell office:value-type="float" office:value="271.85184">
            <text:p>271.85184</text:p>
          </table:table-cell>
          <table:table-cell office:value-type="float" office:value="273.04755">
            <text:p>273.04755</text:p>
          </table:table-cell>
          <table:table-cell office:value-type="float" office:value="272.12775">
            <text:p>272.12775</text:p>
          </table:table-cell>
          <table:table-cell office:value-type="float" office:value="266.76196">
            <text:p>266.76196</text:p>
          </table:table-cell>
          <table:table-cell office:value-type="float" office:value="265.842">
            <text:p>265.842</text:p>
          </table:table-cell>
          <table:table-cell office:value-type="float" office:value="261.49283">
            <text:p>261.49283</text:p>
          </table:table-cell>
          <table:table-cell office:value-type="float" office:value="260.78558">
            <text:p>260.78558</text:p>
          </table:table-cell>
          <table:table-cell office:value-type="float" office:value="261.73196">
            <text:p>261.73196</text:p>
          </table:table-cell>
          <table:table-cell office:value-type="float" office:value="263.35156">
            <text:p>263.35156</text:p>
          </table:table-cell>
          <table:table-cell office:value-type="float" office:value="257.25098">
            <text:p>257.25098</text:p>
          </table:table-cell>
          <table:table-cell office:value-type="float" office:value="249.97113">
            <text:p>249.97113</text:p>
          </table:table-cell>
          <table:table-cell office:value-type="float" office:value="252.49246">
            <text:p>252.49246</text:p>
          </table:table-cell>
          <table:table-cell office:value-type="float" office:value="251.31676">
            <text:p>251.31676</text:p>
          </table:table-cell>
          <table:table-cell office:value-type="float" office:value="253.16173">
            <text:p>253.16173</text:p>
          </table:table-cell>
          <table:table-cell office:value-type="float" office:value="254.24661">
            <text:p>254.24661</text:p>
          </table:table-cell>
          <table:table-cell office:value-type="float" office:value="255.3561">
            <text:p>255.3561</text:p>
          </table:table-cell>
          <table:table-cell office:value-type="float" office:value="253.27644">
            <text:p>253.27644</text:p>
          </table:table-cell>
          <table:table-cell office:value-type="float" office:value="227.88063">
            <text:p>227.88063</text:p>
          </table:table-cell>
          <table:table-cell office:value-type="float" office:value="241.01625">
            <text:p>241.01625</text:p>
          </table:table-cell>
          <table:table-cell office:value-type="float" office:value="246.81929">
            <text:p>246.81929</text:p>
          </table:table-cell>
          <table:table-cell office:value-type="float" office:value="226.08768">
            <text:p>226.08768</text:p>
          </table:table-cell>
          <table:table-cell office:value-type="float" office:value="243.81253">
            <text:p>243.81253</text:p>
          </table:table-cell>
          <table:table-cell office:value-type="float" office:value="241.26926">
            <text:p>241.26926</text:p>
          </table:table-cell>
          <table:table-cell office:value-type="float" office:value="227.76376">
            <text:p>227.76376</text:p>
          </table:table-cell>
          <table:table-cell office:value-type="float" office:value="230.03874">
            <text:p>230.03874</text:p>
          </table:table-cell>
          <table:table-cell office:value-type="float" office:value="236.00485">
            <text:p>236.00485</text:p>
          </table:table-cell>
          <table:table-cell office:value-type="float" office:value="239.59814">
            <text:p>239.59814</text:p>
          </table:table-cell>
          <table:table-cell office:value-type="float" office:value="238.69894">
            <text:p>238.69894</text:p>
          </table:table-cell>
          <table:table-cell office:value-type="float" office:value="211.37587">
            <text:p>211.37587</text:p>
          </table:table-cell>
          <table:table-cell office:value-type="float" office:value="215.61893">
            <text:p>215.61893</text:p>
          </table:table-cell>
          <table:table-cell office:value-type="float" office:value="216.10583">
            <text:p>216.10583</text:p>
          </table:table-cell>
          <table:table-cell office:value-type="float" office:value="219.22562">
            <text:p>219.22562</text:p>
          </table:table-cell>
          <table:table-cell office:value-type="float" office:value="222.2835">
            <text:p>222.2835</text:p>
          </table:table-cell>
          <table:table-cell office:value-type="float" office:value="229.24785">
            <text:p>229.24785</text:p>
          </table:table-cell>
          <table:table-cell office:value-type="float" office:value="229.08229">
            <text:p>229.08229</text:p>
          </table:table-cell>
          <table:table-cell office:value-type="float" office:value="198.8049">
            <text:p>198.8049</text:p>
          </table:table-cell>
          <table:table-cell office:value-type="float" office:value="210.64285">
            <text:p>210.64285</text:p>
          </table:table-cell>
          <table:table-cell office:value-type="float" office:value="199.83322">
            <text:p>199.83322</text:p>
          </table:table-cell>
          <table:table-cell office:value-type="float" office:value="218.60858">
            <text:p>218.60858</text:p>
          </table:table-cell>
          <table:table-cell office:value-type="float" office:value="232.19934">
            <text:p>232.19934</text:p>
          </table:table-cell>
          <table:table-cell office:value-type="float" office:value="239.368">
            <text:p>239.368</text:p>
          </table:table-cell>
          <table:table-cell office:value-type="float" office:value="242.56943">
            <text:p>242.56943</text:p>
          </table:table-cell>
          <table:table-cell office:value-type="float" office:value="245.95378">
            <text:p>245.95378</text:p>
          </table:table-cell>
          <table:table-cell office:value-type="float" office:value="250.31398">
            <text:p>250.31398</text:p>
          </table:table-cell>
          <table:table-cell office:value-type="float" office:value="255.82321">
            <text:p>255.82321</text:p>
          </table:table-cell>
          <table:table-cell office:value-type="float" office:value="259.82394">
            <text:p>259.82394</text:p>
          </table:table-cell>
          <table:table-cell office:value-type="float" office:value="262.0848">
            <text:p>262.0848</text:p>
          </table:table-cell>
          <table:table-cell office:value-type="float" office:value="265.68854">
            <text:p>265.68854</text:p>
          </table:table-cell>
          <table:table-cell office:value-type="float" office:value="271.3724">
            <text:p>271.3724</text:p>
          </table:table-cell>
          <table:table-cell office:value-type="float" office:value="271.23334">
            <text:p>271.23334</text:p>
          </table:table-cell>
          <table:table-cell office:value-type="float" office:value="263.8351">
            <text:p>263.8351</text:p>
          </table:table-cell>
          <table:table-cell office:value-type="float" office:value="265.27472">
            <text:p>265.27472</text:p>
          </table:table-cell>
          <table:table-cell office:value-type="float" office:value="265.72314">
            <text:p>265.72314</text:p>
          </table:table-cell>
          <table:table-cell office:value-type="float" office:value="267.35504">
            <text:p>267.35504</text:p>
          </table:table-cell>
          <table:table-cell office:value-type="float" office:value="263.3362">
            <text:p>263.3362</text:p>
          </table:table-cell>
          <table:table-cell office:value-type="float" office:value="250.0127">
            <text:p>250.0127</text:p>
          </table:table-cell>
          <table:table-cell office:value-type="float" office:value="244.83333">
            <text:p>244.83333</text:p>
          </table:table-cell>
          <table:table-cell office:value-type="float" office:value="246.45938">
            <text:p>246.45938</text:p>
          </table:table-cell>
          <table:table-cell office:value-type="float" office:value="247.59612">
            <text:p>247.59612</text:p>
          </table:table-cell>
          <table:table-cell office:value-type="float" office:value="250.79887">
            <text:p>250.79887</text:p>
          </table:table-cell>
          <table:table-cell office:value-type="float" office:value="262.2302">
            <text:p>262.2302</text:p>
          </table:table-cell>
          <table:table-cell office:value-type="float" office:value="405.85168">
            <text:p>405.85168</text:p>
          </table:table-cell>
          <table:table-cell office:value-type="float" office:value="281.50613">
            <text:p>281.50613</text:p>
          </table:table-cell>
          <table:table-cell office:value-type="float" office:value="345.07367">
            <text:p>345.07367</text:p>
          </table:table-cell>
          <table:table-cell office:value-type="float" office:value="336.6887">
            <text:p>336.6887</text:p>
          </table:table-cell>
          <table:table-cell office:value-type="float" office:value="334.12766">
            <text:p>334.12766</text:p>
          </table:table-cell>
          <table:table-cell office:value-type="float" office:value="330.43372">
            <text:p>330.43372</text:p>
          </table:table-cell>
          <table:table-cell office:value-type="float" office:value="329.42935">
            <text:p>329.42935</text:p>
          </table:table-cell>
          <table:table-cell office:value-type="float" office:value="330.62448">
            <text:p>330.62448</text:p>
          </table:table-cell>
          <table:table-cell office:value-type="float" office:value="326.53067">
            <text:p>326.53067</text:p>
          </table:table-cell>
          <table:table-cell office:value-type="float" office:value="327.34415">
            <text:p>327.34415</text:p>
          </table:table-cell>
          <table:table-cell office:value-type="float" office:value="320.80258">
            <text:p>320.80258</text:p>
          </table:table-cell>
          <table:table-cell office:value-type="float" office:value="315.88705">
            <text:p>315.88705</text:p>
          </table:table-cell>
          <table:table-cell office:value-type="float" office:value="310.40387">
            <text:p>310.40387</text:p>
          </table:table-cell>
          <table:table-cell office:value-type="float" office:value="311.04388">
            <text:p>311.04388</text:p>
          </table:table-cell>
          <table:table-cell office:value-type="float" office:value="317.14493">
            <text:p>317.14493</text:p>
          </table:table-cell>
          <table:table-cell office:value-type="float" office:value="319.11002">
            <text:p>319.11002</text:p>
          </table:table-cell>
          <table:table-cell office:value-type="float" office:value="321.22635">
            <text:p>321.22635</text:p>
          </table:table-cell>
          <table:table-cell office:value-type="float" office:value="323.01242">
            <text:p>323.01242</text:p>
          </table:table-cell>
          <table:table-cell office:value-type="float" office:value="321.56894">
            <text:p>321.56894</text:p>
          </table:table-cell>
          <table:table-cell office:value-type="float" office:value="320.67538">
            <text:p>320.67538</text:p>
          </table:table-cell>
          <table:table-cell office:value-type="float" office:value="321.28058">
            <text:p>321.28058</text:p>
          </table:table-cell>
          <table:table-cell office:value-type="float" office:value="321.85464">
            <text:p>321.85464</text:p>
          </table:table-cell>
          <table:table-cell office:value-type="float" office:value="325.40265">
            <text:p>325.40265</text:p>
          </table:table-cell>
          <table:table-cell office:value-type="float" office:value="332.02298">
            <text:p>332.02298</text:p>
          </table:table-cell>
          <table:table-cell office:value-type="float" office:value="335.78207">
            <text:p>335.78207</text:p>
          </table:table-cell>
          <table:table-cell office:value-type="float" office:value="342.65323">
            <text:p>342.65323</text:p>
          </table:table-cell>
          <table:table-cell office:value-type="float" office:value="337.5131">
            <text:p>337.5131</text:p>
          </table:table-cell>
          <table:table-cell office:value-type="float" office:value="334.47446">
            <text:p>334.47446</text:p>
          </table:table-cell>
          <table:table-cell office:value-type="float" office:value="331.5614">
            <text:p>331.5614</text:p>
          </table:table-cell>
          <table:table-cell office:value-type="float" office:value="327.576">
            <text:p>327.576</text:p>
          </table:table-cell>
          <table:table-cell office:value-type="float" office:value="323.73672">
            <text:p>323.73672</text:p>
          </table:table-cell>
          <table:table-cell office:value-type="float" office:value="329.03894">
            <text:p>329.03894</text:p>
          </table:table-cell>
          <table:table-cell office:value-type="float" office:value="323.79617">
            <text:p>323.79617</text:p>
          </table:table-cell>
          <table:table-cell office:value-type="float" office:value="319.7268">
            <text:p>319.7268</text:p>
          </table:table-cell>
          <table:table-cell office:value-type="float" office:value="318.72363">
            <text:p>318.72363</text:p>
          </table:table-cell>
          <table:table-cell office:value-type="float" office:value="319.76495">
            <text:p>319.76495</text:p>
          </table:table-cell>
          <table:table-cell office:value-type="float" office:value="321.09482">
            <text:p>321.09482</text:p>
          </table:table-cell>
          <table:table-cell office:value-type="float" office:value="321.94498">
            <text:p>321.94498</text:p>
          </table:table-cell>
          <table:table-cell office:value-type="float" office:value="317.06644">
            <text:p>317.06644</text:p>
          </table:table-cell>
          <table:table-cell office:value-type="float" office:value="296.68478">
            <text:p>296.68478</text:p>
          </table:table-cell>
          <table:table-cell office:value-type="float" office:value="286.7492">
            <text:p>286.7492</text:p>
          </table:table-cell>
          <table:table-cell office:value-type="float" office:value="284.67932">
            <text:p>284.67932</text:p>
          </table:table-cell>
          <table:table-cell office:value-type="float" office:value="279.7917">
            <text:p>279.7917</text:p>
          </table:table-cell>
          <table:table-cell office:value-type="float" office:value="283.94937">
            <text:p>283.94937</text:p>
          </table:table-cell>
          <table:table-cell office:value-type="float" office:value="281.0243">
            <text:p>281.0243</text:p>
          </table:table-cell>
          <table:table-cell office:value-type="float" office:value="283.6178">
            <text:p>283.6178</text:p>
          </table:table-cell>
          <table:table-cell office:value-type="float" office:value="283.97705">
            <text:p>283.97705</text:p>
          </table:table-cell>
          <table:table-cell office:value-type="float" office:value="283.4024">
            <text:p>283.4024</text:p>
          </table:table-cell>
          <table:table-cell office:value-type="float" office:value="283.23865">
            <text:p>283.23865</text:p>
          </table:table-cell>
          <table:table-cell office:value-type="float" office:value="290.80576">
            <text:p>290.80576</text:p>
          </table:table-cell>
          <table:table-cell office:value-type="float" office:value="290.41797">
            <text:p>290.41797</text:p>
          </table:table-cell>
          <table:table-cell office:value-type="float" office:value="295.5786">
            <text:p>295.5786</text:p>
          </table:table-cell>
          <table:table-cell office:value-type="float" office:value="298.71713">
            <text:p>298.71713</text:p>
          </table:table-cell>
          <table:table-cell office:value-type="float" office:value="303.43347">
            <text:p>303.43347</text:p>
          </table:table-cell>
          <table:table-cell office:value-type="float" office:value="308.5181">
            <text:p>308.5181</text:p>
          </table:table-cell>
          <table:table-cell office:value-type="float" office:value="309.1431">
            <text:p>309.1431</text:p>
          </table:table-cell>
          <table:table-cell office:value-type="float" office:value="316.34024">
            <text:p>316.34024</text:p>
          </table:table-cell>
          <table:table-cell office:value-type="float" office:value="326.98547">
            <text:p>326.98547</text:p>
          </table:table-cell>
          <table:table-cell office:value-type="float" office:value="328.21796">
            <text:p>328.21796</text:p>
          </table:table-cell>
          <table:table-cell office:value-type="float" office:value="315.77652">
            <text:p>315.77652</text:p>
          </table:table-cell>
          <table:table-cell office:value-type="float" office:value="313.40393">
            <text:p>313.40393</text:p>
          </table:table-cell>
          <table:table-cell office:value-type="float" office:value="308.47253">
            <text:p>308.47253</text:p>
          </table:table-cell>
          <table:table-cell office:value-type="float" office:value="305.6332">
            <text:p>305.6332</text:p>
          </table:table-cell>
          <table:table-cell office:value-type="float" office:value="302.84155">
            <text:p>302.84155</text:p>
          </table:table-cell>
          <table:table-cell office:value-type="float" office:value="300.6386">
            <text:p>300.6386</text:p>
          </table:table-cell>
          <table:table-cell office:value-type="float" office:value="301.85837">
            <text:p>301.85837</text:p>
          </table:table-cell>
          <table:table-cell office:value-type="float" office:value="301.05875">
            <text:p>301.05875</text:p>
          </table:table-cell>
          <table:table-cell office:value-type="float" office:value="296.92035">
            <text:p>296.92035</text:p>
          </table:table-cell>
          <table:table-cell office:value-type="float" office:value="295.4912">
            <text:p>295.4912</text:p>
          </table:table-cell>
          <table:table-cell office:value-type="float" office:value="295.14117">
            <text:p>295.14117</text:p>
          </table:table-cell>
          <table:table-cell office:value-type="float" office:value="319.57886">
            <text:p>319.57886</text:p>
          </table:table-cell>
          <table:table-cell office:value-type="float" office:value="335.7001">
            <text:p>335.7001</text:p>
          </table:table-cell>
          <table:table-cell office:value-type="float" office:value="336.6406">
            <text:p>336.6406</text:p>
          </table:table-cell>
          <table:table-cell office:value-type="float" office:value="339.5114">
            <text:p>339.5114</text:p>
          </table:table-cell>
          <table:table-cell office:value-type="float" office:value="337.1945">
            <text:p>337.1945</text:p>
          </table:table-cell>
          <table:table-cell office:value-type="float" office:value="341.13867">
            <text:p>341.13867</text:p>
          </table:table-cell>
          <table:table-cell office:value-type="float" office:value="340.25043">
            <text:p>340.25043</text:p>
          </table:table-cell>
          <table:table-cell office:value-type="float" office:value="336.14386">
            <text:p>336.14386</text:p>
          </table:table-cell>
          <table:table-cell office:value-type="float" office:value="329.19897">
            <text:p>329.19897</text:p>
          </table:table-cell>
          <table:table-cell office:value-type="float" office:value="328.96295">
            <text:p>328.96295</text:p>
          </table:table-cell>
          <table:table-cell office:value-type="float" office:value="327.4366">
            <text:p>327.4366</text:p>
          </table:table-cell>
          <table:table-cell office:value-type="float" office:value="323.02155">
            <text:p>323.02155</text:p>
          </table:table-cell>
          <table:table-cell office:value-type="float" office:value="318.5928">
            <text:p>318.5928</text:p>
          </table:table-cell>
          <table:table-cell office:value-type="float" office:value="318.86795">
            <text:p>318.86795</text:p>
          </table:table-cell>
          <table:table-cell office:value-type="float" office:value="307.4072">
            <text:p>307.4072</text:p>
          </table:table-cell>
          <table:table-cell office:value-type="float" office:value="301.6016">
            <text:p>301.6016</text:p>
          </table:table-cell>
          <table:table-cell office:value-type="float" office:value="304.689">
            <text:p>304.689</text:p>
          </table:table-cell>
          <table:table-cell office:value-type="float" office:value="302.02423">
            <text:p>302.02423</text:p>
          </table:table-cell>
          <table:table-cell office:value-type="float" office:value="300.66724">
            <text:p>300.66724</text:p>
          </table:table-cell>
          <table:table-cell office:value-type="float" office:value="291.369">
            <text:p>291.369</text:p>
          </table:table-cell>
          <table:table-cell office:value-type="float" office:value="288.13403">
            <text:p>288.13403</text:p>
          </table:table-cell>
          <table:table-cell office:value-type="float" office:value="294.59744">
            <text:p>294.59744</text:p>
          </table:table-cell>
          <table:table-cell office:value-type="float" office:value="291.54968">
            <text:p>291.54968</text:p>
          </table:table-cell>
          <table:table-cell office:value-type="float" office:value="290.6116">
            <text:p>290.6116</text:p>
          </table:table-cell>
          <table:table-cell office:value-type="float" office:value="290.77438">
            <text:p>290.77438</text:p>
          </table:table-cell>
          <table:table-cell office:value-type="float" office:value="296.49295">
            <text:p>296.49295</text:p>
          </table:table-cell>
          <table:table-cell office:value-type="float" office:value="297.38058">
            <text:p>297.38058</text:p>
          </table:table-cell>
          <table:table-cell office:value-type="float" office:value="298.7778">
            <text:p>298.7778</text:p>
          </table:table-cell>
          <table:table-cell office:value-type="float" office:value="302.68625">
            <text:p>302.68625</text:p>
          </table:table-cell>
          <table:table-cell office:value-type="float" office:value="305.4568">
            <text:p>305.4568</text:p>
          </table:table-cell>
          <table:table-cell office:value-type="float" office:value="303.34998">
            <text:p>303.34998</text:p>
          </table:table-cell>
          <table:table-cell office:value-type="float" office:value="304.09418">
            <text:p>304.09418</text:p>
          </table:table-cell>
          <table:table-cell office:value-type="float" office:value="297.71323">
            <text:p>297.71323</text:p>
          </table:table-cell>
          <table:table-cell office:value-type="float" office:value="295.03873">
            <text:p>295.03873</text:p>
          </table:table-cell>
          <table:table-cell office:value-type="float" office:value="296.98444">
            <text:p>296.98444</text:p>
          </table:table-cell>
          <table:table-cell office:value-type="float" office:value="290.09885">
            <text:p>290.09885</text:p>
          </table:table-cell>
          <table:table-cell office:value-type="float" office:value="279.84528">
            <text:p>279.84528</text:p>
          </table:table-cell>
          <table:table-cell office:value-type="float" office:value="271.15002">
            <text:p>271.15002</text:p>
          </table:table-cell>
          <table:table-cell office:value-type="float" office:value="268.91425">
            <text:p>268.91425</text:p>
          </table:table-cell>
          <table:table-cell office:value-type="float" office:value="270.38858">
            <text:p>270.38858</text:p>
          </table:table-cell>
          <table:table-cell office:value-type="float" office:value="269.68768">
            <text:p>269.68768</text:p>
          </table:table-cell>
          <table:table-cell office:value-type="float" office:value="276.5963">
            <text:p>276.5963</text:p>
          </table:table-cell>
          <table:table-cell office:value-type="float" office:value="287.42105">
            <text:p>287.42105</text:p>
          </table:table-cell>
          <table:table-cell office:value-type="float" office:value="296.32498">
            <text:p>296.32498</text:p>
          </table:table-cell>
          <table:table-cell office:value-type="float" office:value="298.22614">
            <text:p>298.22614</text:p>
          </table:table-cell>
          <table:table-cell office:value-type="float" office:value="294.69348">
            <text:p>294.69348</text:p>
          </table:table-cell>
          <table:table-cell office:value-type="float" office:value="292.62573">
            <text:p>292.62573</text:p>
          </table:table-cell>
          <table:table-cell office:value-type="float" office:value="285.5726">
            <text:p>285.5726</text:p>
          </table:table-cell>
          <table:table-cell office:value-type="float" office:value="290.16074">
            <text:p>290.16074</text:p>
          </table:table-cell>
          <table:table-cell office:value-type="float" office:value="291.86987">
            <text:p>291.86987</text:p>
          </table:table-cell>
          <table:table-cell office:value-type="float" office:value="273.81094">
            <text:p>273.81094</text:p>
          </table:table-cell>
          <table:table-cell office:value-type="float" office:value="281.50616">
            <text:p>281.50616</text:p>
          </table:table-cell>
          <table:table-cell office:value-type="float" office:value="281.50592">
            <text:p>281.50592</text:p>
          </table:table-cell>
          <table:table-cell office:value-type="float" office:value="281.50598">
            <text:p>281.50598</text:p>
          </table:table-cell>
          <table:table-cell office:value-type="float" office:value="281.50607">
            <text:p>281.50607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  <table:table-cell office:value-type="float" office:value="281.50613">
            <text:p>281.50613</text:p>
          </table:table-cell>
          <table:table-cell office:value-type="float" office:value="281.50616">
            <text:p>281.50616</text:p>
          </table:table-cell>
          <table:table-cell table:number-columns-repeated="2" office:value-type="float" office:value="281.50623">
            <text:p>281.50623</text:p>
          </table:table-cell>
          <table:table-cell office:value-type="float" office:value="281.5062">
            <text:p>281.5062</text:p>
          </table:table-cell>
          <table:table-cell table:number-columns-repeated="3" office:value-type="float" office:value="281.50613">
            <text:p>281.50613</text:p>
          </table:table-cell>
          <table:table-cell office:value-type="float" office:value="318.77936">
            <text:p>318.77936</text:p>
          </table:table-cell>
          <table:table-cell office:value-type="float" office:value="350.1867">
            <text:p>350.1867</text:p>
          </table:table-cell>
          <table:table-cell office:value-type="float" office:value="369.59045">
            <text:p>369.59045</text:p>
          </table:table-cell>
          <table:table-cell office:value-type="float" office:value="385.93884">
            <text:p>385.93884</text:p>
          </table:table-cell>
          <table:table-cell office:value-type="float" office:value="389.54453">
            <text:p>389.54453</text:p>
          </table:table-cell>
          <table:table-cell office:value-type="float" office:value="348.37253">
            <text:p>348.37253</text:p>
          </table:table-cell>
          <table:table-cell office:value-type="float" office:value="334.5192">
            <text:p>334.5192</text:p>
          </table:table-cell>
          <table:table-cell office:value-type="float" office:value="324.52975">
            <text:p>324.52975</text:p>
          </table:table-cell>
          <table:table-cell office:value-type="float" office:value="318.7655">
            <text:p>318.7655</text:p>
          </table:table-cell>
          <table:table-cell office:value-type="float" office:value="309.51837">
            <text:p>309.51837</text:p>
          </table:table-cell>
          <table:table-cell office:value-type="float" office:value="306.58078">
            <text:p>306.58078</text:p>
          </table:table-cell>
          <table:table-cell office:value-type="float" office:value="309.36142">
            <text:p>309.36142</text:p>
          </table:table-cell>
          <table:table-cell office:value-type="float" office:value="307.6483">
            <text:p>307.6483</text:p>
          </table:table-cell>
          <table:table-cell office:value-type="float" office:value="306.73886">
            <text:p>306.73886</text:p>
          </table:table-cell>
          <table:table-cell office:value-type="float" office:value="303.1885">
            <text:p>303.1885</text:p>
          </table:table-cell>
          <table:table-cell office:value-type="float" office:value="297.7987">
            <text:p>297.7987</text:p>
          </table:table-cell>
          <table:table-cell office:value-type="float" office:value="300.93207">
            <text:p>300.93207</text:p>
          </table:table-cell>
          <table:table-cell office:value-type="float" office:value="299.8449">
            <text:p>299.8449</text:p>
          </table:table-cell>
          <table:table-cell office:value-type="float" office:value="297.91708">
            <text:p>297.91708</text:p>
          </table:table-cell>
          <table:table-cell office:value-type="float" office:value="297.4231">
            <text:p>297.4231</text:p>
          </table:table-cell>
          <table:table-cell office:value-type="float" office:value="297.19092">
            <text:p>297.19092</text:p>
          </table:table-cell>
          <table:table-cell office:value-type="float" office:value="293.325">
            <text:p>293.325</text:p>
          </table:table-cell>
          <table:table-cell office:value-type="float" office:value="297.43964">
            <text:p>297.43964</text:p>
          </table:table-cell>
          <table:table-cell office:value-type="float" office:value="297.8246">
            <text:p>297.8246</text:p>
          </table:table-cell>
          <table:table-cell office:value-type="float" office:value="300.4773">
            <text:p>300.4773</text:p>
          </table:table-cell>
          <table:table-cell office:value-type="float" office:value="309.06082">
            <text:p>309.06082</text:p>
          </table:table-cell>
          <table:table-cell office:value-type="float" office:value="309.86194">
            <text:p>309.86194</text:p>
          </table:table-cell>
          <table:table-cell office:value-type="float" office:value="310.4727">
            <text:p>310.4727</text:p>
          </table:table-cell>
          <table:table-cell office:value-type="float" office:value="313.73273">
            <text:p>313.73273</text:p>
          </table:table-cell>
          <table:table-cell office:value-type="float" office:value="308.7212">
            <text:p>308.7212</text:p>
          </table:table-cell>
          <table:table-cell office:value-type="float" office:value="310.8295">
            <text:p>310.8295</text:p>
          </table:table-cell>
          <table:table-cell office:value-type="float" office:value="311.68842">
            <text:p>311.68842</text:p>
          </table:table-cell>
          <table:table-cell office:value-type="float" office:value="309.64322">
            <text:p>309.64322</text:p>
          </table:table-cell>
          <table:table-cell office:value-type="float" office:value="303.81998">
            <text:p>303.81998</text:p>
          </table:table-cell>
          <table:table-cell office:value-type="float" office:value="292.06903">
            <text:p>292.06903</text:p>
          </table:table-cell>
          <table:table-cell office:value-type="float" office:value="292.05145">
            <text:p>292.05145</text:p>
          </table:table-cell>
          <table:table-cell office:value-type="float" office:value="283.1785">
            <text:p>283.1785</text:p>
          </table:table-cell>
          <table:table-cell office:value-type="float" office:value="281.3978">
            <text:p>281.3978</text:p>
          </table:table-cell>
          <table:table-cell office:value-type="float" office:value="278.59848">
            <text:p>278.59848</text:p>
          </table:table-cell>
          <table:table-cell office:value-type="float" office:value="276.2672">
            <text:p>276.2672</text:p>
          </table:table-cell>
          <table:table-cell office:value-type="float" office:value="276.21872">
            <text:p>276.21872</text:p>
          </table:table-cell>
          <table:table-cell office:value-type="float" office:value="276.99887">
            <text:p>276.99887</text:p>
          </table:table-cell>
          <table:table-cell office:value-type="float" office:value="281.329">
            <text:p>281.329</text:p>
          </table:table-cell>
          <table:table-cell office:value-type="float" office:value="283.52234">
            <text:p>283.52234</text:p>
          </table:table-cell>
          <table:table-cell office:value-type="float" office:value="288.78845">
            <text:p>288.78845</text:p>
          </table:table-cell>
          <table:table-cell office:value-type="float" office:value="290.5475">
            <text:p>290.5475</text:p>
          </table:table-cell>
          <table:table-cell office:value-type="float" office:value="294.2344">
            <text:p>294.2344</text:p>
          </table:table-cell>
          <table:table-cell office:value-type="float" office:value="284.13687">
            <text:p>284.13687</text:p>
          </table:table-cell>
          <table:table-cell office:value-type="float" office:value="279.52496">
            <text:p>279.52496</text:p>
          </table:table-cell>
          <table:table-cell office:value-type="float" office:value="277.09616">
            <text:p>277.09616</text:p>
          </table:table-cell>
          <table:table-cell office:value-type="float" office:value="277.41248">
            <text:p>277.41248</text:p>
          </table:table-cell>
          <table:table-cell office:value-type="float" office:value="278.22733">
            <text:p>278.22733</text:p>
          </table:table-cell>
          <table:table-cell office:value-type="float" office:value="283.35147">
            <text:p>283.35147</text:p>
          </table:table-cell>
          <table:table-cell office:value-type="float" office:value="289.23773">
            <text:p>289.23773</text:p>
          </table:table-cell>
          <table:table-cell office:value-type="float" office:value="295.46533">
            <text:p>295.46533</text:p>
          </table:table-cell>
          <table:table-cell office:value-type="float" office:value="301.41467">
            <text:p>301.41467</text:p>
          </table:table-cell>
          <table:table-cell office:value-type="float" office:value="299.103">
            <text:p>299.103</text:p>
          </table:table-cell>
          <table:table-cell office:value-type="float" office:value="294.6525">
            <text:p>294.6525</text:p>
          </table:table-cell>
          <table:table-cell office:value-type="float" office:value="292.8864">
            <text:p>292.8864</text:p>
          </table:table-cell>
          <table:table-cell office:value-type="float" office:value="287.8747">
            <text:p>287.8747</text:p>
          </table:table-cell>
          <table:table-cell office:value-type="float" office:value="285.25128">
            <text:p>285.25128</text:p>
          </table:table-cell>
          <table:table-cell office:value-type="float" office:value="287.662">
            <text:p>287.662</text:p>
          </table:table-cell>
          <table:table-cell office:value-type="float" office:value="289.3498">
            <text:p>289.3498</text:p>
          </table:table-cell>
          <table:table-cell office:value-type="float" office:value="287.57748">
            <text:p>287.57748</text:p>
          </table:table-cell>
          <table:table-cell office:value-type="float" office:value="290.46213">
            <text:p>290.46213</text:p>
          </table:table-cell>
          <table:table-cell office:value-type="float" office:value="297.14713">
            <text:p>297.14713</text:p>
          </table:table-cell>
          <table:table-cell office:value-type="float" office:value="295.40988">
            <text:p>295.40988</text:p>
          </table:table-cell>
          <table:table-cell office:value-type="float" office:value="293.40143">
            <text:p>293.40143</text:p>
          </table:table-cell>
          <table:table-cell office:value-type="float" office:value="297.17673">
            <text:p>297.17673</text:p>
          </table:table-cell>
          <table:table-cell office:value-type="float" office:value="299.9254">
            <text:p>299.9254</text:p>
          </table:table-cell>
          <table:table-cell office:value-type="float" office:value="305.08472">
            <text:p>305.08472</text:p>
          </table:table-cell>
          <table:table-cell office:value-type="float" office:value="302.62198">
            <text:p>302.62198</text:p>
          </table:table-cell>
          <table:table-cell office:value-type="float" office:value="296.33853">
            <text:p>296.33853</text:p>
          </table:table-cell>
          <table:table-cell office:value-type="float" office:value="291.8727">
            <text:p>291.8727</text:p>
          </table:table-cell>
          <table:table-cell office:value-type="float" office:value="294.04218">
            <text:p>294.04218</text:p>
          </table:table-cell>
          <table:table-cell office:value-type="float" office:value="298.94284">
            <text:p>298.94284</text:p>
          </table:table-cell>
          <table:table-cell office:value-type="float" office:value="299.7069">
            <text:p>299.7069</text:p>
          </table:table-cell>
          <table:table-cell office:value-type="float" office:value="297.88315">
            <text:p>297.88315</text:p>
          </table:table-cell>
          <table:table-cell office:value-type="float" office:value="298.15326">
            <text:p>298.15326</text:p>
          </table:table-cell>
          <table:table-cell office:value-type="float" office:value="301.10617">
            <text:p>301.10617</text:p>
          </table:table-cell>
          <table:table-cell office:value-type="float" office:value="304.16296">
            <text:p>304.16296</text:p>
          </table:table-cell>
          <table:table-cell office:value-type="float" office:value="306.3521">
            <text:p>306.3521</text:p>
          </table:table-cell>
          <table:table-cell office:value-type="float" office:value="307.11496">
            <text:p>307.11496</text:p>
          </table:table-cell>
          <table:table-cell office:value-type="float" office:value="309.77408">
            <text:p>309.77408</text:p>
          </table:table-cell>
          <table:table-cell office:value-type="float" office:value="310.68417">
            <text:p>310.68417</text:p>
          </table:table-cell>
          <table:table-cell office:value-type="float" office:value="312.40314">
            <text:p>312.40314</text:p>
          </table:table-cell>
          <table:table-cell office:value-type="float" office:value="312.4982">
            <text:p>312.4982</text:p>
          </table:table-cell>
          <table:table-cell office:value-type="float" office:value="316.81595">
            <text:p>316.81595</text:p>
          </table:table-cell>
          <table:table-cell office:value-type="float" office:value="313.63046">
            <text:p>313.63046</text:p>
          </table:table-cell>
          <table:table-cell office:value-type="float" office:value="313.6624">
            <text:p>313.6624</text:p>
          </table:table-cell>
          <table:table-cell office:value-type="float" office:value="316.4109">
            <text:p>316.4109</text:p>
          </table:table-cell>
          <table:table-cell office:value-type="float" office:value="325.05072">
            <text:p>325.05072</text:p>
          </table:table-cell>
          <table:table-cell office:value-type="float" office:value="318.95956">
            <text:p>318.95956</text:p>
          </table:table-cell>
          <table:table-cell office:value-type="float" office:value="316.6007">
            <text:p>316.6007</text:p>
          </table:table-cell>
          <table:table-cell office:value-type="float" office:value="311.3658">
            <text:p>311.3658</text:p>
          </table:table-cell>
          <table:table-cell office:value-type="float" office:value="305.15405">
            <text:p>305.15405</text:p>
          </table:table-cell>
          <table:table-cell office:value-type="float" office:value="298.23956">
            <text:p>298.23956</text:p>
          </table:table-cell>
          <table:table-cell office:value-type="float" office:value="294.7789">
            <text:p>294.7789</text:p>
          </table:table-cell>
          <table:table-cell office:value-type="float" office:value="292.06848">
            <text:p>292.06848</text:p>
          </table:table-cell>
          <table:table-cell office:value-type="float" office:value="285.75104">
            <text:p>285.75104</text:p>
          </table:table-cell>
          <table:table-cell office:value-type="float" office:value="285.91122">
            <text:p>285.91122</text:p>
          </table:table-cell>
          <table:table-cell office:value-type="float" office:value="288.14053">
            <text:p>288.14053</text:p>
          </table:table-cell>
          <table:table-cell office:value-type="float" office:value="290.86517">
            <text:p>290.86517</text:p>
          </table:table-cell>
          <table:table-cell office:value-type="float" office:value="286.61365">
            <text:p>286.61365</text:p>
          </table:table-cell>
          <table:table-cell office:value-type="float" office:value="277.9545">
            <text:p>277.9545</text:p>
          </table:table-cell>
          <table:table-cell office:value-type="float" office:value="277.95255">
            <text:p>277.95255</text:p>
          </table:table-cell>
          <table:table-cell office:value-type="float" office:value="258.73373">
            <text:p>258.73373</text:p>
          </table:table-cell>
          <table:table-cell office:value-type="float" office:value="260.9106">
            <text:p>260.9106</text:p>
          </table:table-cell>
          <table:table-cell office:value-type="float" office:value="262.43124">
            <text:p>262.43124</text:p>
          </table:table-cell>
          <table:table-cell table:number-columns-repeated="4" office:value-type="float" office:value="281.50607">
            <text:p>281.50607</text:p>
          </table:table-cell>
          <table:table-cell office:value-type="float" office:value="281.50613">
            <text:p>281.50613</text:p>
          </table:table-cell>
          <table:table-cell office:value-type="float" office:value="281.5061">
            <text:p>281.5061</text:p>
          </table:table-cell>
          <table:table-cell office:value-type="float" office:value="281.50613">
            <text:p>281.50613</text:p>
          </table:table-cell>
        </table:table-row>
        <table:table-row table:style-name="ro1">
          <table:table-cell office:value-type="string">
            <text:p>Rforearm</text:p>
          </table:table-cell>
          <table:table-cell office:value-type="float" office:value="279.0634">
            <text:p>279.0634</text:p>
          </table:table-cell>
          <table:table-cell office:value-type="float" office:value="365.58127">
            <text:p>365.58127</text:p>
          </table:table-cell>
          <table:table-cell office:value-type="float" office:value="355.69556">
            <text:p>355.69556</text:p>
          </table:table-cell>
          <table:table-cell office:value-type="float" office:value="352.72305">
            <text:p>352.72305</text:p>
          </table:table-cell>
          <table:table-cell office:value-type="float" office:value="345.5047">
            <text:p>345.5047</text:p>
          </table:table-cell>
          <table:table-cell office:value-type="float" office:value="347.33102">
            <text:p>347.33102</text:p>
          </table:table-cell>
          <table:table-cell office:value-type="float" office:value="356.68246">
            <text:p>356.68246</text:p>
          </table:table-cell>
          <table:table-cell office:value-type="float" office:value="352.96036">
            <text:p>352.96036</text:p>
          </table:table-cell>
          <table:table-cell office:value-type="float" office:value="357.61963">
            <text:p>357.61963</text:p>
          </table:table-cell>
          <table:table-cell office:value-type="float" office:value="366.65765">
            <text:p>366.65765</text:p>
          </table:table-cell>
          <table:table-cell office:value-type="float" office:value="349.9545">
            <text:p>349.9545</text:p>
          </table:table-cell>
          <table:table-cell office:value-type="float" office:value="351.1193">
            <text:p>351.1193</text:p>
          </table:table-cell>
          <table:table-cell office:value-type="float" office:value="345.81238">
            <text:p>345.81238</text:p>
          </table:table-cell>
          <table:table-cell office:value-type="float" office:value="345.15598">
            <text:p>345.15598</text:p>
          </table:table-cell>
          <table:table-cell office:value-type="float" office:value="332.74734">
            <text:p>332.74734</text:p>
          </table:table-cell>
          <table:table-cell office:value-type="float" office:value="328.07266">
            <text:p>328.07266</text:p>
          </table:table-cell>
          <table:table-cell office:value-type="float" office:value="319.25003">
            <text:p>319.25003</text:p>
          </table:table-cell>
          <table:table-cell office:value-type="float" office:value="308.9743">
            <text:p>308.9743</text:p>
          </table:table-cell>
          <table:table-cell office:value-type="float" office:value="316.95496">
            <text:p>316.95496</text:p>
          </table:table-cell>
          <table:table-cell office:value-type="float" office:value="317.9014">
            <text:p>317.9014</text:p>
          </table:table-cell>
          <table:table-cell office:value-type="float" office:value="325.62784">
            <text:p>325.62784</text:p>
          </table:table-cell>
          <table:table-cell office:value-type="float" office:value="332.42505">
            <text:p>332.42505</text:p>
          </table:table-cell>
          <table:table-cell office:value-type="float" office:value="325.328">
            <text:p>325.328</text:p>
          </table:table-cell>
          <table:table-cell office:value-type="float" office:value="335.0388">
            <text:p>335.0388</text:p>
          </table:table-cell>
          <table:table-cell office:value-type="float" office:value="347.5843">
            <text:p>347.5843</text:p>
          </table:table-cell>
          <table:table-cell office:value-type="float" office:value="347.97345">
            <text:p>347.97345</text:p>
          </table:table-cell>
          <table:table-cell office:value-type="float" office:value="351.7482">
            <text:p>351.7482</text:p>
          </table:table-cell>
          <table:table-cell office:value-type="float" office:value="354.31268">
            <text:p>354.31268</text:p>
          </table:table-cell>
          <table:table-cell office:value-type="float" office:value="353.9516">
            <text:p>353.9516</text:p>
          </table:table-cell>
          <table:table-cell office:value-type="float" office:value="355.52127">
            <text:p>355.52127</text:p>
          </table:table-cell>
          <table:table-cell office:value-type="float" office:value="361.50137">
            <text:p>361.50137</text:p>
          </table:table-cell>
          <table:table-cell office:value-type="float" office:value="368.4947">
            <text:p>368.4947</text:p>
          </table:table-cell>
          <table:table-cell office:value-type="float" office:value="324.82617">
            <text:p>324.82617</text:p>
          </table:table-cell>
          <table:table-cell office:value-type="float" office:value="378.45966">
            <text:p>378.45966</text:p>
          </table:table-cell>
          <table:table-cell office:value-type="float" office:value="374.10748">
            <text:p>374.10748</text:p>
          </table:table-cell>
          <table:table-cell office:value-type="float" office:value="371.16406">
            <text:p>371.16406</text:p>
          </table:table-cell>
          <table:table-cell office:value-type="float" office:value="362.3131">
            <text:p>362.3131</text:p>
          </table:table-cell>
          <table:table-cell office:value-type="float" office:value="353.61694">
            <text:p>353.61694</text:p>
          </table:table-cell>
          <table:table-cell office:value-type="float" office:value="354.10498">
            <text:p>354.10498</text:p>
          </table:table-cell>
          <table:table-cell office:value-type="float" office:value="347.03204">
            <text:p>347.03204</text:p>
          </table:table-cell>
          <table:table-cell office:value-type="float" office:value="344.41614">
            <text:p>344.41614</text:p>
          </table:table-cell>
          <table:table-cell office:value-type="float" office:value="346.03885">
            <text:p>346.03885</text:p>
          </table:table-cell>
          <table:table-cell office:value-type="float" office:value="330.81415">
            <text:p>330.81415</text:p>
          </table:table-cell>
          <table:table-cell office:value-type="float" office:value="338.65945">
            <text:p>338.65945</text:p>
          </table:table-cell>
          <table:table-cell office:value-type="float" office:value="332.71402">
            <text:p>332.71402</text:p>
          </table:table-cell>
          <table:table-cell office:value-type="float" office:value="320.85596">
            <text:p>320.85596</text:p>
          </table:table-cell>
          <table:table-cell office:value-type="float" office:value="310.3144">
            <text:p>310.3144</text:p>
          </table:table-cell>
          <table:table-cell office:value-type="float" office:value="298.76917">
            <text:p>298.76917</text:p>
          </table:table-cell>
          <table:table-cell office:value-type="float" office:value="283.59833">
            <text:p>283.59833</text:p>
          </table:table-cell>
          <table:table-cell office:value-type="float" office:value="267.70407">
            <text:p>267.70407</text:p>
          </table:table-cell>
          <table:table-cell office:value-type="float" office:value="284.95755">
            <text:p>284.95755</text:p>
          </table:table-cell>
          <table:table-cell office:value-type="float" office:value="277.4212">
            <text:p>277.4212</text:p>
          </table:table-cell>
          <table:table-cell office:value-type="float" office:value="273.64584">
            <text:p>273.64584</text:p>
          </table:table-cell>
          <table:table-cell office:value-type="float" office:value="260.14">
            <text:p>260.14</text:p>
          </table:table-cell>
          <table:table-cell office:value-type="float" office:value="259.80804">
            <text:p>259.80804</text:p>
          </table:table-cell>
          <table:table-cell office:value-type="float" office:value="251.48065">
            <text:p>251.48065</text:p>
          </table:table-cell>
          <table:table-cell office:value-type="float" office:value="258.3979">
            <text:p>258.3979</text:p>
          </table:table-cell>
          <table:table-cell office:value-type="float" office:value="280.36703">
            <text:p>280.36703</text:p>
          </table:table-cell>
          <table:table-cell office:value-type="float" office:value="288.97403">
            <text:p>288.97403</text:p>
          </table:table-cell>
          <table:table-cell office:value-type="float" office:value="311.031">
            <text:p>311.031</text:p>
          </table:table-cell>
          <table:table-cell office:value-type="float" office:value="313.53305">
            <text:p>313.53305</text:p>
          </table:table-cell>
          <table:table-cell office:value-type="float" office:value="316.0545">
            <text:p>316.0545</text:p>
          </table:table-cell>
          <table:table-cell office:value-type="float" office:value="324.41818">
            <text:p>324.41818</text:p>
          </table:table-cell>
          <table:table-cell office:value-type="float" office:value="329.78326">
            <text:p>329.78326</text:p>
          </table:table-cell>
          <table:table-cell office:value-type="float" office:value="337.63736">
            <text:p>337.63736</text:p>
          </table:table-cell>
          <table:table-cell office:value-type="float" office:value="338.3769">
            <text:p>338.3769</text:p>
          </table:table-cell>
          <table:table-cell office:value-type="float" office:value="339.93683">
            <text:p>339.93683</text:p>
          </table:table-cell>
          <table:table-cell office:value-type="float" office:value="343.43552">
            <text:p>343.43552</text:p>
          </table:table-cell>
          <table:table-cell office:value-type="float" office:value="338.78018">
            <text:p>338.78018</text:p>
          </table:table-cell>
          <table:table-cell office:value-type="float" office:value="348.939">
            <text:p>348.939</text:p>
          </table:table-cell>
          <table:table-cell office:value-type="float" office:value="343.66214">
            <text:p>343.66214</text:p>
          </table:table-cell>
          <table:table-cell office:value-type="float" office:value="332.43808">
            <text:p>332.43808</text:p>
          </table:table-cell>
          <table:table-cell office:value-type="float" office:value="335.03604">
            <text:p>335.03604</text:p>
          </table:table-cell>
          <table:table-cell office:value-type="float" office:value="330.17505">
            <text:p>330.17505</text:p>
          </table:table-cell>
          <table:table-cell office:value-type="float" office:value="334.35437">
            <text:p>334.35437</text:p>
          </table:table-cell>
          <table:table-cell office:value-type="float" office:value="332.01926">
            <text:p>332.01926</text:p>
          </table:table-cell>
          <table:table-cell office:value-type="float" office:value="333.23444">
            <text:p>333.23444</text:p>
          </table:table-cell>
          <table:table-cell office:value-type="float" office:value="348.33124">
            <text:p>348.33124</text:p>
          </table:table-cell>
          <table:table-cell office:value-type="float" office:value="344.37097">
            <text:p>344.37097</text:p>
          </table:table-cell>
          <table:table-cell office:value-type="float" office:value="345.32797">
            <text:p>345.32797</text:p>
          </table:table-cell>
          <table:table-cell office:value-type="float" office:value="340.85574">
            <text:p>340.85574</text:p>
          </table:table-cell>
          <table:table-cell office:value-type="float" office:value="341.6688">
            <text:p>341.6688</text:p>
          </table:table-cell>
          <table:table-cell office:value-type="float" office:value="332.9931">
            <text:p>332.9931</text:p>
          </table:table-cell>
          <table:table-cell office:value-type="float" office:value="166.4966">
            <text:p>166.4966</text:p>
          </table:table-cell>
          <table:table-cell office:value-type="float" office:value="281.5061">
            <text:p>281.5061</text:p>
          </table:table-cell>
          <table:table-cell office:value-type="float" office:value="252.52">
            <text:p>252.52</text:p>
          </table:table-cell>
          <table:table-cell office:value-type="float" office:value="266.82178">
            <text:p>266.82178</text:p>
          </table:table-cell>
          <table:table-cell office:value-type="float" office:value="275.45355">
            <text:p>275.45355</text:p>
          </table:table-cell>
          <table:table-cell office:value-type="float" office:value="280.1267">
            <text:p>280.1267</text:p>
          </table:table-cell>
          <table:table-cell office:value-type="float" office:value="283.4578">
            <text:p>283.4578</text:p>
          </table:table-cell>
          <table:table-cell office:value-type="float" office:value="286.64392">
            <text:p>286.64392</text:p>
          </table:table-cell>
          <table:table-cell office:value-type="float" office:value="289.2111">
            <text:p>289.2111</text:p>
          </table:table-cell>
          <table:table-cell office:value-type="float" office:value="290.3657">
            <text:p>290.3657</text:p>
          </table:table-cell>
          <table:table-cell office:value-type="float" office:value="290.95633">
            <text:p>290.95633</text:p>
          </table:table-cell>
          <table:table-cell office:value-type="float" office:value="291.9852">
            <text:p>291.9852</text:p>
          </table:table-cell>
          <table:table-cell office:value-type="float" office:value="290.2656">
            <text:p>290.2656</text:p>
          </table:table-cell>
          <table:table-cell office:value-type="float" office:value="289.49567">
            <text:p>289.49567</text:p>
          </table:table-cell>
          <table:table-cell office:value-type="float" office:value="289.63623">
            <text:p>289.63623</text:p>
          </table:table-cell>
          <table:table-cell office:value-type="float" office:value="290.13165">
            <text:p>290.13165</text:p>
          </table:table-cell>
          <table:table-cell office:value-type="float" office:value="289.9214">
            <text:p>289.9214</text:p>
          </table:table-cell>
          <table:table-cell office:value-type="float" office:value="287.68695">
            <text:p>287.68695</text:p>
          </table:table-cell>
          <table:table-cell office:value-type="float" office:value="285.7619">
            <text:p>285.7619</text:p>
          </table:table-cell>
          <table:table-cell office:value-type="float" office:value="282.235">
            <text:p>282.235</text:p>
          </table:table-cell>
          <table:table-cell office:value-type="float" office:value="279.77423">
            <text:p>279.77423</text:p>
          </table:table-cell>
          <table:table-cell office:value-type="float" office:value="278.57703">
            <text:p>278.57703</text:p>
          </table:table-cell>
          <table:table-cell office:value-type="float" office:value="277.6718">
            <text:p>277.6718</text:p>
          </table:table-cell>
          <table:table-cell office:value-type="float" office:value="276.06024">
            <text:p>276.06024</text:p>
          </table:table-cell>
          <table:table-cell office:value-type="float" office:value="279.61957">
            <text:p>279.61957</text:p>
          </table:table-cell>
          <table:table-cell office:value-type="float" office:value="282.48346">
            <text:p>282.48346</text:p>
          </table:table-cell>
          <table:table-cell office:value-type="float" office:value="284.36743">
            <text:p>284.36743</text:p>
          </table:table-cell>
          <table:table-cell office:value-type="float" office:value="285.88144">
            <text:p>285.88144</text:p>
          </table:table-cell>
          <table:table-cell office:value-type="float" office:value="285.74295">
            <text:p>285.74295</text:p>
          </table:table-cell>
          <table:table-cell office:value-type="float" office:value="284.85446">
            <text:p>284.85446</text:p>
          </table:table-cell>
          <table:table-cell office:value-type="float" office:value="283.94995">
            <text:p>283.94995</text:p>
          </table:table-cell>
          <table:table-cell office:value-type="float" office:value="284.75208">
            <text:p>284.75208</text:p>
          </table:table-cell>
          <table:table-cell office:value-type="float" office:value="287.5828">
            <text:p>287.5828</text:p>
          </table:table-cell>
          <table:table-cell office:value-type="float" office:value="291.73462">
            <text:p>291.73462</text:p>
          </table:table-cell>
          <table:table-cell office:value-type="float" office:value="294.35248">
            <text:p>294.35248</text:p>
          </table:table-cell>
          <table:table-cell office:value-type="float" office:value="297.62006">
            <text:p>297.62006</text:p>
          </table:table-cell>
          <table:table-cell office:value-type="float" office:value="300.16724">
            <text:p>300.16724</text:p>
          </table:table-cell>
          <table:table-cell office:value-type="float" office:value="302.0567">
            <text:p>302.0567</text:p>
          </table:table-cell>
          <table:table-cell office:value-type="float" office:value="303.68707">
            <text:p>303.68707</text:p>
          </table:table-cell>
          <table:table-cell office:value-type="float" office:value="304.7682">
            <text:p>304.7682</text:p>
          </table:table-cell>
          <table:table-cell office:value-type="float" office:value="305.2581">
            <text:p>305.2581</text:p>
          </table:table-cell>
          <table:table-cell office:value-type="float" office:value="305.36755">
            <text:p>305.36755</text:p>
          </table:table-cell>
          <table:table-cell office:value-type="float" office:value="305.5091">
            <text:p>305.5091</text:p>
          </table:table-cell>
          <table:table-cell office:value-type="float" office:value="305.55988">
            <text:p>305.55988</text:p>
          </table:table-cell>
          <table:table-cell office:value-type="float" office:value="305.66748">
            <text:p>305.66748</text:p>
          </table:table-cell>
          <table:table-cell office:value-type="float" office:value="305.60406">
            <text:p>305.60406</text:p>
          </table:table-cell>
          <table:table-cell office:value-type="float" office:value="305.63354">
            <text:p>305.63354</text:p>
          </table:table-cell>
          <table:table-cell office:value-type="float" office:value="305.64474">
            <text:p>305.64474</text:p>
          </table:table-cell>
          <table:table-cell office:value-type="float" office:value="305.3584">
            <text:p>305.3584</text:p>
          </table:table-cell>
          <table:table-cell office:value-type="float" office:value="305.47583">
            <text:p>305.47583</text:p>
          </table:table-cell>
          <table:table-cell office:value-type="float" office:value="305.53485">
            <text:p>305.53485</text:p>
          </table:table-cell>
          <table:table-cell office:value-type="float" office:value="305.6693">
            <text:p>305.6693</text:p>
          </table:table-cell>
          <table:table-cell office:value-type="float" office:value="305.68652">
            <text:p>305.68652</text:p>
          </table:table-cell>
          <table:table-cell office:value-type="float" office:value="305.7241">
            <text:p>305.7241</text:p>
          </table:table-cell>
          <table:table-cell office:value-type="float" office:value="305.7286">
            <text:p>305.7286</text:p>
          </table:table-cell>
          <table:table-cell office:value-type="float" office:value="305.68634">
            <text:p>305.68634</text:p>
          </table:table-cell>
          <table:table-cell office:value-type="float" office:value="305.64786">
            <text:p>305.64786</text:p>
          </table:table-cell>
          <table:table-cell office:value-type="float" office:value="305.67136">
            <text:p>305.67136</text:p>
          </table:table-cell>
          <table:table-cell office:value-type="float" office:value="305.63467">
            <text:p>305.63467</text:p>
          </table:table-cell>
          <table:table-cell office:value-type="float" office:value="305.66898">
            <text:p>305.66898</text:p>
          </table:table-cell>
          <table:table-cell office:value-type="float" office:value="305.54886">
            <text:p>305.54886</text:p>
          </table:table-cell>
          <table:table-cell office:value-type="float" office:value="305.51566">
            <text:p>305.51566</text:p>
          </table:table-cell>
          <table:table-cell office:value-type="float" office:value="305.29312">
            <text:p>305.29312</text:p>
          </table:table-cell>
          <table:table-cell office:value-type="float" office:value="305.43475">
            <text:p>305.43475</text:p>
          </table:table-cell>
          <table:table-cell office:value-type="float" office:value="305.4364">
            <text:p>305.4364</text:p>
          </table:table-cell>
          <table:table-cell office:value-type="float" office:value="305.38123">
            <text:p>305.38123</text:p>
          </table:table-cell>
          <table:table-cell office:value-type="float" office:value="303.12497">
            <text:p>303.12497</text:p>
          </table:table-cell>
          <table:table-cell office:value-type="float" office:value="298.22095">
            <text:p>298.22095</text:p>
          </table:table-cell>
          <table:table-cell office:value-type="float" office:value="292.7008">
            <text:p>292.7008</text:p>
          </table:table-cell>
          <table:table-cell office:value-type="float" office:value="288.14322">
            <text:p>288.14322</text:p>
          </table:table-cell>
          <table:table-cell office:value-type="float" office:value="286.57288">
            <text:p>286.57288</text:p>
          </table:table-cell>
          <table:table-cell office:value-type="float" office:value="288.22226">
            <text:p>288.22226</text:p>
          </table:table-cell>
          <table:table-cell office:value-type="float" office:value="292.71075">
            <text:p>292.71075</text:p>
          </table:table-cell>
          <table:table-cell office:value-type="float" office:value="298.56363">
            <text:p>298.56363</text:p>
          </table:table-cell>
          <table:table-cell office:value-type="float" office:value="307.01282">
            <text:p>307.01282</text:p>
          </table:table-cell>
          <table:table-cell office:value-type="float" office:value="312.92682">
            <text:p>312.92682</text:p>
          </table:table-cell>
          <table:table-cell office:value-type="float" office:value="316.4168">
            <text:p>316.4168</text:p>
          </table:table-cell>
          <table:table-cell office:value-type="float" office:value="317.17236">
            <text:p>317.17236</text:p>
          </table:table-cell>
          <table:table-cell office:value-type="float" office:value="316.1256">
            <text:p>316.1256</text:p>
          </table:table-cell>
          <table:table-cell office:value-type="float" office:value="316.95175">
            <text:p>316.95175</text:p>
          </table:table-cell>
          <table:table-cell office:value-type="float" office:value="316.34958">
            <text:p>316.34958</text:p>
          </table:table-cell>
          <table:table-cell office:value-type="float" office:value="315.94315">
            <text:p>315.94315</text:p>
          </table:table-cell>
          <table:table-cell office:value-type="float" office:value="317.08603">
            <text:p>317.08603</text:p>
          </table:table-cell>
          <table:table-cell office:value-type="float" office:value="316.69403">
            <text:p>316.69403</text:p>
          </table:table-cell>
          <table:table-cell office:value-type="float" office:value="316.8796">
            <text:p>316.8796</text:p>
          </table:table-cell>
          <table:table-cell office:value-type="float" office:value="317.63126">
            <text:p>317.63126</text:p>
          </table:table-cell>
          <table:table-cell office:value-type="float" office:value="316.72366">
            <text:p>316.72366</text:p>
          </table:table-cell>
          <table:table-cell office:value-type="float" office:value="316.72882">
            <text:p>316.72882</text:p>
          </table:table-cell>
          <table:table-cell office:value-type="float" office:value="314.06055">
            <text:p>314.06055</text:p>
          </table:table-cell>
          <table:table-cell office:value-type="float" office:value="313.4348">
            <text:p>313.4348</text:p>
          </table:table-cell>
          <table:table-cell office:value-type="float" office:value="312.66098">
            <text:p>312.66098</text:p>
          </table:table-cell>
          <table:table-cell office:value-type="float" office:value="311.9244">
            <text:p>311.9244</text:p>
          </table:table-cell>
          <table:table-cell office:value-type="float" office:value="309.38965">
            <text:p>309.38965</text:p>
          </table:table-cell>
          <table:table-cell office:value-type="float" office:value="308.29654">
            <text:p>308.29654</text:p>
          </table:table-cell>
          <table:table-cell office:value-type="float" office:value="306.7219">
            <text:p>306.7219</text:p>
          </table:table-cell>
          <table:table-cell office:value-type="float" office:value="307.31097">
            <text:p>307.31097</text:p>
          </table:table-cell>
          <table:table-cell office:value-type="float" office:value="307.42978">
            <text:p>307.42978</text:p>
          </table:table-cell>
          <table:table-cell office:value-type="float" office:value="306.53705">
            <text:p>306.53705</text:p>
          </table:table-cell>
          <table:table-cell office:value-type="float" office:value="306.57446">
            <text:p>306.57446</text:p>
          </table:table-cell>
          <table:table-cell office:value-type="float" office:value="306.56308">
            <text:p>306.56308</text:p>
          </table:table-cell>
          <table:table-cell office:value-type="float" office:value="304.99902">
            <text:p>304.99902</text:p>
          </table:table-cell>
          <table:table-cell office:value-type="float" office:value="302.01886">
            <text:p>302.01886</text:p>
          </table:table-cell>
          <table:table-cell office:value-type="float" office:value="300.5331">
            <text:p>300.5331</text:p>
          </table:table-cell>
          <table:table-cell office:value-type="float" office:value="301.60254">
            <text:p>301.60254</text:p>
          </table:table-cell>
          <table:table-cell office:value-type="float" office:value="304.9819">
            <text:p>304.9819</text:p>
          </table:table-cell>
          <table:table-cell office:value-type="float" office:value="309.80243">
            <text:p>309.80243</text:p>
          </table:table-cell>
          <table:table-cell office:value-type="float" office:value="315.5268">
            <text:p>315.5268</text:p>
          </table:table-cell>
          <table:table-cell office:value-type="float" office:value="317.34097">
            <text:p>317.34097</text:p>
          </table:table-cell>
          <table:table-cell office:value-type="float" office:value="319.2841">
            <text:p>319.2841</text:p>
          </table:table-cell>
          <table:table-cell office:value-type="float" office:value="321.46448">
            <text:p>321.46448</text:p>
          </table:table-cell>
          <table:table-cell office:value-type="float" office:value="323.4571">
            <text:p>323.4571</text:p>
          </table:table-cell>
          <table:table-cell office:value-type="float" office:value="322.18475">
            <text:p>322.18475</text:p>
          </table:table-cell>
          <table:table-cell office:value-type="float" office:value="322.0132">
            <text:p>322.0132</text:p>
          </table:table-cell>
          <table:table-cell office:value-type="float" office:value="323.62488">
            <text:p>323.62488</text:p>
          </table:table-cell>
          <table:table-cell office:value-type="float" office:value="321.59665">
            <text:p>321.59665</text:p>
          </table:table-cell>
          <table:table-cell office:value-type="float" office:value="325.05536">
            <text:p>325.05536</text:p>
          </table:table-cell>
          <table:table-cell office:value-type="float" office:value="324.32114">
            <text:p>324.32114</text:p>
          </table:table-cell>
          <table:table-cell office:value-type="float" office:value="324.09775">
            <text:p>324.09775</text:p>
          </table:table-cell>
          <table:table-cell office:value-type="float" office:value="316.79584">
            <text:p>316.79584</text:p>
          </table:table-cell>
          <table:table-cell office:value-type="float" office:value="320.78217">
            <text:p>320.78217</text:p>
          </table:table-cell>
          <table:table-cell office:value-type="float" office:value="351.74384">
            <text:p>351.74384</text:p>
          </table:table-cell>
          <table:table-cell office:value-type="float" office:value="281.50607">
            <text:p>281.50607</text:p>
          </table:table-cell>
          <table:table-cell office:value-type="float" office:value="281.5062">
            <text:p>281.5062</text:p>
          </table:table-cell>
          <table:table-cell office:value-type="float" office:value="281.50613">
            <text:p>281.50613</text:p>
          </table:table-cell>
          <table:table-cell office:value-type="float" office:value="281.506">
            <text:p>281.506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table:number-columns-repeated="3" office:value-type="float" office:value="281.50607">
            <text:p>281.50607</text:p>
          </table:table-cell>
          <table:table-cell office:value-type="float" office:value="281.506">
            <text:p>281.506</text:p>
          </table:table-cell>
          <table:table-cell office:value-type="float" office:value="281.5061">
            <text:p>281.5061</text:p>
          </table:table-cell>
          <table:table-cell office:value-type="float" office:value="281.50604">
            <text:p>281.50604</text:p>
          </table:table-cell>
          <table:table-cell office:value-type="float" office:value="290.02652">
            <text:p>290.02652</text:p>
          </table:table-cell>
          <table:table-cell office:value-type="float" office:value="283.99725">
            <text:p>283.99725</text:p>
          </table:table-cell>
          <table:table-cell office:value-type="float" office:value="281.42023">
            <text:p>281.42023</text:p>
          </table:table-cell>
          <table:table-cell office:value-type="float" office:value="287.99826">
            <text:p>287.99826</text:p>
          </table:table-cell>
          <table:table-cell office:value-type="float" office:value="301.81375">
            <text:p>301.81375</text:p>
          </table:table-cell>
          <table:table-cell office:value-type="float" office:value="318.95767">
            <text:p>318.95767</text:p>
          </table:table-cell>
          <table:table-cell office:value-type="float" office:value="317.74652">
            <text:p>317.74652</text:p>
          </table:table-cell>
          <table:table-cell office:value-type="float" office:value="317.375">
            <text:p>317.375</text:p>
          </table:table-cell>
          <table:table-cell office:value-type="float" office:value="318.01605">
            <text:p>318.01605</text:p>
          </table:table-cell>
          <table:table-cell office:value-type="float" office:value="315.50375">
            <text:p>315.50375</text:p>
          </table:table-cell>
          <table:table-cell office:value-type="float" office:value="313.2415">
            <text:p>313.2415</text:p>
          </table:table-cell>
          <table:table-cell office:value-type="float" office:value="311.44064">
            <text:p>311.44064</text:p>
          </table:table-cell>
          <table:table-cell office:value-type="float" office:value="309.87616">
            <text:p>309.87616</text:p>
          </table:table-cell>
          <table:table-cell office:value-type="float" office:value="309.23038">
            <text:p>309.23038</text:p>
          </table:table-cell>
          <table:table-cell office:value-type="float" office:value="308.19788">
            <text:p>308.19788</text:p>
          </table:table-cell>
          <table:table-cell office:value-type="float" office:value="305.1446">
            <text:p>305.1446</text:p>
          </table:table-cell>
          <table:table-cell office:value-type="float" office:value="302.03604">
            <text:p>302.03604</text:p>
          </table:table-cell>
          <table:table-cell office:value-type="float" office:value="298.50183">
            <text:p>298.50183</text:p>
          </table:table-cell>
          <table:table-cell office:value-type="float" office:value="295.03845">
            <text:p>295.03845</text:p>
          </table:table-cell>
          <table:table-cell office:value-type="float" office:value="292.96313">
            <text:p>292.96313</text:p>
          </table:table-cell>
          <table:table-cell office:value-type="float" office:value="288.73926">
            <text:p>288.73926</text:p>
          </table:table-cell>
          <table:table-cell office:value-type="float" office:value="285.9621">
            <text:p>285.9621</text:p>
          </table:table-cell>
          <table:table-cell office:value-type="float" office:value="283.8628">
            <text:p>283.8628</text:p>
          </table:table-cell>
          <table:table-cell office:value-type="float" office:value="280.3737">
            <text:p>280.3737</text:p>
          </table:table-cell>
          <table:table-cell office:value-type="float" office:value="278.91132">
            <text:p>278.91132</text:p>
          </table:table-cell>
          <table:table-cell office:value-type="float" office:value="278.10403">
            <text:p>278.10403</text:p>
          </table:table-cell>
          <table:table-cell office:value-type="float" office:value="278.39606">
            <text:p>278.39606</text:p>
          </table:table-cell>
          <table:table-cell office:value-type="float" office:value="275.64908">
            <text:p>275.64908</text:p>
          </table:table-cell>
          <table:table-cell office:value-type="float" office:value="278.58386">
            <text:p>278.58386</text:p>
          </table:table-cell>
          <table:table-cell office:value-type="float" office:value="279.89856">
            <text:p>279.89856</text:p>
          </table:table-cell>
          <table:table-cell office:value-type="float" office:value="281.32828">
            <text:p>281.32828</text:p>
          </table:table-cell>
          <table:table-cell office:value-type="float" office:value="283.5348">
            <text:p>283.5348</text:p>
          </table:table-cell>
          <table:table-cell office:value-type="float" office:value="286.86835">
            <text:p>286.86835</text:p>
          </table:table-cell>
          <table:table-cell office:value-type="float" office:value="291.18686">
            <text:p>291.18686</text:p>
          </table:table-cell>
          <table:table-cell office:value-type="float" office:value="294.21487">
            <text:p>294.21487</text:p>
          </table:table-cell>
          <table:table-cell office:value-type="float" office:value="300.25497">
            <text:p>300.25497</text:p>
          </table:table-cell>
          <table:table-cell office:value-type="float" office:value="308.84174">
            <text:p>308.84174</text:p>
          </table:table-cell>
          <table:table-cell office:value-type="float" office:value="312.8457">
            <text:p>312.8457</text:p>
          </table:table-cell>
          <table:table-cell office:value-type="float" office:value="313.7826">
            <text:p>313.7826</text:p>
          </table:table-cell>
          <table:table-cell office:value-type="float" office:value="314.48303">
            <text:p>314.48303</text:p>
          </table:table-cell>
          <table:table-cell office:value-type="float" office:value="314.79865">
            <text:p>314.79865</text:p>
          </table:table-cell>
          <table:table-cell office:value-type="float" office:value="316.78958">
            <text:p>316.78958</text:p>
          </table:table-cell>
          <table:table-cell office:value-type="float" office:value="315.00192">
            <text:p>315.00192</text:p>
          </table:table-cell>
          <table:table-cell office:value-type="float" office:value="316.2068">
            <text:p>316.2068</text:p>
          </table:table-cell>
          <table:table-cell office:value-type="float" office:value="317.66937">
            <text:p>317.66937</text:p>
          </table:table-cell>
          <table:table-cell office:value-type="float" office:value="315.88882">
            <text:p>315.88882</text:p>
          </table:table-cell>
          <table:table-cell office:value-type="float" office:value="315.51242">
            <text:p>315.51242</text:p>
          </table:table-cell>
          <table:table-cell office:value-type="float" office:value="312.47684">
            <text:p>312.47684</text:p>
          </table:table-cell>
          <table:table-cell office:value-type="float" office:value="310.99228">
            <text:p>310.99228</text:p>
          </table:table-cell>
          <table:table-cell office:value-type="float" office:value="310.2981">
            <text:p>310.2981</text:p>
          </table:table-cell>
          <table:table-cell office:value-type="float" office:value="309.95334">
            <text:p>309.95334</text:p>
          </table:table-cell>
          <table:table-cell office:value-type="float" office:value="309.79416">
            <text:p>309.79416</text:p>
          </table:table-cell>
          <table:table-cell office:value-type="float" office:value="309.5197">
            <text:p>309.5197</text:p>
          </table:table-cell>
          <table:table-cell office:value-type="float" office:value="308.11746">
            <text:p>308.11746</text:p>
          </table:table-cell>
          <table:table-cell office:value-type="float" office:value="307.66455">
            <text:p>307.66455</text:p>
          </table:table-cell>
          <table:table-cell office:value-type="float" office:value="306.61032">
            <text:p>306.61032</text:p>
          </table:table-cell>
          <table:table-cell office:value-type="float" office:value="305.26443">
            <text:p>305.26443</text:p>
          </table:table-cell>
          <table:table-cell office:value-type="float" office:value="302.62823">
            <text:p>302.62823</text:p>
          </table:table-cell>
          <table:table-cell office:value-type="float" office:value="299.6183">
            <text:p>299.6183</text:p>
          </table:table-cell>
          <table:table-cell office:value-type="float" office:value="296.96902">
            <text:p>296.96902</text:p>
          </table:table-cell>
          <table:table-cell office:value-type="float" office:value="294.06104">
            <text:p>294.06104</text:p>
          </table:table-cell>
          <table:table-cell office:value-type="float" office:value="291.89243">
            <text:p>291.89243</text:p>
          </table:table-cell>
          <table:table-cell office:value-type="float" office:value="288.59036">
            <text:p>288.59036</text:p>
          </table:table-cell>
          <table:table-cell office:value-type="float" office:value="284.43076">
            <text:p>284.43076</text:p>
          </table:table-cell>
          <table:table-cell office:value-type="float" office:value="283.18118">
            <text:p>283.18118</text:p>
          </table:table-cell>
          <table:table-cell office:value-type="float" office:value="281.9628">
            <text:p>281.9628</text:p>
          </table:table-cell>
          <table:table-cell office:value-type="float" office:value="280.3955">
            <text:p>280.3955</text:p>
          </table:table-cell>
          <table:table-cell office:value-type="float" office:value="277.21057">
            <text:p>277.21057</text:p>
          </table:table-cell>
          <table:table-cell office:value-type="float" office:value="280.01184">
            <text:p>280.01184</text:p>
          </table:table-cell>
          <table:table-cell office:value-type="float" office:value="281.71338">
            <text:p>281.71338</text:p>
          </table:table-cell>
          <table:table-cell office:value-type="float" office:value="283.63528">
            <text:p>283.63528</text:p>
          </table:table-cell>
          <table:table-cell office:value-type="float" office:value="283.79837">
            <text:p>283.79837</text:p>
          </table:table-cell>
          <table:table-cell office:value-type="float" office:value="285.70404">
            <text:p>285.70404</text:p>
          </table:table-cell>
          <table:table-cell office:value-type="float" office:value="289.7685">
            <text:p>289.7685</text:p>
          </table:table-cell>
          <table:table-cell office:value-type="float" office:value="292.94135">
            <text:p>292.94135</text:p>
          </table:table-cell>
          <table:table-cell office:value-type="float" office:value="294.77432">
            <text:p>294.77432</text:p>
          </table:table-cell>
          <table:table-cell office:value-type="float" office:value="296.1123">
            <text:p>296.1123</text:p>
          </table:table-cell>
          <table:table-cell office:value-type="float" office:value="295.56085">
            <text:p>295.56085</text:p>
          </table:table-cell>
          <table:table-cell office:value-type="float" office:value="295.74738">
            <text:p>295.74738</text:p>
          </table:table-cell>
          <table:table-cell office:value-type="float" office:value="296.9923">
            <text:p>296.9923</text:p>
          </table:table-cell>
          <table:table-cell office:value-type="float" office:value="297.19003">
            <text:p>297.19003</text:p>
          </table:table-cell>
          <table:table-cell office:value-type="float" office:value="296.02658">
            <text:p>296.02658</text:p>
          </table:table-cell>
          <table:table-cell office:value-type="float" office:value="295.92258">
            <text:p>295.92258</text:p>
          </table:table-cell>
          <table:table-cell office:value-type="float" office:value="295.5762">
            <text:p>295.5762</text:p>
          </table:table-cell>
          <table:table-cell office:value-type="float" office:value="296.698">
            <text:p>296.698</text:p>
          </table:table-cell>
          <table:table-cell office:value-type="float" office:value="298.50336">
            <text:p>298.50336</text:p>
          </table:table-cell>
          <table:table-cell office:value-type="float" office:value="300.28738">
            <text:p>300.28738</text:p>
          </table:table-cell>
          <table:table-cell office:value-type="float" office:value="301.88916">
            <text:p>301.88916</text:p>
          </table:table-cell>
          <table:table-cell office:value-type="float" office:value="303.29492">
            <text:p>303.29492</text:p>
          </table:table-cell>
          <table:table-cell office:value-type="float" office:value="303.84344">
            <text:p>303.84344</text:p>
          </table:table-cell>
          <table:table-cell office:value-type="float" office:value="302.94437">
            <text:p>302.94437</text:p>
          </table:table-cell>
          <table:table-cell office:value-type="float" office:value="302.4788">
            <text:p>302.4788</text:p>
          </table:table-cell>
          <table:table-cell office:value-type="float" office:value="303.32074">
            <text:p>303.32074</text:p>
          </table:table-cell>
          <table:table-cell office:value-type="float" office:value="306.23206">
            <text:p>306.23206</text:p>
          </table:table-cell>
          <table:table-cell office:value-type="float" office:value="309.96536">
            <text:p>309.96536</text:p>
          </table:table-cell>
          <table:table-cell office:value-type="float" office:value="311.85574">
            <text:p>311.85574</text:p>
          </table:table-cell>
          <table:table-cell office:value-type="float" office:value="313.24854">
            <text:p>313.24854</text:p>
          </table:table-cell>
          <table:table-cell office:value-type="float" office:value="313.45587">
            <text:p>313.45587</text:p>
          </table:table-cell>
          <table:table-cell office:value-type="float" office:value="314.40097">
            <text:p>314.40097</text:p>
          </table:table-cell>
          <table:table-cell office:value-type="float" office:value="311.83185">
            <text:p>311.83185</text:p>
          </table:table-cell>
          <table:table-cell office:value-type="float" office:value="314.307">
            <text:p>314.307</text:p>
          </table:table-cell>
          <table:table-cell office:value-type="float" office:value="313.99872">
            <text:p>313.99872</text:p>
          </table:table-cell>
          <table:table-cell office:value-type="float" office:value="309.00452">
            <text:p>309.00452</text:p>
          </table:table-cell>
          <table:table-cell office:value-type="float" office:value="305.5003">
            <text:p>305.5003</text:p>
          </table:table-cell>
          <table:table-cell office:value-type="float" office:value="305.02554">
            <text:p>305.02554</text:p>
          </table:table-cell>
          <table:table-cell office:value-type="float" office:value="298.74683">
            <text:p>298.74683</text:p>
          </table:table-cell>
          <table:table-cell office:value-type="float" office:value="284.63318">
            <text:p>284.63318</text:p>
          </table:table-cell>
          <table:table-cell office:value-type="float" office:value="270.44952">
            <text:p>270.44952</text:p>
          </table:table-cell>
          <table:table-cell office:value-type="float" office:value="264.68994">
            <text:p>264.68994</text:p>
          </table:table-cell>
          <table:table-cell office:value-type="float" office:value="281.50604">
            <text:p>281.50604</text:p>
          </table:table-cell>
          <table:table-cell office:value-type="float" office:value="281.50607">
            <text:p>281.50607</text:p>
          </table:table-cell>
          <table:table-cell table:number-columns-repeated="3" office:value-type="float" office:value="281.50604">
            <text:p>281.50604</text:p>
          </table:table-cell>
          <table:table-cell office:value-type="float" office:value="281.506">
            <text:p>281.506</text:p>
          </table:table-cell>
          <table:table-cell office:value-type="float" office:value="281.5061">
            <text:p>281.5061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float" office:value="200.91785">
            <text:p>200.91785</text:p>
          </table:table-cell>
          <table:table-cell office:value-type="float" office:value="195.0552">
            <text:p>195.0552</text:p>
          </table:table-cell>
          <table:table-cell office:value-type="float" office:value="196.42604">
            <text:p>196.42604</text:p>
          </table:table-cell>
          <table:table-cell office:value-type="float" office:value="196.24345">
            <text:p>196.24345</text:p>
          </table:table-cell>
          <table:table-cell office:value-type="float" office:value="199.6323">
            <text:p>199.6323</text:p>
          </table:table-cell>
          <table:table-cell office:value-type="float" office:value="193.22562">
            <text:p>193.22562</text:p>
          </table:table-cell>
          <table:table-cell office:value-type="float" office:value="189.3504">
            <text:p>189.3504</text:p>
          </table:table-cell>
          <table:table-cell office:value-type="float" office:value="187.86931">
            <text:p>187.86931</text:p>
          </table:table-cell>
          <table:table-cell office:value-type="float" office:value="187.61655">
            <text:p>187.61655</text:p>
          </table:table-cell>
          <table:table-cell office:value-type="float" office:value="191.28235">
            <text:p>191.28235</text:p>
          </table:table-cell>
          <table:table-cell office:value-type="float" office:value="194.03865">
            <text:p>194.03865</text:p>
          </table:table-cell>
          <table:table-cell office:value-type="float" office:value="195.0802">
            <text:p>195.0802</text:p>
          </table:table-cell>
          <table:table-cell office:value-type="float" office:value="197.55818">
            <text:p>197.55818</text:p>
          </table:table-cell>
          <table:table-cell office:value-type="float" office:value="199.47435">
            <text:p>199.47435</text:p>
          </table:table-cell>
          <table:table-cell office:value-type="float" office:value="199.74231">
            <text:p>199.74231</text:p>
          </table:table-cell>
          <table:table-cell office:value-type="float" office:value="197.31702">
            <text:p>197.31702</text:p>
          </table:table-cell>
          <table:table-cell office:value-type="float" office:value="199.05347">
            <text:p>199.05347</text:p>
          </table:table-cell>
          <table:table-cell office:value-type="float" office:value="199.00383">
            <text:p>199.00383</text:p>
          </table:table-cell>
          <table:table-cell office:value-type="float" office:value="200.13121">
            <text:p>200.13121</text:p>
          </table:table-cell>
          <table:table-cell office:value-type="float" office:value="200.99876">
            <text:p>200.99876</text:p>
          </table:table-cell>
          <table:table-cell office:value-type="float" office:value="205.28287">
            <text:p>205.28287</text:p>
          </table:table-cell>
          <table:table-cell office:value-type="float" office:value="202.64172">
            <text:p>202.64172</text:p>
          </table:table-cell>
          <table:table-cell office:value-type="float" office:value="202.93407">
            <text:p>202.93407</text:p>
          </table:table-cell>
          <table:table-cell office:value-type="float" office:value="202.87303">
            <text:p>202.87303</text:p>
          </table:table-cell>
          <table:table-cell office:value-type="float" office:value="201.90988">
            <text:p>201.90988</text:p>
          </table:table-cell>
          <table:table-cell office:value-type="float" office:value="203.4211">
            <text:p>203.4211</text:p>
          </table:table-cell>
          <table:table-cell office:value-type="float" office:value="203.47145">
            <text:p>203.47145</text:p>
          </table:table-cell>
          <table:table-cell office:value-type="float" office:value="203.53056">
            <text:p>203.53056</text:p>
          </table:table-cell>
          <table:table-cell office:value-type="float" office:value="204.1792">
            <text:p>204.1792</text:p>
          </table:table-cell>
          <table:table-cell office:value-type="float" office:value="203.84973">
            <text:p>203.84973</text:p>
          </table:table-cell>
          <table:table-cell office:value-type="float" office:value="202.89825">
            <text:p>202.89825</text:p>
          </table:table-cell>
          <table:table-cell office:value-type="float" office:value="206.80243">
            <text:p>206.80243</text:p>
          </table:table-cell>
          <table:table-cell office:value-type="float" office:value="208.10394">
            <text:p>208.10394</text:p>
          </table:table-cell>
          <table:table-cell office:value-type="float" office:value="205.95062">
            <text:p>205.95062</text:p>
          </table:table-cell>
          <table:table-cell office:value-type="float" office:value="204.54057">
            <text:p>204.54057</text:p>
          </table:table-cell>
          <table:table-cell office:value-type="float" office:value="202.4326">
            <text:p>202.4326</text:p>
          </table:table-cell>
          <table:table-cell office:value-type="float" office:value="204.56062">
            <text:p>204.56062</text:p>
          </table:table-cell>
          <table:table-cell office:value-type="float" office:value="207.15802">
            <text:p>207.15802</text:p>
          </table:table-cell>
          <table:table-cell office:value-type="float" office:value="208.16814">
            <text:p>208.16814</text:p>
          </table:table-cell>
          <table:table-cell office:value-type="float" office:value="211.54799">
            <text:p>211.54799</text:p>
          </table:table-cell>
          <table:table-cell office:value-type="float" office:value="211.78392">
            <text:p>211.78392</text:p>
          </table:table-cell>
          <table:table-cell office:value-type="float" office:value="208.67038">
            <text:p>208.67038</text:p>
          </table:table-cell>
          <table:table-cell office:value-type="float" office:value="205.67972">
            <text:p>205.67972</text:p>
          </table:table-cell>
          <table:table-cell office:value-type="float" office:value="202.23018">
            <text:p>202.23018</text:p>
          </table:table-cell>
          <table:table-cell office:value-type="float" office:value="206.76447">
            <text:p>206.76447</text:p>
          </table:table-cell>
          <table:table-cell office:value-type="float" office:value="211.76802">
            <text:p>211.76802</text:p>
          </table:table-cell>
          <table:table-cell office:value-type="float" office:value="211.0885">
            <text:p>211.0885</text:p>
          </table:table-cell>
          <table:table-cell office:value-type="float" office:value="209.99763">
            <text:p>209.99763</text:p>
          </table:table-cell>
          <table:table-cell office:value-type="float" office:value="208.83415">
            <text:p>208.83415</text:p>
          </table:table-cell>
          <table:table-cell office:value-type="float" office:value="210.32945">
            <text:p>210.32945</text:p>
          </table:table-cell>
          <table:table-cell office:value-type="float" office:value="210.77542">
            <text:p>210.77542</text:p>
          </table:table-cell>
          <table:table-cell office:value-type="float" office:value="210.19489">
            <text:p>210.19489</text:p>
          </table:table-cell>
          <table:table-cell office:value-type="float" office:value="210.01755">
            <text:p>210.01755</text:p>
          </table:table-cell>
          <table:table-cell office:value-type="float" office:value="210.01523">
            <text:p>210.01523</text:p>
          </table:table-cell>
          <table:table-cell office:value-type="float" office:value="210.37602">
            <text:p>210.37602</text:p>
          </table:table-cell>
          <table:table-cell office:value-type="float" office:value="210.59546">
            <text:p>210.59546</text:p>
          </table:table-cell>
          <table:table-cell office:value-type="float" office:value="210.829">
            <text:p>210.829</text:p>
          </table:table-cell>
          <table:table-cell office:value-type="float" office:value="210.7506">
            <text:p>210.7506</text:p>
          </table:table-cell>
          <table:table-cell office:value-type="float" office:value="210.53503">
            <text:p>210.53503</text:p>
          </table:table-cell>
          <table:table-cell office:value-type="float" office:value="210.61896">
            <text:p>210.61896</text:p>
          </table:table-cell>
          <table:table-cell office:value-type="float" office:value="209.64488">
            <text:p>209.64488</text:p>
          </table:table-cell>
          <table:table-cell office:value-type="float" office:value="208.93956">
            <text:p>208.93956</text:p>
          </table:table-cell>
          <table:table-cell office:value-type="float" office:value="207.03639">
            <text:p>207.03639</text:p>
          </table:table-cell>
          <table:table-cell office:value-type="float" office:value="206.53084">
            <text:p>206.53084</text:p>
          </table:table-cell>
          <table:table-cell office:value-type="float" office:value="205.75194">
            <text:p>205.75194</text:p>
          </table:table-cell>
          <table:table-cell office:value-type="float" office:value="208.26736">
            <text:p>208.26736</text:p>
          </table:table-cell>
          <table:table-cell office:value-type="float" office:value="207.32207">
            <text:p>207.32207</text:p>
          </table:table-cell>
          <table:table-cell office:value-type="float" office:value="205.69695">
            <text:p>205.69695</text:p>
          </table:table-cell>
          <table:table-cell office:value-type="float" office:value="205.0214">
            <text:p>205.0214</text:p>
          </table:table-cell>
          <table:table-cell office:value-type="float" office:value="204.90923">
            <text:p>204.90923</text:p>
          </table:table-cell>
          <table:table-cell office:value-type="float" office:value="208.2077">
            <text:p>208.2077</text:p>
          </table:table-cell>
          <table:table-cell office:value-type="float" office:value="207.28636">
            <text:p>207.28636</text:p>
          </table:table-cell>
          <table:table-cell office:value-type="float" office:value="206.89781">
            <text:p>206.89781</text:p>
          </table:table-cell>
          <table:table-cell office:value-type="float" office:value="206.35664">
            <text:p>206.35664</text:p>
          </table:table-cell>
          <table:table-cell office:value-type="float" office:value="206.28714">
            <text:p>206.28714</text:p>
          </table:table-cell>
          <table:table-cell office:value-type="float" office:value="203.41301">
            <text:p>203.41301</text:p>
          </table:table-cell>
          <table:table-cell office:value-type="float" office:value="203.15388">
            <text:p>203.15388</text:p>
          </table:table-cell>
          <table:table-cell office:value-type="float" office:value="203.17558">
            <text:p>203.17558</text:p>
          </table:table-cell>
          <table:table-cell office:value-type="float" office:value="202.76334">
            <text:p>202.76334</text:p>
          </table:table-cell>
          <table:table-cell office:value-type="float" office:value="201.88824">
            <text:p>201.88824</text:p>
          </table:table-cell>
          <table:table-cell office:value-type="float" office:value="202.6226">
            <text:p>202.6226</text:p>
          </table:table-cell>
          <table:table-cell office:value-type="float" office:value="201.41719">
            <text:p>201.41719</text:p>
          </table:table-cell>
          <table:table-cell office:value-type="float" office:value="201.01923">
            <text:p>201.01923</text:p>
          </table:table-cell>
          <table:table-cell office:value-type="float" office:value="208.1431">
            <text:p>208.1431</text:p>
          </table:table-cell>
          <table:table-cell office:value-type="float" office:value="211.57526">
            <text:p>211.57526</text:p>
          </table:table-cell>
          <table:table-cell office:value-type="float" office:value="213.33923">
            <text:p>213.33923</text:p>
          </table:table-cell>
          <table:table-cell office:value-type="float" office:value="214.28865">
            <text:p>214.28865</text:p>
          </table:table-cell>
          <table:table-cell office:value-type="float" office:value="214.76865">
            <text:p>214.76865</text:p>
          </table:table-cell>
          <table:table-cell office:value-type="float" office:value="215.01752">
            <text:p>215.01752</text:p>
          </table:table-cell>
          <table:table-cell office:value-type="float" office:value="215.14305">
            <text:p>215.14305</text:p>
          </table:table-cell>
          <table:table-cell office:value-type="float" office:value="215.19371">
            <text:p>215.19371</text:p>
          </table:table-cell>
          <table:table-cell office:value-type="float" office:value="215.22337">
            <text:p>215.22337</text:p>
          </table:table-cell>
          <table:table-cell office:value-type="float" office:value="215.22871">
            <text:p>215.22871</text:p>
          </table:table-cell>
          <table:table-cell office:value-type="float" office:value="215.22118">
            <text:p>215.22118</text:p>
          </table:table-cell>
          <table:table-cell office:value-type="float" office:value="215.23596">
            <text:p>215.23596</text:p>
          </table:table-cell>
          <table:table-cell office:value-type="float" office:value="215.24495">
            <text:p>215.24495</text:p>
          </table:table-cell>
          <table:table-cell office:value-type="float" office:value="215.24797">
            <text:p>215.24797</text:p>
          </table:table-cell>
          <table:table-cell office:value-type="float" office:value="215.25331">
            <text:p>215.25331</text:p>
          </table:table-cell>
          <table:table-cell office:value-type="float" office:value="215.24821">
            <text:p>215.24821</text:p>
          </table:table-cell>
          <table:table-cell office:value-type="float" office:value="215.2367">
            <text:p>215.2367</text:p>
          </table:table-cell>
          <table:table-cell office:value-type="float" office:value="215.24605">
            <text:p>215.24605</text:p>
          </table:table-cell>
          <table:table-cell office:value-type="float" office:value="215.20676">
            <text:p>215.20676</text:p>
          </table:table-cell>
          <table:table-cell office:value-type="float" office:value="215.15364">
            <text:p>215.15364</text:p>
          </table:table-cell>
          <table:table-cell office:value-type="float" office:value="215.20442">
            <text:p>215.20442</text:p>
          </table:table-cell>
          <table:table-cell office:value-type="float" office:value="215.22868">
            <text:p>215.22868</text:p>
          </table:table-cell>
          <table:table-cell office:value-type="float" office:value="215.20958">
            <text:p>215.20958</text:p>
          </table:table-cell>
          <table:table-cell office:value-type="float" office:value="215.23532">
            <text:p>215.23532</text:p>
          </table:table-cell>
          <table:table-cell office:value-type="float" office:value="215.24939">
            <text:p>215.24939</text:p>
          </table:table-cell>
          <table:table-cell office:value-type="float" office:value="215.23987">
            <text:p>215.23987</text:p>
          </table:table-cell>
          <table:table-cell office:value-type="float" office:value="215.25401">
            <text:p>215.25401</text:p>
          </table:table-cell>
          <table:table-cell office:value-type="float" office:value="215.26129">
            <text:p>215.26129</text:p>
          </table:table-cell>
          <table:table-cell office:value-type="float" office:value="215.2632">
            <text:p>215.2632</text:p>
          </table:table-cell>
          <table:table-cell office:value-type="float" office:value="215.24869">
            <text:p>215.24869</text:p>
          </table:table-cell>
          <table:table-cell office:value-type="float" office:value="215.25197">
            <text:p>215.25197</text:p>
          </table:table-cell>
          <table:table-cell office:value-type="float" office:value="215.19444">
            <text:p>215.19444</text:p>
          </table:table-cell>
          <table:table-cell office:value-type="float" office:value="215.19666">
            <text:p>215.19666</text:p>
          </table:table-cell>
          <table:table-cell office:value-type="float" office:value="215.22519">
            <text:p>215.22519</text:p>
          </table:table-cell>
          <table:table-cell office:value-type="float" office:value="215.2423">
            <text:p>215.2423</text:p>
          </table:table-cell>
          <table:table-cell office:value-type="float" office:value="215.24442">
            <text:p>215.24442</text:p>
          </table:table-cell>
          <table:table-cell office:value-type="float" office:value="215.2143">
            <text:p>215.2143</text:p>
          </table:table-cell>
          <table:table-cell office:value-type="float" office:value="215.22513">
            <text:p>215.22513</text:p>
          </table:table-cell>
          <table:table-cell office:value-type="float" office:value="215.24443">
            <text:p>215.24443</text:p>
          </table:table-cell>
          <table:table-cell office:value-type="float" office:value="215.23195">
            <text:p>215.23195</text:p>
          </table:table-cell>
          <table:table-cell office:value-type="float" office:value="215.22675">
            <text:p>215.22675</text:p>
          </table:table-cell>
          <table:table-cell office:value-type="float" office:value="215.23926">
            <text:p>215.23926</text:p>
          </table:table-cell>
          <table:table-cell office:value-type="float" office:value="215.24643">
            <text:p>215.24643</text:p>
          </table:table-cell>
          <table:table-cell office:value-type="float" office:value="215.25499">
            <text:p>215.25499</text:p>
          </table:table-cell>
          <table:table-cell office:value-type="float" office:value="215.15291">
            <text:p>215.15291</text:p>
          </table:table-cell>
          <table:table-cell office:value-type="float" office:value="215.20294">
            <text:p>215.20294</text:p>
          </table:table-cell>
          <table:table-cell office:value-type="float" office:value="215.21909">
            <text:p>215.21909</text:p>
          </table:table-cell>
          <table:table-cell office:value-type="float" office:value="215.22134">
            <text:p>215.22134</text:p>
          </table:table-cell>
          <table:table-cell office:value-type="float" office:value="215.22665">
            <text:p>215.22665</text:p>
          </table:table-cell>
          <table:table-cell office:value-type="float" office:value="215.24603">
            <text:p>215.24603</text:p>
          </table:table-cell>
          <table:table-cell office:value-type="float" office:value="215.24918">
            <text:p>215.24918</text:p>
          </table:table-cell>
          <table:table-cell office:value-type="float" office:value="215.2377">
            <text:p>215.2377</text:p>
          </table:table-cell>
          <table:table-cell office:value-type="float" office:value="215.25066">
            <text:p>215.25066</text:p>
          </table:table-cell>
          <table:table-cell office:value-type="float" office:value="215.23906">
            <text:p>215.23906</text:p>
          </table:table-cell>
          <table:table-cell office:value-type="float" office:value="215.24728">
            <text:p>215.24728</text:p>
          </table:table-cell>
          <table:table-cell office:value-type="float" office:value="215.25348">
            <text:p>215.25348</text:p>
          </table:table-cell>
          <table:table-cell office:value-type="float" office:value="215.1379">
            <text:p>215.1379</text:p>
          </table:table-cell>
          <table:table-cell office:value-type="float" office:value="214.91365">
            <text:p>214.91365</text:p>
          </table:table-cell>
          <table:table-cell office:value-type="float" office:value="214.94699">
            <text:p>214.94699</text:p>
          </table:table-cell>
          <table:table-cell office:value-type="float" office:value="214.374">
            <text:p>214.374</text:p>
          </table:table-cell>
          <table:table-cell office:value-type="float" office:value="214.44647">
            <text:p>214.44647</text:p>
          </table:table-cell>
          <table:table-cell office:value-type="float" office:value="214.66545">
            <text:p>214.66545</text:p>
          </table:table-cell>
          <table:table-cell office:value-type="float" office:value="214.8039">
            <text:p>214.8039</text:p>
          </table:table-cell>
          <table:table-cell office:value-type="float" office:value="214.89346">
            <text:p>214.89346</text:p>
          </table:table-cell>
          <table:table-cell office:value-type="float" office:value="215.05109">
            <text:p>215.05109</text:p>
          </table:table-cell>
          <table:table-cell office:value-type="float" office:value="215.0965">
            <text:p>215.0965</text:p>
          </table:table-cell>
          <table:table-cell office:value-type="float" office:value="215.15524">
            <text:p>215.15524</text:p>
          </table:table-cell>
          <table:table-cell office:value-type="float" office:value="215.1813">
            <text:p>215.1813</text:p>
          </table:table-cell>
          <table:table-cell office:value-type="float" office:value="215.21689">
            <text:p>215.21689</text:p>
          </table:table-cell>
          <table:table-cell office:value-type="float" office:value="215.16779">
            <text:p>215.16779</text:p>
          </table:table-cell>
          <table:table-cell office:value-type="float" office:value="213.07617">
            <text:p>213.07617</text:p>
          </table:table-cell>
          <table:table-cell office:value-type="float" office:value="213.3953">
            <text:p>213.3953</text:p>
          </table:table-cell>
          <table:table-cell office:value-type="float" office:value="214.07394">
            <text:p>214.07394</text:p>
          </table:table-cell>
          <table:table-cell office:value-type="float" office:value="214.61789">
            <text:p>214.61789</text:p>
          </table:table-cell>
          <table:table-cell office:value-type="float" office:value="214.9425">
            <text:p>214.9425</text:p>
          </table:table-cell>
          <table:table-cell office:value-type="float" office:value="215.09659">
            <text:p>215.09659</text:p>
          </table:table-cell>
          <table:table-cell office:value-type="float" office:value="215.18071">
            <text:p>215.18071</text:p>
          </table:table-cell>
          <table:table-cell office:value-type="float" office:value="215.21382">
            <text:p>215.21382</text:p>
          </table:table-cell>
          <table:table-cell office:value-type="float" office:value="215.1952">
            <text:p>215.1952</text:p>
          </table:table-cell>
          <table:table-cell office:value-type="float" office:value="215.19106">
            <text:p>215.19106</text:p>
          </table:table-cell>
          <table:table-cell office:value-type="float" office:value="215.2082">
            <text:p>215.2082</text:p>
          </table:table-cell>
          <table:table-cell office:value-type="float" office:value="215.21472">
            <text:p>215.21472</text:p>
          </table:table-cell>
          <table:table-cell office:value-type="float" office:value="215.20529">
            <text:p>215.20529</text:p>
          </table:table-cell>
          <table:table-cell office:value-type="float" office:value="215.22504">
            <text:p>215.22504</text:p>
          </table:table-cell>
          <table:table-cell office:value-type="float" office:value="215.2371">
            <text:p>215.2371</text:p>
          </table:table-cell>
          <table:table-cell office:value-type="float" office:value="215.25075">
            <text:p>215.25075</text:p>
          </table:table-cell>
          <table:table-cell office:value-type="float" office:value="215.25615">
            <text:p>215.25615</text:p>
          </table:table-cell>
          <table:table-cell office:value-type="float" office:value="215.25743">
            <text:p>215.25743</text:p>
          </table:table-cell>
          <table:table-cell office:value-type="float" office:value="215.26082">
            <text:p>215.26082</text:p>
          </table:table-cell>
          <table:table-cell office:value-type="float" office:value="215.23729">
            <text:p>215.23729</text:p>
          </table:table-cell>
          <table:table-cell office:value-type="float" office:value="215.21571">
            <text:p>215.21571</text:p>
          </table:table-cell>
          <table:table-cell office:value-type="float" office:value="215.14977">
            <text:p>215.14977</text:p>
          </table:table-cell>
          <table:table-cell office:value-type="float" office:value="215.18037">
            <text:p>215.18037</text:p>
          </table:table-cell>
          <table:table-cell office:value-type="float" office:value="215.14188">
            <text:p>215.14188</text:p>
          </table:table-cell>
          <table:table-cell office:value-type="float" office:value="215.15121">
            <text:p>215.15121</text:p>
          </table:table-cell>
          <table:table-cell office:value-type="float" office:value="215.1632">
            <text:p>215.1632</text:p>
          </table:table-cell>
          <table:table-cell office:value-type="float" office:value="215.18356">
            <text:p>215.18356</text:p>
          </table:table-cell>
          <table:table-cell office:value-type="float" office:value="215.19391">
            <text:p>215.19391</text:p>
          </table:table-cell>
          <table:table-cell office:value-type="float" office:value="215.21445">
            <text:p>215.21445</text:p>
          </table:table-cell>
          <table:table-cell office:value-type="float" office:value="215.22034">
            <text:p>215.22034</text:p>
          </table:table-cell>
          <table:table-cell office:value-type="float" office:value="215.22914">
            <text:p>215.22914</text:p>
          </table:table-cell>
          <table:table-cell office:value-type="float" office:value="215.20338">
            <text:p>215.20338</text:p>
          </table:table-cell>
          <table:table-cell office:value-type="float" office:value="215.20087">
            <text:p>215.20087</text:p>
          </table:table-cell>
          <table:table-cell office:value-type="float" office:value="215.22731">
            <text:p>215.22731</text:p>
          </table:table-cell>
          <table:table-cell office:value-type="float" office:value="215.24466">
            <text:p>215.24466</text:p>
          </table:table-cell>
          <table:table-cell office:value-type="float" office:value="215.25644">
            <text:p>215.25644</text:p>
          </table:table-cell>
          <table:table-cell office:value-type="float" office:value="215.2367">
            <text:p>215.2367</text:p>
          </table:table-cell>
          <table:table-cell office:value-type="float" office:value="215.22224">
            <text:p>215.22224</text:p>
          </table:table-cell>
          <table:table-cell office:value-type="float" office:value="215.24197">
            <text:p>215.24197</text:p>
          </table:table-cell>
          <table:table-cell office:value-type="float" office:value="215.23727">
            <text:p>215.23727</text:p>
          </table:table-cell>
          <table:table-cell office:value-type="float" office:value="215.23985">
            <text:p>215.23985</text:p>
          </table:table-cell>
          <table:table-cell office:value-type="float" office:value="215.16835">
            <text:p>215.16835</text:p>
          </table:table-cell>
          <table:table-cell office:value-type="float" office:value="215.14276">
            <text:p>215.14276</text:p>
          </table:table-cell>
          <table:table-cell office:value-type="float" office:value="215.13815">
            <text:p>215.13815</text:p>
          </table:table-cell>
          <table:table-cell office:value-type="float" office:value="215.20276">
            <text:p>215.20276</text:p>
          </table:table-cell>
          <table:table-cell office:value-type="float" office:value="215.21643">
            <text:p>215.21643</text:p>
          </table:table-cell>
          <table:table-cell office:value-type="float" office:value="215.2355">
            <text:p>215.2355</text:p>
          </table:table-cell>
          <table:table-cell office:value-type="float" office:value="215.24675">
            <text:p>215.24675</text:p>
          </table:table-cell>
          <table:table-cell office:value-type="float" office:value="215.2097">
            <text:p>215.2097</text:p>
          </table:table-cell>
          <table:table-cell office:value-type="float" office:value="215.22914">
            <text:p>215.22914</text:p>
          </table:table-cell>
          <table:table-cell office:value-type="float" office:value="215.23322">
            <text:p>215.23322</text:p>
          </table:table-cell>
          <table:table-cell office:value-type="float" office:value="215.19565">
            <text:p>215.19565</text:p>
          </table:table-cell>
          <table:table-cell office:value-type="float" office:value="215.14839">
            <text:p>215.14839</text:p>
          </table:table-cell>
          <table:table-cell office:value-type="float" office:value="215.12698">
            <text:p>215.12698</text:p>
          </table:table-cell>
          <table:table-cell office:value-type="float" office:value="215.01059">
            <text:p>215.01059</text:p>
          </table:table-cell>
          <table:table-cell office:value-type="float" office:value="215.10185">
            <text:p>215.10185</text:p>
          </table:table-cell>
          <table:table-cell office:value-type="float" office:value="215.1406">
            <text:p>215.1406</text:p>
          </table:table-cell>
          <table:table-cell office:value-type="float" office:value="215.19627">
            <text:p>215.19627</text:p>
          </table:table-cell>
          <table:table-cell office:value-type="float" office:value="215.17873">
            <text:p>215.17873</text:p>
          </table:table-cell>
          <table:table-cell office:value-type="float" office:value="215.1802">
            <text:p>215.1802</text:p>
          </table:table-cell>
          <table:table-cell office:value-type="float" office:value="215.21864">
            <text:p>215.21864</text:p>
          </table:table-cell>
          <table:table-cell office:value-type="float" office:value="215.24077">
            <text:p>215.24077</text:p>
          </table:table-cell>
          <table:table-cell office:value-type="float" office:value="215.12988">
            <text:p>215.12988</text:p>
          </table:table-cell>
          <table:table-cell office:value-type="float" office:value="214.947">
            <text:p>214.947</text:p>
          </table:table-cell>
          <table:table-cell office:value-type="float" office:value="214.5634">
            <text:p>214.5634</text:p>
          </table:table-cell>
          <table:table-cell office:value-type="float" office:value="214.68817">
            <text:p>214.68817</text:p>
          </table:table-cell>
          <table:table-cell office:value-type="float" office:value="214.82434">
            <text:p>214.82434</text:p>
          </table:table-cell>
          <table:table-cell office:value-type="float" office:value="214.94637">
            <text:p>214.94637</text:p>
          </table:table-cell>
          <table:table-cell office:value-type="float" office:value="214.96397">
            <text:p>214.96397</text:p>
          </table:table-cell>
          <table:table-cell office:value-type="float" office:value="214.8606">
            <text:p>214.8606</text:p>
          </table:table-cell>
          <table:table-cell office:value-type="float" office:value="214.11417">
            <text:p>214.11417</text:p>
          </table:table-cell>
          <table:table-cell office:value-type="float" office:value="214.48483">
            <text:p>214.48483</text:p>
          </table:table-cell>
          <table:table-cell office:value-type="float" office:value="214.7561">
            <text:p>214.7561</text:p>
          </table:table-cell>
          <table:table-cell office:value-type="float" office:value="214.99467">
            <text:p>214.99467</text:p>
          </table:table-cell>
          <table:table-cell office:value-type="float" office:value="215.12445">
            <text:p>215.12445</text:p>
          </table:table-cell>
          <table:table-cell office:value-type="float" office:value="215.1828">
            <text:p>215.1828</text:p>
          </table:table-cell>
          <table:table-cell office:value-type="float" office:value="215.1939">
            <text:p>215.1939</text:p>
          </table:table-cell>
          <table:table-cell office:value-type="float" office:value="215.2292">
            <text:p>215.2292</text:p>
          </table:table-cell>
          <table:table-cell office:value-type="float" office:value="215.23952">
            <text:p>215.23952</text:p>
          </table:table-cell>
          <table:table-cell office:value-type="float" office:value="215.18427">
            <text:p>215.18427</text:p>
          </table:table-cell>
          <table:table-cell office:value-type="float" office:value="215.19495">
            <text:p>215.19495</text:p>
          </table:table-cell>
          <table:table-cell office:value-type="float" office:value="215.18999">
            <text:p>215.18999</text:p>
          </table:table-cell>
          <table:table-cell office:value-type="float" office:value="215.1738">
            <text:p>215.1738</text:p>
          </table:table-cell>
          <table:table-cell office:value-type="float" office:value="215.176">
            <text:p>215.176</text:p>
          </table:table-cell>
          <table:table-cell office:value-type="float" office:value="215.21878">
            <text:p>215.21878</text:p>
          </table:table-cell>
          <table:table-cell office:value-type="float" office:value="215.19844">
            <text:p>215.19844</text:p>
          </table:table-cell>
          <table:table-cell office:value-type="float" office:value="215.21014">
            <text:p>215.21014</text:p>
          </table:table-cell>
          <table:table-cell office:value-type="float" office:value="215.23889">
            <text:p>215.23889</text:p>
          </table:table-cell>
          <table:table-cell office:value-type="float" office:value="215.24368">
            <text:p>215.24368</text:p>
          </table:table-cell>
          <table:table-cell office:value-type="float" office:value="215.24084">
            <text:p>215.24084</text:p>
          </table:table-cell>
          <table:table-cell office:value-type="float" office:value="215.20146">
            <text:p>215.20146</text:p>
          </table:table-cell>
          <table:table-cell office:value-type="float" office:value="215.2207">
            <text:p>215.2207</text:p>
          </table:table-cell>
          <table:table-cell office:value-type="float" office:value="215.23697">
            <text:p>215.23697</text:p>
          </table:table-cell>
          <table:table-cell office:value-type="float" office:value="215.21054">
            <text:p>215.21054</text:p>
          </table:table-cell>
          <table:table-cell office:value-type="float" office:value="215.09648">
            <text:p>215.09648</text:p>
          </table:table-cell>
          <table:table-cell office:value-type="float" office:value="214.99545">
            <text:p>214.99545</text:p>
          </table:table-cell>
          <table:table-cell office:value-type="float" office:value="215.08185">
            <text:p>215.08185</text:p>
          </table:table-cell>
          <table:table-cell office:value-type="float" office:value="215.13629">
            <text:p>215.13629</text:p>
          </table:table-cell>
          <table:table-cell office:value-type="float" office:value="215.15515">
            <text:p>215.15515</text:p>
          </table:table-cell>
          <table:table-cell office:value-type="float" office:value="215.2106">
            <text:p>215.2106</text:p>
          </table:table-cell>
          <table:table-cell office:value-type="float" office:value="215.21553">
            <text:p>215.21553</text:p>
          </table:table-cell>
          <table:table-cell office:value-type="float" office:value="215.21074">
            <text:p>215.21074</text:p>
          </table:table-cell>
          <table:table-cell office:value-type="float" office:value="215.1893">
            <text:p>215.1893</text:p>
          </table:table-cell>
          <table:table-cell office:value-type="float" office:value="215.09726">
            <text:p>215.09726</text:p>
          </table:table-cell>
          <table:table-cell office:value-type="float" office:value="215.13176">
            <text:p>215.13176</text:p>
          </table:table-cell>
          <table:table-cell office:value-type="float" office:value="215.18047">
            <text:p>215.18047</text:p>
          </table:table-cell>
          <table:table-cell office:value-type="float" office:value="215.17006">
            <text:p>215.17006</text:p>
          </table:table-cell>
          <table:table-cell office:value-type="float" office:value="215.18402">
            <text:p>215.18402</text:p>
          </table:table-cell>
          <table:table-cell office:value-type="float" office:value="215.2141">
            <text:p>215.2141</text:p>
          </table:table-cell>
          <table:table-cell office:value-type="float" office:value="215.23405">
            <text:p>215.23405</text:p>
          </table:table-cell>
          <table:table-cell office:value-type="float" office:value="215.23123">
            <text:p>215.23123</text:p>
          </table:table-cell>
          <table:table-cell office:value-type="float" office:value="215.24762">
            <text:p>215.24762</text:p>
          </table:table-cell>
          <table:table-cell office:value-type="float" office:value="215.24673">
            <text:p>215.24673</text:p>
          </table:table-cell>
          <table:table-cell office:value-type="float" office:value="215.23473">
            <text:p>215.23473</text:p>
          </table:table-cell>
          <table:table-cell office:value-type="float" office:value="215.24808">
            <text:p>215.24808</text:p>
          </table:table-cell>
          <table:table-cell office:value-type="float" office:value="215.25305">
            <text:p>215.25305</text:p>
          </table:table-cell>
          <table:table-cell office:value-type="float" office:value="215.24144">
            <text:p>215.24144</text:p>
          </table:table-cell>
          <table:table-cell office:value-type="float" office:value="215.23788">
            <text:p>215.23788</text:p>
          </table:table-cell>
          <table:table-cell office:value-type="float" office:value="215.24947">
            <text:p>215.24947</text:p>
          </table:table-cell>
          <table:table-cell office:value-type="float" office:value="215.25151">
            <text:p>215.25151</text:p>
          </table:table-cell>
          <table:table-cell office:value-type="float" office:value="215.17241">
            <text:p>215.17241</text:p>
          </table:table-cell>
          <table:table-cell office:value-type="float" office:value="215.2079">
            <text:p>215.2079</text:p>
          </table:table-cell>
          <table:table-cell office:value-type="float" office:value="215.21323">
            <text:p>215.21323</text:p>
          </table:table-cell>
          <table:table-cell office:value-type="float" office:value="215.24118">
            <text:p>215.24118</text:p>
          </table:table-cell>
          <table:table-cell office:value-type="float" office:value="215.21901">
            <text:p>215.21901</text:p>
          </table:table-cell>
          <table:table-cell office:value-type="float" office:value="215.11191">
            <text:p>215.11191</text:p>
          </table:table-cell>
          <table:table-cell office:value-type="float" office:value="215.14273">
            <text:p>215.14273</text:p>
          </table:table-cell>
          <table:table-cell office:value-type="float" office:value="215.20184">
            <text:p>215.20184</text:p>
          </table:table-cell>
          <table:table-cell office:value-type="float" office:value="215.21599">
            <text:p>215.21599</text:p>
          </table:table-cell>
          <table:table-cell office:value-type="float" office:value="215.2112">
            <text:p>215.2112</text:p>
          </table:table-cell>
          <table:table-cell office:value-type="float" office:value="215.18665">
            <text:p>215.18665</text:p>
          </table:table-cell>
          <table:table-cell office:value-type="float" office:value="215.1693">
            <text:p>215.1693</text:p>
          </table:table-cell>
          <table:table-cell office:value-type="float" office:value="215.20964">
            <text:p>215.20964</text:p>
          </table:table-cell>
          <table:table-cell office:value-type="float" office:value="215.23885">
            <text:p>215.23885</text:p>
          </table:table-cell>
          <table:table-cell office:value-type="float" office:value="215.25224">
            <text:p>215.25224</text:p>
          </table:table-cell>
          <table:table-cell office:value-type="float" office:value="215.25668">
            <text:p>215.25668</text:p>
          </table:table-cell>
          <table:table-cell office:value-type="float" office:value="215.18988">
            <text:p>215.18988</text:p>
          </table:table-cell>
          <table:table-cell office:value-type="float" office:value="215.20442">
            <text:p>215.20442</text:p>
          </table:table-cell>
          <table:table-cell office:value-type="float" office:value="215.22897">
            <text:p>215.22897</text:p>
          </table:table-cell>
          <table:table-cell office:value-type="float" office:value="215.2266">
            <text:p>215.2266</text:p>
          </table:table-cell>
          <table:table-cell office:value-type="float" office:value="215.24141">
            <text:p>215.24141</text:p>
          </table:table-cell>
          <table:table-cell office:value-type="float" office:value="215.24623">
            <text:p>215.24623</text:p>
          </table:table-cell>
          <table:table-cell office:value-type="float" office:value="215.25516">
            <text:p>215.25516</text:p>
          </table:table-cell>
          <table:table-cell office:value-type="float" office:value="215.25554">
            <text:p>215.25554</text:p>
          </table:table-cell>
          <table:table-cell office:value-type="float" office:value="215.25656">
            <text:p>215.25656</text:p>
          </table:table-cell>
          <table:table-cell office:value-type="float" office:value="215.24908">
            <text:p>215.24908</text:p>
          </table:table-cell>
          <table:table-cell office:value-type="float" office:value="215.24002">
            <text:p>215.24002</text:p>
          </table:table-cell>
          <table:table-cell office:value-type="float" office:value="215.24802">
            <text:p>215.24802</text:p>
          </table:table-cell>
          <table:table-cell office:value-type="float" office:value="215.24695">
            <text:p>215.24695</text:p>
          </table:table-cell>
          <table:table-cell office:value-type="float" office:value="215.22888">
            <text:p>215.22888</text:p>
          </table:table-cell>
          <table:table-cell office:value-type="float" office:value="215.21782">
            <text:p>215.21782</text:p>
          </table:table-cell>
          <table:table-cell office:value-type="float" office:value="215.21535">
            <text:p>215.21535</text:p>
          </table:table-cell>
          <table:table-cell office:value-type="float" office:value="215.21361">
            <text:p>215.21361</text:p>
          </table:table-cell>
          <table:table-cell office:value-type="float" office:value="215.21786">
            <text:p>215.21786</text:p>
          </table:table-cell>
          <table:table-cell office:value-type="float" office:value="215.24132">
            <text:p>215.24132</text:p>
          </table:table-cell>
          <table:table-cell office:value-type="float" office:value="215.2499">
            <text:p>215.2499</text:p>
          </table:table-cell>
          <table:table-cell office:value-type="float" office:value="215.25919">
            <text:p>215.25919</text:p>
          </table:table-cell>
          <table:table-cell office:value-type="float" office:value="215.21298">
            <text:p>215.21298</text:p>
          </table:table-cell>
          <table:table-cell office:value-type="float" office:value="215.2154">
            <text:p>215.2154</text:p>
          </table:table-cell>
          <table:table-cell office:value-type="float" office:value="215.16814">
            <text:p>215.16814</text:p>
          </table:table-cell>
          <table:table-cell office:value-type="float" office:value="215.19539">
            <text:p>215.19539</text:p>
          </table:table-cell>
          <table:table-cell office:value-type="float" office:value="215.01436">
            <text:p>215.01436</text:p>
          </table:table-cell>
          <table:table-cell office:value-type="float" office:value="215.1062">
            <text:p>215.1062</text:p>
          </table:table-cell>
          <table:table-cell office:value-type="float" office:value="215.17981">
            <text:p>215.17981</text:p>
          </table:table-cell>
          <table:table-cell office:value-type="float" office:value="215.18517">
            <text:p>215.18517</text:p>
          </table:table-cell>
          <table:table-cell office:value-type="float" office:value="215.22601">
            <text:p>215.22601</text:p>
          </table:table-cell>
          <table:table-cell office:value-type="float" office:value="215.17644">
            <text:p>215.17644</text:p>
          </table:table-cell>
          <table:table-cell office:value-type="float" office:value="215.1802">
            <text:p>215.1802</text:p>
          </table:table-cell>
          <table:table-cell office:value-type="float" office:value="215.13239">
            <text:p>215.13239</text:p>
          </table:table-cell>
          <table:table-cell office:value-type="float" office:value="215.01788">
            <text:p>215.01788</text:p>
          </table:table-cell>
          <table:table-cell office:value-type="float" office:value="215.10844">
            <text:p>215.10844</text:p>
          </table:table-cell>
          <table:table-cell office:value-type="float" office:value="215.16858">
            <text:p>215.16858</text:p>
          </table:table-cell>
          <table:table-cell office:value-type="float" office:value="215.17752">
            <text:p>215.17752</text:p>
          </table:table-cell>
          <table:table-cell office:value-type="float" office:value="214.76128">
            <text:p>214.76128</text:p>
          </table:table-cell>
          <table:table-cell office:value-type="float" office:value="214.75859">
            <text:p>214.75859</text:p>
          </table:table-cell>
          <table:table-cell office:value-type="float" office:value="214.84181">
            <text:p>214.84181</text:p>
          </table:table-cell>
          <table:table-cell office:value-type="float" office:value="214.90082">
            <text:p>214.90082</text:p>
          </table:table-cell>
          <table:table-cell office:value-type="float" office:value="214.93425">
            <text:p>214.93425</text:p>
          </table:table-cell>
          <table:table-cell office:value-type="float" office:value="214.95184">
            <text:p>214.95184</text:p>
          </table:table-cell>
          <table:table-cell office:value-type="float" office:value="214.96057">
            <text:p>214.96057</text:p>
          </table:table-cell>
          <table:table-cell office:value-type="float" office:value="214.96457">
            <text:p>214.96457</text:p>
          </table:table-cell>
        </table:table-row>
        <table:table-row table:style-name="ro1">
          <table:table-cell office:value-type="string">
            <text:p>Lhip</text:p>
          </table:table-cell>
          <table:table-cell office:value-type="float" office:value="221.8799">
            <text:p>221.8799</text:p>
          </table:table-cell>
          <table:table-cell office:value-type="float" office:value="216.7719">
            <text:p>216.7719</text:p>
          </table:table-cell>
          <table:table-cell office:value-type="float" office:value="217.64087">
            <text:p>217.64087</text:p>
          </table:table-cell>
          <table:table-cell office:value-type="float" office:value="218.48929">
            <text:p>218.48929</text:p>
          </table:table-cell>
          <table:table-cell office:value-type="float" office:value="221.78185">
            <text:p>221.78185</text:p>
          </table:table-cell>
          <table:table-cell office:value-type="float" office:value="215.9813">
            <text:p>215.9813</text:p>
          </table:table-cell>
          <table:table-cell office:value-type="float" office:value="214.61174">
            <text:p>214.61174</text:p>
          </table:table-cell>
          <table:table-cell office:value-type="float" office:value="215.90895">
            <text:p>215.90895</text:p>
          </table:table-cell>
          <table:table-cell office:value-type="float" office:value="210.96793">
            <text:p>210.96793</text:p>
          </table:table-cell>
          <table:table-cell office:value-type="float" office:value="213.96695">
            <text:p>213.96695</text:p>
          </table:table-cell>
          <table:table-cell office:value-type="float" office:value="217.14278">
            <text:p>217.14278</text:p>
          </table:table-cell>
          <table:table-cell office:value-type="float" office:value="215.50636">
            <text:p>215.50636</text:p>
          </table:table-cell>
          <table:table-cell office:value-type="float" office:value="218.31836">
            <text:p>218.31836</text:p>
          </table:table-cell>
          <table:table-cell office:value-type="float" office:value="220.59558">
            <text:p>220.59558</text:p>
          </table:table-cell>
          <table:table-cell office:value-type="float" office:value="221.53615">
            <text:p>221.53615</text:p>
          </table:table-cell>
          <table:table-cell office:value-type="float" office:value="219.65239">
            <text:p>219.65239</text:p>
          </table:table-cell>
          <table:table-cell office:value-type="float" office:value="223.23459">
            <text:p>223.23459</text:p>
          </table:table-cell>
          <table:table-cell office:value-type="float" office:value="223.75192">
            <text:p>223.75192</text:p>
          </table:table-cell>
          <table:table-cell office:value-type="float" office:value="229.43828">
            <text:p>229.43828</text:p>
          </table:table-cell>
          <table:table-cell office:value-type="float" office:value="227.80717">
            <text:p>227.80717</text:p>
          </table:table-cell>
          <table:table-cell office:value-type="float" office:value="233.41864">
            <text:p>233.41864</text:p>
          </table:table-cell>
          <table:table-cell office:value-type="float" office:value="231.35794">
            <text:p>231.35794</text:p>
          </table:table-cell>
          <table:table-cell office:value-type="float" office:value="230.54947">
            <text:p>230.54947</text:p>
          </table:table-cell>
          <table:table-cell office:value-type="float" office:value="229.48376">
            <text:p>229.48376</text:p>
          </table:table-cell>
          <table:table-cell office:value-type="float" office:value="228.56615">
            <text:p>228.56615</text:p>
          </table:table-cell>
          <table:table-cell office:value-type="float" office:value="229.92525">
            <text:p>229.92525</text:p>
          </table:table-cell>
          <table:table-cell office:value-type="float" office:value="228.90213">
            <text:p>228.90213</text:p>
          </table:table-cell>
          <table:table-cell office:value-type="float" office:value="230.1803">
            <text:p>230.1803</text:p>
          </table:table-cell>
          <table:table-cell office:value-type="float" office:value="231.30635">
            <text:p>231.30635</text:p>
          </table:table-cell>
          <table:table-cell office:value-type="float" office:value="230.06097">
            <text:p>230.06097</text:p>
          </table:table-cell>
          <table:table-cell office:value-type="float" office:value="228.6293">
            <text:p>228.6293</text:p>
          </table:table-cell>
          <table:table-cell office:value-type="float" office:value="230.11028">
            <text:p>230.11028</text:p>
          </table:table-cell>
          <table:table-cell office:value-type="float" office:value="232.2038">
            <text:p>232.2038</text:p>
          </table:table-cell>
          <table:table-cell office:value-type="float" office:value="228.76674">
            <text:p>228.76674</text:p>
          </table:table-cell>
          <table:table-cell office:value-type="float" office:value="226.54602">
            <text:p>226.54602</text:p>
          </table:table-cell>
          <table:table-cell office:value-type="float" office:value="224.02386">
            <text:p>224.02386</text:p>
          </table:table-cell>
          <table:table-cell office:value-type="float" office:value="226.62596">
            <text:p>226.62596</text:p>
          </table:table-cell>
          <table:table-cell office:value-type="float" office:value="228.49158">
            <text:p>228.49158</text:p>
          </table:table-cell>
          <table:table-cell office:value-type="float" office:value="230.0787">
            <text:p>230.0787</text:p>
          </table:table-cell>
          <table:table-cell office:value-type="float" office:value="232.33511">
            <text:p>232.33511</text:p>
          </table:table-cell>
          <table:table-cell office:value-type="float" office:value="232.6839">
            <text:p>232.6839</text:p>
          </table:table-cell>
          <table:table-cell office:value-type="float" office:value="233.32979">
            <text:p>233.32979</text:p>
          </table:table-cell>
          <table:table-cell office:value-type="float" office:value="228.27664">
            <text:p>228.27664</text:p>
          </table:table-cell>
          <table:table-cell office:value-type="float" office:value="225.2666">
            <text:p>225.2666</text:p>
          </table:table-cell>
          <table:table-cell office:value-type="float" office:value="230.19296">
            <text:p>230.19296</text:p>
          </table:table-cell>
          <table:table-cell office:value-type="float" office:value="234.71175">
            <text:p>234.71175</text:p>
          </table:table-cell>
          <table:table-cell office:value-type="float" office:value="235.96574">
            <text:p>235.96574</text:p>
          </table:table-cell>
          <table:table-cell office:value-type="float" office:value="232.00429">
            <text:p>232.00429</text:p>
          </table:table-cell>
          <table:table-cell office:value-type="float" office:value="230.41812">
            <text:p>230.41812</text:p>
          </table:table-cell>
          <table:table-cell office:value-type="float" office:value="231.27318">
            <text:p>231.27318</text:p>
          </table:table-cell>
          <table:table-cell office:value-type="float" office:value="231.76025">
            <text:p>231.76025</text:p>
          </table:table-cell>
          <table:table-cell office:value-type="float" office:value="230.15063">
            <text:p>230.15063</text:p>
          </table:table-cell>
          <table:table-cell office:value-type="float" office:value="229.76517">
            <text:p>229.76517</text:p>
          </table:table-cell>
          <table:table-cell office:value-type="float" office:value="229.67715">
            <text:p>229.67715</text:p>
          </table:table-cell>
          <table:table-cell office:value-type="float" office:value="230.07265">
            <text:p>230.07265</text:p>
          </table:table-cell>
          <table:table-cell office:value-type="float" office:value="230.33202">
            <text:p>230.33202</text:p>
          </table:table-cell>
          <table:table-cell office:value-type="float" office:value="230.46194">
            <text:p>230.46194</text:p>
          </table:table-cell>
          <table:table-cell office:value-type="float" office:value="231.25319">
            <text:p>231.25319</text:p>
          </table:table-cell>
          <table:table-cell office:value-type="float" office:value="230.97363">
            <text:p>230.97363</text:p>
          </table:table-cell>
          <table:table-cell office:value-type="float" office:value="231.05042">
            <text:p>231.05042</text:p>
          </table:table-cell>
          <table:table-cell office:value-type="float" office:value="229.97644">
            <text:p>229.97644</text:p>
          </table:table-cell>
          <table:table-cell office:value-type="float" office:value="229.26392">
            <text:p>229.26392</text:p>
          </table:table-cell>
          <table:table-cell office:value-type="float" office:value="227.5579">
            <text:p>227.5579</text:p>
          </table:table-cell>
          <table:table-cell office:value-type="float" office:value="227.19524">
            <text:p>227.19524</text:p>
          </table:table-cell>
          <table:table-cell office:value-type="float" office:value="226.79439">
            <text:p>226.79439</text:p>
          </table:table-cell>
          <table:table-cell office:value-type="float" office:value="231.71635">
            <text:p>231.71635</text:p>
          </table:table-cell>
          <table:table-cell office:value-type="float" office:value="231.98262">
            <text:p>231.98262</text:p>
          </table:table-cell>
          <table:table-cell office:value-type="float" office:value="228.53954">
            <text:p>228.53954</text:p>
          </table:table-cell>
          <table:table-cell office:value-type="float" office:value="227.10815">
            <text:p>227.10815</text:p>
          </table:table-cell>
          <table:table-cell office:value-type="float" office:value="226.48125">
            <text:p>226.48125</text:p>
          </table:table-cell>
          <table:table-cell office:value-type="float" office:value="229.87906">
            <text:p>229.87906</text:p>
          </table:table-cell>
          <table:table-cell office:value-type="float" office:value="229.1464">
            <text:p>229.1464</text:p>
          </table:table-cell>
          <table:table-cell office:value-type="float" office:value="229.32137">
            <text:p>229.32137</text:p>
          </table:table-cell>
          <table:table-cell office:value-type="float" office:value="228.6614">
            <text:p>228.6614</text:p>
          </table:table-cell>
          <table:table-cell office:value-type="float" office:value="229.86842">
            <text:p>229.86842</text:p>
          </table:table-cell>
          <table:table-cell office:value-type="float" office:value="228.00963">
            <text:p>228.00963</text:p>
          </table:table-cell>
          <table:table-cell office:value-type="float" office:value="227.77533">
            <text:p>227.77533</text:p>
          </table:table-cell>
          <table:table-cell office:value-type="float" office:value="226.88321">
            <text:p>226.88321</text:p>
          </table:table-cell>
          <table:table-cell office:value-type="float" office:value="226.15096">
            <text:p>226.15096</text:p>
          </table:table-cell>
          <table:table-cell office:value-type="float" office:value="226.07155">
            <text:p>226.07155</text:p>
          </table:table-cell>
          <table:table-cell office:value-type="float" office:value="226.33977">
            <text:p>226.33977</text:p>
          </table:table-cell>
          <table:table-cell office:value-type="float" office:value="225.3749">
            <text:p>225.3749</text:p>
          </table:table-cell>
          <table:table-cell office:value-type="float" office:value="225.13356">
            <text:p>225.13356</text:p>
          </table:table-cell>
          <table:table-cell office:value-type="float" office:value="230.9661">
            <text:p>230.9661</text:p>
          </table:table-cell>
          <table:table-cell office:value-type="float" office:value="233.86497">
            <text:p>233.86497</text:p>
          </table:table-cell>
          <table:table-cell office:value-type="float" office:value="235.39333">
            <text:p>235.39333</text:p>
          </table:table-cell>
          <table:table-cell office:value-type="float" office:value="236.19235">
            <text:p>236.19235</text:p>
          </table:table-cell>
          <table:table-cell office:value-type="float" office:value="236.61266">
            <text:p>236.61266</text:p>
          </table:table-cell>
          <table:table-cell office:value-type="float" office:value="236.84187">
            <text:p>236.84187</text:p>
          </table:table-cell>
          <table:table-cell office:value-type="float" office:value="236.96277">
            <text:p>236.96277</text:p>
          </table:table-cell>
          <table:table-cell office:value-type="float" office:value="237.0083">
            <text:p>237.0083</text:p>
          </table:table-cell>
          <table:table-cell office:value-type="float" office:value="237.03693">
            <text:p>237.03693</text:p>
          </table:table-cell>
          <table:table-cell office:value-type="float" office:value="237.04327">
            <text:p>237.04327</text:p>
          </table:table-cell>
          <table:table-cell office:value-type="float" office:value="237.03523">
            <text:p>237.03523</text:p>
          </table:table-cell>
          <table:table-cell office:value-type="float" office:value="237.04794">
            <text:p>237.04794</text:p>
          </table:table-cell>
          <table:table-cell office:value-type="float" office:value="237.06224">
            <text:p>237.06224</text:p>
          </table:table-cell>
          <table:table-cell office:value-type="float" office:value="237.06828">
            <text:p>237.06828</text:p>
          </table:table-cell>
          <table:table-cell office:value-type="float" office:value="237.07445">
            <text:p>237.07445</text:p>
          </table:table-cell>
          <table:table-cell office:value-type="float" office:value="237.06937">
            <text:p>237.06937</text:p>
          </table:table-cell>
          <table:table-cell office:value-type="float" office:value="237.0584">
            <text:p>237.0584</text:p>
          </table:table-cell>
          <table:table-cell office:value-type="float" office:value="237.06406">
            <text:p>237.06406</text:p>
          </table:table-cell>
          <table:table-cell office:value-type="float" office:value="237.03006">
            <text:p>237.03006</text:p>
          </table:table-cell>
          <table:table-cell office:value-type="float" office:value="236.97853">
            <text:p>236.97853</text:p>
          </table:table-cell>
          <table:table-cell office:value-type="float" office:value="237.0267">
            <text:p>237.0267</text:p>
          </table:table-cell>
          <table:table-cell office:value-type="float" office:value="237.05038">
            <text:p>237.05038</text:p>
          </table:table-cell>
          <table:table-cell office:value-type="float" office:value="237.0326">
            <text:p>237.0326</text:p>
          </table:table-cell>
          <table:table-cell office:value-type="float" office:value="237.05289">
            <text:p>237.05289</text:p>
          </table:table-cell>
          <table:table-cell office:value-type="float" office:value="237.0665">
            <text:p>237.0665</text:p>
          </table:table-cell>
          <table:table-cell office:value-type="float" office:value="237.05989">
            <text:p>237.05989</text:p>
          </table:table-cell>
          <table:table-cell office:value-type="float" office:value="237.0699">
            <text:p>237.0699</text:p>
          </table:table-cell>
          <table:table-cell office:value-type="float" office:value="237.08003">
            <text:p>237.08003</text:p>
          </table:table-cell>
          <table:table-cell office:value-type="float" office:value="237.08327">
            <text:p>237.08327</text:p>
          </table:table-cell>
          <table:table-cell office:value-type="float" office:value="237.06369">
            <text:p>237.06369</text:p>
          </table:table-cell>
          <table:table-cell office:value-type="float" office:value="237.05237">
            <text:p>237.05237</text:p>
          </table:table-cell>
          <table:table-cell office:value-type="float" office:value="236.98267">
            <text:p>236.98267</text:p>
          </table:table-cell>
          <table:table-cell office:value-type="float" office:value="236.95673">
            <text:p>236.95673</text:p>
          </table:table-cell>
          <table:table-cell office:value-type="float" office:value="236.99724">
            <text:p>236.99724</text:p>
          </table:table-cell>
          <table:table-cell office:value-type="float" office:value="237.03326">
            <text:p>237.03326</text:p>
          </table:table-cell>
          <table:table-cell office:value-type="float" office:value="237.04692">
            <text:p>237.04692</text:p>
          </table:table-cell>
          <table:table-cell office:value-type="float" office:value="236.99193">
            <text:p>236.99193</text:p>
          </table:table-cell>
          <table:table-cell office:value-type="float" office:value="236.964">
            <text:p>236.964</text:p>
          </table:table-cell>
          <table:table-cell office:value-type="float" office:value="236.97795">
            <text:p>236.97795</text:p>
          </table:table-cell>
          <table:table-cell office:value-type="float" office:value="236.98627">
            <text:p>236.98627</text:p>
          </table:table-cell>
          <table:table-cell office:value-type="float" office:value="236.98605">
            <text:p>236.98605</text:p>
          </table:table-cell>
          <table:table-cell office:value-type="float" office:value="236.98839">
            <text:p>236.98839</text:p>
          </table:table-cell>
          <table:table-cell office:value-type="float" office:value="236.99184">
            <text:p>236.99184</text:p>
          </table:table-cell>
          <table:table-cell office:value-type="float" office:value="237.02467">
            <text:p>237.02467</text:p>
          </table:table-cell>
          <table:table-cell office:value-type="float" office:value="236.94165">
            <text:p>236.94165</text:p>
          </table:table-cell>
          <table:table-cell office:value-type="float" office:value="236.98367">
            <text:p>236.98367</text:p>
          </table:table-cell>
          <table:table-cell office:value-type="float" office:value="237.00919">
            <text:p>237.00919</text:p>
          </table:table-cell>
          <table:table-cell office:value-type="float" office:value="237.0063">
            <text:p>237.0063</text:p>
          </table:table-cell>
          <table:table-cell office:value-type="float" office:value="237.01804">
            <text:p>237.01804</text:p>
          </table:table-cell>
          <table:table-cell office:value-type="float" office:value="237.04706">
            <text:p>237.04706</text:p>
          </table:table-cell>
          <table:table-cell office:value-type="float" office:value="237.0317">
            <text:p>237.0317</text:p>
          </table:table-cell>
          <table:table-cell office:value-type="float" office:value="237.03882">
            <text:p>237.03882</text:p>
          </table:table-cell>
          <table:table-cell office:value-type="float" office:value="237.79417">
            <text:p>237.79417</text:p>
          </table:table-cell>
          <table:table-cell office:value-type="float" office:value="237.42131">
            <text:p>237.42131</text:p>
          </table:table-cell>
          <table:table-cell office:value-type="float" office:value="237.23361">
            <text:p>237.23361</text:p>
          </table:table-cell>
          <table:table-cell office:value-type="float" office:value="237.13338">
            <text:p>237.13338</text:p>
          </table:table-cell>
          <table:table-cell office:value-type="float" office:value="236.91347">
            <text:p>236.91347</text:p>
          </table:table-cell>
          <table:table-cell office:value-type="float" office:value="237.85161">
            <text:p>237.85161</text:p>
          </table:table-cell>
          <table:table-cell office:value-type="float" office:value="237.22743">
            <text:p>237.22743</text:p>
          </table:table-cell>
          <table:table-cell office:value-type="float" office:value="237.4869">
            <text:p>237.4869</text:p>
          </table:table-cell>
          <table:table-cell office:value-type="float" office:value="236.86351">
            <text:p>236.86351</text:p>
          </table:table-cell>
          <table:table-cell office:value-type="float" office:value="236.73523">
            <text:p>236.73523</text:p>
          </table:table-cell>
          <table:table-cell office:value-type="float" office:value="237.0361">
            <text:p>237.0361</text:p>
          </table:table-cell>
          <table:table-cell office:value-type="float" office:value="236.41243">
            <text:p>236.41243</text:p>
          </table:table-cell>
          <table:table-cell office:value-type="float" office:value="236.41031">
            <text:p>236.41031</text:p>
          </table:table-cell>
          <table:table-cell office:value-type="float" office:value="236.61163">
            <text:p>236.61163</text:p>
          </table:table-cell>
          <table:table-cell office:value-type="float" office:value="236.7679">
            <text:p>236.7679</text:p>
          </table:table-cell>
          <table:table-cell office:value-type="float" office:value="236.716">
            <text:p>236.716</text:p>
          </table:table-cell>
          <table:table-cell office:value-type="float" office:value="236.89357">
            <text:p>236.89357</text:p>
          </table:table-cell>
          <table:table-cell office:value-type="float" office:value="236.90489">
            <text:p>236.90489</text:p>
          </table:table-cell>
          <table:table-cell office:value-type="float" office:value="236.29669">
            <text:p>236.29669</text:p>
          </table:table-cell>
          <table:table-cell office:value-type="float" office:value="235.74025">
            <text:p>235.74025</text:p>
          </table:table-cell>
          <table:table-cell office:value-type="float" office:value="236.27008">
            <text:p>236.27008</text:p>
          </table:table-cell>
          <table:table-cell office:value-type="float" office:value="236.5715">
            <text:p>236.5715</text:p>
          </table:table-cell>
          <table:table-cell office:value-type="float" office:value="236.82254">
            <text:p>236.82254</text:p>
          </table:table-cell>
          <table:table-cell office:value-type="float" office:value="236.94844">
            <text:p>236.94844</text:p>
          </table:table-cell>
          <table:table-cell office:value-type="float" office:value="237.01248">
            <text:p>237.01248</text:p>
          </table:table-cell>
          <table:table-cell office:value-type="float" office:value="237.04094">
            <text:p>237.04094</text:p>
          </table:table-cell>
          <table:table-cell office:value-type="float" office:value="236.88916">
            <text:p>236.88916</text:p>
          </table:table-cell>
          <table:table-cell office:value-type="float" office:value="236.8875">
            <text:p>236.8875</text:p>
          </table:table-cell>
          <table:table-cell office:value-type="float" office:value="236.94322">
            <text:p>236.94322</text:p>
          </table:table-cell>
          <table:table-cell office:value-type="float" office:value="236.97772">
            <text:p>236.97772</text:p>
          </table:table-cell>
          <table:table-cell office:value-type="float" office:value="236.9918">
            <text:p>236.9918</text:p>
          </table:table-cell>
          <table:table-cell office:value-type="float" office:value="237.02599">
            <text:p>237.02599</text:p>
          </table:table-cell>
          <table:table-cell office:value-type="float" office:value="237.04517">
            <text:p>237.04517</text:p>
          </table:table-cell>
          <table:table-cell office:value-type="float" office:value="236.98471">
            <text:p>236.98471</text:p>
          </table:table-cell>
          <table:table-cell office:value-type="float" office:value="236.983">
            <text:p>236.983</text:p>
          </table:table-cell>
          <table:table-cell office:value-type="float" office:value="237.01442">
            <text:p>237.01442</text:p>
          </table:table-cell>
          <table:table-cell office:value-type="float" office:value="237.00502">
            <text:p>237.00502</text:p>
          </table:table-cell>
          <table:table-cell office:value-type="float" office:value="236.98221">
            <text:p>236.98221</text:p>
          </table:table-cell>
          <table:table-cell office:value-type="float" office:value="236.93428">
            <text:p>236.93428</text:p>
          </table:table-cell>
          <table:table-cell office:value-type="float" office:value="236.89688">
            <text:p>236.89688</text:p>
          </table:table-cell>
          <table:table-cell office:value-type="float" office:value="236.86372">
            <text:p>236.86372</text:p>
          </table:table-cell>
          <table:table-cell office:value-type="float" office:value="236.80919">
            <text:p>236.80919</text:p>
          </table:table-cell>
          <table:table-cell office:value-type="float" office:value="236.79588">
            <text:p>236.79588</text:p>
          </table:table-cell>
          <table:table-cell office:value-type="float" office:value="236.83244">
            <text:p>236.83244</text:p>
          </table:table-cell>
          <table:table-cell office:value-type="float" office:value="236.85329">
            <text:p>236.85329</text:p>
          </table:table-cell>
          <table:table-cell office:value-type="float" office:value="236.88992">
            <text:p>236.88992</text:p>
          </table:table-cell>
          <table:table-cell office:value-type="float" office:value="236.92375">
            <text:p>236.92375</text:p>
          </table:table-cell>
          <table:table-cell office:value-type="float" office:value="236.95543">
            <text:p>236.95543</text:p>
          </table:table-cell>
          <table:table-cell office:value-type="float" office:value="236.98186">
            <text:p>236.98186</text:p>
          </table:table-cell>
          <table:table-cell office:value-type="float" office:value="236.96628">
            <text:p>236.96628</text:p>
          </table:table-cell>
          <table:table-cell office:value-type="float" office:value="236.98122">
            <text:p>236.98122</text:p>
          </table:table-cell>
          <table:table-cell office:value-type="float" office:value="237.02596">
            <text:p>237.02596</text:p>
          </table:table-cell>
          <table:table-cell office:value-type="float" office:value="237.04424">
            <text:p>237.04424</text:p>
          </table:table-cell>
          <table:table-cell office:value-type="float" office:value="237.0635">
            <text:p>237.0635</text:p>
          </table:table-cell>
          <table:table-cell office:value-type="float" office:value="237.28767">
            <text:p>237.28767</text:p>
          </table:table-cell>
          <table:table-cell office:value-type="float" office:value="237.3436">
            <text:p>237.3436</text:p>
          </table:table-cell>
          <table:table-cell office:value-type="float" office:value="237.1503">
            <text:p>237.1503</text:p>
          </table:table-cell>
          <table:table-cell office:value-type="float" office:value="237.04294">
            <text:p>237.04294</text:p>
          </table:table-cell>
          <table:table-cell office:value-type="float" office:value="237.20497">
            <text:p>237.20497</text:p>
          </table:table-cell>
          <table:table-cell office:value-type="float" office:value="236.9872">
            <text:p>236.9872</text:p>
          </table:table-cell>
          <table:table-cell office:value-type="float" office:value="236.88315">
            <text:p>236.88315</text:p>
          </table:table-cell>
          <table:table-cell office:value-type="float" office:value="236.89641">
            <text:p>236.89641</text:p>
          </table:table-cell>
          <table:table-cell office:value-type="float" office:value="236.9588">
            <text:p>236.9588</text:p>
          </table:table-cell>
          <table:table-cell office:value-type="float" office:value="236.87323">
            <text:p>236.87323</text:p>
          </table:table-cell>
          <table:table-cell office:value-type="float" office:value="236.86325">
            <text:p>236.86325</text:p>
          </table:table-cell>
          <table:table-cell office:value-type="float" office:value="236.79314">
            <text:p>236.79314</text:p>
          </table:table-cell>
          <table:table-cell office:value-type="float" office:value="236.82188">
            <text:p>236.82188</text:p>
          </table:table-cell>
          <table:table-cell office:value-type="float" office:value="236.81743">
            <text:p>236.81743</text:p>
          </table:table-cell>
          <table:table-cell office:value-type="float" office:value="236.82419">
            <text:p>236.82419</text:p>
          </table:table-cell>
          <table:table-cell office:value-type="float" office:value="236.78383">
            <text:p>236.78383</text:p>
          </table:table-cell>
          <table:table-cell office:value-type="float" office:value="236.74196">
            <text:p>236.74196</text:p>
          </table:table-cell>
          <table:table-cell office:value-type="float" office:value="236.7563">
            <text:p>236.7563</text:p>
          </table:table-cell>
          <table:table-cell office:value-type="float" office:value="236.59082">
            <text:p>236.59082</text:p>
          </table:table-cell>
          <table:table-cell office:value-type="float" office:value="236.6988">
            <text:p>236.6988</text:p>
          </table:table-cell>
          <table:table-cell office:value-type="float" office:value="235.55733">
            <text:p>235.55733</text:p>
          </table:table-cell>
          <table:table-cell office:value-type="float" office:value="236.15678">
            <text:p>236.15678</text:p>
          </table:table-cell>
          <table:table-cell office:value-type="float" office:value="236.52924">
            <text:p>236.52924</text:p>
          </table:table-cell>
          <table:table-cell office:value-type="float" office:value="236.7586">
            <text:p>236.7586</text:p>
          </table:table-cell>
          <table:table-cell office:value-type="float" office:value="236.88387">
            <text:p>236.88387</text:p>
          </table:table-cell>
          <table:table-cell office:value-type="float" office:value="236.9689">
            <text:p>236.9689</text:p>
          </table:table-cell>
          <table:table-cell office:value-type="float" office:value="236.91412">
            <text:p>236.91412</text:p>
          </table:table-cell>
          <table:table-cell office:value-type="float" office:value="236.70384">
            <text:p>236.70384</text:p>
          </table:table-cell>
          <table:table-cell office:value-type="float" office:value="236.58356">
            <text:p>236.58356</text:p>
          </table:table-cell>
          <table:table-cell office:value-type="float" office:value="239.8743">
            <text:p>239.8743</text:p>
          </table:table-cell>
          <table:table-cell office:value-type="float" office:value="240.59273">
            <text:p>240.59273</text:p>
          </table:table-cell>
          <table:table-cell office:value-type="float" office:value="243.19351">
            <text:p>243.19351</text:p>
          </table:table-cell>
          <table:table-cell office:value-type="float" office:value="243.17381">
            <text:p>243.17381</text:p>
          </table:table-cell>
          <table:table-cell office:value-type="float" office:value="243.51361">
            <text:p>243.51361</text:p>
          </table:table-cell>
          <table:table-cell office:value-type="float" office:value="240.1276">
            <text:p>240.1276</text:p>
          </table:table-cell>
          <table:table-cell office:value-type="float" office:value="242.60106">
            <text:p>242.60106</text:p>
          </table:table-cell>
          <table:table-cell office:value-type="float" office:value="239.4394">
            <text:p>239.4394</text:p>
          </table:table-cell>
          <table:table-cell office:value-type="float" office:value="238.03426">
            <text:p>238.03426</text:p>
          </table:table-cell>
          <table:table-cell office:value-type="float" office:value="237.35878">
            <text:p>237.35878</text:p>
          </table:table-cell>
          <table:table-cell office:value-type="float" office:value="237.08894">
            <text:p>237.08894</text:p>
          </table:table-cell>
          <table:table-cell office:value-type="float" office:value="236.9274">
            <text:p>236.9274</text:p>
          </table:table-cell>
          <table:table-cell office:value-type="float" office:value="236.83035">
            <text:p>236.83035</text:p>
          </table:table-cell>
          <table:table-cell office:value-type="float" office:value="236.84238">
            <text:p>236.84238</text:p>
          </table:table-cell>
          <table:table-cell office:value-type="float" office:value="236.85257">
            <text:p>236.85257</text:p>
          </table:table-cell>
          <table:table-cell office:value-type="float" office:value="236.90881">
            <text:p>236.90881</text:p>
          </table:table-cell>
          <table:table-cell office:value-type="float" office:value="236.94464">
            <text:p>236.94464</text:p>
          </table:table-cell>
          <table:table-cell office:value-type="float" office:value="236.91847">
            <text:p>236.91847</text:p>
          </table:table-cell>
          <table:table-cell office:value-type="float" office:value="236.92143">
            <text:p>236.92143</text:p>
          </table:table-cell>
          <table:table-cell office:value-type="float" office:value="236.98358">
            <text:p>236.98358</text:p>
          </table:table-cell>
          <table:table-cell office:value-type="float" office:value="236.98856">
            <text:p>236.98856</text:p>
          </table:table-cell>
          <table:table-cell office:value-type="float" office:value="236.99757">
            <text:p>236.99757</text:p>
          </table:table-cell>
          <table:table-cell office:value-type="float" office:value="237.03085">
            <text:p>237.03085</text:p>
          </table:table-cell>
          <table:table-cell office:value-type="float" office:value="237.02832">
            <text:p>237.02832</text:p>
          </table:table-cell>
          <table:table-cell office:value-type="float" office:value="237.02475">
            <text:p>237.02475</text:p>
          </table:table-cell>
          <table:table-cell office:value-type="float" office:value="236.99863">
            <text:p>236.99863</text:p>
          </table:table-cell>
          <table:table-cell office:value-type="float" office:value="237.01855">
            <text:p>237.01855</text:p>
          </table:table-cell>
          <table:table-cell office:value-type="float" office:value="237.04602">
            <text:p>237.04602</text:p>
          </table:table-cell>
          <table:table-cell office:value-type="float" office:value="237.02835">
            <text:p>237.02835</text:p>
          </table:table-cell>
          <table:table-cell office:value-type="float" office:value="236.91592">
            <text:p>236.91592</text:p>
          </table:table-cell>
          <table:table-cell office:value-type="float" office:value="236.81667">
            <text:p>236.81667</text:p>
          </table:table-cell>
          <table:table-cell office:value-type="float" office:value="236.88882">
            <text:p>236.88882</text:p>
          </table:table-cell>
          <table:table-cell office:value-type="float" office:value="236.94923">
            <text:p>236.94923</text:p>
          </table:table-cell>
          <table:table-cell office:value-type="float" office:value="236.97482">
            <text:p>236.97482</text:p>
          </table:table-cell>
          <table:table-cell office:value-type="float" office:value="237.02736">
            <text:p>237.02736</text:p>
          </table:table-cell>
          <table:table-cell office:value-type="float" office:value="237.03447">
            <text:p>237.03447</text:p>
          </table:table-cell>
          <table:table-cell office:value-type="float" office:value="237.02464">
            <text:p>237.02464</text:p>
          </table:table-cell>
          <table:table-cell office:value-type="float" office:value="236.98485">
            <text:p>236.98485</text:p>
          </table:table-cell>
          <table:table-cell office:value-type="float" office:value="236.89243">
            <text:p>236.89243</text:p>
          </table:table-cell>
          <table:table-cell office:value-type="float" office:value="236.89311">
            <text:p>236.89311</text:p>
          </table:table-cell>
          <table:table-cell office:value-type="float" office:value="236.93683">
            <text:p>236.93683</text:p>
          </table:table-cell>
          <table:table-cell office:value-type="float" office:value="236.9535">
            <text:p>236.9535</text:p>
          </table:table-cell>
          <table:table-cell office:value-type="float" office:value="236.97083">
            <text:p>236.97083</text:p>
          </table:table-cell>
          <table:table-cell office:value-type="float" office:value="237.01093">
            <text:p>237.01093</text:p>
          </table:table-cell>
          <table:table-cell office:value-type="float" office:value="237.04025">
            <text:p>237.04025</text:p>
          </table:table-cell>
          <table:table-cell office:value-type="float" office:value="237.04607">
            <text:p>237.04607</text:p>
          </table:table-cell>
          <table:table-cell office:value-type="float" office:value="237.06496">
            <text:p>237.06496</text:p>
          </table:table-cell>
          <table:table-cell office:value-type="float" office:value="237.06729">
            <text:p>237.06729</text:p>
          </table:table-cell>
          <table:table-cell office:value-type="float" office:value="237.0581">
            <text:p>237.0581</text:p>
          </table:table-cell>
          <table:table-cell office:value-type="float" office:value="237.0711">
            <text:p>237.0711</text:p>
          </table:table-cell>
          <table:table-cell office:value-type="float" office:value="237.07585">
            <text:p>237.07585</text:p>
          </table:table-cell>
          <table:table-cell office:value-type="float" office:value="237.06523">
            <text:p>237.06523</text:p>
          </table:table-cell>
          <table:table-cell office:value-type="float" office:value="237.06233">
            <text:p>237.06233</text:p>
          </table:table-cell>
          <table:table-cell office:value-type="float" office:value="237.06842">
            <text:p>237.06842</text:p>
          </table:table-cell>
          <table:table-cell office:value-type="float" office:value="237.06952">
            <text:p>237.06952</text:p>
          </table:table-cell>
          <table:table-cell office:value-type="float" office:value="237.00027">
            <text:p>237.00027</text:p>
          </table:table-cell>
          <table:table-cell office:value-type="float" office:value="237.03311">
            <text:p>237.03311</text:p>
          </table:table-cell>
          <table:table-cell office:value-type="float" office:value="237.03542">
            <text:p>237.03542</text:p>
          </table:table-cell>
          <table:table-cell office:value-type="float" office:value="237.0588">
            <text:p>237.0588</text:p>
          </table:table-cell>
          <table:table-cell office:value-type="float" office:value="237.03914">
            <text:p>237.03914</text:p>
          </table:table-cell>
          <table:table-cell office:value-type="float" office:value="236.93887">
            <text:p>236.93887</text:p>
          </table:table-cell>
          <table:table-cell office:value-type="float" office:value="236.96562">
            <text:p>236.96562</text:p>
          </table:table-cell>
          <table:table-cell office:value-type="float" office:value="237.01155">
            <text:p>237.01155</text:p>
          </table:table-cell>
          <table:table-cell office:value-type="float" office:value="237.02162">
            <text:p>237.02162</text:p>
          </table:table-cell>
          <table:table-cell office:value-type="float" office:value="237.01683">
            <text:p>237.01683</text:p>
          </table:table-cell>
          <table:table-cell office:value-type="float" office:value="237.00464">
            <text:p>237.00464</text:p>
          </table:table-cell>
          <table:table-cell office:value-type="float" office:value="236.99002">
            <text:p>236.99002</text:p>
          </table:table-cell>
          <table:table-cell office:value-type="float" office:value="237.02802">
            <text:p>237.02802</text:p>
          </table:table-cell>
          <table:table-cell office:value-type="float" office:value="237.05692">
            <text:p>237.05692</text:p>
          </table:table-cell>
          <table:table-cell office:value-type="float" office:value="237.0715">
            <text:p>237.0715</text:p>
          </table:table-cell>
          <table:table-cell office:value-type="float" office:value="237.07545">
            <text:p>237.07545</text:p>
          </table:table-cell>
          <table:table-cell office:value-type="float" office:value="237.01463">
            <text:p>237.01463</text:p>
          </table:table-cell>
          <table:table-cell office:value-type="float" office:value="237.02689">
            <text:p>237.02689</text:p>
          </table:table-cell>
          <table:table-cell office:value-type="float" office:value="237.05191">
            <text:p>237.05191</text:p>
          </table:table-cell>
          <table:table-cell office:value-type="float" office:value="237.05066">
            <text:p>237.05066</text:p>
          </table:table-cell>
          <table:table-cell office:value-type="float" office:value="237.05122">
            <text:p>237.05122</text:p>
          </table:table-cell>
          <table:table-cell office:value-type="float" office:value="237.06248">
            <text:p>237.06248</text:p>
          </table:table-cell>
          <table:table-cell office:value-type="float" office:value="237.07068">
            <text:p>237.07068</text:p>
          </table:table-cell>
          <table:table-cell office:value-type="float" office:value="237.06876">
            <text:p>237.06876</text:p>
          </table:table-cell>
          <table:table-cell office:value-type="float" office:value="237.07365">
            <text:p>237.07365</text:p>
          </table:table-cell>
          <table:table-cell office:value-type="float" office:value="237.06946">
            <text:p>237.06946</text:p>
          </table:table-cell>
          <table:table-cell office:value-type="float" office:value="237.06061">
            <text:p>237.06061</text:p>
          </table:table-cell>
          <table:table-cell office:value-type="float" office:value="237.06764">
            <text:p>237.06764</text:p>
          </table:table-cell>
          <table:table-cell office:value-type="float" office:value="237.06526">
            <text:p>237.06526</text:p>
          </table:table-cell>
          <table:table-cell office:value-type="float" office:value="237.04836">
            <text:p>237.04836</text:p>
          </table:table-cell>
          <table:table-cell office:value-type="float" office:value="237.02869">
            <text:p>237.02869</text:p>
          </table:table-cell>
          <table:table-cell office:value-type="float" office:value="237.0204">
            <text:p>237.0204</text:p>
          </table:table-cell>
          <table:table-cell office:value-type="float" office:value="237.0117">
            <text:p>237.0117</text:p>
          </table:table-cell>
          <table:table-cell office:value-type="float" office:value="237.00818">
            <text:p>237.00818</text:p>
          </table:table-cell>
          <table:table-cell office:value-type="float" office:value="237.01942">
            <text:p>237.01942</text:p>
          </table:table-cell>
          <table:table-cell office:value-type="float" office:value="237.0349">
            <text:p>237.0349</text:p>
          </table:table-cell>
          <table:table-cell office:value-type="float" office:value="237.05399">
            <text:p>237.05399</text:p>
          </table:table-cell>
          <table:table-cell office:value-type="float" office:value="237.01868">
            <text:p>237.01868</text:p>
          </table:table-cell>
          <table:table-cell office:value-type="float" office:value="237.02855">
            <text:p>237.02855</text:p>
          </table:table-cell>
          <table:table-cell office:value-type="float" office:value="236.98799">
            <text:p>236.98799</text:p>
          </table:table-cell>
          <table:table-cell office:value-type="float" office:value="236.99988">
            <text:p>236.99988</text:p>
          </table:table-cell>
          <table:table-cell office:value-type="float" office:value="236.83885">
            <text:p>236.83885</text:p>
          </table:table-cell>
          <table:table-cell office:value-type="float" office:value="236.89958">
            <text:p>236.89958</text:p>
          </table:table-cell>
          <table:table-cell office:value-type="float" office:value="236.9661">
            <text:p>236.9661</text:p>
          </table:table-cell>
          <table:table-cell office:value-type="float" office:value="236.94601">
            <text:p>236.94601</text:p>
          </table:table-cell>
          <table:table-cell office:value-type="float" office:value="237.26079">
            <text:p>237.26079</text:p>
          </table:table-cell>
          <table:table-cell office:value-type="float" office:value="237.343">
            <text:p>237.343</text:p>
          </table:table-cell>
          <table:table-cell office:value-type="float" office:value="237.16316">
            <text:p>237.16316</text:p>
          </table:table-cell>
          <table:table-cell office:value-type="float" office:value="237.01842">
            <text:p>237.01842</text:p>
          </table:table-cell>
          <table:table-cell office:value-type="float" office:value="236.87425">
            <text:p>236.87425</text:p>
          </table:table-cell>
          <table:table-cell office:value-type="float" office:value="236.73012">
            <text:p>236.73012</text:p>
          </table:table-cell>
          <table:table-cell office:value-type="float" office:value="236.87921">
            <text:p>236.87921</text:p>
          </table:table-cell>
          <table:table-cell office:value-type="float" office:value="236.32465">
            <text:p>236.32465</text:p>
          </table:table-cell>
          <table:table-cell office:value-type="float" office:value="236.13625">
            <text:p>236.13625</text:p>
          </table:table-cell>
          <table:table-cell office:value-type="float" office:value="235.7474">
            <text:p>235.7474</text:p>
          </table:table-cell>
          <table:table-cell office:value-type="float" office:value="236.1054">
            <text:p>236.1054</text:p>
          </table:table-cell>
          <table:table-cell office:value-type="float" office:value="236.41861">
            <text:p>236.41861</text:p>
          </table:table-cell>
          <table:table-cell office:value-type="float" office:value="236.60829">
            <text:p>236.60829</text:p>
          </table:table-cell>
          <table:table-cell office:value-type="float" office:value="236.71124">
            <text:p>236.71124</text:p>
          </table:table-cell>
          <table:table-cell office:value-type="float" office:value="236.76453">
            <text:p>236.76453</text:p>
          </table:table-cell>
          <table:table-cell office:value-type="float" office:value="236.79126">
            <text:p>236.79126</text:p>
          </table:table-cell>
        </table:table-row>
        <table:table-row table:style-name="ro1">
          <table:table-cell office:value-type="string">
            <text:p>Lthigh</text:p>
          </table:table-cell>
          <table:table-cell office:value-type="float" office:value="426.80273">
            <text:p>426.80273</text:p>
          </table:table-cell>
          <table:table-cell office:value-type="float" office:value="431.00812">
            <text:p>431.00812</text:p>
          </table:table-cell>
          <table:table-cell office:value-type="float" office:value="429.51764">
            <text:p>429.51764</text:p>
          </table:table-cell>
          <table:table-cell office:value-type="float" office:value="430.81836">
            <text:p>430.81836</text:p>
          </table:table-cell>
          <table:table-cell office:value-type="float" office:value="432.38574">
            <text:p>432.38574</text:p>
          </table:table-cell>
          <table:table-cell office:value-type="float" office:value="442.41547">
            <text:p>442.41547</text:p>
          </table:table-cell>
          <table:table-cell office:value-type="float" office:value="438.18335">
            <text:p>438.18335</text:p>
          </table:table-cell>
          <table:table-cell office:value-type="float" office:value="437.49588">
            <text:p>437.49588</text:p>
          </table:table-cell>
          <table:table-cell office:value-type="float" office:value="435.38034">
            <text:p>435.38034</text:p>
          </table:table-cell>
          <table:table-cell office:value-type="float" office:value="423.89264">
            <text:p>423.89264</text:p>
          </table:table-cell>
          <table:table-cell office:value-type="float" office:value="418.4643">
            <text:p>418.4643</text:p>
          </table:table-cell>
          <table:table-cell office:value-type="float" office:value="424.79544">
            <text:p>424.79544</text:p>
          </table:table-cell>
          <table:table-cell office:value-type="float" office:value="427.62732">
            <text:p>427.62732</text:p>
          </table:table-cell>
          <table:table-cell office:value-type="float" office:value="434.8316">
            <text:p>434.8316</text:p>
          </table:table-cell>
          <table:table-cell office:value-type="float" office:value="438.34546">
            <text:p>438.34546</text:p>
          </table:table-cell>
          <table:table-cell office:value-type="float" office:value="442.9136">
            <text:p>442.9136</text:p>
          </table:table-cell>
          <table:table-cell office:value-type="float" office:value="441.00732">
            <text:p>441.00732</text:p>
          </table:table-cell>
          <table:table-cell office:value-type="float" office:value="443.87094">
            <text:p>443.87094</text:p>
          </table:table-cell>
          <table:table-cell office:value-type="float" office:value="446.1265">
            <text:p>446.1265</text:p>
          </table:table-cell>
          <table:table-cell office:value-type="float" office:value="447.20752">
            <text:p>447.20752</text:p>
          </table:table-cell>
          <table:table-cell office:value-type="float" office:value="433.20255">
            <text:p>433.20255</text:p>
          </table:table-cell>
          <table:table-cell office:value-type="float" office:value="442.97388">
            <text:p>442.97388</text:p>
          </table:table-cell>
          <table:table-cell office:value-type="float" office:value="446.33997">
            <text:p>446.33997</text:p>
          </table:table-cell>
          <table:table-cell office:value-type="float" office:value="444.161">
            <text:p>444.161</text:p>
          </table:table-cell>
          <table:table-cell office:value-type="float" office:value="448.71783">
            <text:p>448.71783</text:p>
          </table:table-cell>
          <table:table-cell office:value-type="float" office:value="446.69537">
            <text:p>446.69537</text:p>
          </table:table-cell>
          <table:table-cell office:value-type="float" office:value="446.95068">
            <text:p>446.95068</text:p>
          </table:table-cell>
          <table:table-cell office:value-type="float" office:value="446.1225">
            <text:p>446.1225</text:p>
          </table:table-cell>
          <table:table-cell office:value-type="float" office:value="446.6821">
            <text:p>446.6821</text:p>
          </table:table-cell>
          <table:table-cell office:value-type="float" office:value="449.05652">
            <text:p>449.05652</text:p>
          </table:table-cell>
          <table:table-cell office:value-type="float" office:value="451.90652">
            <text:p>451.90652</text:p>
          </table:table-cell>
          <table:table-cell office:value-type="float" office:value="459.49887">
            <text:p>459.49887</text:p>
          </table:table-cell>
          <table:table-cell office:value-type="float" office:value="463.57086">
            <text:p>463.57086</text:p>
          </table:table-cell>
          <table:table-cell office:value-type="float" office:value="470.1112">
            <text:p>470.1112</text:p>
          </table:table-cell>
          <table:table-cell office:value-type="float" office:value="460.4912">
            <text:p>460.4912</text:p>
          </table:table-cell>
          <table:table-cell office:value-type="float" office:value="458.31113">
            <text:p>458.31113</text:p>
          </table:table-cell>
          <table:table-cell office:value-type="float" office:value="461.8614">
            <text:p>461.8614</text:p>
          </table:table-cell>
          <table:table-cell office:value-type="float" office:value="465.96597">
            <text:p>465.96597</text:p>
          </table:table-cell>
          <table:table-cell office:value-type="float" office:value="466.6882">
            <text:p>466.6882</text:p>
          </table:table-cell>
          <table:table-cell office:value-type="float" office:value="463.24487">
            <text:p>463.24487</text:p>
          </table:table-cell>
          <table:table-cell office:value-type="float" office:value="469.38138">
            <text:p>469.38138</text:p>
          </table:table-cell>
          <table:table-cell office:value-type="float" office:value="468.06927">
            <text:p>468.06927</text:p>
          </table:table-cell>
          <table:table-cell office:value-type="float" office:value="466.6581">
            <text:p>466.6581</text:p>
          </table:table-cell>
          <table:table-cell office:value-type="float" office:value="463.78156">
            <text:p>463.78156</text:p>
          </table:table-cell>
          <table:table-cell office:value-type="float" office:value="463.88748">
            <text:p>463.88748</text:p>
          </table:table-cell>
          <table:table-cell office:value-type="float" office:value="465.3836">
            <text:p>465.3836</text:p>
          </table:table-cell>
          <table:table-cell office:value-type="float" office:value="468.0024">
            <text:p>468.0024</text:p>
          </table:table-cell>
          <table:table-cell office:value-type="float" office:value="473.03354">
            <text:p>473.03354</text:p>
          </table:table-cell>
          <table:table-cell office:value-type="float" office:value="474.8775">
            <text:p>474.8775</text:p>
          </table:table-cell>
          <table:table-cell office:value-type="float" office:value="472.7017">
            <text:p>472.7017</text:p>
          </table:table-cell>
          <table:table-cell office:value-type="float" office:value="469.17908">
            <text:p>469.17908</text:p>
          </table:table-cell>
          <table:table-cell office:value-type="float" office:value="472.54712">
            <text:p>472.54712</text:p>
          </table:table-cell>
          <table:table-cell office:value-type="float" office:value="471.52362">
            <text:p>471.52362</text:p>
          </table:table-cell>
          <table:table-cell office:value-type="float" office:value="471.56152">
            <text:p>471.56152</text:p>
          </table:table-cell>
          <table:table-cell office:value-type="float" office:value="472.40436">
            <text:p>472.40436</text:p>
          </table:table-cell>
          <table:table-cell office:value-type="float" office:value="473.49435">
            <text:p>473.49435</text:p>
          </table:table-cell>
          <table:table-cell office:value-type="float" office:value="472.11102">
            <text:p>472.11102</text:p>
          </table:table-cell>
          <table:table-cell office:value-type="float" office:value="471.44476">
            <text:p>471.44476</text:p>
          </table:table-cell>
          <table:table-cell office:value-type="float" office:value="469.72516">
            <text:p>469.72516</text:p>
          </table:table-cell>
          <table:table-cell office:value-type="float" office:value="470.1908">
            <text:p>470.1908</text:p>
          </table:table-cell>
          <table:table-cell office:value-type="float" office:value="470.7438">
            <text:p>470.7438</text:p>
          </table:table-cell>
          <table:table-cell office:value-type="float" office:value="470.9945">
            <text:p>470.9945</text:p>
          </table:table-cell>
          <table:table-cell office:value-type="float" office:value="470.64526">
            <text:p>470.64526</text:p>
          </table:table-cell>
          <table:table-cell office:value-type="float" office:value="472.02167">
            <text:p>472.02167</text:p>
          </table:table-cell>
          <table:table-cell office:value-type="float" office:value="473.0862">
            <text:p>473.0862</text:p>
          </table:table-cell>
          <table:table-cell office:value-type="float" office:value="474.32117">
            <text:p>474.32117</text:p>
          </table:table-cell>
          <table:table-cell office:value-type="float" office:value="474.32123">
            <text:p>474.32123</text:p>
          </table:table-cell>
          <table:table-cell office:value-type="float" office:value="473.66684">
            <text:p>473.66684</text:p>
          </table:table-cell>
          <table:table-cell office:value-type="float" office:value="475.09485">
            <text:p>475.09485</text:p>
          </table:table-cell>
          <table:table-cell office:value-type="float" office:value="472.48053">
            <text:p>472.48053</text:p>
          </table:table-cell>
          <table:table-cell office:value-type="float" office:value="462.21353">
            <text:p>462.21353</text:p>
          </table:table-cell>
          <table:table-cell office:value-type="float" office:value="464.7046">
            <text:p>464.7046</text:p>
          </table:table-cell>
          <table:table-cell office:value-type="float" office:value="464.61142">
            <text:p>464.61142</text:p>
          </table:table-cell>
          <table:table-cell office:value-type="float" office:value="463.95328">
            <text:p>463.95328</text:p>
          </table:table-cell>
          <table:table-cell office:value-type="float" office:value="455.43668">
            <text:p>455.43668</text:p>
          </table:table-cell>
          <table:table-cell office:value-type="float" office:value="450.3424">
            <text:p>450.3424</text:p>
          </table:table-cell>
          <table:table-cell office:value-type="float" office:value="458.52313">
            <text:p>458.52313</text:p>
          </table:table-cell>
          <table:table-cell office:value-type="float" office:value="459.14526">
            <text:p>459.14526</text:p>
          </table:table-cell>
          <table:table-cell office:value-type="float" office:value="458.65805">
            <text:p>458.65805</text:p>
          </table:table-cell>
          <table:table-cell office:value-type="float" office:value="457.46298">
            <text:p>457.46298</text:p>
          </table:table-cell>
          <table:table-cell office:value-type="float" office:value="449.07794">
            <text:p>449.07794</text:p>
          </table:table-cell>
          <table:table-cell office:value-type="float" office:value="450.05536">
            <text:p>450.05536</text:p>
          </table:table-cell>
          <table:table-cell office:value-type="float" office:value="447.5677">
            <text:p>447.5677</text:p>
          </table:table-cell>
          <table:table-cell office:value-type="float" office:value="439.0041">
            <text:p>439.0041</text:p>
          </table:table-cell>
          <table:table-cell office:value-type="float" office:value="431.56857">
            <text:p>431.56857</text:p>
          </table:table-cell>
          <table:table-cell office:value-type="float" office:value="431.05292">
            <text:p>431.05292</text:p>
          </table:table-cell>
          <table:table-cell office:value-type="float" office:value="430.6588">
            <text:p>430.6588</text:p>
          </table:table-cell>
          <table:table-cell office:value-type="float" office:value="430.58145">
            <text:p>430.58145</text:p>
          </table:table-cell>
          <table:table-cell office:value-type="float" office:value="430.54178">
            <text:p>430.54178</text:p>
          </table:table-cell>
          <table:table-cell office:value-type="float" office:value="430.507">
            <text:p>430.507</text:p>
          </table:table-cell>
          <table:table-cell office:value-type="float" office:value="430.51236">
            <text:p>430.51236</text:p>
          </table:table-cell>
          <table:table-cell office:value-type="float" office:value="430.4881">
            <text:p>430.4881</text:p>
          </table:table-cell>
          <table:table-cell office:value-type="float" office:value="430.46768">
            <text:p>430.46768</text:p>
          </table:table-cell>
          <table:table-cell office:value-type="float" office:value="430.45627">
            <text:p>430.45627</text:p>
          </table:table-cell>
          <table:table-cell office:value-type="float" office:value="430.15732">
            <text:p>430.15732</text:p>
          </table:table-cell>
          <table:table-cell office:value-type="float" office:value="429.92276">
            <text:p>429.92276</text:p>
          </table:table-cell>
          <table:table-cell office:value-type="float" office:value="429.7114">
            <text:p>429.7114</text:p>
          </table:table-cell>
          <table:table-cell office:value-type="float" office:value="429.9112">
            <text:p>429.9112</text:p>
          </table:table-cell>
          <table:table-cell office:value-type="float" office:value="430.2157">
            <text:p>430.2157</text:p>
          </table:table-cell>
          <table:table-cell office:value-type="float" office:value="430.37265">
            <text:p>430.37265</text:p>
          </table:table-cell>
          <table:table-cell office:value-type="float" office:value="430.44196">
            <text:p>430.44196</text:p>
          </table:table-cell>
          <table:table-cell office:value-type="float" office:value="430.4008">
            <text:p>430.4008</text:p>
          </table:table-cell>
          <table:table-cell office:value-type="float" office:value="430.3838">
            <text:p>430.3838</text:p>
          </table:table-cell>
          <table:table-cell office:value-type="float" office:value="430.25806">
            <text:p>430.25806</text:p>
          </table:table-cell>
          <table:table-cell office:value-type="float" office:value="430.21027">
            <text:p>430.21027</text:p>
          </table:table-cell>
          <table:table-cell office:value-type="float" office:value="430.29907">
            <text:p>430.29907</text:p>
          </table:table-cell>
          <table:table-cell office:value-type="float" office:value="430.39926">
            <text:p>430.39926</text:p>
          </table:table-cell>
          <table:table-cell office:value-type="float" office:value="430.17664">
            <text:p>430.17664</text:p>
          </table:table-cell>
          <table:table-cell office:value-type="float" office:value="430.19073">
            <text:p>430.19073</text:p>
          </table:table-cell>
          <table:table-cell office:value-type="float" office:value="430.2793">
            <text:p>430.2793</text:p>
          </table:table-cell>
          <table:table-cell office:value-type="float" office:value="430.30035">
            <text:p>430.30035</text:p>
          </table:table-cell>
          <table:table-cell office:value-type="float" office:value="430.38275">
            <text:p>430.38275</text:p>
          </table:table-cell>
          <table:table-cell office:value-type="float" office:value="430.41354">
            <text:p>430.41354</text:p>
          </table:table-cell>
          <table:table-cell office:value-type="float" office:value="430.46912">
            <text:p>430.46912</text:p>
          </table:table-cell>
          <table:table-cell office:value-type="float" office:value="430.49048">
            <text:p>430.49048</text:p>
          </table:table-cell>
          <table:table-cell office:value-type="float" office:value="430.4587">
            <text:p>430.4587</text:p>
          </table:table-cell>
          <table:table-cell office:value-type="float" office:value="430.4665">
            <text:p>430.4665</text:p>
          </table:table-cell>
          <table:table-cell office:value-type="float" office:value="429.88754">
            <text:p>429.88754</text:p>
          </table:table-cell>
          <table:table-cell office:value-type="float" office:value="430.03986">
            <text:p>430.03986</text:p>
          </table:table-cell>
          <table:table-cell office:value-type="float" office:value="429.89984">
            <text:p>429.89984</text:p>
          </table:table-cell>
          <table:table-cell office:value-type="float" office:value="430.0016">
            <text:p>430.0016</text:p>
          </table:table-cell>
          <table:table-cell office:value-type="float" office:value="430.0085">
            <text:p>430.0085</text:p>
          </table:table-cell>
          <table:table-cell office:value-type="float" office:value="429.97253">
            <text:p>429.97253</text:p>
          </table:table-cell>
          <table:table-cell office:value-type="float" office:value="430.00595">
            <text:p>430.00595</text:p>
          </table:table-cell>
          <table:table-cell office:value-type="float" office:value="429.9774">
            <text:p>429.9774</text:p>
          </table:table-cell>
          <table:table-cell office:value-type="float" office:value="429.8941">
            <text:p>429.8941</text:p>
          </table:table-cell>
          <table:table-cell office:value-type="float" office:value="429.83066">
            <text:p>429.83066</text:p>
          </table:table-cell>
          <table:table-cell office:value-type="float" office:value="430.05807">
            <text:p>430.05807</text:p>
          </table:table-cell>
          <table:table-cell office:value-type="float" office:value="430.2089">
            <text:p>430.2089</text:p>
          </table:table-cell>
          <table:table-cell office:value-type="float" office:value="430.1409">
            <text:p>430.1409</text:p>
          </table:table-cell>
          <table:table-cell office:value-type="float" office:value="429.97424">
            <text:p>429.97424</text:p>
          </table:table-cell>
          <table:table-cell office:value-type="float" office:value="430.0552">
            <text:p>430.0552</text:p>
          </table:table-cell>
          <table:table-cell office:value-type="float" office:value="430.12003">
            <text:p>430.12003</text:p>
          </table:table-cell>
          <table:table-cell office:value-type="float" office:value="429.2137">
            <text:p>429.2137</text:p>
          </table:table-cell>
          <table:table-cell office:value-type="float" office:value="428.69772">
            <text:p>428.69772</text:p>
          </table:table-cell>
          <table:table-cell office:value-type="float" office:value="430.53873">
            <text:p>430.53873</text:p>
          </table:table-cell>
          <table:table-cell office:value-type="float" office:value="428.90976">
            <text:p>428.90976</text:p>
          </table:table-cell>
          <table:table-cell office:value-type="float" office:value="429.34473">
            <text:p>429.34473</text:p>
          </table:table-cell>
          <table:table-cell office:value-type="float" office:value="429.72745">
            <text:p>429.72745</text:p>
          </table:table-cell>
          <table:table-cell office:value-type="float" office:value="430.53867">
            <text:p>430.53867</text:p>
          </table:table-cell>
          <table:table-cell office:value-type="float" office:value="421.87564">
            <text:p>421.87564</text:p>
          </table:table-cell>
          <table:table-cell office:value-type="float" office:value="425.5438">
            <text:p>425.5438</text:p>
          </table:table-cell>
          <table:table-cell office:value-type="float" office:value="423.0919">
            <text:p>423.0919</text:p>
          </table:table-cell>
          <table:table-cell office:value-type="float" office:value="425.76114">
            <text:p>425.76114</text:p>
          </table:table-cell>
          <table:table-cell office:value-type="float" office:value="426.66504">
            <text:p>426.66504</text:p>
          </table:table-cell>
          <table:table-cell office:value-type="float" office:value="426.8691">
            <text:p>426.8691</text:p>
          </table:table-cell>
          <table:table-cell office:value-type="float" office:value="428.28534">
            <text:p>428.28534</text:p>
          </table:table-cell>
          <table:table-cell office:value-type="float" office:value="428.66162">
            <text:p>428.66162</text:p>
          </table:table-cell>
          <table:table-cell office:value-type="float" office:value="429.48065">
            <text:p>429.48065</text:p>
          </table:table-cell>
          <table:table-cell office:value-type="float" office:value="429.62695">
            <text:p>429.62695</text:p>
          </table:table-cell>
          <table:table-cell office:value-type="float" office:value="429.4866">
            <text:p>429.4866</text:p>
          </table:table-cell>
          <table:table-cell office:value-type="float" office:value="429.6943">
            <text:p>429.6943</text:p>
          </table:table-cell>
          <table:table-cell office:value-type="float" office:value="429.79398">
            <text:p>429.79398</text:p>
          </table:table-cell>
          <table:table-cell office:value-type="float" office:value="430.0832">
            <text:p>430.0832</text:p>
          </table:table-cell>
          <table:table-cell office:value-type="float" office:value="429.98926">
            <text:p>429.98926</text:p>
          </table:table-cell>
          <table:table-cell office:value-type="float" office:value="429.97168">
            <text:p>429.97168</text:p>
          </table:table-cell>
          <table:table-cell office:value-type="float" office:value="429.85342">
            <text:p>429.85342</text:p>
          </table:table-cell>
          <table:table-cell office:value-type="float" office:value="429.7484">
            <text:p>429.7484</text:p>
          </table:table-cell>
          <table:table-cell office:value-type="float" office:value="429.57217">
            <text:p>429.57217</text:p>
          </table:table-cell>
          <table:table-cell office:value-type="float" office:value="429.82806">
            <text:p>429.82806</text:p>
          </table:table-cell>
          <table:table-cell office:value-type="float" office:value="429.78766">
            <text:p>429.78766</text:p>
          </table:table-cell>
          <table:table-cell office:value-type="float" office:value="429.92853">
            <text:p>429.92853</text:p>
          </table:table-cell>
          <table:table-cell office:value-type="float" office:value="430.0672">
            <text:p>430.0672</text:p>
          </table:table-cell>
          <table:table-cell office:value-type="float" office:value="430.09665">
            <text:p>430.09665</text:p>
          </table:table-cell>
          <table:table-cell office:value-type="float" office:value="429.9496">
            <text:p>429.9496</text:p>
          </table:table-cell>
          <table:table-cell office:value-type="float" office:value="429.94128">
            <text:p>429.94128</text:p>
          </table:table-cell>
          <table:table-cell office:value-type="float" office:value="430.194">
            <text:p>430.194</text:p>
          </table:table-cell>
          <table:table-cell office:value-type="float" office:value="430.36237">
            <text:p>430.36237</text:p>
          </table:table-cell>
          <table:table-cell office:value-type="float" office:value="430.3576">
            <text:p>430.3576</text:p>
          </table:table-cell>
          <table:table-cell office:value-type="float" office:value="430.191">
            <text:p>430.191</text:p>
          </table:table-cell>
          <table:table-cell office:value-type="float" office:value="430.2794">
            <text:p>430.2794</text:p>
          </table:table-cell>
          <table:table-cell office:value-type="float" office:value="430.25903">
            <text:p>430.25903</text:p>
          </table:table-cell>
          <table:table-cell office:value-type="float" office:value="430.11264">
            <text:p>430.11264</text:p>
          </table:table-cell>
          <table:table-cell office:value-type="float" office:value="429.84375">
            <text:p>429.84375</text:p>
          </table:table-cell>
          <table:table-cell office:value-type="float" office:value="429.53152">
            <text:p>429.53152</text:p>
          </table:table-cell>
          <table:table-cell office:value-type="float" office:value="429.92178">
            <text:p>429.92178</text:p>
          </table:table-cell>
          <table:table-cell office:value-type="float" office:value="430.13223">
            <text:p>430.13223</text:p>
          </table:table-cell>
          <table:table-cell office:value-type="float" office:value="429.99612">
            <text:p>429.99612</text:p>
          </table:table-cell>
          <table:table-cell office:value-type="float" office:value="430.03644">
            <text:p>430.03644</text:p>
          </table:table-cell>
          <table:table-cell office:value-type="float" office:value="430.05298">
            <text:p>430.05298</text:p>
          </table:table-cell>
          <table:table-cell office:value-type="float" office:value="430.18146">
            <text:p>430.18146</text:p>
          </table:table-cell>
          <table:table-cell office:value-type="float" office:value="430.31198">
            <text:p>430.31198</text:p>
          </table:table-cell>
          <table:table-cell office:value-type="float" office:value="430.25266">
            <text:p>430.25266</text:p>
          </table:table-cell>
          <table:table-cell office:value-type="float" office:value="430.12573">
            <text:p>430.12573</text:p>
          </table:table-cell>
          <table:table-cell office:value-type="float" office:value="430.20517">
            <text:p>430.20517</text:p>
          </table:table-cell>
          <table:table-cell office:value-type="float" office:value="429.65002">
            <text:p>429.65002</text:p>
          </table:table-cell>
          <table:table-cell office:value-type="float" office:value="429.34485">
            <text:p>429.34485</text:p>
          </table:table-cell>
          <table:table-cell office:value-type="float" office:value="429.42825">
            <text:p>429.42825</text:p>
          </table:table-cell>
          <table:table-cell office:value-type="float" office:value="429.667">
            <text:p>429.667</text:p>
          </table:table-cell>
          <table:table-cell office:value-type="float" office:value="429.92072">
            <text:p>429.92072</text:p>
          </table:table-cell>
          <table:table-cell office:value-type="float" office:value="430.09827">
            <text:p>430.09827</text:p>
          </table:table-cell>
          <table:table-cell office:value-type="float" office:value="429.99094">
            <text:p>429.99094</text:p>
          </table:table-cell>
          <table:table-cell office:value-type="float" office:value="429.9611">
            <text:p>429.9611</text:p>
          </table:table-cell>
          <table:table-cell office:value-type="float" office:value="429.60107">
            <text:p>429.60107</text:p>
          </table:table-cell>
          <table:table-cell office:value-type="float" office:value="428.93445">
            <text:p>428.93445</text:p>
          </table:table-cell>
          <table:table-cell office:value-type="float" office:value="429.3335">
            <text:p>429.3335</text:p>
          </table:table-cell>
          <table:table-cell office:value-type="float" office:value="429.8379">
            <text:p>429.8379</text:p>
          </table:table-cell>
          <table:table-cell office:value-type="float" office:value="430.0982">
            <text:p>430.0982</text:p>
          </table:table-cell>
          <table:table-cell office:value-type="float" office:value="429.94424">
            <text:p>429.94424</text:p>
          </table:table-cell>
          <table:table-cell office:value-type="float" office:value="429.8576">
            <text:p>429.8576</text:p>
          </table:table-cell>
          <table:table-cell office:value-type="float" office:value="430.10385">
            <text:p>430.10385</text:p>
          </table:table-cell>
          <table:table-cell office:value-type="float" office:value="430.29736">
            <text:p>430.29736</text:p>
          </table:table-cell>
          <table:table-cell office:value-type="float" office:value="430.3175">
            <text:p>430.3175</text:p>
          </table:table-cell>
          <table:table-cell office:value-type="float" office:value="430.26382">
            <text:p>430.26382</text:p>
          </table:table-cell>
          <table:table-cell office:value-type="float" office:value="430.2033">
            <text:p>430.2033</text:p>
          </table:table-cell>
          <table:table-cell office:value-type="float" office:value="430.0997">
            <text:p>430.0997</text:p>
          </table:table-cell>
          <table:table-cell office:value-type="float" office:value="429.92883">
            <text:p>429.92883</text:p>
          </table:table-cell>
          <table:table-cell office:value-type="float" office:value="429.59842">
            <text:p>429.59842</text:p>
          </table:table-cell>
          <table:table-cell office:value-type="float" office:value="429.89682">
            <text:p>429.89682</text:p>
          </table:table-cell>
          <table:table-cell office:value-type="float" office:value="430.21072">
            <text:p>430.21072</text:p>
          </table:table-cell>
          <table:table-cell office:value-type="float" office:value="430.12842">
            <text:p>430.12842</text:p>
          </table:table-cell>
          <table:table-cell office:value-type="float" office:value="429.95358">
            <text:p>429.95358</text:p>
          </table:table-cell>
          <table:table-cell office:value-type="float" office:value="429.63843">
            <text:p>429.63843</text:p>
          </table:table-cell>
          <table:table-cell office:value-type="float" office:value="429.63876">
            <text:p>429.63876</text:p>
          </table:table-cell>
          <table:table-cell office:value-type="float" office:value="429.7603">
            <text:p>429.7603</text:p>
          </table:table-cell>
          <table:table-cell office:value-type="float" office:value="429.93576">
            <text:p>429.93576</text:p>
          </table:table-cell>
          <table:table-cell office:value-type="float" office:value="430.1171">
            <text:p>430.1171</text:p>
          </table:table-cell>
          <table:table-cell office:value-type="float" office:value="429.97977">
            <text:p>429.97977</text:p>
          </table:table-cell>
          <table:table-cell office:value-type="float" office:value="425.27863">
            <text:p>425.27863</text:p>
          </table:table-cell>
          <table:table-cell office:value-type="float" office:value="427.1928">
            <text:p>427.1928</text:p>
          </table:table-cell>
          <table:table-cell office:value-type="float" office:value="425.85904">
            <text:p>425.85904</text:p>
          </table:table-cell>
          <table:table-cell office:value-type="float" office:value="426.93478">
            <text:p>426.93478</text:p>
          </table:table-cell>
          <table:table-cell office:value-type="float" office:value="427.5479">
            <text:p>427.5479</text:p>
          </table:table-cell>
          <table:table-cell office:value-type="float" office:value="427.49222">
            <text:p>427.49222</text:p>
          </table:table-cell>
          <table:table-cell office:value-type="float" office:value="430.99295">
            <text:p>430.99295</text:p>
          </table:table-cell>
          <table:table-cell office:value-type="float" office:value="429.84216">
            <text:p>429.84216</text:p>
          </table:table-cell>
          <table:table-cell office:value-type="float" office:value="429.52673">
            <text:p>429.52673</text:p>
          </table:table-cell>
          <table:table-cell office:value-type="float" office:value="429.0398">
            <text:p>429.0398</text:p>
          </table:table-cell>
          <table:table-cell office:value-type="float" office:value="428.36188">
            <text:p>428.36188</text:p>
          </table:table-cell>
          <table:table-cell office:value-type="float" office:value="427.51868">
            <text:p>427.51868</text:p>
          </table:table-cell>
          <table:table-cell office:value-type="float" office:value="427.33838">
            <text:p>427.33838</text:p>
          </table:table-cell>
          <table:table-cell office:value-type="float" office:value="428.1029">
            <text:p>428.1029</text:p>
          </table:table-cell>
          <table:table-cell office:value-type="float" office:value="428.91217">
            <text:p>428.91217</text:p>
          </table:table-cell>
          <table:table-cell office:value-type="float" office:value="429.30255">
            <text:p>429.30255</text:p>
          </table:table-cell>
          <table:table-cell office:value-type="float" office:value="429.77417">
            <text:p>429.77417</text:p>
          </table:table-cell>
          <table:table-cell office:value-type="float" office:value="430.15314">
            <text:p>430.15314</text:p>
          </table:table-cell>
          <table:table-cell office:value-type="float" office:value="430.02512">
            <text:p>430.02512</text:p>
          </table:table-cell>
          <table:table-cell office:value-type="float" office:value="430.15088">
            <text:p>430.15088</text:p>
          </table:table-cell>
          <table:table-cell office:value-type="float" office:value="430.0467">
            <text:p>430.0467</text:p>
          </table:table-cell>
          <table:table-cell office:value-type="float" office:value="429.8144">
            <text:p>429.8144</text:p>
          </table:table-cell>
          <table:table-cell office:value-type="float" office:value="430.09076">
            <text:p>430.09076</text:p>
          </table:table-cell>
          <table:table-cell office:value-type="float" office:value="430.20355">
            <text:p>430.20355</text:p>
          </table:table-cell>
          <table:table-cell office:value-type="float" office:value="430.25833">
            <text:p>430.25833</text:p>
          </table:table-cell>
          <table:table-cell office:value-type="float" office:value="430.0821">
            <text:p>430.0821</text:p>
          </table:table-cell>
          <table:table-cell office:value-type="float" office:value="429.83713">
            <text:p>429.83713</text:p>
          </table:table-cell>
          <table:table-cell office:value-type="float" office:value="429.70947">
            <text:p>429.70947</text:p>
          </table:table-cell>
          <table:table-cell office:value-type="float" office:value="429.7655">
            <text:p>429.7655</text:p>
          </table:table-cell>
          <table:table-cell office:value-type="float" office:value="429.92502">
            <text:p>429.92502</text:p>
          </table:table-cell>
          <table:table-cell office:value-type="float" office:value="430.02298">
            <text:p>430.02298</text:p>
          </table:table-cell>
          <table:table-cell office:value-type="float" office:value="429.7716">
            <text:p>429.7716</text:p>
          </table:table-cell>
          <table:table-cell office:value-type="float" office:value="429.75043">
            <text:p>429.75043</text:p>
          </table:table-cell>
          <table:table-cell office:value-type="float" office:value="430.12802">
            <text:p>430.12802</text:p>
          </table:table-cell>
          <table:table-cell office:value-type="float" office:value="430.12097">
            <text:p>430.12097</text:p>
          </table:table-cell>
          <table:table-cell office:value-type="float" office:value="429.90234">
            <text:p>429.90234</text:p>
          </table:table-cell>
          <table:table-cell office:value-type="float" office:value="429.90363">
            <text:p>429.90363</text:p>
          </table:table-cell>
          <table:table-cell office:value-type="float" office:value="429.15015">
            <text:p>429.15015</text:p>
          </table:table-cell>
          <table:table-cell office:value-type="float" office:value="428.73956">
            <text:p>428.73956</text:p>
          </table:table-cell>
          <table:table-cell office:value-type="float" office:value="428.02246">
            <text:p>428.02246</text:p>
          </table:table-cell>
          <table:table-cell office:value-type="float" office:value="427.37958">
            <text:p>427.37958</text:p>
          </table:table-cell>
          <table:table-cell office:value-type="float" office:value="415.03912">
            <text:p>415.03912</text:p>
          </table:table-cell>
          <table:table-cell office:value-type="float" office:value="412.29758">
            <text:p>412.29758</text:p>
          </table:table-cell>
          <table:table-cell office:value-type="float" office:value="412.7109">
            <text:p>412.7109</text:p>
          </table:table-cell>
          <table:table-cell office:value-type="float" office:value="410.5657">
            <text:p>410.5657</text:p>
          </table:table-cell>
          <table:table-cell office:value-type="float" office:value="407.44693">
            <text:p>407.44693</text:p>
          </table:table-cell>
          <table:table-cell office:value-type="float" office:value="408.17844">
            <text:p>408.17844</text:p>
          </table:table-cell>
          <table:table-cell office:value-type="float" office:value="405.4963">
            <text:p>405.4963</text:p>
          </table:table-cell>
          <table:table-cell office:value-type="float" office:value="404.60727">
            <text:p>404.60727</text:p>
          </table:table-cell>
          <table:table-cell office:value-type="float" office:value="397.8035">
            <text:p>397.8035</text:p>
          </table:table-cell>
          <table:table-cell office:value-type="float" office:value="385.54297">
            <text:p>385.54297</text:p>
          </table:table-cell>
          <table:table-cell office:value-type="float" office:value="380.03296">
            <text:p>380.03296</text:p>
          </table:table-cell>
          <table:table-cell office:value-type="float" office:value="389.24734">
            <text:p>389.24734</text:p>
          </table:table-cell>
          <table:table-cell office:value-type="float" office:value="390.4704">
            <text:p>390.4704</text:p>
          </table:table-cell>
          <table:table-cell office:value-type="float" office:value="397.16632">
            <text:p>397.16632</text:p>
          </table:table-cell>
          <table:table-cell office:value-type="float" office:value="402.64548">
            <text:p>402.64548</text:p>
          </table:table-cell>
          <table:table-cell office:value-type="float" office:value="400.26804">
            <text:p>400.26804</text:p>
          </table:table-cell>
          <table:table-cell office:value-type="float" office:value="402.544">
            <text:p>402.544</text:p>
          </table:table-cell>
          <table:table-cell office:value-type="float" office:value="403.13464">
            <text:p>403.13464</text:p>
          </table:table-cell>
          <table:table-cell office:value-type="float" office:value="406.9542">
            <text:p>406.9542</text:p>
          </table:table-cell>
          <table:table-cell office:value-type="float" office:value="402.56577">
            <text:p>402.56577</text:p>
          </table:table-cell>
          <table:table-cell office:value-type="float" office:value="413.53748">
            <text:p>413.53748</text:p>
          </table:table-cell>
          <table:table-cell office:value-type="float" office:value="421.14938">
            <text:p>421.14938</text:p>
          </table:table-cell>
          <table:table-cell office:value-type="float" office:value="425.37872">
            <text:p>425.37872</text:p>
          </table:table-cell>
          <table:table-cell office:value-type="float" office:value="427.48404">
            <text:p>427.48404</text:p>
          </table:table-cell>
          <table:table-cell office:value-type="float" office:value="428.85385">
            <text:p>428.85385</text:p>
          </table:table-cell>
          <table:table-cell office:value-type="float" office:value="429.35577">
            <text:p>429.35577</text:p>
          </table:table-cell>
          <table:table-cell office:value-type="float" office:value="429.7006">
            <text:p>429.7006</text:p>
          </table:table-cell>
          <table:table-cell office:value-type="float" office:value="429.795">
            <text:p>429.795</text:p>
          </table:table-cell>
          <table:table-cell office:value-type="float" office:value="429.94366">
            <text:p>429.94366</text:p>
          </table:table-cell>
          <table:table-cell office:value-type="float" office:value="430.1702">
            <text:p>430.1702</text:p>
          </table:table-cell>
          <table:table-cell office:value-type="float" office:value="430.22488">
            <text:p>430.22488</text:p>
          </table:table-cell>
          <table:table-cell office:value-type="float" office:value="430.33197">
            <text:p>430.33197</text:p>
          </table:table-cell>
          <table:table-cell office:value-type="float" office:value="430.3639">
            <text:p>430.3639</text:p>
          </table:table-cell>
          <table:table-cell office:value-type="float" office:value="430.41318">
            <text:p>430.41318</text:p>
          </table:table-cell>
          <table:table-cell office:value-type="float" office:value="430.3607">
            <text:p>430.3607</text:p>
          </table:table-cell>
          <table:table-cell office:value-type="float" office:value="430.44238">
            <text:p>430.44238</text:p>
          </table:table-cell>
          <table:table-cell office:value-type="float" office:value="430.4497">
            <text:p>430.4497</text:p>
          </table:table-cell>
          <table:table-cell office:value-type="float" office:value="430.42694">
            <text:p>430.42694</text:p>
          </table:table-cell>
          <table:table-cell office:value-type="float" office:value="430.41684">
            <text:p>430.41684</text:p>
          </table:table-cell>
          <table:table-cell office:value-type="float" office:value="430.37766">
            <text:p>430.37766</text:p>
          </table:table-cell>
          <table:table-cell office:value-type="float" office:value="430.45782">
            <text:p>430.45782</text:p>
          </table:table-cell>
          <table:table-cell office:value-type="float" office:value="430.47742">
            <text:p>430.47742</text:p>
          </table:table-cell>
          <table:table-cell office:value-type="float" office:value="430.47476">
            <text:p>430.47476</text:p>
          </table:table-cell>
          <table:table-cell office:value-type="float" office:value="430.49417">
            <text:p>430.49417</text:p>
          </table:table-cell>
          <table:table-cell office:value-type="float" office:value="430.40128">
            <text:p>430.40128</text:p>
          </table:table-cell>
          <table:table-cell office:value-type="float" office:value="430.37775">
            <text:p>430.37775</text:p>
          </table:table-cell>
          <table:table-cell office:value-type="float" office:value="430.45087">
            <text:p>430.45087</text:p>
          </table:table-cell>
          <table:table-cell office:value-type="float" office:value="430.47803">
            <text:p>430.47803</text:p>
          </table:table-cell>
          <table:table-cell office:value-type="float" office:value="430.47696">
            <text:p>430.47696</text:p>
          </table:table-cell>
          <table:table-cell office:value-type="float" office:value="430.4783">
            <text:p>430.4783</text:p>
          </table:table-cell>
          <table:table-cell office:value-type="float" office:value="430.5077">
            <text:p>430.5077</text:p>
          </table:table-cell>
          <table:table-cell office:value-type="float" office:value="430.45456">
            <text:p>430.45456</text:p>
          </table:table-cell>
          <table:table-cell office:value-type="float" office:value="430.43143">
            <text:p>430.43143</text:p>
          </table:table-cell>
          <table:table-cell office:value-type="float" office:value="430.4638">
            <text:p>430.4638</text:p>
          </table:table-cell>
          <table:table-cell office:value-type="float" office:value="430.4271">
            <text:p>430.4271</text:p>
          </table:table-cell>
          <table:table-cell office:value-type="float" office:value="430.4372">
            <text:p>430.4372</text:p>
          </table:table-cell>
          <table:table-cell office:value-type="float" office:value="430.3575">
            <text:p>430.3575</text:p>
          </table:table-cell>
          <table:table-cell office:value-type="float" office:value="430.41553">
            <text:p>430.41553</text:p>
          </table:table-cell>
          <table:table-cell office:value-type="float" office:value="430.47156">
            <text:p>430.47156</text:p>
          </table:table-cell>
          <table:table-cell office:value-type="float" office:value="429.87167">
            <text:p>429.87167</text:p>
          </table:table-cell>
          <table:table-cell office:value-type="float" office:value="428.94818">
            <text:p>428.94818</text:p>
          </table:table-cell>
          <table:table-cell office:value-type="float" office:value="426.85883">
            <text:p>426.85883</text:p>
          </table:table-cell>
          <table:table-cell office:value-type="float" office:value="421.10965">
            <text:p>421.10965</text:p>
          </table:table-cell>
          <table:table-cell office:value-type="float" office:value="404.3482">
            <text:p>404.3482</text:p>
          </table:table-cell>
          <table:table-cell office:value-type="float" office:value="376.13324">
            <text:p>376.13324</text:p>
          </table:table-cell>
          <table:table-cell office:value-type="float" office:value="397.8404">
            <text:p>397.8404</text:p>
          </table:table-cell>
          <table:table-cell office:value-type="float" office:value="430.5386">
            <text:p>430.5386</text:p>
          </table:table-cell>
          <table:table-cell table:number-columns-repeated="4" office:value-type="float" office:value="430.5387">
            <text:p>430.5387</text:p>
          </table:table-cell>
          <table:table-cell table:number-columns-repeated="2" office:value-type="float" office:value="430.53867">
            <text:p>430.53867</text:p>
          </table:table-cell>
          <table:table-cell table:number-columns-repeated="2" office:value-type="float" office:value="430.53873">
            <text:p>430.53873</text:p>
          </table:table-cell>
        </table:table-row>
        <table:table-row table:style-name="ro1">
          <table:table-cell office:value-type="string">
            <text:p>Lleg</text:p>
          </table:table-cell>
          <table:table-cell office:value-type="float" office:value="410.38727">
            <text:p>410.38727</text:p>
          </table:table-cell>
          <table:table-cell office:value-type="float" office:value="453.08194">
            <text:p>453.08194</text:p>
          </table:table-cell>
          <table:table-cell office:value-type="float" office:value="458.46973">
            <text:p>458.46973</text:p>
          </table:table-cell>
          <table:table-cell office:value-type="float" office:value="458.0168">
            <text:p>458.0168</text:p>
          </table:table-cell>
          <table:table-cell office:value-type="float" office:value="425.35522">
            <text:p>425.35522</text:p>
          </table:table-cell>
          <table:table-cell office:value-type="float" office:value="397.86444">
            <text:p>397.86444</text:p>
          </table:table-cell>
          <table:table-cell office:value-type="float" office:value="417.76566">
            <text:p>417.76566</text:p>
          </table:table-cell>
          <table:table-cell office:value-type="float" office:value="422.38348">
            <text:p>422.38348</text:p>
          </table:table-cell>
          <table:table-cell office:value-type="float" office:value="419.904">
            <text:p>419.904</text:p>
          </table:table-cell>
          <table:table-cell office:value-type="float" office:value="429.57153">
            <text:p>429.57153</text:p>
          </table:table-cell>
          <table:table-cell office:value-type="float" office:value="422.94284">
            <text:p>422.94284</text:p>
          </table:table-cell>
          <table:table-cell office:value-type="float" office:value="364.8907">
            <text:p>364.8907</text:p>
          </table:table-cell>
          <table:table-cell office:value-type="float" office:value="368.30942">
            <text:p>368.30942</text:p>
          </table:table-cell>
          <table:table-cell office:value-type="float" office:value="454.53485">
            <text:p>454.53485</text:p>
          </table:table-cell>
          <table:table-cell office:value-type="float" office:value="451.3005">
            <text:p>451.3005</text:p>
          </table:table-cell>
          <table:table-cell office:value-type="float" office:value="447.88846">
            <text:p>447.88846</text:p>
          </table:table-cell>
          <table:table-cell office:value-type="float" office:value="436.31702">
            <text:p>436.31702</text:p>
          </table:table-cell>
          <table:table-cell office:value-type="float" office:value="429.0391">
            <text:p>429.0391</text:p>
          </table:table-cell>
          <table:table-cell office:value-type="float" office:value="427.71664">
            <text:p>427.71664</text:p>
          </table:table-cell>
          <table:table-cell office:value-type="float" office:value="431.35495">
            <text:p>431.35495</text:p>
          </table:table-cell>
          <table:table-cell office:value-type="float" office:value="431.39716">
            <text:p>431.39716</text:p>
          </table:table-cell>
          <table:table-cell office:value-type="float" office:value="434.09897">
            <text:p>434.09897</text:p>
          </table:table-cell>
          <table:table-cell office:value-type="float" office:value="434.51846">
            <text:p>434.51846</text:p>
          </table:table-cell>
          <table:table-cell office:value-type="float" office:value="439.32837">
            <text:p>439.32837</text:p>
          </table:table-cell>
          <table:table-cell office:value-type="float" office:value="455.86127">
            <text:p>455.86127</text:p>
          </table:table-cell>
          <table:table-cell office:value-type="float" office:value="464.4118">
            <text:p>464.4118</text:p>
          </table:table-cell>
          <table:table-cell office:value-type="float" office:value="467.2019">
            <text:p>467.2019</text:p>
          </table:table-cell>
          <table:table-cell office:value-type="float" office:value="466.9443">
            <text:p>466.9443</text:p>
          </table:table-cell>
          <table:table-cell office:value-type="float" office:value="461.09866">
            <text:p>461.09866</text:p>
          </table:table-cell>
          <table:table-cell office:value-type="float" office:value="455.70312">
            <text:p>455.70312</text:p>
          </table:table-cell>
          <table:table-cell office:value-type="float" office:value="447.7673">
            <text:p>447.7673</text:p>
          </table:table-cell>
          <table:table-cell office:value-type="float" office:value="435.33694">
            <text:p>435.33694</text:p>
          </table:table-cell>
          <table:table-cell office:value-type="float" office:value="436.20886">
            <text:p>436.20886</text:p>
          </table:table-cell>
          <table:table-cell office:value-type="float" office:value="440.2841">
            <text:p>440.2841</text:p>
          </table:table-cell>
          <table:table-cell office:value-type="float" office:value="450.10855">
            <text:p>450.10855</text:p>
          </table:table-cell>
          <table:table-cell office:value-type="float" office:value="445.73697">
            <text:p>445.73697</text:p>
          </table:table-cell>
          <table:table-cell office:value-type="float" office:value="439.52066">
            <text:p>439.52066</text:p>
          </table:table-cell>
          <table:table-cell office:value-type="float" office:value="456.19376">
            <text:p>456.19376</text:p>
          </table:table-cell>
          <table:table-cell office:value-type="float" office:value="448.64008">
            <text:p>448.64008</text:p>
          </table:table-cell>
          <table:table-cell office:value-type="float" office:value="441.82565">
            <text:p>441.82565</text:p>
          </table:table-cell>
          <table:table-cell office:value-type="float" office:value="436.65036">
            <text:p>436.65036</text:p>
          </table:table-cell>
          <table:table-cell office:value-type="float" office:value="442.23672">
            <text:p>442.23672</text:p>
          </table:table-cell>
          <table:table-cell office:value-type="float" office:value="440.46182">
            <text:p>440.46182</text:p>
          </table:table-cell>
          <table:table-cell office:value-type="float" office:value="440.5608">
            <text:p>440.5608</text:p>
          </table:table-cell>
          <table:table-cell office:value-type="float" office:value="441.21817">
            <text:p>441.21817</text:p>
          </table:table-cell>
          <table:table-cell office:value-type="float" office:value="441.60553">
            <text:p>441.60553</text:p>
          </table:table-cell>
          <table:table-cell office:value-type="float" office:value="443.36304">
            <text:p>443.36304</text:p>
          </table:table-cell>
          <table:table-cell office:value-type="float" office:value="440.39896">
            <text:p>440.39896</text:p>
          </table:table-cell>
          <table:table-cell office:value-type="float" office:value="444.602">
            <text:p>444.602</text:p>
          </table:table-cell>
          <table:table-cell office:value-type="float" office:value="438.14703">
            <text:p>438.14703</text:p>
          </table:table-cell>
          <table:table-cell office:value-type="float" office:value="436.94098">
            <text:p>436.94098</text:p>
          </table:table-cell>
          <table:table-cell office:value-type="float" office:value="436.3549">
            <text:p>436.3549</text:p>
          </table:table-cell>
          <table:table-cell office:value-type="float" office:value="442.83533">
            <text:p>442.83533</text:p>
          </table:table-cell>
          <table:table-cell office:value-type="float" office:value="446.86798">
            <text:p>446.86798</text:p>
          </table:table-cell>
          <table:table-cell office:value-type="float" office:value="452.92645">
            <text:p>452.92645</text:p>
          </table:table-cell>
          <table:table-cell office:value-type="float" office:value="452.04047">
            <text:p>452.04047</text:p>
          </table:table-cell>
          <table:table-cell office:value-type="float" office:value="436.4898">
            <text:p>436.4898</text:p>
          </table:table-cell>
          <table:table-cell office:value-type="float" office:value="446.07068">
            <text:p>446.07068</text:p>
          </table:table-cell>
          <table:table-cell office:value-type="float" office:value="436.69257">
            <text:p>436.69257</text:p>
          </table:table-cell>
          <table:table-cell office:value-type="float" office:value="430.8531">
            <text:p>430.8531</text:p>
          </table:table-cell>
          <table:table-cell office:value-type="float" office:value="426.26294">
            <text:p>426.26294</text:p>
          </table:table-cell>
          <table:table-cell office:value-type="float" office:value="427.02676">
            <text:p>427.02676</text:p>
          </table:table-cell>
          <table:table-cell office:value-type="float" office:value="430.2578">
            <text:p>430.2578</text:p>
          </table:table-cell>
          <table:table-cell office:value-type="float" office:value="444.69186">
            <text:p>444.69186</text:p>
          </table:table-cell>
          <table:table-cell office:value-type="float" office:value="440.59253">
            <text:p>440.59253</text:p>
          </table:table-cell>
          <table:table-cell office:value-type="float" office:value="467.53937">
            <text:p>467.53937</text:p>
          </table:table-cell>
          <table:table-cell office:value-type="float" office:value="466.26285">
            <text:p>466.26285</text:p>
          </table:table-cell>
          <table:table-cell office:value-type="float" office:value="456.559">
            <text:p>456.559</text:p>
          </table:table-cell>
          <table:table-cell office:value-type="float" office:value="455.60397">
            <text:p>455.60397</text:p>
          </table:table-cell>
          <table:table-cell office:value-type="float" office:value="448.43958">
            <text:p>448.43958</text:p>
          </table:table-cell>
          <table:table-cell office:value-type="float" office:value="445.70856">
            <text:p>445.70856</text:p>
          </table:table-cell>
          <table:table-cell office:value-type="float" office:value="444.017">
            <text:p>444.017</text:p>
          </table:table-cell>
          <table:table-cell office:value-type="float" office:value="427.18463">
            <text:p>427.18463</text:p>
          </table:table-cell>
          <table:table-cell office:value-type="float" office:value="418.88715">
            <text:p>418.88715</text:p>
          </table:table-cell>
          <table:table-cell office:value-type="float" office:value="416.3071">
            <text:p>416.3071</text:p>
          </table:table-cell>
          <table:table-cell office:value-type="float" office:value="421.5445">
            <text:p>421.5445</text:p>
          </table:table-cell>
          <table:table-cell office:value-type="float" office:value="410.88242">
            <text:p>410.88242</text:p>
          </table:table-cell>
          <table:table-cell office:value-type="float" office:value="409.57028">
            <text:p>409.57028</text:p>
          </table:table-cell>
          <table:table-cell office:value-type="float" office:value="409.4192">
            <text:p>409.4192</text:p>
          </table:table-cell>
          <table:table-cell office:value-type="float" office:value="412.84952">
            <text:p>412.84952</text:p>
          </table:table-cell>
          <table:table-cell office:value-type="float" office:value="416.99664">
            <text:p>416.99664</text:p>
          </table:table-cell>
          <table:table-cell office:value-type="float" office:value="418.8194">
            <text:p>418.8194</text:p>
          </table:table-cell>
          <table:table-cell office:value-type="float" office:value="425.04315">
            <text:p>425.04315</text:p>
          </table:table-cell>
          <table:table-cell office:value-type="float" office:value="416.7046">
            <text:p>416.7046</text:p>
          </table:table-cell>
          <table:table-cell office:value-type="float" office:value="414.5395">
            <text:p>414.5395</text:p>
          </table:table-cell>
          <table:table-cell office:value-type="float" office:value="414.22885">
            <text:p>414.22885</text:p>
          </table:table-cell>
          <table:table-cell office:value-type="float" office:value="413.82758">
            <text:p>413.82758</text:p>
          </table:table-cell>
          <table:table-cell office:value-type="float" office:value="413.87146">
            <text:p>413.87146</text:p>
          </table:table-cell>
          <table:table-cell office:value-type="float" office:value="413.90164">
            <text:p>413.90164</text:p>
          </table:table-cell>
          <table:table-cell office:value-type="float" office:value="413.90805">
            <text:p>413.90805</text:p>
          </table:table-cell>
          <table:table-cell office:value-type="float" office:value="413.88663">
            <text:p>413.88663</text:p>
          </table:table-cell>
          <table:table-cell office:value-type="float" office:value="413.92438">
            <text:p>413.92438</text:p>
          </table:table-cell>
          <table:table-cell office:value-type="float" office:value="413.94107">
            <text:p>413.94107</text:p>
          </table:table-cell>
          <table:table-cell office:value-type="float" office:value="413.8444">
            <text:p>413.8444</text:p>
          </table:table-cell>
          <table:table-cell office:value-type="float" office:value="413.80508">
            <text:p>413.80508</text:p>
          </table:table-cell>
          <table:table-cell office:value-type="float" office:value="413.68326">
            <text:p>413.68326</text:p>
          </table:table-cell>
          <table:table-cell office:value-type="float" office:value="413.68192">
            <text:p>413.68192</text:p>
          </table:table-cell>
          <table:table-cell office:value-type="float" office:value="413.57275">
            <text:p>413.57275</text:p>
          </table:table-cell>
          <table:table-cell office:value-type="float" office:value="413.631">
            <text:p>413.631</text:p>
          </table:table-cell>
          <table:table-cell office:value-type="float" office:value="413.64786">
            <text:p>413.64786</text:p>
          </table:table-cell>
          <table:table-cell office:value-type="float" office:value="413.7494">
            <text:p>413.7494</text:p>
          </table:table-cell>
          <table:table-cell office:value-type="float" office:value="413.78757">
            <text:p>413.78757</text:p>
          </table:table-cell>
          <table:table-cell office:value-type="float" office:value="413.76294">
            <text:p>413.76294</text:p>
          </table:table-cell>
          <table:table-cell office:value-type="float" office:value="413.71414">
            <text:p>413.71414</text:p>
          </table:table-cell>
          <table:table-cell office:value-type="float" office:value="413.56042">
            <text:p>413.56042</text:p>
          </table:table-cell>
          <table:table-cell office:value-type="float" office:value="413.64554">
            <text:p>413.64554</text:p>
          </table:table-cell>
          <table:table-cell office:value-type="float" office:value="413.7219">
            <text:p>413.7219</text:p>
          </table:table-cell>
          <table:table-cell office:value-type="float" office:value="413.7886">
            <text:p>413.7886</text:p>
          </table:table-cell>
          <table:table-cell office:value-type="float" office:value="413.86832">
            <text:p>413.86832</text:p>
          </table:table-cell>
          <table:table-cell office:value-type="float" office:value="413.9204">
            <text:p>413.9204</text:p>
          </table:table-cell>
          <table:table-cell office:value-type="float" office:value="413.91168">
            <text:p>413.91168</text:p>
          </table:table-cell>
          <table:table-cell office:value-type="float" office:value="413.9309">
            <text:p>413.9309</text:p>
          </table:table-cell>
          <table:table-cell office:value-type="float" office:value="413.9291">
            <text:p>413.9291</text:p>
          </table:table-cell>
          <table:table-cell office:value-type="float" office:value="413.95288">
            <text:p>413.95288</text:p>
          </table:table-cell>
          <table:table-cell office:value-type="float" office:value="413.84027">
            <text:p>413.84027</text:p>
          </table:table-cell>
          <table:table-cell office:value-type="float" office:value="413.83255">
            <text:p>413.83255</text:p>
          </table:table-cell>
          <table:table-cell office:value-type="float" office:value="413.82355">
            <text:p>413.82355</text:p>
          </table:table-cell>
          <table:table-cell office:value-type="float" office:value="413.89532">
            <text:p>413.89532</text:p>
          </table:table-cell>
          <table:table-cell office:value-type="float" office:value="413.8145">
            <text:p>413.8145</text:p>
          </table:table-cell>
          <table:table-cell office:value-type="float" office:value="413.83246">
            <text:p>413.83246</text:p>
          </table:table-cell>
          <table:table-cell office:value-type="float" office:value="413.73236">
            <text:p>413.73236</text:p>
          </table:table-cell>
          <table:table-cell office:value-type="float" office:value="413.77054">
            <text:p>413.77054</text:p>
          </table:table-cell>
          <table:table-cell office:value-type="float" office:value="413.54114">
            <text:p>413.54114</text:p>
          </table:table-cell>
          <table:table-cell office:value-type="float" office:value="413.44556">
            <text:p>413.44556</text:p>
          </table:table-cell>
          <table:table-cell office:value-type="float" office:value="413.64044">
            <text:p>413.64044</text:p>
          </table:table-cell>
          <table:table-cell office:value-type="float" office:value="413.70004">
            <text:p>413.70004</text:p>
          </table:table-cell>
          <table:table-cell office:value-type="float" office:value="413.8262">
            <text:p>413.8262</text:p>
          </table:table-cell>
          <table:table-cell office:value-type="float" office:value="413.87253">
            <text:p>413.87253</text:p>
          </table:table-cell>
          <table:table-cell office:value-type="float" office:value="413.65012">
            <text:p>413.65012</text:p>
          </table:table-cell>
          <table:table-cell office:value-type="float" office:value="413.7165">
            <text:p>413.7165</text:p>
          </table:table-cell>
          <table:table-cell office:value-type="float" office:value="413.66147">
            <text:p>413.66147</text:p>
          </table:table-cell>
          <table:table-cell office:value-type="float" office:value="413.77405">
            <text:p>413.77405</text:p>
          </table:table-cell>
          <table:table-cell office:value-type="float" office:value="412.83838">
            <text:p>412.83838</text:p>
          </table:table-cell>
          <table:table-cell office:value-type="float" office:value="413.11423">
            <text:p>413.11423</text:p>
          </table:table-cell>
          <table:table-cell office:value-type="float" office:value="407.62814">
            <text:p>407.62814</text:p>
          </table:table-cell>
          <table:table-cell office:value-type="float" office:value="413.97955">
            <text:p>413.97955</text:p>
          </table:table-cell>
          <table:table-cell office:value-type="float" office:value="409.21277">
            <text:p>409.21277</text:p>
          </table:table-cell>
          <table:table-cell office:value-type="float" office:value="410.206">
            <text:p>410.206</text:p>
          </table:table-cell>
          <table:table-cell office:value-type="float" office:value="410.9921">
            <text:p>410.9921</text:p>
          </table:table-cell>
          <table:table-cell office:value-type="float" office:value="413.9795">
            <text:p>413.9795</text:p>
          </table:table-cell>
          <table:table-cell office:value-type="float" office:value="406.84793">
            <text:p>406.84793</text:p>
          </table:table-cell>
          <table:table-cell office:value-type="float" office:value="409.7381">
            <text:p>409.7381</text:p>
          </table:table-cell>
          <table:table-cell office:value-type="float" office:value="411.85547">
            <text:p>411.85547</text:p>
          </table:table-cell>
          <table:table-cell office:value-type="float" office:value="412.3111">
            <text:p>412.3111</text:p>
          </table:table-cell>
          <table:table-cell office:value-type="float" office:value="413.13742">
            <text:p>413.13742</text:p>
          </table:table-cell>
          <table:table-cell office:value-type="float" office:value="412.86572">
            <text:p>412.86572</text:p>
          </table:table-cell>
          <table:table-cell office:value-type="float" office:value="413.0293">
            <text:p>413.0293</text:p>
          </table:table-cell>
          <table:table-cell office:value-type="float" office:value="413.4918">
            <text:p>413.4918</text:p>
          </table:table-cell>
          <table:table-cell office:value-type="float" office:value="413.65427">
            <text:p>413.65427</text:p>
          </table:table-cell>
          <table:table-cell office:value-type="float" office:value="413.67798">
            <text:p>413.67798</text:p>
          </table:table-cell>
          <table:table-cell office:value-type="float" office:value="413.486">
            <text:p>413.486</text:p>
          </table:table-cell>
          <table:table-cell office:value-type="float" office:value="413.7001">
            <text:p>413.7001</text:p>
          </table:table-cell>
          <table:table-cell office:value-type="float" office:value="413.71902">
            <text:p>413.71902</text:p>
          </table:table-cell>
          <table:table-cell office:value-type="float" office:value="413.75607">
            <text:p>413.75607</text:p>
          </table:table-cell>
          <table:table-cell office:value-type="float" office:value="413.59222">
            <text:p>413.59222</text:p>
          </table:table-cell>
          <table:table-cell office:value-type="float" office:value="413.72986">
            <text:p>413.72986</text:p>
          </table:table-cell>
          <table:table-cell office:value-type="float" office:value="413.36038">
            <text:p>413.36038</text:p>
          </table:table-cell>
          <table:table-cell office:value-type="float" office:value="413.59906">
            <text:p>413.59906</text:p>
          </table:table-cell>
          <table:table-cell office:value-type="float" office:value="413.78232">
            <text:p>413.78232</text:p>
          </table:table-cell>
          <table:table-cell office:value-type="float" office:value="413.79306">
            <text:p>413.79306</text:p>
          </table:table-cell>
          <table:table-cell office:value-type="float" office:value="413.57922">
            <text:p>413.57922</text:p>
          </table:table-cell>
          <table:table-cell office:value-type="float" office:value="413.44183">
            <text:p>413.44183</text:p>
          </table:table-cell>
          <table:table-cell office:value-type="float" office:value="413.49457">
            <text:p>413.49457</text:p>
          </table:table-cell>
          <table:table-cell office:value-type="float" office:value="413.628">
            <text:p>413.628</text:p>
          </table:table-cell>
          <table:table-cell office:value-type="float" office:value="413.6304">
            <text:p>413.6304</text:p>
          </table:table-cell>
          <table:table-cell office:value-type="float" office:value="413.4976">
            <text:p>413.4976</text:p>
          </table:table-cell>
          <table:table-cell office:value-type="float" office:value="412.9291">
            <text:p>412.9291</text:p>
          </table:table-cell>
          <table:table-cell office:value-type="float" office:value="412.43323">
            <text:p>412.43323</text:p>
          </table:table-cell>
          <table:table-cell office:value-type="float" office:value="412.5947">
            <text:p>412.5947</text:p>
          </table:table-cell>
          <table:table-cell office:value-type="float" office:value="411.776">
            <text:p>411.776</text:p>
          </table:table-cell>
          <table:table-cell office:value-type="float" office:value="412.80853">
            <text:p>412.80853</text:p>
          </table:table-cell>
          <table:table-cell office:value-type="float" office:value="410.46893">
            <text:p>410.46893</text:p>
          </table:table-cell>
          <table:table-cell office:value-type="float" office:value="409.64127">
            <text:p>409.64127</text:p>
          </table:table-cell>
          <table:table-cell office:value-type="float" office:value="408.64355">
            <text:p>408.64355</text:p>
          </table:table-cell>
          <table:table-cell office:value-type="float" office:value="409.5937">
            <text:p>409.5937</text:p>
          </table:table-cell>
          <table:table-cell office:value-type="float" office:value="411.27734">
            <text:p>411.27734</text:p>
          </table:table-cell>
          <table:table-cell office:value-type="float" office:value="412.34903">
            <text:p>412.34903</text:p>
          </table:table-cell>
          <table:table-cell office:value-type="float" office:value="412.9796">
            <text:p>412.9796</text:p>
          </table:table-cell>
          <table:table-cell office:value-type="float" office:value="413.38644">
            <text:p>413.38644</text:p>
          </table:table-cell>
          <table:table-cell office:value-type="float" office:value="413.49954">
            <text:p>413.49954</text:p>
          </table:table-cell>
          <table:table-cell office:value-type="float" office:value="413.2225">
            <text:p>413.2225</text:p>
          </table:table-cell>
          <table:table-cell office:value-type="float" office:value="412.92032">
            <text:p>412.92032</text:p>
          </table:table-cell>
          <table:table-cell office:value-type="float" office:value="413.12268">
            <text:p>413.12268</text:p>
          </table:table-cell>
          <table:table-cell office:value-type="float" office:value="413.2564">
            <text:p>413.2564</text:p>
          </table:table-cell>
          <table:table-cell office:value-type="float" office:value="413.28693">
            <text:p>413.28693</text:p>
          </table:table-cell>
          <table:table-cell office:value-type="float" office:value="413.38998">
            <text:p>413.38998</text:p>
          </table:table-cell>
          <table:table-cell office:value-type="float" office:value="413.581">
            <text:p>413.581</text:p>
          </table:table-cell>
          <table:table-cell office:value-type="float" office:value="413.5272">
            <text:p>413.5272</text:p>
          </table:table-cell>
          <table:table-cell office:value-type="float" office:value="413.42258">
            <text:p>413.42258</text:p>
          </table:table-cell>
          <table:table-cell office:value-type="float" office:value="413.07147">
            <text:p>413.07147</text:p>
          </table:table-cell>
          <table:table-cell office:value-type="float" office:value="413.20084">
            <text:p>413.20084</text:p>
          </table:table-cell>
          <table:table-cell office:value-type="float" office:value="412.76294">
            <text:p>412.76294</text:p>
          </table:table-cell>
          <table:table-cell office:value-type="float" office:value="412.76624">
            <text:p>412.76624</text:p>
          </table:table-cell>
          <table:table-cell office:value-type="float" office:value="412.76706">
            <text:p>412.76706</text:p>
          </table:table-cell>
          <table:table-cell office:value-type="float" office:value="413.0048">
            <text:p>413.0048</text:p>
          </table:table-cell>
          <table:table-cell office:value-type="float" office:value="413.3566">
            <text:p>413.3566</text:p>
          </table:table-cell>
          <table:table-cell office:value-type="float" office:value="413.23566">
            <text:p>413.23566</text:p>
          </table:table-cell>
          <table:table-cell office:value-type="float" office:value="413.42007">
            <text:p>413.42007</text:p>
          </table:table-cell>
          <table:table-cell office:value-type="float" office:value="413.63504">
            <text:p>413.63504</text:p>
          </table:table-cell>
          <table:table-cell office:value-type="float" office:value="413.3988">
            <text:p>413.3988</text:p>
          </table:table-cell>
          <table:table-cell office:value-type="float" office:value="413.48224">
            <text:p>413.48224</text:p>
          </table:table-cell>
          <table:table-cell office:value-type="float" office:value="413.39764">
            <text:p>413.39764</text:p>
          </table:table-cell>
          <table:table-cell office:value-type="float" office:value="413.68164">
            <text:p>413.68164</text:p>
          </table:table-cell>
          <table:table-cell office:value-type="float" office:value="413.75537">
            <text:p>413.75537</text:p>
          </table:table-cell>
          <table:table-cell office:value-type="float" office:value="413.65247">
            <text:p>413.65247</text:p>
          </table:table-cell>
          <table:table-cell office:value-type="float" office:value="413.66626">
            <text:p>413.66626</text:p>
          </table:table-cell>
          <table:table-cell office:value-type="float" office:value="413.17975">
            <text:p>413.17975</text:p>
          </table:table-cell>
          <table:table-cell office:value-type="float" office:value="412.82956">
            <text:p>412.82956</text:p>
          </table:table-cell>
          <table:table-cell office:value-type="float" office:value="413.15695">
            <text:p>413.15695</text:p>
          </table:table-cell>
          <table:table-cell office:value-type="float" office:value="412.70535">
            <text:p>412.70535</text:p>
          </table:table-cell>
          <table:table-cell office:value-type="float" office:value="412.80325">
            <text:p>412.80325</text:p>
          </table:table-cell>
          <table:table-cell office:value-type="float" office:value="413.11972">
            <text:p>413.11972</text:p>
          </table:table-cell>
          <table:table-cell office:value-type="float" office:value="413.00186">
            <text:p>413.00186</text:p>
          </table:table-cell>
          <table:table-cell office:value-type="float" office:value="413.1529">
            <text:p>413.1529</text:p>
          </table:table-cell>
          <table:table-cell office:value-type="float" office:value="413.44244">
            <text:p>413.44244</text:p>
          </table:table-cell>
          <table:table-cell office:value-type="float" office:value="413.64297">
            <text:p>413.64297</text:p>
          </table:table-cell>
          <table:table-cell office:value-type="float" office:value="413.68387">
            <text:p>413.68387</text:p>
          </table:table-cell>
          <table:table-cell office:value-type="float" office:value="413.81317">
            <text:p>413.81317</text:p>
          </table:table-cell>
          <table:table-cell office:value-type="float" office:value="413.60757">
            <text:p>413.60757</text:p>
          </table:table-cell>
          <table:table-cell office:value-type="float" office:value="413.7875">
            <text:p>413.7875</text:p>
          </table:table-cell>
          <table:table-cell office:value-type="float" office:value="413.7926">
            <text:p>413.7926</text:p>
          </table:table-cell>
          <table:table-cell office:value-type="float" office:value="413.8523">
            <text:p>413.8523</text:p>
          </table:table-cell>
          <table:table-cell office:value-type="float" office:value="413.2321">
            <text:p>413.2321</text:p>
          </table:table-cell>
          <table:table-cell office:value-type="float" office:value="413.26016">
            <text:p>413.26016</text:p>
          </table:table-cell>
          <table:table-cell office:value-type="float" office:value="412.76712">
            <text:p>412.76712</text:p>
          </table:table-cell>
          <table:table-cell office:value-type="float" office:value="412.27383">
            <text:p>412.27383</text:p>
          </table:table-cell>
          <table:table-cell office:value-type="float" office:value="412.99545">
            <text:p>412.99545</text:p>
          </table:table-cell>
          <table:table-cell office:value-type="float" office:value="412.24673">
            <text:p>412.24673</text:p>
          </table:table-cell>
          <table:table-cell office:value-type="float" office:value="412.14352">
            <text:p>412.14352</text:p>
          </table:table-cell>
          <table:table-cell office:value-type="float" office:value="410.7545">
            <text:p>410.7545</text:p>
          </table:table-cell>
          <table:table-cell office:value-type="float" office:value="410.866">
            <text:p>410.866</text:p>
          </table:table-cell>
          <table:table-cell office:value-type="float" office:value="412.18762">
            <text:p>412.18762</text:p>
          </table:table-cell>
          <table:table-cell office:value-type="float" office:value="412.9745">
            <text:p>412.9745</text:p>
          </table:table-cell>
          <table:table-cell office:value-type="float" office:value="413.44138">
            <text:p>413.44138</text:p>
          </table:table-cell>
          <table:table-cell office:value-type="float" office:value="413.56107">
            <text:p>413.56107</text:p>
          </table:table-cell>
          <table:table-cell office:value-type="float" office:value="413.63455">
            <text:p>413.63455</text:p>
          </table:table-cell>
          <table:table-cell office:value-type="float" office:value="413.50757">
            <text:p>413.50757</text:p>
          </table:table-cell>
          <table:table-cell office:value-type="float" office:value="413.09164">
            <text:p>413.09164</text:p>
          </table:table-cell>
          <table:table-cell office:value-type="float" office:value="413.0756">
            <text:p>413.0756</text:p>
          </table:table-cell>
          <table:table-cell office:value-type="float" office:value="413.18106">
            <text:p>413.18106</text:p>
          </table:table-cell>
          <table:table-cell office:value-type="float" office:value="413.35266">
            <text:p>413.35266</text:p>
          </table:table-cell>
          <table:table-cell office:value-type="float" office:value="413.09528">
            <text:p>413.09528</text:p>
          </table:table-cell>
          <table:table-cell office:value-type="float" office:value="413.3593">
            <text:p>413.3593</text:p>
          </table:table-cell>
          <table:table-cell office:value-type="float" office:value="413.17493">
            <text:p>413.17493</text:p>
          </table:table-cell>
          <table:table-cell office:value-type="float" office:value="413.44095">
            <text:p>413.44095</text:p>
          </table:table-cell>
          <table:table-cell office:value-type="float" office:value="413.59732">
            <text:p>413.59732</text:p>
          </table:table-cell>
          <table:table-cell office:value-type="float" office:value="413.5501">
            <text:p>413.5501</text:p>
          </table:table-cell>
          <table:table-cell office:value-type="float" office:value="413.7038">
            <text:p>413.7038</text:p>
          </table:table-cell>
          <table:table-cell office:value-type="float" office:value="413.56482">
            <text:p>413.56482</text:p>
          </table:table-cell>
          <table:table-cell office:value-type="float" office:value="413.71686">
            <text:p>413.71686</text:p>
          </table:table-cell>
          <table:table-cell office:value-type="float" office:value="413.63354">
            <text:p>413.63354</text:p>
          </table:table-cell>
          <table:table-cell office:value-type="float" office:value="413.67236">
            <text:p>413.67236</text:p>
          </table:table-cell>
          <table:table-cell office:value-type="float" office:value="413.31454">
            <text:p>413.31454</text:p>
          </table:table-cell>
          <table:table-cell office:value-type="float" office:value="412.86826">
            <text:p>412.86826</text:p>
          </table:table-cell>
          <table:table-cell office:value-type="float" office:value="412.609">
            <text:p>412.609</text:p>
          </table:table-cell>
          <table:table-cell office:value-type="float" office:value="413.18576">
            <text:p>413.18576</text:p>
          </table:table-cell>
          <table:table-cell office:value-type="float" office:value="413.27686">
            <text:p>413.27686</text:p>
          </table:table-cell>
          <table:table-cell office:value-type="float" office:value="413.28653">
            <text:p>413.28653</text:p>
          </table:table-cell>
          <table:table-cell office:value-type="float" office:value="413.34103">
            <text:p>413.34103</text:p>
          </table:table-cell>
          <table:table-cell office:value-type="float" office:value="412.9683">
            <text:p>412.9683</text:p>
          </table:table-cell>
          <table:table-cell office:value-type="float" office:value="413.06207">
            <text:p>413.06207</text:p>
          </table:table-cell>
          <table:table-cell office:value-type="float" office:value="413.45972">
            <text:p>413.45972</text:p>
          </table:table-cell>
          <table:table-cell office:value-type="float" office:value="413.40314">
            <text:p>413.40314</text:p>
          </table:table-cell>
          <table:table-cell office:value-type="float" office:value="413.51645">
            <text:p>413.51645</text:p>
          </table:table-cell>
          <table:table-cell office:value-type="float" office:value="413.58984">
            <text:p>413.58984</text:p>
          </table:table-cell>
          <table:table-cell office:value-type="float" office:value="413.73376">
            <text:p>413.73376</text:p>
          </table:table-cell>
          <table:table-cell office:value-type="float" office:value="413.82727">
            <text:p>413.82727</text:p>
          </table:table-cell>
          <table:table-cell office:value-type="float" office:value="413.66107">
            <text:p>413.66107</text:p>
          </table:table-cell>
          <table:table-cell office:value-type="float" office:value="413.67978">
            <text:p>413.67978</text:p>
          </table:table-cell>
          <table:table-cell office:value-type="float" office:value="413.6351">
            <text:p>413.6351</text:p>
          </table:table-cell>
          <table:table-cell office:value-type="float" office:value="413.65878">
            <text:p>413.65878</text:p>
          </table:table-cell>
          <table:table-cell office:value-type="float" office:value="413.6337">
            <text:p>413.6337</text:p>
          </table:table-cell>
          <table:table-cell office:value-type="float" office:value="413.8003">
            <text:p>413.8003</text:p>
          </table:table-cell>
          <table:table-cell office:value-type="float" office:value="413.88867">
            <text:p>413.88867</text:p>
          </table:table-cell>
          <table:table-cell office:value-type="float" office:value="413.73404">
            <text:p>413.73404</text:p>
          </table:table-cell>
          <table:table-cell office:value-type="float" office:value="413.743">
            <text:p>413.743</text:p>
          </table:table-cell>
          <table:table-cell office:value-type="float" office:value="413.5514">
            <text:p>413.5514</text:p>
          </table:table-cell>
          <table:table-cell office:value-type="float" office:value="413.52045">
            <text:p>413.52045</text:p>
          </table:table-cell>
          <table:table-cell office:value-type="float" office:value="413.58377">
            <text:p>413.58377</text:p>
          </table:table-cell>
          <table:table-cell office:value-type="float" office:value="413.05405">
            <text:p>413.05405</text:p>
          </table:table-cell>
          <table:table-cell office:value-type="float" office:value="413.487">
            <text:p>413.487</text:p>
          </table:table-cell>
          <table:table-cell office:value-type="float" office:value="413.7038">
            <text:p>413.7038</text:p>
          </table:table-cell>
          <table:table-cell office:value-type="float" office:value="413.79428">
            <text:p>413.79428</text:p>
          </table:table-cell>
          <table:table-cell office:value-type="float" office:value="413.8332">
            <text:p>413.8332</text:p>
          </table:table-cell>
          <table:table-cell office:value-type="float" office:value="413.88217">
            <text:p>413.88217</text:p>
          </table:table-cell>
          <table:table-cell office:value-type="float" office:value="413.90128">
            <text:p>413.90128</text:p>
          </table:table-cell>
          <table:table-cell office:value-type="float" office:value="413.89258">
            <text:p>413.89258</text:p>
          </table:table-cell>
          <table:table-cell office:value-type="float" office:value="413.85605">
            <text:p>413.85605</text:p>
          </table:table-cell>
          <table:table-cell office:value-type="float" office:value="413.85696">
            <text:p>413.85696</text:p>
          </table:table-cell>
          <table:table-cell office:value-type="float" office:value="413.68597">
            <text:p>413.68597</text:p>
          </table:table-cell>
          <table:table-cell office:value-type="float" office:value="413.71887">
            <text:p>413.71887</text:p>
          </table:table-cell>
          <table:table-cell office:value-type="float" office:value="413.54034">
            <text:p>413.54034</text:p>
          </table:table-cell>
          <table:table-cell office:value-type="float" office:value="413.48227">
            <text:p>413.48227</text:p>
          </table:table-cell>
          <table:table-cell office:value-type="float" office:value="413.62033">
            <text:p>413.62033</text:p>
          </table:table-cell>
          <table:table-cell office:value-type="float" office:value="413.56567">
            <text:p>413.56567</text:p>
          </table:table-cell>
          <table:table-cell office:value-type="float" office:value="413.63797">
            <text:p>413.63797</text:p>
          </table:table-cell>
          <table:table-cell office:value-type="float" office:value="413.66492">
            <text:p>413.66492</text:p>
          </table:table-cell>
          <table:table-cell office:value-type="float" office:value="413.8082">
            <text:p>413.8082</text:p>
          </table:table-cell>
          <table:table-cell office:value-type="float" office:value="413.6891">
            <text:p>413.6891</text:p>
          </table:table-cell>
          <table:table-cell office:value-type="float" office:value="413.8084">
            <text:p>413.8084</text:p>
          </table:table-cell>
          <table:table-cell office:value-type="float" office:value="413.73724">
            <text:p>413.73724</text:p>
          </table:table-cell>
          <table:table-cell office:value-type="float" office:value="413.8499">
            <text:p>413.8499</text:p>
          </table:table-cell>
          <table:table-cell office:value-type="float" office:value="413.887">
            <text:p>413.887</text:p>
          </table:table-cell>
          <table:table-cell office:value-type="float" office:value="413.63425">
            <text:p>413.63425</text:p>
          </table:table-cell>
          <table:table-cell office:value-type="float" office:value="413.55368">
            <text:p>413.55368</text:p>
          </table:table-cell>
          <table:table-cell office:value-type="float" office:value="413.7213">
            <text:p>413.7213</text:p>
          </table:table-cell>
          <table:table-cell office:value-type="float" office:value="413.8162">
            <text:p>413.8162</text:p>
          </table:table-cell>
          <table:table-cell office:value-type="float" office:value="413.86118">
            <text:p>413.86118</text:p>
          </table:table-cell>
          <table:table-cell office:value-type="float" office:value="413.9148">
            <text:p>413.9148</text:p>
          </table:table-cell>
          <table:table-cell office:value-type="float" office:value="413.91232">
            <text:p>413.91232</text:p>
          </table:table-cell>
          <table:table-cell office:value-type="float" office:value="413.94485">
            <text:p>413.94485</text:p>
          </table:table-cell>
          <table:table-cell office:value-type="float" office:value="413.91687">
            <text:p>413.91687</text:p>
          </table:table-cell>
          <table:table-cell office:value-type="float" office:value="413.93216">
            <text:p>413.93216</text:p>
          </table:table-cell>
          <table:table-cell office:value-type="float" office:value="413.82938">
            <text:p>413.82938</text:p>
          </table:table-cell>
          <table:table-cell office:value-type="float" office:value="413.8761">
            <text:p>413.8761</text:p>
          </table:table-cell>
          <table:table-cell office:value-type="float" office:value="413.64832">
            <text:p>413.64832</text:p>
          </table:table-cell>
          <table:table-cell office:value-type="float" office:value="413.48514">
            <text:p>413.48514</text:p>
          </table:table-cell>
          <table:table-cell office:value-type="float" office:value="413.1805">
            <text:p>413.1805</text:p>
          </table:table-cell>
          <table:table-cell office:value-type="float" office:value="412.45398">
            <text:p>412.45398</text:p>
          </table:table-cell>
          <table:table-cell office:value-type="float" office:value="412.8174">
            <text:p>412.8174</text:p>
          </table:table-cell>
          <table:table-cell office:value-type="float" office:value="412.95303">
            <text:p>412.95303</text:p>
          </table:table-cell>
          <table:table-cell office:value-type="float" office:value="402.16357">
            <text:p>402.16357</text:p>
          </table:table-cell>
          <table:table-cell office:value-type="float" office:value="398.74225">
            <text:p>398.74225</text:p>
          </table:table-cell>
          <table:table-cell office:value-type="float" office:value="404.487">
            <text:p>404.487</text:p>
          </table:table-cell>
          <table:table-cell office:value-type="float" office:value="408.58917">
            <text:p>408.58917</text:p>
          </table:table-cell>
          <table:table-cell table:number-columns-repeated="2" office:value-type="float" office:value="413.97952">
            <text:p>413.97952</text:p>
          </table:table-cell>
          <table:table-cell office:value-type="float" office:value="413.97958">
            <text:p>413.97958</text:p>
          </table:table-cell>
          <table:table-cell office:value-type="float" office:value="413.97952">
            <text:p>413.97952</text:p>
          </table:table-cell>
          <table:table-cell table:number-columns-repeated="3" office:value-type="float" office:value="413.97955">
            <text:p>413.97955</text:p>
          </table:table-cell>
          <table:table-cell office:value-type="float" office:value="413.97946">
            <text:p>413.97946</text:p>
          </table:table-cell>
          <table:table-cell office:value-type="float" office:value="413.9795">
            <text:p>413.9795</text:p>
          </table:table-cell>
        </table:table-row>
        <table:table-row table:style-name="ro1">
          <table:table-cell office:value-type="string">
            <text:p>Rhip</text:p>
          </table:table-cell>
          <table:table-cell office:value-type="float" office:value="221.8799">
            <text:p>221.8799</text:p>
          </table:table-cell>
          <table:table-cell office:value-type="float" office:value="216.77193">
            <text:p>216.77193</text:p>
          </table:table-cell>
          <table:table-cell office:value-type="float" office:value="217.64088">
            <text:p>217.64088</text:p>
          </table:table-cell>
          <table:table-cell office:value-type="float" office:value="218.48929">
            <text:p>218.48929</text:p>
          </table:table-cell>
          <table:table-cell office:value-type="float" office:value="221.78181">
            <text:p>221.78181</text:p>
          </table:table-cell>
          <table:table-cell office:value-type="float" office:value="215.98126">
            <text:p>215.98126</text:p>
          </table:table-cell>
          <table:table-cell office:value-type="float" office:value="214.61168">
            <text:p>214.61168</text:p>
          </table:table-cell>
          <table:table-cell office:value-type="float" office:value="215.90898">
            <text:p>215.90898</text:p>
          </table:table-cell>
          <table:table-cell office:value-type="float" office:value="210.96794">
            <text:p>210.96794</text:p>
          </table:table-cell>
          <table:table-cell office:value-type="float" office:value="213.96693">
            <text:p>213.96693</text:p>
          </table:table-cell>
          <table:table-cell office:value-type="float" office:value="217.14278">
            <text:p>217.14278</text:p>
          </table:table-cell>
          <table:table-cell office:value-type="float" office:value="215.50633">
            <text:p>215.50633</text:p>
          </table:table-cell>
          <table:table-cell office:value-type="float" office:value="218.31833">
            <text:p>218.31833</text:p>
          </table:table-cell>
          <table:table-cell office:value-type="float" office:value="220.5956">
            <text:p>220.5956</text:p>
          </table:table-cell>
          <table:table-cell office:value-type="float" office:value="221.5362">
            <text:p>221.5362</text:p>
          </table:table-cell>
          <table:table-cell office:value-type="float" office:value="219.65239">
            <text:p>219.65239</text:p>
          </table:table-cell>
          <table:table-cell office:value-type="float" office:value="223.23463">
            <text:p>223.23463</text:p>
          </table:table-cell>
          <table:table-cell office:value-type="float" office:value="223.75192">
            <text:p>223.75192</text:p>
          </table:table-cell>
          <table:table-cell office:value-type="float" office:value="229.4383">
            <text:p>229.4383</text:p>
          </table:table-cell>
          <table:table-cell office:value-type="float" office:value="227.8072">
            <text:p>227.8072</text:p>
          </table:table-cell>
          <table:table-cell office:value-type="float" office:value="233.41862">
            <text:p>233.41862</text:p>
          </table:table-cell>
          <table:table-cell office:value-type="float" office:value="231.35794">
            <text:p>231.35794</text:p>
          </table:table-cell>
          <table:table-cell office:value-type="float" office:value="230.54941">
            <text:p>230.54941</text:p>
          </table:table-cell>
          <table:table-cell office:value-type="float" office:value="229.48376">
            <text:p>229.48376</text:p>
          </table:table-cell>
          <table:table-cell office:value-type="float" office:value="228.56615">
            <text:p>228.56615</text:p>
          </table:table-cell>
          <table:table-cell office:value-type="float" office:value="229.92526">
            <text:p>229.92526</text:p>
          </table:table-cell>
          <table:table-cell office:value-type="float" office:value="228.90213">
            <text:p>228.90213</text:p>
          </table:table-cell>
          <table:table-cell office:value-type="float" office:value="230.1803">
            <text:p>230.1803</text:p>
          </table:table-cell>
          <table:table-cell office:value-type="float" office:value="231.30637">
            <text:p>231.30637</text:p>
          </table:table-cell>
          <table:table-cell office:value-type="float" office:value="230.061">
            <text:p>230.061</text:p>
          </table:table-cell>
          <table:table-cell office:value-type="float" office:value="228.62929">
            <text:p>228.62929</text:p>
          </table:table-cell>
          <table:table-cell office:value-type="float" office:value="230.11026">
            <text:p>230.11026</text:p>
          </table:table-cell>
          <table:table-cell office:value-type="float" office:value="232.20377">
            <text:p>232.20377</text:p>
          </table:table-cell>
          <table:table-cell office:value-type="float" office:value="228.76675">
            <text:p>228.76675</text:p>
          </table:table-cell>
          <table:table-cell office:value-type="float" office:value="226.546">
            <text:p>226.546</text:p>
          </table:table-cell>
          <table:table-cell office:value-type="float" office:value="224.02386">
            <text:p>224.02386</text:p>
          </table:table-cell>
          <table:table-cell office:value-type="float" office:value="226.62595">
            <text:p>226.62595</text:p>
          </table:table-cell>
          <table:table-cell office:value-type="float" office:value="228.49155">
            <text:p>228.49155</text:p>
          </table:table-cell>
          <table:table-cell office:value-type="float" office:value="230.07872">
            <text:p>230.07872</text:p>
          </table:table-cell>
          <table:table-cell office:value-type="float" office:value="232.33508">
            <text:p>232.33508</text:p>
          </table:table-cell>
          <table:table-cell office:value-type="float" office:value="232.68394">
            <text:p>232.68394</text:p>
          </table:table-cell>
          <table:table-cell office:value-type="float" office:value="233.3298">
            <text:p>233.3298</text:p>
          </table:table-cell>
          <table:table-cell office:value-type="float" office:value="228.27664">
            <text:p>228.27664</text:p>
          </table:table-cell>
          <table:table-cell office:value-type="float" office:value="225.26662">
            <text:p>225.26662</text:p>
          </table:table-cell>
          <table:table-cell office:value-type="float" office:value="230.19293">
            <text:p>230.19293</text:p>
          </table:table-cell>
          <table:table-cell office:value-type="float" office:value="234.71172">
            <text:p>234.71172</text:p>
          </table:table-cell>
          <table:table-cell office:value-type="float" office:value="235.96573">
            <text:p>235.96573</text:p>
          </table:table-cell>
          <table:table-cell office:value-type="float" office:value="232.0043">
            <text:p>232.0043</text:p>
          </table:table-cell>
          <table:table-cell office:value-type="float" office:value="230.41809">
            <text:p>230.41809</text:p>
          </table:table-cell>
          <table:table-cell office:value-type="float" office:value="231.27318">
            <text:p>231.27318</text:p>
          </table:table-cell>
          <table:table-cell office:value-type="float" office:value="231.76027">
            <text:p>231.76027</text:p>
          </table:table-cell>
          <table:table-cell office:value-type="float" office:value="230.15063">
            <text:p>230.15063</text:p>
          </table:table-cell>
          <table:table-cell office:value-type="float" office:value="229.76517">
            <text:p>229.76517</text:p>
          </table:table-cell>
          <table:table-cell office:value-type="float" office:value="229.67717">
            <text:p>229.67717</text:p>
          </table:table-cell>
          <table:table-cell office:value-type="float" office:value="230.07263">
            <text:p>230.07263</text:p>
          </table:table-cell>
          <table:table-cell office:value-type="float" office:value="230.332">
            <text:p>230.332</text:p>
          </table:table-cell>
          <table:table-cell office:value-type="float" office:value="230.46198">
            <text:p>230.46198</text:p>
          </table:table-cell>
          <table:table-cell office:value-type="float" office:value="231.25319">
            <text:p>231.25319</text:p>
          </table:table-cell>
          <table:table-cell office:value-type="float" office:value="230.97365">
            <text:p>230.97365</text:p>
          </table:table-cell>
          <table:table-cell office:value-type="float" office:value="231.05038">
            <text:p>231.05038</text:p>
          </table:table-cell>
          <table:table-cell office:value-type="float" office:value="229.97647">
            <text:p>229.97647</text:p>
          </table:table-cell>
          <table:table-cell office:value-type="float" office:value="229.26393">
            <text:p>229.26393</text:p>
          </table:table-cell>
          <table:table-cell office:value-type="float" office:value="227.55794">
            <text:p>227.55794</text:p>
          </table:table-cell>
          <table:table-cell office:value-type="float" office:value="227.19522">
            <text:p>227.19522</text:p>
          </table:table-cell>
          <table:table-cell office:value-type="float" office:value="226.79436">
            <text:p>226.79436</text:p>
          </table:table-cell>
          <table:table-cell office:value-type="float" office:value="231.71635">
            <text:p>231.71635</text:p>
          </table:table-cell>
          <table:table-cell office:value-type="float" office:value="231.9826">
            <text:p>231.9826</text:p>
          </table:table-cell>
          <table:table-cell office:value-type="float" office:value="228.5395">
            <text:p>228.5395</text:p>
          </table:table-cell>
          <table:table-cell office:value-type="float" office:value="227.10815">
            <text:p>227.10815</text:p>
          </table:table-cell>
          <table:table-cell office:value-type="float" office:value="226.48128">
            <text:p>226.48128</text:p>
          </table:table-cell>
          <table:table-cell office:value-type="float" office:value="229.87907">
            <text:p>229.87907</text:p>
          </table:table-cell>
          <table:table-cell office:value-type="float" office:value="229.1464">
            <text:p>229.1464</text:p>
          </table:table-cell>
          <table:table-cell office:value-type="float" office:value="229.3214">
            <text:p>229.3214</text:p>
          </table:table-cell>
          <table:table-cell office:value-type="float" office:value="228.6614">
            <text:p>228.6614</text:p>
          </table:table-cell>
          <table:table-cell office:value-type="float" office:value="229.86842">
            <text:p>229.86842</text:p>
          </table:table-cell>
          <table:table-cell office:value-type="float" office:value="228.0096">
            <text:p>228.0096</text:p>
          </table:table-cell>
          <table:table-cell office:value-type="float" office:value="227.77531">
            <text:p>227.77531</text:p>
          </table:table-cell>
          <table:table-cell office:value-type="float" office:value="226.88324">
            <text:p>226.88324</text:p>
          </table:table-cell>
          <table:table-cell office:value-type="float" office:value="226.151">
            <text:p>226.151</text:p>
          </table:table-cell>
          <table:table-cell office:value-type="float" office:value="226.07156">
            <text:p>226.07156</text:p>
          </table:table-cell>
          <table:table-cell office:value-type="float" office:value="226.3398">
            <text:p>226.3398</text:p>
          </table:table-cell>
          <table:table-cell office:value-type="float" office:value="225.37488">
            <text:p>225.37488</text:p>
          </table:table-cell>
          <table:table-cell office:value-type="float" office:value="225.13356">
            <text:p>225.13356</text:p>
          </table:table-cell>
          <table:table-cell office:value-type="float" office:value="230.96611">
            <text:p>230.96611</text:p>
          </table:table-cell>
          <table:table-cell office:value-type="float" office:value="233.86497">
            <text:p>233.86497</text:p>
          </table:table-cell>
          <table:table-cell office:value-type="float" office:value="235.39336">
            <text:p>235.39336</text:p>
          </table:table-cell>
          <table:table-cell office:value-type="float" office:value="236.19235">
            <text:p>236.19235</text:p>
          </table:table-cell>
          <table:table-cell office:value-type="float" office:value="236.61267">
            <text:p>236.61267</text:p>
          </table:table-cell>
          <table:table-cell office:value-type="float" office:value="236.8419">
            <text:p>236.8419</text:p>
          </table:table-cell>
          <table:table-cell office:value-type="float" office:value="236.9628">
            <text:p>236.9628</text:p>
          </table:table-cell>
          <table:table-cell office:value-type="float" office:value="237.00833">
            <text:p>237.00833</text:p>
          </table:table-cell>
          <table:table-cell office:value-type="float" office:value="237.03693">
            <text:p>237.03693</text:p>
          </table:table-cell>
          <table:table-cell office:value-type="float" office:value="237.04321">
            <text:p>237.04321</text:p>
          </table:table-cell>
          <table:table-cell office:value-type="float" office:value="237.03517">
            <text:p>237.03517</text:p>
          </table:table-cell>
          <table:table-cell office:value-type="float" office:value="237.04791">
            <text:p>237.04791</text:p>
          </table:table-cell>
          <table:table-cell office:value-type="float" office:value="237.06224">
            <text:p>237.06224</text:p>
          </table:table-cell>
          <table:table-cell office:value-type="float" office:value="237.06827">
            <text:p>237.06827</text:p>
          </table:table-cell>
          <table:table-cell office:value-type="float" office:value="237.07448">
            <text:p>237.07448</text:p>
          </table:table-cell>
          <table:table-cell office:value-type="float" office:value="237.06934">
            <text:p>237.06934</text:p>
          </table:table-cell>
          <table:table-cell office:value-type="float" office:value="237.0584">
            <text:p>237.0584</text:p>
          </table:table-cell>
          <table:table-cell office:value-type="float" office:value="237.06401">
            <text:p>237.06401</text:p>
          </table:table-cell>
          <table:table-cell office:value-type="float" office:value="237.03003">
            <text:p>237.03003</text:p>
          </table:table-cell>
          <table:table-cell office:value-type="float" office:value="236.9785">
            <text:p>236.9785</text:p>
          </table:table-cell>
          <table:table-cell office:value-type="float" office:value="237.0267">
            <text:p>237.0267</text:p>
          </table:table-cell>
          <table:table-cell office:value-type="float" office:value="237.05037">
            <text:p>237.05037</text:p>
          </table:table-cell>
          <table:table-cell office:value-type="float" office:value="237.03262">
            <text:p>237.03262</text:p>
          </table:table-cell>
          <table:table-cell office:value-type="float" office:value="237.0529">
            <text:p>237.0529</text:p>
          </table:table-cell>
          <table:table-cell office:value-type="float" office:value="237.06653">
            <text:p>237.06653</text:p>
          </table:table-cell>
          <table:table-cell office:value-type="float" office:value="237.05989">
            <text:p>237.05989</text:p>
          </table:table-cell>
          <table:table-cell office:value-type="float" office:value="237.06985">
            <text:p>237.06985</text:p>
          </table:table-cell>
          <table:table-cell office:value-type="float" office:value="237.08">
            <text:p>237.08</text:p>
          </table:table-cell>
          <table:table-cell office:value-type="float" office:value="237.08324">
            <text:p>237.08324</text:p>
          </table:table-cell>
          <table:table-cell office:value-type="float" office:value="237.06364">
            <text:p>237.06364</text:p>
          </table:table-cell>
          <table:table-cell office:value-type="float" office:value="237.05235">
            <text:p>237.05235</text:p>
          </table:table-cell>
          <table:table-cell office:value-type="float" office:value="236.9827">
            <text:p>236.9827</text:p>
          </table:table-cell>
          <table:table-cell office:value-type="float" office:value="236.95671">
            <text:p>236.95671</text:p>
          </table:table-cell>
          <table:table-cell office:value-type="float" office:value="236.99727">
            <text:p>236.99727</text:p>
          </table:table-cell>
          <table:table-cell office:value-type="float" office:value="237.03319">
            <text:p>237.03319</text:p>
          </table:table-cell>
          <table:table-cell office:value-type="float" office:value="237.04689">
            <text:p>237.04689</text:p>
          </table:table-cell>
          <table:table-cell office:value-type="float" office:value="236.99191">
            <text:p>236.99191</text:p>
          </table:table-cell>
          <table:table-cell office:value-type="float" office:value="236.96404">
            <text:p>236.96404</text:p>
          </table:table-cell>
          <table:table-cell office:value-type="float" office:value="236.97804">
            <text:p>236.97804</text:p>
          </table:table-cell>
          <table:table-cell office:value-type="float" office:value="236.98631">
            <text:p>236.98631</text:p>
          </table:table-cell>
          <table:table-cell office:value-type="float" office:value="236.98605">
            <text:p>236.98605</text:p>
          </table:table-cell>
          <table:table-cell office:value-type="float" office:value="236.98842">
            <text:p>236.98842</text:p>
          </table:table-cell>
          <table:table-cell office:value-type="float" office:value="236.99187">
            <text:p>236.99187</text:p>
          </table:table-cell>
          <table:table-cell office:value-type="float" office:value="237.02464">
            <text:p>237.02464</text:p>
          </table:table-cell>
          <table:table-cell office:value-type="float" office:value="236.94177">
            <text:p>236.94177</text:p>
          </table:table-cell>
          <table:table-cell office:value-type="float" office:value="236.98367">
            <text:p>236.98367</text:p>
          </table:table-cell>
          <table:table-cell office:value-type="float" office:value="237.00922">
            <text:p>237.00922</text:p>
          </table:table-cell>
          <table:table-cell office:value-type="float" office:value="237.0063">
            <text:p>237.0063</text:p>
          </table:table-cell>
          <table:table-cell office:value-type="float" office:value="237.01805">
            <text:p>237.01805</text:p>
          </table:table-cell>
          <table:table-cell office:value-type="float" office:value="237.04707">
            <text:p>237.04707</text:p>
          </table:table-cell>
          <table:table-cell office:value-type="float" office:value="237.03168">
            <text:p>237.03168</text:p>
          </table:table-cell>
          <table:table-cell office:value-type="float" office:value="237.03885">
            <text:p>237.03885</text:p>
          </table:table-cell>
          <table:table-cell office:value-type="float" office:value="237.7942">
            <text:p>237.7942</text:p>
          </table:table-cell>
          <table:table-cell office:value-type="float" office:value="237.42126">
            <text:p>237.42126</text:p>
          </table:table-cell>
          <table:table-cell office:value-type="float" office:value="237.23355">
            <text:p>237.23355</text:p>
          </table:table-cell>
          <table:table-cell office:value-type="float" office:value="237.13342">
            <text:p>237.13342</text:p>
          </table:table-cell>
          <table:table-cell office:value-type="float" office:value="236.91344">
            <text:p>236.91344</text:p>
          </table:table-cell>
          <table:table-cell office:value-type="float" office:value="237.85168">
            <text:p>237.85168</text:p>
          </table:table-cell>
          <table:table-cell office:value-type="float" office:value="237.22743">
            <text:p>237.22743</text:p>
          </table:table-cell>
          <table:table-cell office:value-type="float" office:value="237.4869">
            <text:p>237.4869</text:p>
          </table:table-cell>
          <table:table-cell office:value-type="float" office:value="236.86356">
            <text:p>236.86356</text:p>
          </table:table-cell>
          <table:table-cell office:value-type="float" office:value="236.73534">
            <text:p>236.73534</text:p>
          </table:table-cell>
          <table:table-cell office:value-type="float" office:value="237.03621">
            <text:p>237.03621</text:p>
          </table:table-cell>
          <table:table-cell office:value-type="float" office:value="236.41245">
            <text:p>236.41245</text:p>
          </table:table-cell>
          <table:table-cell office:value-type="float" office:value="236.41022">
            <text:p>236.41022</text:p>
          </table:table-cell>
          <table:table-cell office:value-type="float" office:value="236.61171">
            <text:p>236.61171</text:p>
          </table:table-cell>
          <table:table-cell office:value-type="float" office:value="236.76788">
            <text:p>236.76788</text:p>
          </table:table-cell>
          <table:table-cell office:value-type="float" office:value="236.71602">
            <text:p>236.71602</text:p>
          </table:table-cell>
          <table:table-cell office:value-type="float" office:value="236.89345">
            <text:p>236.89345</text:p>
          </table:table-cell>
          <table:table-cell office:value-type="float" office:value="236.90483">
            <text:p>236.90483</text:p>
          </table:table-cell>
          <table:table-cell office:value-type="float" office:value="236.29662">
            <text:p>236.29662</text:p>
          </table:table-cell>
          <table:table-cell office:value-type="float" office:value="235.74028">
            <text:p>235.74028</text:p>
          </table:table-cell>
          <table:table-cell office:value-type="float" office:value="236.27003">
            <text:p>236.27003</text:p>
          </table:table-cell>
          <table:table-cell office:value-type="float" office:value="236.57156">
            <text:p>236.57156</text:p>
          </table:table-cell>
          <table:table-cell office:value-type="float" office:value="236.82257">
            <text:p>236.82257</text:p>
          </table:table-cell>
          <table:table-cell office:value-type="float" office:value="236.94853">
            <text:p>236.94853</text:p>
          </table:table-cell>
          <table:table-cell office:value-type="float" office:value="237.01242">
            <text:p>237.01242</text:p>
          </table:table-cell>
          <table:table-cell office:value-type="float" office:value="237.04095">
            <text:p>237.04095</text:p>
          </table:table-cell>
          <table:table-cell office:value-type="float" office:value="236.8893">
            <text:p>236.8893</text:p>
          </table:table-cell>
          <table:table-cell office:value-type="float" office:value="236.88751">
            <text:p>236.88751</text:p>
          </table:table-cell>
          <table:table-cell office:value-type="float" office:value="236.94322">
            <text:p>236.94322</text:p>
          </table:table-cell>
          <table:table-cell office:value-type="float" office:value="236.97772">
            <text:p>236.97772</text:p>
          </table:table-cell>
          <table:table-cell office:value-type="float" office:value="236.99185">
            <text:p>236.99185</text:p>
          </table:table-cell>
          <table:table-cell office:value-type="float" office:value="237.02602">
            <text:p>237.02602</text:p>
          </table:table-cell>
          <table:table-cell office:value-type="float" office:value="237.04512">
            <text:p>237.04512</text:p>
          </table:table-cell>
          <table:table-cell office:value-type="float" office:value="236.98468">
            <text:p>236.98468</text:p>
          </table:table-cell>
          <table:table-cell office:value-type="float" office:value="236.98302">
            <text:p>236.98302</text:p>
          </table:table-cell>
          <table:table-cell office:value-type="float" office:value="237.0144">
            <text:p>237.0144</text:p>
          </table:table-cell>
          <table:table-cell office:value-type="float" office:value="237.0051">
            <text:p>237.0051</text:p>
          </table:table-cell>
          <table:table-cell office:value-type="float" office:value="236.98225">
            <text:p>236.98225</text:p>
          </table:table-cell>
          <table:table-cell office:value-type="float" office:value="236.9343">
            <text:p>236.9343</text:p>
          </table:table-cell>
          <table:table-cell office:value-type="float" office:value="236.8969">
            <text:p>236.8969</text:p>
          </table:table-cell>
          <table:table-cell office:value-type="float" office:value="236.86375">
            <text:p>236.86375</text:p>
          </table:table-cell>
          <table:table-cell office:value-type="float" office:value="236.80919">
            <text:p>236.80919</text:p>
          </table:table-cell>
          <table:table-cell office:value-type="float" office:value="236.7959">
            <text:p>236.7959</text:p>
          </table:table-cell>
          <table:table-cell office:value-type="float" office:value="236.83247">
            <text:p>236.83247</text:p>
          </table:table-cell>
          <table:table-cell office:value-type="float" office:value="236.85332">
            <text:p>236.85332</text:p>
          </table:table-cell>
          <table:table-cell office:value-type="float" office:value="236.88994">
            <text:p>236.88994</text:p>
          </table:table-cell>
          <table:table-cell office:value-type="float" office:value="236.92378">
            <text:p>236.92378</text:p>
          </table:table-cell>
          <table:table-cell office:value-type="float" office:value="236.95547">
            <text:p>236.95547</text:p>
          </table:table-cell>
          <table:table-cell office:value-type="float" office:value="236.98189">
            <text:p>236.98189</text:p>
          </table:table-cell>
          <table:table-cell office:value-type="float" office:value="236.96631">
            <text:p>236.96631</text:p>
          </table:table-cell>
          <table:table-cell office:value-type="float" office:value="236.98128">
            <text:p>236.98128</text:p>
          </table:table-cell>
          <table:table-cell office:value-type="float" office:value="237.02599">
            <text:p>237.02599</text:p>
          </table:table-cell>
          <table:table-cell office:value-type="float" office:value="237.04431">
            <text:p>237.04431</text:p>
          </table:table-cell>
          <table:table-cell office:value-type="float" office:value="237.06355">
            <text:p>237.06355</text:p>
          </table:table-cell>
          <table:table-cell office:value-type="float" office:value="237.28772">
            <text:p>237.28772</text:p>
          </table:table-cell>
          <table:table-cell office:value-type="float" office:value="237.34361">
            <text:p>237.34361</text:p>
          </table:table-cell>
          <table:table-cell office:value-type="float" office:value="237.15031">
            <text:p>237.15031</text:p>
          </table:table-cell>
          <table:table-cell office:value-type="float" office:value="237.04294">
            <text:p>237.04294</text:p>
          </table:table-cell>
          <table:table-cell office:value-type="float" office:value="237.20499">
            <text:p>237.20499</text:p>
          </table:table-cell>
          <table:table-cell office:value-type="float" office:value="236.98723">
            <text:p>236.98723</text:p>
          </table:table-cell>
          <table:table-cell office:value-type="float" office:value="236.88315">
            <text:p>236.88315</text:p>
          </table:table-cell>
          <table:table-cell office:value-type="float" office:value="236.89642">
            <text:p>236.89642</text:p>
          </table:table-cell>
          <table:table-cell office:value-type="float" office:value="236.95883">
            <text:p>236.95883</text:p>
          </table:table-cell>
          <table:table-cell office:value-type="float" office:value="236.87321">
            <text:p>236.87321</text:p>
          </table:table-cell>
          <table:table-cell office:value-type="float" office:value="236.86328">
            <text:p>236.86328</text:p>
          </table:table-cell>
          <table:table-cell office:value-type="float" office:value="236.79315">
            <text:p>236.79315</text:p>
          </table:table-cell>
          <table:table-cell office:value-type="float" office:value="236.8219">
            <text:p>236.8219</text:p>
          </table:table-cell>
          <table:table-cell office:value-type="float" office:value="236.81743">
            <text:p>236.81743</text:p>
          </table:table-cell>
          <table:table-cell office:value-type="float" office:value="236.82419">
            <text:p>236.82419</text:p>
          </table:table-cell>
          <table:table-cell office:value-type="float" office:value="236.7839">
            <text:p>236.7839</text:p>
          </table:table-cell>
          <table:table-cell office:value-type="float" office:value="236.74191">
            <text:p>236.74191</text:p>
          </table:table-cell>
          <table:table-cell office:value-type="float" office:value="236.75626">
            <text:p>236.75626</text:p>
          </table:table-cell>
          <table:table-cell office:value-type="float" office:value="236.59079">
            <text:p>236.59079</text:p>
          </table:table-cell>
          <table:table-cell office:value-type="float" office:value="236.69879">
            <text:p>236.69879</text:p>
          </table:table-cell>
          <table:table-cell office:value-type="float" office:value="235.55736">
            <text:p>235.55736</text:p>
          </table:table-cell>
          <table:table-cell office:value-type="float" office:value="236.15675">
            <text:p>236.15675</text:p>
          </table:table-cell>
          <table:table-cell office:value-type="float" office:value="236.5292">
            <text:p>236.5292</text:p>
          </table:table-cell>
          <table:table-cell office:value-type="float" office:value="236.75864">
            <text:p>236.75864</text:p>
          </table:table-cell>
          <table:table-cell office:value-type="float" office:value="236.8839">
            <text:p>236.8839</text:p>
          </table:table-cell>
          <table:table-cell office:value-type="float" office:value="236.96892">
            <text:p>236.96892</text:p>
          </table:table-cell>
          <table:table-cell office:value-type="float" office:value="236.9141">
            <text:p>236.9141</text:p>
          </table:table-cell>
          <table:table-cell office:value-type="float" office:value="236.70383">
            <text:p>236.70383</text:p>
          </table:table-cell>
          <table:table-cell office:value-type="float" office:value="236.58351">
            <text:p>236.58351</text:p>
          </table:table-cell>
          <table:table-cell office:value-type="float" office:value="239.87427">
            <text:p>239.87427</text:p>
          </table:table-cell>
          <table:table-cell office:value-type="float" office:value="240.5927">
            <text:p>240.5927</text:p>
          </table:table-cell>
          <table:table-cell office:value-type="float" office:value="243.19354">
            <text:p>243.19354</text:p>
          </table:table-cell>
          <table:table-cell office:value-type="float" office:value="243.17384">
            <text:p>243.17384</text:p>
          </table:table-cell>
          <table:table-cell office:value-type="float" office:value="243.51366">
            <text:p>243.51366</text:p>
          </table:table-cell>
          <table:table-cell office:value-type="float" office:value="240.1275">
            <text:p>240.1275</text:p>
          </table:table-cell>
          <table:table-cell office:value-type="float" office:value="242.6011">
            <text:p>242.6011</text:p>
          </table:table-cell>
          <table:table-cell office:value-type="float" office:value="239.43933">
            <text:p>239.43933</text:p>
          </table:table-cell>
          <table:table-cell office:value-type="float" office:value="238.03423">
            <text:p>238.03423</text:p>
          </table:table-cell>
          <table:table-cell office:value-type="float" office:value="237.35873">
            <text:p>237.35873</text:p>
          </table:table-cell>
          <table:table-cell office:value-type="float" office:value="237.08891">
            <text:p>237.08891</text:p>
          </table:table-cell>
          <table:table-cell office:value-type="float" office:value="236.92734">
            <text:p>236.92734</text:p>
          </table:table-cell>
          <table:table-cell office:value-type="float" office:value="236.83037">
            <text:p>236.83037</text:p>
          </table:table-cell>
          <table:table-cell office:value-type="float" office:value="236.84232">
            <text:p>236.84232</text:p>
          </table:table-cell>
          <table:table-cell office:value-type="float" office:value="236.85255">
            <text:p>236.85255</text:p>
          </table:table-cell>
          <table:table-cell office:value-type="float" office:value="236.90878">
            <text:p>236.90878</text:p>
          </table:table-cell>
          <table:table-cell office:value-type="float" office:value="236.94464">
            <text:p>236.94464</text:p>
          </table:table-cell>
          <table:table-cell office:value-type="float" office:value="236.91843">
            <text:p>236.91843</text:p>
          </table:table-cell>
          <table:table-cell office:value-type="float" office:value="236.92143">
            <text:p>236.92143</text:p>
          </table:table-cell>
          <table:table-cell office:value-type="float" office:value="236.98358">
            <text:p>236.98358</text:p>
          </table:table-cell>
          <table:table-cell office:value-type="float" office:value="236.98854">
            <text:p>236.98854</text:p>
          </table:table-cell>
          <table:table-cell office:value-type="float" office:value="236.99756">
            <text:p>236.99756</text:p>
          </table:table-cell>
          <table:table-cell office:value-type="float" office:value="237.03082">
            <text:p>237.03082</text:p>
          </table:table-cell>
          <table:table-cell office:value-type="float" office:value="237.02827">
            <text:p>237.02827</text:p>
          </table:table-cell>
          <table:table-cell office:value-type="float" office:value="237.02478">
            <text:p>237.02478</text:p>
          </table:table-cell>
          <table:table-cell office:value-type="float" office:value="236.99858">
            <text:p>236.99858</text:p>
          </table:table-cell>
          <table:table-cell office:value-type="float" office:value="237.01852">
            <text:p>237.01852</text:p>
          </table:table-cell>
          <table:table-cell office:value-type="float" office:value="237.04597">
            <text:p>237.04597</text:p>
          </table:table-cell>
          <table:table-cell office:value-type="float" office:value="237.02832">
            <text:p>237.02832</text:p>
          </table:table-cell>
          <table:table-cell office:value-type="float" office:value="236.91592">
            <text:p>236.91592</text:p>
          </table:table-cell>
          <table:table-cell office:value-type="float" office:value="236.81667">
            <text:p>236.81667</text:p>
          </table:table-cell>
          <table:table-cell office:value-type="float" office:value="236.88884">
            <text:p>236.88884</text:p>
          </table:table-cell>
          <table:table-cell office:value-type="float" office:value="236.94922">
            <text:p>236.94922</text:p>
          </table:table-cell>
          <table:table-cell office:value-type="float" office:value="236.97481">
            <text:p>236.97481</text:p>
          </table:table-cell>
          <table:table-cell office:value-type="float" office:value="237.02737">
            <text:p>237.02737</text:p>
          </table:table-cell>
          <table:table-cell office:value-type="float" office:value="237.03445">
            <text:p>237.03445</text:p>
          </table:table-cell>
          <table:table-cell office:value-type="float" office:value="237.02463">
            <text:p>237.02463</text:p>
          </table:table-cell>
          <table:table-cell office:value-type="float" office:value="236.98485">
            <text:p>236.98485</text:p>
          </table:table-cell>
          <table:table-cell office:value-type="float" office:value="236.89244">
            <text:p>236.89244</text:p>
          </table:table-cell>
          <table:table-cell office:value-type="float" office:value="236.8931">
            <text:p>236.8931</text:p>
          </table:table-cell>
          <table:table-cell office:value-type="float" office:value="236.93687">
            <text:p>236.93687</text:p>
          </table:table-cell>
          <table:table-cell office:value-type="float" office:value="236.95349">
            <text:p>236.95349</text:p>
          </table:table-cell>
          <table:table-cell office:value-type="float" office:value="236.97087">
            <text:p>236.97087</text:p>
          </table:table-cell>
          <table:table-cell office:value-type="float" office:value="237.01097">
            <text:p>237.01097</text:p>
          </table:table-cell>
          <table:table-cell office:value-type="float" office:value="237.04028">
            <text:p>237.04028</text:p>
          </table:table-cell>
          <table:table-cell office:value-type="float" office:value="237.04608">
            <text:p>237.04608</text:p>
          </table:table-cell>
          <table:table-cell office:value-type="float" office:value="237.06499">
            <text:p>237.06499</text:p>
          </table:table-cell>
          <table:table-cell office:value-type="float" office:value="237.06734">
            <text:p>237.06734</text:p>
          </table:table-cell>
          <table:table-cell office:value-type="float" office:value="237.05815">
            <text:p>237.05815</text:p>
          </table:table-cell>
          <table:table-cell office:value-type="float" office:value="237.07117">
            <text:p>237.07117</text:p>
          </table:table-cell>
          <table:table-cell office:value-type="float" office:value="237.07591">
            <text:p>237.07591</text:p>
          </table:table-cell>
          <table:table-cell office:value-type="float" office:value="237.06525">
            <text:p>237.06525</text:p>
          </table:table-cell>
          <table:table-cell office:value-type="float" office:value="237.06235">
            <text:p>237.06235</text:p>
          </table:table-cell>
          <table:table-cell office:value-type="float" office:value="237.06839">
            <text:p>237.06839</text:p>
          </table:table-cell>
          <table:table-cell office:value-type="float" office:value="237.06955">
            <text:p>237.06955</text:p>
          </table:table-cell>
          <table:table-cell office:value-type="float" office:value="237.00029">
            <text:p>237.00029</text:p>
          </table:table-cell>
          <table:table-cell office:value-type="float" office:value="237.03316">
            <text:p>237.03316</text:p>
          </table:table-cell>
          <table:table-cell office:value-type="float" office:value="237.03546">
            <text:p>237.03546</text:p>
          </table:table-cell>
          <table:table-cell office:value-type="float" office:value="237.05878">
            <text:p>237.05878</text:p>
          </table:table-cell>
          <table:table-cell office:value-type="float" office:value="237.03914">
            <text:p>237.03914</text:p>
          </table:table-cell>
          <table:table-cell office:value-type="float" office:value="236.93886">
            <text:p>236.93886</text:p>
          </table:table-cell>
          <table:table-cell office:value-type="float" office:value="236.96565">
            <text:p>236.96565</text:p>
          </table:table-cell>
          <table:table-cell office:value-type="float" office:value="237.01158">
            <text:p>237.01158</text:p>
          </table:table-cell>
          <table:table-cell office:value-type="float" office:value="237.02164">
            <text:p>237.02164</text:p>
          </table:table-cell>
          <table:table-cell office:value-type="float" office:value="237.01685">
            <text:p>237.01685</text:p>
          </table:table-cell>
          <table:table-cell office:value-type="float" office:value="237.00464">
            <text:p>237.00464</text:p>
          </table:table-cell>
          <table:table-cell office:value-type="float" office:value="236.99">
            <text:p>236.99</text:p>
          </table:table-cell>
          <table:table-cell office:value-type="float" office:value="237.028">
            <text:p>237.028</text:p>
          </table:table-cell>
          <table:table-cell office:value-type="float" office:value="237.05692">
            <text:p>237.05692</text:p>
          </table:table-cell>
          <table:table-cell office:value-type="float" office:value="237.07149">
            <text:p>237.07149</text:p>
          </table:table-cell>
          <table:table-cell office:value-type="float" office:value="237.07545">
            <text:p>237.07545</text:p>
          </table:table-cell>
          <table:table-cell office:value-type="float" office:value="237.0146">
            <text:p>237.0146</text:p>
          </table:table-cell>
          <table:table-cell office:value-type="float" office:value="237.02687">
            <text:p>237.02687</text:p>
          </table:table-cell>
          <table:table-cell office:value-type="float" office:value="237.05186">
            <text:p>237.05186</text:p>
          </table:table-cell>
          <table:table-cell office:value-type="float" office:value="237.05063">
            <text:p>237.05063</text:p>
          </table:table-cell>
          <table:table-cell office:value-type="float" office:value="237.05121">
            <text:p>237.05121</text:p>
          </table:table-cell>
          <table:table-cell office:value-type="float" office:value="237.06247">
            <text:p>237.06247</text:p>
          </table:table-cell>
          <table:table-cell office:value-type="float" office:value="237.07066">
            <text:p>237.07066</text:p>
          </table:table-cell>
          <table:table-cell office:value-type="float" office:value="237.06873">
            <text:p>237.06873</text:p>
          </table:table-cell>
          <table:table-cell office:value-type="float" office:value="237.07362">
            <text:p>237.07362</text:p>
          </table:table-cell>
          <table:table-cell office:value-type="float" office:value="237.06944">
            <text:p>237.06944</text:p>
          </table:table-cell>
          <table:table-cell office:value-type="float" office:value="237.06058">
            <text:p>237.06058</text:p>
          </table:table-cell>
          <table:table-cell office:value-type="float" office:value="237.06761">
            <text:p>237.06761</text:p>
          </table:table-cell>
          <table:table-cell office:value-type="float" office:value="237.06522">
            <text:p>237.06522</text:p>
          </table:table-cell>
          <table:table-cell office:value-type="float" office:value="237.04834">
            <text:p>237.04834</text:p>
          </table:table-cell>
          <table:table-cell office:value-type="float" office:value="237.02873">
            <text:p>237.02873</text:p>
          </table:table-cell>
          <table:table-cell office:value-type="float" office:value="237.02039">
            <text:p>237.02039</text:p>
          </table:table-cell>
          <table:table-cell office:value-type="float" office:value="237.01166">
            <text:p>237.01166</text:p>
          </table:table-cell>
          <table:table-cell office:value-type="float" office:value="237.00816">
            <text:p>237.00816</text:p>
          </table:table-cell>
          <table:table-cell office:value-type="float" office:value="237.01938">
            <text:p>237.01938</text:p>
          </table:table-cell>
          <table:table-cell office:value-type="float" office:value="237.0349">
            <text:p>237.0349</text:p>
          </table:table-cell>
          <table:table-cell office:value-type="float" office:value="237.05394">
            <text:p>237.05394</text:p>
          </table:table-cell>
          <table:table-cell office:value-type="float" office:value="237.01863">
            <text:p>237.01863</text:p>
          </table:table-cell>
          <table:table-cell office:value-type="float" office:value="237.02856">
            <text:p>237.02856</text:p>
          </table:table-cell>
          <table:table-cell office:value-type="float" office:value="236.98796">
            <text:p>236.98796</text:p>
          </table:table-cell>
          <table:table-cell office:value-type="float" office:value="236.99988">
            <text:p>236.99988</text:p>
          </table:table-cell>
          <table:table-cell office:value-type="float" office:value="236.8388">
            <text:p>236.8388</text:p>
          </table:table-cell>
          <table:table-cell office:value-type="float" office:value="236.89955">
            <text:p>236.89955</text:p>
          </table:table-cell>
          <table:table-cell office:value-type="float" office:value="236.9661">
            <text:p>236.9661</text:p>
          </table:table-cell>
          <table:table-cell office:value-type="float" office:value="236.94598">
            <text:p>236.94598</text:p>
          </table:table-cell>
          <table:table-cell office:value-type="float" office:value="237.26076">
            <text:p>237.26076</text:p>
          </table:table-cell>
          <table:table-cell office:value-type="float" office:value="237.34297">
            <text:p>237.34297</text:p>
          </table:table-cell>
          <table:table-cell office:value-type="float" office:value="237.16316">
            <text:p>237.16316</text:p>
          </table:table-cell>
          <table:table-cell office:value-type="float" office:value="237.01837">
            <text:p>237.01837</text:p>
          </table:table-cell>
          <table:table-cell office:value-type="float" office:value="236.87427">
            <text:p>236.87427</text:p>
          </table:table-cell>
          <table:table-cell office:value-type="float" office:value="236.7301">
            <text:p>236.7301</text:p>
          </table:table-cell>
          <table:table-cell office:value-type="float" office:value="236.87921">
            <text:p>236.87921</text:p>
          </table:table-cell>
          <table:table-cell office:value-type="float" office:value="236.32466">
            <text:p>236.32466</text:p>
          </table:table-cell>
          <table:table-cell office:value-type="float" office:value="236.13626">
            <text:p>236.13626</text:p>
          </table:table-cell>
          <table:table-cell office:value-type="float" office:value="235.7474">
            <text:p>235.7474</text:p>
          </table:table-cell>
          <table:table-cell office:value-type="float" office:value="236.1054">
            <text:p>236.1054</text:p>
          </table:table-cell>
          <table:table-cell office:value-type="float" office:value="236.41861">
            <text:p>236.41861</text:p>
          </table:table-cell>
          <table:table-cell office:value-type="float" office:value="236.60829">
            <text:p>236.60829</text:p>
          </table:table-cell>
          <table:table-cell office:value-type="float" office:value="236.71126">
            <text:p>236.71126</text:p>
          </table:table-cell>
          <table:table-cell office:value-type="float" office:value="236.76453">
            <text:p>236.76453</text:p>
          </table:table-cell>
          <table:table-cell office:value-type="float" office:value="236.79126">
            <text:p>236.79126</text:p>
          </table:table-cell>
        </table:table-row>
        <table:table-row table:style-name="ro1">
          <table:table-cell office:value-type="string">
            <text:p>Rthigh</text:p>
          </table:table-cell>
          <table:table-cell office:value-type="float" office:value="426.80276">
            <text:p>426.80276</text:p>
          </table:table-cell>
          <table:table-cell office:value-type="float" office:value="426.73657">
            <text:p>426.73657</text:p>
          </table:table-cell>
          <table:table-cell office:value-type="float" office:value="428.41992">
            <text:p>428.41992</text:p>
          </table:table-cell>
          <table:table-cell office:value-type="float" office:value="430.67">
            <text:p>430.67</text:p>
          </table:table-cell>
          <table:table-cell office:value-type="float" office:value="431.24707">
            <text:p>431.24707</text:p>
          </table:table-cell>
          <table:table-cell office:value-type="float" office:value="428.92847">
            <text:p>428.92847</text:p>
          </table:table-cell>
          <table:table-cell office:value-type="float" office:value="424.2157">
            <text:p>424.2157</text:p>
          </table:table-cell>
          <table:table-cell office:value-type="float" office:value="423.30658">
            <text:p>423.30658</text:p>
          </table:table-cell>
          <table:table-cell office:value-type="float" office:value="428.74686">
            <text:p>428.74686</text:p>
          </table:table-cell>
          <table:table-cell office:value-type="float" office:value="414.4137">
            <text:p>414.4137</text:p>
          </table:table-cell>
          <table:table-cell office:value-type="float" office:value="419.74124">
            <text:p>419.74124</text:p>
          </table:table-cell>
          <table:table-cell office:value-type="float" office:value="427.14676">
            <text:p>427.14676</text:p>
          </table:table-cell>
          <table:table-cell office:value-type="float" office:value="422.08252">
            <text:p>422.08252</text:p>
          </table:table-cell>
          <table:table-cell office:value-type="float" office:value="417.97778">
            <text:p>417.97778</text:p>
          </table:table-cell>
          <table:table-cell office:value-type="float" office:value="420.6576">
            <text:p>420.6576</text:p>
          </table:table-cell>
          <table:table-cell office:value-type="float" office:value="428.0888">
            <text:p>428.0888</text:p>
          </table:table-cell>
          <table:table-cell office:value-type="float" office:value="430.15286">
            <text:p>430.15286</text:p>
          </table:table-cell>
          <table:table-cell office:value-type="float" office:value="428.01807">
            <text:p>428.01807</text:p>
          </table:table-cell>
          <table:table-cell office:value-type="float" office:value="423.9217">
            <text:p>423.9217</text:p>
          </table:table-cell>
          <table:table-cell office:value-type="float" office:value="433.54517">
            <text:p>433.54517</text:p>
          </table:table-cell>
          <table:table-cell office:value-type="float" office:value="432.7215">
            <text:p>432.7215</text:p>
          </table:table-cell>
          <table:table-cell office:value-type="float" office:value="436.42993">
            <text:p>436.42993</text:p>
          </table:table-cell>
          <table:table-cell office:value-type="float" office:value="435.31522">
            <text:p>435.31522</text:p>
          </table:table-cell>
          <table:table-cell office:value-type="float" office:value="437.97977">
            <text:p>437.97977</text:p>
          </table:table-cell>
          <table:table-cell office:value-type="float" office:value="437.87952">
            <text:p>437.87952</text:p>
          </table:table-cell>
          <table:table-cell office:value-type="float" office:value="434.36386">
            <text:p>434.36386</text:p>
          </table:table-cell>
          <table:table-cell office:value-type="float" office:value="433.8909">
            <text:p>433.8909</text:p>
          </table:table-cell>
          <table:table-cell office:value-type="float" office:value="437.7163">
            <text:p>437.7163</text:p>
          </table:table-cell>
          <table:table-cell office:value-type="float" office:value="439.74292">
            <text:p>439.74292</text:p>
          </table:table-cell>
          <table:table-cell office:value-type="float" office:value="441.74216">
            <text:p>441.74216</text:p>
          </table:table-cell>
          <table:table-cell office:value-type="float" office:value="443.18555">
            <text:p>443.18555</text:p>
          </table:table-cell>
          <table:table-cell office:value-type="float" office:value="443.64438">
            <text:p>443.64438</text:p>
          </table:table-cell>
          <table:table-cell office:value-type="float" office:value="448.02823">
            <text:p>448.02823</text:p>
          </table:table-cell>
          <table:table-cell office:value-type="float" office:value="451.93118">
            <text:p>451.93118</text:p>
          </table:table-cell>
          <table:table-cell office:value-type="float" office:value="451.73572">
            <text:p>451.73572</text:p>
          </table:table-cell>
          <table:table-cell office:value-type="float" office:value="454.1445">
            <text:p>454.1445</text:p>
          </table:table-cell>
          <table:table-cell office:value-type="float" office:value="479.59055">
            <text:p>479.59055</text:p>
          </table:table-cell>
          <table:table-cell office:value-type="float" office:value="467.41165">
            <text:p>467.41165</text:p>
          </table:table-cell>
          <table:table-cell office:value-type="float" office:value="459.15802">
            <text:p>459.15802</text:p>
          </table:table-cell>
          <table:table-cell office:value-type="float" office:value="445.49527">
            <text:p>445.49527</text:p>
          </table:table-cell>
          <table:table-cell office:value-type="float" office:value="436.51508">
            <text:p>436.51508</text:p>
          </table:table-cell>
          <table:table-cell office:value-type="float" office:value="442.96484">
            <text:p>442.96484</text:p>
          </table:table-cell>
          <table:table-cell office:value-type="float" office:value="452.8872">
            <text:p>452.8872</text:p>
          </table:table-cell>
          <table:table-cell office:value-type="float" office:value="449.87152">
            <text:p>449.87152</text:p>
          </table:table-cell>
          <table:table-cell office:value-type="float" office:value="448.64978">
            <text:p>448.64978</text:p>
          </table:table-cell>
          <table:table-cell office:value-type="float" office:value="442.8365">
            <text:p>442.8365</text:p>
          </table:table-cell>
          <table:table-cell office:value-type="float" office:value="446.42435">
            <text:p>446.42435</text:p>
          </table:table-cell>
          <table:table-cell office:value-type="float" office:value="452.95956">
            <text:p>452.95956</text:p>
          </table:table-cell>
          <table:table-cell office:value-type="float" office:value="453.8094">
            <text:p>453.8094</text:p>
          </table:table-cell>
          <table:table-cell office:value-type="float" office:value="456.29196">
            <text:p>456.29196</text:p>
          </table:table-cell>
          <table:table-cell office:value-type="float" office:value="457.65247">
            <text:p>457.65247</text:p>
          </table:table-cell>
          <table:table-cell office:value-type="float" office:value="458.57156">
            <text:p>458.57156</text:p>
          </table:table-cell>
          <table:table-cell office:value-type="float" office:value="458.56982">
            <text:p>458.56982</text:p>
          </table:table-cell>
          <table:table-cell office:value-type="float" office:value="457.68295">
            <text:p>457.68295</text:p>
          </table:table-cell>
          <table:table-cell office:value-type="float" office:value="458.08817">
            <text:p>458.08817</text:p>
          </table:table-cell>
          <table:table-cell office:value-type="float" office:value="462.3716">
            <text:p>462.3716</text:p>
          </table:table-cell>
          <table:table-cell office:value-type="float" office:value="460.0926">
            <text:p>460.0926</text:p>
          </table:table-cell>
          <table:table-cell office:value-type="float" office:value="458.4293">
            <text:p>458.4293</text:p>
          </table:table-cell>
          <table:table-cell office:value-type="float" office:value="457.95337">
            <text:p>457.95337</text:p>
          </table:table-cell>
          <table:table-cell office:value-type="float" office:value="457.86697">
            <text:p>457.86697</text:p>
          </table:table-cell>
          <table:table-cell office:value-type="float" office:value="457.99814">
            <text:p>457.99814</text:p>
          </table:table-cell>
          <table:table-cell office:value-type="float" office:value="458.50558">
            <text:p>458.50558</text:p>
          </table:table-cell>
          <table:table-cell office:value-type="float" office:value="459.13525">
            <text:p>459.13525</text:p>
          </table:table-cell>
          <table:table-cell office:value-type="float" office:value="459.9405">
            <text:p>459.9405</text:p>
          </table:table-cell>
          <table:table-cell office:value-type="float" office:value="460.8179">
            <text:p>460.8179</text:p>
          </table:table-cell>
          <table:table-cell office:value-type="float" office:value="444.55286">
            <text:p>444.55286</text:p>
          </table:table-cell>
          <table:table-cell office:value-type="float" office:value="444.3688">
            <text:p>444.3688</text:p>
          </table:table-cell>
          <table:table-cell office:value-type="float" office:value="451.93835">
            <text:p>451.93835</text:p>
          </table:table-cell>
          <table:table-cell office:value-type="float" office:value="456.1678">
            <text:p>456.1678</text:p>
          </table:table-cell>
          <table:table-cell office:value-type="float" office:value="469.45764">
            <text:p>469.45764</text:p>
          </table:table-cell>
          <table:table-cell office:value-type="float" office:value="459.50076">
            <text:p>459.50076</text:p>
          </table:table-cell>
          <table:table-cell office:value-type="float" office:value="459.88437">
            <text:p>459.88437</text:p>
          </table:table-cell>
          <table:table-cell office:value-type="float" office:value="453.86267">
            <text:p>453.86267</text:p>
          </table:table-cell>
          <table:table-cell office:value-type="float" office:value="454.9173">
            <text:p>454.9173</text:p>
          </table:table-cell>
          <table:table-cell office:value-type="float" office:value="452.19617">
            <text:p>452.19617</text:p>
          </table:table-cell>
          <table:table-cell office:value-type="float" office:value="453.22192">
            <text:p>453.22192</text:p>
          </table:table-cell>
          <table:table-cell office:value-type="float" office:value="452.69418">
            <text:p>452.69418</text:p>
          </table:table-cell>
          <table:table-cell office:value-type="float" office:value="452.5846">
            <text:p>452.5846</text:p>
          </table:table-cell>
          <table:table-cell office:value-type="float" office:value="450.77365">
            <text:p>450.77365</text:p>
          </table:table-cell>
          <table:table-cell office:value-type="float" office:value="447.0509">
            <text:p>447.0509</text:p>
          </table:table-cell>
          <table:table-cell office:value-type="float" office:value="446.71878">
            <text:p>446.71878</text:p>
          </table:table-cell>
          <table:table-cell office:value-type="float" office:value="443.16937">
            <text:p>443.16937</text:p>
          </table:table-cell>
          <table:table-cell office:value-type="float" office:value="442.44653">
            <text:p>442.44653</text:p>
          </table:table-cell>
          <table:table-cell office:value-type="float" office:value="436.48328">
            <text:p>436.48328</text:p>
          </table:table-cell>
          <table:table-cell office:value-type="float" office:value="431.69">
            <text:p>431.69</text:p>
          </table:table-cell>
          <table:table-cell office:value-type="float" office:value="431.19415">
            <text:p>431.19415</text:p>
          </table:table-cell>
          <table:table-cell office:value-type="float" office:value="430.67657">
            <text:p>430.67657</text:p>
          </table:table-cell>
          <table:table-cell office:value-type="float" office:value="430.57822">
            <text:p>430.57822</text:p>
          </table:table-cell>
          <table:table-cell office:value-type="float" office:value="430.46237">
            <text:p>430.46237</text:p>
          </table:table-cell>
          <table:table-cell office:value-type="float" office:value="430.47534">
            <text:p>430.47534</text:p>
          </table:table-cell>
          <table:table-cell office:value-type="float" office:value="430.5009">
            <text:p>430.5009</text:p>
          </table:table-cell>
          <table:table-cell office:value-type="float" office:value="430.44034">
            <text:p>430.44034</text:p>
          </table:table-cell>
          <table:table-cell office:value-type="float" office:value="430.4645">
            <text:p>430.4645</text:p>
          </table:table-cell>
          <table:table-cell office:value-type="float" office:value="430.43643">
            <text:p>430.43643</text:p>
          </table:table-cell>
          <table:table-cell office:value-type="float" office:value="430.4388">
            <text:p>430.4388</text:p>
          </table:table-cell>
          <table:table-cell office:value-type="float" office:value="430.35464">
            <text:p>430.35464</text:p>
          </table:table-cell>
          <table:table-cell office:value-type="float" office:value="430.43286">
            <text:p>430.43286</text:p>
          </table:table-cell>
          <table:table-cell office:value-type="float" office:value="430.4669">
            <text:p>430.4669</text:p>
          </table:table-cell>
          <table:table-cell office:value-type="float" office:value="430.45206">
            <text:p>430.45206</text:p>
          </table:table-cell>
          <table:table-cell office:value-type="float" office:value="430.47723">
            <text:p>430.47723</text:p>
          </table:table-cell>
          <table:table-cell office:value-type="float" office:value="430.3468">
            <text:p>430.3468</text:p>
          </table:table-cell>
          <table:table-cell office:value-type="float" office:value="430.20886">
            <text:p>430.20886</text:p>
          </table:table-cell>
          <table:table-cell office:value-type="float" office:value="430.22018">
            <text:p>430.22018</text:p>
          </table:table-cell>
          <table:table-cell office:value-type="float" office:value="430.16583">
            <text:p>430.16583</text:p>
          </table:table-cell>
          <table:table-cell office:value-type="float" office:value="430.0139">
            <text:p>430.0139</text:p>
          </table:table-cell>
          <table:table-cell office:value-type="float" office:value="429.9908">
            <text:p>429.9908</text:p>
          </table:table-cell>
          <table:table-cell office:value-type="float" office:value="430.1948">
            <text:p>430.1948</text:p>
          </table:table-cell>
          <table:table-cell office:value-type="float" office:value="429.85403">
            <text:p>429.85403</text:p>
          </table:table-cell>
          <table:table-cell office:value-type="float" office:value="429.54907">
            <text:p>429.54907</text:p>
          </table:table-cell>
          <table:table-cell office:value-type="float" office:value="429.64224">
            <text:p>429.64224</text:p>
          </table:table-cell>
          <table:table-cell office:value-type="float" office:value="429.75333">
            <text:p>429.75333</text:p>
          </table:table-cell>
          <table:table-cell office:value-type="float" office:value="429.64978">
            <text:p>429.64978</text:p>
          </table:table-cell>
          <table:table-cell office:value-type="float" office:value="429.80753">
            <text:p>429.80753</text:p>
          </table:table-cell>
          <table:table-cell office:value-type="float" office:value="429.9932">
            <text:p>429.9932</text:p>
          </table:table-cell>
          <table:table-cell office:value-type="float" office:value="429.76996">
            <text:p>429.76996</text:p>
          </table:table-cell>
          <table:table-cell office:value-type="float" office:value="430.14728">
            <text:p>430.14728</text:p>
          </table:table-cell>
          <table:table-cell office:value-type="float" office:value="430.2644">
            <text:p>430.2644</text:p>
          </table:table-cell>
          <table:table-cell office:value-type="float" office:value="430.3645">
            <text:p>430.3645</text:p>
          </table:table-cell>
          <table:table-cell office:value-type="float" office:value="430.35956">
            <text:p>430.35956</text:p>
          </table:table-cell>
          <table:table-cell office:value-type="float" office:value="430.2711">
            <text:p>430.2711</text:p>
          </table:table-cell>
          <table:table-cell office:value-type="float" office:value="429.82443">
            <text:p>429.82443</text:p>
          </table:table-cell>
          <table:table-cell office:value-type="float" office:value="430.04514">
            <text:p>430.04514</text:p>
          </table:table-cell>
          <table:table-cell office:value-type="float" office:value="429.94345">
            <text:p>429.94345</text:p>
          </table:table-cell>
          <table:table-cell office:value-type="float" office:value="430.09808">
            <text:p>430.09808</text:p>
          </table:table-cell>
          <table:table-cell office:value-type="float" office:value="430.2139">
            <text:p>430.2139</text:p>
          </table:table-cell>
          <table:table-cell office:value-type="float" office:value="430.28836">
            <text:p>430.28836</text:p>
          </table:table-cell>
          <table:table-cell office:value-type="float" office:value="430.3019">
            <text:p>430.3019</text:p>
          </table:table-cell>
          <table:table-cell office:value-type="float" office:value="430.3048">
            <text:p>430.3048</text:p>
          </table:table-cell>
          <table:table-cell office:value-type="float" office:value="430.38013">
            <text:p>430.38013</text:p>
          </table:table-cell>
          <table:table-cell office:value-type="float" office:value="430.27908">
            <text:p>430.27908</text:p>
          </table:table-cell>
          <table:table-cell office:value-type="float" office:value="430.00195">
            <text:p>430.00195</text:p>
          </table:table-cell>
          <table:table-cell office:value-type="float" office:value="430.06232">
            <text:p>430.06232</text:p>
          </table:table-cell>
          <table:table-cell office:value-type="float" office:value="430.05505">
            <text:p>430.05505</text:p>
          </table:table-cell>
          <table:table-cell office:value-type="float" office:value="430.14636">
            <text:p>430.14636</text:p>
          </table:table-cell>
          <table:table-cell office:value-type="float" office:value="430.23376">
            <text:p>430.23376</text:p>
          </table:table-cell>
          <table:table-cell office:value-type="float" office:value="430.22598">
            <text:p>430.22598</text:p>
          </table:table-cell>
          <table:table-cell office:value-type="float" office:value="430.3339">
            <text:p>430.3339</text:p>
          </table:table-cell>
          <table:table-cell office:value-type="float" office:value="430.40256">
            <text:p>430.40256</text:p>
          </table:table-cell>
          <table:table-cell office:value-type="float" office:value="430.42917">
            <text:p>430.42917</text:p>
          </table:table-cell>
          <table:table-cell office:value-type="float" office:value="430.4708">
            <text:p>430.4708</text:p>
          </table:table-cell>
          <table:table-cell office:value-type="float" office:value="430.33777">
            <text:p>430.33777</text:p>
          </table:table-cell>
          <table:table-cell office:value-type="float" office:value="430.1303">
            <text:p>430.1303</text:p>
          </table:table-cell>
          <table:table-cell office:value-type="float" office:value="425.70837">
            <text:p>425.70837</text:p>
          </table:table-cell>
          <table:table-cell office:value-type="float" office:value="427.38962">
            <text:p>427.38962</text:p>
          </table:table-cell>
          <table:table-cell office:value-type="float" office:value="428.41138">
            <text:p>428.41138</text:p>
          </table:table-cell>
          <table:table-cell office:value-type="float" office:value="429.4121">
            <text:p>429.4121</text:p>
          </table:table-cell>
          <table:table-cell office:value-type="float" office:value="429.8172">
            <text:p>429.8172</text:p>
          </table:table-cell>
          <table:table-cell office:value-type="float" office:value="429.91425">
            <text:p>429.91425</text:p>
          </table:table-cell>
          <table:table-cell office:value-type="float" office:value="430.05807">
            <text:p>430.05807</text:p>
          </table:table-cell>
          <table:table-cell office:value-type="float" office:value="429.8847">
            <text:p>429.8847</text:p>
          </table:table-cell>
          <table:table-cell office:value-type="float" office:value="429.8721">
            <text:p>429.8721</text:p>
          </table:table-cell>
          <table:table-cell office:value-type="float" office:value="429.6659">
            <text:p>429.6659</text:p>
          </table:table-cell>
          <table:table-cell office:value-type="float" office:value="429.57227">
            <text:p>429.57227</text:p>
          </table:table-cell>
          <table:table-cell office:value-type="float" office:value="435.18805">
            <text:p>435.18805</text:p>
          </table:table-cell>
          <table:table-cell office:value-type="float" office:value="432.07867">
            <text:p>432.07867</text:p>
          </table:table-cell>
          <table:table-cell office:value-type="float" office:value="430.2729">
            <text:p>430.2729</text:p>
          </table:table-cell>
          <table:table-cell office:value-type="float" office:value="430.19852">
            <text:p>430.19852</text:p>
          </table:table-cell>
          <table:table-cell office:value-type="float" office:value="430.3341">
            <text:p>430.3341</text:p>
          </table:table-cell>
          <table:table-cell office:value-type="float" office:value="430.39703">
            <text:p>430.39703</text:p>
          </table:table-cell>
          <table:table-cell office:value-type="float" office:value="430.4661">
            <text:p>430.4661</text:p>
          </table:table-cell>
          <table:table-cell office:value-type="float" office:value="430.19302">
            <text:p>430.19302</text:p>
          </table:table-cell>
          <table:table-cell office:value-type="float" office:value="429.96405">
            <text:p>429.96405</text:p>
          </table:table-cell>
          <table:table-cell office:value-type="float" office:value="430.1304">
            <text:p>430.1304</text:p>
          </table:table-cell>
          <table:table-cell office:value-type="float" office:value="430.27835">
            <text:p>430.27835</text:p>
          </table:table-cell>
          <table:table-cell office:value-type="float" office:value="430.32776">
            <text:p>430.32776</text:p>
          </table:table-cell>
          <table:table-cell office:value-type="float" office:value="430.14447">
            <text:p>430.14447</text:p>
          </table:table-cell>
          <table:table-cell office:value-type="float" office:value="430.08032">
            <text:p>430.08032</text:p>
          </table:table-cell>
          <table:table-cell office:value-type="float" office:value="430.0551">
            <text:p>430.0551</text:p>
          </table:table-cell>
          <table:table-cell office:value-type="float" office:value="429.80103">
            <text:p>429.80103</text:p>
          </table:table-cell>
          <table:table-cell office:value-type="float" office:value="429.51456">
            <text:p>429.51456</text:p>
          </table:table-cell>
          <table:table-cell office:value-type="float" office:value="429.4668">
            <text:p>429.4668</text:p>
          </table:table-cell>
          <table:table-cell office:value-type="float" office:value="429.37485">
            <text:p>429.37485</text:p>
          </table:table-cell>
          <table:table-cell office:value-type="float" office:value="429.69962">
            <text:p>429.69962</text:p>
          </table:table-cell>
          <table:table-cell office:value-type="float" office:value="429.92407">
            <text:p>429.92407</text:p>
          </table:table-cell>
          <table:table-cell office:value-type="float" office:value="430.03308">
            <text:p>430.03308</text:p>
          </table:table-cell>
          <table:table-cell office:value-type="float" office:value="430.11942">
            <text:p>430.11942</text:p>
          </table:table-cell>
          <table:table-cell office:value-type="float" office:value="430.2057">
            <text:p>430.2057</text:p>
          </table:table-cell>
          <table:table-cell office:value-type="float" office:value="430.24466">
            <text:p>430.24466</text:p>
          </table:table-cell>
          <table:table-cell office:value-type="float" office:value="430.38556">
            <text:p>430.38556</text:p>
          </table:table-cell>
          <table:table-cell office:value-type="float" office:value="430.2116">
            <text:p>430.2116</text:p>
          </table:table-cell>
          <table:table-cell office:value-type="float" office:value="430.24954">
            <text:p>430.24954</text:p>
          </table:table-cell>
          <table:table-cell office:value-type="float" office:value="430.323">
            <text:p>430.323</text:p>
          </table:table-cell>
          <table:table-cell office:value-type="float" office:value="430.1716">
            <text:p>430.1716</text:p>
          </table:table-cell>
          <table:table-cell office:value-type="float" office:value="429.703">
            <text:p>429.703</text:p>
          </table:table-cell>
          <table:table-cell office:value-type="float" office:value="429.26627">
            <text:p>429.26627</text:p>
          </table:table-cell>
          <table:table-cell office:value-type="float" office:value="429.115">
            <text:p>429.115</text:p>
          </table:table-cell>
          <table:table-cell office:value-type="float" office:value="428.0945">
            <text:p>428.0945</text:p>
          </table:table-cell>
          <table:table-cell office:value-type="float" office:value="427.9016">
            <text:p>427.9016</text:p>
          </table:table-cell>
          <table:table-cell office:value-type="float" office:value="428.1048">
            <text:p>428.1048</text:p>
          </table:table-cell>
          <table:table-cell office:value-type="float" office:value="427.04382">
            <text:p>427.04382</text:p>
          </table:table-cell>
          <table:table-cell office:value-type="float" office:value="428.0829">
            <text:p>428.0829</text:p>
          </table:table-cell>
          <table:table-cell office:value-type="float" office:value="429.29282">
            <text:p>429.29282</text:p>
          </table:table-cell>
          <table:table-cell office:value-type="float" office:value="429.8724">
            <text:p>429.8724</text:p>
          </table:table-cell>
          <table:table-cell office:value-type="float" office:value="427.87125">
            <text:p>427.87125</text:p>
          </table:table-cell>
          <table:table-cell office:value-type="float" office:value="427.73083">
            <text:p>427.73083</text:p>
          </table:table-cell>
          <table:table-cell office:value-type="float" office:value="428.6274">
            <text:p>428.6274</text:p>
          </table:table-cell>
          <table:table-cell office:value-type="float" office:value="429.51593">
            <text:p>429.51593</text:p>
          </table:table-cell>
          <table:table-cell office:value-type="float" office:value="429.945">
            <text:p>429.945</text:p>
          </table:table-cell>
          <table:table-cell office:value-type="float" office:value="429.78348">
            <text:p>429.78348</text:p>
          </table:table-cell>
          <table:table-cell office:value-type="float" office:value="429.8802">
            <text:p>429.8802</text:p>
          </table:table-cell>
          <table:table-cell office:value-type="float" office:value="430.06296">
            <text:p>430.06296</text:p>
          </table:table-cell>
          <table:table-cell office:value-type="float" office:value="430.264">
            <text:p>430.264</text:p>
          </table:table-cell>
          <table:table-cell office:value-type="float" office:value="430.36166">
            <text:p>430.36166</text:p>
          </table:table-cell>
          <table:table-cell office:value-type="float" office:value="430.439">
            <text:p>430.439</text:p>
          </table:table-cell>
          <table:table-cell office:value-type="float" office:value="430.48032">
            <text:p>430.48032</text:p>
          </table:table-cell>
          <table:table-cell office:value-type="float" office:value="430.40936">
            <text:p>430.40936</text:p>
          </table:table-cell>
          <table:table-cell office:value-type="float" office:value="430.365">
            <text:p>430.365</text:p>
          </table:table-cell>
          <table:table-cell office:value-type="float" office:value="430.428">
            <text:p>430.428</text:p>
          </table:table-cell>
          <table:table-cell office:value-type="float" office:value="430.4013">
            <text:p>430.4013</text:p>
          </table:table-cell>
          <table:table-cell office:value-type="float" office:value="431.222">
            <text:p>431.222</text:p>
          </table:table-cell>
          <table:table-cell office:value-type="float" office:value="429.8527">
            <text:p>429.8527</text:p>
          </table:table-cell>
          <table:table-cell office:value-type="float" office:value="429.05292">
            <text:p>429.05292</text:p>
          </table:table-cell>
          <table:table-cell office:value-type="float" office:value="427.80658">
            <text:p>427.80658</text:p>
          </table:table-cell>
          <table:table-cell office:value-type="float" office:value="427.5763">
            <text:p>427.5763</text:p>
          </table:table-cell>
          <table:table-cell office:value-type="float" office:value="427.44202">
            <text:p>427.44202</text:p>
          </table:table-cell>
          <table:table-cell office:value-type="float" office:value="426.52982">
            <text:p>426.52982</text:p>
          </table:table-cell>
          <table:table-cell office:value-type="float" office:value="427.3482">
            <text:p>427.3482</text:p>
          </table:table-cell>
          <table:table-cell office:value-type="float" office:value="430.53876">
            <text:p>430.53876</text:p>
          </table:table-cell>
          <table:table-cell table:number-columns-repeated="2" office:value-type="float" office:value="430.53867">
            <text:p>430.53867</text:p>
          </table:table-cell>
          <table:table-cell office:value-type="float" office:value="430.5387">
            <text:p>430.5387</text:p>
          </table:table-cell>
          <table:table-cell office:value-type="float" office:value="430.53867">
            <text:p>430.53867</text:p>
          </table:table-cell>
          <table:table-cell office:value-type="float" office:value="430.5386">
            <text:p>430.5386</text:p>
          </table:table-cell>
          <table:table-cell office:value-type="float" office:value="401.2468">
            <text:p>401.2468</text:p>
          </table:table-cell>
          <table:table-cell office:value-type="float" office:value="430.53867">
            <text:p>430.53867</text:p>
          </table:table-cell>
          <table:table-cell office:value-type="float" office:value="419.22476">
            <text:p>419.22476</text:p>
          </table:table-cell>
          <table:table-cell office:value-type="float" office:value="423.2578">
            <text:p>423.2578</text:p>
          </table:table-cell>
          <table:table-cell office:value-type="float" office:value="426.58963">
            <text:p>426.58963</text:p>
          </table:table-cell>
          <table:table-cell office:value-type="float" office:value="428.18823">
            <text:p>428.18823</text:p>
          </table:table-cell>
          <table:table-cell office:value-type="float" office:value="429.14368">
            <text:p>429.14368</text:p>
          </table:table-cell>
          <table:table-cell office:value-type="float" office:value="429.74368">
            <text:p>429.74368</text:p>
          </table:table-cell>
          <table:table-cell office:value-type="float" office:value="429.87564">
            <text:p>429.87564</text:p>
          </table:table-cell>
          <table:table-cell office:value-type="float" office:value="429.9258">
            <text:p>429.9258</text:p>
          </table:table-cell>
          <table:table-cell office:value-type="float" office:value="429.9657">
            <text:p>429.9657</text:p>
          </table:table-cell>
          <table:table-cell office:value-type="float" office:value="430.0225">
            <text:p>430.0225</text:p>
          </table:table-cell>
          <table:table-cell office:value-type="float" office:value="430.26898">
            <text:p>430.26898</text:p>
          </table:table-cell>
          <table:table-cell office:value-type="float" office:value="430.13187">
            <text:p>430.13187</text:p>
          </table:table-cell>
          <table:table-cell office:value-type="float" office:value="430.00928">
            <text:p>430.00928</text:p>
          </table:table-cell>
          <table:table-cell office:value-type="float" office:value="430.12604">
            <text:p>430.12604</text:p>
          </table:table-cell>
          <table:table-cell office:value-type="float" office:value="429.66904">
            <text:p>429.66904</text:p>
          </table:table-cell>
          <table:table-cell office:value-type="float" office:value="429.98413">
            <text:p>429.98413</text:p>
          </table:table-cell>
          <table:table-cell office:value-type="float" office:value="429.99268">
            <text:p>429.99268</text:p>
          </table:table-cell>
          <table:table-cell office:value-type="float" office:value="430.21243">
            <text:p>430.21243</text:p>
          </table:table-cell>
          <table:table-cell office:value-type="float" office:value="430.2295">
            <text:p>430.2295</text:p>
          </table:table-cell>
          <table:table-cell office:value-type="float" office:value="430.1534">
            <text:p>430.1534</text:p>
          </table:table-cell>
          <table:table-cell office:value-type="float" office:value="430.24097">
            <text:p>430.24097</text:p>
          </table:table-cell>
          <table:table-cell office:value-type="float" office:value="430.12122">
            <text:p>430.12122</text:p>
          </table:table-cell>
          <table:table-cell office:value-type="float" office:value="430.11606">
            <text:p>430.11606</text:p>
          </table:table-cell>
          <table:table-cell office:value-type="float" office:value="429.91626">
            <text:p>429.91626</text:p>
          </table:table-cell>
          <table:table-cell office:value-type="float" office:value="429.60336">
            <text:p>429.60336</text:p>
          </table:table-cell>
          <table:table-cell office:value-type="float" office:value="429.14447">
            <text:p>429.14447</text:p>
          </table:table-cell>
          <table:table-cell office:value-type="float" office:value="429.2455">
            <text:p>429.2455</text:p>
          </table:table-cell>
          <table:table-cell office:value-type="float" office:value="429.1463">
            <text:p>429.1463</text:p>
          </table:table-cell>
          <table:table-cell office:value-type="float" office:value="429.39166">
            <text:p>429.39166</text:p>
          </table:table-cell>
          <table:table-cell office:value-type="float" office:value="429.28973">
            <text:p>429.28973</text:p>
          </table:table-cell>
          <table:table-cell office:value-type="float" office:value="429.7449">
            <text:p>429.7449</text:p>
          </table:table-cell>
          <table:table-cell office:value-type="float" office:value="429.88553">
            <text:p>429.88553</text:p>
          </table:table-cell>
          <table:table-cell office:value-type="float" office:value="429.2679">
            <text:p>429.2679</text:p>
          </table:table-cell>
          <table:table-cell office:value-type="float" office:value="429.44">
            <text:p>429.44</text:p>
          </table:table-cell>
          <table:table-cell office:value-type="float" office:value="435.86267">
            <text:p>435.86267</text:p>
          </table:table-cell>
          <table:table-cell office:value-type="float" office:value="437.40186">
            <text:p>437.40186</text:p>
          </table:table-cell>
          <table:table-cell office:value-type="float" office:value="439.74713">
            <text:p>439.74713</text:p>
          </table:table-cell>
          <table:table-cell office:value-type="float" office:value="436.55615">
            <text:p>436.55615</text:p>
          </table:table-cell>
          <table:table-cell office:value-type="float" office:value="432.4569">
            <text:p>432.4569</text:p>
          </table:table-cell>
          <table:table-cell office:value-type="float" office:value="432.47388">
            <text:p>432.47388</text:p>
          </table:table-cell>
          <table:table-cell office:value-type="float" office:value="427.9004">
            <text:p>427.9004</text:p>
          </table:table-cell>
          <table:table-cell office:value-type="float" office:value="426.52618">
            <text:p>426.52618</text:p>
          </table:table-cell>
          <table:table-cell office:value-type="float" office:value="425.3556">
            <text:p>425.3556</text:p>
          </table:table-cell>
          <table:table-cell office:value-type="float" office:value="417.62274">
            <text:p>417.62274</text:p>
          </table:table-cell>
          <table:table-cell office:value-type="float" office:value="406.1461">
            <text:p>406.1461</text:p>
          </table:table-cell>
          <table:table-cell office:value-type="float" office:value="405.0012">
            <text:p>405.0012</text:p>
          </table:table-cell>
          <table:table-cell office:value-type="float" office:value="397.75204">
            <text:p>397.75204</text:p>
          </table:table-cell>
          <table:table-cell office:value-type="float" office:value="396.99637">
            <text:p>396.99637</text:p>
          </table:table-cell>
          <table:table-cell office:value-type="float" office:value="394.4515">
            <text:p>394.4515</text:p>
          </table:table-cell>
          <table:table-cell office:value-type="float" office:value="393.72934">
            <text:p>393.72934</text:p>
          </table:table-cell>
          <table:table-cell office:value-type="float" office:value="394.08527">
            <text:p>394.08527</text:p>
          </table:table-cell>
          <table:table-cell office:value-type="float" office:value="396.49768">
            <text:p>396.49768</text:p>
          </table:table-cell>
          <table:table-cell office:value-type="float" office:value="398.20377">
            <text:p>398.20377</text:p>
          </table:table-cell>
          <table:table-cell office:value-type="float" office:value="410.95688">
            <text:p>410.95688</text:p>
          </table:table-cell>
          <table:table-cell office:value-type="float" office:value="419.12708">
            <text:p>419.12708</text:p>
          </table:table-cell>
          <table:table-cell office:value-type="float" office:value="424.02313">
            <text:p>424.02313</text:p>
          </table:table-cell>
          <table:table-cell office:value-type="float" office:value="427.02145">
            <text:p>427.02145</text:p>
          </table:table-cell>
          <table:table-cell office:value-type="float" office:value="428.3418">
            <text:p>428.3418</text:p>
          </table:table-cell>
          <table:table-cell office:value-type="float" office:value="428.84647">
            <text:p>428.84647</text:p>
          </table:table-cell>
          <table:table-cell office:value-type="float" office:value="429.39972">
            <text:p>429.39972</text:p>
          </table:table-cell>
          <table:table-cell office:value-type="float" office:value="429.79037">
            <text:p>429.79037</text:p>
          </table:table-cell>
          <table:table-cell office:value-type="float" office:value="430.04565">
            <text:p>430.04565</text:p>
          </table:table-cell>
          <table:table-cell office:value-type="float" office:value="430.11484">
            <text:p>430.11484</text:p>
          </table:table-cell>
          <table:table-cell office:value-type="float" office:value="430.22818">
            <text:p>430.22818</text:p>
          </table:table-cell>
          <table:table-cell office:value-type="float" office:value="430.29688">
            <text:p>430.29688</text:p>
          </table:table-cell>
          <table:table-cell office:value-type="float" office:value="430.34662">
            <text:p>430.34662</text:p>
          </table:table-cell>
          <table:table-cell office:value-type="float" office:value="430.41235">
            <text:p>430.41235</text:p>
          </table:table-cell>
          <table:table-cell office:value-type="float" office:value="430.42657">
            <text:p>430.42657</text:p>
          </table:table-cell>
          <table:table-cell office:value-type="float" office:value="430.26416">
            <text:p>430.26416</text:p>
          </table:table-cell>
          <table:table-cell office:value-type="float" office:value="430.37363">
            <text:p>430.37363</text:p>
          </table:table-cell>
          <table:table-cell office:value-type="float" office:value="430.3889">
            <text:p>430.3889</text:p>
          </table:table-cell>
          <table:table-cell office:value-type="float" office:value="430.44333">
            <text:p>430.44333</text:p>
          </table:table-cell>
          <table:table-cell office:value-type="float" office:value="430.4341">
            <text:p>430.4341</text:p>
          </table:table-cell>
          <table:table-cell office:value-type="float" office:value="430.43005">
            <text:p>430.43005</text:p>
          </table:table-cell>
          <table:table-cell office:value-type="float" office:value="430.47903">
            <text:p>430.47903</text:p>
          </table:table-cell>
          <table:table-cell office:value-type="float" office:value="430.44547">
            <text:p>430.44547</text:p>
          </table:table-cell>
          <table:table-cell office:value-type="float" office:value="430.42035">
            <text:p>430.42035</text:p>
          </table:table-cell>
          <table:table-cell office:value-type="float" office:value="430.41367">
            <text:p>430.41367</text:p>
          </table:table-cell>
          <table:table-cell office:value-type="float" office:value="430.4181">
            <text:p>430.4181</text:p>
          </table:table-cell>
          <table:table-cell office:value-type="float" office:value="430.43732">
            <text:p>430.43732</text:p>
          </table:table-cell>
          <table:table-cell office:value-type="float" office:value="430.4035">
            <text:p>430.4035</text:p>
          </table:table-cell>
          <table:table-cell office:value-type="float" office:value="430.461">
            <text:p>430.461</text:p>
          </table:table-cell>
          <table:table-cell office:value-type="float" office:value="430.4987">
            <text:p>430.4987</text:p>
          </table:table-cell>
          <table:table-cell office:value-type="float" office:value="430.51758">
            <text:p>430.51758</text:p>
          </table:table-cell>
          <table:table-cell office:value-type="float" office:value="430.51816">
            <text:p>430.51816</text:p>
          </table:table-cell>
          <table:table-cell office:value-type="float" office:value="430.49738">
            <text:p>430.49738</text:p>
          </table:table-cell>
          <table:table-cell office:value-type="float" office:value="430.45148">
            <text:p>430.45148</text:p>
          </table:table-cell>
          <table:table-cell office:value-type="float" office:value="430.4711">
            <text:p>430.4711</text:p>
          </table:table-cell>
          <table:table-cell office:value-type="float" office:value="430.20227">
            <text:p>430.20227</text:p>
          </table:table-cell>
          <table:table-cell office:value-type="float" office:value="430.27933">
            <text:p>430.27933</text:p>
          </table:table-cell>
          <table:table-cell office:value-type="float" office:value="430.11642">
            <text:p>430.11642</text:p>
          </table:table-cell>
          <table:table-cell office:value-type="float" office:value="430.16254">
            <text:p>430.16254</text:p>
          </table:table-cell>
          <table:table-cell office:value-type="float" office:value="430.28156">
            <text:p>430.28156</text:p>
          </table:table-cell>
          <table:table-cell office:value-type="float" office:value="429.88126">
            <text:p>429.88126</text:p>
          </table:table-cell>
          <table:table-cell office:value-type="float" office:value="429.0462">
            <text:p>429.0462</text:p>
          </table:table-cell>
          <table:table-cell office:value-type="float" office:value="428.2496">
            <text:p>428.2496</text:p>
          </table:table-cell>
          <table:table-cell office:value-type="float" office:value="427.77863">
            <text:p>427.77863</text:p>
          </table:table-cell>
          <table:table-cell office:value-type="float" office:value="427.48877">
            <text:p>427.48877</text:p>
          </table:table-cell>
          <table:table-cell office:value-type="float" office:value="433.29492">
            <text:p>433.29492</text:p>
          </table:table-cell>
          <table:table-cell office:value-type="float" office:value="430.53867">
            <text:p>430.53867</text:p>
          </table:table-cell>
          <table:table-cell office:value-type="float" office:value="413.27377">
            <text:p>413.27377</text:p>
          </table:table-cell>
          <table:table-cell office:value-type="float" office:value="430.53876">
            <text:p>430.53876</text:p>
          </table:table-cell>
          <table:table-cell office:value-type="float" office:value="368.5597">
            <text:p>368.5597</text:p>
          </table:table-cell>
          <table:table-cell office:value-type="float" office:value="430.5387">
            <text:p>430.5387</text:p>
          </table:table-cell>
          <table:table-cell office:value-type="float" office:value="430.53867">
            <text:p>430.53867</text:p>
          </table:table-cell>
          <table:table-cell office:value-type="float" office:value="430.5387">
            <text:p>430.5387</text:p>
          </table:table-cell>
          <table:table-cell office:value-type="float" office:value="430.53873">
            <text:p>430.53873</text:p>
          </table:table-cell>
          <table:table-cell office:value-type="float" office:value="430.5387">
            <text:p>430.5387</text:p>
          </table:table-cell>
          <table:table-cell office:value-type="float" office:value="430.53867">
            <text:p>430.53867</text:p>
          </table:table-cell>
        </table:table-row>
        <table:table-row table:style-name="ro1">
          <table:table-cell office:value-type="string">
            <text:p>Rleg</text:p>
          </table:table-cell>
          <table:table-cell office:value-type="float" office:value="410.38727">
            <text:p>410.38727</text:p>
          </table:table-cell>
          <table:table-cell office:value-type="float" office:value="425.80475">
            <text:p>425.80475</text:p>
          </table:table-cell>
          <table:table-cell office:value-type="float" office:value="456.53976">
            <text:p>456.53976</text:p>
          </table:table-cell>
          <table:table-cell office:value-type="float" office:value="452.9103">
            <text:p>452.9103</text:p>
          </table:table-cell>
          <table:table-cell office:value-type="float" office:value="392.45996">
            <text:p>392.45996</text:p>
          </table:table-cell>
          <table:table-cell office:value-type="float" office:value="383.4951">
            <text:p>383.4951</text:p>
          </table:table-cell>
          <table:table-cell office:value-type="float" office:value="383.29587">
            <text:p>383.29587</text:p>
          </table:table-cell>
          <table:table-cell office:value-type="float" office:value="385.98843">
            <text:p>385.98843</text:p>
          </table:table-cell>
          <table:table-cell office:value-type="float" office:value="388.66888">
            <text:p>388.66888</text:p>
          </table:table-cell>
          <table:table-cell office:value-type="float" office:value="388.3042">
            <text:p>388.3042</text:p>
          </table:table-cell>
          <table:table-cell office:value-type="float" office:value="390.1389">
            <text:p>390.1389</text:p>
          </table:table-cell>
          <table:table-cell office:value-type="float" office:value="399.53854">
            <text:p>399.53854</text:p>
          </table:table-cell>
          <table:table-cell office:value-type="float" office:value="404.60345">
            <text:p>404.60345</text:p>
          </table:table-cell>
          <table:table-cell office:value-type="float" office:value="412.56003">
            <text:p>412.56003</text:p>
          </table:table-cell>
          <table:table-cell office:value-type="float" office:value="414.80093">
            <text:p>414.80093</text:p>
          </table:table-cell>
          <table:table-cell office:value-type="float" office:value="412.06403">
            <text:p>412.06403</text:p>
          </table:table-cell>
          <table:table-cell office:value-type="float" office:value="406.3008">
            <text:p>406.3008</text:p>
          </table:table-cell>
          <table:table-cell office:value-type="float" office:value="410.31503">
            <text:p>410.31503</text:p>
          </table:table-cell>
          <table:table-cell office:value-type="float" office:value="411.50058">
            <text:p>411.50058</text:p>
          </table:table-cell>
          <table:table-cell office:value-type="float" office:value="417.621">
            <text:p>417.621</text:p>
          </table:table-cell>
          <table:table-cell office:value-type="float" office:value="426.68237">
            <text:p>426.68237</text:p>
          </table:table-cell>
          <table:table-cell office:value-type="float" office:value="451.84436">
            <text:p>451.84436</text:p>
          </table:table-cell>
          <table:table-cell office:value-type="float" office:value="446.66092">
            <text:p>446.66092</text:p>
          </table:table-cell>
          <table:table-cell office:value-type="float" office:value="441.63123">
            <text:p>441.63123</text:p>
          </table:table-cell>
          <table:table-cell office:value-type="float" office:value="437.31497">
            <text:p>437.31497</text:p>
          </table:table-cell>
          <table:table-cell office:value-type="float" office:value="447.49957">
            <text:p>447.49957</text:p>
          </table:table-cell>
          <table:table-cell office:value-type="float" office:value="438.3593">
            <text:p>438.3593</text:p>
          </table:table-cell>
          <table:table-cell office:value-type="float" office:value="434.5153">
            <text:p>434.5153</text:p>
          </table:table-cell>
          <table:table-cell office:value-type="float" office:value="425.8326">
            <text:p>425.8326</text:p>
          </table:table-cell>
          <table:table-cell office:value-type="float" office:value="423.55283">
            <text:p>423.55283</text:p>
          </table:table-cell>
          <table:table-cell office:value-type="float" office:value="431.8421">
            <text:p>431.8421</text:p>
          </table:table-cell>
          <table:table-cell office:value-type="float" office:value="432.1671">
            <text:p>432.1671</text:p>
          </table:table-cell>
          <table:table-cell office:value-type="float" office:value="443.06436">
            <text:p>443.06436</text:p>
          </table:table-cell>
          <table:table-cell office:value-type="float" office:value="444.3383">
            <text:p>444.3383</text:p>
          </table:table-cell>
          <table:table-cell office:value-type="float" office:value="452.38367">
            <text:p>452.38367</text:p>
          </table:table-cell>
          <table:table-cell office:value-type="float" office:value="417.34018">
            <text:p>417.34018</text:p>
          </table:table-cell>
          <table:table-cell office:value-type="float" office:value="400.17184">
            <text:p>400.17184</text:p>
          </table:table-cell>
          <table:table-cell office:value-type="float" office:value="409.5621">
            <text:p>409.5621</text:p>
          </table:table-cell>
          <table:table-cell office:value-type="float" office:value="408.43604">
            <text:p>408.43604</text:p>
          </table:table-cell>
          <table:table-cell office:value-type="float" office:value="401.34064">
            <text:p>401.34064</text:p>
          </table:table-cell>
          <table:table-cell office:value-type="float" office:value="435.65433">
            <text:p>435.65433</text:p>
          </table:table-cell>
          <table:table-cell office:value-type="float" office:value="451.56546">
            <text:p>451.56546</text:p>
          </table:table-cell>
          <table:table-cell office:value-type="float" office:value="457.7651">
            <text:p>457.7651</text:p>
          </table:table-cell>
          <table:table-cell office:value-type="float" office:value="458.14612">
            <text:p>458.14612</text:p>
          </table:table-cell>
          <table:table-cell office:value-type="float" office:value="454.74857">
            <text:p>454.74857</text:p>
          </table:table-cell>
          <table:table-cell office:value-type="float" office:value="444.24307">
            <text:p>444.24307</text:p>
          </table:table-cell>
          <table:table-cell office:value-type="float" office:value="442.0089">
            <text:p>442.0089</text:p>
          </table:table-cell>
          <table:table-cell office:value-type="float" office:value="443.56314">
            <text:p>443.56314</text:p>
          </table:table-cell>
          <table:table-cell office:value-type="float" office:value="442.21515">
            <text:p>442.21515</text:p>
          </table:table-cell>
          <table:table-cell office:value-type="float" office:value="441.6202">
            <text:p>441.6202</text:p>
          </table:table-cell>
          <table:table-cell office:value-type="float" office:value="443.01025">
            <text:p>443.01025</text:p>
          </table:table-cell>
          <table:table-cell office:value-type="float" office:value="468.71857">
            <text:p>468.71857</text:p>
          </table:table-cell>
          <table:table-cell office:value-type="float" office:value="466.93234">
            <text:p>466.93234</text:p>
          </table:table-cell>
          <table:table-cell office:value-type="float" office:value="465.75873">
            <text:p>465.75873</text:p>
          </table:table-cell>
          <table:table-cell office:value-type="float" office:value="456.36108">
            <text:p>456.36108</text:p>
          </table:table-cell>
          <table:table-cell office:value-type="float" office:value="446.9684">
            <text:p>446.9684</text:p>
          </table:table-cell>
          <table:table-cell office:value-type="float" office:value="433.0726">
            <text:p>433.0726</text:p>
          </table:table-cell>
          <table:table-cell office:value-type="float" office:value="439.89185">
            <text:p>439.89185</text:p>
          </table:table-cell>
          <table:table-cell office:value-type="float" office:value="440.35223">
            <text:p>440.35223</text:p>
          </table:table-cell>
          <table:table-cell office:value-type="float" office:value="443.65262">
            <text:p>443.65262</text:p>
          </table:table-cell>
          <table:table-cell office:value-type="float" office:value="435.96207">
            <text:p>435.96207</text:p>
          </table:table-cell>
          <table:table-cell office:value-type="float" office:value="432.06396">
            <text:p>432.06396</text:p>
          </table:table-cell>
          <table:table-cell office:value-type="float" office:value="430.38034">
            <text:p>430.38034</text:p>
          </table:table-cell>
          <table:table-cell office:value-type="float" office:value="452.58707">
            <text:p>452.58707</text:p>
          </table:table-cell>
          <table:table-cell office:value-type="float" office:value="445.91217">
            <text:p>445.91217</text:p>
          </table:table-cell>
          <table:table-cell office:value-type="float" office:value="450.68213">
            <text:p>450.68213</text:p>
          </table:table-cell>
          <table:table-cell office:value-type="float" office:value="447.348">
            <text:p>447.348</text:p>
          </table:table-cell>
          <table:table-cell office:value-type="float" office:value="426.24368">
            <text:p>426.24368</text:p>
          </table:table-cell>
          <table:table-cell office:value-type="float" office:value="434.7746">
            <text:p>434.7746</text:p>
          </table:table-cell>
          <table:table-cell office:value-type="float" office:value="424.94565">
            <text:p>424.94565</text:p>
          </table:table-cell>
          <table:table-cell office:value-type="float" office:value="434.53943">
            <text:p>434.53943</text:p>
          </table:table-cell>
          <table:table-cell office:value-type="float" office:value="425.68365">
            <text:p>425.68365</text:p>
          </table:table-cell>
          <table:table-cell office:value-type="float" office:value="429.5442">
            <text:p>429.5442</text:p>
          </table:table-cell>
          <table:table-cell office:value-type="float" office:value="430.2018">
            <text:p>430.2018</text:p>
          </table:table-cell>
          <table:table-cell office:value-type="float" office:value="428.32462">
            <text:p>428.32462</text:p>
          </table:table-cell>
          <table:table-cell office:value-type="float" office:value="421.57388">
            <text:p>421.57388</text:p>
          </table:table-cell>
          <table:table-cell office:value-type="float" office:value="423.2449">
            <text:p>423.2449</text:p>
          </table:table-cell>
          <table:table-cell office:value-type="float" office:value="424.56876">
            <text:p>424.56876</text:p>
          </table:table-cell>
          <table:table-cell office:value-type="float" office:value="424.79163">
            <text:p>424.79163</text:p>
          </table:table-cell>
          <table:table-cell office:value-type="float" office:value="424.27426">
            <text:p>424.27426</text:p>
          </table:table-cell>
          <table:table-cell office:value-type="float" office:value="425.981">
            <text:p>425.981</text:p>
          </table:table-cell>
          <table:table-cell office:value-type="float" office:value="427.93747">
            <text:p>427.93747</text:p>
          </table:table-cell>
          <table:table-cell office:value-type="float" office:value="427.62366">
            <text:p>427.62366</text:p>
          </table:table-cell>
          <table:table-cell office:value-type="float" office:value="418.85834">
            <text:p>418.85834</text:p>
          </table:table-cell>
          <table:table-cell office:value-type="float" office:value="415.73553">
            <text:p>415.73553</text:p>
          </table:table-cell>
          <table:table-cell office:value-type="float" office:value="414.79117">
            <text:p>414.79117</text:p>
          </table:table-cell>
          <table:table-cell office:value-type="float" office:value="414.14655">
            <text:p>414.14655</text:p>
          </table:table-cell>
          <table:table-cell office:value-type="float" office:value="414.04532">
            <text:p>414.04532</text:p>
          </table:table-cell>
          <table:table-cell office:value-type="float" office:value="413.87082">
            <text:p>413.87082</text:p>
          </table:table-cell>
          <table:table-cell office:value-type="float" office:value="413.84467">
            <text:p>413.84467</text:p>
          </table:table-cell>
          <table:table-cell office:value-type="float" office:value="413.8577">
            <text:p>413.8577</text:p>
          </table:table-cell>
          <table:table-cell office:value-type="float" office:value="413.7852">
            <text:p>413.7852</text:p>
          </table:table-cell>
          <table:table-cell office:value-type="float" office:value="413.75754">
            <text:p>413.75754</text:p>
          </table:table-cell>
          <table:table-cell office:value-type="float" office:value="413.81396">
            <text:p>413.81396</text:p>
          </table:table-cell>
          <table:table-cell office:value-type="float" office:value="413.87216">
            <text:p>413.87216</text:p>
          </table:table-cell>
          <table:table-cell office:value-type="float" office:value="413.75415">
            <text:p>413.75415</text:p>
          </table:table-cell>
          <table:table-cell office:value-type="float" office:value="413.84604">
            <text:p>413.84604</text:p>
          </table:table-cell>
          <table:table-cell office:value-type="float" office:value="413.8684">
            <text:p>413.8684</text:p>
          </table:table-cell>
          <table:table-cell office:value-type="float" office:value="413.70572">
            <text:p>413.70572</text:p>
          </table:table-cell>
          <table:table-cell office:value-type="float" office:value="413.73892">
            <text:p>413.73892</text:p>
          </table:table-cell>
          <table:table-cell office:value-type="float" office:value="413.56317">
            <text:p>413.56317</text:p>
          </table:table-cell>
          <table:table-cell office:value-type="float" office:value="413.13467">
            <text:p>413.13467</text:p>
          </table:table-cell>
          <table:table-cell office:value-type="float" office:value="413.17673">
            <text:p>413.17673</text:p>
          </table:table-cell>
          <table:table-cell office:value-type="float" office:value="413.12292">
            <text:p>413.12292</text:p>
          </table:table-cell>
          <table:table-cell office:value-type="float" office:value="413.2738">
            <text:p>413.2738</text:p>
          </table:table-cell>
          <table:table-cell office:value-type="float" office:value="413.61218">
            <text:p>413.61218</text:p>
          </table:table-cell>
          <table:table-cell office:value-type="float" office:value="413.57114">
            <text:p>413.57114</text:p>
          </table:table-cell>
          <table:table-cell office:value-type="float" office:value="413.6086">
            <text:p>413.6086</text:p>
          </table:table-cell>
          <table:table-cell office:value-type="float" office:value="413.38812">
            <text:p>413.38812</text:p>
          </table:table-cell>
          <table:table-cell office:value-type="float" office:value="412.89984">
            <text:p>412.89984</text:p>
          </table:table-cell>
          <table:table-cell office:value-type="float" office:value="411.73697">
            <text:p>411.73697</text:p>
          </table:table-cell>
          <table:table-cell office:value-type="float" office:value="411.67285">
            <text:p>411.67285</text:p>
          </table:table-cell>
          <table:table-cell office:value-type="float" office:value="412.08655">
            <text:p>412.08655</text:p>
          </table:table-cell>
          <table:table-cell office:value-type="float" office:value="412.8399">
            <text:p>412.8399</text:p>
          </table:table-cell>
          <table:table-cell office:value-type="float" office:value="413.03976">
            <text:p>413.03976</text:p>
          </table:table-cell>
          <table:table-cell office:value-type="float" office:value="413.21152">
            <text:p>413.21152</text:p>
          </table:table-cell>
          <table:table-cell office:value-type="float" office:value="413.0461">
            <text:p>413.0461</text:p>
          </table:table-cell>
          <table:table-cell office:value-type="float" office:value="412.8953">
            <text:p>412.8953</text:p>
          </table:table-cell>
          <table:table-cell office:value-type="float" office:value="413.2535">
            <text:p>413.2535</text:p>
          </table:table-cell>
          <table:table-cell office:value-type="float" office:value="413.44604">
            <text:p>413.44604</text:p>
          </table:table-cell>
          <table:table-cell office:value-type="float" office:value="413.6595">
            <text:p>413.6595</text:p>
          </table:table-cell>
          <table:table-cell office:value-type="float" office:value="413.42322">
            <text:p>413.42322</text:p>
          </table:table-cell>
          <table:table-cell office:value-type="float" office:value="413.50586">
            <text:p>413.50586</text:p>
          </table:table-cell>
          <table:table-cell office:value-type="float" office:value="413.39175">
            <text:p>413.39175</text:p>
          </table:table-cell>
          <table:table-cell office:value-type="float" office:value="413.1301">
            <text:p>413.1301</text:p>
          </table:table-cell>
          <table:table-cell office:value-type="float" office:value="413.14282">
            <text:p>413.14282</text:p>
          </table:table-cell>
          <table:table-cell office:value-type="float" office:value="412.90225">
            <text:p>412.90225</text:p>
          </table:table-cell>
          <table:table-cell office:value-type="float" office:value="413.32886">
            <text:p>413.32886</text:p>
          </table:table-cell>
          <table:table-cell office:value-type="float" office:value="413.4592">
            <text:p>413.4592</text:p>
          </table:table-cell>
          <table:table-cell office:value-type="float" office:value="413.28214">
            <text:p>413.28214</text:p>
          </table:table-cell>
          <table:table-cell office:value-type="float" office:value="413.61002">
            <text:p>413.61002</text:p>
          </table:table-cell>
          <table:table-cell office:value-type="float" office:value="413.7298">
            <text:p>413.7298</text:p>
          </table:table-cell>
          <table:table-cell office:value-type="float" office:value="413.78876">
            <text:p>413.78876</text:p>
          </table:table-cell>
          <table:table-cell office:value-type="float" office:value="413.821">
            <text:p>413.821</text:p>
          </table:table-cell>
          <table:table-cell office:value-type="float" office:value="413.60724">
            <text:p>413.60724</text:p>
          </table:table-cell>
          <table:table-cell office:value-type="float" office:value="413.62595">
            <text:p>413.62595</text:p>
          </table:table-cell>
          <table:table-cell office:value-type="float" office:value="413.7666">
            <text:p>413.7666</text:p>
          </table:table-cell>
          <table:table-cell office:value-type="float" office:value="413.71545">
            <text:p>413.71545</text:p>
          </table:table-cell>
          <table:table-cell office:value-type="float" office:value="413.21896">
            <text:p>413.21896</text:p>
          </table:table-cell>
          <table:table-cell office:value-type="float" office:value="413.12552">
            <text:p>413.12552</text:p>
          </table:table-cell>
          <table:table-cell office:value-type="float" office:value="413.44043">
            <text:p>413.44043</text:p>
          </table:table-cell>
          <table:table-cell office:value-type="float" office:value="413.67258">
            <text:p>413.67258</text:p>
          </table:table-cell>
          <table:table-cell office:value-type="float" office:value="413.3878">
            <text:p>413.3878</text:p>
          </table:table-cell>
          <table:table-cell office:value-type="float" office:value="413.65958">
            <text:p>413.65958</text:p>
          </table:table-cell>
          <table:table-cell office:value-type="float" office:value="413.8059">
            <text:p>413.8059</text:p>
          </table:table-cell>
          <table:table-cell office:value-type="float" office:value="413.31665">
            <text:p>413.31665</text:p>
          </table:table-cell>
          <table:table-cell office:value-type="float" office:value="413.2776">
            <text:p>413.2776</text:p>
          </table:table-cell>
          <table:table-cell office:value-type="float" office:value="412.93082">
            <text:p>412.93082</text:p>
          </table:table-cell>
          <table:table-cell office:value-type="float" office:value="412.96304">
            <text:p>412.96304</text:p>
          </table:table-cell>
          <table:table-cell office:value-type="float" office:value="412.84583">
            <text:p>412.84583</text:p>
          </table:table-cell>
          <table:table-cell office:value-type="float" office:value="412.40286">
            <text:p>412.40286</text:p>
          </table:table-cell>
          <table:table-cell office:value-type="float" office:value="412.40845">
            <text:p>412.40845</text:p>
          </table:table-cell>
          <table:table-cell office:value-type="float" office:value="412.27942">
            <text:p>412.27942</text:p>
          </table:table-cell>
          <table:table-cell office:value-type="float" office:value="412.22852">
            <text:p>412.22852</text:p>
          </table:table-cell>
          <table:table-cell office:value-type="float" office:value="412.55872">
            <text:p>412.55872</text:p>
          </table:table-cell>
          <table:table-cell office:value-type="float" office:value="412.888">
            <text:p>412.888</text:p>
          </table:table-cell>
          <table:table-cell office:value-type="float" office:value="413.4119">
            <text:p>413.4119</text:p>
          </table:table-cell>
          <table:table-cell office:value-type="float" office:value="413.6406">
            <text:p>413.6406</text:p>
          </table:table-cell>
          <table:table-cell office:value-type="float" office:value="413.71243">
            <text:p>413.71243</text:p>
          </table:table-cell>
          <table:table-cell office:value-type="float" office:value="413.63086">
            <text:p>413.63086</text:p>
          </table:table-cell>
          <table:table-cell office:value-type="float" office:value="413.643">
            <text:p>413.643</text:p>
          </table:table-cell>
          <table:table-cell office:value-type="float" office:value="413.33154">
            <text:p>413.33154</text:p>
          </table:table-cell>
          <table:table-cell office:value-type="float" office:value="413.5651">
            <text:p>413.5651</text:p>
          </table:table-cell>
          <table:table-cell office:value-type="float" office:value="413.45474">
            <text:p>413.45474</text:p>
          </table:table-cell>
          <table:table-cell office:value-type="float" office:value="413.65195">
            <text:p>413.65195</text:p>
          </table:table-cell>
          <table:table-cell office:value-type="float" office:value="413.4456">
            <text:p>413.4456</text:p>
          </table:table-cell>
          <table:table-cell office:value-type="float" office:value="413.68582">
            <text:p>413.68582</text:p>
          </table:table-cell>
          <table:table-cell office:value-type="float" office:value="413.00366">
            <text:p>413.00366</text:p>
          </table:table-cell>
          <table:table-cell office:value-type="float" office:value="413.11554">
            <text:p>413.11554</text:p>
          </table:table-cell>
          <table:table-cell office:value-type="float" office:value="413.24463">
            <text:p>413.24463</text:p>
          </table:table-cell>
          <table:table-cell office:value-type="float" office:value="413.4524">
            <text:p>413.4524</text:p>
          </table:table-cell>
          <table:table-cell office:value-type="float" office:value="413.6713">
            <text:p>413.6713</text:p>
          </table:table-cell>
          <table:table-cell office:value-type="float" office:value="413.77658">
            <text:p>413.77658</text:p>
          </table:table-cell>
          <table:table-cell office:value-type="float" office:value="413.87534">
            <text:p>413.87534</text:p>
          </table:table-cell>
          <table:table-cell office:value-type="float" office:value="413.4847">
            <text:p>413.4847</text:p>
          </table:table-cell>
          <table:table-cell office:value-type="float" office:value="413.33798">
            <text:p>413.33798</text:p>
          </table:table-cell>
          <table:table-cell office:value-type="float" office:value="412.98557">
            <text:p>412.98557</text:p>
          </table:table-cell>
          <table:table-cell office:value-type="float" office:value="413.2305">
            <text:p>413.2305</text:p>
          </table:table-cell>
          <table:table-cell office:value-type="float" office:value="413.01398">
            <text:p>413.01398</text:p>
          </table:table-cell>
          <table:table-cell office:value-type="float" office:value="413.23447">
            <text:p>413.23447</text:p>
          </table:table-cell>
          <table:table-cell office:value-type="float" office:value="413.20038">
            <text:p>413.20038</text:p>
          </table:table-cell>
          <table:table-cell office:value-type="float" office:value="412.97556">
            <text:p>412.97556</text:p>
          </table:table-cell>
          <table:table-cell office:value-type="float" office:value="412.9385">
            <text:p>412.9385</text:p>
          </table:table-cell>
          <table:table-cell office:value-type="float" office:value="412.47195">
            <text:p>412.47195</text:p>
          </table:table-cell>
          <table:table-cell office:value-type="float" office:value="412.59595">
            <text:p>412.59595</text:p>
          </table:table-cell>
          <table:table-cell office:value-type="float" office:value="412.66763">
            <text:p>412.66763</text:p>
          </table:table-cell>
          <table:table-cell office:value-type="float" office:value="410.72418">
            <text:p>410.72418</text:p>
          </table:table-cell>
          <table:table-cell office:value-type="float" office:value="410.90332">
            <text:p>410.90332</text:p>
          </table:table-cell>
          <table:table-cell office:value-type="float" office:value="411.40817">
            <text:p>411.40817</text:p>
          </table:table-cell>
          <table:table-cell office:value-type="float" office:value="412.67395">
            <text:p>412.67395</text:p>
          </table:table-cell>
          <table:table-cell office:value-type="float" office:value="413.0853">
            <text:p>413.0853</text:p>
          </table:table-cell>
          <table:table-cell office:value-type="float" office:value="413.123">
            <text:p>413.123</text:p>
          </table:table-cell>
          <table:table-cell office:value-type="float" office:value="412.42413">
            <text:p>412.42413</text:p>
          </table:table-cell>
          <table:table-cell office:value-type="float" office:value="412.85266">
            <text:p>412.85266</text:p>
          </table:table-cell>
          <table:table-cell office:value-type="float" office:value="413.06052">
            <text:p>413.06052</text:p>
          </table:table-cell>
          <table:table-cell office:value-type="float" office:value="412.87817">
            <text:p>412.87817</text:p>
          </table:table-cell>
          <table:table-cell office:value-type="float" office:value="413.11224">
            <text:p>413.11224</text:p>
          </table:table-cell>
          <table:table-cell office:value-type="float" office:value="413.06525">
            <text:p>413.06525</text:p>
          </table:table-cell>
          <table:table-cell office:value-type="float" office:value="413.18433">
            <text:p>413.18433</text:p>
          </table:table-cell>
          <table:table-cell office:value-type="float" office:value="413.4706">
            <text:p>413.4706</text:p>
          </table:table-cell>
          <table:table-cell office:value-type="float" office:value="413.69876">
            <text:p>413.69876</text:p>
          </table:table-cell>
          <table:table-cell office:value-type="float" office:value="413.8259">
            <text:p>413.8259</text:p>
          </table:table-cell>
          <table:table-cell office:value-type="float" office:value="413.8438">
            <text:p>413.8438</text:p>
          </table:table-cell>
          <table:table-cell office:value-type="float" office:value="413.82956">
            <text:p>413.82956</text:p>
          </table:table-cell>
          <table:table-cell office:value-type="float" office:value="413.5396">
            <text:p>413.5396</text:p>
          </table:table-cell>
          <table:table-cell office:value-type="float" office:value="413.4895">
            <text:p>413.4895</text:p>
          </table:table-cell>
          <table:table-cell office:value-type="float" office:value="413.3515">
            <text:p>413.3515</text:p>
          </table:table-cell>
          <table:table-cell office:value-type="float" office:value="412.93613">
            <text:p>412.93613</text:p>
          </table:table-cell>
          <table:table-cell office:value-type="float" office:value="412.893">
            <text:p>412.893</text:p>
          </table:table-cell>
          <table:table-cell office:value-type="float" office:value="412.47845">
            <text:p>412.47845</text:p>
          </table:table-cell>
          <table:table-cell office:value-type="float" office:value="412.05777">
            <text:p>412.05777</text:p>
          </table:table-cell>
          <table:table-cell office:value-type="float" office:value="411.40463">
            <text:p>411.40463</text:p>
          </table:table-cell>
          <table:table-cell office:value-type="float" office:value="411.89026">
            <text:p>411.89026</text:p>
          </table:table-cell>
          <table:table-cell office:value-type="float" office:value="411.90717">
            <text:p>411.90717</text:p>
          </table:table-cell>
          <table:table-cell office:value-type="float" office:value="408.8188">
            <text:p>408.8188</text:p>
          </table:table-cell>
          <table:table-cell office:value-type="float" office:value="403.38928">
            <text:p>403.38928</text:p>
          </table:table-cell>
          <table:table-cell office:value-type="float" office:value="403.6702">
            <text:p>403.6702</text:p>
          </table:table-cell>
          <table:table-cell office:value-type="float" office:value="413.97955">
            <text:p>413.97955</text:p>
          </table:table-cell>
          <table:table-cell table:number-columns-repeated="3" office:value-type="float" office:value="413.9795">
            <text:p>413.9795</text:p>
          </table:table-cell>
          <table:table-cell table:number-columns-repeated="2" office:value-type="float" office:value="413.97955">
            <text:p>413.97955</text:p>
          </table:table-cell>
          <table:table-cell office:value-type="float" office:value="400.6992">
            <text:p>400.6992</text:p>
          </table:table-cell>
          <table:table-cell office:value-type="float" office:value="413.9795">
            <text:p>413.9795</text:p>
          </table:table-cell>
          <table:table-cell office:value-type="float" office:value="399.91852">
            <text:p>399.91852</text:p>
          </table:table-cell>
          <table:table-cell office:value-type="float" office:value="405.8414">
            <text:p>405.8414</text:p>
          </table:table-cell>
          <table:table-cell office:value-type="float" office:value="408.96478">
            <text:p>408.96478</text:p>
          </table:table-cell>
          <table:table-cell office:value-type="float" office:value="411.28818">
            <text:p>411.28818</text:p>
          </table:table-cell>
          <table:table-cell office:value-type="float" office:value="412.5676">
            <text:p>412.5676</text:p>
          </table:table-cell>
          <table:table-cell office:value-type="float" office:value="413.18982">
            <text:p>413.18982</text:p>
          </table:table-cell>
          <table:table-cell office:value-type="float" office:value="413.20273">
            <text:p>413.20273</text:p>
          </table:table-cell>
          <table:table-cell office:value-type="float" office:value="413.44437">
            <text:p>413.44437</text:p>
          </table:table-cell>
          <table:table-cell office:value-type="float" office:value="413.20795">
            <text:p>413.20795</text:p>
          </table:table-cell>
          <table:table-cell office:value-type="float" office:value="413.25293">
            <text:p>413.25293</text:p>
          </table:table-cell>
          <table:table-cell office:value-type="float" office:value="412.85144">
            <text:p>412.85144</text:p>
          </table:table-cell>
          <table:table-cell office:value-type="float" office:value="413.11276">
            <text:p>413.11276</text:p>
          </table:table-cell>
          <table:table-cell office:value-type="float" office:value="413.23148">
            <text:p>413.23148</text:p>
          </table:table-cell>
          <table:table-cell office:value-type="float" office:value="412.58118">
            <text:p>412.58118</text:p>
          </table:table-cell>
          <table:table-cell office:value-type="float" office:value="412.91495">
            <text:p>412.91495</text:p>
          </table:table-cell>
          <table:table-cell office:value-type="float" office:value="412.9166">
            <text:p>412.9166</text:p>
          </table:table-cell>
          <table:table-cell office:value-type="float" office:value="413.17548">
            <text:p>413.17548</text:p>
          </table:table-cell>
          <table:table-cell office:value-type="float" office:value="413.4388">
            <text:p>413.4388</text:p>
          </table:table-cell>
          <table:table-cell office:value-type="float" office:value="413.544">
            <text:p>413.544</text:p>
          </table:table-cell>
          <table:table-cell office:value-type="float" office:value="413.6484">
            <text:p>413.6484</text:p>
          </table:table-cell>
          <table:table-cell office:value-type="float" office:value="413.6066">
            <text:p>413.6066</text:p>
          </table:table-cell>
          <table:table-cell office:value-type="float" office:value="413.7769">
            <text:p>413.7769</text:p>
          </table:table-cell>
          <table:table-cell office:value-type="float" office:value="413.78696">
            <text:p>413.78696</text:p>
          </table:table-cell>
          <table:table-cell office:value-type="float" office:value="413.70538">
            <text:p>413.70538</text:p>
          </table:table-cell>
          <table:table-cell office:value-type="float" office:value="413.7059">
            <text:p>413.7059</text:p>
          </table:table-cell>
          <table:table-cell office:value-type="float" office:value="413.4508">
            <text:p>413.4508</text:p>
          </table:table-cell>
          <table:table-cell office:value-type="float" office:value="413.12668">
            <text:p>413.12668</text:p>
          </table:table-cell>
          <table:table-cell office:value-type="float" office:value="413.39984">
            <text:p>413.39984</text:p>
          </table:table-cell>
          <table:table-cell office:value-type="float" office:value="413.25723">
            <text:p>413.25723</text:p>
          </table:table-cell>
          <table:table-cell office:value-type="float" office:value="413.2857">
            <text:p>413.2857</text:p>
          </table:table-cell>
          <table:table-cell office:value-type="float" office:value="413.4539">
            <text:p>413.4539</text:p>
          </table:table-cell>
          <table:table-cell office:value-type="float" office:value="413.34738">
            <text:p>413.34738</text:p>
          </table:table-cell>
          <table:table-cell office:value-type="float" office:value="412.206">
            <text:p>412.206</text:p>
          </table:table-cell>
          <table:table-cell office:value-type="float" office:value="408.99246">
            <text:p>408.99246</text:p>
          </table:table-cell>
          <table:table-cell office:value-type="float" office:value="409.24005">
            <text:p>409.24005</text:p>
          </table:table-cell>
          <table:table-cell office:value-type="float" office:value="410.51627">
            <text:p>410.51627</text:p>
          </table:table-cell>
          <table:table-cell office:value-type="float" office:value="411.49915">
            <text:p>411.49915</text:p>
          </table:table-cell>
          <table:table-cell office:value-type="float" office:value="412.10974">
            <text:p>412.10974</text:p>
          </table:table-cell>
          <table:table-cell office:value-type="float" office:value="412.50342">
            <text:p>412.50342</text:p>
          </table:table-cell>
          <table:table-cell office:value-type="float" office:value="412.7559">
            <text:p>412.7559</text:p>
          </table:table-cell>
          <table:table-cell office:value-type="float" office:value="413.00873">
            <text:p>413.00873</text:p>
          </table:table-cell>
          <table:table-cell office:value-type="float" office:value="413.29898">
            <text:p>413.29898</text:p>
          </table:table-cell>
          <table:table-cell office:value-type="float" office:value="413.54773">
            <text:p>413.54773</text:p>
          </table:table-cell>
          <table:table-cell office:value-type="float" office:value="413.7381">
            <text:p>413.7381</text:p>
          </table:table-cell>
          <table:table-cell office:value-type="float" office:value="413.79153">
            <text:p>413.79153</text:p>
          </table:table-cell>
          <table:table-cell office:value-type="float" office:value="413.78766">
            <text:p>413.78766</text:p>
          </table:table-cell>
          <table:table-cell office:value-type="float" office:value="413.57877">
            <text:p>413.57877</text:p>
          </table:table-cell>
          <table:table-cell office:value-type="float" office:value="413.55212">
            <text:p>413.55212</text:p>
          </table:table-cell>
          <table:table-cell office:value-type="float" office:value="413.43445">
            <text:p>413.43445</text:p>
          </table:table-cell>
          <table:table-cell office:value-type="float" office:value="413.5777">
            <text:p>413.5777</text:p>
          </table:table-cell>
          <table:table-cell office:value-type="float" office:value="413.51074">
            <text:p>413.51074</text:p>
          </table:table-cell>
          <table:table-cell office:value-type="float" office:value="413.52087">
            <text:p>413.52087</text:p>
          </table:table-cell>
          <table:table-cell office:value-type="float" office:value="413.2639">
            <text:p>413.2639</text:p>
          </table:table-cell>
          <table:table-cell office:value-type="float" office:value="408.14322">
            <text:p>408.14322</text:p>
          </table:table-cell>
          <table:table-cell office:value-type="float" office:value="409.99084">
            <text:p>409.99084</text:p>
          </table:table-cell>
          <table:table-cell office:value-type="float" office:value="410.7404">
            <text:p>410.7404</text:p>
          </table:table-cell>
          <table:table-cell office:value-type="float" office:value="411.2783">
            <text:p>411.2783</text:p>
          </table:table-cell>
          <table:table-cell office:value-type="float" office:value="411.42645">
            <text:p>411.42645</text:p>
          </table:table-cell>
          <table:table-cell office:value-type="float" office:value="411.80777">
            <text:p>411.80777</text:p>
          </table:table-cell>
          <table:table-cell office:value-type="float" office:value="412.25308">
            <text:p>412.25308</text:p>
          </table:table-cell>
          <table:table-cell office:value-type="float" office:value="413.02274">
            <text:p>413.02274</text:p>
          </table:table-cell>
          <table:table-cell office:value-type="float" office:value="413.49802">
            <text:p>413.49802</text:p>
          </table:table-cell>
          <table:table-cell office:value-type="float" office:value="413.6971">
            <text:p>413.6971</text:p>
          </table:table-cell>
          <table:table-cell office:value-type="float" office:value="413.76993">
            <text:p>413.76993</text:p>
          </table:table-cell>
          <table:table-cell office:value-type="float" office:value="413.78204">
            <text:p>413.78204</text:p>
          </table:table-cell>
          <table:table-cell office:value-type="float" office:value="413.87643">
            <text:p>413.87643</text:p>
          </table:table-cell>
          <table:table-cell office:value-type="float" office:value="413.9011">
            <text:p>413.9011</text:p>
          </table:table-cell>
          <table:table-cell office:value-type="float" office:value="413.90576">
            <text:p>413.90576</text:p>
          </table:table-cell>
          <table:table-cell office:value-type="float" office:value="413.8414">
            <text:p>413.8414</text:p>
          </table:table-cell>
          <table:table-cell office:value-type="float" office:value="413.77707">
            <text:p>413.77707</text:p>
          </table:table-cell>
          <table:table-cell office:value-type="float" office:value="413.77652">
            <text:p>413.77652</text:p>
          </table:table-cell>
          <table:table-cell office:value-type="float" office:value="413.86017">
            <text:p>413.86017</text:p>
          </table:table-cell>
          <table:table-cell office:value-type="float" office:value="413.64807">
            <text:p>413.64807</text:p>
          </table:table-cell>
          <table:table-cell office:value-type="float" office:value="413.75266">
            <text:p>413.75266</text:p>
          </table:table-cell>
          <table:table-cell office:value-type="float" office:value="413.73273">
            <text:p>413.73273</text:p>
          </table:table-cell>
          <table:table-cell office:value-type="float" office:value="413.8378">
            <text:p>413.8378</text:p>
          </table:table-cell>
          <table:table-cell office:value-type="float" office:value="413.89807">
            <text:p>413.89807</text:p>
          </table:table-cell>
          <table:table-cell office:value-type="float" office:value="413.5883">
            <text:p>413.5883</text:p>
          </table:table-cell>
          <table:table-cell office:value-type="float" office:value="413.7565">
            <text:p>413.7565</text:p>
          </table:table-cell>
          <table:table-cell office:value-type="float" office:value="413.8678">
            <text:p>413.8678</text:p>
          </table:table-cell>
          <table:table-cell office:value-type="float" office:value="413.71817">
            <text:p>413.71817</text:p>
          </table:table-cell>
          <table:table-cell office:value-type="float" office:value="413.78073">
            <text:p>413.78073</text:p>
          </table:table-cell>
          <table:table-cell office:value-type="float" office:value="413.85907">
            <text:p>413.85907</text:p>
          </table:table-cell>
          <table:table-cell office:value-type="float" office:value="413.83118">
            <text:p>413.83118</text:p>
          </table:table-cell>
          <table:table-cell office:value-type="float" office:value="413.7934">
            <text:p>413.7934</text:p>
          </table:table-cell>
          <table:table-cell office:value-type="float" office:value="413.8518">
            <text:p>413.8518</text:p>
          </table:table-cell>
          <table:table-cell office:value-type="float" office:value="413.91125">
            <text:p>413.91125</text:p>
          </table:table-cell>
          <table:table-cell office:value-type="float" office:value="413.75412">
            <text:p>413.75412</text:p>
          </table:table-cell>
          <table:table-cell office:value-type="float" office:value="413.51318">
            <text:p>413.51318</text:p>
          </table:table-cell>
          <table:table-cell office:value-type="float" office:value="413.6314">
            <text:p>413.6314</text:p>
          </table:table-cell>
          <table:table-cell office:value-type="float" office:value="413.74042">
            <text:p>413.74042</text:p>
          </table:table-cell>
          <table:table-cell office:value-type="float" office:value="412.78934">
            <text:p>412.78934</text:p>
          </table:table-cell>
          <table:table-cell office:value-type="float" office:value="413.0659">
            <text:p>413.0659</text:p>
          </table:table-cell>
          <table:table-cell office:value-type="float" office:value="412.2769">
            <text:p>412.2769</text:p>
          </table:table-cell>
          <table:table-cell office:value-type="float" office:value="412.69882">
            <text:p>412.69882</text:p>
          </table:table-cell>
          <table:table-cell office:value-type="float" office:value="412.4961">
            <text:p>412.4961</text:p>
          </table:table-cell>
          <table:table-cell office:value-type="float" office:value="413.0427">
            <text:p>413.0427</text:p>
          </table:table-cell>
          <table:table-cell office:value-type="float" office:value="412.64185">
            <text:p>412.64185</text:p>
          </table:table-cell>
          <table:table-cell office:value-type="float" office:value="409.48892">
            <text:p>409.48892</text:p>
          </table:table-cell>
          <table:table-cell office:value-type="float" office:value="413.97946">
            <text:p>413.97946</text:p>
          </table:table-cell>
          <table:table-cell office:value-type="float" office:value="371.2089">
            <text:p>371.2089</text:p>
          </table:table-cell>
          <table:table-cell office:value-type="float" office:value="413.9795">
            <text:p>413.9795</text:p>
          </table:table-cell>
          <table:table-cell office:value-type="float" office:value="351.9223">
            <text:p>351.9223</text:p>
          </table:table-cell>
          <table:table-cell office:value-type="float" office:value="413.97955">
            <text:p>413.97955</text:p>
          </table:table-cell>
          <table:table-cell table:number-columns-repeated="3" office:value-type="float" office:value="413.97952">
            <text:p>413.97952</text:p>
          </table:table-cell>
          <table:table-cell office:value-type="float" office:value="413.9795">
            <text:p>413.9795</text:p>
          </table:table-cell>
          <table:table-cell office:value-type="float" office:value="413.97952">
            <text:p>413.97952</text:p>
          </table:table-cell>
        </table:table-row>
        <table:table-row table:style-name="ro1">
          <table:table-cell office:value-type="string">
            <text:p>Bone radii</text:p>
          </table:table-cell>
          <table:table-cell table:number-columns-repeated="334"/>
        </table:table-row>
        <table:table-row table:style-name="ro1">
          <table:table-cell office:value-type="string">
            <text:p>head</text:p>
          </table:table-cell>
          <table:table-cell office:value-type="float" office:value="73.122795">
            <text:p>73.122795</text:p>
          </table:table-cell>
          <table:table-cell office:value-type="float" office:value="69.76971">
            <text:p>69.76971</text:p>
          </table:table-cell>
          <table:table-cell office:value-type="float" office:value="67.466606">
            <text:p>67.466606</text:p>
          </table:table-cell>
          <table:table-cell office:value-type="float" office:value="67.43982">
            <text:p>67.43982</text:p>
          </table:table-cell>
          <table:table-cell office:value-type="float" office:value="66.56246">
            <text:p>66.56246</text:p>
          </table:table-cell>
          <table:table-cell office:value-type="float" office:value="64.61442">
            <text:p>64.61442</text:p>
          </table:table-cell>
          <table:table-cell office:value-type="float" office:value="65.88666">
            <text:p>65.88666</text:p>
          </table:table-cell>
          <table:table-cell office:value-type="float" office:value="64.04413">
            <text:p>64.04413</text:p>
          </table:table-cell>
          <table:table-cell office:value-type="float" office:value="67.48796">
            <text:p>67.48796</text:p>
          </table:table-cell>
          <table:table-cell office:value-type="float" office:value="69.30801">
            <text:p>69.30801</text:p>
          </table:table-cell>
          <table:table-cell office:value-type="float" office:value="65.54836">
            <text:p>65.54836</text:p>
          </table:table-cell>
          <table:table-cell office:value-type="float" office:value="65.56818">
            <text:p>65.56818</text:p>
          </table:table-cell>
          <table:table-cell office:value-type="float" office:value="64.69916">
            <text:p>64.69916</text:p>
          </table:table-cell>
          <table:table-cell office:value-type="float" office:value="62.07385">
            <text:p>62.07385</text:p>
          </table:table-cell>
          <table:table-cell office:value-type="float" office:value="61.691196">
            <text:p>61.691196</text:p>
          </table:table-cell>
          <table:table-cell office:value-type="float" office:value="61.312218">
            <text:p>61.312218</text:p>
          </table:table-cell>
          <table:table-cell office:value-type="float" office:value="64.18256">
            <text:p>64.18256</text:p>
          </table:table-cell>
          <table:table-cell office:value-type="float" office:value="63.7514">
            <text:p>63.7514</text:p>
          </table:table-cell>
          <table:table-cell office:value-type="float" office:value="63.0602">
            <text:p>63.0602</text:p>
          </table:table-cell>
          <table:table-cell office:value-type="float" office:value="60.16473">
            <text:p>60.16473</text:p>
          </table:table-cell>
          <table:table-cell office:value-type="float" office:value="58.909344">
            <text:p>58.909344</text:p>
          </table:table-cell>
          <table:table-cell office:value-type="float" office:value="57.565434">
            <text:p>57.565434</text:p>
          </table:table-cell>
          <table:table-cell office:value-type="float" office:value="59.670177">
            <text:p>59.670177</text:p>
          </table:table-cell>
          <table:table-cell office:value-type="float" office:value="60.473984">
            <text:p>60.473984</text:p>
          </table:table-cell>
          <table:table-cell office:value-type="float" office:value="60.50125">
            <text:p>60.50125</text:p>
          </table:table-cell>
          <table:table-cell office:value-type="float" office:value="59.64759">
            <text:p>59.64759</text:p>
          </table:table-cell>
          <table:table-cell office:value-type="float" office:value="59.076923">
            <text:p>59.076923</text:p>
          </table:table-cell>
          <table:table-cell office:value-type="float" office:value="58.952843">
            <text:p>58.952843</text:p>
          </table:table-cell>
          <table:table-cell office:value-type="float" office:value="59.26989">
            <text:p>59.26989</text:p>
          </table:table-cell>
          <table:table-cell office:value-type="float" office:value="60.217564">
            <text:p>60.217564</text:p>
          </table:table-cell>
          <table:table-cell office:value-type="float" office:value="63.380836">
            <text:p>63.380836</text:p>
          </table:table-cell>
          <table:table-cell office:value-type="float" office:value="68.11255">
            <text:p>68.11255</text:p>
          </table:table-cell>
          <table:table-cell office:value-type="float" office:value="67.018234">
            <text:p>67.018234</text:p>
          </table:table-cell>
          <table:table-cell office:value-type="float" office:value="60.663563">
            <text:p>60.663563</text:p>
          </table:table-cell>
          <table:table-cell office:value-type="float" office:value="62.083008">
            <text:p>62.083008</text:p>
          </table:table-cell>
          <table:table-cell office:value-type="float" office:value="63.363125">
            <text:p>63.363125</text:p>
          </table:table-cell>
          <table:table-cell office:value-type="float" office:value="64.061">
            <text:p>64.061</text:p>
          </table:table-cell>
          <table:table-cell office:value-type="float" office:value="65.22543">
            <text:p>65.22543</text:p>
          </table:table-cell>
          <table:table-cell office:value-type="float" office:value="66.29645">
            <text:p>66.29645</text:p>
          </table:table-cell>
          <table:table-cell office:value-type="float" office:value="69.66843">
            <text:p>69.66843</text:p>
          </table:table-cell>
          <table:table-cell office:value-type="float" office:value="68.75984">
            <text:p>68.75984</text:p>
          </table:table-cell>
          <table:table-cell office:value-type="float" office:value="69.135574">
            <text:p>69.135574</text:p>
          </table:table-cell>
          <table:table-cell office:value-type="float" office:value="70.576164">
            <text:p>70.576164</text:p>
          </table:table-cell>
          <table:table-cell office:value-type="float" office:value="71.131004">
            <text:p>71.131004</text:p>
          </table:table-cell>
          <table:table-cell office:value-type="float" office:value="68.175674">
            <text:p>68.175674</text:p>
          </table:table-cell>
          <table:table-cell office:value-type="float" office:value="66.62989">
            <text:p>66.62989</text:p>
          </table:table-cell>
          <table:table-cell office:value-type="float" office:value="67.29648">
            <text:p>67.29648</text:p>
          </table:table-cell>
          <table:table-cell office:value-type="float" office:value="65.554405">
            <text:p>65.554405</text:p>
          </table:table-cell>
          <table:table-cell office:value-type="float" office:value="63.36135">
            <text:p>63.36135</text:p>
          </table:table-cell>
          <table:table-cell office:value-type="float" office:value="63.605114">
            <text:p>63.605114</text:p>
          </table:table-cell>
          <table:table-cell office:value-type="float" office:value="62.89536">
            <text:p>62.89536</text:p>
          </table:table-cell>
          <table:table-cell office:value-type="float" office:value="61.708214">
            <text:p>61.708214</text:p>
          </table:table-cell>
          <table:table-cell office:value-type="float" office:value="59.516937">
            <text:p>59.516937</text:p>
          </table:table-cell>
          <table:table-cell office:value-type="float" office:value="60.21013">
            <text:p>60.21013</text:p>
          </table:table-cell>
          <table:table-cell office:value-type="float" office:value="60.647526">
            <text:p>60.647526</text:p>
          </table:table-cell>
          <table:table-cell office:value-type="float" office:value="60.12668">
            <text:p>60.12668</text:p>
          </table:table-cell>
          <table:table-cell office:value-type="float" office:value="60.533623">
            <text:p>60.533623</text:p>
          </table:table-cell>
          <table:table-cell office:value-type="float" office:value="60.555294">
            <text:p>60.555294</text:p>
          </table:table-cell>
          <table:table-cell office:value-type="float" office:value="62.436317">
            <text:p>62.436317</text:p>
          </table:table-cell>
          <table:table-cell office:value-type="float" office:value="61.11892">
            <text:p>61.11892</text:p>
          </table:table-cell>
          <table:table-cell office:value-type="float" office:value="62.3311">
            <text:p>62.3311</text:p>
          </table:table-cell>
          <table:table-cell office:value-type="float" office:value="62.841312">
            <text:p>62.841312</text:p>
          </table:table-cell>
          <table:table-cell office:value-type="float" office:value="61.509586">
            <text:p>61.509586</text:p>
          </table:table-cell>
          <table:table-cell office:value-type="float" office:value="62.51967">
            <text:p>62.51967</text:p>
          </table:table-cell>
          <table:table-cell office:value-type="float" office:value="61.177353">
            <text:p>61.177353</text:p>
          </table:table-cell>
          <table:table-cell office:value-type="float" office:value="62.32199">
            <text:p>62.32199</text:p>
          </table:table-cell>
          <table:table-cell office:value-type="float" office:value="62.091526">
            <text:p>62.091526</text:p>
          </table:table-cell>
          <table:table-cell office:value-type="float" office:value="61.621925">
            <text:p>61.621925</text:p>
          </table:table-cell>
          <table:table-cell office:value-type="float" office:value="64.07339">
            <text:p>64.07339</text:p>
          </table:table-cell>
          <table:table-cell office:value-type="float" office:value="63.5615">
            <text:p>63.5615</text:p>
          </table:table-cell>
          <table:table-cell office:value-type="float" office:value="63.81018">
            <text:p>63.81018</text:p>
          </table:table-cell>
          <table:table-cell office:value-type="float" office:value="63.919895">
            <text:p>63.919895</text:p>
          </table:table-cell>
          <table:table-cell office:value-type="float" office:value="64.073746">
            <text:p>64.073746</text:p>
          </table:table-cell>
          <table:table-cell office:value-type="float" office:value="64.04802">
            <text:p>64.04802</text:p>
          </table:table-cell>
          <table:table-cell office:value-type="float" office:value="64.78502">
            <text:p>64.78502</text:p>
          </table:table-cell>
          <table:table-cell office:value-type="float" office:value="64.25737">
            <text:p>64.25737</text:p>
          </table:table-cell>
          <table:table-cell office:value-type="float" office:value="64.37051">
            <text:p>64.37051</text:p>
          </table:table-cell>
          <table:table-cell office:value-type="float" office:value="64.41454">
            <text:p>64.41454</text:p>
          </table:table-cell>
          <table:table-cell office:value-type="float" office:value="64.18811">
            <text:p>64.18811</text:p>
          </table:table-cell>
          <table:table-cell office:value-type="float" office:value="64.142715">
            <text:p>64.142715</text:p>
          </table:table-cell>
          <table:table-cell office:value-type="float" office:value="65.28924">
            <text:p>65.28924</text:p>
          </table:table-cell>
          <table:table-cell office:value-type="float" office:value="65.787926">
            <text:p>65.787926</text:p>
          </table:table-cell>
          <table:table-cell office:value-type="float" office:value="65.31579">
            <text:p>65.31579</text:p>
          </table:table-cell>
          <table:table-cell office:value-type="float" office:value="71.254425">
            <text:p>71.254425</text:p>
          </table:table-cell>
          <table:table-cell office:value-type="float" office:value="74.20056">
            <text:p>74.20056</text:p>
          </table:table-cell>
          <table:table-cell office:value-type="float" office:value="78.48839">
            <text:p>78.48839</text:p>
          </table:table-cell>
          <table:table-cell office:value-type="float" office:value="82.132675">
            <text:p>82.132675</text:p>
          </table:table-cell>
          <table:table-cell office:value-type="float" office:value="83.54305">
            <text:p>83.54305</text:p>
          </table:table-cell>
          <table:table-cell office:value-type="float" office:value="84.29531">
            <text:p>84.29531</text:p>
          </table:table-cell>
          <table:table-cell office:value-type="float" office:value="86.25524">
            <text:p>86.25524</text:p>
          </table:table-cell>
          <table:table-cell office:value-type="float" office:value="84.4786">
            <text:p>84.4786</text:p>
          </table:table-cell>
          <table:table-cell office:value-type="float" office:value="80.710556">
            <text:p>80.710556</text:p>
          </table:table-cell>
          <table:table-cell office:value-type="float" office:value="83.627914">
            <text:p>83.627914</text:p>
          </table:table-cell>
          <table:table-cell office:value-type="float" office:value="83.58359">
            <text:p>83.58359</text:p>
          </table:table-cell>
          <table:table-cell office:value-type="float" office:value="81.75887">
            <text:p>81.75887</text:p>
          </table:table-cell>
          <table:table-cell office:value-type="float" office:value="83.75193">
            <text:p>83.75193</text:p>
          </table:table-cell>
          <table:table-cell office:value-type="float" office:value="82.67999">
            <text:p>82.67999</text:p>
          </table:table-cell>
          <table:table-cell office:value-type="float" office:value="84.87539">
            <text:p>84.87539</text:p>
          </table:table-cell>
          <table:table-cell office:value-type="float" office:value="84.21566">
            <text:p>84.21566</text:p>
          </table:table-cell>
          <table:table-cell office:value-type="float" office:value="84.70225">
            <text:p>84.70225</text:p>
          </table:table-cell>
          <table:table-cell office:value-type="float" office:value="80.58277">
            <text:p>80.58277</text:p>
          </table:table-cell>
          <table:table-cell office:value-type="float" office:value="76.95287">
            <text:p>76.95287</text:p>
          </table:table-cell>
          <table:table-cell office:value-type="float" office:value="69.68852">
            <text:p>69.68852</text:p>
          </table:table-cell>
          <table:table-cell office:value-type="float" office:value="70.808266">
            <text:p>70.808266</text:p>
          </table:table-cell>
          <table:table-cell office:value-type="float" office:value="74.172">
            <text:p>74.172</text:p>
          </table:table-cell>
          <table:table-cell office:value-type="float" office:value="77.45126">
            <text:p>77.45126</text:p>
          </table:table-cell>
          <table:table-cell office:value-type="float" office:value="75.08365">
            <text:p>75.08365</text:p>
          </table:table-cell>
          <table:table-cell office:value-type="float" office:value="73.67487">
            <text:p>73.67487</text:p>
          </table:table-cell>
          <table:table-cell office:value-type="float" office:value="74.94876">
            <text:p>74.94876</text:p>
          </table:table-cell>
          <table:table-cell office:value-type="float" office:value="76.96907">
            <text:p>76.96907</text:p>
          </table:table-cell>
          <table:table-cell office:value-type="float" office:value="76.27673">
            <text:p>76.27673</text:p>
          </table:table-cell>
          <table:table-cell office:value-type="float" office:value="77.30713">
            <text:p>77.30713</text:p>
          </table:table-cell>
          <table:table-cell office:value-type="float" office:value="81.402824">
            <text:p>81.402824</text:p>
          </table:table-cell>
          <table:table-cell office:value-type="float" office:value="82.61716">
            <text:p>82.61716</text:p>
          </table:table-cell>
          <table:table-cell office:value-type="float" office:value="93.140045">
            <text:p>93.140045</text:p>
          </table:table-cell>
          <table:table-cell office:value-type="float" office:value="93.75386">
            <text:p>93.75386</text:p>
          </table:table-cell>
          <table:table-cell office:value-type="float" office:value="96.07036">
            <text:p>96.07036</text:p>
          </table:table-cell>
          <table:table-cell office:value-type="float" office:value="95.74825">
            <text:p>95.74825</text:p>
          </table:table-cell>
          <table:table-cell office:value-type="float" office:value="95.43645">
            <text:p>95.43645</text:p>
          </table:table-cell>
          <table:table-cell office:value-type="float" office:value="102.52228">
            <text:p>102.52228</text:p>
          </table:table-cell>
          <table:table-cell office:value-type="float" office:value="101.0757">
            <text:p>101.0757</text:p>
          </table:table-cell>
          <table:table-cell office:value-type="float" office:value="102.11586">
            <text:p>102.11586</text:p>
          </table:table-cell>
          <table:table-cell office:value-type="float" office:value="102.75256">
            <text:p>102.75256</text:p>
          </table:table-cell>
          <table:table-cell office:value-type="float" office:value="103.56304">
            <text:p>103.56304</text:p>
          </table:table-cell>
          <table:table-cell office:value-type="float" office:value="101.85672">
            <text:p>101.85672</text:p>
          </table:table-cell>
          <table:table-cell office:value-type="float" office:value="101.88025">
            <text:p>101.88025</text:p>
          </table:table-cell>
          <table:table-cell office:value-type="float" office:value="99.61912">
            <text:p>99.61912</text:p>
          </table:table-cell>
          <table:table-cell office:value-type="float" office:value="93.89957">
            <text:p>93.89957</text:p>
          </table:table-cell>
          <table:table-cell office:value-type="float" office:value="99.05172">
            <text:p>99.05172</text:p>
          </table:table-cell>
          <table:table-cell office:value-type="float" office:value="100.759125">
            <text:p>100.759125</text:p>
          </table:table-cell>
          <table:table-cell office:value-type="float" office:value="100.193474">
            <text:p>100.193474</text:p>
          </table:table-cell>
          <table:table-cell office:value-type="float" office:value="94.901985">
            <text:p>94.901985</text:p>
          </table:table-cell>
          <table:table-cell office:value-type="float" office:value="96.74776">
            <text:p>96.74776</text:p>
          </table:table-cell>
          <table:table-cell office:value-type="float" office:value="91.45258">
            <text:p>91.45258</text:p>
          </table:table-cell>
          <table:table-cell office:value-type="float" office:value="88.952095">
            <text:p>88.952095</text:p>
          </table:table-cell>
          <table:table-cell office:value-type="float" office:value="82.22106">
            <text:p>82.22106</text:p>
          </table:table-cell>
          <table:table-cell office:value-type="float" office:value="78.98932">
            <text:p>78.98932</text:p>
          </table:table-cell>
          <table:table-cell office:value-type="float" office:value="77.05482">
            <text:p>77.05482</text:p>
          </table:table-cell>
          <table:table-cell office:value-type="float" office:value="69.834045">
            <text:p>69.834045</text:p>
          </table:table-cell>
          <table:table-cell office:value-type="float" office:value="64.40015">
            <text:p>64.40015</text:p>
          </table:table-cell>
          <table:table-cell office:value-type="float" office:value="62.638878">
            <text:p>62.638878</text:p>
          </table:table-cell>
          <table:table-cell office:value-type="float" office:value="57.384315">
            <text:p>57.384315</text:p>
          </table:table-cell>
          <table:table-cell office:value-type="float" office:value="65.45959">
            <text:p>65.45959</text:p>
          </table:table-cell>
          <table:table-cell office:value-type="float" office:value="71.428">
            <text:p>71.428</text:p>
          </table:table-cell>
          <table:table-cell office:value-type="float" office:value="65.70827">
            <text:p>65.70827</text:p>
          </table:table-cell>
          <table:table-cell office:value-type="float" office:value="49.401943">
            <text:p>49.401943</text:p>
          </table:table-cell>
          <table:table-cell office:value-type="float" office:value="54.4903">
            <text:p>54.4903</text:p>
          </table:table-cell>
          <table:table-cell office:value-type="float" office:value="62.734013">
            <text:p>62.734013</text:p>
          </table:table-cell>
          <table:table-cell office:value-type="float" office:value="68.20177">
            <text:p>68.20177</text:p>
          </table:table-cell>
          <table:table-cell office:value-type="float" office:value="73.12018">
            <text:p>73.12018</text:p>
          </table:table-cell>
          <table:table-cell office:value-type="float" office:value="78.729">
            <text:p>78.729</text:p>
          </table:table-cell>
          <table:table-cell office:value-type="float" office:value="91.172966">
            <text:p>91.172966</text:p>
          </table:table-cell>
          <table:table-cell office:value-type="float" office:value="65.69985">
            <text:p>65.69985</text:p>
          </table:table-cell>
          <table:table-cell office:value-type="float" office:value="74.75018">
            <text:p>74.75018</text:p>
          </table:table-cell>
          <table:table-cell office:value-type="float" office:value="90.12576">
            <text:p>90.12576</text:p>
          </table:table-cell>
          <table:table-cell office:value-type="float" office:value="100.73354">
            <text:p>100.73354</text:p>
          </table:table-cell>
          <table:table-cell office:value-type="float" office:value="108.831604">
            <text:p>108.831604</text:p>
          </table:table-cell>
          <table:table-cell office:value-type="float" office:value="116.8522">
            <text:p>116.8522</text:p>
          </table:table-cell>
          <table:table-cell office:value-type="float" office:value="116.664375">
            <text:p>116.664375</text:p>
          </table:table-cell>
          <table:table-cell office:value-type="float" office:value="124.11328">
            <text:p>124.11328</text:p>
          </table:table-cell>
          <table:table-cell office:value-type="float" office:value="121.05624">
            <text:p>121.05624</text:p>
          </table:table-cell>
          <table:table-cell office:value-type="float" office:value="119.80674">
            <text:p>119.80674</text:p>
          </table:table-cell>
          <table:table-cell office:value-type="float" office:value="120.14479">
            <text:p>120.14479</text:p>
          </table:table-cell>
          <table:table-cell office:value-type="float" office:value="117.99998">
            <text:p>117.99998</text:p>
          </table:table-cell>
          <table:table-cell office:value-type="float" office:value="118.738655">
            <text:p>118.738655</text:p>
          </table:table-cell>
          <table:table-cell office:value-type="float" office:value="117.84711">
            <text:p>117.84711</text:p>
          </table:table-cell>
          <table:table-cell office:value-type="float" office:value="119.83326">
            <text:p>119.83326</text:p>
          </table:table-cell>
          <table:table-cell office:value-type="float" office:value="118.879234">
            <text:p>118.879234</text:p>
          </table:table-cell>
          <table:table-cell office:value-type="float" office:value="117.93817">
            <text:p>117.93817</text:p>
          </table:table-cell>
          <table:table-cell office:value-type="float" office:value="111.26756">
            <text:p>111.26756</text:p>
          </table:table-cell>
          <table:table-cell office:value-type="float" office:value="104.8405">
            <text:p>104.8405</text:p>
          </table:table-cell>
          <table:table-cell office:value-type="float" office:value="103.75689">
            <text:p>103.75689</text:p>
          </table:table-cell>
          <table:table-cell office:value-type="float" office:value="94.4374">
            <text:p>94.4374</text:p>
          </table:table-cell>
          <table:table-cell office:value-type="float" office:value="88.16615">
            <text:p>88.16615</text:p>
          </table:table-cell>
          <table:table-cell office:value-type="float" office:value="89.36473">
            <text:p>89.36473</text:p>
          </table:table-cell>
          <table:table-cell office:value-type="float" office:value="90.87846">
            <text:p>90.87846</text:p>
          </table:table-cell>
          <table:table-cell office:value-type="float" office:value="89.217865">
            <text:p>89.217865</text:p>
          </table:table-cell>
          <table:table-cell office:value-type="float" office:value="89.34073">
            <text:p>89.34073</text:p>
          </table:table-cell>
          <table:table-cell office:value-type="float" office:value="91.1729">
            <text:p>91.1729</text:p>
          </table:table-cell>
          <table:table-cell office:value-type="float" office:value="91.78012">
            <text:p>91.78012</text:p>
          </table:table-cell>
          <table:table-cell office:value-type="float" office:value="91.64754">
            <text:p>91.64754</text:p>
          </table:table-cell>
          <table:table-cell office:value-type="float" office:value="93.35432">
            <text:p>93.35432</text:p>
          </table:table-cell>
          <table:table-cell office:value-type="float" office:value="94.40857">
            <text:p>94.40857</text:p>
          </table:table-cell>
          <table:table-cell office:value-type="float" office:value="92.15682">
            <text:p>92.15682</text:p>
          </table:table-cell>
          <table:table-cell office:value-type="float" office:value="92.63135">
            <text:p>92.63135</text:p>
          </table:table-cell>
          <table:table-cell office:value-type="float" office:value="88.51479">
            <text:p>88.51479</text:p>
          </table:table-cell>
          <table:table-cell office:value-type="float" office:value="84.92628">
            <text:p>84.92628</text:p>
          </table:table-cell>
          <table:table-cell office:value-type="float" office:value="81.55962">
            <text:p>81.55962</text:p>
          </table:table-cell>
          <table:table-cell office:value-type="float" office:value="79.36882">
            <text:p>79.36882</text:p>
          </table:table-cell>
          <table:table-cell office:value-type="float" office:value="76.60573">
            <text:p>76.60573</text:p>
          </table:table-cell>
          <table:table-cell office:value-type="float" office:value="77.06958">
            <text:p>77.06958</text:p>
          </table:table-cell>
          <table:table-cell office:value-type="float" office:value="78.11418">
            <text:p>78.11418</text:p>
          </table:table-cell>
          <table:table-cell office:value-type="float" office:value="79.2555">
            <text:p>79.2555</text:p>
          </table:table-cell>
          <table:table-cell office:value-type="float" office:value="78.25339">
            <text:p>78.25339</text:p>
          </table:table-cell>
          <table:table-cell office:value-type="float" office:value="79.57042">
            <text:p>79.57042</text:p>
          </table:table-cell>
          <table:table-cell office:value-type="float" office:value="80.73089">
            <text:p>80.73089</text:p>
          </table:table-cell>
          <table:table-cell office:value-type="float" office:value="83.38709">
            <text:p>83.38709</text:p>
          </table:table-cell>
          <table:table-cell office:value-type="float" office:value="81.70655">
            <text:p>81.70655</text:p>
          </table:table-cell>
          <table:table-cell office:value-type="float" office:value="85.14999">
            <text:p>85.14999</text:p>
          </table:table-cell>
          <table:table-cell office:value-type="float" office:value="88.29611">
            <text:p>88.29611</text:p>
          </table:table-cell>
          <table:table-cell office:value-type="float" office:value="89.72312">
            <text:p>89.72312</text:p>
          </table:table-cell>
          <table:table-cell office:value-type="float" office:value="92.86571">
            <text:p>92.86571</text:p>
          </table:table-cell>
          <table:table-cell office:value-type="float" office:value="93.89936">
            <text:p>93.89936</text:p>
          </table:table-cell>
          <table:table-cell office:value-type="float" office:value="96.02334">
            <text:p>96.02334</text:p>
          </table:table-cell>
          <table:table-cell office:value-type="float" office:value="97.15447">
            <text:p>97.15447</text:p>
          </table:table-cell>
          <table:table-cell office:value-type="float" office:value="99.31686">
            <text:p>99.31686</text:p>
          </table:table-cell>
          <table:table-cell office:value-type="float" office:value="104.44576">
            <text:p>104.44576</text:p>
          </table:table-cell>
          <table:table-cell office:value-type="float" office:value="105.14851">
            <text:p>105.14851</text:p>
          </table:table-cell>
          <table:table-cell office:value-type="float" office:value="107.25338">
            <text:p>107.25338</text:p>
          </table:table-cell>
          <table:table-cell office:value-type="float" office:value="112.14756">
            <text:p>112.14756</text:p>
          </table:table-cell>
          <table:table-cell office:value-type="float" office:value="116.23677">
            <text:p>116.23677</text:p>
          </table:table-cell>
          <table:table-cell office:value-type="float" office:value="113.97975">
            <text:p>113.97975</text:p>
          </table:table-cell>
          <table:table-cell office:value-type="float" office:value="109.79154">
            <text:p>109.79154</text:p>
          </table:table-cell>
          <table:table-cell office:value-type="float" office:value="104.79204">
            <text:p>104.79204</text:p>
          </table:table-cell>
          <table:table-cell office:value-type="float" office:value="98.7686">
            <text:p>98.7686</text:p>
          </table:table-cell>
          <table:table-cell office:value-type="float" office:value="93.64248">
            <text:p>93.64248</text:p>
          </table:table-cell>
          <table:table-cell office:value-type="float" office:value="88.978165">
            <text:p>88.978165</text:p>
          </table:table-cell>
          <table:table-cell office:value-type="float" office:value="100.865395">
            <text:p>100.865395</text:p>
          </table:table-cell>
          <table:table-cell office:value-type="float" office:value="84.891266">
            <text:p>84.891266</text:p>
          </table:table-cell>
          <table:table-cell office:value-type="float" office:value="69.09031">
            <text:p>69.09031</text:p>
          </table:table-cell>
          <table:table-cell office:value-type="float" office:value="67.3332">
            <text:p>67.3332</text:p>
          </table:table-cell>
          <table:table-cell office:value-type="float" office:value="87.353584">
            <text:p>87.353584</text:p>
          </table:table-cell>
          <table:table-cell office:value-type="float" office:value="75.72844">
            <text:p>75.72844</text:p>
          </table:table-cell>
          <table:table-cell office:value-type="float" office:value="71.80784">
            <text:p>71.80784</text:p>
          </table:table-cell>
          <table:table-cell office:value-type="float" office:value="66.82121">
            <text:p>66.82121</text:p>
          </table:table-cell>
          <table:table-cell office:value-type="float" office:value="68.39192">
            <text:p>68.39192</text:p>
          </table:table-cell>
          <table:table-cell office:value-type="float" office:value="66.355">
            <text:p>66.355</text:p>
          </table:table-cell>
          <table:table-cell office:value-type="float" office:value="66.88254">
            <text:p>66.88254</text:p>
          </table:table-cell>
          <table:table-cell office:value-type="float" office:value="68.651344">
            <text:p>68.651344</text:p>
          </table:table-cell>
          <table:table-cell office:value-type="float" office:value="71.65024">
            <text:p>71.65024</text:p>
          </table:table-cell>
          <table:table-cell office:value-type="float" office:value="73.7226">
            <text:p>73.7226</text:p>
          </table:table-cell>
          <table:table-cell office:value-type="float" office:value="77.231224">
            <text:p>77.231224</text:p>
          </table:table-cell>
          <table:table-cell office:value-type="float" office:value="75.320854">
            <text:p>75.320854</text:p>
          </table:table-cell>
          <table:table-cell office:value-type="float" office:value="78.02692">
            <text:p>78.02692</text:p>
          </table:table-cell>
          <table:table-cell office:value-type="float" office:value="77.91255">
            <text:p>77.91255</text:p>
          </table:table-cell>
          <table:table-cell office:value-type="float" office:value="79.29872">
            <text:p>79.29872</text:p>
          </table:table-cell>
          <table:table-cell office:value-type="float" office:value="80.03112">
            <text:p>80.03112</text:p>
          </table:table-cell>
          <table:table-cell office:value-type="float" office:value="81.66967">
            <text:p>81.66967</text:p>
          </table:table-cell>
          <table:table-cell office:value-type="float" office:value="77.74612">
            <text:p>77.74612</text:p>
          </table:table-cell>
          <table:table-cell office:value-type="float" office:value="76.9687">
            <text:p>76.9687</text:p>
          </table:table-cell>
          <table:table-cell office:value-type="float" office:value="75.067024">
            <text:p>75.067024</text:p>
          </table:table-cell>
          <table:table-cell office:value-type="float" office:value="76.68512">
            <text:p>76.68512</text:p>
          </table:table-cell>
          <table:table-cell office:value-type="float" office:value="76.94517">
            <text:p>76.94517</text:p>
          </table:table-cell>
          <table:table-cell office:value-type="float" office:value="81.09469">
            <text:p>81.09469</text:p>
          </table:table-cell>
          <table:table-cell office:value-type="float" office:value="84.130905">
            <text:p>84.130905</text:p>
          </table:table-cell>
          <table:table-cell office:value-type="float" office:value="88.13878">
            <text:p>88.13878</text:p>
          </table:table-cell>
          <table:table-cell office:value-type="float" office:value="88.12557">
            <text:p>88.12557</text:p>
          </table:table-cell>
          <table:table-cell office:value-type="float" office:value="86.56046">
            <text:p>86.56046</text:p>
          </table:table-cell>
          <table:table-cell office:value-type="float" office:value="85.74626">
            <text:p>85.74626</text:p>
          </table:table-cell>
          <table:table-cell office:value-type="float" office:value="86.768776">
            <text:p>86.768776</text:p>
          </table:table-cell>
          <table:table-cell office:value-type="float" office:value="85.3506">
            <text:p>85.3506</text:p>
          </table:table-cell>
          <table:table-cell office:value-type="float" office:value="85.4621">
            <text:p>85.4621</text:p>
          </table:table-cell>
          <table:table-cell office:value-type="float" office:value="90.37245">
            <text:p>90.37245</text:p>
          </table:table-cell>
          <table:table-cell office:value-type="float" office:value="90.24922">
            <text:p>90.24922</text:p>
          </table:table-cell>
          <table:table-cell office:value-type="float" office:value="90.4046">
            <text:p>90.4046</text:p>
          </table:table-cell>
          <table:table-cell office:value-type="float" office:value="89.79387">
            <text:p>89.79387</text:p>
          </table:table-cell>
          <table:table-cell office:value-type="float" office:value="91.04259">
            <text:p>91.04259</text:p>
          </table:table-cell>
          <table:table-cell office:value-type="float" office:value="91.632645">
            <text:p>91.632645</text:p>
          </table:table-cell>
          <table:table-cell office:value-type="float" office:value="88.77891">
            <text:p>88.77891</text:p>
          </table:table-cell>
          <table:table-cell office:value-type="float" office:value="90.36723">
            <text:p>90.36723</text:p>
          </table:table-cell>
          <table:table-cell office:value-type="float" office:value="89.814476">
            <text:p>89.814476</text:p>
          </table:table-cell>
          <table:table-cell office:value-type="float" office:value="89.314384">
            <text:p>89.314384</text:p>
          </table:table-cell>
          <table:table-cell office:value-type="float" office:value="89.58586">
            <text:p>89.58586</text:p>
          </table:table-cell>
          <table:table-cell office:value-type="float" office:value="86.4486">
            <text:p>86.4486</text:p>
          </table:table-cell>
          <table:table-cell office:value-type="float" office:value="89.675674">
            <text:p>89.675674</text:p>
          </table:table-cell>
          <table:table-cell office:value-type="float" office:value="87.17994">
            <text:p>87.17994</text:p>
          </table:table-cell>
          <table:table-cell office:value-type="float" office:value="83.80891">
            <text:p>83.80891</text:p>
          </table:table-cell>
          <table:table-cell office:value-type="float" office:value="85.386505">
            <text:p>85.386505</text:p>
          </table:table-cell>
          <table:table-cell office:value-type="float" office:value="85.6975">
            <text:p>85.6975</text:p>
          </table:table-cell>
          <table:table-cell office:value-type="float" office:value="80.055595">
            <text:p>80.055595</text:p>
          </table:table-cell>
          <table:table-cell office:value-type="float" office:value="80.47423">
            <text:p>80.47423</text:p>
          </table:table-cell>
          <table:table-cell office:value-type="float" office:value="76.708275">
            <text:p>76.708275</text:p>
          </table:table-cell>
          <table:table-cell office:value-type="float" office:value="76.05044">
            <text:p>76.05044</text:p>
          </table:table-cell>
          <table:table-cell office:value-type="float" office:value="78.343056">
            <text:p>78.343056</text:p>
          </table:table-cell>
          <table:table-cell office:value-type="float" office:value="75.17512">
            <text:p>75.17512</text:p>
          </table:table-cell>
          <table:table-cell office:value-type="float" office:value="78.04447">
            <text:p>78.04447</text:p>
          </table:table-cell>
          <table:table-cell office:value-type="float" office:value="74.72209">
            <text:p>74.72209</text:p>
          </table:table-cell>
          <table:table-cell office:value-type="float" office:value="72.93618">
            <text:p>72.93618</text:p>
          </table:table-cell>
          <table:table-cell office:value-type="float" office:value="76.36022">
            <text:p>76.36022</text:p>
          </table:table-cell>
          <table:table-cell office:value-type="float" office:value="76.16142">
            <text:p>76.16142</text:p>
          </table:table-cell>
          <table:table-cell office:value-type="float" office:value="74.8323">
            <text:p>74.8323</text:p>
          </table:table-cell>
          <table:table-cell office:value-type="float" office:value="72.9437">
            <text:p>72.9437</text:p>
          </table:table-cell>
          <table:table-cell office:value-type="float" office:value="73.004974">
            <text:p>73.004974</text:p>
          </table:table-cell>
          <table:table-cell office:value-type="float" office:value="73.30048">
            <text:p>73.30048</text:p>
          </table:table-cell>
          <table:table-cell office:value-type="float" office:value="73.60508">
            <text:p>73.60508</text:p>
          </table:table-cell>
          <table:table-cell office:value-type="float" office:value="75.32333">
            <text:p>75.32333</text:p>
          </table:table-cell>
          <table:table-cell office:value-type="float" office:value="74.90576">
            <text:p>74.90576</text:p>
          </table:table-cell>
          <table:table-cell office:value-type="float" office:value="73.72598">
            <text:p>73.72598</text:p>
          </table:table-cell>
          <table:table-cell office:value-type="float" office:value="74.234764">
            <text:p>74.234764</text:p>
          </table:table-cell>
          <table:table-cell office:value-type="float" office:value="76.71206">
            <text:p>76.71206</text:p>
          </table:table-cell>
          <table:table-cell office:value-type="float" office:value="76.39978">
            <text:p>76.39978</text:p>
          </table:table-cell>
          <table:table-cell office:value-type="float" office:value="78.423195">
            <text:p>78.423195</text:p>
          </table:table-cell>
          <table:table-cell office:value-type="float" office:value="80.447784">
            <text:p>80.447784</text:p>
          </table:table-cell>
          <table:table-cell office:value-type="float" office:value="82.036156">
            <text:p>82.036156</text:p>
          </table:table-cell>
          <table:table-cell office:value-type="float" office:value="78.708206">
            <text:p>78.708206</text:p>
          </table:table-cell>
          <table:table-cell office:value-type="float" office:value="79.9276">
            <text:p>79.9276</text:p>
          </table:table-cell>
          <table:table-cell office:value-type="float" office:value="80.38708">
            <text:p>80.38708</text:p>
          </table:table-cell>
          <table:table-cell office:value-type="float" office:value="77.86693">
            <text:p>77.86693</text:p>
          </table:table-cell>
          <table:table-cell office:value-type="float" office:value="74.66996">
            <text:p>74.66996</text:p>
          </table:table-cell>
          <table:table-cell office:value-type="float" office:value="76.73877">
            <text:p>76.73877</text:p>
          </table:table-cell>
          <table:table-cell office:value-type="float" office:value="77.466415">
            <text:p>77.466415</text:p>
          </table:table-cell>
          <table:table-cell office:value-type="float" office:value="77.3724">
            <text:p>77.3724</text:p>
          </table:table-cell>
          <table:table-cell office:value-type="float" office:value="80.29057">
            <text:p>80.29057</text:p>
          </table:table-cell>
          <table:table-cell office:value-type="float" office:value="77.73381">
            <text:p>77.73381</text:p>
          </table:table-cell>
          <table:table-cell office:value-type="float" office:value="74.79298">
            <text:p>74.79298</text:p>
          </table:table-cell>
          <table:table-cell office:value-type="float" office:value="75.44596">
            <text:p>75.44596</text:p>
          </table:table-cell>
          <table:table-cell office:value-type="float" office:value="73.8777">
            <text:p>73.8777</text:p>
          </table:table-cell>
          <table:table-cell office:value-type="float" office:value="74.007095">
            <text:p>74.007095</text:p>
          </table:table-cell>
          <table:table-cell office:value-type="float" office:value="78.75222">
            <text:p>78.75222</text:p>
          </table:table-cell>
          <table:table-cell office:value-type="float" office:value="82.98542">
            <text:p>82.98542</text:p>
          </table:table-cell>
          <table:table-cell office:value-type="float" office:value="84.741">
            <text:p>84.741</text:p>
          </table:table-cell>
          <table:table-cell office:value-type="float" office:value="86.20593">
            <text:p>86.20593</text:p>
          </table:table-cell>
          <table:table-cell office:value-type="float" office:value="85.929695">
            <text:p>85.929695</text:p>
          </table:table-cell>
          <table:table-cell office:value-type="float" office:value="88.709496">
            <text:p>88.709496</text:p>
          </table:table-cell>
          <table:table-cell office:value-type="float" office:value="84.8141">
            <text:p>84.8141</text:p>
          </table:table-cell>
          <table:table-cell office:value-type="float" office:value="86.14629">
            <text:p>86.14629</text:p>
          </table:table-cell>
          <table:table-cell office:value-type="float" office:value="85.28478">
            <text:p>85.28478</text:p>
          </table:table-cell>
          <table:table-cell office:value-type="float" office:value="90.531136">
            <text:p>90.531136</text:p>
          </table:table-cell>
          <table:table-cell office:value-type="float" office:value="92.282074">
            <text:p>92.282074</text:p>
          </table:table-cell>
          <table:table-cell office:value-type="float" office:value="103.54561">
            <text:p>103.54561</text:p>
          </table:table-cell>
          <table:table-cell office:value-type="float" office:value="107.61063">
            <text:p>107.61063</text:p>
          </table:table-cell>
          <table:table-cell office:value-type="float" office:value="121.94962">
            <text:p>121.94962</text:p>
          </table:table-cell>
          <table:table-cell office:value-type="float" office:value="138.07664">
            <text:p>138.07664</text:p>
          </table:table-cell>
          <table:table-cell office:value-type="float" office:value="155.60326">
            <text:p>155.60326</text:p>
          </table:table-cell>
          <table:table-cell office:value-type="float" office:value="163.80675">
            <text:p>163.80675</text:p>
          </table:table-cell>
          <table:table-cell office:value-type="float" office:value="153.45737">
            <text:p>153.45737</text:p>
          </table:table-cell>
          <table:table-cell office:value-type="float" office:value="179.20796">
            <text:p>179.20796</text:p>
          </table:table-cell>
          <table:table-cell office:value-type="float" office:value="199.03009">
            <text:p>199.0300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shoulder</text:p>
          </table:table-cell>
          <table:table-cell office:value-type="float" office:value="81.98682">
            <text:p>81.98682</text:p>
          </table:table-cell>
          <table:table-cell office:value-type="float" office:value="74.94636">
            <text:p>74.94636</text:p>
          </table:table-cell>
          <table:table-cell office:value-type="float" office:value="71.42648">
            <text:p>71.42648</text:p>
          </table:table-cell>
          <table:table-cell office:value-type="float" office:value="64.37772">
            <text:p>64.37772</text:p>
          </table:table-cell>
          <table:table-cell office:value-type="float" office:value="63.87696">
            <text:p>63.87696</text:p>
          </table:table-cell>
          <table:table-cell office:value-type="float" office:value="61.021038">
            <text:p>61.021038</text:p>
          </table:table-cell>
          <table:table-cell office:value-type="float" office:value="56.4979">
            <text:p>56.4979</text:p>
          </table:table-cell>
          <table:table-cell office:value-type="float" office:value="53.827812">
            <text:p>53.827812</text:p>
          </table:table-cell>
          <table:table-cell office:value-type="float" office:value="53.723812">
            <text:p>53.723812</text:p>
          </table:table-cell>
          <table:table-cell office:value-type="float" office:value="54.764477">
            <text:p>54.764477</text:p>
          </table:table-cell>
          <table:table-cell office:value-type="float" office:value="55.77613">
            <text:p>55.77613</text:p>
          </table:table-cell>
          <table:table-cell office:value-type="float" office:value="56.98646">
            <text:p>56.98646</text:p>
          </table:table-cell>
          <table:table-cell office:value-type="float" office:value="54.079494">
            <text:p>54.079494</text:p>
          </table:table-cell>
          <table:table-cell office:value-type="float" office:value="54.251907">
            <text:p>54.251907</text:p>
          </table:table-cell>
          <table:table-cell office:value-type="float" office:value="55.851562">
            <text:p>55.851562</text:p>
          </table:table-cell>
          <table:table-cell office:value-type="float" office:value="56.33451">
            <text:p>56.33451</text:p>
          </table:table-cell>
          <table:table-cell office:value-type="float" office:value="56.66706">
            <text:p>56.66706</text:p>
          </table:table-cell>
          <table:table-cell office:value-type="float" office:value="56.543667">
            <text:p>56.543667</text:p>
          </table:table-cell>
          <table:table-cell office:value-type="float" office:value="56.732773">
            <text:p>56.732773</text:p>
          </table:table-cell>
          <table:table-cell office:value-type="float" office:value="57.136826">
            <text:p>57.136826</text:p>
          </table:table-cell>
          <table:table-cell office:value-type="float" office:value="56.784954">
            <text:p>56.784954</text:p>
          </table:table-cell>
          <table:table-cell office:value-type="float" office:value="56.801735">
            <text:p>56.801735</text:p>
          </table:table-cell>
          <table:table-cell office:value-type="float" office:value="55.525646">
            <text:p>55.525646</text:p>
          </table:table-cell>
          <table:table-cell office:value-type="float" office:value="56.12237">
            <text:p>56.12237</text:p>
          </table:table-cell>
          <table:table-cell office:value-type="float" office:value="56.406334">
            <text:p>56.406334</text:p>
          </table:table-cell>
          <table:table-cell office:value-type="float" office:value="57.467285">
            <text:p>57.467285</text:p>
          </table:table-cell>
          <table:table-cell office:value-type="float" office:value="59.484295">
            <text:p>59.484295</text:p>
          </table:table-cell>
          <table:table-cell office:value-type="float" office:value="60.811523">
            <text:p>60.811523</text:p>
          </table:table-cell>
          <table:table-cell office:value-type="float" office:value="61.81311">
            <text:p>61.81311</text:p>
          </table:table-cell>
          <table:table-cell office:value-type="float" office:value="60.989082">
            <text:p>60.989082</text:p>
          </table:table-cell>
          <table:table-cell office:value-type="float" office:value="57.61406">
            <text:p>57.61406</text:p>
          </table:table-cell>
          <table:table-cell office:value-type="float" office:value="54.993385">
            <text:p>54.993385</text:p>
          </table:table-cell>
          <table:table-cell office:value-type="float" office:value="54.474537">
            <text:p>54.474537</text:p>
          </table:table-cell>
          <table:table-cell office:value-type="float" office:value="57.13534">
            <text:p>57.13534</text:p>
          </table:table-cell>
          <table:table-cell office:value-type="float" office:value="60.932777">
            <text:p>60.932777</text:p>
          </table:table-cell>
          <table:table-cell office:value-type="float" office:value="65.410675">
            <text:p>65.410675</text:p>
          </table:table-cell>
          <table:table-cell office:value-type="float" office:value="66.76824">
            <text:p>66.76824</text:p>
          </table:table-cell>
          <table:table-cell office:value-type="float" office:value="70.57009">
            <text:p>70.57009</text:p>
          </table:table-cell>
          <table:table-cell office:value-type="float" office:value="76.32435">
            <text:p>76.32435</text:p>
          </table:table-cell>
          <table:table-cell office:value-type="float" office:value="80.02419">
            <text:p>80.02419</text:p>
          </table:table-cell>
          <table:table-cell office:value-type="float" office:value="78.88058">
            <text:p>78.88058</text:p>
          </table:table-cell>
          <table:table-cell office:value-type="float" office:value="74.25055">
            <text:p>74.25055</text:p>
          </table:table-cell>
          <table:table-cell office:value-type="float" office:value="74.6053">
            <text:p>74.6053</text:p>
          </table:table-cell>
          <table:table-cell office:value-type="float" office:value="76.059074">
            <text:p>76.059074</text:p>
          </table:table-cell>
          <table:table-cell office:value-type="float" office:value="70.80523">
            <text:p>70.80523</text:p>
          </table:table-cell>
          <table:table-cell office:value-type="float" office:value="74.035675">
            <text:p>74.035675</text:p>
          </table:table-cell>
          <table:table-cell office:value-type="float" office:value="72.31692">
            <text:p>72.31692</text:p>
          </table:table-cell>
          <table:table-cell office:value-type="float" office:value="71.81938">
            <text:p>71.81938</text:p>
          </table:table-cell>
          <table:table-cell office:value-type="float" office:value="71.8846">
            <text:p>71.8846</text:p>
          </table:table-cell>
          <table:table-cell office:value-type="float" office:value="71.72898">
            <text:p>71.72898</text:p>
          </table:table-cell>
          <table:table-cell office:value-type="float" office:value="72.416954">
            <text:p>72.416954</text:p>
          </table:table-cell>
          <table:table-cell office:value-type="float" office:value="72.12243">
            <text:p>72.12243</text:p>
          </table:table-cell>
          <table:table-cell office:value-type="float" office:value="71.83283">
            <text:p>71.83283</text:p>
          </table:table-cell>
          <table:table-cell office:value-type="float" office:value="70.59258">
            <text:p>70.59258</text:p>
          </table:table-cell>
          <table:table-cell office:value-type="float" office:value="71.211">
            <text:p>71.211</text:p>
          </table:table-cell>
          <table:table-cell office:value-type="float" office:value="71.99228">
            <text:p>71.99228</text:p>
          </table:table-cell>
          <table:table-cell office:value-type="float" office:value="69.08272">
            <text:p>69.08272</text:p>
          </table:table-cell>
          <table:table-cell office:value-type="float" office:value="71.34563">
            <text:p>71.34563</text:p>
          </table:table-cell>
          <table:table-cell office:value-type="float" office:value="67.51534">
            <text:p>67.51534</text:p>
          </table:table-cell>
          <table:table-cell office:value-type="float" office:value="68.3974">
            <text:p>68.3974</text:p>
          </table:table-cell>
          <table:table-cell office:value-type="float" office:value="66.84543">
            <text:p>66.84543</text:p>
          </table:table-cell>
          <table:table-cell office:value-type="float" office:value="67.275314">
            <text:p>67.275314</text:p>
          </table:table-cell>
          <table:table-cell office:value-type="float" office:value="69.68743">
            <text:p>69.68743</text:p>
          </table:table-cell>
          <table:table-cell office:value-type="float" office:value="68.2965">
            <text:p>68.2965</text:p>
          </table:table-cell>
          <table:table-cell office:value-type="float" office:value="64.80273">
            <text:p>64.80273</text:p>
          </table:table-cell>
          <table:table-cell office:value-type="float" office:value="63.295742">
            <text:p>63.295742</text:p>
          </table:table-cell>
          <table:table-cell office:value-type="float" office:value="62.892475">
            <text:p>62.892475</text:p>
          </table:table-cell>
          <table:table-cell office:value-type="float" office:value="62.61932">
            <text:p>62.61932</text:p>
          </table:table-cell>
          <table:table-cell office:value-type="float" office:value="61.297928">
            <text:p>61.297928</text:p>
          </table:table-cell>
          <table:table-cell office:value-type="float" office:value="61.35799">
            <text:p>61.35799</text:p>
          </table:table-cell>
          <table:table-cell office:value-type="float" office:value="61.49375">
            <text:p>61.49375</text:p>
          </table:table-cell>
          <table:table-cell office:value-type="float" office:value="59.89018">
            <text:p>59.89018</text:p>
          </table:table-cell>
          <table:table-cell office:value-type="float" office:value="60.08346">
            <text:p>60.08346</text:p>
          </table:table-cell>
          <table:table-cell office:value-type="float" office:value="57.186012">
            <text:p>57.186012</text:p>
          </table:table-cell>
          <table:table-cell office:value-type="float" office:value="56.762558">
            <text:p>56.762558</text:p>
          </table:table-cell>
          <table:table-cell office:value-type="float" office:value="53.93738">
            <text:p>53.93738</text:p>
          </table:table-cell>
          <table:table-cell office:value-type="float" office:value="54.131763">
            <text:p>54.131763</text:p>
          </table:table-cell>
          <table:table-cell office:value-type="float" office:value="54.793163">
            <text:p>54.793163</text:p>
          </table:table-cell>
          <table:table-cell office:value-type="float" office:value="54.435432">
            <text:p>54.435432</text:p>
          </table:table-cell>
          <table:table-cell office:value-type="float" office:value="55.118305">
            <text:p>55.118305</text:p>
          </table:table-cell>
          <table:table-cell office:value-type="float" office:value="55.926712">
            <text:p>55.926712</text:p>
          </table:table-cell>
          <table:table-cell office:value-type="float" office:value="56.367386">
            <text:p>56.367386</text:p>
          </table:table-cell>
          <table:table-cell office:value-type="float" office:value="56.208557">
            <text:p>56.208557</text:p>
          </table:table-cell>
          <table:table-cell office:value-type="float" office:value="56.099247">
            <text:p>56.099247</text:p>
          </table:table-cell>
          <table:table-cell office:value-type="float" office:value="55.9948">
            <text:p>55.9948</text:p>
          </table:table-cell>
          <table:table-cell office:value-type="float" office:value="56.39318">
            <text:p>56.39318</text:p>
          </table:table-cell>
          <table:table-cell office:value-type="float" office:value="58.27601">
            <text:p>58.27601</text:p>
          </table:table-cell>
          <table:table-cell office:value-type="float" office:value="57.450787">
            <text:p>57.450787</text:p>
          </table:table-cell>
          <table:table-cell office:value-type="float" office:value="55.647358">
            <text:p>55.647358</text:p>
          </table:table-cell>
          <table:table-cell office:value-type="float" office:value="53.742886">
            <text:p>53.742886</text:p>
          </table:table-cell>
          <table:table-cell office:value-type="float" office:value="53.399418">
            <text:p>53.399418</text:p>
          </table:table-cell>
          <table:table-cell office:value-type="float" office:value="54.049862">
            <text:p>54.049862</text:p>
          </table:table-cell>
          <table:table-cell office:value-type="float" office:value="53.6308">
            <text:p>53.6308</text:p>
          </table:table-cell>
          <table:table-cell office:value-type="float" office:value="53.131268">
            <text:p>53.131268</text:p>
          </table:table-cell>
          <table:table-cell office:value-type="float" office:value="54.55007">
            <text:p>54.55007</text:p>
          </table:table-cell>
          <table:table-cell office:value-type="float" office:value="55.43822">
            <text:p>55.43822</text:p>
          </table:table-cell>
          <table:table-cell office:value-type="float" office:value="57.01815">
            <text:p>57.01815</text:p>
          </table:table-cell>
          <table:table-cell office:value-type="float" office:value="59.01956">
            <text:p>59.01956</text:p>
          </table:table-cell>
          <table:table-cell office:value-type="float" office:value="58.742123">
            <text:p>58.742123</text:p>
          </table:table-cell>
          <table:table-cell office:value-type="float" office:value="59.696632">
            <text:p>59.696632</text:p>
          </table:table-cell>
          <table:table-cell office:value-type="float" office:value="59.242466">
            <text:p>59.242466</text:p>
          </table:table-cell>
          <table:table-cell office:value-type="float" office:value="60.666702">
            <text:p>60.666702</text:p>
          </table:table-cell>
          <table:table-cell office:value-type="float" office:value="60.396008">
            <text:p>60.396008</text:p>
          </table:table-cell>
          <table:table-cell office:value-type="float" office:value="61.245518">
            <text:p>61.245518</text:p>
          </table:table-cell>
          <table:table-cell office:value-type="float" office:value="61.702835">
            <text:p>61.702835</text:p>
          </table:table-cell>
          <table:table-cell office:value-type="float" office:value="60.215263">
            <text:p>60.215263</text:p>
          </table:table-cell>
          <table:table-cell office:value-type="float" office:value="58.87348">
            <text:p>58.87348</text:p>
          </table:table-cell>
          <table:table-cell office:value-type="float" office:value="56.346073">
            <text:p>56.346073</text:p>
          </table:table-cell>
          <table:table-cell office:value-type="float" office:value="58.468727">
            <text:p>58.468727</text:p>
          </table:table-cell>
          <table:table-cell office:value-type="float" office:value="57.223392">
            <text:p>57.223392</text:p>
          </table:table-cell>
          <table:table-cell office:value-type="float" office:value="54.150528">
            <text:p>54.150528</text:p>
          </table:table-cell>
          <table:table-cell office:value-type="float" office:value="57.201466">
            <text:p>57.201466</text:p>
          </table:table-cell>
          <table:table-cell office:value-type="float" office:value="55.065857">
            <text:p>55.065857</text:p>
          </table:table-cell>
          <table:table-cell office:value-type="float" office:value="54.303425">
            <text:p>54.303425</text:p>
          </table:table-cell>
          <table:table-cell office:value-type="float" office:value="52.54816">
            <text:p>52.54816</text:p>
          </table:table-cell>
          <table:table-cell office:value-type="float" office:value="52.42132">
            <text:p>52.42132</text:p>
          </table:table-cell>
          <table:table-cell office:value-type="float" office:value="55.175632">
            <text:p>55.175632</text:p>
          </table:table-cell>
          <table:table-cell office:value-type="float" office:value="52.90165">
            <text:p>52.90165</text:p>
          </table:table-cell>
          <table:table-cell office:value-type="float" office:value="51.878613">
            <text:p>51.878613</text:p>
          </table:table-cell>
          <table:table-cell office:value-type="float" office:value="49.65807">
            <text:p>49.65807</text:p>
          </table:table-cell>
          <table:table-cell office:value-type="float" office:value="51.874954">
            <text:p>51.874954</text:p>
          </table:table-cell>
          <table:table-cell office:value-type="float" office:value="48.070305">
            <text:p>48.070305</text:p>
          </table:table-cell>
          <table:table-cell office:value-type="float" office:value="49.427654">
            <text:p>49.427654</text:p>
          </table:table-cell>
          <table:table-cell office:value-type="float" office:value="47.794136">
            <text:p>47.794136</text:p>
          </table:table-cell>
          <table:table-cell office:value-type="float" office:value="48.83354">
            <text:p>48.83354</text:p>
          </table:table-cell>
          <table:table-cell office:value-type="float" office:value="46.516167">
            <text:p>46.516167</text:p>
          </table:table-cell>
          <table:table-cell office:value-type="float" office:value="49.030857">
            <text:p>49.030857</text:p>
          </table:table-cell>
          <table:table-cell office:value-type="float" office:value="48.705868">
            <text:p>48.705868</text:p>
          </table:table-cell>
          <table:table-cell office:value-type="float" office:value="52.66153">
            <text:p>52.66153</text:p>
          </table:table-cell>
          <table:table-cell office:value-type="float" office:value="47.649055">
            <text:p>47.649055</text:p>
          </table:table-cell>
          <table:table-cell office:value-type="float" office:value="53.809635">
            <text:p>53.809635</text:p>
          </table:table-cell>
          <table:table-cell office:value-type="float" office:value="51.456177">
            <text:p>51.456177</text:p>
          </table:table-cell>
          <table:table-cell office:value-type="float" office:value="44.607445">
            <text:p>44.607445</text:p>
          </table:table-cell>
          <table:table-cell office:value-type="float" office:value="51.186577">
            <text:p>51.186577</text:p>
          </table:table-cell>
          <table:table-cell office:value-type="float" office:value="56.964695">
            <text:p>56.964695</text:p>
          </table:table-cell>
          <table:table-cell office:value-type="float" office:value="58.14285">
            <text:p>58.14285</text:p>
          </table:table-cell>
          <table:table-cell office:value-type="float" office:value="58.03791">
            <text:p>58.03791</text:p>
          </table:table-cell>
          <table:table-cell office:value-type="float" office:value="49.500828">
            <text:p>49.500828</text:p>
          </table:table-cell>
          <table:table-cell office:value-type="float" office:value="52.929325">
            <text:p>52.929325</text:p>
          </table:table-cell>
          <table:table-cell office:value-type="float" office:value="54.176895">
            <text:p>54.176895</text:p>
          </table:table-cell>
          <table:table-cell office:value-type="float" office:value="61.653484">
            <text:p>61.653484</text:p>
          </table:table-cell>
          <table:table-cell office:value-type="float" office:value="18.006046">
            <text:p>18.006046</text:p>
          </table:table-cell>
          <table:table-cell office:value-type="float" office:value="34.176495">
            <text:p>34.17649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19.163635">
            <text:p>119.163635</text:p>
          </table:table-cell>
          <table:table-cell office:value-type="float" office:value="112.93272">
            <text:p>112.93272</text:p>
          </table:table-cell>
          <table:table-cell office:value-type="float" office:value="113.088295">
            <text:p>113.088295</text:p>
          </table:table-cell>
          <table:table-cell office:value-type="float" office:value="124.108635">
            <text:p>124.108635</text:p>
          </table:table-cell>
          <table:table-cell office:value-type="float" office:value="128.13084">
            <text:p>128.13084</text:p>
          </table:table-cell>
          <table:table-cell office:value-type="float" office:value="116.56572">
            <text:p>116.56572</text:p>
          </table:table-cell>
          <table:table-cell office:value-type="float" office:value="129.01437">
            <text:p>129.01437</text:p>
          </table:table-cell>
          <table:table-cell office:value-type="float" office:value="129.39844">
            <text:p>129.39844</text:p>
          </table:table-cell>
          <table:table-cell office:value-type="float" office:value="125.106346">
            <text:p>125.106346</text:p>
          </table:table-cell>
          <table:table-cell office:value-type="float" office:value="123.63258">
            <text:p>123.63258</text:p>
          </table:table-cell>
          <table:table-cell office:value-type="float" office:value="125.57325">
            <text:p>125.57325</text:p>
          </table:table-cell>
          <table:table-cell office:value-type="float" office:value="127.965904">
            <text:p>127.965904</text:p>
          </table:table-cell>
          <table:table-cell office:value-type="float" office:value="127.85517">
            <text:p>127.85517</text:p>
          </table:table-cell>
          <table:table-cell office:value-type="float" office:value="123.1806">
            <text:p>123.1806</text:p>
          </table:table-cell>
          <table:table-cell office:value-type="float" office:value="121.7751">
            <text:p>121.7751</text:p>
          </table:table-cell>
          <table:table-cell office:value-type="float" office:value="123.04557">
            <text:p>123.04557</text:p>
          </table:table-cell>
          <table:table-cell office:value-type="float" office:value="119.04124">
            <text:p>119.04124</text:p>
          </table:table-cell>
          <table:table-cell office:value-type="float" office:value="116.76311">
            <text:p>116.76311</text:p>
          </table:table-cell>
          <table:table-cell office:value-type="float" office:value="123.46154">
            <text:p>123.46154</text:p>
          </table:table-cell>
          <table:table-cell office:value-type="float" office:value="123.138245">
            <text:p>123.138245</text:p>
          </table:table-cell>
          <table:table-cell office:value-type="float" office:value="147.9187">
            <text:p>147.9187</text:p>
          </table:table-cell>
          <table:table-cell office:value-type="float" office:value="157.85666">
            <text:p>157.85666</text:p>
          </table:table-cell>
          <table:table-cell office:value-type="float" office:value="187.93123">
            <text:p>187.93123</text:p>
          </table:table-cell>
          <table:table-cell office:value-type="float" office:value="195.14706">
            <text:p>195.14706</text:p>
          </table:table-cell>
          <table:table-cell office:value-type="float" office:value="201.10797">
            <text:p>201.10797</text:p>
          </table:table-cell>
          <table:table-cell office:value-type="float" office:value="109.67619">
            <text:p>109.67619</text:p>
          </table:table-cell>
          <table:table-cell office:value-type="float" office:value="110.33315">
            <text:p>110.33315</text:p>
          </table:table-cell>
          <table:table-cell office:value-type="float" office:value="112.93071">
            <text:p>112.93071</text:p>
          </table:table-cell>
          <table:table-cell office:value-type="float" office:value="116.464874">
            <text:p>116.464874</text:p>
          </table:table-cell>
          <table:table-cell office:value-type="float" office:value="115.3746">
            <text:p>115.3746</text:p>
          </table:table-cell>
          <table:table-cell office:value-type="float" office:value="116.00619">
            <text:p>116.00619</text:p>
          </table:table-cell>
          <table:table-cell office:value-type="float" office:value="116.77533">
            <text:p>116.77533</text:p>
          </table:table-cell>
          <table:table-cell office:value-type="float" office:value="114.638374">
            <text:p>114.638374</text:p>
          </table:table-cell>
          <table:table-cell office:value-type="float" office:value="113.431786">
            <text:p>113.431786</text:p>
          </table:table-cell>
          <table:table-cell office:value-type="float" office:value="114.854996">
            <text:p>114.854996</text:p>
          </table:table-cell>
          <table:table-cell office:value-type="float" office:value="113.9799">
            <text:p>113.9799</text:p>
          </table:table-cell>
          <table:table-cell office:value-type="float" office:value="111.62063">
            <text:p>111.62063</text:p>
          </table:table-cell>
          <table:table-cell office:value-type="float" office:value="111.114426">
            <text:p>111.114426</text:p>
          </table:table-cell>
          <table:table-cell office:value-type="float" office:value="109.34648">
            <text:p>109.34648</text:p>
          </table:table-cell>
          <table:table-cell office:value-type="float" office:value="105.85542">
            <text:p>105.85542</text:p>
          </table:table-cell>
          <table:table-cell office:value-type="float" office:value="101.29876">
            <text:p>101.29876</text:p>
          </table:table-cell>
          <table:table-cell office:value-type="float" office:value="97.249725">
            <text:p>97.249725</text:p>
          </table:table-cell>
          <table:table-cell office:value-type="float" office:value="89.85398">
            <text:p>89.85398</text:p>
          </table:table-cell>
          <table:table-cell office:value-type="float" office:value="87.98245">
            <text:p>87.98245</text:p>
          </table:table-cell>
          <table:table-cell office:value-type="float" office:value="86.27231">
            <text:p>86.27231</text:p>
          </table:table-cell>
          <table:table-cell office:value-type="float" office:value="89.56992">
            <text:p>89.56992</text:p>
          </table:table-cell>
          <table:table-cell office:value-type="float" office:value="94.74169">
            <text:p>94.74169</text:p>
          </table:table-cell>
          <table:table-cell office:value-type="float" office:value="96.56947">
            <text:p>96.56947</text:p>
          </table:table-cell>
          <table:table-cell office:value-type="float" office:value="101.06364">
            <text:p>101.06364</text:p>
          </table:table-cell>
          <table:table-cell office:value-type="float" office:value="106.536766">
            <text:p>106.536766</text:p>
          </table:table-cell>
          <table:table-cell office:value-type="float" office:value="111.6865">
            <text:p>111.6865</text:p>
          </table:table-cell>
          <table:table-cell office:value-type="float" office:value="116.98196">
            <text:p>116.98196</text:p>
          </table:table-cell>
          <table:table-cell office:value-type="float" office:value="117.49963">
            <text:p>117.49963</text:p>
          </table:table-cell>
          <table:table-cell office:value-type="float" office:value="119.26303">
            <text:p>119.26303</text:p>
          </table:table-cell>
          <table:table-cell office:value-type="float" office:value="118.40088">
            <text:p>118.40088</text:p>
          </table:table-cell>
          <table:table-cell office:value-type="float" office:value="114.26142">
            <text:p>114.26142</text:p>
          </table:table-cell>
          <table:table-cell office:value-type="float" office:value="110.292885">
            <text:p>110.292885</text:p>
          </table:table-cell>
          <table:table-cell office:value-type="float" office:value="108.527664">
            <text:p>108.527664</text:p>
          </table:table-cell>
          <table:table-cell office:value-type="float" office:value="106.296104">
            <text:p>106.296104</text:p>
          </table:table-cell>
          <table:table-cell office:value-type="float" office:value="105.78115">
            <text:p>105.78115</text:p>
          </table:table-cell>
          <table:table-cell office:value-type="float" office:value="103.79911">
            <text:p>103.79911</text:p>
          </table:table-cell>
          <table:table-cell office:value-type="float" office:value="98.71192">
            <text:p>98.71192</text:p>
          </table:table-cell>
          <table:table-cell office:value-type="float" office:value="96.302864">
            <text:p>96.302864</text:p>
          </table:table-cell>
          <table:table-cell office:value-type="float" office:value="92.69708">
            <text:p>92.69708</text:p>
          </table:table-cell>
          <table:table-cell office:value-type="float" office:value="99.138954">
            <text:p>99.138954</text:p>
          </table:table-cell>
          <table:table-cell office:value-type="float" office:value="100.19795">
            <text:p>100.19795</text:p>
          </table:table-cell>
          <table:table-cell office:value-type="float" office:value="106.28375">
            <text:p>106.28375</text:p>
          </table:table-cell>
          <table:table-cell office:value-type="float" office:value="104.8011">
            <text:p>104.8011</text:p>
          </table:table-cell>
          <table:table-cell office:value-type="float" office:value="93.882545">
            <text:p>93.882545</text:p>
          </table:table-cell>
          <table:table-cell office:value-type="float" office:value="81.7706">
            <text:p>81.7706</text:p>
          </table:table-cell>
          <table:table-cell office:value-type="float" office:value="65.221886">
            <text:p>65.221886</text:p>
          </table:table-cell>
          <table:table-cell office:value-type="float" office:value="50.144398">
            <text:p>50.144398</text:p>
          </table:table-cell>
          <table:table-cell office:value-type="float" office:value="43.246826">
            <text:p>43.246826</text:p>
          </table:table-cell>
          <table:table-cell office:value-type="float" office:value="43.36314">
            <text:p>43.36314</text:p>
          </table:table-cell>
          <table:table-cell office:value-type="float" office:value="44.535286">
            <text:p>44.535286</text:p>
          </table:table-cell>
          <table:table-cell office:value-type="float" office:value="41.42755">
            <text:p>41.42755</text:p>
          </table:table-cell>
          <table:table-cell office:value-type="float" office:value="48.290283">
            <text:p>48.290283</text:p>
          </table:table-cell>
          <table:table-cell office:value-type="float" office:value="51.31947">
            <text:p>51.31947</text:p>
          </table:table-cell>
          <table:table-cell office:value-type="float" office:value="55.961857">
            <text:p>55.961857</text:p>
          </table:table-cell>
          <table:table-cell office:value-type="float" office:value="52.44268">
            <text:p>52.44268</text:p>
          </table:table-cell>
          <table:table-cell office:value-type="float" office:value="56.236126">
            <text:p>56.236126</text:p>
          </table:table-cell>
          <table:table-cell office:value-type="float" office:value="55.335274">
            <text:p>55.335274</text:p>
          </table:table-cell>
          <table:table-cell office:value-type="float" office:value="57.0474">
            <text:p>57.0474</text:p>
          </table:table-cell>
          <table:table-cell office:value-type="float" office:value="63.075947">
            <text:p>63.075947</text:p>
          </table:table-cell>
          <table:table-cell office:value-type="float" office:value="64.3587">
            <text:p>64.3587</text:p>
          </table:table-cell>
          <table:table-cell office:value-type="float" office:value="62.4045">
            <text:p>62.4045</text:p>
          </table:table-cell>
          <table:table-cell office:value-type="float" office:value="63.020905">
            <text:p>63.020905</text:p>
          </table:table-cell>
          <table:table-cell office:value-type="float" office:value="64.46291">
            <text:p>64.46291</text:p>
          </table:table-cell>
          <table:table-cell office:value-type="float" office:value="63.649616">
            <text:p>63.649616</text:p>
          </table:table-cell>
          <table:table-cell office:value-type="float" office:value="63.203056">
            <text:p>63.203056</text:p>
          </table:table-cell>
          <table:table-cell office:value-type="float" office:value="63.822887">
            <text:p>63.822887</text:p>
          </table:table-cell>
          <table:table-cell office:value-type="float" office:value="60.997112">
            <text:p>60.997112</text:p>
          </table:table-cell>
          <table:table-cell office:value-type="float" office:value="61.656178">
            <text:p>61.656178</text:p>
          </table:table-cell>
          <table:table-cell office:value-type="float" office:value="60.22168">
            <text:p>60.22168</text:p>
          </table:table-cell>
          <table:table-cell office:value-type="float" office:value="60.44617">
            <text:p>60.44617</text:p>
          </table:table-cell>
          <table:table-cell office:value-type="float" office:value="62.21549">
            <text:p>62.21549</text:p>
          </table:table-cell>
          <table:table-cell office:value-type="float" office:value="64.39961">
            <text:p>64.39961</text:p>
          </table:table-cell>
          <table:table-cell office:value-type="float" office:value="65.888664">
            <text:p>65.888664</text:p>
          </table:table-cell>
          <table:table-cell office:value-type="float" office:value="63.785954">
            <text:p>63.785954</text:p>
          </table:table-cell>
          <table:table-cell office:value-type="float" office:value="60.737213">
            <text:p>60.737213</text:p>
          </table:table-cell>
          <table:table-cell office:value-type="float" office:value="58.477173">
            <text:p>58.477173</text:p>
          </table:table-cell>
          <table:table-cell office:value-type="float" office:value="57.34438">
            <text:p>57.34438</text:p>
          </table:table-cell>
          <table:table-cell office:value-type="float" office:value="54.887394">
            <text:p>54.887394</text:p>
          </table:table-cell>
          <table:table-cell office:value-type="float" office:value="52.39405">
            <text:p>52.39405</text:p>
          </table:table-cell>
          <table:table-cell office:value-type="float" office:value="50.6709">
            <text:p>50.6709</text:p>
          </table:table-cell>
          <table:table-cell office:value-type="float" office:value="51.77998">
            <text:p>51.77998</text:p>
          </table:table-cell>
          <table:table-cell office:value-type="float" office:value="51.17299">
            <text:p>51.17299</text:p>
          </table:table-cell>
          <table:table-cell office:value-type="float" office:value="48.82456">
            <text:p>48.82456</text:p>
          </table:table-cell>
          <table:table-cell office:value-type="float" office:value="48.925957">
            <text:p>48.925957</text:p>
          </table:table-cell>
          <table:table-cell office:value-type="float" office:value="47.130272">
            <text:p>47.130272</text:p>
          </table:table-cell>
          <table:table-cell office:value-type="float" office:value="47.30545">
            <text:p>47.30545</text:p>
          </table:table-cell>
          <table:table-cell office:value-type="float" office:value="49.018">
            <text:p>49.018</text:p>
          </table:table-cell>
          <table:table-cell office:value-type="float" office:value="50.17486">
            <text:p>50.17486</text:p>
          </table:table-cell>
          <table:table-cell office:value-type="float" office:value="52.132225">
            <text:p>52.132225</text:p>
          </table:table-cell>
          <table:table-cell office:value-type="float" office:value="54.017914">
            <text:p>54.017914</text:p>
          </table:table-cell>
          <table:table-cell office:value-type="float" office:value="54.223564">
            <text:p>54.223564</text:p>
          </table:table-cell>
          <table:table-cell office:value-type="float" office:value="54.723103">
            <text:p>54.723103</text:p>
          </table:table-cell>
          <table:table-cell office:value-type="float" office:value="55.248253">
            <text:p>55.248253</text:p>
          </table:table-cell>
          <table:table-cell office:value-type="float" office:value="56.25228">
            <text:p>56.25228</text:p>
          </table:table-cell>
          <table:table-cell office:value-type="float" office:value="56.000896">
            <text:p>56.000896</text:p>
          </table:table-cell>
          <table:table-cell office:value-type="float" office:value="57.59157">
            <text:p>57.59157</text:p>
          </table:table-cell>
          <table:table-cell office:value-type="float" office:value="58.7082">
            <text:p>58.7082</text:p>
          </table:table-cell>
          <table:table-cell office:value-type="float" office:value="59.713245">
            <text:p>59.713245</text:p>
          </table:table-cell>
          <table:table-cell office:value-type="float" office:value="61.00241">
            <text:p>61.00241</text:p>
          </table:table-cell>
          <table:table-cell office:value-type="float" office:value="59.46935">
            <text:p>59.46935</text:p>
          </table:table-cell>
          <table:table-cell office:value-type="float" office:value="58.90165">
            <text:p>58.90165</text:p>
          </table:table-cell>
          <table:table-cell office:value-type="float" office:value="59.609505">
            <text:p>59.609505</text:p>
          </table:table-cell>
          <table:table-cell office:value-type="float" office:value="60.40966">
            <text:p>60.40966</text:p>
          </table:table-cell>
          <table:table-cell office:value-type="float" office:value="60.02296">
            <text:p>60.02296</text:p>
          </table:table-cell>
          <table:table-cell office:value-type="float" office:value="60.057423">
            <text:p>60.057423</text:p>
          </table:table-cell>
          <table:table-cell office:value-type="float" office:value="60.975994">
            <text:p>60.975994</text:p>
          </table:table-cell>
          <table:table-cell office:value-type="float" office:value="62.010147">
            <text:p>62.010147</text:p>
          </table:table-cell>
          <table:table-cell office:value-type="float" office:value="62.106125">
            <text:p>62.106125</text:p>
          </table:table-cell>
          <table:table-cell office:value-type="float" office:value="61.885494">
            <text:p>61.885494</text:p>
          </table:table-cell>
          <table:table-cell office:value-type="float" office:value="61.525078">
            <text:p>61.525078</text:p>
          </table:table-cell>
          <table:table-cell office:value-type="float" office:value="62.556606">
            <text:p>62.556606</text:p>
          </table:table-cell>
          <table:table-cell office:value-type="float" office:value="60.937183">
            <text:p>60.937183</text:p>
          </table:table-cell>
          <table:table-cell office:value-type="float" office:value="61.55215">
            <text:p>61.55215</text:p>
          </table:table-cell>
          <table:table-cell office:value-type="float" office:value="61.185734">
            <text:p>61.185734</text:p>
          </table:table-cell>
          <table:table-cell office:value-type="float" office:value="60.41229">
            <text:p>60.41229</text:p>
          </table:table-cell>
          <table:table-cell office:value-type="float" office:value="61.40386">
            <text:p>61.40386</text:p>
          </table:table-cell>
          <table:table-cell office:value-type="float" office:value="62.525887">
            <text:p>62.525887</text:p>
          </table:table-cell>
          <table:table-cell office:value-type="float" office:value="60.480927">
            <text:p>60.480927</text:p>
          </table:table-cell>
          <table:table-cell office:value-type="float" office:value="59.200314">
            <text:p>59.200314</text:p>
          </table:table-cell>
          <table:table-cell office:value-type="float" office:value="56.930286">
            <text:p>56.930286</text:p>
          </table:table-cell>
          <table:table-cell office:value-type="float" office:value="55.829166">
            <text:p>55.829166</text:p>
          </table:table-cell>
          <table:table-cell office:value-type="float" office:value="54.64402">
            <text:p>54.64402</text:p>
          </table:table-cell>
          <table:table-cell office:value-type="float" office:value="54.549282">
            <text:p>54.549282</text:p>
          </table:table-cell>
          <table:table-cell office:value-type="float" office:value="53.281647">
            <text:p>53.281647</text:p>
          </table:table-cell>
          <table:table-cell office:value-type="float" office:value="50.908928">
            <text:p>50.908928</text:p>
          </table:table-cell>
          <table:table-cell office:value-type="float" office:value="50.75384">
            <text:p>50.75384</text:p>
          </table:table-cell>
          <table:table-cell office:value-type="float" office:value="48.708652">
            <text:p>48.708652</text:p>
          </table:table-cell>
          <table:table-cell office:value-type="float" office:value="48.446026">
            <text:p>48.446026</text:p>
          </table:table-cell>
          <table:table-cell office:value-type="float" office:value="48.183147">
            <text:p>48.183147</text:p>
          </table:table-cell>
          <table:table-cell office:value-type="float" office:value="46.86474">
            <text:p>46.86474</text:p>
          </table:table-cell>
          <table:table-cell office:value-type="float" office:value="46.729015">
            <text:p>46.729015</text:p>
          </table:table-cell>
          <table:table-cell office:value-type="float" office:value="45.128376">
            <text:p>45.128376</text:p>
          </table:table-cell>
          <table:table-cell office:value-type="float" office:value="46.315605">
            <text:p>46.315605</text:p>
          </table:table-cell>
          <table:table-cell office:value-type="float" office:value="45.29857">
            <text:p>45.29857</text:p>
          </table:table-cell>
          <table:table-cell office:value-type="float" office:value="44.9154">
            <text:p>44.9154</text:p>
          </table:table-cell>
          <table:table-cell office:value-type="float" office:value="44.251076">
            <text:p>44.251076</text:p>
          </table:table-cell>
          <table:table-cell office:value-type="float" office:value="45.284573">
            <text:p>45.284573</text:p>
          </table:table-cell>
          <table:table-cell office:value-type="float" office:value="46.249146">
            <text:p>46.249146</text:p>
          </table:table-cell>
          <table:table-cell office:value-type="float" office:value="46.79318">
            <text:p>46.79318</text:p>
          </table:table-cell>
          <table:table-cell office:value-type="float" office:value="49.455093">
            <text:p>49.455093</text:p>
          </table:table-cell>
          <table:table-cell office:value-type="float" office:value="49.157604">
            <text:p>49.157604</text:p>
          </table:table-cell>
          <table:table-cell office:value-type="float" office:value="50.668156">
            <text:p>50.668156</text:p>
          </table:table-cell>
          <table:table-cell office:value-type="float" office:value="51.016113">
            <text:p>51.016113</text:p>
          </table:table-cell>
          <table:table-cell office:value-type="float" office:value="51.95868">
            <text:p>51.95868</text:p>
          </table:table-cell>
          <table:table-cell office:value-type="float" office:value="52.255634">
            <text:p>52.255634</text:p>
          </table:table-cell>
          <table:table-cell office:value-type="float" office:value="51.993206">
            <text:p>51.993206</text:p>
          </table:table-cell>
          <table:table-cell office:value-type="float" office:value="53.015854">
            <text:p>53.015854</text:p>
          </table:table-cell>
          <table:table-cell office:value-type="float" office:value="61.34585">
            <text:p>61.34585</text:p>
          </table:table-cell>
          <table:table-cell office:value-type="float" office:value="69.16857">
            <text:p>69.16857</text:p>
          </table:table-cell>
          <table:table-cell office:value-type="float" office:value="88.178696">
            <text:p>88.178696</text:p>
          </table:table-cell>
          <table:table-cell office:value-type="float" office:value="108.89705">
            <text:p>108.89705</text:p>
          </table:table-cell>
          <table:table-cell office:value-type="float" office:value="138.10434">
            <text:p>138.10434</text:p>
          </table:table-cell>
          <table:table-cell office:value-type="float" office:value="166.8738">
            <text:p>166.8738</text:p>
          </table:table-cell>
          <table:table-cell office:value-type="float" office:value="155.7472">
            <text:p>155.7472</text:p>
          </table:table-cell>
          <table:table-cell office:value-type="float" office:value="169.81714">
            <text:p>169.81714</text:p>
          </table:table-cell>
          <table:table-cell office:value-type="float" office:value="188.19308">
            <text:p>188.1930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arm</text:p>
          </table:table-cell>
          <table:table-cell office:value-type="float" office:value="55.90199">
            <text:p>55.90199</text:p>
          </table:table-cell>
          <table:table-cell office:value-type="float" office:value="52.36481">
            <text:p>52.36481</text:p>
          </table:table-cell>
          <table:table-cell office:value-type="float" office:value="47.826508">
            <text:p>47.826508</text:p>
          </table:table-cell>
          <table:table-cell office:value-type="float" office:value="45.222496">
            <text:p>45.222496</text:p>
          </table:table-cell>
          <table:table-cell office:value-type="float" office:value="45.691017">
            <text:p>45.691017</text:p>
          </table:table-cell>
          <table:table-cell office:value-type="float" office:value="45.326885">
            <text:p>45.326885</text:p>
          </table:table-cell>
          <table:table-cell office:value-type="float" office:value="46.83333">
            <text:p>46.83333</text:p>
          </table:table-cell>
          <table:table-cell office:value-type="float" office:value="44.862984">
            <text:p>44.862984</text:p>
          </table:table-cell>
          <table:table-cell office:value-type="float" office:value="47.64438">
            <text:p>47.64438</text:p>
          </table:table-cell>
          <table:table-cell office:value-type="float" office:value="48.436676">
            <text:p>48.436676</text:p>
          </table:table-cell>
          <table:table-cell office:value-type="float" office:value="41.795208">
            <text:p>41.795208</text:p>
          </table:table-cell>
          <table:table-cell office:value-type="float" office:value="47.049725">
            <text:p>47.049725</text:p>
          </table:table-cell>
          <table:table-cell office:value-type="float" office:value="46.411648">
            <text:p>46.411648</text:p>
          </table:table-cell>
          <table:table-cell office:value-type="float" office:value="49.01625">
            <text:p>49.01625</text:p>
          </table:table-cell>
          <table:table-cell office:value-type="float" office:value="51.285183">
            <text:p>51.285183</text:p>
          </table:table-cell>
          <table:table-cell office:value-type="float" office:value="53.261868">
            <text:p>53.261868</text:p>
          </table:table-cell>
          <table:table-cell office:value-type="float" office:value="52.587875">
            <text:p>52.587875</text:p>
          </table:table-cell>
          <table:table-cell office:value-type="float" office:value="54.006557">
            <text:p>54.006557</text:p>
          </table:table-cell>
          <table:table-cell office:value-type="float" office:value="55.491657">
            <text:p>55.491657</text:p>
          </table:table-cell>
          <table:table-cell office:value-type="float" office:value="56.481194">
            <text:p>56.481194</text:p>
          </table:table-cell>
          <table:table-cell office:value-type="float" office:value="53.737576">
            <text:p>53.737576</text:p>
          </table:table-cell>
          <table:table-cell office:value-type="float" office:value="53.252335">
            <text:p>53.252335</text:p>
          </table:table-cell>
          <table:table-cell office:value-type="float" office:value="53.83489">
            <text:p>53.83489</text:p>
          </table:table-cell>
          <table:table-cell office:value-type="float" office:value="53.097404">
            <text:p>53.097404</text:p>
          </table:table-cell>
          <table:table-cell office:value-type="float" office:value="52.85955">
            <text:p>52.85955</text:p>
          </table:table-cell>
          <table:table-cell office:value-type="float" office:value="53.15443">
            <text:p>53.15443</text:p>
          </table:table-cell>
          <table:table-cell office:value-type="float" office:value="51.629818">
            <text:p>51.629818</text:p>
          </table:table-cell>
          <table:table-cell office:value-type="float" office:value="49.096878">
            <text:p>49.096878</text:p>
          </table:table-cell>
          <table:table-cell office:value-type="float" office:value="47.286324">
            <text:p>47.286324</text:p>
          </table:table-cell>
          <table:table-cell office:value-type="float" office:value="47.241302">
            <text:p>47.241302</text:p>
          </table:table-cell>
          <table:table-cell office:value-type="float" office:value="44.088097">
            <text:p>44.088097</text:p>
          </table:table-cell>
          <table:table-cell office:value-type="float" office:value="44.922237">
            <text:p>44.922237</text:p>
          </table:table-cell>
          <table:table-cell office:value-type="float" office:value="45.000507">
            <text:p>45.000507</text:p>
          </table:table-cell>
          <table:table-cell office:value-type="float" office:value="45.529377">
            <text:p>45.529377</text:p>
          </table:table-cell>
          <table:table-cell office:value-type="float" office:value="49.74285">
            <text:p>49.74285</text:p>
          </table:table-cell>
          <table:table-cell office:value-type="float" office:value="48.85424">
            <text:p>48.85424</text:p>
          </table:table-cell>
          <table:table-cell office:value-type="float" office:value="47.907654">
            <text:p>47.907654</text:p>
          </table:table-cell>
          <table:table-cell office:value-type="float" office:value="47.60268">
            <text:p>47.60268</text:p>
          </table:table-cell>
          <table:table-cell office:value-type="float" office:value="50.49201">
            <text:p>50.49201</text:p>
          </table:table-cell>
          <table:table-cell office:value-type="float" office:value="48.59176">
            <text:p>48.59176</text:p>
          </table:table-cell>
          <table:table-cell office:value-type="float" office:value="48.62455">
            <text:p>48.62455</text:p>
          </table:table-cell>
          <table:table-cell office:value-type="float" office:value="47.539104">
            <text:p>47.539104</text:p>
          </table:table-cell>
          <table:table-cell office:value-type="float" office:value="50.658463">
            <text:p>50.658463</text:p>
          </table:table-cell>
          <table:table-cell office:value-type="float" office:value="46.635086">
            <text:p>46.635086</text:p>
          </table:table-cell>
          <table:table-cell office:value-type="float" office:value="45.244846">
            <text:p>45.244846</text:p>
          </table:table-cell>
          <table:table-cell office:value-type="float" office:value="42.471664">
            <text:p>42.471664</text:p>
          </table:table-cell>
          <table:table-cell office:value-type="float" office:value="44.856438">
            <text:p>44.856438</text:p>
          </table:table-cell>
          <table:table-cell office:value-type="float" office:value="43.60939">
            <text:p>43.60939</text:p>
          </table:table-cell>
          <table:table-cell office:value-type="float" office:value="44.5665">
            <text:p>44.5665</text:p>
          </table:table-cell>
          <table:table-cell office:value-type="float" office:value="43.14799">
            <text:p>43.14799</text:p>
          </table:table-cell>
          <table:table-cell office:value-type="float" office:value="41.563217">
            <text:p>41.563217</text:p>
          </table:table-cell>
          <table:table-cell office:value-type="float" office:value="42.41895">
            <text:p>42.41895</text:p>
          </table:table-cell>
          <table:table-cell office:value-type="float" office:value="40.577343">
            <text:p>40.577343</text:p>
          </table:table-cell>
          <table:table-cell office:value-type="float" office:value="41.361015">
            <text:p>41.361015</text:p>
          </table:table-cell>
          <table:table-cell office:value-type="float" office:value="40.654434">
            <text:p>40.654434</text:p>
          </table:table-cell>
          <table:table-cell office:value-type="float" office:value="40.454662">
            <text:p>40.454662</text:p>
          </table:table-cell>
          <table:table-cell office:value-type="float" office:value="38.659203">
            <text:p>38.659203</text:p>
          </table:table-cell>
          <table:table-cell office:value-type="float" office:value="40.00994">
            <text:p>40.00994</text:p>
          </table:table-cell>
          <table:table-cell office:value-type="float" office:value="42.487385">
            <text:p>42.487385</text:p>
          </table:table-cell>
          <table:table-cell office:value-type="float" office:value="43.140953">
            <text:p>43.140953</text:p>
          </table:table-cell>
          <table:table-cell office:value-type="float" office:value="44.2246">
            <text:p>44.2246</text:p>
          </table:table-cell>
          <table:table-cell office:value-type="float" office:value="43.59141">
            <text:p>43.59141</text:p>
          </table:table-cell>
          <table:table-cell office:value-type="float" office:value="44.0474">
            <text:p>44.0474</text:p>
          </table:table-cell>
          <table:table-cell office:value-type="float" office:value="43.84033">
            <text:p>43.84033</text:p>
          </table:table-cell>
          <table:table-cell office:value-type="float" office:value="44.101086">
            <text:p>44.101086</text:p>
          </table:table-cell>
          <table:table-cell office:value-type="float" office:value="46.763866">
            <text:p>46.763866</text:p>
          </table:table-cell>
          <table:table-cell office:value-type="float" office:value="48.69363">
            <text:p>48.69363</text:p>
          </table:table-cell>
          <table:table-cell office:value-type="float" office:value="51.976986">
            <text:p>51.976986</text:p>
          </table:table-cell>
          <table:table-cell office:value-type="float" office:value="51.94846">
            <text:p>51.94846</text:p>
          </table:table-cell>
          <table:table-cell office:value-type="float" office:value="51.206676">
            <text:p>51.206676</text:p>
          </table:table-cell>
          <table:table-cell office:value-type="float" office:value="52.75053">
            <text:p>52.75053</text:p>
          </table:table-cell>
          <table:table-cell office:value-type="float" office:value="52.262955">
            <text:p>52.262955</text:p>
          </table:table-cell>
          <table:table-cell office:value-type="float" office:value="52.98074">
            <text:p>52.98074</text:p>
          </table:table-cell>
          <table:table-cell office:value-type="float" office:value="52.69418">
            <text:p>52.69418</text:p>
          </table:table-cell>
          <table:table-cell office:value-type="float" office:value="51.996124">
            <text:p>51.996124</text:p>
          </table:table-cell>
          <table:table-cell office:value-type="float" office:value="50.1591">
            <text:p>50.1591</text:p>
          </table:table-cell>
          <table:table-cell office:value-type="float" office:value="49.91079">
            <text:p>49.91079</text:p>
          </table:table-cell>
          <table:table-cell office:value-type="float" office:value="49.67635">
            <text:p>49.67635</text:p>
          </table:table-cell>
          <table:table-cell office:value-type="float" office:value="52.91772">
            <text:p>52.91772</text:p>
          </table:table-cell>
          <table:table-cell office:value-type="float" office:value="57.721962">
            <text:p>57.721962</text:p>
          </table:table-cell>
          <table:table-cell office:value-type="float" office:value="54.87216">
            <text:p>54.87216</text:p>
          </table:table-cell>
          <table:table-cell office:value-type="float" office:value="56.29828">
            <text:p>56.29828</text:p>
          </table:table-cell>
          <table:table-cell office:value-type="float" office:value="52.8959">
            <text:p>52.8959</text:p>
          </table:table-cell>
          <table:table-cell office:value-type="float" office:value="61.71348">
            <text:p>61.71348</text:p>
          </table:table-cell>
          <table:table-cell office:value-type="float" office:value="67.674774">
            <text:p>67.674774</text:p>
          </table:table-cell>
          <table:table-cell office:value-type="float" office:value="65.89159">
            <text:p>65.89159</text:p>
          </table:table-cell>
          <table:table-cell office:value-type="float" office:value="62.096264">
            <text:p>62.096264</text:p>
          </table:table-cell>
          <table:table-cell office:value-type="float" office:value="61.56494">
            <text:p>61.56494</text:p>
          </table:table-cell>
          <table:table-cell office:value-type="float" office:value="59.74691">
            <text:p>59.74691</text:p>
          </table:table-cell>
          <table:table-cell office:value-type="float" office:value="57.307495">
            <text:p>57.307495</text:p>
          </table:table-cell>
          <table:table-cell office:value-type="float" office:value="58.2261">
            <text:p>58.2261</text:p>
          </table:table-cell>
          <table:table-cell office:value-type="float" office:value="57.818054">
            <text:p>57.818054</text:p>
          </table:table-cell>
          <table:table-cell office:value-type="float" office:value="57.34495">
            <text:p>57.34495</text:p>
          </table:table-cell>
          <table:table-cell office:value-type="float" office:value="59.06979">
            <text:p>59.06979</text:p>
          </table:table-cell>
          <table:table-cell office:value-type="float" office:value="58.82409">
            <text:p>58.82409</text:p>
          </table:table-cell>
          <table:table-cell office:value-type="float" office:value="57.392128">
            <text:p>57.392128</text:p>
          </table:table-cell>
          <table:table-cell office:value-type="float" office:value="56.4742">
            <text:p>56.4742</text:p>
          </table:table-cell>
          <table:table-cell office:value-type="float" office:value="57.932816">
            <text:p>57.932816</text:p>
          </table:table-cell>
          <table:table-cell office:value-type="float" office:value="56.515694">
            <text:p>56.515694</text:p>
          </table:table-cell>
          <table:table-cell office:value-type="float" office:value="59.22334">
            <text:p>59.22334</text:p>
          </table:table-cell>
          <table:table-cell office:value-type="float" office:value="59.489635">
            <text:p>59.489635</text:p>
          </table:table-cell>
          <table:table-cell office:value-type="float" office:value="64.01678">
            <text:p>64.01678</text:p>
          </table:table-cell>
          <table:table-cell office:value-type="float" office:value="65.71394">
            <text:p>65.71394</text:p>
          </table:table-cell>
          <table:table-cell office:value-type="float" office:value="65.19799">
            <text:p>65.19799</text:p>
          </table:table-cell>
          <table:table-cell office:value-type="float" office:value="63.588474">
            <text:p>63.588474</text:p>
          </table:table-cell>
          <table:table-cell office:value-type="float" office:value="63.014744">
            <text:p>63.014744</text:p>
          </table:table-cell>
          <table:table-cell office:value-type="float" office:value="65.23291">
            <text:p>65.23291</text:p>
          </table:table-cell>
          <table:table-cell office:value-type="float" office:value="64.93558">
            <text:p>64.93558</text:p>
          </table:table-cell>
          <table:table-cell office:value-type="float" office:value="68.18555">
            <text:p>68.18555</text:p>
          </table:table-cell>
          <table:table-cell office:value-type="float" office:value="71.045296">
            <text:p>71.045296</text:p>
          </table:table-cell>
          <table:table-cell office:value-type="float" office:value="74.16438">
            <text:p>74.16438</text:p>
          </table:table-cell>
          <table:table-cell office:value-type="float" office:value="73.99727">
            <text:p>73.99727</text:p>
          </table:table-cell>
          <table:table-cell office:value-type="float" office:value="73.18112">
            <text:p>73.18112</text:p>
          </table:table-cell>
          <table:table-cell office:value-type="float" office:value="66.83327">
            <text:p>66.83327</text:p>
          </table:table-cell>
          <table:table-cell office:value-type="float" office:value="67.45957">
            <text:p>67.45957</text:p>
          </table:table-cell>
          <table:table-cell office:value-type="float" office:value="63.754093">
            <text:p>63.754093</text:p>
          </table:table-cell>
          <table:table-cell office:value-type="float" office:value="62.65248">
            <text:p>62.65248</text:p>
          </table:table-cell>
          <table:table-cell office:value-type="float" office:value="64.3695">
            <text:p>64.3695</text:p>
          </table:table-cell>
          <table:table-cell office:value-type="float" office:value="65.82231">
            <text:p>65.82231</text:p>
          </table:table-cell>
          <table:table-cell office:value-type="float" office:value="63.43488">
            <text:p>63.43488</text:p>
          </table:table-cell>
          <table:table-cell office:value-type="float" office:value="62.443542">
            <text:p>62.443542</text:p>
          </table:table-cell>
          <table:table-cell office:value-type="float" office:value="59.198757">
            <text:p>59.198757</text:p>
          </table:table-cell>
          <table:table-cell office:value-type="float" office:value="59.609474">
            <text:p>59.609474</text:p>
          </table:table-cell>
          <table:table-cell office:value-type="float" office:value="55.762215">
            <text:p>55.762215</text:p>
          </table:table-cell>
          <table:table-cell office:value-type="float" office:value="53.76722">
            <text:p>53.76722</text:p>
          </table:table-cell>
          <table:table-cell office:value-type="float" office:value="53.806065">
            <text:p>53.806065</text:p>
          </table:table-cell>
          <table:table-cell office:value-type="float" office:value="51.096943">
            <text:p>51.096943</text:p>
          </table:table-cell>
          <table:table-cell office:value-type="float" office:value="50.767475">
            <text:p>50.767475</text:p>
          </table:table-cell>
          <table:table-cell office:value-type="float" office:value="53.75724">
            <text:p>53.75724</text:p>
          </table:table-cell>
          <table:table-cell office:value-type="float" office:value="50.26282">
            <text:p>50.26282</text:p>
          </table:table-cell>
          <table:table-cell office:value-type="float" office:value="52.07085">
            <text:p>52.07085</text:p>
          </table:table-cell>
          <table:table-cell office:value-type="float" office:value="52.1955">
            <text:p>52.1955</text:p>
          </table:table-cell>
          <table:table-cell office:value-type="float" office:value="49.13628">
            <text:p>49.13628</text:p>
          </table:table-cell>
          <table:table-cell office:value-type="float" office:value="43.129803">
            <text:p>43.129803</text:p>
          </table:table-cell>
          <table:table-cell office:value-type="float" office:value="40.56737">
            <text:p>40.56737</text:p>
          </table:table-cell>
          <table:table-cell office:value-type="float" office:value="37.30815">
            <text:p>37.30815</text:p>
          </table:table-cell>
          <table:table-cell office:value-type="float" office:value="20.018803">
            <text:p>20.01880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7.28339">
            <text:p>177.28339</text:p>
          </table:table-cell>
          <table:table-cell office:value-type="float" office:value="155.90118">
            <text:p>155.90118</text:p>
          </table:table-cell>
          <table:table-cell office:value-type="float" office:value="150.68564">
            <text:p>150.68564</text:p>
          </table:table-cell>
          <table:table-cell office:value-type="float" office:value="142.29262">
            <text:p>142.29262</text:p>
          </table:table-cell>
          <table:table-cell office:value-type="float" office:value="129.38033">
            <text:p>129.38033</text:p>
          </table:table-cell>
          <table:table-cell office:value-type="float" office:value="151.75029">
            <text:p>151.75029</text:p>
          </table:table-cell>
          <table:table-cell office:value-type="float" office:value="255.08844">
            <text:p>255.08844</text:p>
          </table:table-cell>
          <table:table-cell office:value-type="float" office:value="218.19893">
            <text:p>218.19893</text:p>
          </table:table-cell>
          <table:table-cell office:value-type="float" office:value="202.10426">
            <text:p>202.10426</text:p>
          </table:table-cell>
          <table:table-cell office:value-type="float" office:value="170.364">
            <text:p>170.364</text:p>
          </table:table-cell>
          <table:table-cell office:value-type="float" office:value="165.39043">
            <text:p>165.39043</text:p>
          </table:table-cell>
          <table:table-cell office:value-type="float" office:value="160.21925">
            <text:p>160.21925</text:p>
          </table:table-cell>
          <table:table-cell office:value-type="float" office:value="154.29184">
            <text:p>154.29184</text:p>
          </table:table-cell>
          <table:table-cell office:value-type="float" office:value="151.73294">
            <text:p>151.73294</text:p>
          </table:table-cell>
          <table:table-cell office:value-type="float" office:value="147.62077">
            <text:p>147.62077</text:p>
          </table:table-cell>
          <table:table-cell office:value-type="float" office:value="144.86797">
            <text:p>144.86797</text:p>
          </table:table-cell>
          <table:table-cell office:value-type="float" office:value="141.2445">
            <text:p>141.2445</text:p>
          </table:table-cell>
          <table:table-cell office:value-type="float" office:value="145.27437">
            <text:p>145.27437</text:p>
          </table:table-cell>
          <table:table-cell office:value-type="float" office:value="144.97224">
            <text:p>144.97224</text:p>
          </table:table-cell>
          <table:table-cell office:value-type="float" office:value="179.0178">
            <text:p>179.0178</text:p>
          </table:table-cell>
          <table:table-cell office:value-type="float" office:value="186.64609">
            <text:p>186.64609</text:p>
          </table:table-cell>
          <table:table-cell office:value-type="float" office:value="182.07632">
            <text:p>182.07632</text:p>
          </table:table-cell>
          <table:table-cell office:value-type="float" office:value="179.27437">
            <text:p>179.27437</text:p>
          </table:table-cell>
          <table:table-cell office:value-type="float" office:value="139.68263">
            <text:p>139.68263</text:p>
          </table:table-cell>
          <table:table-cell office:value-type="float" office:value="128.7061">
            <text:p>128.7061</text:p>
          </table:table-cell>
          <table:table-cell office:value-type="float" office:value="56.28948">
            <text:p>56.28948</text:p>
          </table:table-cell>
          <table:table-cell office:value-type="float" office:value="56.30235">
            <text:p>56.30235</text:p>
          </table:table-cell>
          <table:table-cell office:value-type="float" office:value="64.30956">
            <text:p>64.30956</text:p>
          </table:table-cell>
          <table:table-cell office:value-type="float" office:value="68.4635">
            <text:p>68.4635</text:p>
          </table:table-cell>
          <table:table-cell office:value-type="float" office:value="81.06015">
            <text:p>81.06015</text:p>
          </table:table-cell>
          <table:table-cell office:value-type="float" office:value="80.82154">
            <text:p>80.82154</text:p>
          </table:table-cell>
          <table:table-cell office:value-type="float" office:value="82.738106">
            <text:p>82.738106</text:p>
          </table:table-cell>
          <table:table-cell office:value-type="float" office:value="82.09418">
            <text:p>82.09418</text:p>
          </table:table-cell>
          <table:table-cell office:value-type="float" office:value="81.76353">
            <text:p>81.76353</text:p>
          </table:table-cell>
          <table:table-cell office:value-type="float" office:value="79.64737">
            <text:p>79.64737</text:p>
          </table:table-cell>
          <table:table-cell office:value-type="float" office:value="81.37215">
            <text:p>81.37215</text:p>
          </table:table-cell>
          <table:table-cell office:value-type="float" office:value="82.24922">
            <text:p>82.24922</text:p>
          </table:table-cell>
          <table:table-cell office:value-type="float" office:value="81.47917">
            <text:p>81.47917</text:p>
          </table:table-cell>
          <table:table-cell office:value-type="float" office:value="82.347084">
            <text:p>82.347084</text:p>
          </table:table-cell>
          <table:table-cell office:value-type="float" office:value="83.50757">
            <text:p>83.50757</text:p>
          </table:table-cell>
          <table:table-cell office:value-type="float" office:value="87.261314">
            <text:p>87.261314</text:p>
          </table:table-cell>
          <table:table-cell office:value-type="float" office:value="92.0479">
            <text:p>92.0479</text:p>
          </table:table-cell>
          <table:table-cell office:value-type="float" office:value="99.8827">
            <text:p>99.8827</text:p>
          </table:table-cell>
          <table:table-cell office:value-type="float" office:value="98.91486">
            <text:p>98.91486</text:p>
          </table:table-cell>
          <table:table-cell office:value-type="float" office:value="97.08451">
            <text:p>97.08451</text:p>
          </table:table-cell>
          <table:table-cell office:value-type="float" office:value="95.24825">
            <text:p>95.24825</text:p>
          </table:table-cell>
          <table:table-cell office:value-type="float" office:value="97.10488">
            <text:p>97.10488</text:p>
          </table:table-cell>
          <table:table-cell office:value-type="float" office:value="98.09176">
            <text:p>98.09176</text:p>
          </table:table-cell>
          <table:table-cell office:value-type="float" office:value="101.08735">
            <text:p>101.08735</text:p>
          </table:table-cell>
          <table:table-cell office:value-type="float" office:value="104.927505">
            <text:p>104.927505</text:p>
          </table:table-cell>
          <table:table-cell office:value-type="float" office:value="104.40516">
            <text:p>104.40516</text:p>
          </table:table-cell>
          <table:table-cell office:value-type="float" office:value="100.01123">
            <text:p>100.01123</text:p>
          </table:table-cell>
          <table:table-cell office:value-type="float" office:value="94.97785">
            <text:p>94.97785</text:p>
          </table:table-cell>
          <table:table-cell office:value-type="float" office:value="90.8907">
            <text:p>90.8907</text:p>
          </table:table-cell>
          <table:table-cell office:value-type="float" office:value="85.22123">
            <text:p>85.22123</text:p>
          </table:table-cell>
          <table:table-cell office:value-type="float" office:value="81.39815">
            <text:p>81.39815</text:p>
          </table:table-cell>
          <table:table-cell office:value-type="float" office:value="77.23817">
            <text:p>77.23817</text:p>
          </table:table-cell>
          <table:table-cell office:value-type="float" office:value="75.43569">
            <text:p>75.43569</text:p>
          </table:table-cell>
          <table:table-cell office:value-type="float" office:value="73.801414">
            <text:p>73.801414</text:p>
          </table:table-cell>
          <table:table-cell office:value-type="float" office:value="71.527565">
            <text:p>71.527565</text:p>
          </table:table-cell>
          <table:table-cell office:value-type="float" office:value="71.22446">
            <text:p>71.22446</text:p>
          </table:table-cell>
          <table:table-cell office:value-type="float" office:value="68.71011">
            <text:p>68.71011</text:p>
          </table:table-cell>
          <table:table-cell office:value-type="float" office:value="65.19083">
            <text:p>65.19083</text:p>
          </table:table-cell>
          <table:table-cell office:value-type="float" office:value="67.86708">
            <text:p>67.86708</text:p>
          </table:table-cell>
          <table:table-cell office:value-type="float" office:value="67.60381">
            <text:p>67.60381</text:p>
          </table:table-cell>
          <table:table-cell office:value-type="float" office:value="68.39982">
            <text:p>68.39982</text:p>
          </table:table-cell>
          <table:table-cell office:value-type="float" office:value="71.47951">
            <text:p>71.47951</text:p>
          </table:table-cell>
          <table:table-cell office:value-type="float" office:value="64.475945">
            <text:p>64.475945</text:p>
          </table:table-cell>
          <table:table-cell office:value-type="float" office:value="64.98991">
            <text:p>64.98991</text:p>
          </table:table-cell>
          <table:table-cell office:value-type="float" office:value="62.678135">
            <text:p>62.678135</text:p>
          </table:table-cell>
          <table:table-cell office:value-type="float" office:value="57.322117">
            <text:p>57.322117</text:p>
          </table:table-cell>
          <table:table-cell office:value-type="float" office:value="54.983402">
            <text:p>54.983402</text:p>
          </table:table-cell>
          <table:table-cell office:value-type="float" office:value="51.717148">
            <text:p>51.717148</text:p>
          </table:table-cell>
          <table:table-cell office:value-type="float" office:value="51.219692">
            <text:p>51.219692</text:p>
          </table:table-cell>
          <table:table-cell office:value-type="float" office:value="55.997524">
            <text:p>55.997524</text:p>
          </table:table-cell>
          <table:table-cell office:value-type="float" office:value="74.491615">
            <text:p>74.491615</text:p>
          </table:table-cell>
          <table:table-cell office:value-type="float" office:value="82.26466">
            <text:p>82.26466</text:p>
          </table:table-cell>
          <table:table-cell office:value-type="float" office:value="91.60713">
            <text:p>91.60713</text:p>
          </table:table-cell>
          <table:table-cell office:value-type="float" office:value="93.50109">
            <text:p>93.50109</text:p>
          </table:table-cell>
          <table:table-cell office:value-type="float" office:value="97.70587">
            <text:p>97.70587</text:p>
          </table:table-cell>
          <table:table-cell office:value-type="float" office:value="97.13613">
            <text:p>97.13613</text:p>
          </table:table-cell>
          <table:table-cell office:value-type="float" office:value="96.74659">
            <text:p>96.74659</text:p>
          </table:table-cell>
          <table:table-cell office:value-type="float" office:value="98.21162">
            <text:p>98.21162</text:p>
          </table:table-cell>
          <table:table-cell office:value-type="float" office:value="90.150185">
            <text:p>90.150185</text:p>
          </table:table-cell>
          <table:table-cell office:value-type="float" office:value="93.77167">
            <text:p>93.77167</text:p>
          </table:table-cell>
          <table:table-cell office:value-type="float" office:value="96.19938">
            <text:p>96.19938</text:p>
          </table:table-cell>
          <table:table-cell office:value-type="float" office:value="92.402504">
            <text:p>92.402504</text:p>
          </table:table-cell>
          <table:table-cell office:value-type="float" office:value="84.03969">
            <text:p>84.03969</text:p>
          </table:table-cell>
          <table:table-cell office:value-type="float" office:value="83.5045">
            <text:p>83.5045</text:p>
          </table:table-cell>
          <table:table-cell office:value-type="float" office:value="79.077126">
            <text:p>79.077126</text:p>
          </table:table-cell>
          <table:table-cell office:value-type="float" office:value="77.687515">
            <text:p>77.687515</text:p>
          </table:table-cell>
          <table:table-cell office:value-type="float" office:value="79.94286">
            <text:p>79.94286</text:p>
          </table:table-cell>
          <table:table-cell office:value-type="float" office:value="78.91159">
            <text:p>78.91159</text:p>
          </table:table-cell>
          <table:table-cell office:value-type="float" office:value="78.26873">
            <text:p>78.26873</text:p>
          </table:table-cell>
          <table:table-cell office:value-type="float" office:value="75.99916">
            <text:p>75.99916</text:p>
          </table:table-cell>
          <table:table-cell office:value-type="float" office:value="71.45051">
            <text:p>71.45051</text:p>
          </table:table-cell>
          <table:table-cell office:value-type="float" office:value="70.62161">
            <text:p>70.62161</text:p>
          </table:table-cell>
          <table:table-cell office:value-type="float" office:value="64.958466">
            <text:p>64.958466</text:p>
          </table:table-cell>
          <table:table-cell office:value-type="float" office:value="61.483177">
            <text:p>61.483177</text:p>
          </table:table-cell>
          <table:table-cell office:value-type="float" office:value="59.842396">
            <text:p>59.842396</text:p>
          </table:table-cell>
          <table:table-cell office:value-type="float" office:value="54.977528">
            <text:p>54.977528</text:p>
          </table:table-cell>
          <table:table-cell office:value-type="float" office:value="54.123367">
            <text:p>54.123367</text:p>
          </table:table-cell>
          <table:table-cell office:value-type="float" office:value="53.379574">
            <text:p>53.379574</text:p>
          </table:table-cell>
          <table:table-cell office:value-type="float" office:value="54.48485">
            <text:p>54.48485</text:p>
          </table:table-cell>
          <table:table-cell office:value-type="float" office:value="56.546745">
            <text:p>56.546745</text:p>
          </table:table-cell>
          <table:table-cell office:value-type="float" office:value="55.061966">
            <text:p>55.061966</text:p>
          </table:table-cell>
          <table:table-cell office:value-type="float" office:value="62.41164">
            <text:p>62.41164</text:p>
          </table:table-cell>
          <table:table-cell office:value-type="float" office:value="59.606762">
            <text:p>59.606762</text:p>
          </table:table-cell>
          <table:table-cell office:value-type="float" office:value="57.8143">
            <text:p>57.8143</text:p>
          </table:table-cell>
          <table:table-cell office:value-type="float" office:value="55.0958">
            <text:p>55.0958</text:p>
          </table:table-cell>
          <table:table-cell office:value-type="float" office:value="54.65044">
            <text:p>54.65044</text:p>
          </table:table-cell>
          <table:table-cell office:value-type="float" office:value="52.638733">
            <text:p>52.638733</text:p>
          </table:table-cell>
          <table:table-cell office:value-type="float" office:value="52.422565">
            <text:p>52.422565</text:p>
          </table:table-cell>
          <table:table-cell office:value-type="float" office:value="49.22194">
            <text:p>49.22194</text:p>
          </table:table-cell>
          <table:table-cell office:value-type="float" office:value="49.906395">
            <text:p>49.906395</text:p>
          </table:table-cell>
          <table:table-cell office:value-type="float" office:value="47.692017">
            <text:p>47.692017</text:p>
          </table:table-cell>
          <table:table-cell office:value-type="float" office:value="48.137596">
            <text:p>48.137596</text:p>
          </table:table-cell>
          <table:table-cell office:value-type="float" office:value="45.63895">
            <text:p>45.63895</text:p>
          </table:table-cell>
          <table:table-cell office:value-type="float" office:value="44.460873">
            <text:p>44.460873</text:p>
          </table:table-cell>
          <table:table-cell office:value-type="float" office:value="43.614338">
            <text:p>43.614338</text:p>
          </table:table-cell>
          <table:table-cell office:value-type="float" office:value="46.030125">
            <text:p>46.030125</text:p>
          </table:table-cell>
          <table:table-cell office:value-type="float" office:value="41.28084">
            <text:p>41.28084</text:p>
          </table:table-cell>
          <table:table-cell office:value-type="float" office:value="46.305294">
            <text:p>46.305294</text:p>
          </table:table-cell>
          <table:table-cell office:value-type="float" office:value="50.629482">
            <text:p>50.629482</text:p>
          </table:table-cell>
          <table:table-cell office:value-type="float" office:value="50.642475">
            <text:p>50.642475</text:p>
          </table:table-cell>
          <table:table-cell office:value-type="float" office:value="53.839874">
            <text:p>53.839874</text:p>
          </table:table-cell>
          <table:table-cell office:value-type="float" office:value="57.496456">
            <text:p>57.496456</text:p>
          </table:table-cell>
          <table:table-cell office:value-type="float" office:value="59.396133">
            <text:p>59.396133</text:p>
          </table:table-cell>
          <table:table-cell office:value-type="float" office:value="65.99068">
            <text:p>65.99068</text:p>
          </table:table-cell>
          <table:table-cell office:value-type="float" office:value="63.95206">
            <text:p>63.95206</text:p>
          </table:table-cell>
          <table:table-cell office:value-type="float" office:value="62.641922">
            <text:p>62.641922</text:p>
          </table:table-cell>
          <table:table-cell office:value-type="float" office:value="61.157948">
            <text:p>61.157948</text:p>
          </table:table-cell>
          <table:table-cell office:value-type="float" office:value="61.78107">
            <text:p>61.78107</text:p>
          </table:table-cell>
          <table:table-cell office:value-type="float" office:value="62.982277">
            <text:p>62.982277</text:p>
          </table:table-cell>
          <table:table-cell office:value-type="float" office:value="61.634315">
            <text:p>61.634315</text:p>
          </table:table-cell>
          <table:table-cell office:value-type="float" office:value="62.95722">
            <text:p>62.95722</text:p>
          </table:table-cell>
          <table:table-cell office:value-type="float" office:value="62.74915">
            <text:p>62.74915</text:p>
          </table:table-cell>
          <table:table-cell office:value-type="float" office:value="62.22136">
            <text:p>62.22136</text:p>
          </table:table-cell>
          <table:table-cell office:value-type="float" office:value="60.555473">
            <text:p>60.555473</text:p>
          </table:table-cell>
          <table:table-cell office:value-type="float" office:value="58.5045">
            <text:p>58.5045</text:p>
          </table:table-cell>
          <table:table-cell office:value-type="float" office:value="57.88488">
            <text:p>57.88488</text:p>
          </table:table-cell>
          <table:table-cell office:value-type="float" office:value="54.228573">
            <text:p>54.228573</text:p>
          </table:table-cell>
          <table:table-cell office:value-type="float" office:value="55.64285">
            <text:p>55.64285</text:p>
          </table:table-cell>
          <table:table-cell office:value-type="float" office:value="57.090866">
            <text:p>57.090866</text:p>
          </table:table-cell>
          <table:table-cell office:value-type="float" office:value="60.18846">
            <text:p>60.18846</text:p>
          </table:table-cell>
          <table:table-cell office:value-type="float" office:value="55.913868">
            <text:p>55.913868</text:p>
          </table:table-cell>
          <table:table-cell office:value-type="float" office:value="57.857826">
            <text:p>57.857826</text:p>
          </table:table-cell>
          <table:table-cell office:value-type="float" office:value="57.45569">
            <text:p>57.45569</text:p>
          </table:table-cell>
          <table:table-cell office:value-type="float" office:value="58.698334">
            <text:p>58.698334</text:p>
          </table:table-cell>
          <table:table-cell office:value-type="float" office:value="62.168697">
            <text:p>62.168697</text:p>
          </table:table-cell>
          <table:table-cell office:value-type="float" office:value="60.161755">
            <text:p>60.161755</text:p>
          </table:table-cell>
          <table:table-cell office:value-type="float" office:value="60.990074">
            <text:p>60.990074</text:p>
          </table:table-cell>
          <table:table-cell office:value-type="float" office:value="62.37441">
            <text:p>62.37441</text:p>
          </table:table-cell>
          <table:table-cell office:value-type="float" office:value="61.952152">
            <text:p>61.952152</text:p>
          </table:table-cell>
          <table:table-cell office:value-type="float" office:value="61.16474">
            <text:p>61.16474</text:p>
          </table:table-cell>
          <table:table-cell office:value-type="float" office:value="59.625256">
            <text:p>59.625256</text:p>
          </table:table-cell>
          <table:table-cell office:value-type="float" office:value="55.863693">
            <text:p>55.863693</text:p>
          </table:table-cell>
          <table:table-cell office:value-type="float" office:value="52.181843">
            <text:p>52.181843</text:p>
          </table:table-cell>
          <table:table-cell office:value-type="float" office:value="52.004143">
            <text:p>52.004143</text:p>
          </table:table-cell>
          <table:table-cell office:value-type="float" office:value="49.45475">
            <text:p>49.45475</text:p>
          </table:table-cell>
          <table:table-cell office:value-type="float" office:value="48.230072">
            <text:p>48.230072</text:p>
          </table:table-cell>
          <table:table-cell office:value-type="float" office:value="46.18926">
            <text:p>46.18926</text:p>
          </table:table-cell>
          <table:table-cell office:value-type="float" office:value="43.901165">
            <text:p>43.901165</text:p>
          </table:table-cell>
          <table:table-cell office:value-type="float" office:value="42.60817">
            <text:p>42.60817</text:p>
          </table:table-cell>
          <table:table-cell office:value-type="float" office:value="41.001347">
            <text:p>41.001347</text:p>
          </table:table-cell>
          <table:table-cell office:value-type="float" office:value="41.34973">
            <text:p>41.34973</text:p>
          </table:table-cell>
          <table:table-cell office:value-type="float" office:value="42.005466">
            <text:p>42.005466</text:p>
          </table:table-cell>
          <table:table-cell office:value-type="float" office:value="44.37677">
            <text:p>44.37677</text:p>
          </table:table-cell>
          <table:table-cell office:value-type="float" office:value="42.90467">
            <text:p>42.90467</text:p>
          </table:table-cell>
          <table:table-cell office:value-type="float" office:value="48.13763">
            <text:p>48.13763</text:p>
          </table:table-cell>
          <table:table-cell office:value-type="float" office:value="47.485058">
            <text:p>47.485058</text:p>
          </table:table-cell>
          <table:table-cell office:value-type="float" office:value="48.829384">
            <text:p>48.829384</text:p>
          </table:table-cell>
          <table:table-cell office:value-type="float" office:value="46.21436">
            <text:p>46.21436</text:p>
          </table:table-cell>
          <table:table-cell office:value-type="float" office:value="52.389297">
            <text:p>52.389297</text:p>
          </table:table-cell>
          <table:table-cell office:value-type="float" office:value="75.95923">
            <text:p>75.95923</text:p>
          </table:table-cell>
          <table:table-cell office:value-type="float" office:value="113.70698">
            <text:p>113.70698</text:p>
          </table:table-cell>
          <table:table-cell office:value-type="float" office:value="139.34808">
            <text:p>139.34808</text:p>
          </table:table-cell>
          <table:table-cell office:value-type="float" office:value="124.63205">
            <text:p>124.63205</text:p>
          </table:table-cell>
          <table:table-cell office:value-type="float" office:value="144.11089">
            <text:p>144.11089</text:p>
          </table:table-cell>
          <table:table-cell office:value-type="float" office:value="163.42613">
            <text:p>163.4261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forearm</text:p>
          </table:table-cell>
          <table:table-cell office:value-type="float" office:value="54.958622">
            <text:p>54.958622</text:p>
          </table:table-cell>
          <table:table-cell office:value-type="float" office:value="32.638775">
            <text:p>32.638775</text:p>
          </table:table-cell>
          <table:table-cell office:value-type="float" office:value="31.998333">
            <text:p>31.998333</text:p>
          </table:table-cell>
          <table:table-cell office:value-type="float" office:value="29.103878">
            <text:p>29.103878</text:p>
          </table:table-cell>
          <table:table-cell office:value-type="float" office:value="30.007988">
            <text:p>30.007988</text:p>
          </table:table-cell>
          <table:table-cell office:value-type="float" office:value="33.001236">
            <text:p>33.001236</text:p>
          </table:table-cell>
          <table:table-cell office:value-type="float" office:value="32.508408">
            <text:p>32.508408</text:p>
          </table:table-cell>
          <table:table-cell office:value-type="float" office:value="34.61575">
            <text:p>34.61575</text:p>
          </table:table-cell>
          <table:table-cell office:value-type="float" office:value="32.191483">
            <text:p>32.191483</text:p>
          </table:table-cell>
          <table:table-cell office:value-type="float" office:value="35.748276">
            <text:p>35.748276</text:p>
          </table:table-cell>
          <table:table-cell office:value-type="float" office:value="34.666634">
            <text:p>34.666634</text:p>
          </table:table-cell>
          <table:table-cell office:value-type="float" office:value="35.07975">
            <text:p>35.07975</text:p>
          </table:table-cell>
          <table:table-cell office:value-type="float" office:value="33.224735">
            <text:p>33.224735</text:p>
          </table:table-cell>
          <table:table-cell office:value-type="float" office:value="32.51387">
            <text:p>32.51387</text:p>
          </table:table-cell>
          <table:table-cell office:value-type="float" office:value="33.57273">
            <text:p>33.57273</text:p>
          </table:table-cell>
          <table:table-cell office:value-type="float" office:value="33.118668">
            <text:p>33.118668</text:p>
          </table:table-cell>
          <table:table-cell office:value-type="float" office:value="35.659565">
            <text:p>35.659565</text:p>
          </table:table-cell>
          <table:table-cell office:value-type="float" office:value="34.67278">
            <text:p>34.67278</text:p>
          </table:table-cell>
          <table:table-cell office:value-type="float" office:value="40.48809">
            <text:p>40.48809</text:p>
          </table:table-cell>
          <table:table-cell office:value-type="float" office:value="41.576157">
            <text:p>41.576157</text:p>
          </table:table-cell>
          <table:table-cell office:value-type="float" office:value="39.37455">
            <text:p>39.37455</text:p>
          </table:table-cell>
          <table:table-cell office:value-type="float" office:value="43.60209">
            <text:p>43.60209</text:p>
          </table:table-cell>
          <table:table-cell office:value-type="float" office:value="37.143253">
            <text:p>37.143253</text:p>
          </table:table-cell>
          <table:table-cell office:value-type="float" office:value="39.202114">
            <text:p>39.202114</text:p>
          </table:table-cell>
          <table:table-cell office:value-type="float" office:value="39.194347">
            <text:p>39.194347</text:p>
          </table:table-cell>
          <table:table-cell office:value-type="float" office:value="41.317337">
            <text:p>41.317337</text:p>
          </table:table-cell>
          <table:table-cell office:value-type="float" office:value="39.137283">
            <text:p>39.137283</text:p>
          </table:table-cell>
          <table:table-cell office:value-type="float" office:value="41.058155">
            <text:p>41.058155</text:p>
          </table:table-cell>
          <table:table-cell office:value-type="float" office:value="36.407593">
            <text:p>36.407593</text:p>
          </table:table-cell>
          <table:table-cell office:value-type="float" office:value="37.199898">
            <text:p>37.199898</text:p>
          </table:table-cell>
          <table:table-cell office:value-type="float" office:value="36.560608">
            <text:p>36.560608</text:p>
          </table:table-cell>
          <table:table-cell office:value-type="float" office:value="39.16224">
            <text:p>39.16224</text:p>
          </table:table-cell>
          <table:table-cell office:value-type="float" office:value="36.91655">
            <text:p>36.91655</text:p>
          </table:table-cell>
          <table:table-cell office:value-type="float" office:value="38.060223">
            <text:p>38.060223</text:p>
          </table:table-cell>
          <table:table-cell office:value-type="float" office:value="43.02016">
            <text:p>43.02016</text:p>
          </table:table-cell>
          <table:table-cell office:value-type="float" office:value="41.826023">
            <text:p>41.826023</text:p>
          </table:table-cell>
          <table:table-cell office:value-type="float" office:value="38.630283">
            <text:p>38.630283</text:p>
          </table:table-cell>
          <table:table-cell office:value-type="float" office:value="40.263313">
            <text:p>40.263313</text:p>
          </table:table-cell>
          <table:table-cell office:value-type="float" office:value="39.40736">
            <text:p>39.40736</text:p>
          </table:table-cell>
          <table:table-cell office:value-type="float" office:value="39.277992">
            <text:p>39.277992</text:p>
          </table:table-cell>
          <table:table-cell office:value-type="float" office:value="44.03775">
            <text:p>44.03775</text:p>
          </table:table-cell>
          <table:table-cell office:value-type="float" office:value="45.410614">
            <text:p>45.410614</text:p>
          </table:table-cell>
          <table:table-cell office:value-type="float" office:value="41.456894">
            <text:p>41.456894</text:p>
          </table:table-cell>
          <table:table-cell office:value-type="float" office:value="42.302868">
            <text:p>42.302868</text:p>
          </table:table-cell>
          <table:table-cell office:value-type="float" office:value="42.700214">
            <text:p>42.700214</text:p>
          </table:table-cell>
          <table:table-cell office:value-type="float" office:value="42.53516">
            <text:p>42.53516</text:p>
          </table:table-cell>
          <table:table-cell office:value-type="float" office:value="41.377544">
            <text:p>41.377544</text:p>
          </table:table-cell>
          <table:table-cell office:value-type="float" office:value="38.68276">
            <text:p>38.68276</text:p>
          </table:table-cell>
          <table:table-cell office:value-type="float" office:value="35.833866">
            <text:p>35.833866</text:p>
          </table:table-cell>
          <table:table-cell office:value-type="float" office:value="37.765476">
            <text:p>37.765476</text:p>
          </table:table-cell>
          <table:table-cell office:value-type="float" office:value="35.116833">
            <text:p>35.116833</text:p>
          </table:table-cell>
          <table:table-cell office:value-type="float" office:value="34.953712">
            <text:p>34.953712</text:p>
          </table:table-cell>
          <table:table-cell office:value-type="float" office:value="35.7564">
            <text:p>35.7564</text:p>
          </table:table-cell>
          <table:table-cell office:value-type="float" office:value="36.476036">
            <text:p>36.476036</text:p>
          </table:table-cell>
          <table:table-cell office:value-type="float" office:value="35.490585">
            <text:p>35.490585</text:p>
          </table:table-cell>
          <table:table-cell office:value-type="float" office:value="35.343456">
            <text:p>35.343456</text:p>
          </table:table-cell>
          <table:table-cell office:value-type="float" office:value="32.311203">
            <text:p>32.311203</text:p>
          </table:table-cell>
          <table:table-cell office:value-type="float" office:value="32.30131">
            <text:p>32.30131</text:p>
          </table:table-cell>
          <table:table-cell office:value-type="float" office:value="35.493332">
            <text:p>35.493332</text:p>
          </table:table-cell>
          <table:table-cell office:value-type="float" office:value="36.802162">
            <text:p>36.802162</text:p>
          </table:table-cell>
          <table:table-cell office:value-type="float" office:value="36.8004">
            <text:p>36.8004</text:p>
          </table:table-cell>
          <table:table-cell office:value-type="float" office:value="37.36699">
            <text:p>37.36699</text:p>
          </table:table-cell>
          <table:table-cell office:value-type="float" office:value="37.688187">
            <text:p>37.688187</text:p>
          </table:table-cell>
          <table:table-cell office:value-type="float" office:value="40.43883">
            <text:p>40.43883</text:p>
          </table:table-cell>
          <table:table-cell office:value-type="float" office:value="41.085186">
            <text:p>41.085186</text:p>
          </table:table-cell>
          <table:table-cell office:value-type="float" office:value="40.119576">
            <text:p>40.119576</text:p>
          </table:table-cell>
          <table:table-cell office:value-type="float" office:value="40.60473">
            <text:p>40.60473</text:p>
          </table:table-cell>
          <table:table-cell office:value-type="float" office:value="43.210964">
            <text:p>43.210964</text:p>
          </table:table-cell>
          <table:table-cell office:value-type="float" office:value="42.527874">
            <text:p>42.527874</text:p>
          </table:table-cell>
          <table:table-cell office:value-type="float" office:value="39.57012">
            <text:p>39.57012</text:p>
          </table:table-cell>
          <table:table-cell office:value-type="float" office:value="40.400803">
            <text:p>40.400803</text:p>
          </table:table-cell>
          <table:table-cell office:value-type="float" office:value="39.485146">
            <text:p>39.485146</text:p>
          </table:table-cell>
          <table:table-cell office:value-type="float" office:value="37.61301">
            <text:p>37.61301</text:p>
          </table:table-cell>
          <table:table-cell office:value-type="float" office:value="39.37517">
            <text:p>39.37517</text:p>
          </table:table-cell>
          <table:table-cell office:value-type="float" office:value="38.023045">
            <text:p>38.023045</text:p>
          </table:table-cell>
          <table:table-cell office:value-type="float" office:value="37.32607">
            <text:p>37.32607</text:p>
          </table:table-cell>
          <table:table-cell office:value-type="float" office:value="42.3198">
            <text:p>42.3198</text:p>
          </table:table-cell>
          <table:table-cell office:value-type="float" office:value="39.295864">
            <text:p>39.295864</text:p>
          </table:table-cell>
          <table:table-cell office:value-type="float" office:value="37.46595">
            <text:p>37.46595</text:p>
          </table:table-cell>
          <table:table-cell office:value-type="float" office:value="41.789635">
            <text:p>41.789635</text:p>
          </table:table-cell>
          <table:table-cell office:value-type="float" office:value="34.57488">
            <text:p>34.57488</text:p>
          </table:table-cell>
          <table:table-cell office:value-type="float" office:value="37.00494">
            <text:p>37.00494</text:p>
          </table:table-cell>
          <table:table-cell office:value-type="float" office:value="39.820354">
            <text:p>39.820354</text:p>
          </table:table-cell>
          <table:table-cell office:value-type="float" office:value="34.815712">
            <text:p>34.815712</text:p>
          </table:table-cell>
          <table:table-cell office:value-type="float" office:value="30.88911">
            <text:p>30.88911</text:p>
          </table:table-cell>
          <table:table-cell office:value-type="float" office:value="29.967607">
            <text:p>29.967607</text:p>
          </table:table-cell>
          <table:table-cell office:value-type="float" office:value="31.013885">
            <text:p>31.013885</text:p>
          </table:table-cell>
          <table:table-cell office:value-type="float" office:value="30.545946">
            <text:p>30.545946</text:p>
          </table:table-cell>
          <table:table-cell office:value-type="float" office:value="28.952793">
            <text:p>28.952793</text:p>
          </table:table-cell>
          <table:table-cell office:value-type="float" office:value="28.874104">
            <text:p>28.874104</text:p>
          </table:table-cell>
          <table:table-cell office:value-type="float" office:value="28.263401">
            <text:p>28.263401</text:p>
          </table:table-cell>
          <table:table-cell office:value-type="float" office:value="30.096905">
            <text:p>30.096905</text:p>
          </table:table-cell>
          <table:table-cell office:value-type="float" office:value="29.329845">
            <text:p>29.329845</text:p>
          </table:table-cell>
          <table:table-cell office:value-type="float" office:value="30.961533">
            <text:p>30.961533</text:p>
          </table:table-cell>
          <table:table-cell office:value-type="float" office:value="33.40517">
            <text:p>33.40517</text:p>
          </table:table-cell>
          <table:table-cell office:value-type="float" office:value="30.520039">
            <text:p>30.520039</text:p>
          </table:table-cell>
          <table:table-cell office:value-type="float" office:value="28.524902">
            <text:p>28.524902</text:p>
          </table:table-cell>
          <table:table-cell office:value-type="float" office:value="26.690575">
            <text:p>26.690575</text:p>
          </table:table-cell>
          <table:table-cell office:value-type="float" office:value="27.917616">
            <text:p>27.917616</text:p>
          </table:table-cell>
          <table:table-cell office:value-type="float" office:value="29.859413">
            <text:p>29.859413</text:p>
          </table:table-cell>
          <table:table-cell office:value-type="float" office:value="31.858917">
            <text:p>31.858917</text:p>
          </table:table-cell>
          <table:table-cell office:value-type="float" office:value="36.232174">
            <text:p>36.232174</text:p>
          </table:table-cell>
          <table:table-cell office:value-type="float" office:value="30.337286">
            <text:p>30.337286</text:p>
          </table:table-cell>
          <table:table-cell office:value-type="float" office:value="26.74554">
            <text:p>26.74554</text:p>
          </table:table-cell>
          <table:table-cell office:value-type="float" office:value="30.066286">
            <text:p>30.066286</text:p>
          </table:table-cell>
          <table:table-cell office:value-type="float" office:value="34.988422">
            <text:p>34.988422</text:p>
          </table:table-cell>
          <table:table-cell office:value-type="float" office:value="32.80323">
            <text:p>32.80323</text:p>
          </table:table-cell>
          <table:table-cell office:value-type="float" office:value="36.47474">
            <text:p>36.47474</text:p>
          </table:table-cell>
          <table:table-cell office:value-type="float" office:value="37.770187">
            <text:p>37.770187</text:p>
          </table:table-cell>
          <table:table-cell office:value-type="float" office:value="35.21986">
            <text:p>35.21986</text:p>
          </table:table-cell>
          <table:table-cell office:value-type="float" office:value="33.616642">
            <text:p>33.616642</text:p>
          </table:table-cell>
          <table:table-cell office:value-type="float" office:value="35.574524">
            <text:p>35.574524</text:p>
          </table:table-cell>
          <table:table-cell office:value-type="float" office:value="32.66758">
            <text:p>32.66758</text:p>
          </table:table-cell>
          <table:table-cell office:value-type="float" office:value="30.729538">
            <text:p>30.729538</text:p>
          </table:table-cell>
          <table:table-cell office:value-type="float" office:value="36.432606">
            <text:p>36.432606</text:p>
          </table:table-cell>
          <table:table-cell office:value-type="float" office:value="31.684753">
            <text:p>31.684753</text:p>
          </table:table-cell>
          <table:table-cell office:value-type="float" office:value="33.217754">
            <text:p>33.217754</text:p>
          </table:table-cell>
          <table:table-cell office:value-type="float" office:value="34.392723">
            <text:p>34.392723</text:p>
          </table:table-cell>
          <table:table-cell office:value-type="float" office:value="25.59181">
            <text:p>25.59181</text:p>
          </table:table-cell>
          <table:table-cell office:value-type="float" office:value="24.102968">
            <text:p>24.102968</text:p>
          </table:table-cell>
          <table:table-cell office:value-type="float" office:value="23.305372">
            <text:p>23.305372</text:p>
          </table:table-cell>
          <table:table-cell office:value-type="float" office:value="23.379745">
            <text:p>23.379745</text:p>
          </table:table-cell>
          <table:table-cell office:value-type="float" office:value="23.549023">
            <text:p>23.549023</text:p>
          </table:table-cell>
          <table:table-cell office:value-type="float" office:value="26.451332">
            <text:p>26.451332</text:p>
          </table:table-cell>
          <table:table-cell office:value-type="float" office:value="26.548811">
            <text:p>26.548811</text:p>
          </table:table-cell>
          <table:table-cell office:value-type="float" office:value="28.554552">
            <text:p>28.554552</text:p>
          </table:table-cell>
          <table:table-cell office:value-type="float" office:value="27.272795">
            <text:p>27.272795</text:p>
          </table:table-cell>
          <table:table-cell office:value-type="float" office:value="28.34978">
            <text:p>28.34978</text:p>
          </table:table-cell>
          <table:table-cell office:value-type="float" office:value="32.552666">
            <text:p>32.552666</text:p>
          </table:table-cell>
          <table:table-cell office:value-type="float" office:value="33.575527">
            <text:p>33.575527</text:p>
          </table:table-cell>
          <table:table-cell office:value-type="float" office:value="30.70509">
            <text:p>30.70509</text:p>
          </table:table-cell>
          <table:table-cell office:value-type="float" office:value="26.965908">
            <text:p>26.965908</text:p>
          </table:table-cell>
          <table:table-cell office:value-type="float" office:value="26.4659">
            <text:p>26.4659</text:p>
          </table:table-cell>
          <table:table-cell office:value-type="float" office:value="22.830353">
            <text:p>22.830353</text:p>
          </table:table-cell>
          <table:table-cell office:value-type="float" office:value="28.466406">
            <text:p>28.466406</text:p>
          </table:table-cell>
          <table:table-cell office:value-type="float" office:value="30.766556">
            <text:p>30.766556</text:p>
          </table:table-cell>
          <table:table-cell office:value-type="float" office:value="31.163769">
            <text:p>31.163769</text:p>
          </table:table-cell>
          <table:table-cell office:value-type="float" office:value="35.346977">
            <text:p>35.346977</text:p>
          </table:table-cell>
          <table:table-cell office:value-type="float" office:value="34.277462">
            <text:p>34.277462</text:p>
          </table:table-cell>
          <table:table-cell office:value-type="float" office:value="37.251953">
            <text:p>37.251953</text:p>
          </table:table-cell>
          <table:table-cell office:value-type="float" office:value="35.827194">
            <text:p>35.827194</text:p>
          </table:table-cell>
          <table:table-cell office:value-type="float" office:value="35.197174">
            <text:p>35.197174</text:p>
          </table:table-cell>
          <table:table-cell office:value-type="float" office:value="43.98402">
            <text:p>43.9840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39.02657">
            <text:p>139.02657</text:p>
          </table:table-cell>
          <table:table-cell office:value-type="string">
            <text:p>NaN</text:p>
          </table:table-cell>
          <table:table-cell office:value-type="float" office:value="164.3032">
            <text:p>164.303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75.39799">
            <text:p>75.39799</text:p>
          </table:table-cell>
          <table:table-cell office:value-type="float" office:value="301.9798">
            <text:p>301.9798</text:p>
          </table:table-cell>
          <table:table-cell office:value-type="float" office:value="195.06274">
            <text:p>195.06274</text:p>
          </table:table-cell>
          <table:table-cell office:value-type="float" office:value="139.02637">
            <text:p>139.02637</text:p>
          </table:table-cell>
          <table:table-cell office:value-type="float" office:value="116.23553">
            <text:p>116.23553</text:p>
          </table:table-cell>
          <table:table-cell office:value-type="float" office:value="100.62359">
            <text:p>100.62359</text:p>
          </table:table-cell>
          <table:table-cell office:value-type="float" office:value="42.998222">
            <text:p>42.998222</text:p>
          </table:table-cell>
          <table:table-cell office:value-type="float" office:value="45.576492">
            <text:p>45.576492</text:p>
          </table:table-cell>
          <table:table-cell office:value-type="float" office:value="44.94159">
            <text:p>44.94159</text:p>
          </table:table-cell>
          <table:table-cell office:value-type="float" office:value="45.195976">
            <text:p>45.195976</text:p>
          </table:table-cell>
          <table:table-cell office:value-type="float" office:value="47.580696">
            <text:p>47.580696</text:p>
          </table:table-cell>
          <table:table-cell office:value-type="float" office:value="45.94059">
            <text:p>45.94059</text:p>
          </table:table-cell>
          <table:table-cell office:value-type="float" office:value="45.685173">
            <text:p>45.685173</text:p>
          </table:table-cell>
          <table:table-cell office:value-type="float" office:value="43.83861">
            <text:p>43.83861</text:p>
          </table:table-cell>
          <table:table-cell office:value-type="float" office:value="42.43608">
            <text:p>42.43608</text:p>
          </table:table-cell>
          <table:table-cell office:value-type="float" office:value="37.918842">
            <text:p>37.918842</text:p>
          </table:table-cell>
          <table:table-cell office:value-type="float" office:value="31.388939">
            <text:p>31.388939</text:p>
          </table:table-cell>
          <table:table-cell office:value-type="float" office:value="30.526476">
            <text:p>30.526476</text:p>
          </table:table-cell>
          <table:table-cell office:value-type="float" office:value="28.302406">
            <text:p>28.302406</text:p>
          </table:table-cell>
          <table:table-cell office:value-type="float" office:value="29.304102">
            <text:p>29.304102</text:p>
          </table:table-cell>
          <table:table-cell office:value-type="float" office:value="32.317917">
            <text:p>32.317917</text:p>
          </table:table-cell>
          <table:table-cell office:value-type="float" office:value="32.443264">
            <text:p>32.443264</text:p>
          </table:table-cell>
          <table:table-cell office:value-type="float" office:value="31.113983">
            <text:p>31.113983</text:p>
          </table:table-cell>
          <table:table-cell office:value-type="float" office:value="31.583673">
            <text:p>31.583673</text:p>
          </table:table-cell>
          <table:table-cell office:value-type="float" office:value="30.865583">
            <text:p>30.865583</text:p>
          </table:table-cell>
          <table:table-cell office:value-type="float" office:value="33.16033">
            <text:p>33.16033</text:p>
          </table:table-cell>
          <table:table-cell office:value-type="float" office:value="38.24728">
            <text:p>38.24728</text:p>
          </table:table-cell>
          <table:table-cell office:value-type="float" office:value="42.073463">
            <text:p>42.073463</text:p>
          </table:table-cell>
          <table:table-cell office:value-type="float" office:value="45.474415">
            <text:p>45.474415</text:p>
          </table:table-cell>
          <table:table-cell office:value-type="float" office:value="44.552227">
            <text:p>44.552227</text:p>
          </table:table-cell>
          <table:table-cell office:value-type="float" office:value="43.088013">
            <text:p>43.088013</text:p>
          </table:table-cell>
          <table:table-cell office:value-type="float" office:value="40.626938">
            <text:p>40.626938</text:p>
          </table:table-cell>
          <table:table-cell office:value-type="float" office:value="39.16485">
            <text:p>39.16485</text:p>
          </table:table-cell>
          <table:table-cell office:value-type="float" office:value="40.685997">
            <text:p>40.685997</text:p>
          </table:table-cell>
          <table:table-cell office:value-type="float" office:value="40.86465">
            <text:p>40.86465</text:p>
          </table:table-cell>
          <table:table-cell office:value-type="float" office:value="41.42771">
            <text:p>41.42771</text:p>
          </table:table-cell>
          <table:table-cell office:value-type="float" office:value="40.79034">
            <text:p>40.79034</text:p>
          </table:table-cell>
          <table:table-cell office:value-type="float" office:value="40.892822">
            <text:p>40.892822</text:p>
          </table:table-cell>
          <table:table-cell office:value-type="float" office:value="40.67584">
            <text:p>40.67584</text:p>
          </table:table-cell>
          <table:table-cell office:value-type="float" office:value="41.28497">
            <text:p>41.28497</text:p>
          </table:table-cell>
          <table:table-cell office:value-type="float" office:value="41.06224">
            <text:p>41.06224</text:p>
          </table:table-cell>
          <table:table-cell office:value-type="float" office:value="38.2136">
            <text:p>38.2136</text:p>
          </table:table-cell>
          <table:table-cell office:value-type="float" office:value="35.244194">
            <text:p>35.244194</text:p>
          </table:table-cell>
          <table:table-cell office:value-type="float" office:value="34.648144">
            <text:p>34.648144</text:p>
          </table:table-cell>
          <table:table-cell office:value-type="float" office:value="34.166695">
            <text:p>34.166695</text:p>
          </table:table-cell>
          <table:table-cell office:value-type="float" office:value="34.29762">
            <text:p>34.29762</text:p>
          </table:table-cell>
          <table:table-cell office:value-type="float" office:value="36.83002">
            <text:p>36.83002</text:p>
          </table:table-cell>
          <table:table-cell office:value-type="float" office:value="40.099976">
            <text:p>40.099976</text:p>
          </table:table-cell>
          <table:table-cell office:value-type="float" office:value="40.959763">
            <text:p>40.959763</text:p>
          </table:table-cell>
          <table:table-cell office:value-type="float" office:value="47.972225">
            <text:p>47.972225</text:p>
          </table:table-cell>
          <table:table-cell office:value-type="float" office:value="52.346733">
            <text:p>52.346733</text:p>
          </table:table-cell>
          <table:table-cell office:value-type="float" office:value="44.059475">
            <text:p>44.059475</text:p>
          </table:table-cell>
          <table:table-cell office:value-type="float" office:value="51.427567">
            <text:p>51.427567</text:p>
          </table:table-cell>
          <table:table-cell office:value-type="float" office:value="52.01483">
            <text:p>52.01483</text:p>
          </table:table-cell>
          <table:table-cell office:value-type="float" office:value="61.413994">
            <text:p>61.413994</text:p>
          </table:table-cell>
          <table:table-cell office:value-type="float" office:value="54.894497">
            <text:p>54.894497</text:p>
          </table:table-cell>
          <table:table-cell office:value-type="float" office:value="60.070457">
            <text:p>60.070457</text:p>
          </table:table-cell>
          <table:table-cell office:value-type="float" office:value="56.884106">
            <text:p>56.884106</text:p>
          </table:table-cell>
          <table:table-cell office:value-type="float" office:value="60.773273">
            <text:p>60.773273</text:p>
          </table:table-cell>
          <table:table-cell office:value-type="float" office:value="65.079895">
            <text:p>65.079895</text:p>
          </table:table-cell>
          <table:table-cell office:value-type="float" office:value="55.532227">
            <text:p>55.532227</text:p>
          </table:table-cell>
          <table:table-cell office:value-type="float" office:value="55.666912">
            <text:p>55.666912</text:p>
          </table:table-cell>
          <table:table-cell office:value-type="float" office:value="58.26425">
            <text:p>58.26425</text:p>
          </table:table-cell>
          <table:table-cell office:value-type="float" office:value="52.93147">
            <text:p>52.93147</text:p>
          </table:table-cell>
          <table:table-cell office:value-type="float" office:value="49.67332">
            <text:p>49.67332</text:p>
          </table:table-cell>
          <table:table-cell office:value-type="float" office:value="51.039444">
            <text:p>51.039444</text:p>
          </table:table-cell>
          <table:table-cell office:value-type="float" office:value="48.089622">
            <text:p>48.089622</text:p>
          </table:table-cell>
          <table:table-cell office:value-type="float" office:value="47.467022">
            <text:p>47.467022</text:p>
          </table:table-cell>
          <table:table-cell office:value-type="float" office:value="46.34559">
            <text:p>46.34559</text:p>
          </table:table-cell>
          <table:table-cell office:value-type="float" office:value="46.270054">
            <text:p>46.270054</text:p>
          </table:table-cell>
          <table:table-cell office:value-type="float" office:value="46.195477">
            <text:p>46.195477</text:p>
          </table:table-cell>
          <table:table-cell office:value-type="float" office:value="45.229156">
            <text:p>45.229156</text:p>
          </table:table-cell>
          <table:table-cell office:value-type="float" office:value="50.96404">
            <text:p>50.96404</text:p>
          </table:table-cell>
          <table:table-cell office:value-type="float" office:value="51.145565">
            <text:p>51.145565</text:p>
          </table:table-cell>
          <table:table-cell office:value-type="float" office:value="51.77771">
            <text:p>51.77771</text:p>
          </table:table-cell>
          <table:table-cell office:value-type="float" office:value="48.217102">
            <text:p>48.217102</text:p>
          </table:table-cell>
          <table:table-cell office:value-type="float" office:value="50.76051">
            <text:p>50.76051</text:p>
          </table:table-cell>
          <table:table-cell office:value-type="float" office:value="51.01481">
            <text:p>51.01481</text:p>
          </table:table-cell>
          <table:table-cell office:value-type="float" office:value="45.298862">
            <text:p>45.298862</text:p>
          </table:table-cell>
          <table:table-cell office:value-type="float" office:value="43.942455">
            <text:p>43.942455</text:p>
          </table:table-cell>
          <table:table-cell office:value-type="float" office:value="40.7041">
            <text:p>40.7041</text:p>
          </table:table-cell>
          <table:table-cell office:value-type="float" office:value="35.763535">
            <text:p>35.763535</text:p>
          </table:table-cell>
          <table:table-cell office:value-type="float" office:value="32.20874">
            <text:p>32.20874</text:p>
          </table:table-cell>
          <table:table-cell office:value-type="float" office:value="36.55246">
            <text:p>36.55246</text:p>
          </table:table-cell>
          <table:table-cell office:value-type="float" office:value="41.14782">
            <text:p>41.14782</text:p>
          </table:table-cell>
          <table:table-cell office:value-type="float" office:value="37.60605">
            <text:p>37.60605</text:p>
          </table:table-cell>
          <table:table-cell office:value-type="float" office:value="33.90295">
            <text:p>33.90295</text:p>
          </table:table-cell>
          <table:table-cell office:value-type="float" office:value="32.69832">
            <text:p>32.69832</text:p>
          </table:table-cell>
          <table:table-cell office:value-type="float" office:value="33.8494">
            <text:p>33.8494</text:p>
          </table:table-cell>
          <table:table-cell office:value-type="float" office:value="33.85601">
            <text:p>33.85601</text:p>
          </table:table-cell>
          <table:table-cell office:value-type="float" office:value="33.073643">
            <text:p>33.073643</text:p>
          </table:table-cell>
          <table:table-cell office:value-type="float" office:value="37.441563">
            <text:p>37.441563</text:p>
          </table:table-cell>
          <table:table-cell office:value-type="float" office:value="38.26099">
            <text:p>38.26099</text:p>
          </table:table-cell>
          <table:table-cell office:value-type="float" office:value="37.690643">
            <text:p>37.690643</text:p>
          </table:table-cell>
          <table:table-cell office:value-type="float" office:value="32.944855">
            <text:p>32.944855</text:p>
          </table:table-cell>
          <table:table-cell office:value-type="float" office:value="32.441944">
            <text:p>32.441944</text:p>
          </table:table-cell>
          <table:table-cell office:value-type="float" office:value="27.333233">
            <text:p>27.333233</text:p>
          </table:table-cell>
          <table:table-cell office:value-type="float" office:value="28.896687">
            <text:p>28.896687</text:p>
          </table:table-cell>
          <table:table-cell office:value-type="float" office:value="30.219746">
            <text:p>30.219746</text:p>
          </table:table-cell>
          <table:table-cell office:value-type="float" office:value="31.188911">
            <text:p>31.188911</text:p>
          </table:table-cell>
          <table:table-cell office:value-type="float" office:value="30.062494">
            <text:p>30.062494</text:p>
          </table:table-cell>
          <table:table-cell office:value-type="float" office:value="34.716393">
            <text:p>34.716393</text:p>
          </table:table-cell>
          <table:table-cell office:value-type="float" office:value="32.176434">
            <text:p>32.176434</text:p>
          </table:table-cell>
          <table:table-cell office:value-type="float" office:value="33.610126">
            <text:p>33.610126</text:p>
          </table:table-cell>
          <table:table-cell office:value-type="float" office:value="34.830105">
            <text:p>34.830105</text:p>
          </table:table-cell>
          <table:table-cell office:value-type="float" office:value="33.921955">
            <text:p>33.921955</text:p>
          </table:table-cell>
          <table:table-cell office:value-type="float" office:value="34.083054">
            <text:p>34.083054</text:p>
          </table:table-cell>
          <table:table-cell office:value-type="float" office:value="33.51525">
            <text:p>33.51525</text:p>
          </table:table-cell>
          <table:table-cell office:value-type="float" office:value="35.6407">
            <text:p>35.6407</text:p>
          </table:table-cell>
          <table:table-cell office:value-type="float" office:value="37.27358">
            <text:p>37.27358</text:p>
          </table:table-cell>
          <table:table-cell office:value-type="float" office:value="39.117046">
            <text:p>39.117046</text:p>
          </table:table-cell>
          <table:table-cell office:value-type="float" office:value="36.183838">
            <text:p>36.183838</text:p>
          </table:table-cell>
          <table:table-cell office:value-type="float" office:value="35.522427">
            <text:p>35.522427</text:p>
          </table:table-cell>
          <table:table-cell office:value-type="float" office:value="34.414116">
            <text:p>34.414116</text:p>
          </table:table-cell>
          <table:table-cell office:value-type="float" office:value="36.131916">
            <text:p>36.131916</text:p>
          </table:table-cell>
          <table:table-cell office:value-type="float" office:value="37.62166">
            <text:p>37.62166</text:p>
          </table:table-cell>
          <table:table-cell office:value-type="float" office:value="39.881058">
            <text:p>39.881058</text:p>
          </table:table-cell>
          <table:table-cell office:value-type="float" office:value="44.5542">
            <text:p>44.5542</text:p>
          </table:table-cell>
          <table:table-cell office:value-type="float" office:value="47.755608">
            <text:p>47.755608</text:p>
          </table:table-cell>
          <table:table-cell office:value-type="float" office:value="53.355804">
            <text:p>53.355804</text:p>
          </table:table-cell>
          <table:table-cell office:value-type="float" office:value="56.341408">
            <text:p>56.341408</text:p>
          </table:table-cell>
          <table:table-cell office:value-type="float" office:value="58.13292">
            <text:p>58.13292</text:p>
          </table:table-cell>
          <table:table-cell office:value-type="float" office:value="52.86814">
            <text:p>52.86814</text:p>
          </table:table-cell>
          <table:table-cell office:value-type="float" office:value="50.009476">
            <text:p>50.009476</text:p>
          </table:table-cell>
          <table:table-cell office:value-type="float" office:value="47.61299">
            <text:p>47.61299</text:p>
          </table:table-cell>
          <table:table-cell office:value-type="float" office:value="42.166492">
            <text:p>42.166492</text:p>
          </table:table-cell>
          <table:table-cell office:value-type="float" office:value="40.670635">
            <text:p>40.670635</text:p>
          </table:table-cell>
          <table:table-cell office:value-type="float" office:value="41.62617">
            <text:p>41.62617</text:p>
          </table:table-cell>
          <table:table-cell office:value-type="float" office:value="39.769592">
            <text:p>39.769592</text:p>
          </table:table-cell>
          <table:table-cell office:value-type="float" office:value="38.837498">
            <text:p>38.837498</text:p>
          </table:table-cell>
          <table:table-cell office:value-type="float" office:value="33.508514">
            <text:p>33.508514</text:p>
          </table:table-cell>
          <table:table-cell office:value-type="float" office:value="35.64104">
            <text:p>35.64104</text:p>
          </table:table-cell>
          <table:table-cell office:value-type="float" office:value="35.767704">
            <text:p>35.767704</text:p>
          </table:table-cell>
          <table:table-cell office:value-type="float" office:value="33.284317">
            <text:p>33.284317</text:p>
          </table:table-cell>
          <table:table-cell office:value-type="float" office:value="35.771214">
            <text:p>35.771214</text:p>
          </table:table-cell>
          <table:table-cell office:value-type="float" office:value="33.93943">
            <text:p>33.93943</text:p>
          </table:table-cell>
          <table:table-cell office:value-type="float" office:value="34.874683">
            <text:p>34.874683</text:p>
          </table:table-cell>
          <table:table-cell office:value-type="float" office:value="34.080193">
            <text:p>34.080193</text:p>
          </table:table-cell>
          <table:table-cell office:value-type="float" office:value="31.153397">
            <text:p>31.153397</text:p>
          </table:table-cell>
          <table:table-cell office:value-type="float" office:value="31.659033">
            <text:p>31.659033</text:p>
          </table:table-cell>
          <table:table-cell office:value-type="float" office:value="31.87442">
            <text:p>31.87442</text:p>
          </table:table-cell>
          <table:table-cell office:value-type="float" office:value="30.372623">
            <text:p>30.372623</text:p>
          </table:table-cell>
          <table:table-cell office:value-type="float" office:value="30.889393">
            <text:p>30.889393</text:p>
          </table:table-cell>
          <table:table-cell office:value-type="float" office:value="35.669537">
            <text:p>35.669537</text:p>
          </table:table-cell>
          <table:table-cell office:value-type="float" office:value="44.032837">
            <text:p>44.032837</text:p>
          </table:table-cell>
          <table:table-cell office:value-type="float" office:value="43.15054">
            <text:p>43.15054</text:p>
          </table:table-cell>
          <table:table-cell office:value-type="float" office:value="43.83791">
            <text:p>43.83791</text:p>
          </table:table-cell>
          <table:table-cell office:value-type="float" office:value="42.09205">
            <text:p>42.09205</text:p>
          </table:table-cell>
          <table:table-cell office:value-type="float" office:value="36.59742">
            <text:p>36.59742</text:p>
          </table:table-cell>
          <table:table-cell office:value-type="float" office:value="35.435104">
            <text:p>35.435104</text:p>
          </table:table-cell>
          <table:table-cell office:value-type="float" office:value="40.557945">
            <text:p>40.557945</text:p>
          </table:table-cell>
          <table:table-cell office:value-type="float" office:value="50.300823">
            <text:p>50.300823</text:p>
          </table:table-cell>
          <table:table-cell office:value-type="float" office:value="80.368225">
            <text:p>80.368225</text:p>
          </table:table-cell>
          <table:table-cell office:value-type="float" office:value="131.87555">
            <text:p>131.87555</text:p>
          </table:table-cell>
          <table:table-cell office:value-type="float" office:value="149.72849">
            <text:p>149.72849</text:p>
          </table:table-cell>
          <table:table-cell office:value-type="float" office:value="179.95729">
            <text:p>179.95729</text:p>
          </table:table-cell>
          <table:table-cell office:value-type="float" office:value="209.10785">
            <text:p>209.10785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shoulder</text:p>
          </table:table-cell>
          <table:table-cell office:value-type="float" office:value="77.457146">
            <text:p>77.457146</text:p>
          </table:table-cell>
          <table:table-cell office:value-type="float" office:value="74.708435">
            <text:p>74.708435</text:p>
          </table:table-cell>
          <table:table-cell office:value-type="float" office:value="69.78264">
            <text:p>69.78264</text:p>
          </table:table-cell>
          <table:table-cell office:value-type="float" office:value="67.44046">
            <text:p>67.44046</text:p>
          </table:table-cell>
          <table:table-cell office:value-type="float" office:value="70.445755">
            <text:p>70.445755</text:p>
          </table:table-cell>
          <table:table-cell office:value-type="float" office:value="65.09638">
            <text:p>65.09638</text:p>
          </table:table-cell>
          <table:table-cell office:value-type="float" office:value="61.41606">
            <text:p>61.41606</text:p>
          </table:table-cell>
          <table:table-cell office:value-type="float" office:value="57.054783">
            <text:p>57.054783</text:p>
          </table:table-cell>
          <table:table-cell office:value-type="float" office:value="61.079346">
            <text:p>61.079346</text:p>
          </table:table-cell>
          <table:table-cell office:value-type="float" office:value="59.86155">
            <text:p>59.86155</text:p>
          </table:table-cell>
          <table:table-cell office:value-type="float" office:value="60.018745">
            <text:p>60.018745</text:p>
          </table:table-cell>
          <table:table-cell office:value-type="float" office:value="57.691837">
            <text:p>57.691837</text:p>
          </table:table-cell>
          <table:table-cell office:value-type="float" office:value="57.042873">
            <text:p>57.042873</text:p>
          </table:table-cell>
          <table:table-cell office:value-type="float" office:value="56.025078">
            <text:p>56.025078</text:p>
          </table:table-cell>
          <table:table-cell office:value-type="float" office:value="55.768944">
            <text:p>55.768944</text:p>
          </table:table-cell>
          <table:table-cell office:value-type="float" office:value="57.934765">
            <text:p>57.934765</text:p>
          </table:table-cell>
          <table:table-cell office:value-type="float" office:value="59.031593">
            <text:p>59.031593</text:p>
          </table:table-cell>
          <table:table-cell office:value-type="float" office:value="59.16029">
            <text:p>59.16029</text:p>
          </table:table-cell>
          <table:table-cell office:value-type="float" office:value="56.999245">
            <text:p>56.999245</text:p>
          </table:table-cell>
          <table:table-cell office:value-type="float" office:value="56.40488">
            <text:p>56.40488</text:p>
          </table:table-cell>
          <table:table-cell office:value-type="float" office:value="55.932438">
            <text:p>55.932438</text:p>
          </table:table-cell>
          <table:table-cell office:value-type="float" office:value="55.316">
            <text:p>55.316</text:p>
          </table:table-cell>
          <table:table-cell office:value-type="float" office:value="55.163734">
            <text:p>55.163734</text:p>
          </table:table-cell>
          <table:table-cell office:value-type="float" office:value="55.438164">
            <text:p>55.438164</text:p>
          </table:table-cell>
          <table:table-cell office:value-type="float" office:value="56.917664">
            <text:p>56.917664</text:p>
          </table:table-cell>
          <table:table-cell office:value-type="float" office:value="57.42055">
            <text:p>57.42055</text:p>
          </table:table-cell>
          <table:table-cell office:value-type="float" office:value="58.557766">
            <text:p>58.557766</text:p>
          </table:table-cell>
          <table:table-cell office:value-type="float" office:value="59.69754">
            <text:p>59.69754</text:p>
          </table:table-cell>
          <table:table-cell office:value-type="float" office:value="60.84595">
            <text:p>60.84595</text:p>
          </table:table-cell>
          <table:table-cell office:value-type="float" office:value="62.72242">
            <text:p>62.72242</text:p>
          </table:table-cell>
          <table:table-cell office:value-type="float" office:value="63.10017">
            <text:p>63.10017</text:p>
          </table:table-cell>
          <table:table-cell office:value-type="float" office:value="62.7386">
            <text:p>62.7386</text:p>
          </table:table-cell>
          <table:table-cell office:value-type="float" office:value="66.08113">
            <text:p>66.08113</text:p>
          </table:table-cell>
          <table:table-cell office:value-type="float" office:value="64.66514">
            <text:p>64.66514</text:p>
          </table:table-cell>
          <table:table-cell office:value-type="float" office:value="65.61327">
            <text:p>65.61327</text:p>
          </table:table-cell>
          <table:table-cell office:value-type="float" office:value="67.805244">
            <text:p>67.805244</text:p>
          </table:table-cell>
          <table:table-cell office:value-type="float" office:value="70.73395">
            <text:p>70.73395</text:p>
          </table:table-cell>
          <table:table-cell office:value-type="float" office:value="72.11555">
            <text:p>72.11555</text:p>
          </table:table-cell>
          <table:table-cell office:value-type="float" office:value="72.120445">
            <text:p>72.120445</text:p>
          </table:table-cell>
          <table:table-cell office:value-type="float" office:value="68.025">
            <text:p>68.025</text:p>
          </table:table-cell>
          <table:table-cell office:value-type="float" office:value="66.40026">
            <text:p>66.40026</text:p>
          </table:table-cell>
          <table:table-cell office:value-type="float" office:value="66.10114">
            <text:p>66.10114</text:p>
          </table:table-cell>
          <table:table-cell office:value-type="float" office:value="63.538757">
            <text:p>63.538757</text:p>
          </table:table-cell>
          <table:table-cell office:value-type="float" office:value="69.06418">
            <text:p>69.06418</text:p>
          </table:table-cell>
          <table:table-cell office:value-type="float" office:value="67.406784">
            <text:p>67.406784</text:p>
          </table:table-cell>
          <table:table-cell office:value-type="float" office:value="67.48431">
            <text:p>67.48431</text:p>
          </table:table-cell>
          <table:table-cell office:value-type="float" office:value="67.83415">
            <text:p>67.83415</text:p>
          </table:table-cell>
          <table:table-cell office:value-type="float" office:value="66.19257">
            <text:p>66.19257</text:p>
          </table:table-cell>
          <table:table-cell office:value-type="float" office:value="65.19444">
            <text:p>65.19444</text:p>
          </table:table-cell>
          <table:table-cell office:value-type="float" office:value="65.03659">
            <text:p>65.03659</text:p>
          </table:table-cell>
          <table:table-cell office:value-type="float" office:value="66.475334">
            <text:p>66.475334</text:p>
          </table:table-cell>
          <table:table-cell office:value-type="float" office:value="67.278076">
            <text:p>67.278076</text:p>
          </table:table-cell>
          <table:table-cell office:value-type="float" office:value="67.507095">
            <text:p>67.507095</text:p>
          </table:table-cell>
          <table:table-cell office:value-type="float" office:value="69.80231">
            <text:p>69.80231</text:p>
          </table:table-cell>
          <table:table-cell office:value-type="float" office:value="69.76752">
            <text:p>69.76752</text:p>
          </table:table-cell>
          <table:table-cell office:value-type="float" office:value="69.647606">
            <text:p>69.647606</text:p>
          </table:table-cell>
          <table:table-cell office:value-type="float" office:value="70.21469">
            <text:p>70.21469</text:p>
          </table:table-cell>
          <table:table-cell office:value-type="float" office:value="68.62545">
            <text:p>68.62545</text:p>
          </table:table-cell>
          <table:table-cell office:value-type="float" office:value="67.7779">
            <text:p>67.7779</text:p>
          </table:table-cell>
          <table:table-cell office:value-type="float" office:value="66.92586">
            <text:p>66.92586</text:p>
          </table:table-cell>
          <table:table-cell office:value-type="float" office:value="66.37283">
            <text:p>66.37283</text:p>
          </table:table-cell>
          <table:table-cell office:value-type="float" office:value="67.129326">
            <text:p>67.129326</text:p>
          </table:table-cell>
          <table:table-cell office:value-type="float" office:value="67.49829">
            <text:p>67.49829</text:p>
          </table:table-cell>
          <table:table-cell office:value-type="float" office:value="67.83687">
            <text:p>67.83687</text:p>
          </table:table-cell>
          <table:table-cell office:value-type="float" office:value="67.77948">
            <text:p>67.77948</text:p>
          </table:table-cell>
          <table:table-cell office:value-type="float" office:value="68.17436">
            <text:p>68.17436</text:p>
          </table:table-cell>
          <table:table-cell office:value-type="float" office:value="69.16082">
            <text:p>69.16082</text:p>
          </table:table-cell>
          <table:table-cell office:value-type="float" office:value="67.01967">
            <text:p>67.01967</text:p>
          </table:table-cell>
          <table:table-cell office:value-type="float" office:value="65.59156">
            <text:p>65.59156</text:p>
          </table:table-cell>
          <table:table-cell office:value-type="float" office:value="64.43253">
            <text:p>64.43253</text:p>
          </table:table-cell>
          <table:table-cell office:value-type="float" office:value="63.230293">
            <text:p>63.230293</text:p>
          </table:table-cell>
          <table:table-cell office:value-type="float" office:value="62.414597">
            <text:p>62.414597</text:p>
          </table:table-cell>
          <table:table-cell office:value-type="float" office:value="61.359653">
            <text:p>61.359653</text:p>
          </table:table-cell>
          <table:table-cell office:value-type="float" office:value="59.98206">
            <text:p>59.98206</text:p>
          </table:table-cell>
          <table:table-cell office:value-type="float" office:value="60.427086">
            <text:p>60.427086</text:p>
          </table:table-cell>
          <table:table-cell office:value-type="float" office:value="60.276035">
            <text:p>60.276035</text:p>
          </table:table-cell>
          <table:table-cell office:value-type="float" office:value="58.461624">
            <text:p>58.461624</text:p>
          </table:table-cell>
          <table:table-cell office:value-type="float" office:value="56.546043">
            <text:p>56.546043</text:p>
          </table:table-cell>
          <table:table-cell office:value-type="float" office:value="56.25774">
            <text:p>56.25774</text:p>
          </table:table-cell>
          <table:table-cell office:value-type="float" office:value="56.164516">
            <text:p>56.164516</text:p>
          </table:table-cell>
          <table:table-cell office:value-type="float" office:value="56.74398">
            <text:p>56.74398</text:p>
          </table:table-cell>
          <table:table-cell office:value-type="float" office:value="57.71571">
            <text:p>57.71571</text:p>
          </table:table-cell>
          <table:table-cell office:value-type="float" office:value="55.54348">
            <text:p>55.54348</text:p>
          </table:table-cell>
          <table:table-cell office:value-type="float" office:value="65.17457">
            <text:p>65.17457</text:p>
          </table:table-cell>
          <table:table-cell office:value-type="float" office:value="70.091286">
            <text:p>70.091286</text:p>
          </table:table-cell>
          <table:table-cell office:value-type="float" office:value="65.79111">
            <text:p>65.79111</text:p>
          </table:table-cell>
          <table:table-cell office:value-type="float" office:value="64.70968">
            <text:p>64.70968</text:p>
          </table:table-cell>
          <table:table-cell office:value-type="float" office:value="63.215572">
            <text:p>63.215572</text:p>
          </table:table-cell>
          <table:table-cell office:value-type="float" office:value="62.873463">
            <text:p>62.873463</text:p>
          </table:table-cell>
          <table:table-cell office:value-type="float" office:value="62.210392">
            <text:p>62.210392</text:p>
          </table:table-cell>
          <table:table-cell office:value-type="float" office:value="60.701187">
            <text:p>60.701187</text:p>
          </table:table-cell>
          <table:table-cell office:value-type="float" office:value="61.2374">
            <text:p>61.2374</text:p>
          </table:table-cell>
          <table:table-cell office:value-type="float" office:value="60.703854">
            <text:p>60.703854</text:p>
          </table:table-cell>
          <table:table-cell office:value-type="float" office:value="58.997456">
            <text:p>58.997456</text:p>
          </table:table-cell>
          <table:table-cell office:value-type="float" office:value="59.678356">
            <text:p>59.678356</text:p>
          </table:table-cell>
          <table:table-cell office:value-type="float" office:value="60.856884">
            <text:p>60.856884</text:p>
          </table:table-cell>
          <table:table-cell office:value-type="float" office:value="60.46275">
            <text:p>60.46275</text:p>
          </table:table-cell>
          <table:table-cell office:value-type="float" office:value="60.933754">
            <text:p>60.933754</text:p>
          </table:table-cell>
          <table:table-cell office:value-type="float" office:value="60.901764">
            <text:p>60.901764</text:p>
          </table:table-cell>
          <table:table-cell office:value-type="float" office:value="58.25859">
            <text:p>58.25859</text:p>
          </table:table-cell>
          <table:table-cell office:value-type="float" office:value="55.560745">
            <text:p>55.560745</text:p>
          </table:table-cell>
          <table:table-cell office:value-type="float" office:value="55.49109">
            <text:p>55.49109</text:p>
          </table:table-cell>
          <table:table-cell office:value-type="float" office:value="55.155888">
            <text:p>55.155888</text:p>
          </table:table-cell>
          <table:table-cell office:value-type="float" office:value="56.192986">
            <text:p>56.192986</text:p>
          </table:table-cell>
          <table:table-cell office:value-type="float" office:value="57.585278">
            <text:p>57.585278</text:p>
          </table:table-cell>
          <table:table-cell office:value-type="float" office:value="57.574337">
            <text:p>57.574337</text:p>
          </table:table-cell>
          <table:table-cell office:value-type="float" office:value="57.239216">
            <text:p>57.239216</text:p>
          </table:table-cell>
          <table:table-cell office:value-type="float" office:value="58.985146">
            <text:p>58.985146</text:p>
          </table:table-cell>
          <table:table-cell office:value-type="float" office:value="63.190212">
            <text:p>63.190212</text:p>
          </table:table-cell>
          <table:table-cell office:value-type="float" office:value="63.71605">
            <text:p>63.71605</text:p>
          </table:table-cell>
          <table:table-cell office:value-type="float" office:value="64.987915">
            <text:p>64.987915</text:p>
          </table:table-cell>
          <table:table-cell office:value-type="float" office:value="66.305984">
            <text:p>66.305984</text:p>
          </table:table-cell>
          <table:table-cell office:value-type="float" office:value="66.317825">
            <text:p>66.317825</text:p>
          </table:table-cell>
          <table:table-cell office:value-type="float" office:value="67.29915">
            <text:p>67.29915</text:p>
          </table:table-cell>
          <table:table-cell office:value-type="float" office:value="68.59626">
            <text:p>68.59626</text:p>
          </table:table-cell>
          <table:table-cell office:value-type="float" office:value="70.773705">
            <text:p>70.773705</text:p>
          </table:table-cell>
          <table:table-cell office:value-type="float" office:value="72.54859">
            <text:p>72.54859</text:p>
          </table:table-cell>
          <table:table-cell office:value-type="float" office:value="68.51863">
            <text:p>68.51863</text:p>
          </table:table-cell>
          <table:table-cell office:value-type="float" office:value="72.214935">
            <text:p>72.214935</text:p>
          </table:table-cell>
          <table:table-cell office:value-type="float" office:value="69.45136">
            <text:p>69.45136</text:p>
          </table:table-cell>
          <table:table-cell office:value-type="float" office:value="67.76593">
            <text:p>67.76593</text:p>
          </table:table-cell>
          <table:table-cell office:value-type="float" office:value="69.59032">
            <text:p>69.59032</text:p>
          </table:table-cell>
          <table:table-cell office:value-type="float" office:value="70.702965">
            <text:p>70.702965</text:p>
          </table:table-cell>
          <table:table-cell office:value-type="float" office:value="69.92797">
            <text:p>69.92797</text:p>
          </table:table-cell>
          <table:table-cell office:value-type="float" office:value="66.70279">
            <text:p>66.70279</text:p>
          </table:table-cell>
          <table:table-cell office:value-type="float" office:value="67.23975">
            <text:p>67.23975</text:p>
          </table:table-cell>
          <table:table-cell office:value-type="float" office:value="63.83231">
            <text:p>63.83231</text:p>
          </table:table-cell>
          <table:table-cell office:value-type="float" office:value="66.34862">
            <text:p>66.34862</text:p>
          </table:table-cell>
          <table:table-cell office:value-type="float" office:value="65.975685">
            <text:p>65.975685</text:p>
          </table:table-cell>
          <table:table-cell office:value-type="float" office:value="63.926636">
            <text:p>63.926636</text:p>
          </table:table-cell>
          <table:table-cell office:value-type="float" office:value="66.13214">
            <text:p>66.13214</text:p>
          </table:table-cell>
          <table:table-cell office:value-type="float" office:value="64.848366">
            <text:p>64.848366</text:p>
          </table:table-cell>
          <table:table-cell office:value-type="float" office:value="63.54643">
            <text:p>63.54643</text:p>
          </table:table-cell>
          <table:table-cell office:value-type="float" office:value="63.4506">
            <text:p>63.4506</text:p>
          </table:table-cell>
          <table:table-cell office:value-type="float" office:value="66.174904">
            <text:p>66.174904</text:p>
          </table:table-cell>
          <table:table-cell office:value-type="float" office:value="67.91114">
            <text:p>67.91114</text:p>
          </table:table-cell>
          <table:table-cell office:value-type="float" office:value="76.74881">
            <text:p>76.74881</text:p>
          </table:table-cell>
          <table:table-cell office:value-type="float" office:value="79.119835">
            <text:p>79.119835</text:p>
          </table:table-cell>
          <table:table-cell office:value-type="float" office:value="79.80988">
            <text:p>79.80988</text:p>
          </table:table-cell>
          <table:table-cell office:value-type="float" office:value="74.709595">
            <text:p>74.709595</text:p>
          </table:table-cell>
          <table:table-cell office:value-type="float" office:value="68.10952">
            <text:p>68.10952</text:p>
          </table:table-cell>
          <table:table-cell office:value-type="float" office:value="58.502533">
            <text:p>58.502533</text:p>
          </table:table-cell>
          <table:table-cell office:value-type="float" office:value="84.68697">
            <text:p>84.68697</text:p>
          </table:table-cell>
          <table:table-cell office:value-type="float" office:value="105.9218">
            <text:p>105.9218</text:p>
          </table:table-cell>
          <table:table-cell office:value-type="float" office:value="107.97049">
            <text:p>107.97049</text:p>
          </table:table-cell>
          <table:table-cell office:value-type="float" office:value="104.87266">
            <text:p>104.87266</text:p>
          </table:table-cell>
          <table:table-cell office:value-type="float" office:value="106.61459">
            <text:p>106.61459</text:p>
          </table:table-cell>
          <table:table-cell office:value-type="float" office:value="103.079">
            <text:p>103.079</text:p>
          </table:table-cell>
          <table:table-cell office:value-type="float" office:value="99.918655">
            <text:p>99.918655</text:p>
          </table:table-cell>
          <table:table-cell office:value-type="float" office:value="99.20576">
            <text:p>99.20576</text:p>
          </table:table-cell>
          <table:table-cell office:value-type="float" office:value="97.54259">
            <text:p>97.54259</text:p>
          </table:table-cell>
          <table:table-cell office:value-type="float" office:value="97.94811">
            <text:p>97.94811</text:p>
          </table:table-cell>
          <table:table-cell office:value-type="float" office:value="92.96772">
            <text:p>92.96772</text:p>
          </table:table-cell>
          <table:table-cell office:value-type="float" office:value="100.45679">
            <text:p>100.45679</text:p>
          </table:table-cell>
          <table:table-cell office:value-type="float" office:value="109.17248">
            <text:p>109.17248</text:p>
          </table:table-cell>
          <table:table-cell office:value-type="float" office:value="112.161385">
            <text:p>112.161385</text:p>
          </table:table-cell>
          <table:table-cell office:value-type="float" office:value="115.44259">
            <text:p>115.44259</text:p>
          </table:table-cell>
          <table:table-cell office:value-type="float" office:value="113.42332">
            <text:p>113.42332</text:p>
          </table:table-cell>
          <table:table-cell office:value-type="float" office:value="115.17831">
            <text:p>115.17831</text:p>
          </table:table-cell>
          <table:table-cell office:value-type="float" office:value="114.07945">
            <text:p>114.07945</text:p>
          </table:table-cell>
          <table:table-cell office:value-type="float" office:value="117.63086">
            <text:p>117.63086</text:p>
          </table:table-cell>
          <table:table-cell office:value-type="float" office:value="119.323975">
            <text:p>119.323975</text:p>
          </table:table-cell>
          <table:table-cell office:value-type="float" office:value="119.63972">
            <text:p>119.63972</text:p>
          </table:table-cell>
          <table:table-cell office:value-type="float" office:value="119.044426">
            <text:p>119.044426</text:p>
          </table:table-cell>
          <table:table-cell office:value-type="float" office:value="115.600876">
            <text:p>115.600876</text:p>
          </table:table-cell>
          <table:table-cell office:value-type="float" office:value="116.75741">
            <text:p>116.75741</text:p>
          </table:table-cell>
          <table:table-cell office:value-type="float" office:value="114.8195">
            <text:p>114.8195</text:p>
          </table:table-cell>
          <table:table-cell office:value-type="float" office:value="117.0303">
            <text:p>117.0303</text:p>
          </table:table-cell>
          <table:table-cell office:value-type="float" office:value="116.45105">
            <text:p>116.45105</text:p>
          </table:table-cell>
          <table:table-cell office:value-type="float" office:value="114.81647">
            <text:p>114.81647</text:p>
          </table:table-cell>
          <table:table-cell office:value-type="float" office:value="110.43695">
            <text:p>110.43695</text:p>
          </table:table-cell>
          <table:table-cell office:value-type="float" office:value="108.93592">
            <text:p>108.93592</text:p>
          </table:table-cell>
          <table:table-cell office:value-type="float" office:value="107.22017">
            <text:p>107.22017</text:p>
          </table:table-cell>
          <table:table-cell office:value-type="float" office:value="104.17935">
            <text:p>104.17935</text:p>
          </table:table-cell>
          <table:table-cell office:value-type="float" office:value="104.9322">
            <text:p>104.9322</text:p>
          </table:table-cell>
          <table:table-cell office:value-type="float" office:value="102.988014">
            <text:p>102.988014</text:p>
          </table:table-cell>
          <table:table-cell office:value-type="float" office:value="101.45904">
            <text:p>101.45904</text:p>
          </table:table-cell>
          <table:table-cell office:value-type="float" office:value="102.020386">
            <text:p>102.020386</text:p>
          </table:table-cell>
          <table:table-cell office:value-type="float" office:value="101.21607">
            <text:p>101.21607</text:p>
          </table:table-cell>
          <table:table-cell office:value-type="float" office:value="99.05093">
            <text:p>99.05093</text:p>
          </table:table-cell>
          <table:table-cell office:value-type="float" office:value="98.02458">
            <text:p>98.02458</text:p>
          </table:table-cell>
          <table:table-cell office:value-type="float" office:value="97.91161">
            <text:p>97.91161</text:p>
          </table:table-cell>
          <table:table-cell office:value-type="float" office:value="99.218925">
            <text:p>99.218925</text:p>
          </table:table-cell>
          <table:table-cell office:value-type="float" office:value="99.86093">
            <text:p>99.86093</text:p>
          </table:table-cell>
          <table:table-cell office:value-type="float" office:value="99.32539">
            <text:p>99.32539</text:p>
          </table:table-cell>
          <table:table-cell office:value-type="float" office:value="99.3348">
            <text:p>99.3348</text:p>
          </table:table-cell>
          <table:table-cell office:value-type="float" office:value="97.99181">
            <text:p>97.99181</text:p>
          </table:table-cell>
          <table:table-cell office:value-type="float" office:value="96.57492">
            <text:p>96.57492</text:p>
          </table:table-cell>
          <table:table-cell office:value-type="float" office:value="94.49922">
            <text:p>94.49922</text:p>
          </table:table-cell>
          <table:table-cell office:value-type="float" office:value="91.68608">
            <text:p>91.68608</text:p>
          </table:table-cell>
          <table:table-cell office:value-type="float" office:value="90.50601">
            <text:p>90.50601</text:p>
          </table:table-cell>
          <table:table-cell office:value-type="float" office:value="90.60423">
            <text:p>90.60423</text:p>
          </table:table-cell>
          <table:table-cell office:value-type="float" office:value="93.66629">
            <text:p>93.66629</text:p>
          </table:table-cell>
          <table:table-cell office:value-type="float" office:value="97.43238">
            <text:p>97.43238</text:p>
          </table:table-cell>
          <table:table-cell office:value-type="float" office:value="102.21512">
            <text:p>102.21512</text:p>
          </table:table-cell>
          <table:table-cell office:value-type="float" office:value="105.511665">
            <text:p>105.511665</text:p>
          </table:table-cell>
          <table:table-cell office:value-type="float" office:value="109.754875">
            <text:p>109.754875</text:p>
          </table:table-cell>
          <table:table-cell office:value-type="float" office:value="111.35947">
            <text:p>111.35947</text:p>
          </table:table-cell>
          <table:table-cell office:value-type="float" office:value="111.873215">
            <text:p>111.873215</text:p>
          </table:table-cell>
          <table:table-cell office:value-type="float" office:value="109.975464">
            <text:p>109.975464</text:p>
          </table:table-cell>
          <table:table-cell office:value-type="float" office:value="107.683784">
            <text:p>107.683784</text:p>
          </table:table-cell>
          <table:table-cell office:value-type="float" office:value="106.12496">
            <text:p>106.12496</text:p>
          </table:table-cell>
          <table:table-cell office:value-type="float" office:value="105.69437">
            <text:p>105.69437</text:p>
          </table:table-cell>
          <table:table-cell office:value-type="float" office:value="102.05756">
            <text:p>102.05756</text:p>
          </table:table-cell>
          <table:table-cell office:value-type="float" office:value="98.586235">
            <text:p>98.586235</text:p>
          </table:table-cell>
          <table:table-cell office:value-type="float" office:value="98.30717">
            <text:p>98.30717</text:p>
          </table:table-cell>
          <table:table-cell office:value-type="float" office:value="98.828964">
            <text:p>98.828964</text:p>
          </table:table-cell>
          <table:table-cell office:value-type="float" office:value="97.01078">
            <text:p>97.01078</text:p>
          </table:table-cell>
          <table:table-cell office:value-type="float" office:value="95.35999">
            <text:p>95.35999</text:p>
          </table:table-cell>
          <table:table-cell office:value-type="float" office:value="100.59633">
            <text:p>100.59633</text:p>
          </table:table-cell>
          <table:table-cell office:value-type="float" office:value="98.97722">
            <text:p>98.97722</text:p>
          </table:table-cell>
          <table:table-cell office:value-type="float" office:value="96.6506">
            <text:p>96.6506</text:p>
          </table:table-cell>
          <table:table-cell office:value-type="float" office:value="98.461174">
            <text:p>98.461174</text:p>
          </table:table-cell>
          <table:table-cell office:value-type="float" office:value="105.76382">
            <text:p>105.76382</text:p>
          </table:table-cell>
          <table:table-cell office:value-type="float" office:value="108.268364">
            <text:p>108.268364</text:p>
          </table:table-cell>
          <table:table-cell office:value-type="string">
            <text:p>NaN</text:p>
          </table:table-cell>
          <table:table-cell office:value-type="float" office:value="615.6015">
            <text:p>615.6015</text:p>
          </table:table-cell>
          <table:table-cell office:value-type="float" office:value="566.0431">
            <text:p>566.0431</text:p>
          </table:table-cell>
          <table:table-cell office:value-type="float" office:value="56.59632">
            <text:p>56.59632</text:p>
          </table:table-cell>
          <table:table-cell office:value-type="float" office:value="50.406784">
            <text:p>50.406784</text:p>
          </table:table-cell>
          <table:table-cell office:value-type="float" office:value="57.07458">
            <text:p>57.07458</text:p>
          </table:table-cell>
          <table:table-cell office:value-type="float" office:value="57.332325">
            <text:p>57.332325</text:p>
          </table:table-cell>
          <table:table-cell office:value-type="float" office:value="49.13932">
            <text:p>49.13932</text:p>
          </table:table-cell>
          <table:table-cell office:value-type="float" office:value="49.00587">
            <text:p>49.00587</text:p>
          </table:table-cell>
          <table:table-cell office:value-type="float" office:value="55.92768">
            <text:p>55.92768</text:p>
          </table:table-cell>
          <table:table-cell office:value-type="float" office:value="53.732903">
            <text:p>53.732903</text:p>
          </table:table-cell>
          <table:table-cell office:value-type="float" office:value="53.448795">
            <text:p>53.448795</text:p>
          </table:table-cell>
          <table:table-cell office:value-type="float" office:value="51.954548">
            <text:p>51.954548</text:p>
          </table:table-cell>
          <table:table-cell office:value-type="float" office:value="52.22163">
            <text:p>52.22163</text:p>
          </table:table-cell>
          <table:table-cell office:value-type="float" office:value="54.438927">
            <text:p>54.438927</text:p>
          </table:table-cell>
          <table:table-cell office:value-type="float" office:value="54.70871">
            <text:p>54.70871</text:p>
          </table:table-cell>
          <table:table-cell office:value-type="float" office:value="54.004">
            <text:p>54.004</text:p>
          </table:table-cell>
          <table:table-cell office:value-type="float" office:value="50.125427">
            <text:p>50.125427</text:p>
          </table:table-cell>
          <table:table-cell office:value-type="float" office:value="48.434265">
            <text:p>48.434265</text:p>
          </table:table-cell>
          <table:table-cell office:value-type="float" office:value="49.2333">
            <text:p>49.2333</text:p>
          </table:table-cell>
          <table:table-cell office:value-type="float" office:value="49.835606">
            <text:p>49.835606</text:p>
          </table:table-cell>
          <table:table-cell office:value-type="float" office:value="52.796402">
            <text:p>52.796402</text:p>
          </table:table-cell>
          <table:table-cell office:value-type="float" office:value="52.765656">
            <text:p>52.765656</text:p>
          </table:table-cell>
          <table:table-cell office:value-type="float" office:value="53.076164">
            <text:p>53.076164</text:p>
          </table:table-cell>
          <table:table-cell office:value-type="float" office:value="52.076805">
            <text:p>52.076805</text:p>
          </table:table-cell>
          <table:table-cell office:value-type="float" office:value="51.03686">
            <text:p>51.03686</text:p>
          </table:table-cell>
          <table:table-cell office:value-type="float" office:value="51.41193">
            <text:p>51.41193</text:p>
          </table:table-cell>
          <table:table-cell office:value-type="float" office:value="51.38264">
            <text:p>51.38264</text:p>
          </table:table-cell>
          <table:table-cell office:value-type="float" office:value="50.013195">
            <text:p>50.013195</text:p>
          </table:table-cell>
          <table:table-cell office:value-type="float" office:value="48.652657">
            <text:p>48.652657</text:p>
          </table:table-cell>
          <table:table-cell office:value-type="float" office:value="49.93816">
            <text:p>49.93816</text:p>
          </table:table-cell>
          <table:table-cell office:value-type="float" office:value="51.334534">
            <text:p>51.334534</text:p>
          </table:table-cell>
          <table:table-cell office:value-type="float" office:value="52.376404">
            <text:p>52.376404</text:p>
          </table:table-cell>
          <table:table-cell office:value-type="float" office:value="53.551685">
            <text:p>53.551685</text:p>
          </table:table-cell>
          <table:table-cell office:value-type="float" office:value="53.142757">
            <text:p>53.142757</text:p>
          </table:table-cell>
          <table:table-cell office:value-type="float" office:value="55.309177">
            <text:p>55.309177</text:p>
          </table:table-cell>
          <table:table-cell office:value-type="float" office:value="59.118454">
            <text:p>59.118454</text:p>
          </table:table-cell>
          <table:table-cell office:value-type="float" office:value="61.80829">
            <text:p>61.80829</text:p>
          </table:table-cell>
          <table:table-cell office:value-type="float" office:value="61.256104">
            <text:p>61.256104</text:p>
          </table:table-cell>
          <table:table-cell office:value-type="float" office:value="59.43968">
            <text:p>59.43968</text:p>
          </table:table-cell>
          <table:table-cell office:value-type="float" office:value="61.27142">
            <text:p>61.27142</text:p>
          </table:table-cell>
          <table:table-cell office:value-type="float" office:value="62.37375">
            <text:p>62.37375</text:p>
          </table:table-cell>
          <table:table-cell office:value-type="float" office:value="62.43344">
            <text:p>62.43344</text:p>
          </table:table-cell>
          <table:table-cell office:value-type="float" office:value="62.961853">
            <text:p>62.961853</text:p>
          </table:table-cell>
          <table:table-cell office:value-type="float" office:value="62.13392">
            <text:p>62.13392</text:p>
          </table:table-cell>
          <table:table-cell office:value-type="float" office:value="60.976322">
            <text:p>60.976322</text:p>
          </table:table-cell>
          <table:table-cell office:value-type="float" office:value="60.994766">
            <text:p>60.994766</text:p>
          </table:table-cell>
          <table:table-cell office:value-type="float" office:value="60.574635">
            <text:p>60.574635</text:p>
          </table:table-cell>
          <table:table-cell office:value-type="float" office:value="59.92115">
            <text:p>59.92115</text:p>
          </table:table-cell>
          <table:table-cell office:value-type="float" office:value="60.9401">
            <text:p>60.9401</text:p>
          </table:table-cell>
          <table:table-cell office:value-type="float" office:value="60.24564">
            <text:p>60.24564</text:p>
          </table:table-cell>
          <table:table-cell office:value-type="float" office:value="58.903496">
            <text:p>58.903496</text:p>
          </table:table-cell>
          <table:table-cell office:value-type="float" office:value="60.009903">
            <text:p>60.009903</text:p>
          </table:table-cell>
          <table:table-cell office:value-type="float" office:value="60.10916">
            <text:p>60.10916</text:p>
          </table:table-cell>
          <table:table-cell office:value-type="float" office:value="59.543846">
            <text:p>59.543846</text:p>
          </table:table-cell>
          <table:table-cell office:value-type="float" office:value="58.42935">
            <text:p>58.42935</text:p>
          </table:table-cell>
          <table:table-cell office:value-type="float" office:value="58.02372">
            <text:p>58.02372</text:p>
          </table:table-cell>
          <table:table-cell office:value-type="float" office:value="57.618797">
            <text:p>57.618797</text:p>
          </table:table-cell>
          <table:table-cell office:value-type="float" office:value="58.04007">
            <text:p>58.04007</text:p>
          </table:table-cell>
          <table:table-cell office:value-type="float" office:value="57.25269">
            <text:p>57.25269</text:p>
          </table:table-cell>
          <table:table-cell office:value-type="float" office:value="56.682552">
            <text:p>56.682552</text:p>
          </table:table-cell>
          <table:table-cell office:value-type="float" office:value="57.340633">
            <text:p>57.340633</text:p>
          </table:table-cell>
          <table:table-cell office:value-type="float" office:value="57.606735">
            <text:p>57.606735</text:p>
          </table:table-cell>
          <table:table-cell office:value-type="float" office:value="57.721096">
            <text:p>57.721096</text:p>
          </table:table-cell>
          <table:table-cell office:value-type="float" office:value="56.559612">
            <text:p>56.559612</text:p>
          </table:table-cell>
          <table:table-cell office:value-type="float" office:value="52.973896">
            <text:p>52.973896</text:p>
          </table:table-cell>
          <table:table-cell office:value-type="float" office:value="51.973087">
            <text:p>51.973087</text:p>
          </table:table-cell>
          <table:table-cell office:value-type="float" office:value="52.225548">
            <text:p>52.225548</text:p>
          </table:table-cell>
          <table:table-cell office:value-type="float" office:value="52.474754">
            <text:p>52.474754</text:p>
          </table:table-cell>
          <table:table-cell office:value-type="float" office:value="53.07019">
            <text:p>53.07019</text:p>
          </table:table-cell>
          <table:table-cell office:value-type="float" office:value="53.78332">
            <text:p>53.78332</text:p>
          </table:table-cell>
          <table:table-cell office:value-type="float" office:value="53.643482">
            <text:p>53.643482</text:p>
          </table:table-cell>
          <table:table-cell office:value-type="float" office:value="55.417652">
            <text:p>55.417652</text:p>
          </table:table-cell>
          <table:table-cell office:value-type="float" office:value="54.782143">
            <text:p>54.782143</text:p>
          </table:table-cell>
          <table:table-cell office:value-type="float" office:value="55.309162">
            <text:p>55.309162</text:p>
          </table:table-cell>
          <table:table-cell office:value-type="float" office:value="55.822803">
            <text:p>55.822803</text:p>
          </table:table-cell>
          <table:table-cell office:value-type="float" office:value="56.538227">
            <text:p>56.538227</text:p>
          </table:table-cell>
          <table:table-cell office:value-type="float" office:value="55.976456">
            <text:p>55.976456</text:p>
          </table:table-cell>
          <table:table-cell office:value-type="float" office:value="55.206985">
            <text:p>55.206985</text:p>
          </table:table-cell>
          <table:table-cell office:value-type="float" office:value="56.540672">
            <text:p>56.540672</text:p>
          </table:table-cell>
          <table:table-cell office:value-type="float" office:value="57.984325">
            <text:p>57.984325</text:p>
          </table:table-cell>
          <table:table-cell office:value-type="float" office:value="58.954296">
            <text:p>58.954296</text:p>
          </table:table-cell>
          <table:table-cell office:value-type="float" office:value="58.990437">
            <text:p>58.990437</text:p>
          </table:table-cell>
          <table:table-cell office:value-type="float" office:value="58.75982">
            <text:p>58.75982</text:p>
          </table:table-cell>
          <table:table-cell office:value-type="float" office:value="58.051758">
            <text:p>58.051758</text:p>
          </table:table-cell>
          <table:table-cell office:value-type="float" office:value="57.009922">
            <text:p>57.009922</text:p>
          </table:table-cell>
          <table:table-cell office:value-type="float" office:value="56.349773">
            <text:p>56.349773</text:p>
          </table:table-cell>
          <table:table-cell office:value-type="float" office:value="56.4073">
            <text:p>56.4073</text:p>
          </table:table-cell>
          <table:table-cell office:value-type="float" office:value="54.9235">
            <text:p>54.9235</text:p>
          </table:table-cell>
          <table:table-cell office:value-type="float" office:value="54.18532">
            <text:p>54.18532</text:p>
          </table:table-cell>
          <table:table-cell office:value-type="float" office:value="53.930798">
            <text:p>53.930798</text:p>
          </table:table-cell>
          <table:table-cell office:value-type="float" office:value="52.8559">
            <text:p>52.8559</text:p>
          </table:table-cell>
          <table:table-cell office:value-type="float" office:value="52.00518">
            <text:p>52.00518</text:p>
          </table:table-cell>
          <table:table-cell office:value-type="float" office:value="49.56387">
            <text:p>49.56387</text:p>
          </table:table-cell>
          <table:table-cell office:value-type="float" office:value="51.06225">
            <text:p>51.06225</text:p>
          </table:table-cell>
          <table:table-cell office:value-type="float" office:value="50.17478">
            <text:p>50.17478</text:p>
          </table:table-cell>
          <table:table-cell office:value-type="float" office:value="50.98966">
            <text:p>50.98966</text:p>
          </table:table-cell>
          <table:table-cell office:value-type="float" office:value="52.34014">
            <text:p>52.34014</text:p>
          </table:table-cell>
          <table:table-cell office:value-type="float" office:value="53.680515">
            <text:p>53.680515</text:p>
          </table:table-cell>
          <table:table-cell office:value-type="float" office:value="55.198345">
            <text:p>55.198345</text:p>
          </table:table-cell>
          <table:table-cell office:value-type="float" office:value="58.947964">
            <text:p>58.947964</text:p>
          </table:table-cell>
          <table:table-cell office:value-type="float" office:value="59.73002">
            <text:p>59.73002</text:p>
          </table:table-cell>
          <table:table-cell office:value-type="float" office:value="63.418636">
            <text:p>63.418636</text:p>
          </table:table-cell>
          <table:table-cell office:value-type="float" office:value="68.992805">
            <text:p>68.992805</text:p>
          </table:table-cell>
          <table:table-cell office:value-type="float" office:value="74.04806">
            <text:p>74.04806</text:p>
          </table:table-cell>
          <table:table-cell office:value-type="float" office:value="75.31687">
            <text:p>75.31687</text:p>
          </table:table-cell>
          <table:table-cell office:value-type="float" office:value="91.851906">
            <text:p>91.851906</text:p>
          </table:table-cell>
          <table:table-cell office:value-type="float" office:value="110.14124">
            <text:p>110.14124</text:p>
          </table:table-cell>
          <table:table-cell office:value-type="float" office:value="127.84596">
            <text:p>127.84596</text:p>
          </table:table-cell>
          <table:table-cell office:value-type="float" office:value="141.54095">
            <text:p>141.54095</text:p>
          </table:table-cell>
          <table:table-cell office:value-type="float" office:value="129.22392">
            <text:p>129.22392</text:p>
          </table:table-cell>
          <table:table-cell office:value-type="float" office:value="150.0897">
            <text:p>150.0897</text:p>
          </table:table-cell>
          <table:table-cell office:value-type="float" office:value="182.82442">
            <text:p>182.82442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arm</text:p>
          </table:table-cell>
          <table:table-cell office:value-type="float" office:value="53.084152">
            <text:p>53.084152</text:p>
          </table:table-cell>
          <table:table-cell office:value-type="float" office:value="53.898567">
            <text:p>53.898567</text:p>
          </table:table-cell>
          <table:table-cell office:value-type="float" office:value="51.73776">
            <text:p>51.73776</text:p>
          </table:table-cell>
          <table:table-cell office:value-type="float" office:value="51.538834">
            <text:p>51.538834</text:p>
          </table:table-cell>
          <table:table-cell office:value-type="float" office:value="52.31626">
            <text:p>52.31626</text:p>
          </table:table-cell>
          <table:table-cell office:value-type="float" office:value="51.94292">
            <text:p>51.94292</text:p>
          </table:table-cell>
          <table:table-cell office:value-type="float" office:value="53.647366">
            <text:p>53.647366</text:p>
          </table:table-cell>
          <table:table-cell office:value-type="float" office:value="57.949">
            <text:p>57.949</text:p>
          </table:table-cell>
          <table:table-cell office:value-type="float" office:value="58.42697">
            <text:p>58.42697</text:p>
          </table:table-cell>
          <table:table-cell office:value-type="float" office:value="59.728947">
            <text:p>59.728947</text:p>
          </table:table-cell>
          <table:table-cell office:value-type="float" office:value="59.009315">
            <text:p>59.009315</text:p>
          </table:table-cell>
          <table:table-cell office:value-type="float" office:value="65.55659">
            <text:p>65.55659</text:p>
          </table:table-cell>
          <table:table-cell office:value-type="float" office:value="73.29796">
            <text:p>73.29796</text:p>
          </table:table-cell>
          <table:table-cell office:value-type="float" office:value="69.84653">
            <text:p>69.84653</text:p>
          </table:table-cell>
          <table:table-cell office:value-type="float" office:value="63.97661">
            <text:p>63.97661</text:p>
          </table:table-cell>
          <table:table-cell office:value-type="float" office:value="64.239044">
            <text:p>64.239044</text:p>
          </table:table-cell>
          <table:table-cell office:value-type="float" office:value="64.786255">
            <text:p>64.786255</text:p>
          </table:table-cell>
          <table:table-cell office:value-type="float" office:value="60.866035">
            <text:p>60.866035</text:p>
          </table:table-cell>
          <table:table-cell office:value-type="float" office:value="57.96751">
            <text:p>57.96751</text:p>
          </table:table-cell>
          <table:table-cell office:value-type="float" office:value="54.395363">
            <text:p>54.395363</text:p>
          </table:table-cell>
          <table:table-cell office:value-type="float" office:value="52.17434">
            <text:p>52.17434</text:p>
          </table:table-cell>
          <table:table-cell office:value-type="float" office:value="51.913227">
            <text:p>51.913227</text:p>
          </table:table-cell>
          <table:table-cell office:value-type="float" office:value="51.947292">
            <text:p>51.947292</text:p>
          </table:table-cell>
          <table:table-cell office:value-type="float" office:value="55.296955">
            <text:p>55.296955</text:p>
          </table:table-cell>
          <table:table-cell office:value-type="float" office:value="53.59309">
            <text:p>53.59309</text:p>
          </table:table-cell>
          <table:table-cell office:value-type="float" office:value="53.524956">
            <text:p>53.524956</text:p>
          </table:table-cell>
          <table:table-cell office:value-type="float" office:value="53.071518">
            <text:p>53.071518</text:p>
          </table:table-cell>
          <table:table-cell office:value-type="float" office:value="53.449444">
            <text:p>53.449444</text:p>
          </table:table-cell>
          <table:table-cell office:value-type="float" office:value="54.316578">
            <text:p>54.316578</text:p>
          </table:table-cell>
          <table:table-cell office:value-type="float" office:value="55.77492">
            <text:p>55.77492</text:p>
          </table:table-cell>
          <table:table-cell office:value-type="float" office:value="57.44094">
            <text:p>57.44094</text:p>
          </table:table-cell>
          <table:table-cell office:value-type="float" office:value="60.524334">
            <text:p>60.524334</text:p>
          </table:table-cell>
          <table:table-cell office:value-type="float" office:value="61.729454">
            <text:p>61.729454</text:p>
          </table:table-cell>
          <table:table-cell office:value-type="float" office:value="61.374332">
            <text:p>61.374332</text:p>
          </table:table-cell>
          <table:table-cell office:value-type="float" office:value="61.072895">
            <text:p>61.072895</text:p>
          </table:table-cell>
          <table:table-cell office:value-type="float" office:value="60.658382">
            <text:p>60.658382</text:p>
          </table:table-cell>
          <table:table-cell office:value-type="float" office:value="58.62651">
            <text:p>58.62651</text:p>
          </table:table-cell>
          <table:table-cell office:value-type="float" office:value="54.202843">
            <text:p>54.202843</text:p>
          </table:table-cell>
          <table:table-cell office:value-type="float" office:value="49.44799">
            <text:p>49.44799</text:p>
          </table:table-cell>
          <table:table-cell office:value-type="float" office:value="42.587795">
            <text:p>42.587795</text:p>
          </table:table-cell>
          <table:table-cell office:value-type="float" office:value="44.35531">
            <text:p>44.35531</text:p>
          </table:table-cell>
          <table:table-cell office:value-type="float" office:value="46.11301">
            <text:p>46.11301</text:p>
          </table:table-cell>
          <table:table-cell office:value-type="float" office:value="38.95254">
            <text:p>38.95254</text:p>
          </table:table-cell>
          <table:table-cell office:value-type="float" office:value="38.17634">
            <text:p>38.17634</text:p>
          </table:table-cell>
          <table:table-cell office:value-type="float" office:value="41.934746">
            <text:p>41.934746</text:p>
          </table:table-cell>
          <table:table-cell office:value-type="float" office:value="38.40229">
            <text:p>38.40229</text:p>
          </table:table-cell>
          <table:table-cell office:value-type="float" office:value="37.254257">
            <text:p>37.254257</text:p>
          </table:table-cell>
          <table:table-cell office:value-type="float" office:value="37.961452">
            <text:p>37.961452</text:p>
          </table:table-cell>
          <table:table-cell office:value-type="float" office:value="37.504795">
            <text:p>37.504795</text:p>
          </table:table-cell>
          <table:table-cell office:value-type="float" office:value="41.1769">
            <text:p>41.1769</text:p>
          </table:table-cell>
          <table:table-cell office:value-type="float" office:value="35.003246">
            <text:p>35.003246</text:p>
          </table:table-cell>
          <table:table-cell office:value-type="float" office:value="36.60098">
            <text:p>36.60098</text:p>
          </table:table-cell>
          <table:table-cell office:value-type="float" office:value="36.685696">
            <text:p>36.685696</text:p>
          </table:table-cell>
          <table:table-cell office:value-type="float" office:value="36.393097">
            <text:p>36.393097</text:p>
          </table:table-cell>
          <table:table-cell office:value-type="float" office:value="35.903786">
            <text:p>35.903786</text:p>
          </table:table-cell>
          <table:table-cell office:value-type="float" office:value="36.64864">
            <text:p>36.64864</text:p>
          </table:table-cell>
          <table:table-cell office:value-type="float" office:value="35.442814">
            <text:p>35.442814</text:p>
          </table:table-cell>
          <table:table-cell office:value-type="float" office:value="34.936375">
            <text:p>34.936375</text:p>
          </table:table-cell>
          <table:table-cell office:value-type="float" office:value="35.27771">
            <text:p>35.27771</text:p>
          </table:table-cell>
          <table:table-cell office:value-type="float" office:value="36.53075">
            <text:p>36.53075</text:p>
          </table:table-cell>
          <table:table-cell office:value-type="float" office:value="37.957455">
            <text:p>37.957455</text:p>
          </table:table-cell>
          <table:table-cell office:value-type="float" office:value="37.93874">
            <text:p>37.93874</text:p>
          </table:table-cell>
          <table:table-cell office:value-type="float" office:value="38.107025">
            <text:p>38.107025</text:p>
          </table:table-cell>
          <table:table-cell office:value-type="float" office:value="38.255596">
            <text:p>38.255596</text:p>
          </table:table-cell>
          <table:table-cell office:value-type="float" office:value="39.7483">
            <text:p>39.7483</text:p>
          </table:table-cell>
          <table:table-cell office:value-type="float" office:value="40.739445">
            <text:p>40.739445</text:p>
          </table:table-cell>
          <table:table-cell office:value-type="float" office:value="41.95063">
            <text:p>41.95063</text:p>
          </table:table-cell>
          <table:table-cell office:value-type="float" office:value="41.632893">
            <text:p>41.632893</text:p>
          </table:table-cell>
          <table:table-cell office:value-type="float" office:value="43.417133">
            <text:p>43.417133</text:p>
          </table:table-cell>
          <table:table-cell office:value-type="float" office:value="42.490852">
            <text:p>42.490852</text:p>
          </table:table-cell>
          <table:table-cell office:value-type="float" office:value="42.951637">
            <text:p>42.951637</text:p>
          </table:table-cell>
          <table:table-cell office:value-type="float" office:value="43.999546">
            <text:p>43.999546</text:p>
          </table:table-cell>
          <table:table-cell office:value-type="float" office:value="44.40147">
            <text:p>44.40147</text:p>
          </table:table-cell>
          <table:table-cell office:value-type="float" office:value="44.58432">
            <text:p>44.58432</text:p>
          </table:table-cell>
          <table:table-cell office:value-type="float" office:value="44.985">
            <text:p>44.985</text:p>
          </table:table-cell>
          <table:table-cell office:value-type="float" office:value="45.30129">
            <text:p>45.30129</text:p>
          </table:table-cell>
          <table:table-cell office:value-type="float" office:value="47.751766">
            <text:p>47.751766</text:p>
          </table:table-cell>
          <table:table-cell office:value-type="float" office:value="49.02323">
            <text:p>49.02323</text:p>
          </table:table-cell>
          <table:table-cell office:value-type="float" office:value="49.969086">
            <text:p>49.969086</text:p>
          </table:table-cell>
          <table:table-cell office:value-type="float" office:value="50.36262">
            <text:p>50.36262</text:p>
          </table:table-cell>
          <table:table-cell office:value-type="float" office:value="51.155018">
            <text:p>51.155018</text:p>
          </table:table-cell>
          <table:table-cell office:value-type="float" office:value="51.24672">
            <text:p>51.24672</text:p>
          </table:table-cell>
          <table:table-cell office:value-type="float" office:value="52.253296">
            <text:p>52.253296</text:p>
          </table:table-cell>
          <table:table-cell office:value-type="float" office:value="56.941246">
            <text:p>56.941246</text:p>
          </table:table-cell>
          <table:table-cell office:value-type="float" office:value="61.487812">
            <text:p>61.487812</text:p>
          </table:table-cell>
          <table:table-cell office:value-type="float" office:value="59.16956">
            <text:p>59.16956</text:p>
          </table:table-cell>
          <table:table-cell office:value-type="float" office:value="61.679623">
            <text:p>61.679623</text:p>
          </table:table-cell>
          <table:table-cell office:value-type="float" office:value="60.873955">
            <text:p>60.873955</text:p>
          </table:table-cell>
          <table:table-cell office:value-type="float" office:value="61.90707">
            <text:p>61.90707</text:p>
          </table:table-cell>
          <table:table-cell office:value-type="float" office:value="63.502964">
            <text:p>63.502964</text:p>
          </table:table-cell>
          <table:table-cell office:value-type="float" office:value="64.29074">
            <text:p>64.29074</text:p>
          </table:table-cell>
          <table:table-cell office:value-type="float" office:value="63.697735">
            <text:p>63.697735</text:p>
          </table:table-cell>
          <table:table-cell office:value-type="float" office:value="63.82544">
            <text:p>63.82544</text:p>
          </table:table-cell>
          <table:table-cell office:value-type="float" office:value="64.051">
            <text:p>64.051</text:p>
          </table:table-cell>
          <table:table-cell office:value-type="float" office:value="63.205723">
            <text:p>63.205723</text:p>
          </table:table-cell>
          <table:table-cell office:value-type="float" office:value="60.11986">
            <text:p>60.11986</text:p>
          </table:table-cell>
          <table:table-cell office:value-type="float" office:value="57.76715">
            <text:p>57.76715</text:p>
          </table:table-cell>
          <table:table-cell office:value-type="float" office:value="54.288612">
            <text:p>54.288612</text:p>
          </table:table-cell>
          <table:table-cell office:value-type="float" office:value="53.09362">
            <text:p>53.09362</text:p>
          </table:table-cell>
          <table:table-cell office:value-type="float" office:value="50.508575">
            <text:p>50.508575</text:p>
          </table:table-cell>
          <table:table-cell office:value-type="float" office:value="50.821205">
            <text:p>50.821205</text:p>
          </table:table-cell>
          <table:table-cell office:value-type="float" office:value="49.802544">
            <text:p>49.802544</text:p>
          </table:table-cell>
          <table:table-cell office:value-type="float" office:value="47.15092">
            <text:p>47.15092</text:p>
          </table:table-cell>
          <table:table-cell office:value-type="float" office:value="44.792953">
            <text:p>44.792953</text:p>
          </table:table-cell>
          <table:table-cell office:value-type="float" office:value="45.366547">
            <text:p>45.366547</text:p>
          </table:table-cell>
          <table:table-cell office:value-type="float" office:value="45.288273">
            <text:p>45.288273</text:p>
          </table:table-cell>
          <table:table-cell office:value-type="float" office:value="46.807243">
            <text:p>46.807243</text:p>
          </table:table-cell>
          <table:table-cell office:value-type="float" office:value="47.175087">
            <text:p>47.175087</text:p>
          </table:table-cell>
          <table:table-cell office:value-type="float" office:value="45.60266">
            <text:p>45.60266</text:p>
          </table:table-cell>
          <table:table-cell office:value-type="float" office:value="45.92107">
            <text:p>45.92107</text:p>
          </table:table-cell>
          <table:table-cell office:value-type="float" office:value="48.3547">
            <text:p>48.3547</text:p>
          </table:table-cell>
          <table:table-cell office:value-type="float" office:value="49.586525">
            <text:p>49.586525</text:p>
          </table:table-cell>
          <table:table-cell office:value-type="float" office:value="53.50376">
            <text:p>53.50376</text:p>
          </table:table-cell>
          <table:table-cell office:value-type="float" office:value="56.348286">
            <text:p>56.348286</text:p>
          </table:table-cell>
          <table:table-cell office:value-type="float" office:value="60.042492">
            <text:p>60.042492</text:p>
          </table:table-cell>
          <table:table-cell office:value-type="float" office:value="62.24973">
            <text:p>62.24973</text:p>
          </table:table-cell>
          <table:table-cell office:value-type="float" office:value="62.784008">
            <text:p>62.784008</text:p>
          </table:table-cell>
          <table:table-cell office:value-type="float" office:value="63.016">
            <text:p>63.016</text:p>
          </table:table-cell>
          <table:table-cell office:value-type="float" office:value="64.657875">
            <text:p>64.657875</text:p>
          </table:table-cell>
          <table:table-cell office:value-type="float" office:value="68.18984">
            <text:p>68.18984</text:p>
          </table:table-cell>
          <table:table-cell office:value-type="float" office:value="68.41619">
            <text:p>68.41619</text:p>
          </table:table-cell>
          <table:table-cell office:value-type="float" office:value="69.724525">
            <text:p>69.724525</text:p>
          </table:table-cell>
          <table:table-cell office:value-type="float" office:value="73.12635">
            <text:p>73.12635</text:p>
          </table:table-cell>
          <table:table-cell office:value-type="float" office:value="76.97418">
            <text:p>76.97418</text:p>
          </table:table-cell>
          <table:table-cell office:value-type="float" office:value="76.581215">
            <text:p>76.581215</text:p>
          </table:table-cell>
          <table:table-cell office:value-type="float" office:value="76.37965">
            <text:p>76.37965</text:p>
          </table:table-cell>
          <table:table-cell office:value-type="float" office:value="77.569275">
            <text:p>77.569275</text:p>
          </table:table-cell>
          <table:table-cell office:value-type="float" office:value="78.52942">
            <text:p>78.52942</text:p>
          </table:table-cell>
          <table:table-cell office:value-type="float" office:value="79.85846">
            <text:p>79.85846</text:p>
          </table:table-cell>
          <table:table-cell office:value-type="float" office:value="81.91906">
            <text:p>81.91906</text:p>
          </table:table-cell>
          <table:table-cell office:value-type="float" office:value="82.36501">
            <text:p>82.36501</text:p>
          </table:table-cell>
          <table:table-cell office:value-type="float" office:value="81.92185">
            <text:p>81.92185</text:p>
          </table:table-cell>
          <table:table-cell office:value-type="float" office:value="80.40254">
            <text:p>80.40254</text:p>
          </table:table-cell>
          <table:table-cell office:value-type="float" office:value="79.124115">
            <text:p>79.124115</text:p>
          </table:table-cell>
          <table:table-cell office:value-type="float" office:value="76.04719">
            <text:p>76.04719</text:p>
          </table:table-cell>
          <table:table-cell office:value-type="float" office:value="72.471985">
            <text:p>72.471985</text:p>
          </table:table-cell>
          <table:table-cell office:value-type="float" office:value="60.697685">
            <text:p>60.697685</text:p>
          </table:table-cell>
          <table:table-cell office:value-type="float" office:value="53.57688">
            <text:p>53.57688</text:p>
          </table:table-cell>
          <table:table-cell office:value-type="float" office:value="49.462917">
            <text:p>49.462917</text:p>
          </table:table-cell>
          <table:table-cell office:value-type="float" office:value="55.54608">
            <text:p>55.54608</text:p>
          </table:table-cell>
          <table:table-cell office:value-type="float" office:value="64.28035">
            <text:p>64.28035</text:p>
          </table:table-cell>
          <table:table-cell office:value-type="float" office:value="72.08898">
            <text:p>72.08898</text:p>
          </table:table-cell>
          <table:table-cell office:value-type="float" office:value="63.178776">
            <text:p>63.178776</text:p>
          </table:table-cell>
          <table:table-cell office:value-type="float" office:value="63.241104">
            <text:p>63.241104</text:p>
          </table:table-cell>
          <table:table-cell office:value-type="float" office:value="59.285435">
            <text:p>59.285435</text:p>
          </table:table-cell>
          <table:table-cell office:value-type="float" office:value="55.150326">
            <text:p>55.150326</text:p>
          </table:table-cell>
          <table:table-cell office:value-type="float" office:value="55.863674">
            <text:p>55.863674</text:p>
          </table:table-cell>
          <table:table-cell office:value-type="float" office:value="58.649952">
            <text:p>58.649952</text:p>
          </table:table-cell>
          <table:table-cell office:value-type="float" office:value="60.78871">
            <text:p>60.78871</text:p>
          </table:table-cell>
          <table:table-cell office:value-type="float" office:value="63.364902">
            <text:p>63.364902</text:p>
          </table:table-cell>
          <table:table-cell office:value-type="float" office:value="60.96597">
            <text:p>60.96597</text:p>
          </table:table-cell>
          <table:table-cell office:value-type="float" office:value="58.76756">
            <text:p>58.76756</text:p>
          </table:table-cell>
          <table:table-cell office:value-type="float" office:value="54.011547">
            <text:p>54.011547</text:p>
          </table:table-cell>
          <table:table-cell office:value-type="float" office:value="56.3607">
            <text:p>56.3607</text:p>
          </table:table-cell>
          <table:table-cell office:value-type="float" office:value="63.51534">
            <text:p>63.51534</text:p>
          </table:table-cell>
          <table:table-cell office:value-type="float" office:value="72.322044">
            <text:p>72.322044</text:p>
          </table:table-cell>
          <table:table-cell office:value-type="float" office:value="76.18482">
            <text:p>76.18482</text:p>
          </table:table-cell>
          <table:table-cell office:value-type="float" office:value="79.12601">
            <text:p>79.12601</text:p>
          </table:table-cell>
          <table:table-cell office:value-type="float" office:value="80.76063">
            <text:p>80.76063</text:p>
          </table:table-cell>
          <table:table-cell office:value-type="float" office:value="81.358345">
            <text:p>81.358345</text:p>
          </table:table-cell>
          <table:table-cell office:value-type="float" office:value="80.54655">
            <text:p>80.54655</text:p>
          </table:table-cell>
          <table:table-cell office:value-type="float" office:value="82.58218">
            <text:p>82.58218</text:p>
          </table:table-cell>
          <table:table-cell office:value-type="float" office:value="82.44451">
            <text:p>82.44451</text:p>
          </table:table-cell>
          <table:table-cell office:value-type="float" office:value="81.936264">
            <text:p>81.936264</text:p>
          </table:table-cell>
          <table:table-cell office:value-type="float" office:value="82.17491">
            <text:p>82.17491</text:p>
          </table:table-cell>
          <table:table-cell office:value-type="float" office:value="82.155426">
            <text:p>82.155426</text:p>
          </table:table-cell>
          <table:table-cell office:value-type="float" office:value="82.26531">
            <text:p>82.26531</text:p>
          </table:table-cell>
          <table:table-cell office:value-type="float" office:value="83.79781">
            <text:p>83.79781</text:p>
          </table:table-cell>
          <table:table-cell office:value-type="float" office:value="84.21869">
            <text:p>84.21869</text:p>
          </table:table-cell>
          <table:table-cell office:value-type="float" office:value="80.625175">
            <text:p>80.625175</text:p>
          </table:table-cell>
          <table:table-cell office:value-type="float" office:value="77.67633">
            <text:p>77.67633</text:p>
          </table:table-cell>
          <table:table-cell office:value-type="float" office:value="74.05969">
            <text:p>74.05969</text:p>
          </table:table-cell>
          <table:table-cell office:value-type="float" office:value="70.67866">
            <text:p>70.67866</text:p>
          </table:table-cell>
          <table:table-cell office:value-type="float" office:value="65.95082">
            <text:p>65.95082</text:p>
          </table:table-cell>
          <table:table-cell office:value-type="float" office:value="68.32039">
            <text:p>68.32039</text:p>
          </table:table-cell>
          <table:table-cell office:value-type="float" office:value="67.71318">
            <text:p>67.71318</text:p>
          </table:table-cell>
          <table:table-cell office:value-type="float" office:value="66.03743">
            <text:p>66.03743</text:p>
          </table:table-cell>
          <table:table-cell office:value-type="float" office:value="67.40296">
            <text:p>67.40296</text:p>
          </table:table-cell>
          <table:table-cell office:value-type="float" office:value="69.09676">
            <text:p>69.09676</text:p>
          </table:table-cell>
          <table:table-cell office:value-type="float" office:value="68.89328">
            <text:p>68.89328</text:p>
          </table:table-cell>
          <table:table-cell office:value-type="float" office:value="70.50284">
            <text:p>70.50284</text:p>
          </table:table-cell>
          <table:table-cell office:value-type="float" office:value="70.275185">
            <text:p>70.275185</text:p>
          </table:table-cell>
          <table:table-cell office:value-type="float" office:value="70.5815">
            <text:p>70.5815</text:p>
          </table:table-cell>
          <table:table-cell office:value-type="float" office:value="71.77919">
            <text:p>71.77919</text:p>
          </table:table-cell>
          <table:table-cell office:value-type="float" office:value="71.89363">
            <text:p>71.89363</text:p>
          </table:table-cell>
          <table:table-cell office:value-type="float" office:value="65.78331">
            <text:p>65.78331</text:p>
          </table:table-cell>
          <table:table-cell office:value-type="float" office:value="64.61384">
            <text:p>64.61384</text:p>
          </table:table-cell>
          <table:table-cell office:value-type="float" office:value="66.21964">
            <text:p>66.21964</text:p>
          </table:table-cell>
          <table:table-cell office:value-type="float" office:value="62.728733">
            <text:p>62.728733</text:p>
          </table:table-cell>
          <table:table-cell office:value-type="float" office:value="60.78011">
            <text:p>60.78011</text:p>
          </table:table-cell>
          <table:table-cell office:value-type="float" office:value="63.154705">
            <text:p>63.154705</text:p>
          </table:table-cell>
          <table:table-cell office:value-type="float" office:value="66.50861">
            <text:p>66.50861</text:p>
          </table:table-cell>
          <table:table-cell office:value-type="float" office:value="67.261314">
            <text:p>67.261314</text:p>
          </table:table-cell>
          <table:table-cell office:value-type="float" office:value="66.81009">
            <text:p>66.81009</text:p>
          </table:table-cell>
          <table:table-cell office:value-type="float" office:value="68.86041">
            <text:p>68.86041</text:p>
          </table:table-cell>
          <table:table-cell office:value-type="float" office:value="70.90919">
            <text:p>70.90919</text:p>
          </table:table-cell>
          <table:table-cell office:value-type="float" office:value="71.41442">
            <text:p>71.41442</text:p>
          </table:table-cell>
          <table:table-cell office:value-type="float" office:value="71.905556">
            <text:p>71.905556</text:p>
          </table:table-cell>
          <table:table-cell office:value-type="float" office:value="67.83762">
            <text:p>67.83762</text:p>
          </table:table-cell>
          <table:table-cell office:value-type="float" office:value="64.098885">
            <text:p>64.098885</text:p>
          </table:table-cell>
          <table:table-cell office:value-type="float" office:value="61.27283">
            <text:p>61.27283</text:p>
          </table:table-cell>
          <table:table-cell office:value-type="float" office:value="57.986553">
            <text:p>57.986553</text:p>
          </table:table-cell>
          <table:table-cell office:value-type="float" office:value="56.375267">
            <text:p>56.375267</text:p>
          </table:table-cell>
          <table:table-cell office:value-type="float" office:value="51.586594">
            <text:p>51.586594</text:p>
          </table:table-cell>
          <table:table-cell office:value-type="float" office:value="43.615154">
            <text:p>43.615154</text:p>
          </table:table-cell>
          <table:table-cell office:value-type="float" office:value="72.753975">
            <text:p>72.753975</text:p>
          </table:table-cell>
          <table:table-cell office:value-type="float" office:value="54.122253">
            <text:p>54.122253</text:p>
          </table:table-cell>
          <table:table-cell office:value-type="float" office:value="108.82397">
            <text:p>108.82397</text:p>
          </table:table-cell>
          <table:table-cell office:value-type="float" office:value="106.937965">
            <text:p>106.937965</text:p>
          </table:table-cell>
          <table:table-cell office:value-type="float" office:value="98.19505">
            <text:p>98.19505</text:p>
          </table:table-cell>
          <table:table-cell office:value-type="float" office:value="99.03306">
            <text:p>99.03306</text:p>
          </table:table-cell>
          <table:table-cell office:value-type="float" office:value="95.99292">
            <text:p>95.99292</text:p>
          </table:table-cell>
          <table:table-cell office:value-type="float" office:value="86.988884">
            <text:p>86.988884</text:p>
          </table:table-cell>
          <table:table-cell office:value-type="float" office:value="100.015396">
            <text:p>100.015396</text:p>
          </table:table-cell>
          <table:table-cell office:value-type="float" office:value="111.75593">
            <text:p>111.75593</text:p>
          </table:table-cell>
          <table:table-cell office:value-type="float" office:value="110.58018">
            <text:p>110.58018</text:p>
          </table:table-cell>
          <table:table-cell office:value-type="float" office:value="130.89772">
            <text:p>130.89772</text:p>
          </table:table-cell>
          <table:table-cell office:value-type="float" office:value="305.82895">
            <text:p>305.82895</text:p>
          </table:table-cell>
          <table:table-cell office:value-type="float" office:value="506.75775">
            <text:p>506.75775</text:p>
          </table:table-cell>
          <table:table-cell office:value-type="float" office:value="278.91968">
            <text:p>278.91968</text:p>
          </table:table-cell>
          <table:table-cell office:value-type="float" office:value="158.17711">
            <text:p>158.17711</text:p>
          </table:table-cell>
          <table:table-cell office:value-type="float" office:value="105.578156">
            <text:p>105.578156</text:p>
          </table:table-cell>
          <table:table-cell office:value-type="float" office:value="81.48274">
            <text:p>81.48274</text:p>
          </table:table-cell>
          <table:table-cell office:value-type="float" office:value="55.804024">
            <text:p>55.804024</text:p>
          </table:table-cell>
          <table:table-cell office:value-type="float" office:value="59.67764">
            <text:p>59.67764</text:p>
          </table:table-cell>
          <table:table-cell office:value-type="float" office:value="59.971222">
            <text:p>59.971222</text:p>
          </table:table-cell>
          <table:table-cell office:value-type="float" office:value="63.56367">
            <text:p>63.56367</text:p>
          </table:table-cell>
          <table:table-cell office:value-type="float" office:value="61.43445">
            <text:p>61.43445</text:p>
          </table:table-cell>
          <table:table-cell office:value-type="float" office:value="58.510147">
            <text:p>58.510147</text:p>
          </table:table-cell>
          <table:table-cell office:value-type="float" office:value="58.595993">
            <text:p>58.595993</text:p>
          </table:table-cell>
          <table:table-cell office:value-type="float" office:value="57.249985">
            <text:p>57.249985</text:p>
          </table:table-cell>
          <table:table-cell office:value-type="float" office:value="54.843746">
            <text:p>54.843746</text:p>
          </table:table-cell>
          <table:table-cell office:value-type="float" office:value="60.701794">
            <text:p>60.701794</text:p>
          </table:table-cell>
          <table:table-cell office:value-type="float" office:value="59.95216">
            <text:p>59.95216</text:p>
          </table:table-cell>
          <table:table-cell office:value-type="float" office:value="60.4962">
            <text:p>60.4962</text:p>
          </table:table-cell>
          <table:table-cell office:value-type="float" office:value="59.707737">
            <text:p>59.707737</text:p>
          </table:table-cell>
          <table:table-cell office:value-type="float" office:value="62.280758">
            <text:p>62.280758</text:p>
          </table:table-cell>
          <table:table-cell office:value-type="float" office:value="64.859085">
            <text:p>64.859085</text:p>
          </table:table-cell>
          <table:table-cell office:value-type="float" office:value="65.876915">
            <text:p>65.876915</text:p>
          </table:table-cell>
          <table:table-cell office:value-type="float" office:value="64.446754">
            <text:p>64.446754</text:p>
          </table:table-cell>
          <table:table-cell office:value-type="float" office:value="64.4132">
            <text:p>64.4132</text:p>
          </table:table-cell>
          <table:table-cell office:value-type="float" office:value="64.464806">
            <text:p>64.464806</text:p>
          </table:table-cell>
          <table:table-cell office:value-type="float" office:value="61.751274">
            <text:p>61.751274</text:p>
          </table:table-cell>
          <table:table-cell office:value-type="float" office:value="65.14308">
            <text:p>65.14308</text:p>
          </table:table-cell>
          <table:table-cell office:value-type="float" office:value="66.17219">
            <text:p>66.17219</text:p>
          </table:table-cell>
          <table:table-cell office:value-type="float" office:value="66.14557">
            <text:p>66.14557</text:p>
          </table:table-cell>
          <table:table-cell office:value-type="float" office:value="65.542404">
            <text:p>65.542404</text:p>
          </table:table-cell>
          <table:table-cell office:value-type="float" office:value="63.354336">
            <text:p>63.354336</text:p>
          </table:table-cell>
          <table:table-cell office:value-type="float" office:value="66.39009">
            <text:p>66.39009</text:p>
          </table:table-cell>
          <table:table-cell office:value-type="float" office:value="62.303577">
            <text:p>62.303577</text:p>
          </table:table-cell>
          <table:table-cell office:value-type="float" office:value="56.033752">
            <text:p>56.033752</text:p>
          </table:table-cell>
          <table:table-cell office:value-type="float" office:value="51.998146">
            <text:p>51.998146</text:p>
          </table:table-cell>
          <table:table-cell office:value-type="float" office:value="52.617126">
            <text:p>52.617126</text:p>
          </table:table-cell>
          <table:table-cell office:value-type="float" office:value="54.0136">
            <text:p>54.0136</text:p>
          </table:table-cell>
          <table:table-cell office:value-type="float" office:value="56.075085">
            <text:p>56.075085</text:p>
          </table:table-cell>
          <table:table-cell office:value-type="float" office:value="57.20788">
            <text:p>57.20788</text:p>
          </table:table-cell>
          <table:table-cell office:value-type="float" office:value="58.72344">
            <text:p>58.72344</text:p>
          </table:table-cell>
          <table:table-cell office:value-type="float" office:value="56.684555">
            <text:p>56.684555</text:p>
          </table:table-cell>
          <table:table-cell office:value-type="float" office:value="57.909924">
            <text:p>57.909924</text:p>
          </table:table-cell>
          <table:table-cell office:value-type="float" office:value="56.987026">
            <text:p>56.987026</text:p>
          </table:table-cell>
          <table:table-cell office:value-type="float" office:value="56.962715">
            <text:p>56.962715</text:p>
          </table:table-cell>
          <table:table-cell office:value-type="float" office:value="55.201797">
            <text:p>55.201797</text:p>
          </table:table-cell>
          <table:table-cell office:value-type="float" office:value="54.12685">
            <text:p>54.12685</text:p>
          </table:table-cell>
          <table:table-cell office:value-type="float" office:value="52.70111">
            <text:p>52.70111</text:p>
          </table:table-cell>
          <table:table-cell office:value-type="float" office:value="51.76243">
            <text:p>51.76243</text:p>
          </table:table-cell>
          <table:table-cell office:value-type="float" office:value="50.88195">
            <text:p>50.88195</text:p>
          </table:table-cell>
          <table:table-cell office:value-type="float" office:value="50.870205">
            <text:p>50.870205</text:p>
          </table:table-cell>
          <table:table-cell office:value-type="float" office:value="49.630108">
            <text:p>49.630108</text:p>
          </table:table-cell>
          <table:table-cell office:value-type="float" office:value="50.487293">
            <text:p>50.487293</text:p>
          </table:table-cell>
          <table:table-cell office:value-type="float" office:value="48.789448">
            <text:p>48.789448</text:p>
          </table:table-cell>
          <table:table-cell office:value-type="float" office:value="48.316696">
            <text:p>48.316696</text:p>
          </table:table-cell>
          <table:table-cell office:value-type="float" office:value="49.07079">
            <text:p>49.07079</text:p>
          </table:table-cell>
          <table:table-cell office:value-type="float" office:value="49.71141">
            <text:p>49.71141</text:p>
          </table:table-cell>
          <table:table-cell office:value-type="float" office:value="48.731384">
            <text:p>48.731384</text:p>
          </table:table-cell>
          <table:table-cell office:value-type="float" office:value="50.87294">
            <text:p>50.87294</text:p>
          </table:table-cell>
          <table:table-cell office:value-type="float" office:value="53.388687">
            <text:p>53.388687</text:p>
          </table:table-cell>
          <table:table-cell office:value-type="float" office:value="57.834274">
            <text:p>57.834274</text:p>
          </table:table-cell>
          <table:table-cell office:value-type="float" office:value="58.140423">
            <text:p>58.140423</text:p>
          </table:table-cell>
          <table:table-cell office:value-type="float" office:value="58.314304">
            <text:p>58.314304</text:p>
          </table:table-cell>
          <table:table-cell office:value-type="float" office:value="58.926754">
            <text:p>58.926754</text:p>
          </table:table-cell>
          <table:table-cell office:value-type="float" office:value="62.606644">
            <text:p>62.606644</text:p>
          </table:table-cell>
          <table:table-cell office:value-type="float" office:value="66.853615">
            <text:p>66.853615</text:p>
          </table:table-cell>
          <table:table-cell office:value-type="float" office:value="68.84286">
            <text:p>68.84286</text:p>
          </table:table-cell>
          <table:table-cell office:value-type="float" office:value="73.23875">
            <text:p>73.23875</text:p>
          </table:table-cell>
          <table:table-cell office:value-type="float" office:value="71.80488">
            <text:p>71.80488</text:p>
          </table:table-cell>
          <table:table-cell office:value-type="float" office:value="71.65131">
            <text:p>71.65131</text:p>
          </table:table-cell>
          <table:table-cell office:value-type="float" office:value="68.10803">
            <text:p>68.10803</text:p>
          </table:table-cell>
          <table:table-cell office:value-type="float" office:value="69.13374">
            <text:p>69.13374</text:p>
          </table:table-cell>
          <table:table-cell office:value-type="float" office:value="71.18533">
            <text:p>71.18533</text:p>
          </table:table-cell>
          <table:table-cell office:value-type="float" office:value="67.4282">
            <text:p>67.4282</text:p>
          </table:table-cell>
          <table:table-cell office:value-type="float" office:value="66.26229">
            <text:p>66.26229</text:p>
          </table:table-cell>
          <table:table-cell office:value-type="float" office:value="63.62755">
            <text:p>63.62755</text:p>
          </table:table-cell>
          <table:table-cell office:value-type="float" office:value="61.8829">
            <text:p>61.8829</text:p>
          </table:table-cell>
          <table:table-cell office:value-type="float" office:value="60.707954">
            <text:p>60.707954</text:p>
          </table:table-cell>
          <table:table-cell office:value-type="float" office:value="60.80471">
            <text:p>60.80471</text:p>
          </table:table-cell>
          <table:table-cell office:value-type="float" office:value="59.435677">
            <text:p>59.435677</text:p>
          </table:table-cell>
          <table:table-cell office:value-type="float" office:value="58.91935">
            <text:p>58.91935</text:p>
          </table:table-cell>
          <table:table-cell office:value-type="float" office:value="59.54171">
            <text:p>59.54171</text:p>
          </table:table-cell>
          <table:table-cell office:value-type="float" office:value="61.773838">
            <text:p>61.773838</text:p>
          </table:table-cell>
          <table:table-cell office:value-type="float" office:value="59.822083">
            <text:p>59.822083</text:p>
          </table:table-cell>
          <table:table-cell office:value-type="float" office:value="56.932407">
            <text:p>56.932407</text:p>
          </table:table-cell>
          <table:table-cell office:value-type="float" office:value="54.11645">
            <text:p>54.11645</text:p>
          </table:table-cell>
          <table:table-cell office:value-type="float" office:value="53.687817">
            <text:p>53.687817</text:p>
          </table:table-cell>
          <table:table-cell office:value-type="float" office:value="53.3958">
            <text:p>53.3958</text:p>
          </table:table-cell>
          <table:table-cell office:value-type="float" office:value="53.441242">
            <text:p>53.441242</text:p>
          </table:table-cell>
          <table:table-cell office:value-type="float" office:value="53.783546">
            <text:p>53.783546</text:p>
          </table:table-cell>
          <table:table-cell office:value-type="float" office:value="51.965996">
            <text:p>51.965996</text:p>
          </table:table-cell>
          <table:table-cell office:value-type="float" office:value="52.893333">
            <text:p>52.893333</text:p>
          </table:table-cell>
          <table:table-cell office:value-type="float" office:value="52.272114">
            <text:p>52.272114</text:p>
          </table:table-cell>
          <table:table-cell office:value-type="float" office:value="54.41526">
            <text:p>54.41526</text:p>
          </table:table-cell>
          <table:table-cell office:value-type="float" office:value="53.751537">
            <text:p>53.751537</text:p>
          </table:table-cell>
          <table:table-cell office:value-type="float" office:value="54.987995">
            <text:p>54.987995</text:p>
          </table:table-cell>
          <table:table-cell office:value-type="float" office:value="53.96363">
            <text:p>53.96363</text:p>
          </table:table-cell>
          <table:table-cell office:value-type="float" office:value="53.676994">
            <text:p>53.676994</text:p>
          </table:table-cell>
          <table:table-cell office:value-type="float" office:value="55.15981">
            <text:p>55.15981</text:p>
          </table:table-cell>
          <table:table-cell office:value-type="float" office:value="55.416016">
            <text:p>55.416016</text:p>
          </table:table-cell>
          <table:table-cell office:value-type="float" office:value="53.649845">
            <text:p>53.649845</text:p>
          </table:table-cell>
          <table:table-cell office:value-type="float" office:value="58.850784">
            <text:p>58.850784</text:p>
          </table:table-cell>
          <table:table-cell office:value-type="float" office:value="64.177864">
            <text:p>64.177864</text:p>
          </table:table-cell>
          <table:table-cell office:value-type="float" office:value="64.963615">
            <text:p>64.963615</text:p>
          </table:table-cell>
          <table:table-cell office:value-type="float" office:value="62.216072">
            <text:p>62.216072</text:p>
          </table:table-cell>
          <table:table-cell office:value-type="float" office:value="73.325455">
            <text:p>73.325455</text:p>
          </table:table-cell>
          <table:table-cell office:value-type="float" office:value="94.57734">
            <text:p>94.57734</text:p>
          </table:table-cell>
          <table:table-cell office:value-type="float" office:value="105.78286">
            <text:p>105.78286</text:p>
          </table:table-cell>
          <table:table-cell office:value-type="float" office:value="105.75291">
            <text:p>105.75291</text:p>
          </table:table-cell>
          <table:table-cell office:value-type="float" office:value="82.105225">
            <text:p>82.105225</text:p>
          </table:table-cell>
          <table:table-cell office:value-type="float" office:value="106.60768">
            <text:p>106.60768</text:p>
          </table:table-cell>
          <table:table-cell office:value-type="float" office:value="163.21506">
            <text:p>163.2150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forearm</text:p>
          </table:table-cell>
          <table:table-cell office:value-type="float" office:value="64.9986">
            <text:p>64.9986</text:p>
          </table:table-cell>
          <table:table-cell office:value-type="float" office:value="49.693333">
            <text:p>49.693333</text:p>
          </table:table-cell>
          <table:table-cell office:value-type="float" office:value="49.60219">
            <text:p>49.60219</text:p>
          </table:table-cell>
          <table:table-cell office:value-type="float" office:value="47.618935">
            <text:p>47.618935</text:p>
          </table:table-cell>
          <table:table-cell office:value-type="float" office:value="46.400436">
            <text:p>46.400436</text:p>
          </table:table-cell>
          <table:table-cell office:value-type="float" office:value="48.481358">
            <text:p>48.481358</text:p>
          </table:table-cell>
          <table:table-cell office:value-type="float" office:value="41.635094">
            <text:p>41.635094</text:p>
          </table:table-cell>
          <table:table-cell office:value-type="float" office:value="42.583122">
            <text:p>42.583122</text:p>
          </table:table-cell>
          <table:table-cell office:value-type="float" office:value="40.089066">
            <text:p>40.089066</text:p>
          </table:table-cell>
          <table:table-cell office:value-type="float" office:value="40.32941">
            <text:p>40.32941</text:p>
          </table:table-cell>
          <table:table-cell office:value-type="float" office:value="38.848614">
            <text:p>38.848614</text:p>
          </table:table-cell>
          <table:table-cell office:value-type="float" office:value="35.50072">
            <text:p>35.50072</text:p>
          </table:table-cell>
          <table:table-cell office:value-type="float" office:value="37.942375">
            <text:p>37.942375</text:p>
          </table:table-cell>
          <table:table-cell office:value-type="float" office:value="36.088047">
            <text:p>36.088047</text:p>
          </table:table-cell>
          <table:table-cell office:value-type="float" office:value="36.89603">
            <text:p>36.89603</text:p>
          </table:table-cell>
          <table:table-cell office:value-type="float" office:value="36.78768">
            <text:p>36.78768</text:p>
          </table:table-cell>
          <table:table-cell office:value-type="float" office:value="36.409576">
            <text:p>36.409576</text:p>
          </table:table-cell>
          <table:table-cell office:value-type="float" office:value="33.547184">
            <text:p>33.547184</text:p>
          </table:table-cell>
          <table:table-cell office:value-type="float" office:value="37.30342">
            <text:p>37.30342</text:p>
          </table:table-cell>
          <table:table-cell office:value-type="float" office:value="36.32534">
            <text:p>36.32534</text:p>
          </table:table-cell>
          <table:table-cell office:value-type="float" office:value="34.357185">
            <text:p>34.357185</text:p>
          </table:table-cell>
          <table:table-cell office:value-type="float" office:value="34.26935">
            <text:p>34.26935</text:p>
          </table:table-cell>
          <table:table-cell office:value-type="float" office:value="36.081596">
            <text:p>36.081596</text:p>
          </table:table-cell>
          <table:table-cell office:value-type="float" office:value="34.979115">
            <text:p>34.979115</text:p>
          </table:table-cell>
          <table:table-cell office:value-type="float" office:value="34.88554">
            <text:p>34.88554</text:p>
          </table:table-cell>
          <table:table-cell office:value-type="float" office:value="34.931942">
            <text:p>34.931942</text:p>
          </table:table-cell>
          <table:table-cell office:value-type="float" office:value="36.63453">
            <text:p>36.63453</text:p>
          </table:table-cell>
          <table:table-cell office:value-type="float" office:value="34.575066">
            <text:p>34.575066</text:p>
          </table:table-cell>
          <table:table-cell office:value-type="float" office:value="35.058884">
            <text:p>35.058884</text:p>
          </table:table-cell>
          <table:table-cell office:value-type="float" office:value="36.92192">
            <text:p>36.92192</text:p>
          </table:table-cell>
          <table:table-cell office:value-type="float" office:value="38.864796">
            <text:p>38.864796</text:p>
          </table:table-cell>
          <table:table-cell office:value-type="float" office:value="38.914913">
            <text:p>38.914913</text:p>
          </table:table-cell>
          <table:table-cell office:value-type="float" office:value="54.510742">
            <text:p>54.510742</text:p>
          </table:table-cell>
          <table:table-cell office:value-type="float" office:value="40.490475">
            <text:p>40.490475</text:p>
          </table:table-cell>
          <table:table-cell office:value-type="float" office:value="39.876328">
            <text:p>39.876328</text:p>
          </table:table-cell>
          <table:table-cell office:value-type="float" office:value="39.803173">
            <text:p>39.803173</text:p>
          </table:table-cell>
          <table:table-cell office:value-type="float" office:value="39.529243">
            <text:p>39.529243</text:p>
          </table:table-cell>
          <table:table-cell office:value-type="float" office:value="39.88358">
            <text:p>39.88358</text:p>
          </table:table-cell>
          <table:table-cell office:value-type="float" office:value="40.41112">
            <text:p>40.41112</text:p>
          </table:table-cell>
          <table:table-cell office:value-type="float" office:value="37.324123">
            <text:p>37.324123</text:p>
          </table:table-cell>
          <table:table-cell office:value-type="float" office:value="41.33544">
            <text:p>41.33544</text:p>
          </table:table-cell>
          <table:table-cell office:value-type="float" office:value="45.23389">
            <text:p>45.23389</text:p>
          </table:table-cell>
          <table:table-cell office:value-type="float" office:value="37.760284">
            <text:p>37.760284</text:p>
          </table:table-cell>
          <table:table-cell office:value-type="float" office:value="36.595264">
            <text:p>36.595264</text:p>
          </table:table-cell>
          <table:table-cell office:value-type="float" office:value="38.981514">
            <text:p>38.981514</text:p>
          </table:table-cell>
          <table:table-cell office:value-type="float" office:value="34.895863">
            <text:p>34.895863</text:p>
          </table:table-cell>
          <table:table-cell office:value-type="float" office:value="33.345932">
            <text:p>33.345932</text:p>
          </table:table-cell>
          <table:table-cell office:value-type="float" office:value="32.61052">
            <text:p>32.61052</text:p>
          </table:table-cell>
          <table:table-cell office:value-type="float" office:value="33.596264">
            <text:p>33.596264</text:p>
          </table:table-cell>
          <table:table-cell office:value-type="float" office:value="36.195515">
            <text:p>36.195515</text:p>
          </table:table-cell>
          <table:table-cell office:value-type="float" office:value="32.682255">
            <text:p>32.682255</text:p>
          </table:table-cell>
          <table:table-cell office:value-type="float" office:value="33.205666">
            <text:p>33.205666</text:p>
          </table:table-cell>
          <table:table-cell office:value-type="float" office:value="33.61467">
            <text:p>33.61467</text:p>
          </table:table-cell>
          <table:table-cell office:value-type="float" office:value="33.236404">
            <text:p>33.236404</text:p>
          </table:table-cell>
          <table:table-cell office:value-type="float" office:value="34.886032">
            <text:p>34.886032</text:p>
          </table:table-cell>
          <table:table-cell office:value-type="float" office:value="34.762383">
            <text:p>34.762383</text:p>
          </table:table-cell>
          <table:table-cell office:value-type="float" office:value="34.065174">
            <text:p>34.065174</text:p>
          </table:table-cell>
          <table:table-cell office:value-type="float" office:value="37.091915">
            <text:p>37.091915</text:p>
          </table:table-cell>
          <table:table-cell office:value-type="float" office:value="36.946705">
            <text:p>36.946705</text:p>
          </table:table-cell>
          <table:table-cell office:value-type="float" office:value="42.02973">
            <text:p>42.02973</text:p>
          </table:table-cell>
          <table:table-cell office:value-type="float" office:value="36.89484">
            <text:p>36.89484</text:p>
          </table:table-cell>
          <table:table-cell office:value-type="float" office:value="35.60041">
            <text:p>35.60041</text:p>
          </table:table-cell>
          <table:table-cell office:value-type="float" office:value="35.822514">
            <text:p>35.822514</text:p>
          </table:table-cell>
          <table:table-cell office:value-type="float" office:value="34.8613">
            <text:p>34.8613</text:p>
          </table:table-cell>
          <table:table-cell office:value-type="float" office:value="35.661156">
            <text:p>35.661156</text:p>
          </table:table-cell>
          <table:table-cell office:value-type="float" office:value="38.788986">
            <text:p>38.788986</text:p>
          </table:table-cell>
          <table:table-cell office:value-type="float" office:value="43.343426">
            <text:p>43.343426</text:p>
          </table:table-cell>
          <table:table-cell office:value-type="float" office:value="41.353474">
            <text:p>41.353474</text:p>
          </table:table-cell>
          <table:table-cell office:value-type="float" office:value="40.28061">
            <text:p>40.28061</text:p>
          </table:table-cell>
          <table:table-cell office:value-type="float" office:value="38.814144">
            <text:p>38.814144</text:p>
          </table:table-cell>
          <table:table-cell office:value-type="float" office:value="36.755333">
            <text:p>36.755333</text:p>
          </table:table-cell>
          <table:table-cell office:value-type="float" office:value="38.14159">
            <text:p>38.14159</text:p>
          </table:table-cell>
          <table:table-cell office:value-type="float" office:value="39.733543">
            <text:p>39.733543</text:p>
          </table:table-cell>
          <table:table-cell office:value-type="float" office:value="37.96038">
            <text:p>37.96038</text:p>
          </table:table-cell>
          <table:table-cell office:value-type="float" office:value="37.617146">
            <text:p>37.617146</text:p>
          </table:table-cell>
          <table:table-cell office:value-type="float" office:value="37.0639">
            <text:p>37.0639</text:p>
          </table:table-cell>
          <table:table-cell office:value-type="float" office:value="38.73844">
            <text:p>38.73844</text:p>
          </table:table-cell>
          <table:table-cell office:value-type="float" office:value="37.615566">
            <text:p>37.615566</text:p>
          </table:table-cell>
          <table:table-cell office:value-type="float" office:value="38.513905">
            <text:p>38.513905</text:p>
          </table:table-cell>
          <table:table-cell office:value-type="float" office:value="36.701206">
            <text:p>36.701206</text:p>
          </table:table-cell>
          <table:table-cell office:value-type="float" office:value="36.58733">
            <text:p>36.58733</text:p>
          </table:table-cell>
          <table:table-cell office:value-type="float" office:value="34.143475">
            <text:p>34.143475</text:p>
          </table:table-cell>
          <table:table-cell office:value-type="float" office:value="34.258926">
            <text:p>34.258926</text:p>
          </table:table-cell>
          <table:table-cell office:value-type="float" office:value="33.351738">
            <text:p>33.351738</text:p>
          </table:table-cell>
          <table:table-cell office:value-type="float" office:value="63.199936">
            <text:p>63.199936</text:p>
          </table:table-cell>
          <table:table-cell office:value-type="float" office:value="36.005558">
            <text:p>36.005558</text:p>
          </table:table-cell>
          <table:table-cell office:value-type="float" office:value="36.1797">
            <text:p>36.1797</text:p>
          </table:table-cell>
          <table:table-cell office:value-type="float" office:value="34.71963">
            <text:p>34.71963</text:p>
          </table:table-cell>
          <table:table-cell office:value-type="float" office:value="32.01499">
            <text:p>32.01499</text:p>
          </table:table-cell>
          <table:table-cell office:value-type="float" office:value="31.225475">
            <text:p>31.225475</text:p>
          </table:table-cell>
          <table:table-cell office:value-type="float" office:value="33.868435">
            <text:p>33.868435</text:p>
          </table:table-cell>
          <table:table-cell office:value-type="float" office:value="33.693058">
            <text:p>33.693058</text:p>
          </table:table-cell>
          <table:table-cell office:value-type="float" office:value="32.45525">
            <text:p>32.45525</text:p>
          </table:table-cell>
          <table:table-cell office:value-type="float" office:value="28.770597">
            <text:p>28.770597</text:p>
          </table:table-cell>
          <table:table-cell office:value-type="float" office:value="27.985746">
            <text:p>27.985746</text:p>
          </table:table-cell>
          <table:table-cell office:value-type="float" office:value="27.873905">
            <text:p>27.873905</text:p>
          </table:table-cell>
          <table:table-cell office:value-type="float" office:value="26.46634">
            <text:p>26.46634</text:p>
          </table:table-cell>
          <table:table-cell office:value-type="float" office:value="26.526667">
            <text:p>26.526667</text:p>
          </table:table-cell>
          <table:table-cell office:value-type="float" office:value="26.508684">
            <text:p>26.508684</text:p>
          </table:table-cell>
          <table:table-cell office:value-type="float" office:value="27.401579">
            <text:p>27.401579</text:p>
          </table:table-cell>
          <table:table-cell office:value-type="float" office:value="29.284575">
            <text:p>29.284575</text:p>
          </table:table-cell>
          <table:table-cell office:value-type="float" office:value="29.992012">
            <text:p>29.992012</text:p>
          </table:table-cell>
          <table:table-cell office:value-type="float" office:value="30.31679">
            <text:p>30.31679</text:p>
          </table:table-cell>
          <table:table-cell office:value-type="float" office:value="32.00584">
            <text:p>32.00584</text:p>
          </table:table-cell>
          <table:table-cell office:value-type="float" office:value="28.912752">
            <text:p>28.912752</text:p>
          </table:table-cell>
          <table:table-cell office:value-type="float" office:value="29.701984">
            <text:p>29.701984</text:p>
          </table:table-cell>
          <table:table-cell office:value-type="float" office:value="28.724226">
            <text:p>28.724226</text:p>
          </table:table-cell>
          <table:table-cell office:value-type="float" office:value="26.626616">
            <text:p>26.626616</text:p>
          </table:table-cell>
          <table:table-cell office:value-type="float" office:value="26.385624">
            <text:p>26.385624</text:p>
          </table:table-cell>
          <table:table-cell office:value-type="float" office:value="26.568253">
            <text:p>26.568253</text:p>
          </table:table-cell>
          <table:table-cell office:value-type="float" office:value="27.929392">
            <text:p>27.929392</text:p>
          </table:table-cell>
          <table:table-cell office:value-type="float" office:value="27.513653">
            <text:p>27.513653</text:p>
          </table:table-cell>
          <table:table-cell office:value-type="float" office:value="27.332573">
            <text:p>27.332573</text:p>
          </table:table-cell>
          <table:table-cell office:value-type="float" office:value="29.289516">
            <text:p>29.289516</text:p>
          </table:table-cell>
          <table:table-cell office:value-type="float" office:value="33.331173">
            <text:p>33.331173</text:p>
          </table:table-cell>
          <table:table-cell office:value-type="float" office:value="33.501163">
            <text:p>33.501163</text:p>
          </table:table-cell>
          <table:table-cell office:value-type="float" office:value="35.714382">
            <text:p>35.714382</text:p>
          </table:table-cell>
          <table:table-cell office:value-type="float" office:value="34.349213">
            <text:p>34.349213</text:p>
          </table:table-cell>
          <table:table-cell office:value-type="float" office:value="34.34233">
            <text:p>34.34233</text:p>
          </table:table-cell>
          <table:table-cell office:value-type="float" office:value="34.481182">
            <text:p>34.481182</text:p>
          </table:table-cell>
          <table:table-cell office:value-type="float" office:value="34.61161">
            <text:p>34.61161</text:p>
          </table:table-cell>
          <table:table-cell office:value-type="float" office:value="38.115177">
            <text:p>38.115177</text:p>
          </table:table-cell>
          <table:table-cell office:value-type="float" office:value="43.912216">
            <text:p>43.912216</text:p>
          </table:table-cell>
          <table:table-cell office:value-type="float" office:value="45.930515">
            <text:p>45.930515</text:p>
          </table:table-cell>
          <table:table-cell office:value-type="float" office:value="44.607956">
            <text:p>44.607956</text:p>
          </table:table-cell>
          <table:table-cell office:value-type="float" office:value="45.64193">
            <text:p>45.64193</text:p>
          </table:table-cell>
          <table:table-cell office:value-type="float" office:value="41.471317">
            <text:p>41.471317</text:p>
          </table:table-cell>
          <table:table-cell office:value-type="float" office:value="36.76339">
            <text:p>36.76339</text:p>
          </table:table-cell>
          <table:table-cell office:value-type="float" office:value="31.917667">
            <text:p>31.917667</text:p>
          </table:table-cell>
          <table:table-cell office:value-type="float" office:value="29.846653">
            <text:p>29.846653</text:p>
          </table:table-cell>
          <table:table-cell office:value-type="float" office:value="28.475643">
            <text:p>28.475643</text:p>
          </table:table-cell>
          <table:table-cell office:value-type="float" office:value="27.032286">
            <text:p>27.032286</text:p>
          </table:table-cell>
          <table:table-cell office:value-type="float" office:value="26.042747">
            <text:p>26.042747</text:p>
          </table:table-cell>
          <table:table-cell office:value-type="float" office:value="26.634302">
            <text:p>26.634302</text:p>
          </table:table-cell>
          <table:table-cell office:value-type="float" office:value="26.253048">
            <text:p>26.253048</text:p>
          </table:table-cell>
          <table:table-cell office:value-type="float" office:value="25.532518">
            <text:p>25.532518</text:p>
          </table:table-cell>
          <table:table-cell office:value-type="float" office:value="25.31816">
            <text:p>25.31816</text:p>
          </table:table-cell>
          <table:table-cell office:value-type="float" office:value="24.133144">
            <text:p>24.133144</text:p>
          </table:table-cell>
          <table:table-cell office:value-type="float" office:value="25.055607">
            <text:p>25.055607</text:p>
          </table:table-cell>
          <table:table-cell office:value-type="float" office:value="25.818344">
            <text:p>25.818344</text:p>
          </table:table-cell>
          <table:table-cell office:value-type="float" office:value="25.847996">
            <text:p>25.847996</text:p>
          </table:table-cell>
          <table:table-cell office:value-type="float" office:value="27.312532">
            <text:p>27.312532</text:p>
          </table:table-cell>
          <table:table-cell office:value-type="float" office:value="32.761456">
            <text:p>32.761456</text:p>
          </table:table-cell>
          <table:table-cell office:value-type="float" office:value="31.111889">
            <text:p>31.111889</text:p>
          </table:table-cell>
          <table:table-cell office:value-type="float" office:value="31.689667">
            <text:p>31.689667</text:p>
          </table:table-cell>
          <table:table-cell office:value-type="float" office:value="32.944363">
            <text:p>32.944363</text:p>
          </table:table-cell>
          <table:table-cell office:value-type="float" office:value="29.935743">
            <text:p>29.935743</text:p>
          </table:table-cell>
          <table:table-cell office:value-type="float" office:value="30.373314">
            <text:p>30.373314</text:p>
          </table:table-cell>
          <table:table-cell office:value-type="float" office:value="27.713156">
            <text:p>27.713156</text:p>
          </table:table-cell>
          <table:table-cell office:value-type="float" office:value="23.920841">
            <text:p>23.920841</text:p>
          </table:table-cell>
          <table:table-cell office:value-type="float" office:value="25.523449">
            <text:p>25.523449</text:p>
          </table:table-cell>
          <table:table-cell office:value-type="float" office:value="28.045916">
            <text:p>28.045916</text:p>
          </table:table-cell>
          <table:table-cell office:value-type="float" office:value="27.982563">
            <text:p>27.982563</text:p>
          </table:table-cell>
          <table:table-cell office:value-type="float" office:value="31.055847">
            <text:p>31.055847</text:p>
          </table:table-cell>
          <table:table-cell office:value-type="float" office:value="30.498388">
            <text:p>30.498388</text:p>
          </table:table-cell>
          <table:table-cell office:value-type="float" office:value="34.09948">
            <text:p>34.09948</text:p>
          </table:table-cell>
          <table:table-cell office:value-type="float" office:value="35.002655">
            <text:p>35.002655</text:p>
          </table:table-cell>
          <table:table-cell office:value-type="float" office:value="37.445248">
            <text:p>37.445248</text:p>
          </table:table-cell>
          <table:table-cell office:value-type="float" office:value="36.993565">
            <text:p>36.993565</text:p>
          </table:table-cell>
          <table:table-cell office:value-type="float" office:value="38.21663">
            <text:p>38.21663</text:p>
          </table:table-cell>
          <table:table-cell office:value-type="float" office:value="35.40184">
            <text:p>35.40184</text:p>
          </table:table-cell>
          <table:table-cell office:value-type="float" office:value="37.128086">
            <text:p>37.128086</text:p>
          </table:table-cell>
          <table:table-cell office:value-type="float" office:value="38.48375">
            <text:p>38.48375</text:p>
          </table:table-cell>
          <table:table-cell office:value-type="float" office:value="37.128277">
            <text:p>37.128277</text:p>
          </table:table-cell>
          <table:table-cell office:value-type="float" office:value="38.061264">
            <text:p>38.061264</text:p>
          </table:table-cell>
          <table:table-cell office:value-type="float" office:value="37.98293">
            <text:p>37.98293</text:p>
          </table:table-cell>
          <table:table-cell office:value-type="float" office:value="39.54691">
            <text:p>39.54691</text:p>
          </table:table-cell>
          <table:table-cell office:value-type="float" office:value="38.908672">
            <text:p>38.908672</text:p>
          </table:table-cell>
          <table:table-cell office:value-type="float" office:value="42.220745">
            <text:p>42.220745</text:p>
          </table:table-cell>
          <table:table-cell office:value-type="float" office:value="38.882137">
            <text:p>38.882137</text:p>
          </table:table-cell>
          <table:table-cell office:value-type="float" office:value="36.731808">
            <text:p>36.731808</text:p>
          </table:table-cell>
          <table:table-cell office:value-type="float" office:value="34.26698">
            <text:p>34.26698</text:p>
          </table:table-cell>
          <table:table-cell office:value-type="float" office:value="33.14529">
            <text:p>33.14529</text:p>
          </table:table-cell>
          <table:table-cell office:value-type="float" office:value="32.35243">
            <text:p>32.35243</text:p>
          </table:table-cell>
          <table:table-cell office:value-type="float" office:value="31.353981">
            <text:p>31.353981</text:p>
          </table:table-cell>
          <table:table-cell office:value-type="float" office:value="34.25798">
            <text:p>34.25798</text:p>
          </table:table-cell>
          <table:table-cell office:value-type="float" office:value="36.559765">
            <text:p>36.559765</text:p>
          </table:table-cell>
          <table:table-cell office:value-type="float" office:value="37.513645">
            <text:p>37.513645</text:p>
          </table:table-cell>
          <table:table-cell office:value-type="float" office:value="37.09823">
            <text:p>37.09823</text:p>
          </table:table-cell>
          <table:table-cell office:value-type="float" office:value="36.78947">
            <text:p>36.78947</text:p>
          </table:table-cell>
          <table:table-cell office:value-type="float" office:value="35.505478">
            <text:p>35.505478</text:p>
          </table:table-cell>
          <table:table-cell office:value-type="float" office:value="38.417187">
            <text:p>38.417187</text:p>
          </table:table-cell>
          <table:table-cell office:value-type="float" office:value="34.88755">
            <text:p>34.88755</text:p>
          </table:table-cell>
          <table:table-cell office:value-type="float" office:value="32.875412">
            <text:p>32.875412</text:p>
          </table:table-cell>
          <table:table-cell office:value-type="float" office:value="31.328867">
            <text:p>31.328867</text:p>
          </table:table-cell>
          <table:table-cell office:value-type="float" office:value="33.71498">
            <text:p>33.71498</text:p>
          </table:table-cell>
          <table:table-cell office:value-type="float" office:value="30.737553">
            <text:p>30.737553</text:p>
          </table:table-cell>
          <table:table-cell office:value-type="float" office:value="31.387783">
            <text:p>31.387783</text:p>
          </table:table-cell>
          <table:table-cell office:value-type="float" office:value="34.196266">
            <text:p>34.196266</text:p>
          </table:table-cell>
          <table:table-cell office:value-type="float" office:value="45.195194">
            <text:p>45.195194</text:p>
          </table:table-cell>
          <table:table-cell office:value-type="float" office:value="50.69566">
            <text:p>50.69566</text:p>
          </table:table-cell>
          <table:table-cell office:value-type="float" office:value="50.368145">
            <text:p>50.368145</text:p>
          </table:table-cell>
          <table:table-cell office:value-type="float" office:value="53.172047">
            <text:p>53.172047</text:p>
          </table:table-cell>
          <table:table-cell office:value-type="float" office:value="56.229786">
            <text:p>56.229786</text:p>
          </table:table-cell>
          <table:table-cell office:value-type="float" office:value="54.062435">
            <text:p>54.062435</text:p>
          </table:table-cell>
          <table:table-cell office:value-type="float" office:value="46.1611">
            <text:p>46.1611</text:p>
          </table:table-cell>
          <table:table-cell office:value-type="float" office:value="42.964817">
            <text:p>42.964817</text:p>
          </table:table-cell>
          <table:table-cell office:value-type="float" office:value="40.86633">
            <text:p>40.86633</text:p>
          </table:table-cell>
          <table:table-cell office:value-type="float" office:value="39.710415">
            <text:p>39.710415</text:p>
          </table:table-cell>
          <table:table-cell office:value-type="float" office:value="41.07766">
            <text:p>41.07766</text:p>
          </table:table-cell>
          <table:table-cell office:value-type="float" office:value="50.209248">
            <text:p>50.209248</text:p>
          </table:table-cell>
          <table:table-cell office:value-type="float" office:value="51.321144">
            <text:p>51.321144</text:p>
          </table:table-cell>
          <table:table-cell office:value-type="float" office:value="48.862625">
            <text:p>48.862625</text:p>
          </table:table-cell>
          <table:table-cell office:value-type="float" office:value="52.296215">
            <text:p>52.296215</text:p>
          </table:table-cell>
          <table:table-cell office:value-type="float" office:value="40.425686">
            <text:p>40.425686</text:p>
          </table:table-cell>
          <table:table-cell office:value-type="float" office:value="84.87199">
            <text:p>84.87199</text:p>
          </table:table-cell>
          <table:table-cell office:value-type="float" office:value="66.60187">
            <text:p>66.60187</text:p>
          </table:table-cell>
          <table:table-cell office:value-type="float" office:value="97.72123">
            <text:p>97.7212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584.6878">
            <text:p>584.6878</text:p>
          </table:table-cell>
          <table:table-cell office:value-type="float" office:value="392.8216">
            <text:p>392.8216</text:p>
          </table:table-cell>
          <table:table-cell office:value-type="float" office:value="271.4617">
            <text:p>271.4617</text:p>
          </table:table-cell>
          <table:table-cell office:value-type="float" office:value="180.84468">
            <text:p>180.84468</text:p>
          </table:table-cell>
          <table:table-cell office:value-type="float" office:value="118.95514">
            <text:p>118.95514</text:p>
          </table:table-cell>
          <table:table-cell office:value-type="float" office:value="66.41413">
            <text:p>66.41413</text:p>
          </table:table-cell>
          <table:table-cell office:value-type="float" office:value="51.242092">
            <text:p>51.242092</text:p>
          </table:table-cell>
          <table:table-cell office:value-type="float" office:value="55.288273">
            <text:p>55.288273</text:p>
          </table:table-cell>
          <table:table-cell office:value-type="float" office:value="51.03601">
            <text:p>51.03601</text:p>
          </table:table-cell>
          <table:table-cell office:value-type="float" office:value="45.694286">
            <text:p>45.694286</text:p>
          </table:table-cell>
          <table:table-cell office:value-type="float" office:value="44.397194">
            <text:p>44.397194</text:p>
          </table:table-cell>
          <table:table-cell office:value-type="float" office:value="44.101288">
            <text:p>44.101288</text:p>
          </table:table-cell>
          <table:table-cell office:value-type="float" office:value="42.094883">
            <text:p>42.094883</text:p>
          </table:table-cell>
          <table:table-cell office:value-type="float" office:value="39.09127">
            <text:p>39.09127</text:p>
          </table:table-cell>
          <table:table-cell office:value-type="float" office:value="41.697735">
            <text:p>41.697735</text:p>
          </table:table-cell>
          <table:table-cell office:value-type="float" office:value="43.4047">
            <text:p>43.4047</text:p>
          </table:table-cell>
          <table:table-cell office:value-type="float" office:value="48.68153">
            <text:p>48.68153</text:p>
          </table:table-cell>
          <table:table-cell office:value-type="float" office:value="44.397346">
            <text:p>44.397346</text:p>
          </table:table-cell>
          <table:table-cell office:value-type="float" office:value="42.442867">
            <text:p>42.442867</text:p>
          </table:table-cell>
          <table:table-cell office:value-type="float" office:value="40.14541">
            <text:p>40.14541</text:p>
          </table:table-cell>
          <table:table-cell office:value-type="float" office:value="40.15226">
            <text:p>40.15226</text:p>
          </table:table-cell>
          <table:table-cell office:value-type="float" office:value="42.96615">
            <text:p>42.96615</text:p>
          </table:table-cell>
          <table:table-cell office:value-type="float" office:value="44.229267">
            <text:p>44.229267</text:p>
          </table:table-cell>
          <table:table-cell office:value-type="float" office:value="36.599552">
            <text:p>36.599552</text:p>
          </table:table-cell>
          <table:table-cell office:value-type="float" office:value="32.881912">
            <text:p>32.881912</text:p>
          </table:table-cell>
          <table:table-cell office:value-type="float" office:value="31.576466">
            <text:p>31.576466</text:p>
          </table:table-cell>
          <table:table-cell office:value-type="float" office:value="30.339502">
            <text:p>30.339502</text:p>
          </table:table-cell>
          <table:table-cell office:value-type="float" office:value="31.85195">
            <text:p>31.85195</text:p>
          </table:table-cell>
          <table:table-cell office:value-type="float" office:value="34.08578">
            <text:p>34.08578</text:p>
          </table:table-cell>
          <table:table-cell office:value-type="float" office:value="32.852383">
            <text:p>32.852383</text:p>
          </table:table-cell>
          <table:table-cell office:value-type="float" office:value="37.39555">
            <text:p>37.39555</text:p>
          </table:table-cell>
          <table:table-cell office:value-type="float" office:value="40.017982">
            <text:p>40.017982</text:p>
          </table:table-cell>
          <table:table-cell office:value-type="float" office:value="41.74661">
            <text:p>41.74661</text:p>
          </table:table-cell>
          <table:table-cell office:value-type="float" office:value="34.563114">
            <text:p>34.563114</text:p>
          </table:table-cell>
          <table:table-cell office:value-type="float" office:value="33.450214">
            <text:p>33.450214</text:p>
          </table:table-cell>
          <table:table-cell office:value-type="float" office:value="34.585148">
            <text:p>34.585148</text:p>
          </table:table-cell>
          <table:table-cell office:value-type="float" office:value="37.04076">
            <text:p>37.04076</text:p>
          </table:table-cell>
          <table:table-cell office:value-type="float" office:value="38.545322">
            <text:p>38.545322</text:p>
          </table:table-cell>
          <table:table-cell office:value-type="float" office:value="37.201847">
            <text:p>37.201847</text:p>
          </table:table-cell>
          <table:table-cell office:value-type="float" office:value="41.043743">
            <text:p>41.043743</text:p>
          </table:table-cell>
          <table:table-cell office:value-type="float" office:value="40.71228">
            <text:p>40.71228</text:p>
          </table:table-cell>
          <table:table-cell office:value-type="float" office:value="41.669907">
            <text:p>41.669907</text:p>
          </table:table-cell>
          <table:table-cell office:value-type="float" office:value="41.653736">
            <text:p>41.653736</text:p>
          </table:table-cell>
          <table:table-cell office:value-type="float" office:value="39.87488">
            <text:p>39.87488</text:p>
          </table:table-cell>
          <table:table-cell office:value-type="float" office:value="37.499645">
            <text:p>37.499645</text:p>
          </table:table-cell>
          <table:table-cell office:value-type="float" office:value="32.620937">
            <text:p>32.620937</text:p>
          </table:table-cell>
          <table:table-cell office:value-type="float" office:value="33.88601">
            <text:p>33.88601</text:p>
          </table:table-cell>
          <table:table-cell office:value-type="float" office:value="33.437443">
            <text:p>33.437443</text:p>
          </table:table-cell>
          <table:table-cell office:value-type="float" office:value="34.16999">
            <text:p>34.16999</text:p>
          </table:table-cell>
          <table:table-cell office:value-type="float" office:value="34.025085">
            <text:p>34.025085</text:p>
          </table:table-cell>
          <table:table-cell office:value-type="float" office:value="31.933464">
            <text:p>31.933464</text:p>
          </table:table-cell>
          <table:table-cell office:value-type="float" office:value="34.456287">
            <text:p>34.456287</text:p>
          </table:table-cell>
          <table:table-cell office:value-type="float" office:value="36.406887">
            <text:p>36.406887</text:p>
          </table:table-cell>
          <table:table-cell office:value-type="float" office:value="39.60309">
            <text:p>39.60309</text:p>
          </table:table-cell>
          <table:table-cell office:value-type="float" office:value="44.478645">
            <text:p>44.478645</text:p>
          </table:table-cell>
          <table:table-cell office:value-type="float" office:value="46.281734">
            <text:p>46.281734</text:p>
          </table:table-cell>
          <table:table-cell office:value-type="float" office:value="47.83047">
            <text:p>47.83047</text:p>
          </table:table-cell>
          <table:table-cell office:value-type="float" office:value="38.079357">
            <text:p>38.079357</text:p>
          </table:table-cell>
          <table:table-cell office:value-type="float" office:value="34.163055">
            <text:p>34.163055</text:p>
          </table:table-cell>
          <table:table-cell office:value-type="float" office:value="29.81074">
            <text:p>29.81074</text:p>
          </table:table-cell>
          <table:table-cell office:value-type="float" office:value="27.6714">
            <text:p>27.6714</text:p>
          </table:table-cell>
          <table:table-cell office:value-type="float" office:value="27.424671">
            <text:p>27.424671</text:p>
          </table:table-cell>
          <table:table-cell office:value-type="float" office:value="27.106052">
            <text:p>27.106052</text:p>
          </table:table-cell>
          <table:table-cell office:value-type="float" office:value="26.328478">
            <text:p>26.328478</text:p>
          </table:table-cell>
          <table:table-cell office:value-type="float" office:value="27.3208">
            <text:p>27.3208</text:p>
          </table:table-cell>
          <table:table-cell office:value-type="float" office:value="30.803635">
            <text:p>30.803635</text:p>
          </table:table-cell>
          <table:table-cell office:value-type="float" office:value="36.014645">
            <text:p>36.014645</text:p>
          </table:table-cell>
          <table:table-cell office:value-type="float" office:value="40.487965">
            <text:p>40.487965</text:p>
          </table:table-cell>
          <table:table-cell office:value-type="float" office:value="36.022713">
            <text:p>36.022713</text:p>
          </table:table-cell>
          <table:table-cell office:value-type="float" office:value="41.441006">
            <text:p>41.441006</text:p>
          </table:table-cell>
          <table:table-cell office:value-type="float" office:value="43.817482">
            <text:p>43.817482</text:p>
          </table:table-cell>
          <table:table-cell office:value-type="float" office:value="43.516815">
            <text:p>43.516815</text:p>
          </table:table-cell>
          <table:table-cell office:value-type="float" office:value="39.548378">
            <text:p>39.548378</text:p>
          </table:table-cell>
          <table:table-cell office:value-type="float" office:value="37.672703">
            <text:p>37.672703</text:p>
          </table:table-cell>
          <table:table-cell office:value-type="float" office:value="37.437576">
            <text:p>37.437576</text:p>
          </table:table-cell>
          <table:table-cell office:value-type="float" office:value="35.947456">
            <text:p>35.947456</text:p>
          </table:table-cell>
          <table:table-cell office:value-type="float" office:value="35.442097">
            <text:p>35.442097</text:p>
          </table:table-cell>
          <table:table-cell office:value-type="float" office:value="33.581882">
            <text:p>33.581882</text:p>
          </table:table-cell>
          <table:table-cell office:value-type="float" office:value="33.107143">
            <text:p>33.107143</text:p>
          </table:table-cell>
          <table:table-cell office:value-type="float" office:value="34.380928">
            <text:p>34.380928</text:p>
          </table:table-cell>
          <table:table-cell office:value-type="float" office:value="34.037617">
            <text:p>34.037617</text:p>
          </table:table-cell>
          <table:table-cell office:value-type="float" office:value="31.562103">
            <text:p>31.562103</text:p>
          </table:table-cell>
          <table:table-cell office:value-type="float" office:value="30.557547">
            <text:p>30.557547</text:p>
          </table:table-cell>
          <table:table-cell office:value-type="float" office:value="31.475563">
            <text:p>31.475563</text:p>
          </table:table-cell>
          <table:table-cell office:value-type="float" office:value="31.620796">
            <text:p>31.620796</text:p>
          </table:table-cell>
          <table:table-cell office:value-type="float" office:value="29.830294">
            <text:p>29.830294</text:p>
          </table:table-cell>
          <table:table-cell office:value-type="float" office:value="28.409618">
            <text:p>28.409618</text:p>
          </table:table-cell>
          <table:table-cell office:value-type="float" office:value="27.848091">
            <text:p>27.848091</text:p>
          </table:table-cell>
          <table:table-cell office:value-type="float" office:value="29.433811">
            <text:p>29.433811</text:p>
          </table:table-cell>
          <table:table-cell office:value-type="float" office:value="28.794937">
            <text:p>28.794937</text:p>
          </table:table-cell>
          <table:table-cell office:value-type="float" office:value="29.682795">
            <text:p>29.682795</text:p>
          </table:table-cell>
          <table:table-cell office:value-type="float" office:value="30.210365">
            <text:p>30.210365</text:p>
          </table:table-cell>
          <table:table-cell office:value-type="float" office:value="31.952463">
            <text:p>31.952463</text:p>
          </table:table-cell>
          <table:table-cell office:value-type="float" office:value="33.275505">
            <text:p>33.275505</text:p>
          </table:table-cell>
          <table:table-cell office:value-type="float" office:value="32.41489">
            <text:p>32.41489</text:p>
          </table:table-cell>
          <table:table-cell office:value-type="float" office:value="31.875824">
            <text:p>31.875824</text:p>
          </table:table-cell>
          <table:table-cell office:value-type="float" office:value="31.219492">
            <text:p>31.219492</text:p>
          </table:table-cell>
          <table:table-cell office:value-type="float" office:value="35.57164">
            <text:p>35.57164</text:p>
          </table:table-cell>
          <table:table-cell office:value-type="float" office:value="38.037903">
            <text:p>38.037903</text:p>
          </table:table-cell>
          <table:table-cell office:value-type="float" office:value="44.670937">
            <text:p>44.670937</text:p>
          </table:table-cell>
          <table:table-cell office:value-type="float" office:value="55.271255">
            <text:p>55.271255</text:p>
          </table:table-cell>
          <table:table-cell office:value-type="float" office:value="55.40102">
            <text:p>55.40102</text:p>
          </table:table-cell>
          <table:table-cell office:value-type="float" office:value="52.65789">
            <text:p>52.65789</text:p>
          </table:table-cell>
          <table:table-cell office:value-type="float" office:value="58.394604">
            <text:p>58.394604</text:p>
          </table:table-cell>
          <table:table-cell office:value-type="float" office:value="84.092606">
            <text:p>84.092606</text:p>
          </table:table-cell>
          <table:table-cell office:value-type="float" office:value="93.1514">
            <text:p>93.1514</text:p>
          </table:table-cell>
          <table:table-cell office:value-type="float" office:value="88.5911">
            <text:p>88.5911</text:p>
          </table:table-cell>
          <table:table-cell office:value-type="float" office:value="74.58429">
            <text:p>74.58429</text:p>
          </table:table-cell>
          <table:table-cell office:value-type="float" office:value="103.41597">
            <text:p>103.41597</text:p>
          </table:table-cell>
          <table:table-cell office:value-type="float" office:value="196.04878">
            <text:p>196.04878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float" office:value="114.317154">
            <text:p>114.317154</text:p>
          </table:table-cell>
          <table:table-cell office:value-type="float" office:value="108.686005">
            <text:p>108.686005</text:p>
          </table:table-cell>
          <table:table-cell office:value-type="float" office:value="106.52578">
            <text:p>106.52578</text:p>
          </table:table-cell>
          <table:table-cell office:value-type="float" office:value="103.03794">
            <text:p>103.03794</text:p>
          </table:table-cell>
          <table:table-cell office:value-type="float" office:value="104.27276">
            <text:p>104.27276</text:p>
          </table:table-cell>
          <table:table-cell office:value-type="float" office:value="96.60369">
            <text:p>96.60369</text:p>
          </table:table-cell>
          <table:table-cell office:value-type="float" office:value="89.3005">
            <text:p>89.3005</text:p>
          </table:table-cell>
          <table:table-cell office:value-type="float" office:value="82.917725">
            <text:p>82.917725</text:p>
          </table:table-cell>
          <table:table-cell office:value-type="float" office:value="79.237625">
            <text:p>79.237625</text:p>
          </table:table-cell>
          <table:table-cell office:value-type="float" office:value="75.17548">
            <text:p>75.17548</text:p>
          </table:table-cell>
          <table:table-cell office:value-type="float" office:value="75.2081">
            <text:p>75.2081</text:p>
          </table:table-cell>
          <table:table-cell office:value-type="float" office:value="70.45822">
            <text:p>70.45822</text:p>
          </table:table-cell>
          <table:table-cell office:value-type="float" office:value="68.249146">
            <text:p>68.249146</text:p>
          </table:table-cell>
          <table:table-cell office:value-type="float" office:value="69.61137">
            <text:p>69.61137</text:p>
          </table:table-cell>
          <table:table-cell office:value-type="float" office:value="71.66892">
            <text:p>71.66892</text:p>
          </table:table-cell>
          <table:table-cell office:value-type="float" office:value="70.17022">
            <text:p>70.17022</text:p>
          </table:table-cell>
          <table:table-cell office:value-type="float" office:value="69.11655">
            <text:p>69.11655</text:p>
          </table:table-cell>
          <table:table-cell office:value-type="float" office:value="71.65838">
            <text:p>71.65838</text:p>
          </table:table-cell>
          <table:table-cell office:value-type="float" office:value="75.151596">
            <text:p>75.151596</text:p>
          </table:table-cell>
          <table:table-cell office:value-type="float" office:value="79.300735">
            <text:p>79.300735</text:p>
          </table:table-cell>
          <table:table-cell office:value-type="float" office:value="81.36699">
            <text:p>81.36699</text:p>
          </table:table-cell>
          <table:table-cell office:value-type="float" office:value="79.529816">
            <text:p>79.529816</text:p>
          </table:table-cell>
          <table:table-cell office:value-type="float" office:value="79.27585">
            <text:p>79.27585</text:p>
          </table:table-cell>
          <table:table-cell office:value-type="float" office:value="79.034645">
            <text:p>79.034645</text:p>
          </table:table-cell>
          <table:table-cell office:value-type="float" office:value="79.93841">
            <text:p>79.93841</text:p>
          </table:table-cell>
          <table:table-cell office:value-type="float" office:value="82.95464">
            <text:p>82.95464</text:p>
          </table:table-cell>
          <table:table-cell office:value-type="float" office:value="86.72827">
            <text:p>86.72827</text:p>
          </table:table-cell>
          <table:table-cell office:value-type="float" office:value="87.27468">
            <text:p>87.27468</text:p>
          </table:table-cell>
          <table:table-cell office:value-type="float" office:value="89.93753">
            <text:p>89.93753</text:p>
          </table:table-cell>
          <table:table-cell office:value-type="float" office:value="89.63463">
            <text:p>89.63463</text:p>
          </table:table-cell>
          <table:table-cell office:value-type="float" office:value="88.1863">
            <text:p>88.1863</text:p>
          </table:table-cell>
          <table:table-cell office:value-type="float" office:value="88.39252">
            <text:p>88.39252</text:p>
          </table:table-cell>
          <table:table-cell office:value-type="float" office:value="91.44891">
            <text:p>91.44891</text:p>
          </table:table-cell>
          <table:table-cell office:value-type="float" office:value="91.14016">
            <text:p>91.14016</text:p>
          </table:table-cell>
          <table:table-cell office:value-type="float" office:value="92.91988">
            <text:p>92.91988</text:p>
          </table:table-cell>
          <table:table-cell office:value-type="float" office:value="95.80124">
            <text:p>95.80124</text:p>
          </table:table-cell>
          <table:table-cell office:value-type="float" office:value="99.41054">
            <text:p>99.41054</text:p>
          </table:table-cell>
          <table:table-cell office:value-type="float" office:value="101.83634">
            <text:p>101.83634</text:p>
          </table:table-cell>
          <table:table-cell office:value-type="float" office:value="105.91332">
            <text:p>105.91332</text:p>
          </table:table-cell>
          <table:table-cell office:value-type="float" office:value="105.70322">
            <text:p>105.70322</text:p>
          </table:table-cell>
          <table:table-cell office:value-type="float" office:value="101.67525">
            <text:p>101.67525</text:p>
          </table:table-cell>
          <table:table-cell office:value-type="float" office:value="97.51255">
            <text:p>97.51255</text:p>
          </table:table-cell>
          <table:table-cell office:value-type="float" office:value="96.8572">
            <text:p>96.8572</text:p>
          </table:table-cell>
          <table:table-cell office:value-type="float" office:value="98.54634">
            <text:p>98.54634</text:p>
          </table:table-cell>
          <table:table-cell office:value-type="float" office:value="93.54307">
            <text:p>93.54307</text:p>
          </table:table-cell>
          <table:table-cell office:value-type="float" office:value="92.78701">
            <text:p>92.78701</text:p>
          </table:table-cell>
          <table:table-cell office:value-type="float" office:value="93.510155">
            <text:p>93.510155</text:p>
          </table:table-cell>
          <table:table-cell office:value-type="float" office:value="92.88611">
            <text:p>92.88611</text:p>
          </table:table-cell>
          <table:table-cell office:value-type="float" office:value="93.37764">
            <text:p>93.37764</text:p>
          </table:table-cell>
          <table:table-cell office:value-type="float" office:value="94.80977">
            <text:p>94.80977</text:p>
          </table:table-cell>
          <table:table-cell office:value-type="float" office:value="94.33688">
            <text:p>94.33688</text:p>
          </table:table-cell>
          <table:table-cell office:value-type="float" office:value="94.92959">
            <text:p>94.92959</text:p>
          </table:table-cell>
          <table:table-cell office:value-type="float" office:value="95.523994">
            <text:p>95.523994</text:p>
          </table:table-cell>
          <table:table-cell office:value-type="float" office:value="96.306015">
            <text:p>96.306015</text:p>
          </table:table-cell>
          <table:table-cell office:value-type="float" office:value="97.30107">
            <text:p>97.30107</text:p>
          </table:table-cell>
          <table:table-cell office:value-type="float" office:value="97.49958">
            <text:p>97.49958</text:p>
          </table:table-cell>
          <table:table-cell office:value-type="float" office:value="96.91317">
            <text:p>96.91317</text:p>
          </table:table-cell>
          <table:table-cell office:value-type="float" office:value="96.027466">
            <text:p>96.027466</text:p>
          </table:table-cell>
          <table:table-cell office:value-type="float" office:value="93.377235">
            <text:p>93.377235</text:p>
          </table:table-cell>
          <table:table-cell office:value-type="float" office:value="91.90897">
            <text:p>91.90897</text:p>
          </table:table-cell>
          <table:table-cell office:value-type="float" office:value="90.00406">
            <text:p>90.00406</text:p>
          </table:table-cell>
          <table:table-cell office:value-type="float" office:value="88.52013">
            <text:p>88.52013</text:p>
          </table:table-cell>
          <table:table-cell office:value-type="float" office:value="89.5324">
            <text:p>89.5324</text:p>
          </table:table-cell>
          <table:table-cell office:value-type="float" office:value="88.08111">
            <text:p>88.08111</text:p>
          </table:table-cell>
          <table:table-cell office:value-type="float" office:value="87.35531">
            <text:p>87.35531</text:p>
          </table:table-cell>
          <table:table-cell office:value-type="float" office:value="89.193474">
            <text:p>89.193474</text:p>
          </table:table-cell>
          <table:table-cell office:value-type="float" office:value="89.798935">
            <text:p>89.798935</text:p>
          </table:table-cell>
          <table:table-cell office:value-type="float" office:value="90.17244">
            <text:p>90.17244</text:p>
          </table:table-cell>
          <table:table-cell office:value-type="float" office:value="87.32875">
            <text:p>87.32875</text:p>
          </table:table-cell>
          <table:table-cell office:value-type="float" office:value="87.474625">
            <text:p>87.474625</text:p>
          </table:table-cell>
          <table:table-cell office:value-type="float" office:value="88.94166">
            <text:p>88.94166</text:p>
          </table:table-cell>
          <table:table-cell office:value-type="float" office:value="87.3418">
            <text:p>87.3418</text:p>
          </table:table-cell>
          <table:table-cell office:value-type="float" office:value="88.881256">
            <text:p>88.881256</text:p>
          </table:table-cell>
          <table:table-cell office:value-type="float" office:value="87.39616">
            <text:p>87.39616</text:p>
          </table:table-cell>
          <table:table-cell office:value-type="float" office:value="87.66645">
            <text:p>87.66645</text:p>
          </table:table-cell>
          <table:table-cell office:value-type="float" office:value="86.12402">
            <text:p>86.12402</text:p>
          </table:table-cell>
          <table:table-cell office:value-type="float" office:value="85.20383">
            <text:p>85.20383</text:p>
          </table:table-cell>
          <table:table-cell office:value-type="float" office:value="84.087715">
            <text:p>84.087715</text:p>
          </table:table-cell>
          <table:table-cell office:value-type="float" office:value="83.292755">
            <text:p>83.292755</text:p>
          </table:table-cell>
          <table:table-cell office:value-type="float" office:value="86.42163">
            <text:p>86.42163</text:p>
          </table:table-cell>
          <table:table-cell office:value-type="float" office:value="87.56274">
            <text:p>87.56274</text:p>
          </table:table-cell>
          <table:table-cell office:value-type="float" office:value="89.57185">
            <text:p>89.57185</text:p>
          </table:table-cell>
          <table:table-cell office:value-type="float" office:value="88.35667">
            <text:p>88.35667</text:p>
          </table:table-cell>
          <table:table-cell office:value-type="float" office:value="89.462326">
            <text:p>89.462326</text:p>
          </table:table-cell>
          <table:table-cell office:value-type="float" office:value="92.1067">
            <text:p>92.1067</text:p>
          </table:table-cell>
          <table:table-cell office:value-type="float" office:value="92.989525">
            <text:p>92.989525</text:p>
          </table:table-cell>
          <table:table-cell office:value-type="float" office:value="95.53748">
            <text:p>95.53748</text:p>
          </table:table-cell>
          <table:table-cell office:value-type="float" office:value="95.33419">
            <text:p>95.33419</text:p>
          </table:table-cell>
          <table:table-cell office:value-type="float" office:value="96.44505">
            <text:p>96.44505</text:p>
          </table:table-cell>
          <table:table-cell office:value-type="float" office:value="96.30376">
            <text:p>96.30376</text:p>
          </table:table-cell>
          <table:table-cell office:value-type="float" office:value="95.64883">
            <text:p>95.64883</text:p>
          </table:table-cell>
          <table:table-cell office:value-type="float" office:value="96.16611">
            <text:p>96.16611</text:p>
          </table:table-cell>
          <table:table-cell office:value-type="float" office:value="95.76453">
            <text:p>95.76453</text:p>
          </table:table-cell>
          <table:table-cell office:value-type="float" office:value="96.406235">
            <text:p>96.406235</text:p>
          </table:table-cell>
          <table:table-cell office:value-type="float" office:value="96.250244">
            <text:p>96.250244</text:p>
          </table:table-cell>
          <table:table-cell office:value-type="float" office:value="97.11519">
            <text:p>97.11519</text:p>
          </table:table-cell>
          <table:table-cell office:value-type="float" office:value="98.368614">
            <text:p>98.368614</text:p>
          </table:table-cell>
          <table:table-cell office:value-type="float" office:value="98.19077">
            <text:p>98.19077</text:p>
          </table:table-cell>
          <table:table-cell office:value-type="float" office:value="98.83034">
            <text:p>98.83034</text:p>
          </table:table-cell>
          <table:table-cell office:value-type="float" office:value="98.88348">
            <text:p>98.88348</text:p>
          </table:table-cell>
          <table:table-cell office:value-type="float" office:value="97.413956">
            <text:p>97.413956</text:p>
          </table:table-cell>
          <table:table-cell office:value-type="float" office:value="96.76998">
            <text:p>96.76998</text:p>
          </table:table-cell>
          <table:table-cell office:value-type="float" office:value="94.97035">
            <text:p>94.97035</text:p>
          </table:table-cell>
          <table:table-cell office:value-type="float" office:value="93.353714">
            <text:p>93.353714</text:p>
          </table:table-cell>
          <table:table-cell office:value-type="float" office:value="95.71918">
            <text:p>95.71918</text:p>
          </table:table-cell>
          <table:table-cell office:value-type="float" office:value="96.81467">
            <text:p>96.81467</text:p>
          </table:table-cell>
          <table:table-cell office:value-type="float" office:value="98.515205">
            <text:p>98.515205</text:p>
          </table:table-cell>
          <table:table-cell office:value-type="float" office:value="98.77723">
            <text:p>98.77723</text:p>
          </table:table-cell>
          <table:table-cell office:value-type="float" office:value="100.89882">
            <text:p>100.89882</text:p>
          </table:table-cell>
          <table:table-cell office:value-type="float" office:value="100.976814">
            <text:p>100.976814</text:p>
          </table:table-cell>
          <table:table-cell office:value-type="float" office:value="101.016945">
            <text:p>101.016945</text:p>
          </table:table-cell>
          <table:table-cell office:value-type="float" office:value="102.912834">
            <text:p>102.912834</text:p>
          </table:table-cell>
          <table:table-cell office:value-type="float" office:value="104.17895">
            <text:p>104.17895</text:p>
          </table:table-cell>
          <table:table-cell office:value-type="float" office:value="106.181046">
            <text:p>106.181046</text:p>
          </table:table-cell>
          <table:table-cell office:value-type="float" office:value="106.66885">
            <text:p>106.66885</text:p>
          </table:table-cell>
          <table:table-cell office:value-type="float" office:value="109.45275">
            <text:p>109.45275</text:p>
          </table:table-cell>
          <table:table-cell office:value-type="float" office:value="109.37331">
            <text:p>109.37331</text:p>
          </table:table-cell>
          <table:table-cell office:value-type="float" office:value="109.21035">
            <text:p>109.21035</text:p>
          </table:table-cell>
          <table:table-cell office:value-type="float" office:value="109.25306">
            <text:p>109.25306</text:p>
          </table:table-cell>
          <table:table-cell office:value-type="float" office:value="108.70828">
            <text:p>108.70828</text:p>
          </table:table-cell>
          <table:table-cell office:value-type="float" office:value="108.097466">
            <text:p>108.097466</text:p>
          </table:table-cell>
          <table:table-cell office:value-type="float" office:value="106.0872">
            <text:p>106.0872</text:p>
          </table:table-cell>
          <table:table-cell office:value-type="float" office:value="106.10034">
            <text:p>106.10034</text:p>
          </table:table-cell>
          <table:table-cell office:value-type="float" office:value="102.31435">
            <text:p>102.31435</text:p>
          </table:table-cell>
          <table:table-cell office:value-type="float" office:value="99.914085">
            <text:p>99.914085</text:p>
          </table:table-cell>
          <table:table-cell office:value-type="float" office:value="100.59218">
            <text:p>100.59218</text:p>
          </table:table-cell>
          <table:table-cell office:value-type="float" office:value="99.247925">
            <text:p>99.247925</text:p>
          </table:table-cell>
          <table:table-cell office:value-type="float" office:value="99.222374">
            <text:p>99.222374</text:p>
          </table:table-cell>
          <table:table-cell office:value-type="float" office:value="97.36219">
            <text:p>97.36219</text:p>
          </table:table-cell>
          <table:table-cell office:value-type="float" office:value="96.094955">
            <text:p>96.094955</text:p>
          </table:table-cell>
          <table:table-cell office:value-type="float" office:value="96.77781">
            <text:p>96.77781</text:p>
          </table:table-cell>
          <table:table-cell office:value-type="float" office:value="98.29538">
            <text:p>98.29538</text:p>
          </table:table-cell>
          <table:table-cell office:value-type="float" office:value="100.17694">
            <text:p>100.17694</text:p>
          </table:table-cell>
          <table:table-cell office:value-type="float" office:value="102.189926">
            <text:p>102.189926</text:p>
          </table:table-cell>
          <table:table-cell office:value-type="float" office:value="105.94106">
            <text:p>105.94106</text:p>
          </table:table-cell>
          <table:table-cell office:value-type="float" office:value="105.82039">
            <text:p>105.82039</text:p>
          </table:table-cell>
          <table:table-cell office:value-type="float" office:value="108.08929">
            <text:p>108.08929</text:p>
          </table:table-cell>
          <table:table-cell office:value-type="float" office:value="109.12266">
            <text:p>109.12266</text:p>
          </table:table-cell>
          <table:table-cell office:value-type="float" office:value="109.28972">
            <text:p>109.28972</text:p>
          </table:table-cell>
          <table:table-cell office:value-type="float" office:value="107.928024">
            <text:p>107.928024</text:p>
          </table:table-cell>
          <table:table-cell office:value-type="float" office:value="111.9304">
            <text:p>111.9304</text:p>
          </table:table-cell>
          <table:table-cell office:value-type="float" office:value="112.82533">
            <text:p>112.82533</text:p>
          </table:table-cell>
          <table:table-cell office:value-type="float" office:value="114.13007">
            <text:p>114.13007</text:p>
          </table:table-cell>
          <table:table-cell office:value-type="float" office:value="117.56239">
            <text:p>117.56239</text:p>
          </table:table-cell>
          <table:table-cell office:value-type="float" office:value="115.14626">
            <text:p>115.14626</text:p>
          </table:table-cell>
          <table:table-cell office:value-type="float" office:value="116.23642">
            <text:p>116.23642</text:p>
          </table:table-cell>
          <table:table-cell office:value-type="float" office:value="119.22633">
            <text:p>119.22633</text:p>
          </table:table-cell>
          <table:table-cell office:value-type="float" office:value="116.701355">
            <text:p>116.701355</text:p>
          </table:table-cell>
          <table:table-cell office:value-type="float" office:value="115.65013">
            <text:p>115.65013</text:p>
          </table:table-cell>
          <table:table-cell office:value-type="float" office:value="112.43905">
            <text:p>112.43905</text:p>
          </table:table-cell>
          <table:table-cell office:value-type="float" office:value="108.72858">
            <text:p>108.72858</text:p>
          </table:table-cell>
          <table:table-cell office:value-type="float" office:value="107.45932">
            <text:p>107.45932</text:p>
          </table:table-cell>
          <table:table-cell office:value-type="float" office:value="106.09092">
            <text:p>106.09092</text:p>
          </table:table-cell>
          <table:table-cell office:value-type="float" office:value="116.55836">
            <text:p>116.55836</text:p>
          </table:table-cell>
          <table:table-cell office:value-type="float" office:value="126.50139">
            <text:p>126.50139</text:p>
          </table:table-cell>
          <table:table-cell office:value-type="float" office:value="131.21613">
            <text:p>131.21613</text:p>
          </table:table-cell>
          <table:table-cell office:value-type="float" office:value="132.99527">
            <text:p>132.99527</text:p>
          </table:table-cell>
          <table:table-cell office:value-type="float" office:value="133.72345">
            <text:p>133.72345</text:p>
          </table:table-cell>
          <table:table-cell office:value-type="float" office:value="133.7287">
            <text:p>133.7287</text:p>
          </table:table-cell>
          <table:table-cell office:value-type="float" office:value="133.08638">
            <text:p>133.08638</text:p>
          </table:table-cell>
          <table:table-cell office:value-type="float" office:value="132.22452">
            <text:p>132.22452</text:p>
          </table:table-cell>
          <table:table-cell office:value-type="float" office:value="132.33626">
            <text:p>132.33626</text:p>
          </table:table-cell>
          <table:table-cell office:value-type="float" office:value="133.67424">
            <text:p>133.67424</text:p>
          </table:table-cell>
          <table:table-cell office:value-type="float" office:value="133.47781">
            <text:p>133.47781</text:p>
          </table:table-cell>
          <table:table-cell office:value-type="float" office:value="131.1819">
            <text:p>131.1819</text:p>
          </table:table-cell>
          <table:table-cell office:value-type="float" office:value="132.66685">
            <text:p>132.66685</text:p>
          </table:table-cell>
          <table:table-cell office:value-type="float" office:value="130.89769">
            <text:p>130.89769</text:p>
          </table:table-cell>
          <table:table-cell office:value-type="float" office:value="129.28691">
            <text:p>129.28691</text:p>
          </table:table-cell>
          <table:table-cell office:value-type="float" office:value="128.91806">
            <text:p>128.91806</text:p>
          </table:table-cell>
          <table:table-cell office:value-type="float" office:value="128.58308">
            <text:p>128.58308</text:p>
          </table:table-cell>
          <table:table-cell office:value-type="float" office:value="126.21478">
            <text:p>126.21478</text:p>
          </table:table-cell>
          <table:table-cell office:value-type="float" office:value="124.303734">
            <text:p>124.303734</text:p>
          </table:table-cell>
          <table:table-cell office:value-type="float" office:value="123.092705">
            <text:p>123.092705</text:p>
          </table:table-cell>
          <table:table-cell office:value-type="float" office:value="124.851776">
            <text:p>124.851776</text:p>
          </table:table-cell>
          <table:table-cell office:value-type="float" office:value="126.61553">
            <text:p>126.61553</text:p>
          </table:table-cell>
          <table:table-cell office:value-type="float" office:value="126.17188">
            <text:p>126.17188</text:p>
          </table:table-cell>
          <table:table-cell office:value-type="float" office:value="124.03107">
            <text:p>124.03107</text:p>
          </table:table-cell>
          <table:table-cell office:value-type="float" office:value="122.836655">
            <text:p>122.836655</text:p>
          </table:table-cell>
          <table:table-cell office:value-type="float" office:value="121.24864">
            <text:p>121.24864</text:p>
          </table:table-cell>
          <table:table-cell office:value-type="float" office:value="121.13294">
            <text:p>121.13294</text:p>
          </table:table-cell>
          <table:table-cell office:value-type="float" office:value="121.80438">
            <text:p>121.80438</text:p>
          </table:table-cell>
          <table:table-cell office:value-type="float" office:value="124.08694">
            <text:p>124.08694</text:p>
          </table:table-cell>
          <table:table-cell office:value-type="float" office:value="124.24732">
            <text:p>124.24732</text:p>
          </table:table-cell>
          <table:table-cell office:value-type="float" office:value="123.35221">
            <text:p>123.35221</text:p>
          </table:table-cell>
          <table:table-cell office:value-type="float" office:value="121.07275">
            <text:p>121.07275</text:p>
          </table:table-cell>
          <table:table-cell office:value-type="float" office:value="122.48724">
            <text:p>122.48724</text:p>
          </table:table-cell>
          <table:table-cell office:value-type="float" office:value="121.08829">
            <text:p>121.08829</text:p>
          </table:table-cell>
          <table:table-cell office:value-type="float" office:value="118.67048">
            <text:p>118.67048</text:p>
          </table:table-cell>
          <table:table-cell office:value-type="float" office:value="116.00801">
            <text:p>116.00801</text:p>
          </table:table-cell>
          <table:table-cell office:value-type="float" office:value="109.404686">
            <text:p>109.404686</text:p>
          </table:table-cell>
          <table:table-cell office:value-type="float" office:value="110.65286">
            <text:p>110.65286</text:p>
          </table:table-cell>
          <table:table-cell office:value-type="float" office:value="112.11622">
            <text:p>112.11622</text:p>
          </table:table-cell>
          <table:table-cell office:value-type="float" office:value="111.8828">
            <text:p>111.8828</text:p>
          </table:table-cell>
          <table:table-cell office:value-type="float" office:value="113.87265">
            <text:p>113.87265</text:p>
          </table:table-cell>
          <table:table-cell office:value-type="float" office:value="116.47843">
            <text:p>116.47843</text:p>
          </table:table-cell>
          <table:table-cell office:value-type="float" office:value="117.982704">
            <text:p>117.982704</text:p>
          </table:table-cell>
          <table:table-cell office:value-type="float" office:value="121.34598">
            <text:p>121.34598</text:p>
          </table:table-cell>
          <table:table-cell office:value-type="float" office:value="126.74417">
            <text:p>126.74417</text:p>
          </table:table-cell>
          <table:table-cell office:value-type="float" office:value="128.97668">
            <text:p>128.97668</text:p>
          </table:table-cell>
          <table:table-cell office:value-type="float" office:value="129.25636">
            <text:p>129.25636</text:p>
          </table:table-cell>
          <table:table-cell office:value-type="float" office:value="128.88795">
            <text:p>128.88795</text:p>
          </table:table-cell>
          <table:table-cell office:value-type="float" office:value="127.729996">
            <text:p>127.729996</text:p>
          </table:table-cell>
          <table:table-cell office:value-type="float" office:value="126.260025">
            <text:p>126.260025</text:p>
          </table:table-cell>
          <table:table-cell office:value-type="float" office:value="126.10429">
            <text:p>126.10429</text:p>
          </table:table-cell>
          <table:table-cell office:value-type="float" office:value="127.18984">
            <text:p>127.18984</text:p>
          </table:table-cell>
          <table:table-cell office:value-type="float" office:value="125.89804">
            <text:p>125.89804</text:p>
          </table:table-cell>
          <table:table-cell office:value-type="float" office:value="123.83817">
            <text:p>123.83817</text:p>
          </table:table-cell>
          <table:table-cell office:value-type="float" office:value="122.52716">
            <text:p>122.52716</text:p>
          </table:table-cell>
          <table:table-cell office:value-type="float" office:value="120.27347">
            <text:p>120.27347</text:p>
          </table:table-cell>
          <table:table-cell office:value-type="float" office:value="118.57753">
            <text:p>118.57753</text:p>
          </table:table-cell>
          <table:table-cell office:value-type="float" office:value="121.20426">
            <text:p>121.20426</text:p>
          </table:table-cell>
          <table:table-cell office:value-type="float" office:value="123.06113">
            <text:p>123.06113</text:p>
          </table:table-cell>
          <table:table-cell office:value-type="float" office:value="126.56934">
            <text:p>126.56934</text:p>
          </table:table-cell>
          <table:table-cell office:value-type="float" office:value="129.12128">
            <text:p>129.12128</text:p>
          </table:table-cell>
          <table:table-cell office:value-type="float" office:value="130.4741">
            <text:p>130.4741</text:p>
          </table:table-cell>
          <table:table-cell office:value-type="float" office:value="128.07306">
            <text:p>128.07306</text:p>
          </table:table-cell>
          <table:table-cell office:value-type="float" office:value="124.53272">
            <text:p>124.53272</text:p>
          </table:table-cell>
          <table:table-cell office:value-type="float" office:value="113.95039">
            <text:p>113.95039</text:p>
          </table:table-cell>
          <table:table-cell office:value-type="float" office:value="103.69195">
            <text:p>103.69195</text:p>
          </table:table-cell>
          <table:table-cell office:value-type="float" office:value="92.319916">
            <text:p>92.319916</text:p>
          </table:table-cell>
          <table:table-cell office:value-type="float" office:value="81.382324">
            <text:p>81.382324</text:p>
          </table:table-cell>
          <table:table-cell office:value-type="float" office:value="69.228775">
            <text:p>69.228775</text:p>
          </table:table-cell>
          <table:table-cell office:value-type="float" office:value="63.918243">
            <text:p>63.918243</text:p>
          </table:table-cell>
          <table:table-cell office:value-type="float" office:value="63.951492">
            <text:p>63.951492</text:p>
          </table:table-cell>
          <table:table-cell office:value-type="float" office:value="67.94768">
            <text:p>67.94768</text:p>
          </table:table-cell>
          <table:table-cell office:value-type="float" office:value="69.86883">
            <text:p>69.86883</text:p>
          </table:table-cell>
          <table:table-cell office:value-type="float" office:value="74.39999">
            <text:p>74.39999</text:p>
          </table:table-cell>
          <table:table-cell office:value-type="float" office:value="80.19958">
            <text:p>80.19958</text:p>
          </table:table-cell>
          <table:table-cell office:value-type="float" office:value="84.52086">
            <text:p>84.52086</text:p>
          </table:table-cell>
          <table:table-cell office:value-type="float" office:value="83.82768">
            <text:p>83.82768</text:p>
          </table:table-cell>
          <table:table-cell office:value-type="float" office:value="85.25728">
            <text:p>85.25728</text:p>
          </table:table-cell>
          <table:table-cell office:value-type="float" office:value="88.904274">
            <text:p>88.904274</text:p>
          </table:table-cell>
          <table:table-cell office:value-type="float" office:value="87.56623">
            <text:p>87.56623</text:p>
          </table:table-cell>
          <table:table-cell office:value-type="float" office:value="89.47794">
            <text:p>89.47794</text:p>
          </table:table-cell>
          <table:table-cell office:value-type="float" office:value="91.93761">
            <text:p>91.93761</text:p>
          </table:table-cell>
          <table:table-cell office:value-type="float" office:value="93.25741">
            <text:p>93.25741</text:p>
          </table:table-cell>
          <table:table-cell office:value-type="float" office:value="94.38438">
            <text:p>94.38438</text:p>
          </table:table-cell>
          <table:table-cell office:value-type="float" office:value="94.347946">
            <text:p>94.347946</text:p>
          </table:table-cell>
          <table:table-cell office:value-type="float" office:value="94.20324">
            <text:p>94.20324</text:p>
          </table:table-cell>
          <table:table-cell office:value-type="float" office:value="94.2651">
            <text:p>94.2651</text:p>
          </table:table-cell>
          <table:table-cell office:value-type="float" office:value="93.027565">
            <text:p>93.027565</text:p>
          </table:table-cell>
          <table:table-cell office:value-type="float" office:value="93.37046">
            <text:p>93.37046</text:p>
          </table:table-cell>
          <table:table-cell office:value-type="float" office:value="95.03649">
            <text:p>95.03649</text:p>
          </table:table-cell>
          <table:table-cell office:value-type="float" office:value="94.97292">
            <text:p>94.97292</text:p>
          </table:table-cell>
          <table:table-cell office:value-type="float" office:value="95.54138">
            <text:p>95.54138</text:p>
          </table:table-cell>
          <table:table-cell office:value-type="float" office:value="96.619865">
            <text:p>96.619865</text:p>
          </table:table-cell>
          <table:table-cell office:value-type="float" office:value="96.77611">
            <text:p>96.77611</text:p>
          </table:table-cell>
          <table:table-cell office:value-type="float" office:value="95.281">
            <text:p>95.281</text:p>
          </table:table-cell>
          <table:table-cell office:value-type="float" office:value="96.52967">
            <text:p>96.52967</text:p>
          </table:table-cell>
          <table:table-cell office:value-type="float" office:value="98.674255">
            <text:p>98.674255</text:p>
          </table:table-cell>
          <table:table-cell office:value-type="float" office:value="100.49129">
            <text:p>100.49129</text:p>
          </table:table-cell>
          <table:table-cell office:value-type="float" office:value="101.55248">
            <text:p>101.55248</text:p>
          </table:table-cell>
          <table:table-cell office:value-type="float" office:value="101.21833">
            <text:p>101.21833</text:p>
          </table:table-cell>
          <table:table-cell office:value-type="float" office:value="99.513214">
            <text:p>99.513214</text:p>
          </table:table-cell>
          <table:table-cell office:value-type="float" office:value="96.620834">
            <text:p>96.620834</text:p>
          </table:table-cell>
          <table:table-cell office:value-type="float" office:value="95.0076">
            <text:p>95.0076</text:p>
          </table:table-cell>
          <table:table-cell office:value-type="float" office:value="94.10297">
            <text:p>94.10297</text:p>
          </table:table-cell>
          <table:table-cell office:value-type="float" office:value="97.86045">
            <text:p>97.86045</text:p>
          </table:table-cell>
          <table:table-cell office:value-type="float" office:value="101.236435">
            <text:p>101.236435</text:p>
          </table:table-cell>
          <table:table-cell office:value-type="float" office:value="104.89775">
            <text:p>104.89775</text:p>
          </table:table-cell>
          <table:table-cell office:value-type="float" office:value="105.217804">
            <text:p>105.217804</text:p>
          </table:table-cell>
          <table:table-cell office:value-type="float" office:value="106.42308">
            <text:p>106.42308</text:p>
          </table:table-cell>
          <table:table-cell office:value-type="float" office:value="105.41149">
            <text:p>105.41149</text:p>
          </table:table-cell>
          <table:table-cell office:value-type="float" office:value="103.12116">
            <text:p>103.12116</text:p>
          </table:table-cell>
          <table:table-cell office:value-type="float" office:value="102.793526">
            <text:p>102.793526</text:p>
          </table:table-cell>
          <table:table-cell office:value-type="float" office:value="101.1077">
            <text:p>101.1077</text:p>
          </table:table-cell>
          <table:table-cell office:value-type="float" office:value="99.772896">
            <text:p>99.772896</text:p>
          </table:table-cell>
          <table:table-cell office:value-type="float" office:value="98.69961">
            <text:p>98.69961</text:p>
          </table:table-cell>
          <table:table-cell office:value-type="float" office:value="96.709496">
            <text:p>96.709496</text:p>
          </table:table-cell>
          <table:table-cell office:value-type="float" office:value="95.30221">
            <text:p>95.30221</text:p>
          </table:table-cell>
          <table:table-cell office:value-type="float" office:value="93.86289">
            <text:p>93.86289</text:p>
          </table:table-cell>
          <table:table-cell office:value-type="float" office:value="93.80552">
            <text:p>93.80552</text:p>
          </table:table-cell>
          <table:table-cell office:value-type="float" office:value="94.474525">
            <text:p>94.474525</text:p>
          </table:table-cell>
          <table:table-cell office:value-type="float" office:value="94.899345">
            <text:p>94.899345</text:p>
          </table:table-cell>
          <table:table-cell office:value-type="float" office:value="93.0863">
            <text:p>93.0863</text:p>
          </table:table-cell>
          <table:table-cell office:value-type="float" office:value="93.356804">
            <text:p>93.356804</text:p>
          </table:table-cell>
          <table:table-cell office:value-type="float" office:value="92.27162">
            <text:p>92.27162</text:p>
          </table:table-cell>
          <table:table-cell office:value-type="float" office:value="91.68611">
            <text:p>91.68611</text:p>
          </table:table-cell>
          <table:table-cell office:value-type="float" office:value="92.49312">
            <text:p>92.49312</text:p>
          </table:table-cell>
          <table:table-cell office:value-type="float" office:value="92.51442">
            <text:p>92.51442</text:p>
          </table:table-cell>
          <table:table-cell office:value-type="float" office:value="91.81969">
            <text:p>91.81969</text:p>
          </table:table-cell>
          <table:table-cell office:value-type="float" office:value="89.86743">
            <text:p>89.86743</text:p>
          </table:table-cell>
          <table:table-cell office:value-type="float" office:value="90.72621">
            <text:p>90.72621</text:p>
          </table:table-cell>
          <table:table-cell office:value-type="float" office:value="90.513535">
            <text:p>90.513535</text:p>
          </table:table-cell>
          <table:table-cell office:value-type="float" office:value="90.14652">
            <text:p>90.14652</text:p>
          </table:table-cell>
          <table:table-cell office:value-type="float" office:value="91.529076">
            <text:p>91.529076</text:p>
          </table:table-cell>
          <table:table-cell office:value-type="float" office:value="93.66792">
            <text:p>93.66792</text:p>
          </table:table-cell>
          <table:table-cell office:value-type="float" office:value="93.66134">
            <text:p>93.66134</text:p>
          </table:table-cell>
          <table:table-cell office:value-type="float" office:value="92.531525">
            <text:p>92.531525</text:p>
          </table:table-cell>
          <table:table-cell office:value-type="float" office:value="91.81077">
            <text:p>91.81077</text:p>
          </table:table-cell>
          <table:table-cell office:value-type="float" office:value="91.09796">
            <text:p>91.09796</text:p>
          </table:table-cell>
          <table:table-cell office:value-type="float" office:value="90.88373">
            <text:p>90.88373</text:p>
          </table:table-cell>
          <table:table-cell office:value-type="float" office:value="92.28382">
            <text:p>92.28382</text:p>
          </table:table-cell>
          <table:table-cell office:value-type="float" office:value="93.34627">
            <text:p>93.34627</text:p>
          </table:table-cell>
          <table:table-cell office:value-type="float" office:value="94.16927">
            <text:p>94.16927</text:p>
          </table:table-cell>
          <table:table-cell office:value-type="float" office:value="94.95385">
            <text:p>94.95385</text:p>
          </table:table-cell>
          <table:table-cell office:value-type="float" office:value="96.20018">
            <text:p>96.20018</text:p>
          </table:table-cell>
          <table:table-cell office:value-type="float" office:value="96.35988">
            <text:p>96.35988</text:p>
          </table:table-cell>
          <table:table-cell office:value-type="float" office:value="95.645744">
            <text:p>95.645744</text:p>
          </table:table-cell>
          <table:table-cell office:value-type="float" office:value="95.064476">
            <text:p>95.064476</text:p>
          </table:table-cell>
          <table:table-cell office:value-type="float" office:value="93.00591">
            <text:p>93.00591</text:p>
          </table:table-cell>
          <table:table-cell office:value-type="float" office:value="92.22499">
            <text:p>92.22499</text:p>
          </table:table-cell>
          <table:table-cell office:value-type="float" office:value="91.60507">
            <text:p>91.60507</text:p>
          </table:table-cell>
          <table:table-cell office:value-type="float" office:value="89.870674">
            <text:p>89.870674</text:p>
          </table:table-cell>
          <table:table-cell office:value-type="float" office:value="89.74456">
            <text:p>89.74456</text:p>
          </table:table-cell>
          <table:table-cell office:value-type="float" office:value="89.47309">
            <text:p>89.47309</text:p>
          </table:table-cell>
          <table:table-cell office:value-type="float" office:value="88.128334">
            <text:p>88.128334</text:p>
          </table:table-cell>
          <table:table-cell office:value-type="float" office:value="87.118515">
            <text:p>87.118515</text:p>
          </table:table-cell>
          <table:table-cell office:value-type="float" office:value="84.26711">
            <text:p>84.26711</text:p>
          </table:table-cell>
          <table:table-cell office:value-type="float" office:value="83.16352">
            <text:p>83.16352</text:p>
          </table:table-cell>
          <table:table-cell office:value-type="float" office:value="81.197174">
            <text:p>81.197174</text:p>
          </table:table-cell>
          <table:table-cell office:value-type="float" office:value="81.55334">
            <text:p>81.55334</text:p>
          </table:table-cell>
          <table:table-cell office:value-type="float" office:value="83.11254">
            <text:p>83.11254</text:p>
          </table:table-cell>
          <table:table-cell office:value-type="float" office:value="84.7168">
            <text:p>84.7168</text:p>
          </table:table-cell>
          <table:table-cell office:value-type="float" office:value="90.08393">
            <text:p>90.08393</text:p>
          </table:table-cell>
          <table:table-cell office:value-type="float" office:value="94.98131">
            <text:p>94.98131</text:p>
          </table:table-cell>
          <table:table-cell office:value-type="float" office:value="97.92384">
            <text:p>97.92384</text:p>
          </table:table-cell>
          <table:table-cell office:value-type="float" office:value="100.85119">
            <text:p>100.85119</text:p>
          </table:table-cell>
          <table:table-cell office:value-type="float" office:value="101.190865">
            <text:p>101.190865</text:p>
          </table:table-cell>
          <table:table-cell office:value-type="float" office:value="104.61402">
            <text:p>104.61402</text:p>
          </table:table-cell>
          <table:table-cell office:value-type="float" office:value="112.579414">
            <text:p>112.579414</text:p>
          </table:table-cell>
          <table:table-cell office:value-type="float" office:value="132.60841">
            <text:p>132.60841</text:p>
          </table:table-cell>
          <table:table-cell office:value-type="float" office:value="157.43031">
            <text:p>157.43031</text:p>
          </table:table-cell>
          <table:table-cell office:value-type="float" office:value="186.93326">
            <text:p>186.93326</text:p>
          </table:table-cell>
          <table:table-cell office:value-type="float" office:value="204.38431">
            <text:p>204.38431</text:p>
          </table:table-cell>
          <table:table-cell office:value-type="float" office:value="196.37361">
            <text:p>196.37361</text:p>
          </table:table-cell>
          <table:table-cell office:value-type="float" office:value="200.64345">
            <text:p>200.64345</text:p>
          </table:table-cell>
          <table:table-cell office:value-type="float" office:value="209.35916">
            <text:p>209.3591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hip</text:p>
          </table:table-cell>
          <table:table-cell office:value-type="float" office:value="105.54941">
            <text:p>105.54941</text:p>
          </table:table-cell>
          <table:table-cell office:value-type="float" office:value="99.327644">
            <text:p>99.327644</text:p>
          </table:table-cell>
          <table:table-cell office:value-type="float" office:value="96.725845">
            <text:p>96.725845</text:p>
          </table:table-cell>
          <table:table-cell office:value-type="float" office:value="97.06265">
            <text:p>97.06265</text:p>
          </table:table-cell>
          <table:table-cell office:value-type="float" office:value="91.79657">
            <text:p>91.79657</text:p>
          </table:table-cell>
          <table:table-cell office:value-type="float" office:value="89.563255">
            <text:p>89.563255</text:p>
          </table:table-cell>
          <table:table-cell office:value-type="float" office:value="84.15916">
            <text:p>84.15916</text:p>
          </table:table-cell>
          <table:table-cell office:value-type="float" office:value="82.755295">
            <text:p>82.755295</text:p>
          </table:table-cell>
          <table:table-cell office:value-type="float" office:value="70.698616">
            <text:p>70.698616</text:p>
          </table:table-cell>
          <table:table-cell office:value-type="float" office:value="63.298725">
            <text:p>63.298725</text:p>
          </table:table-cell>
          <table:table-cell office:value-type="float" office:value="67.01238">
            <text:p>67.01238</text:p>
          </table:table-cell>
          <table:table-cell office:value-type="float" office:value="65.44962">
            <text:p>65.44962</text:p>
          </table:table-cell>
          <table:table-cell office:value-type="float" office:value="71.23428">
            <text:p>71.23428</text:p>
          </table:table-cell>
          <table:table-cell office:value-type="float" office:value="80.02805">
            <text:p>80.02805</text:p>
          </table:table-cell>
          <table:table-cell office:value-type="float" office:value="83.505936">
            <text:p>83.505936</text:p>
          </table:table-cell>
          <table:table-cell office:value-type="float" office:value="81.50901">
            <text:p>81.50901</text:p>
          </table:table-cell>
          <table:table-cell office:value-type="float" office:value="81.93574">
            <text:p>81.93574</text:p>
          </table:table-cell>
          <table:table-cell office:value-type="float" office:value="85.46301">
            <text:p>85.46301</text:p>
          </table:table-cell>
          <table:table-cell office:value-type="float" office:value="85.17319">
            <text:p>85.17319</text:p>
          </table:table-cell>
          <table:table-cell office:value-type="float" office:value="90.45038">
            <text:p>90.45038</text:p>
          </table:table-cell>
          <table:table-cell office:value-type="float" office:value="93.24041">
            <text:p>93.24041</text:p>
          </table:table-cell>
          <table:table-cell office:value-type="float" office:value="92.94537">
            <text:p>92.94537</text:p>
          </table:table-cell>
          <table:table-cell office:value-type="float" office:value="92.60719">
            <text:p>92.60719</text:p>
          </table:table-cell>
          <table:table-cell office:value-type="float" office:value="94.79644">
            <text:p>94.79644</text:p>
          </table:table-cell>
          <table:table-cell office:value-type="float" office:value="94.995476">
            <text:p>94.995476</text:p>
          </table:table-cell>
          <table:table-cell office:value-type="float" office:value="97.39659">
            <text:p>97.39659</text:p>
          </table:table-cell>
          <table:table-cell office:value-type="float" office:value="98.09594">
            <text:p>98.09594</text:p>
          </table:table-cell>
          <table:table-cell office:value-type="float" office:value="95.5265">
            <text:p>95.5265</text:p>
          </table:table-cell>
          <table:table-cell office:value-type="float" office:value="95.915924">
            <text:p>95.915924</text:p>
          </table:table-cell>
          <table:table-cell office:value-type="float" office:value="89.25796">
            <text:p>89.25796</text:p>
          </table:table-cell>
          <table:table-cell office:value-type="float" office:value="83.030655">
            <text:p>83.030655</text:p>
          </table:table-cell>
          <table:table-cell office:value-type="float" office:value="80.04086">
            <text:p>80.04086</text:p>
          </table:table-cell>
          <table:table-cell office:value-type="float" office:value="78.92934">
            <text:p>78.92934</text:p>
          </table:table-cell>
          <table:table-cell office:value-type="float" office:value="83.54611">
            <text:p>83.54611</text:p>
          </table:table-cell>
          <table:table-cell office:value-type="float" office:value="84.75802">
            <text:p>84.75802</text:p>
          </table:table-cell>
          <table:table-cell office:value-type="float" office:value="89.917885">
            <text:p>89.917885</text:p>
          </table:table-cell>
          <table:table-cell office:value-type="float" office:value="92.533295">
            <text:p>92.533295</text:p>
          </table:table-cell>
          <table:table-cell office:value-type="float" office:value="98.832344">
            <text:p>98.832344</text:p>
          </table:table-cell>
          <table:table-cell office:value-type="float" office:value="108.949875">
            <text:p>108.949875</text:p>
          </table:table-cell>
          <table:table-cell office:value-type="float" office:value="117.05738">
            <text:p>117.05738</text:p>
          </table:table-cell>
          <table:table-cell office:value-type="float" office:value="114.91142">
            <text:p>114.91142</text:p>
          </table:table-cell>
          <table:table-cell office:value-type="float" office:value="104.28756">
            <text:p>104.28756</text:p>
          </table:table-cell>
          <table:table-cell office:value-type="float" office:value="104.93938">
            <text:p>104.93938</text:p>
          </table:table-cell>
          <table:table-cell office:value-type="float" office:value="105.61716">
            <text:p>105.61716</text:p>
          </table:table-cell>
          <table:table-cell office:value-type="float" office:value="105.40308">
            <text:p>105.40308</text:p>
          </table:table-cell>
          <table:table-cell office:value-type="float" office:value="104.93455">
            <text:p>104.93455</text:p>
          </table:table-cell>
          <table:table-cell office:value-type="float" office:value="101.36974">
            <text:p>101.36974</text:p>
          </table:table-cell>
          <table:table-cell office:value-type="float" office:value="102.0825">
            <text:p>102.0825</text:p>
          </table:table-cell>
          <table:table-cell office:value-type="float" office:value="101.90916">
            <text:p>101.90916</text:p>
          </table:table-cell>
          <table:table-cell office:value-type="float" office:value="102.22111">
            <text:p>102.22111</text:p>
          </table:table-cell>
          <table:table-cell office:value-type="float" office:value="100.41127">
            <text:p>100.41127</text:p>
          </table:table-cell>
          <table:table-cell office:value-type="float" office:value="101.45329">
            <text:p>101.45329</text:p>
          </table:table-cell>
          <table:table-cell office:value-type="float" office:value="100.97454">
            <text:p>100.97454</text:p>
          </table:table-cell>
          <table:table-cell office:value-type="float" office:value="100.13992">
            <text:p>100.13992</text:p>
          </table:table-cell>
          <table:table-cell office:value-type="float" office:value="100.842606">
            <text:p>100.842606</text:p>
          </table:table-cell>
          <table:table-cell office:value-type="float" office:value="101.403015">
            <text:p>101.403015</text:p>
          </table:table-cell>
          <table:table-cell office:value-type="float" office:value="100.77072">
            <text:p>100.77072</text:p>
          </table:table-cell>
          <table:table-cell office:value-type="float" office:value="99.49616">
            <text:p>99.49616</text:p>
          </table:table-cell>
          <table:table-cell office:value-type="float" office:value="98.821304">
            <text:p>98.821304</text:p>
          </table:table-cell>
          <table:table-cell office:value-type="float" office:value="97.905464">
            <text:p>97.905464</text:p>
          </table:table-cell>
          <table:table-cell office:value-type="float" office:value="96.98972">
            <text:p>96.98972</text:p>
          </table:table-cell>
          <table:table-cell office:value-type="float" office:value="96.012146">
            <text:p>96.012146</text:p>
          </table:table-cell>
          <table:table-cell office:value-type="float" office:value="94.16224">
            <text:p>94.16224</text:p>
          </table:table-cell>
          <table:table-cell office:value-type="float" office:value="93.11464">
            <text:p>93.11464</text:p>
          </table:table-cell>
          <table:table-cell office:value-type="float" office:value="93.446785">
            <text:p>93.446785</text:p>
          </table:table-cell>
          <table:table-cell office:value-type="float" office:value="96.92625">
            <text:p>96.92625</text:p>
          </table:table-cell>
          <table:table-cell office:value-type="float" office:value="99.04846">
            <text:p>99.04846</text:p>
          </table:table-cell>
          <table:table-cell office:value-type="float" office:value="98.18509">
            <text:p>98.18509</text:p>
          </table:table-cell>
          <table:table-cell office:value-type="float" office:value="95.278046">
            <text:p>95.278046</text:p>
          </table:table-cell>
          <table:table-cell office:value-type="float" office:value="92.914764">
            <text:p>92.914764</text:p>
          </table:table-cell>
          <table:table-cell office:value-type="float" office:value="92.59117">
            <text:p>92.59117</text:p>
          </table:table-cell>
          <table:table-cell office:value-type="float" office:value="93.0069">
            <text:p>93.0069</text:p>
          </table:table-cell>
          <table:table-cell office:value-type="float" office:value="91.52403">
            <text:p>91.52403</text:p>
          </table:table-cell>
          <table:table-cell office:value-type="float" office:value="91.017845">
            <text:p>91.017845</text:p>
          </table:table-cell>
          <table:table-cell office:value-type="float" office:value="91.35619">
            <text:p>91.35619</text:p>
          </table:table-cell>
          <table:table-cell office:value-type="float" office:value="90.57334">
            <text:p>90.57334</text:p>
          </table:table-cell>
          <table:table-cell office:value-type="float" office:value="89.64635">
            <text:p>89.64635</text:p>
          </table:table-cell>
          <table:table-cell office:value-type="float" office:value="87.25262">
            <text:p>87.25262</text:p>
          </table:table-cell>
          <table:table-cell office:value-type="float" office:value="85.69582">
            <text:p>85.69582</text:p>
          </table:table-cell>
          <table:table-cell office:value-type="float" office:value="85.78972">
            <text:p>85.78972</text:p>
          </table:table-cell>
          <table:table-cell office:value-type="float" office:value="87.49583">
            <text:p>87.49583</text:p>
          </table:table-cell>
          <table:table-cell office:value-type="float" office:value="89.100334">
            <text:p>89.100334</text:p>
          </table:table-cell>
          <table:table-cell office:value-type="float" office:value="88.43519">
            <text:p>88.43519</text:p>
          </table:table-cell>
          <table:table-cell office:value-type="float" office:value="89.15608">
            <text:p>89.15608</text:p>
          </table:table-cell>
          <table:table-cell office:value-type="float" office:value="87.65281">
            <text:p>87.65281</text:p>
          </table:table-cell>
          <table:table-cell office:value-type="float" office:value="89.7763">
            <text:p>89.7763</text:p>
          </table:table-cell>
          <table:table-cell office:value-type="float" office:value="91.14663">
            <text:p>91.14663</text:p>
          </table:table-cell>
          <table:table-cell office:value-type="float" office:value="91.30491">
            <text:p>91.30491</text:p>
          </table:table-cell>
          <table:table-cell office:value-type="float" office:value="91.49265">
            <text:p>91.49265</text:p>
          </table:table-cell>
          <table:table-cell office:value-type="float" office:value="92.19239">
            <text:p>92.19239</text:p>
          </table:table-cell>
          <table:table-cell office:value-type="float" office:value="93.26804">
            <text:p>93.26804</text:p>
          </table:table-cell>
          <table:table-cell office:value-type="float" office:value="94.59732">
            <text:p>94.59732</text:p>
          </table:table-cell>
          <table:table-cell office:value-type="float" office:value="94.1874">
            <text:p>94.1874</text:p>
          </table:table-cell>
          <table:table-cell office:value-type="float" office:value="94.93917">
            <text:p>94.93917</text:p>
          </table:table-cell>
          <table:table-cell office:value-type="float" office:value="96.21564">
            <text:p>96.21564</text:p>
          </table:table-cell>
          <table:table-cell office:value-type="float" office:value="97.14029">
            <text:p>97.14029</text:p>
          </table:table-cell>
          <table:table-cell office:value-type="float" office:value="99.939995">
            <text:p>99.939995</text:p>
          </table:table-cell>
          <table:table-cell office:value-type="float" office:value="100.582146">
            <text:p>100.582146</text:p>
          </table:table-cell>
          <table:table-cell office:value-type="float" office:value="102.275406">
            <text:p>102.275406</text:p>
          </table:table-cell>
          <table:table-cell office:value-type="float" office:value="105.01847">
            <text:p>105.01847</text:p>
          </table:table-cell>
          <table:table-cell office:value-type="float" office:value="105.33346">
            <text:p>105.33346</text:p>
          </table:table-cell>
          <table:table-cell office:value-type="float" office:value="106.22944">
            <text:p>106.22944</text:p>
          </table:table-cell>
          <table:table-cell office:value-type="float" office:value="103.85042">
            <text:p>103.85042</text:p>
          </table:table-cell>
          <table:table-cell office:value-type="float" office:value="103.252945">
            <text:p>103.252945</text:p>
          </table:table-cell>
          <table:table-cell office:value-type="float" office:value="101.05132">
            <text:p>101.05132</text:p>
          </table:table-cell>
          <table:table-cell office:value-type="float" office:value="101.8977">
            <text:p>101.8977</text:p>
          </table:table-cell>
          <table:table-cell office:value-type="float" office:value="102.14251">
            <text:p>102.14251</text:p>
          </table:table-cell>
          <table:table-cell office:value-type="float" office:value="99.119484">
            <text:p>99.119484</text:p>
          </table:table-cell>
          <table:table-cell office:value-type="float" office:value="96.063644">
            <text:p>96.063644</text:p>
          </table:table-cell>
          <table:table-cell office:value-type="float" office:value="94.77592">
            <text:p>94.77592</text:p>
          </table:table-cell>
          <table:table-cell office:value-type="float" office:value="92.43245">
            <text:p>92.43245</text:p>
          </table:table-cell>
          <table:table-cell office:value-type="float" office:value="93.08575">
            <text:p>93.08575</text:p>
          </table:table-cell>
          <table:table-cell office:value-type="float" office:value="93.73826">
            <text:p>93.73826</text:p>
          </table:table-cell>
          <table:table-cell office:value-type="float" office:value="98.56249">
            <text:p>98.56249</text:p>
          </table:table-cell>
          <table:table-cell office:value-type="float" office:value="97.140045">
            <text:p>97.140045</text:p>
          </table:table-cell>
          <table:table-cell office:value-type="float" office:value="95.28128">
            <text:p>95.28128</text:p>
          </table:table-cell>
          <table:table-cell office:value-type="float" office:value="95.712685">
            <text:p>95.712685</text:p>
          </table:table-cell>
          <table:table-cell office:value-type="float" office:value="96.41546">
            <text:p>96.41546</text:p>
          </table:table-cell>
          <table:table-cell office:value-type="float" office:value="95.65187">
            <text:p>95.65187</text:p>
          </table:table-cell>
          <table:table-cell office:value-type="float" office:value="96.34532">
            <text:p>96.34532</text:p>
          </table:table-cell>
          <table:table-cell office:value-type="float" office:value="99.65689">
            <text:p>99.65689</text:p>
          </table:table-cell>
          <table:table-cell office:value-type="float" office:value="102.336334">
            <text:p>102.336334</text:p>
          </table:table-cell>
          <table:table-cell office:value-type="float" office:value="100.07074">
            <text:p>100.07074</text:p>
          </table:table-cell>
          <table:table-cell office:value-type="float" office:value="102.20764">
            <text:p>102.20764</text:p>
          </table:table-cell>
          <table:table-cell office:value-type="float" office:value="101.55866">
            <text:p>101.55866</text:p>
          </table:table-cell>
          <table:table-cell office:value-type="float" office:value="101.38412">
            <text:p>101.38412</text:p>
          </table:table-cell>
          <table:table-cell office:value-type="float" office:value="99.610825">
            <text:p>99.610825</text:p>
          </table:table-cell>
          <table:table-cell office:value-type="float" office:value="98.55291">
            <text:p>98.55291</text:p>
          </table:table-cell>
          <table:table-cell office:value-type="float" office:value="96.92688">
            <text:p>96.92688</text:p>
          </table:table-cell>
          <table:table-cell office:value-type="float" office:value="92.06468">
            <text:p>92.06468</text:p>
          </table:table-cell>
          <table:table-cell office:value-type="float" office:value="92.1924">
            <text:p>92.1924</text:p>
          </table:table-cell>
          <table:table-cell office:value-type="float" office:value="97.08355">
            <text:p>97.08355</text:p>
          </table:table-cell>
          <table:table-cell office:value-type="float" office:value="103.32299">
            <text:p>103.32299</text:p>
          </table:table-cell>
          <table:table-cell office:value-type="float" office:value="102.22562">
            <text:p>102.22562</text:p>
          </table:table-cell>
          <table:table-cell office:value-type="float" office:value="108.40909">
            <text:p>108.40909</text:p>
          </table:table-cell>
          <table:table-cell office:value-type="float" office:value="107.05975">
            <text:p>107.05975</text:p>
          </table:table-cell>
          <table:table-cell office:value-type="float" office:value="108.18302">
            <text:p>108.18302</text:p>
          </table:table-cell>
          <table:table-cell office:value-type="float" office:value="109.25686">
            <text:p>109.25686</text:p>
          </table:table-cell>
          <table:table-cell office:value-type="float" office:value="109.554955">
            <text:p>109.554955</text:p>
          </table:table-cell>
          <table:table-cell office:value-type="float" office:value="113.12556">
            <text:p>113.12556</text:p>
          </table:table-cell>
          <table:table-cell office:value-type="float" office:value="133.07576">
            <text:p>133.07576</text:p>
          </table:table-cell>
          <table:table-cell office:value-type="float" office:value="140.74326">
            <text:p>140.74326</text:p>
          </table:table-cell>
          <table:table-cell office:value-type="float" office:value="130.50613">
            <text:p>130.50613</text:p>
          </table:table-cell>
          <table:table-cell office:value-type="float" office:value="121.163734">
            <text:p>121.163734</text:p>
          </table:table-cell>
          <table:table-cell office:value-type="float" office:value="119.970184">
            <text:p>119.970184</text:p>
          </table:table-cell>
          <table:table-cell office:value-type="float" office:value="137.55089">
            <text:p>137.55089</text:p>
          </table:table-cell>
          <table:table-cell office:value-type="float" office:value="140.56363">
            <text:p>140.56363</text:p>
          </table:table-cell>
          <table:table-cell office:value-type="float" office:value="144.78296">
            <text:p>144.78296</text:p>
          </table:table-cell>
          <table:table-cell office:value-type="float" office:value="138.7166">
            <text:p>138.7166</text:p>
          </table:table-cell>
          <table:table-cell office:value-type="float" office:value="133.83278">
            <text:p>133.83278</text:p>
          </table:table-cell>
          <table:table-cell office:value-type="float" office:value="135.30106">
            <text:p>135.30106</text:p>
          </table:table-cell>
          <table:table-cell office:value-type="float" office:value="131.80046">
            <text:p>131.80046</text:p>
          </table:table-cell>
          <table:table-cell office:value-type="float" office:value="128.929">
            <text:p>128.929</text:p>
          </table:table-cell>
          <table:table-cell office:value-type="float" office:value="113.09167">
            <text:p>113.09167</text:p>
          </table:table-cell>
          <table:table-cell office:value-type="float" office:value="112.211266">
            <text:p>112.211266</text:p>
          </table:table-cell>
          <table:table-cell office:value-type="float" office:value="102.88927">
            <text:p>102.88927</text:p>
          </table:table-cell>
          <table:table-cell office:value-type="float" office:value="100.34416">
            <text:p>100.34416</text:p>
          </table:table-cell>
          <table:table-cell office:value-type="float" office:value="96.08013">
            <text:p>96.08013</text:p>
          </table:table-cell>
          <table:table-cell office:value-type="float" office:value="94.03019">
            <text:p>94.03019</text:p>
          </table:table-cell>
          <table:table-cell office:value-type="float" office:value="94.82493">
            <text:p>94.82493</text:p>
          </table:table-cell>
          <table:table-cell office:value-type="float" office:value="97.348274">
            <text:p>97.348274</text:p>
          </table:table-cell>
          <table:table-cell office:value-type="float" office:value="95.9953">
            <text:p>95.9953</text:p>
          </table:table-cell>
          <table:table-cell office:value-type="float" office:value="97.92856">
            <text:p>97.92856</text:p>
          </table:table-cell>
          <table:table-cell office:value-type="float" office:value="96.638695">
            <text:p>96.638695</text:p>
          </table:table-cell>
          <table:table-cell office:value-type="float" office:value="93.84683">
            <text:p>93.84683</text:p>
          </table:table-cell>
          <table:table-cell office:value-type="float" office:value="100.78872">
            <text:p>100.78872</text:p>
          </table:table-cell>
          <table:table-cell office:value-type="float" office:value="97.44362">
            <text:p>97.44362</text:p>
          </table:table-cell>
          <table:table-cell office:value-type="float" office:value="96.297356">
            <text:p>96.297356</text:p>
          </table:table-cell>
          <table:table-cell office:value-type="float" office:value="97.667244">
            <text:p>97.667244</text:p>
          </table:table-cell>
          <table:table-cell office:value-type="float" office:value="98.766464">
            <text:p>98.766464</text:p>
          </table:table-cell>
          <table:table-cell office:value-type="float" office:value="101.96752">
            <text:p>101.96752</text:p>
          </table:table-cell>
          <table:table-cell office:value-type="float" office:value="96.758835">
            <text:p>96.758835</text:p>
          </table:table-cell>
          <table:table-cell office:value-type="float" office:value="101.378815">
            <text:p>101.378815</text:p>
          </table:table-cell>
          <table:table-cell office:value-type="float" office:value="107.81232">
            <text:p>107.81232</text:p>
          </table:table-cell>
          <table:table-cell office:value-type="float" office:value="107.019066">
            <text:p>107.019066</text:p>
          </table:table-cell>
          <table:table-cell office:value-type="float" office:value="108.53721">
            <text:p>108.53721</text:p>
          </table:table-cell>
          <table:table-cell office:value-type="float" office:value="111.61234">
            <text:p>111.61234</text:p>
          </table:table-cell>
          <table:table-cell office:value-type="float" office:value="113.56929">
            <text:p>113.56929</text:p>
          </table:table-cell>
          <table:table-cell office:value-type="float" office:value="113.616394">
            <text:p>113.616394</text:p>
          </table:table-cell>
          <table:table-cell office:value-type="float" office:value="114.6889">
            <text:p>114.6889</text:p>
          </table:table-cell>
          <table:table-cell office:value-type="float" office:value="115.17576">
            <text:p>115.17576</text:p>
          </table:table-cell>
          <table:table-cell office:value-type="float" office:value="118.1877">
            <text:p>118.1877</text:p>
          </table:table-cell>
          <table:table-cell office:value-type="float" office:value="117.16032">
            <text:p>117.16032</text:p>
          </table:table-cell>
          <table:table-cell office:value-type="float" office:value="114.68446">
            <text:p>114.68446</text:p>
          </table:table-cell>
          <table:table-cell office:value-type="float" office:value="109.02996">
            <text:p>109.02996</text:p>
          </table:table-cell>
          <table:table-cell office:value-type="float" office:value="107.72573">
            <text:p>107.72573</text:p>
          </table:table-cell>
          <table:table-cell office:value-type="float" office:value="103.55975">
            <text:p>103.55975</text:p>
          </table:table-cell>
          <table:table-cell office:value-type="float" office:value="98.1242">
            <text:p>98.1242</text:p>
          </table:table-cell>
          <table:table-cell office:value-type="float" office:value="89.87433">
            <text:p>89.87433</text:p>
          </table:table-cell>
          <table:table-cell office:value-type="float" office:value="79.10792">
            <text:p>79.10792</text:p>
          </table:table-cell>
          <table:table-cell office:value-type="float" office:value="78.865425">
            <text:p>78.865425</text:p>
          </table:table-cell>
          <table:table-cell office:value-type="float" office:value="77.71334">
            <text:p>77.71334</text:p>
          </table:table-cell>
          <table:table-cell office:value-type="float" office:value="75.94695">
            <text:p>75.94695</text:p>
          </table:table-cell>
          <table:table-cell office:value-type="float" office:value="81.010475">
            <text:p>81.010475</text:p>
          </table:table-cell>
          <table:table-cell office:value-type="float" office:value="79.420685">
            <text:p>79.420685</text:p>
          </table:table-cell>
          <table:table-cell office:value-type="float" office:value="78.3811">
            <text:p>78.3811</text:p>
          </table:table-cell>
          <table:table-cell office:value-type="float" office:value="79.65538">
            <text:p>79.65538</text:p>
          </table:table-cell>
          <table:table-cell office:value-type="float" office:value="85.81352">
            <text:p>85.81352</text:p>
          </table:table-cell>
          <table:table-cell office:value-type="float" office:value="88.443016">
            <text:p>88.443016</text:p>
          </table:table-cell>
          <table:table-cell office:value-type="float" office:value="90.40125">
            <text:p>90.40125</text:p>
          </table:table-cell>
          <table:table-cell office:value-type="float" office:value="92.22643">
            <text:p>92.22643</text:p>
          </table:table-cell>
          <table:table-cell office:value-type="float" office:value="92.01064">
            <text:p>92.01064</text:p>
          </table:table-cell>
          <table:table-cell office:value-type="float" office:value="90.77597">
            <text:p>90.77597</text:p>
          </table:table-cell>
          <table:table-cell office:value-type="float" office:value="92.84058">
            <text:p>92.84058</text:p>
          </table:table-cell>
          <table:table-cell office:value-type="float" office:value="94.89245">
            <text:p>94.89245</text:p>
          </table:table-cell>
          <table:table-cell office:value-type="float" office:value="99.80648">
            <text:p>99.80648</text:p>
          </table:table-cell>
          <table:table-cell office:value-type="float" office:value="103.87703">
            <text:p>103.87703</text:p>
          </table:table-cell>
          <table:table-cell office:value-type="float" office:value="109.97531">
            <text:p>109.97531</text:p>
          </table:table-cell>
          <table:table-cell office:value-type="float" office:value="110.54184">
            <text:p>110.54184</text:p>
          </table:table-cell>
          <table:table-cell office:value-type="float" office:value="110.895996">
            <text:p>110.895996</text:p>
          </table:table-cell>
          <table:table-cell office:value-type="float" office:value="112.71742">
            <text:p>112.71742</text:p>
          </table:table-cell>
          <table:table-cell office:value-type="float" office:value="113.74677">
            <text:p>113.74677</text:p>
          </table:table-cell>
          <table:table-cell office:value-type="float" office:value="109.58611">
            <text:p>109.58611</text:p>
          </table:table-cell>
          <table:table-cell office:value-type="float" office:value="108.708786">
            <text:p>108.708786</text:p>
          </table:table-cell>
          <table:table-cell office:value-type="float" office:value="107.21421">
            <text:p>107.21421</text:p>
          </table:table-cell>
          <table:table-cell office:value-type="float" office:value="99.84571">
            <text:p>99.84571</text:p>
          </table:table-cell>
          <table:table-cell office:value-type="float" office:value="95.21181">
            <text:p>95.21181</text:p>
          </table:table-cell>
          <table:table-cell office:value-type="float" office:value="85.60625">
            <text:p>85.60625</text:p>
          </table:table-cell>
          <table:table-cell office:value-type="float" office:value="82.14995">
            <text:p>82.14995</text:p>
          </table:table-cell>
          <table:table-cell office:value-type="float" office:value="76.50033">
            <text:p>76.50033</text:p>
          </table:table-cell>
          <table:table-cell office:value-type="float" office:value="70.63079">
            <text:p>70.63079</text:p>
          </table:table-cell>
          <table:table-cell office:value-type="float" office:value="59.538807">
            <text:p>59.538807</text:p>
          </table:table-cell>
          <table:table-cell office:value-type="float" office:value="59.98115">
            <text:p>59.98115</text:p>
          </table:table-cell>
          <table:table-cell office:value-type="float" office:value="54.249477">
            <text:p>54.249477</text:p>
          </table:table-cell>
          <table:table-cell office:value-type="float" office:value="58.308716">
            <text:p>58.308716</text:p>
          </table:table-cell>
          <table:table-cell office:value-type="float" office:value="61.341858">
            <text:p>61.341858</text:p>
          </table:table-cell>
          <table:table-cell office:value-type="float" office:value="68.82803">
            <text:p>68.82803</text:p>
          </table:table-cell>
          <table:table-cell office:value-type="float" office:value="74.01551">
            <text:p>74.01551</text:p>
          </table:table-cell>
          <table:table-cell office:value-type="float" office:value="80.77537">
            <text:p>80.77537</text:p>
          </table:table-cell>
          <table:table-cell office:value-type="float" office:value="85.02738">
            <text:p>85.02738</text:p>
          </table:table-cell>
          <table:table-cell office:value-type="float" office:value="94.69487">
            <text:p>94.69487</text:p>
          </table:table-cell>
          <table:table-cell office:value-type="float" office:value="101.7874">
            <text:p>101.7874</text:p>
          </table:table-cell>
          <table:table-cell office:value-type="float" office:value="111.095085">
            <text:p>111.095085</text:p>
          </table:table-cell>
          <table:table-cell office:value-type="float" office:value="118.037415">
            <text:p>118.037415</text:p>
          </table:table-cell>
          <table:table-cell office:value-type="float" office:value="123.279396">
            <text:p>123.279396</text:p>
          </table:table-cell>
          <table:table-cell office:value-type="float" office:value="121.326004">
            <text:p>121.326004</text:p>
          </table:table-cell>
          <table:table-cell office:value-type="float" office:value="118.68074">
            <text:p>118.68074</text:p>
          </table:table-cell>
          <table:table-cell office:value-type="float" office:value="116.86163">
            <text:p>116.86163</text:p>
          </table:table-cell>
          <table:table-cell office:value-type="float" office:value="114.38611">
            <text:p>114.38611</text:p>
          </table:table-cell>
          <table:table-cell office:value-type="float" office:value="113.895355">
            <text:p>113.895355</text:p>
          </table:table-cell>
          <table:table-cell office:value-type="float" office:value="107.90351">
            <text:p>107.90351</text:p>
          </table:table-cell>
          <table:table-cell office:value-type="float" office:value="107.17352">
            <text:p>107.17352</text:p>
          </table:table-cell>
          <table:table-cell office:value-type="float" office:value="105.3682">
            <text:p>105.3682</text:p>
          </table:table-cell>
          <table:table-cell office:value-type="float" office:value="105.51679">
            <text:p>105.51679</text:p>
          </table:table-cell>
          <table:table-cell office:value-type="float" office:value="105.84793">
            <text:p>105.84793</text:p>
          </table:table-cell>
          <table:table-cell office:value-type="float" office:value="104.60723">
            <text:p>104.60723</text:p>
          </table:table-cell>
          <table:table-cell office:value-type="float" office:value="102.04367">
            <text:p>102.04367</text:p>
          </table:table-cell>
          <table:table-cell office:value-type="float" office:value="99.66179">
            <text:p>99.66179</text:p>
          </table:table-cell>
          <table:table-cell office:value-type="float" office:value="98.82786">
            <text:p>98.82786</text:p>
          </table:table-cell>
          <table:table-cell office:value-type="float" office:value="94.83964">
            <text:p>94.83964</text:p>
          </table:table-cell>
          <table:table-cell office:value-type="float" office:value="93.020325">
            <text:p>93.020325</text:p>
          </table:table-cell>
          <table:table-cell office:value-type="float" office:value="87.3748">
            <text:p>87.3748</text:p>
          </table:table-cell>
          <table:table-cell office:value-type="float" office:value="84.60966">
            <text:p>84.60966</text:p>
          </table:table-cell>
          <table:table-cell office:value-type="float" office:value="84.38115">
            <text:p>84.38115</text:p>
          </table:table-cell>
          <table:table-cell office:value-type="float" office:value="76.7368">
            <text:p>76.7368</text:p>
          </table:table-cell>
          <table:table-cell office:value-type="float" office:value="68.94743">
            <text:p>68.94743</text:p>
          </table:table-cell>
          <table:table-cell office:value-type="float" office:value="70.23062">
            <text:p>70.23062</text:p>
          </table:table-cell>
          <table:table-cell office:value-type="float" office:value="76.59113">
            <text:p>76.59113</text:p>
          </table:table-cell>
          <table:table-cell office:value-type="float" office:value="79.9177">
            <text:p>79.9177</text:p>
          </table:table-cell>
          <table:table-cell office:value-type="float" office:value="86.566505">
            <text:p>86.566505</text:p>
          </table:table-cell>
          <table:table-cell office:value-type="float" office:value="90.89275">
            <text:p>90.89275</text:p>
          </table:table-cell>
          <table:table-cell office:value-type="float" office:value="94.18581">
            <text:p>94.18581</text:p>
          </table:table-cell>
          <table:table-cell office:value-type="float" office:value="91.974846">
            <text:p>91.974846</text:p>
          </table:table-cell>
          <table:table-cell office:value-type="float" office:value="91.21251">
            <text:p>91.21251</text:p>
          </table:table-cell>
          <table:table-cell office:value-type="float" office:value="88.12053">
            <text:p>88.12053</text:p>
          </table:table-cell>
          <table:table-cell office:value-type="float" office:value="88.60301">
            <text:p>88.60301</text:p>
          </table:table-cell>
          <table:table-cell office:value-type="float" office:value="87.17833">
            <text:p>87.17833</text:p>
          </table:table-cell>
          <table:table-cell office:value-type="float" office:value="82.5925">
            <text:p>82.5925</text:p>
          </table:table-cell>
          <table:table-cell office:value-type="float" office:value="79.630585">
            <text:p>79.630585</text:p>
          </table:table-cell>
          <table:table-cell office:value-type="float" office:value="84.74864">
            <text:p>84.74864</text:p>
          </table:table-cell>
          <table:table-cell office:value-type="float" office:value="86.98104">
            <text:p>86.98104</text:p>
          </table:table-cell>
          <table:table-cell office:value-type="float" office:value="92.02656">
            <text:p>92.02656</text:p>
          </table:table-cell>
          <table:table-cell office:value-type="float" office:value="93.95845">
            <text:p>93.95845</text:p>
          </table:table-cell>
          <table:table-cell office:value-type="float" office:value="96.11091">
            <text:p>96.11091</text:p>
          </table:table-cell>
          <table:table-cell office:value-type="float" office:value="98.44932">
            <text:p>98.44932</text:p>
          </table:table-cell>
          <table:table-cell office:value-type="float" office:value="100.03757">
            <text:p>100.03757</text:p>
          </table:table-cell>
          <table:table-cell office:value-type="float" office:value="104.67149">
            <text:p>104.67149</text:p>
          </table:table-cell>
          <table:table-cell office:value-type="float" office:value="104.262566">
            <text:p>104.262566</text:p>
          </table:table-cell>
          <table:table-cell office:value-type="float" office:value="103.50768">
            <text:p>103.50768</text:p>
          </table:table-cell>
          <table:table-cell office:value-type="float" office:value="104.207825">
            <text:p>104.207825</text:p>
          </table:table-cell>
          <table:table-cell office:value-type="float" office:value="108.65152">
            <text:p>108.65152</text:p>
          </table:table-cell>
          <table:table-cell office:value-type="float" office:value="105.971085">
            <text:p>105.971085</text:p>
          </table:table-cell>
          <table:table-cell office:value-type="float" office:value="104.75182">
            <text:p>104.75182</text:p>
          </table:table-cell>
          <table:table-cell office:value-type="float" office:value="102.071304">
            <text:p>102.071304</text:p>
          </table:table-cell>
          <table:table-cell office:value-type="float" office:value="98.18638">
            <text:p>98.18638</text:p>
          </table:table-cell>
          <table:table-cell office:value-type="float" office:value="96.2337">
            <text:p>96.2337</text:p>
          </table:table-cell>
          <table:table-cell office:value-type="float" office:value="95.36274">
            <text:p>95.36274</text:p>
          </table:table-cell>
          <table:table-cell office:value-type="float" office:value="93.30272">
            <text:p>93.30272</text:p>
          </table:table-cell>
          <table:table-cell office:value-type="float" office:value="92.62503">
            <text:p>92.62503</text:p>
          </table:table-cell>
          <table:table-cell office:value-type="float" office:value="89.25431">
            <text:p>89.25431</text:p>
          </table:table-cell>
          <table:table-cell office:value-type="float" office:value="87.0179">
            <text:p>87.0179</text:p>
          </table:table-cell>
          <table:table-cell office:value-type="float" office:value="87.693405">
            <text:p>87.693405</text:p>
          </table:table-cell>
          <table:table-cell office:value-type="float" office:value="88.42085">
            <text:p>88.42085</text:p>
          </table:table-cell>
          <table:table-cell office:value-type="float" office:value="90.60729">
            <text:p>90.60729</text:p>
          </table:table-cell>
          <table:table-cell office:value-type="float" office:value="93.79219">
            <text:p>93.79219</text:p>
          </table:table-cell>
          <table:table-cell office:value-type="float" office:value="95.03273">
            <text:p>95.03273</text:p>
          </table:table-cell>
          <table:table-cell office:value-type="float" office:value="96.013054">
            <text:p>96.013054</text:p>
          </table:table-cell>
          <table:table-cell office:value-type="float" office:value="100.3">
            <text:p>100.3</text:p>
          </table:table-cell>
          <table:table-cell office:value-type="float" office:value="101.10391">
            <text:p>101.10391</text:p>
          </table:table-cell>
          <table:table-cell office:value-type="float" office:value="98.28709">
            <text:p>98.28709</text:p>
          </table:table-cell>
          <table:table-cell office:value-type="float" office:value="96.17272">
            <text:p>96.17272</text:p>
          </table:table-cell>
          <table:table-cell office:value-type="float" office:value="94.25787">
            <text:p>94.25787</text:p>
          </table:table-cell>
          <table:table-cell office:value-type="float" office:value="93.79407">
            <text:p>93.79407</text:p>
          </table:table-cell>
          <table:table-cell office:value-type="float" office:value="93.84612">
            <text:p>93.84612</text:p>
          </table:table-cell>
          <table:table-cell office:value-type="float" office:value="96.603935">
            <text:p>96.603935</text:p>
          </table:table-cell>
          <table:table-cell office:value-type="float" office:value="94.3585">
            <text:p>94.3585</text:p>
          </table:table-cell>
          <table:table-cell office:value-type="float" office:value="95.225876">
            <text:p>95.225876</text:p>
          </table:table-cell>
          <table:table-cell office:value-type="float" office:value="93.07343">
            <text:p>93.07343</text:p>
          </table:table-cell>
          <table:table-cell office:value-type="float" office:value="89.73403">
            <text:p>89.73403</text:p>
          </table:table-cell>
          <table:table-cell office:value-type="float" office:value="87.4212">
            <text:p>87.4212</text:p>
          </table:table-cell>
          <table:table-cell office:value-type="float" office:value="89.015976">
            <text:p>89.015976</text:p>
          </table:table-cell>
          <table:table-cell office:value-type="float" office:value="88.032005">
            <text:p>88.032005</text:p>
          </table:table-cell>
          <table:table-cell office:value-type="float" office:value="89.14245">
            <text:p>89.14245</text:p>
          </table:table-cell>
          <table:table-cell office:value-type="float" office:value="89.39664">
            <text:p>89.39664</text:p>
          </table:table-cell>
          <table:table-cell office:value-type="float" office:value="93.773445">
            <text:p>93.773445</text:p>
          </table:table-cell>
          <table:table-cell office:value-type="float" office:value="99.595856">
            <text:p>99.595856</text:p>
          </table:table-cell>
          <table:table-cell office:value-type="float" office:value="101.383835">
            <text:p>101.383835</text:p>
          </table:table-cell>
          <table:table-cell office:value-type="float" office:value="96.841934">
            <text:p>96.841934</text:p>
          </table:table-cell>
          <table:table-cell office:value-type="float" office:value="92.34079">
            <text:p>92.34079</text:p>
          </table:table-cell>
          <table:table-cell office:value-type="float" office:value="99.50964">
            <text:p>99.50964</text:p>
          </table:table-cell>
          <table:table-cell office:value-type="float" office:value="110.744484">
            <text:p>110.744484</text:p>
          </table:table-cell>
          <table:table-cell office:value-type="float" office:value="132.54086">
            <text:p>132.54086</text:p>
          </table:table-cell>
          <table:table-cell office:value-type="float" office:value="165.2586">
            <text:p>165.2586</text:p>
          </table:table-cell>
          <table:table-cell office:value-type="float" office:value="204.01207">
            <text:p>204.01207</text:p>
          </table:table-cell>
          <table:table-cell office:value-type="float" office:value="230.44273">
            <text:p>230.44273</text:p>
          </table:table-cell>
          <table:table-cell office:value-type="float" office:value="211.54408">
            <text:p>211.54408</text:p>
          </table:table-cell>
          <table:table-cell office:value-type="float" office:value="211.14456">
            <text:p>211.14456</text:p>
          </table:table-cell>
          <table:table-cell office:value-type="float" office:value="226.3724">
            <text:p>226.3724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thigh</text:p>
          </table:table-cell>
          <table:table-cell office:value-type="float" office:value="87.59853">
            <text:p>87.59853</text:p>
          </table:table-cell>
          <table:table-cell office:value-type="float" office:value="81.145">
            <text:p>81.145</text:p>
          </table:table-cell>
          <table:table-cell office:value-type="float" office:value="79.022995">
            <text:p>79.022995</text:p>
          </table:table-cell>
          <table:table-cell office:value-type="float" office:value="77.85326">
            <text:p>77.85326</text:p>
          </table:table-cell>
          <table:table-cell office:value-type="float" office:value="77.94596">
            <text:p>77.94596</text:p>
          </table:table-cell>
          <table:table-cell office:value-type="float" office:value="75.114624">
            <text:p>75.114624</text:p>
          </table:table-cell>
          <table:table-cell office:value-type="float" office:value="74.20403">
            <text:p>74.20403</text:p>
          </table:table-cell>
          <table:table-cell office:value-type="float" office:value="74.40103">
            <text:p>74.40103</text:p>
          </table:table-cell>
          <table:table-cell office:value-type="float" office:value="68.44138">
            <text:p>68.44138</text:p>
          </table:table-cell>
          <table:table-cell office:value-type="float" office:value="61.255493">
            <text:p>61.255493</text:p>
          </table:table-cell>
          <table:table-cell office:value-type="float" office:value="62.851505">
            <text:p>62.851505</text:p>
          </table:table-cell>
          <table:table-cell office:value-type="float" office:value="57.08537">
            <text:p>57.08537</text:p>
          </table:table-cell>
          <table:table-cell office:value-type="float" office:value="58.41101">
            <text:p>58.41101</text:p>
          </table:table-cell>
          <table:table-cell office:value-type="float" office:value="66.49195">
            <text:p>66.49195</text:p>
          </table:table-cell>
          <table:table-cell office:value-type="float" office:value="65.46311">
            <text:p>65.46311</text:p>
          </table:table-cell>
          <table:table-cell office:value-type="float" office:value="62.527367">
            <text:p>62.527367</text:p>
          </table:table-cell>
          <table:table-cell office:value-type="float" office:value="63.089443">
            <text:p>63.089443</text:p>
          </table:table-cell>
          <table:table-cell office:value-type="float" office:value="66.43243">
            <text:p>66.43243</text:p>
          </table:table-cell>
          <table:table-cell office:value-type="float" office:value="68.28806">
            <text:p>68.28806</text:p>
          </table:table-cell>
          <table:table-cell office:value-type="float" office:value="70.225044">
            <text:p>70.225044</text:p>
          </table:table-cell>
          <table:table-cell office:value-type="float" office:value="73.255516">
            <text:p>73.255516</text:p>
          </table:table-cell>
          <table:table-cell office:value-type="float" office:value="73.16227">
            <text:p>73.16227</text:p>
          </table:table-cell>
          <table:table-cell office:value-type="float" office:value="71.46767">
            <text:p>71.46767</text:p>
          </table:table-cell>
          <table:table-cell office:value-type="float" office:value="70.20859">
            <text:p>70.20859</text:p>
          </table:table-cell>
          <table:table-cell office:value-type="float" office:value="69.414536">
            <text:p>69.414536</text:p>
          </table:table-cell>
          <table:table-cell office:value-type="float" office:value="70.544785">
            <text:p>70.544785</text:p>
          </table:table-cell>
          <table:table-cell office:value-type="float" office:value="71.094475">
            <text:p>71.094475</text:p>
          </table:table-cell>
          <table:table-cell office:value-type="float" office:value="70.34018">
            <text:p>70.34018</text:p>
          </table:table-cell>
          <table:table-cell office:value-type="float" office:value="72.679214">
            <text:p>72.679214</text:p>
          </table:table-cell>
          <table:table-cell office:value-type="float" office:value="72.009834">
            <text:p>72.009834</text:p>
          </table:table-cell>
          <table:table-cell office:value-type="float" office:value="71.74511">
            <text:p>71.74511</text:p>
          </table:table-cell>
          <table:table-cell office:value-type="float" office:value="71.89725">
            <text:p>71.89725</text:p>
          </table:table-cell>
          <table:table-cell office:value-type="float" office:value="74.74087">
            <text:p>74.74087</text:p>
          </table:table-cell>
          <table:table-cell office:value-type="float" office:value="75.857704">
            <text:p>75.857704</text:p>
          </table:table-cell>
          <table:table-cell office:value-type="float" office:value="76.67861">
            <text:p>76.67861</text:p>
          </table:table-cell>
          <table:table-cell office:value-type="float" office:value="77.749794">
            <text:p>77.749794</text:p>
          </table:table-cell>
          <table:table-cell office:value-type="float" office:value="80.18398">
            <text:p>80.18398</text:p>
          </table:table-cell>
          <table:table-cell office:value-type="float" office:value="79.01908">
            <text:p>79.01908</text:p>
          </table:table-cell>
          <table:table-cell office:value-type="float" office:value="81.18833">
            <text:p>81.18833</text:p>
          </table:table-cell>
          <table:table-cell office:value-type="float" office:value="81.633064">
            <text:p>81.633064</text:p>
          </table:table-cell>
          <table:table-cell office:value-type="float" office:value="78.48099">
            <text:p>78.48099</text:p>
          </table:table-cell>
          <table:table-cell office:value-type="float" office:value="74.65103">
            <text:p>74.65103</text:p>
          </table:table-cell>
          <table:table-cell office:value-type="float" office:value="73.88721">
            <text:p>73.88721</text:p>
          </table:table-cell>
          <table:table-cell office:value-type="float" office:value="74.74649">
            <text:p>74.74649</text:p>
          </table:table-cell>
          <table:table-cell office:value-type="float" office:value="76.96789">
            <text:p>76.96789</text:p>
          </table:table-cell>
          <table:table-cell office:value-type="float" office:value="75.263794">
            <text:p>75.263794</text:p>
          </table:table-cell>
          <table:table-cell office:value-type="float" office:value="74.91371">
            <text:p>74.91371</text:p>
          </table:table-cell>
          <table:table-cell office:value-type="float" office:value="75.6494">
            <text:p>75.6494</text:p>
          </table:table-cell>
          <table:table-cell office:value-type="float" office:value="75.90063">
            <text:p>75.90063</text:p>
          </table:table-cell>
          <table:table-cell office:value-type="float" office:value="75.662605">
            <text:p>75.662605</text:p>
          </table:table-cell>
          <table:table-cell office:value-type="float" office:value="75.609795">
            <text:p>75.609795</text:p>
          </table:table-cell>
          <table:table-cell office:value-type="float" office:value="75.722946">
            <text:p>75.722946</text:p>
          </table:table-cell>
          <table:table-cell office:value-type="float" office:value="75.1161">
            <text:p>75.1161</text:p>
          </table:table-cell>
          <table:table-cell office:value-type="float" office:value="75.45724">
            <text:p>75.45724</text:p>
          </table:table-cell>
          <table:table-cell office:value-type="float" office:value="75.58671">
            <text:p>75.58671</text:p>
          </table:table-cell>
          <table:table-cell office:value-type="float" office:value="76.21466">
            <text:p>76.21466</text:p>
          </table:table-cell>
          <table:table-cell office:value-type="float" office:value="77.07381">
            <text:p>77.07381</text:p>
          </table:table-cell>
          <table:table-cell office:value-type="float" office:value="77.06819">
            <text:p>77.06819</text:p>
          </table:table-cell>
          <table:table-cell office:value-type="float" office:value="76.90529">
            <text:p>76.90529</text:p>
          </table:table-cell>
          <table:table-cell office:value-type="float" office:value="76.170815">
            <text:p>76.170815</text:p>
          </table:table-cell>
          <table:table-cell office:value-type="float" office:value="74.362785">
            <text:p>74.362785</text:p>
          </table:table-cell>
          <table:table-cell office:value-type="float" office:value="74.5993">
            <text:p>74.5993</text:p>
          </table:table-cell>
          <table:table-cell office:value-type="float" office:value="72.82614">
            <text:p>72.82614</text:p>
          </table:table-cell>
          <table:table-cell office:value-type="float" office:value="71.92199">
            <text:p>71.92199</text:p>
          </table:table-cell>
          <table:table-cell office:value-type="float" office:value="71.40775">
            <text:p>71.40775</text:p>
          </table:table-cell>
          <table:table-cell office:value-type="float" office:value="75.18109">
            <text:p>75.18109</text:p>
          </table:table-cell>
          <table:table-cell office:value-type="float" office:value="77.48237">
            <text:p>77.48237</text:p>
          </table:table-cell>
          <table:table-cell office:value-type="float" office:value="75.43783">
            <text:p>75.43783</text:p>
          </table:table-cell>
          <table:table-cell office:value-type="float" office:value="72.3026">
            <text:p>72.3026</text:p>
          </table:table-cell>
          <table:table-cell office:value-type="float" office:value="71.36175">
            <text:p>71.36175</text:p>
          </table:table-cell>
          <table:table-cell office:value-type="float" office:value="71.279945">
            <text:p>71.279945</text:p>
          </table:table-cell>
          <table:table-cell office:value-type="float" office:value="71.097786">
            <text:p>71.097786</text:p>
          </table:table-cell>
          <table:table-cell office:value-type="float" office:value="71.11207">
            <text:p>71.11207</text:p>
          </table:table-cell>
          <table:table-cell office:value-type="float" office:value="70.71939">
            <text:p>70.71939</text:p>
          </table:table-cell>
          <table:table-cell office:value-type="float" office:value="70.08651">
            <text:p>70.08651</text:p>
          </table:table-cell>
          <table:table-cell office:value-type="float" office:value="71.010216">
            <text:p>71.010216</text:p>
          </table:table-cell>
          <table:table-cell office:value-type="float" office:value="70.44214">
            <text:p>70.44214</text:p>
          </table:table-cell>
          <table:table-cell office:value-type="float" office:value="68.56767">
            <text:p>68.56767</text:p>
          </table:table-cell>
          <table:table-cell office:value-type="float" office:value="68.6072">
            <text:p>68.6072</text:p>
          </table:table-cell>
          <table:table-cell office:value-type="float" office:value="69.13975">
            <text:p>69.13975</text:p>
          </table:table-cell>
          <table:table-cell office:value-type="float" office:value="69.243095">
            <text:p>69.243095</text:p>
          </table:table-cell>
          <table:table-cell office:value-type="float" office:value="70.64847">
            <text:p>70.64847</text:p>
          </table:table-cell>
          <table:table-cell office:value-type="float" office:value="71.51652">
            <text:p>71.51652</text:p>
          </table:table-cell>
          <table:table-cell office:value-type="float" office:value="71.94779">
            <text:p>71.94779</text:p>
          </table:table-cell>
          <table:table-cell office:value-type="float" office:value="71.64714">
            <text:p>71.64714</text:p>
          </table:table-cell>
          <table:table-cell office:value-type="float" office:value="71.49411">
            <text:p>71.49411</text:p>
          </table:table-cell>
          <table:table-cell office:value-type="float" office:value="70.205055">
            <text:p>70.205055</text:p>
          </table:table-cell>
          <table:table-cell office:value-type="float" office:value="68.61945">
            <text:p>68.61945</text:p>
          </table:table-cell>
          <table:table-cell office:value-type="float" office:value="70.954094">
            <text:p>70.954094</text:p>
          </table:table-cell>
          <table:table-cell office:value-type="float" office:value="71.50847">
            <text:p>71.50847</text:p>
          </table:table-cell>
          <table:table-cell office:value-type="float" office:value="73.03605">
            <text:p>73.03605</text:p>
          </table:table-cell>
          <table:table-cell office:value-type="float" office:value="74.71718">
            <text:p>74.71718</text:p>
          </table:table-cell>
          <table:table-cell office:value-type="float" office:value="71.44889">
            <text:p>71.44889</text:p>
          </table:table-cell>
          <table:table-cell office:value-type="float" office:value="74.18355">
            <text:p>74.18355</text:p>
          </table:table-cell>
          <table:table-cell office:value-type="float" office:value="73.004326">
            <text:p>73.004326</text:p>
          </table:table-cell>
          <table:table-cell office:value-type="float" office:value="71.58463">
            <text:p>71.58463</text:p>
          </table:table-cell>
          <table:table-cell office:value-type="float" office:value="68.38308">
            <text:p>68.38308</text:p>
          </table:table-cell>
          <table:table-cell office:value-type="float" office:value="65.25658">
            <text:p>65.25658</text:p>
          </table:table-cell>
          <table:table-cell office:value-type="float" office:value="63.480415">
            <text:p>63.480415</text:p>
          </table:table-cell>
          <table:table-cell office:value-type="float" office:value="63.59174">
            <text:p>63.59174</text:p>
          </table:table-cell>
          <table:table-cell office:value-type="float" office:value="63.191475">
            <text:p>63.191475</text:p>
          </table:table-cell>
          <table:table-cell office:value-type="float" office:value="64.27688">
            <text:p>64.27688</text:p>
          </table:table-cell>
          <table:table-cell office:value-type="float" office:value="65.254524">
            <text:p>65.254524</text:p>
          </table:table-cell>
          <table:table-cell office:value-type="float" office:value="65.64387">
            <text:p>65.64387</text:p>
          </table:table-cell>
          <table:table-cell office:value-type="float" office:value="62.893974">
            <text:p>62.893974</text:p>
          </table:table-cell>
          <table:table-cell office:value-type="float" office:value="63.259468">
            <text:p>63.259468</text:p>
          </table:table-cell>
          <table:table-cell office:value-type="float" office:value="65.26239">
            <text:p>65.26239</text:p>
          </table:table-cell>
          <table:table-cell office:value-type="float" office:value="63.76199">
            <text:p>63.76199</text:p>
          </table:table-cell>
          <table:table-cell office:value-type="float" office:value="64.23713">
            <text:p>64.23713</text:p>
          </table:table-cell>
          <table:table-cell office:value-type="float" office:value="64.16942">
            <text:p>64.16942</text:p>
          </table:table-cell>
          <table:table-cell office:value-type="float" office:value="64.54264">
            <text:p>64.54264</text:p>
          </table:table-cell>
          <table:table-cell office:value-type="float" office:value="66.47234">
            <text:p>66.47234</text:p>
          </table:table-cell>
          <table:table-cell office:value-type="float" office:value="65.82749">
            <text:p>65.82749</text:p>
          </table:table-cell>
          <table:table-cell office:value-type="float" office:value="67.08582">
            <text:p>67.08582</text:p>
          </table:table-cell>
          <table:table-cell office:value-type="float" office:value="65.14248">
            <text:p>65.14248</text:p>
          </table:table-cell>
          <table:table-cell office:value-type="float" office:value="66.93861">
            <text:p>66.93861</text:p>
          </table:table-cell>
          <table:table-cell office:value-type="float" office:value="65.67573">
            <text:p>65.67573</text:p>
          </table:table-cell>
          <table:table-cell office:value-type="float" office:value="67.72607">
            <text:p>67.72607</text:p>
          </table:table-cell>
          <table:table-cell office:value-type="float" office:value="67.92457">
            <text:p>67.92457</text:p>
          </table:table-cell>
          <table:table-cell office:value-type="float" office:value="68.17087">
            <text:p>68.17087</text:p>
          </table:table-cell>
          <table:table-cell office:value-type="float" office:value="69.90801">
            <text:p>69.90801</text:p>
          </table:table-cell>
          <table:table-cell office:value-type="float" office:value="69.63453">
            <text:p>69.63453</text:p>
          </table:table-cell>
          <table:table-cell office:value-type="float" office:value="71.36909">
            <text:p>71.36909</text:p>
          </table:table-cell>
          <table:table-cell office:value-type="float" office:value="71.968544">
            <text:p>71.968544</text:p>
          </table:table-cell>
          <table:table-cell office:value-type="float" office:value="72.383675">
            <text:p>72.383675</text:p>
          </table:table-cell>
          <table:table-cell office:value-type="float" office:value="71.729454">
            <text:p>71.729454</text:p>
          </table:table-cell>
          <table:table-cell office:value-type="float" office:value="70.666336">
            <text:p>70.666336</text:p>
          </table:table-cell>
          <table:table-cell office:value-type="float" office:value="75.03396">
            <text:p>75.03396</text:p>
          </table:table-cell>
          <table:table-cell office:value-type="float" office:value="72.56593">
            <text:p>72.56593</text:p>
          </table:table-cell>
          <table:table-cell office:value-type="float" office:value="68.60669">
            <text:p>68.60669</text:p>
          </table:table-cell>
          <table:table-cell office:value-type="float" office:value="67.89715">
            <text:p>67.89715</text:p>
          </table:table-cell>
          <table:table-cell office:value-type="float" office:value="64.03503">
            <text:p>64.03503</text:p>
          </table:table-cell>
          <table:table-cell office:value-type="float" office:value="64.77022">
            <text:p>64.77022</text:p>
          </table:table-cell>
          <table:table-cell office:value-type="float" office:value="64.87952">
            <text:p>64.87952</text:p>
          </table:table-cell>
          <table:table-cell office:value-type="float" office:value="68.21432">
            <text:p>68.21432</text:p>
          </table:table-cell>
          <table:table-cell office:value-type="float" office:value="93.79056">
            <text:p>93.79056</text:p>
          </table:table-cell>
          <table:table-cell office:value-type="float" office:value="68.31181">
            <text:p>68.31181</text:p>
          </table:table-cell>
          <table:table-cell office:value-type="float" office:value="73.84955">
            <text:p>73.84955</text:p>
          </table:table-cell>
          <table:table-cell office:value-type="float" office:value="73.23235">
            <text:p>73.23235</text:p>
          </table:table-cell>
          <table:table-cell office:value-type="float" office:value="115.731705">
            <text:p>115.731705</text:p>
          </table:table-cell>
          <table:table-cell office:value-type="float" office:value="136.94604">
            <text:p>136.94604</text:p>
          </table:table-cell>
          <table:table-cell office:value-type="float" office:value="156.90742">
            <text:p>156.90742</text:p>
          </table:table-cell>
          <table:table-cell office:value-type="float" office:value="137.20927">
            <text:p>137.20927</text:p>
          </table:table-cell>
          <table:table-cell office:value-type="float" office:value="119.859184">
            <text:p>119.859184</text:p>
          </table:table-cell>
          <table:table-cell office:value-type="float" office:value="90.80703">
            <text:p>90.80703</text:p>
          </table:table-cell>
          <table:table-cell office:value-type="float" office:value="66.5752">
            <text:p>66.5752</text:p>
          </table:table-cell>
          <table:table-cell office:value-type="float" office:value="69.385704">
            <text:p>69.385704</text:p>
          </table:table-cell>
          <table:table-cell office:value-type="float" office:value="80.114136">
            <text:p>80.114136</text:p>
          </table:table-cell>
          <table:table-cell office:value-type="float" office:value="80.42601">
            <text:p>80.42601</text:p>
          </table:table-cell>
          <table:table-cell office:value-type="float" office:value="73.38038">
            <text:p>73.38038</text:p>
          </table:table-cell>
          <table:table-cell office:value-type="float" office:value="81.95858">
            <text:p>81.95858</text:p>
          </table:table-cell>
          <table:table-cell office:value-type="float" office:value="76.26234">
            <text:p>76.26234</text:p>
          </table:table-cell>
          <table:table-cell office:value-type="float" office:value="69.12999">
            <text:p>69.12999</text:p>
          </table:table-cell>
          <table:table-cell office:value-type="float" office:value="50.520943">
            <text:p>50.520943</text:p>
          </table:table-cell>
          <table:table-cell office:value-type="float" office:value="49.168915">
            <text:p>49.168915</text:p>
          </table:table-cell>
          <table:table-cell office:value-type="float" office:value="51.67547">
            <text:p>51.67547</text:p>
          </table:table-cell>
          <table:table-cell office:value-type="float" office:value="51.732796">
            <text:p>51.732796</text:p>
          </table:table-cell>
          <table:table-cell office:value-type="float" office:value="56.740356">
            <text:p>56.740356</text:p>
          </table:table-cell>
          <table:table-cell office:value-type="float" office:value="64.40518">
            <text:p>64.40518</text:p>
          </table:table-cell>
          <table:table-cell office:value-type="float" office:value="68.29892">
            <text:p>68.29892</text:p>
          </table:table-cell>
          <table:table-cell office:value-type="float" office:value="68.006744">
            <text:p>68.006744</text:p>
          </table:table-cell>
          <table:table-cell office:value-type="float" office:value="70.221436">
            <text:p>70.221436</text:p>
          </table:table-cell>
          <table:table-cell office:value-type="float" office:value="73.05652">
            <text:p>73.05652</text:p>
          </table:table-cell>
          <table:table-cell office:value-type="float" office:value="73.12638">
            <text:p>73.12638</text:p>
          </table:table-cell>
          <table:table-cell office:value-type="float" office:value="72.184746">
            <text:p>72.184746</text:p>
          </table:table-cell>
          <table:table-cell office:value-type="float" office:value="76.76218">
            <text:p>76.76218</text:p>
          </table:table-cell>
          <table:table-cell office:value-type="float" office:value="76.08933">
            <text:p>76.08933</text:p>
          </table:table-cell>
          <table:table-cell office:value-type="float" office:value="71.22002">
            <text:p>71.22002</text:p>
          </table:table-cell>
          <table:table-cell office:value-type="float" office:value="72.29794">
            <text:p>72.29794</text:p>
          </table:table-cell>
          <table:table-cell office:value-type="float" office:value="68.63257">
            <text:p>68.63257</text:p>
          </table:table-cell>
          <table:table-cell office:value-type="float" office:value="65.90947">
            <text:p>65.90947</text:p>
          </table:table-cell>
          <table:table-cell office:value-type="float" office:value="68.55368">
            <text:p>68.55368</text:p>
          </table:table-cell>
          <table:table-cell office:value-type="float" office:value="66.71146">
            <text:p>66.71146</text:p>
          </table:table-cell>
          <table:table-cell office:value-type="float" office:value="67.65221">
            <text:p>67.65221</text:p>
          </table:table-cell>
          <table:table-cell office:value-type="float" office:value="63.321278">
            <text:p>63.321278</text:p>
          </table:table-cell>
          <table:table-cell office:value-type="float" office:value="64.63995">
            <text:p>64.63995</text:p>
          </table:table-cell>
          <table:table-cell office:value-type="float" office:value="67.69381">
            <text:p>67.69381</text:p>
          </table:table-cell>
          <table:table-cell office:value-type="float" office:value="68.067665">
            <text:p>68.067665</text:p>
          </table:table-cell>
          <table:table-cell office:value-type="float" office:value="68.31881">
            <text:p>68.31881</text:p>
          </table:table-cell>
          <table:table-cell office:value-type="float" office:value="68.706375">
            <text:p>68.706375</text:p>
          </table:table-cell>
          <table:table-cell office:value-type="float" office:value="67.97554">
            <text:p>67.97554</text:p>
          </table:table-cell>
          <table:table-cell office:value-type="float" office:value="69.30728">
            <text:p>69.30728</text:p>
          </table:table-cell>
          <table:table-cell office:value-type="float" office:value="67.88708">
            <text:p>67.88708</text:p>
          </table:table-cell>
          <table:table-cell office:value-type="float" office:value="67.231346">
            <text:p>67.231346</text:p>
          </table:table-cell>
          <table:table-cell office:value-type="float" office:value="64.25481">
            <text:p>64.25481</text:p>
          </table:table-cell>
          <table:table-cell office:value-type="float" office:value="62.416164">
            <text:p>62.416164</text:p>
          </table:table-cell>
          <table:table-cell office:value-type="float" office:value="62.289417">
            <text:p>62.289417</text:p>
          </table:table-cell>
          <table:table-cell office:value-type="float" office:value="63.34159">
            <text:p>63.34159</text:p>
          </table:table-cell>
          <table:table-cell office:value-type="float" office:value="61.119392">
            <text:p>61.119392</text:p>
          </table:table-cell>
          <table:table-cell office:value-type="float" office:value="62.29474">
            <text:p>62.29474</text:p>
          </table:table-cell>
          <table:table-cell office:value-type="float" office:value="61.66949">
            <text:p>61.66949</text:p>
          </table:table-cell>
          <table:table-cell office:value-type="float" office:value="62.151237">
            <text:p>62.151237</text:p>
          </table:table-cell>
          <table:table-cell office:value-type="float" office:value="61.919434">
            <text:p>61.919434</text:p>
          </table:table-cell>
          <table:table-cell office:value-type="float" office:value="63.79517">
            <text:p>63.79517</text:p>
          </table:table-cell>
          <table:table-cell office:value-type="float" office:value="60.247993">
            <text:p>60.247993</text:p>
          </table:table-cell>
          <table:table-cell office:value-type="float" office:value="62.411774">
            <text:p>62.411774</text:p>
          </table:table-cell>
          <table:table-cell office:value-type="float" office:value="60.65267">
            <text:p>60.65267</text:p>
          </table:table-cell>
          <table:table-cell office:value-type="float" office:value="64.029335">
            <text:p>64.029335</text:p>
          </table:table-cell>
          <table:table-cell office:value-type="float" office:value="64.64593">
            <text:p>64.64593</text:p>
          </table:table-cell>
          <table:table-cell office:value-type="float" office:value="66.00208">
            <text:p>66.00208</text:p>
          </table:table-cell>
          <table:table-cell office:value-type="float" office:value="68.847626">
            <text:p>68.847626</text:p>
          </table:table-cell>
          <table:table-cell office:value-type="float" office:value="66.2215">
            <text:p>66.2215</text:p>
          </table:table-cell>
          <table:table-cell office:value-type="float" office:value="65.74693">
            <text:p>65.74693</text:p>
          </table:table-cell>
          <table:table-cell office:value-type="float" office:value="65.40322">
            <text:p>65.40322</text:p>
          </table:table-cell>
          <table:table-cell office:value-type="float" office:value="66.52149">
            <text:p>66.52149</text:p>
          </table:table-cell>
          <table:table-cell office:value-type="float" office:value="73.11005">
            <text:p>73.11005</text:p>
          </table:table-cell>
          <table:table-cell office:value-type="float" office:value="78.676094">
            <text:p>78.676094</text:p>
          </table:table-cell>
          <table:table-cell office:value-type="float" office:value="84.39457">
            <text:p>84.39457</text:p>
          </table:table-cell>
          <table:table-cell office:value-type="float" office:value="81.29481">
            <text:p>81.29481</text:p>
          </table:table-cell>
          <table:table-cell office:value-type="float" office:value="79.490906">
            <text:p>79.490906</text:p>
          </table:table-cell>
          <table:table-cell office:value-type="float" office:value="79.66387">
            <text:p>79.66387</text:p>
          </table:table-cell>
          <table:table-cell office:value-type="float" office:value="80.85229">
            <text:p>80.85229</text:p>
          </table:table-cell>
          <table:table-cell office:value-type="float" office:value="76.44308">
            <text:p>76.44308</text:p>
          </table:table-cell>
          <table:table-cell office:value-type="float" office:value="77.50589">
            <text:p>77.50589</text:p>
          </table:table-cell>
          <table:table-cell office:value-type="float" office:value="76.68313">
            <text:p>76.68313</text:p>
          </table:table-cell>
          <table:table-cell office:value-type="float" office:value="70.42522">
            <text:p>70.42522</text:p>
          </table:table-cell>
          <table:table-cell office:value-type="float" office:value="70.49575">
            <text:p>70.49575</text:p>
          </table:table-cell>
          <table:table-cell office:value-type="float" office:value="68.909035">
            <text:p>68.909035</text:p>
          </table:table-cell>
          <table:table-cell office:value-type="float" office:value="69.2709">
            <text:p>69.2709</text:p>
          </table:table-cell>
          <table:table-cell office:value-type="float" office:value="66.249344">
            <text:p>66.249344</text:p>
          </table:table-cell>
          <table:table-cell office:value-type="float" office:value="63.085464">
            <text:p>63.085464</text:p>
          </table:table-cell>
          <table:table-cell office:value-type="float" office:value="58.603634">
            <text:p>58.603634</text:p>
          </table:table-cell>
          <table:table-cell office:value-type="float" office:value="59.982086">
            <text:p>59.982086</text:p>
          </table:table-cell>
          <table:table-cell office:value-type="float" office:value="50.894802">
            <text:p>50.894802</text:p>
          </table:table-cell>
          <table:table-cell office:value-type="float" office:value="48.502567">
            <text:p>48.502567</text:p>
          </table:table-cell>
          <table:table-cell office:value-type="float" office:value="47.857525">
            <text:p>47.857525</text:p>
          </table:table-cell>
          <table:table-cell office:value-type="float" office:value="56.066025">
            <text:p>56.066025</text:p>
          </table:table-cell>
          <table:table-cell office:value-type="float" office:value="59.053707">
            <text:p>59.053707</text:p>
          </table:table-cell>
          <table:table-cell office:value-type="float" office:value="65.61547">
            <text:p>65.61547</text:p>
          </table:table-cell>
          <table:table-cell office:value-type="float" office:value="65.5649">
            <text:p>65.5649</text:p>
          </table:table-cell>
          <table:table-cell office:value-type="float" office:value="71.33471">
            <text:p>71.33471</text:p>
          </table:table-cell>
          <table:table-cell office:value-type="float" office:value="75.85287">
            <text:p>75.85287</text:p>
          </table:table-cell>
          <table:table-cell office:value-type="float" office:value="80.699135">
            <text:p>80.699135</text:p>
          </table:table-cell>
          <table:table-cell office:value-type="float" office:value="83.540344">
            <text:p>83.540344</text:p>
          </table:table-cell>
          <table:table-cell office:value-type="float" office:value="85.59147">
            <text:p>85.59147</text:p>
          </table:table-cell>
          <table:table-cell office:value-type="float" office:value="80.50106">
            <text:p>80.50106</text:p>
          </table:table-cell>
          <table:table-cell office:value-type="float" office:value="77.03184">
            <text:p>77.03184</text:p>
          </table:table-cell>
          <table:table-cell office:value-type="float" office:value="73.609856">
            <text:p>73.609856</text:p>
          </table:table-cell>
          <table:table-cell office:value-type="float" office:value="71.62264">
            <text:p>71.62264</text:p>
          </table:table-cell>
          <table:table-cell office:value-type="float" office:value="70.73611">
            <text:p>70.73611</text:p>
          </table:table-cell>
          <table:table-cell office:value-type="float" office:value="67.57957">
            <text:p>67.57957</text:p>
          </table:table-cell>
          <table:table-cell office:value-type="float" office:value="69.186295">
            <text:p>69.186295</text:p>
          </table:table-cell>
          <table:table-cell office:value-type="float" office:value="69.70932">
            <text:p>69.70932</text:p>
          </table:table-cell>
          <table:table-cell office:value-type="float" office:value="69.162506">
            <text:p>69.162506</text:p>
          </table:table-cell>
          <table:table-cell office:value-type="float" office:value="71.16075">
            <text:p>71.16075</text:p>
          </table:table-cell>
          <table:table-cell office:value-type="float" office:value="72.92064">
            <text:p>72.92064</text:p>
          </table:table-cell>
          <table:table-cell office:value-type="float" office:value="75.09363">
            <text:p>75.09363</text:p>
          </table:table-cell>
          <table:table-cell office:value-type="float" office:value="77.16453">
            <text:p>77.16453</text:p>
          </table:table-cell>
          <table:table-cell office:value-type="float" office:value="81.38482">
            <text:p>81.38482</text:p>
          </table:table-cell>
          <table:table-cell office:value-type="float" office:value="78.390884">
            <text:p>78.390884</text:p>
          </table:table-cell>
          <table:table-cell office:value-type="float" office:value="74.177315">
            <text:p>74.177315</text:p>
          </table:table-cell>
          <table:table-cell office:value-type="float" office:value="78.503845">
            <text:p>78.503845</text:p>
          </table:table-cell>
          <table:table-cell office:value-type="float" office:value="74.39065">
            <text:p>74.39065</text:p>
          </table:table-cell>
          <table:table-cell office:value-type="float" office:value="70.88031">
            <text:p>70.88031</text:p>
          </table:table-cell>
          <table:table-cell office:value-type="float" office:value="74.16752">
            <text:p>74.16752</text:p>
          </table:table-cell>
          <table:table-cell office:value-type="float" office:value="72.42141">
            <text:p>72.42141</text:p>
          </table:table-cell>
          <table:table-cell office:value-type="float" office:value="75.004684">
            <text:p>75.004684</text:p>
          </table:table-cell>
          <table:table-cell office:value-type="float" office:value="70.79418">
            <text:p>70.79418</text:p>
          </table:table-cell>
          <table:table-cell office:value-type="float" office:value="67.349434">
            <text:p>67.349434</text:p>
          </table:table-cell>
          <table:table-cell office:value-type="float" office:value="65.33091">
            <text:p>65.33091</text:p>
          </table:table-cell>
          <table:table-cell office:value-type="float" office:value="66.88223">
            <text:p>66.88223</text:p>
          </table:table-cell>
          <table:table-cell office:value-type="float" office:value="67.712555">
            <text:p>67.712555</text:p>
          </table:table-cell>
          <table:table-cell office:value-type="float" office:value="67.85219">
            <text:p>67.85219</text:p>
          </table:table-cell>
          <table:table-cell office:value-type="float" office:value="66.718925">
            <text:p>66.718925</text:p>
          </table:table-cell>
          <table:table-cell office:value-type="float" office:value="64.44795">
            <text:p>64.44795</text:p>
          </table:table-cell>
          <table:table-cell office:value-type="float" office:value="65.93567">
            <text:p>65.93567</text:p>
          </table:table-cell>
          <table:table-cell office:value-type="float" office:value="66.093">
            <text:p>66.093</text:p>
          </table:table-cell>
          <table:table-cell office:value-type="float" office:value="63.640488">
            <text:p>63.640488</text:p>
          </table:table-cell>
          <table:table-cell office:value-type="float" office:value="61.805466">
            <text:p>61.805466</text:p>
          </table:table-cell>
          <table:table-cell office:value-type="float" office:value="63.230595">
            <text:p>63.230595</text:p>
          </table:table-cell>
          <table:table-cell office:value-type="float" office:value="59.73907">
            <text:p>59.73907</text:p>
          </table:table-cell>
          <table:table-cell office:value-type="float" office:value="60.702213">
            <text:p>60.702213</text:p>
          </table:table-cell>
          <table:table-cell office:value-type="float" office:value="60.302876">
            <text:p>60.302876</text:p>
          </table:table-cell>
          <table:table-cell office:value-type="float" office:value="58.40592">
            <text:p>58.40592</text:p>
          </table:table-cell>
          <table:table-cell office:value-type="float" office:value="58.505974">
            <text:p>58.505974</text:p>
          </table:table-cell>
          <table:table-cell office:value-type="float" office:value="59.37792">
            <text:p>59.37792</text:p>
          </table:table-cell>
          <table:table-cell office:value-type="float" office:value="61.300488">
            <text:p>61.300488</text:p>
          </table:table-cell>
          <table:table-cell office:value-type="float" office:value="63.827477">
            <text:p>63.827477</text:p>
          </table:table-cell>
          <table:table-cell office:value-type="float" office:value="61.77012">
            <text:p>61.77012</text:p>
          </table:table-cell>
          <table:table-cell office:value-type="float" office:value="60.4554">
            <text:p>60.4554</text:p>
          </table:table-cell>
          <table:table-cell office:value-type="float" office:value="61.907074">
            <text:p>61.907074</text:p>
          </table:table-cell>
          <table:table-cell office:value-type="float" office:value="60.507614">
            <text:p>60.507614</text:p>
          </table:table-cell>
          <table:table-cell office:value-type="float" office:value="60.82118">
            <text:p>60.82118</text:p>
          </table:table-cell>
          <table:table-cell office:value-type="float" office:value="59.559208">
            <text:p>59.559208</text:p>
          </table:table-cell>
          <table:table-cell office:value-type="float" office:value="59.12869">
            <text:p>59.12869</text:p>
          </table:table-cell>
          <table:table-cell office:value-type="float" office:value="59.838097">
            <text:p>59.838097</text:p>
          </table:table-cell>
          <table:table-cell office:value-type="float" office:value="61.710186">
            <text:p>61.710186</text:p>
          </table:table-cell>
          <table:table-cell office:value-type="float" office:value="62.475674">
            <text:p>62.475674</text:p>
          </table:table-cell>
          <table:table-cell office:value-type="float" office:value="64.9446">
            <text:p>64.9446</text:p>
          </table:table-cell>
          <table:table-cell office:value-type="float" office:value="63.84084">
            <text:p>63.84084</text:p>
          </table:table-cell>
          <table:table-cell office:value-type="float" office:value="63.33096">
            <text:p>63.33096</text:p>
          </table:table-cell>
          <table:table-cell office:value-type="float" office:value="64.88548">
            <text:p>64.88548</text:p>
          </table:table-cell>
          <table:table-cell office:value-type="float" office:value="63.468895">
            <text:p>63.468895</text:p>
          </table:table-cell>
          <table:table-cell office:value-type="float" office:value="64.26927">
            <text:p>64.26927</text:p>
          </table:table-cell>
          <table:table-cell office:value-type="float" office:value="66.012146">
            <text:p>66.012146</text:p>
          </table:table-cell>
          <table:table-cell office:value-type="float" office:value="67.49701">
            <text:p>67.49701</text:p>
          </table:table-cell>
          <table:table-cell office:value-type="float" office:value="70.99962">
            <text:p>70.99962</text:p>
          </table:table-cell>
          <table:table-cell office:value-type="float" office:value="74.53959">
            <text:p>74.53959</text:p>
          </table:table-cell>
          <table:table-cell office:value-type="float" office:value="79.01125">
            <text:p>79.01125</text:p>
          </table:table-cell>
          <table:table-cell office:value-type="float" office:value="76.08876">
            <text:p>76.08876</text:p>
          </table:table-cell>
          <table:table-cell office:value-type="float" office:value="74.54149">
            <text:p>74.54149</text:p>
          </table:table-cell>
          <table:table-cell office:value-type="float" office:value="72.784454">
            <text:p>72.784454</text:p>
          </table:table-cell>
          <table:table-cell office:value-type="float" office:value="70.08675">
            <text:p>70.08675</text:p>
          </table:table-cell>
          <table:table-cell office:value-type="float" office:value="69.50976">
            <text:p>69.50976</text:p>
          </table:table-cell>
          <table:table-cell office:value-type="float" office:value="71.1342">
            <text:p>71.1342</text:p>
          </table:table-cell>
          <table:table-cell office:value-type="float" office:value="67.438995">
            <text:p>67.438995</text:p>
          </table:table-cell>
          <table:table-cell office:value-type="float" office:value="69.67853">
            <text:p>69.67853</text:p>
          </table:table-cell>
          <table:table-cell office:value-type="float" office:value="69.546585">
            <text:p>69.546585</text:p>
          </table:table-cell>
          <table:table-cell office:value-type="float" office:value="68.11259">
            <text:p>68.11259</text:p>
          </table:table-cell>
          <table:table-cell office:value-type="float" office:value="69.68335">
            <text:p>69.68335</text:p>
          </table:table-cell>
          <table:table-cell office:value-type="float" office:value="72.13755">
            <text:p>72.13755</text:p>
          </table:table-cell>
          <table:table-cell office:value-type="float" office:value="71.9069">
            <text:p>71.9069</text:p>
          </table:table-cell>
          <table:table-cell office:value-type="float" office:value="72.49765">
            <text:p>72.49765</text:p>
          </table:table-cell>
          <table:table-cell office:value-type="float" office:value="71.314">
            <text:p>71.314</text:p>
          </table:table-cell>
          <table:table-cell office:value-type="float" office:value="75.678894">
            <text:p>75.678894</text:p>
          </table:table-cell>
          <table:table-cell office:value-type="float" office:value="78.31727">
            <text:p>78.31727</text:p>
          </table:table-cell>
          <table:table-cell office:value-type="float" office:value="76.77043">
            <text:p>76.77043</text:p>
          </table:table-cell>
          <table:table-cell office:value-type="float" office:value="82.5916">
            <text:p>82.5916</text:p>
          </table:table-cell>
          <table:table-cell office:value-type="float" office:value="89.80035">
            <text:p>89.80035</text:p>
          </table:table-cell>
          <table:table-cell office:value-type="float" office:value="102.83336">
            <text:p>102.83336</text:p>
          </table:table-cell>
          <table:table-cell office:value-type="float" office:value="96.57951">
            <text:p>96.57951</text:p>
          </table:table-cell>
          <table:table-cell office:value-type="float" office:value="99.027466">
            <text:p>99.027466</text:p>
          </table:table-cell>
          <table:table-cell office:value-type="float" office:value="114.65467">
            <text:p>114.65467</text:p>
          </table:table-cell>
          <table:table-cell office:value-type="float" office:value="143.52354">
            <text:p>143.52354</text:p>
          </table:table-cell>
          <table:table-cell office:value-type="float" office:value="183.33237">
            <text:p>183.33237</text:p>
          </table:table-cell>
          <table:table-cell office:value-type="float" office:value="160.17096">
            <text:p>160.17096</text:p>
          </table:table-cell>
          <table:table-cell office:value-type="float" office:value="110.228">
            <text:p>110.228</text:p>
          </table:table-cell>
          <table:table-cell office:value-type="float" office:value="146.96593">
            <text:p>146.9659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Lleg</text:p>
          </table:table-cell>
          <table:table-cell office:value-type="float" office:value="48.85791">
            <text:p>48.85791</text:p>
          </table:table-cell>
          <table:table-cell office:value-type="float" office:value="76.3406">
            <text:p>76.3406</text:p>
          </table:table-cell>
          <table:table-cell office:value-type="float" office:value="76.10882">
            <text:p>76.10882</text:p>
          </table:table-cell>
          <table:table-cell office:value-type="float" office:value="73.14283">
            <text:p>73.14283</text:p>
          </table:table-cell>
          <table:table-cell office:value-type="float" office:value="80.47742">
            <text:p>80.47742</text:p>
          </table:table-cell>
          <table:table-cell office:value-type="float" office:value="68.81733">
            <text:p>68.81733</text:p>
          </table:table-cell>
          <table:table-cell office:value-type="float" office:value="64.95342">
            <text:p>64.95342</text:p>
          </table:table-cell>
          <table:table-cell office:value-type="float" office:value="68.97234">
            <text:p>68.97234</text:p>
          </table:table-cell>
          <table:table-cell office:value-type="float" office:value="74.164024">
            <text:p>74.164024</text:p>
          </table:table-cell>
          <table:table-cell office:value-type="float" office:value="66.22869">
            <text:p>66.22869</text:p>
          </table:table-cell>
          <table:table-cell office:value-type="float" office:value="69.654">
            <text:p>69.654</text:p>
          </table:table-cell>
          <table:table-cell office:value-type="float" office:value="47.15359">
            <text:p>47.15359</text:p>
          </table:table-cell>
          <table:table-cell office:value-type="float" office:value="63.297794">
            <text:p>63.297794</text:p>
          </table:table-cell>
          <table:table-cell office:value-type="float" office:value="71.58394">
            <text:p>71.58394</text:p>
          </table:table-cell>
          <table:table-cell office:value-type="float" office:value="55.243412">
            <text:p>55.243412</text:p>
          </table:table-cell>
          <table:table-cell office:value-type="float" office:value="50.68956">
            <text:p>50.68956</text:p>
          </table:table-cell>
          <table:table-cell office:value-type="float" office:value="52.63296">
            <text:p>52.63296</text:p>
          </table:table-cell>
          <table:table-cell office:value-type="float" office:value="52.538033">
            <text:p>52.538033</text:p>
          </table:table-cell>
          <table:table-cell office:value-type="float" office:value="53.719124">
            <text:p>53.719124</text:p>
          </table:table-cell>
          <table:table-cell office:value-type="float" office:value="61.127792">
            <text:p>61.127792</text:p>
          </table:table-cell>
          <table:table-cell office:value-type="float" office:value="67.14912">
            <text:p>67.14912</text:p>
          </table:table-cell>
          <table:table-cell office:value-type="float" office:value="68.34122">
            <text:p>68.34122</text:p>
          </table:table-cell>
          <table:table-cell office:value-type="float" office:value="65.99666">
            <text:p>65.99666</text:p>
          </table:table-cell>
          <table:table-cell office:value-type="float" office:value="64.07296">
            <text:p>64.07296</text:p>
          </table:table-cell>
          <table:table-cell office:value-type="float" office:value="63.839317">
            <text:p>63.839317</text:p>
          </table:table-cell>
          <table:table-cell office:value-type="float" office:value="65.37287">
            <text:p>65.37287</text:p>
          </table:table-cell>
          <table:table-cell office:value-type="float" office:value="67.49528">
            <text:p>67.49528</text:p>
          </table:table-cell>
          <table:table-cell office:value-type="float" office:value="67.13224">
            <text:p>67.13224</text:p>
          </table:table-cell>
          <table:table-cell office:value-type="float" office:value="67.70003">
            <text:p>67.70003</text:p>
          </table:table-cell>
          <table:table-cell office:value-type="float" office:value="69.766365">
            <text:p>69.766365</text:p>
          </table:table-cell>
          <table:table-cell office:value-type="float" office:value="70.18329">
            <text:p>70.18329</text:p>
          </table:table-cell>
          <table:table-cell office:value-type="float" office:value="69.19142">
            <text:p>69.19142</text:p>
          </table:table-cell>
          <table:table-cell office:value-type="float" office:value="72.56504">
            <text:p>72.56504</text:p>
          </table:table-cell>
          <table:table-cell office:value-type="float" office:value="76.46146">
            <text:p>76.46146</text:p>
          </table:table-cell>
          <table:table-cell office:value-type="float" office:value="81.74482">
            <text:p>81.74482</text:p>
          </table:table-cell>
          <table:table-cell office:value-type="float" office:value="94.01753">
            <text:p>94.01753</text:p>
          </table:table-cell>
          <table:table-cell office:value-type="float" office:value="99.32258">
            <text:p>99.32258</text:p>
          </table:table-cell>
          <table:table-cell office:value-type="float" office:value="77.173065">
            <text:p>77.173065</text:p>
          </table:table-cell>
          <table:table-cell office:value-type="float" office:value="70.87698">
            <text:p>70.87698</text:p>
          </table:table-cell>
          <table:table-cell office:value-type="float" office:value="64.223526">
            <text:p>64.223526</text:p>
          </table:table-cell>
          <table:table-cell office:value-type="float" office:value="65.40436">
            <text:p>65.40436</text:p>
          </table:table-cell>
          <table:table-cell office:value-type="float" office:value="73.68985">
            <text:p>73.68985</text:p>
          </table:table-cell>
          <table:table-cell office:value-type="float" office:value="77.19557">
            <text:p>77.19557</text:p>
          </table:table-cell>
          <table:table-cell office:value-type="float" office:value="70.69541">
            <text:p>70.69541</text:p>
          </table:table-cell>
          <table:table-cell office:value-type="float" office:value="70.82195">
            <text:p>70.82195</text:p>
          </table:table-cell>
          <table:table-cell office:value-type="float" office:value="69.57664">
            <text:p>69.57664</text:p>
          </table:table-cell>
          <table:table-cell office:value-type="float" office:value="72.885544">
            <text:p>72.885544</text:p>
          </table:table-cell>
          <table:table-cell office:value-type="float" office:value="73.82482">
            <text:p>73.82482</text:p>
          </table:table-cell>
          <table:table-cell office:value-type="float" office:value="75.47877">
            <text:p>75.47877</text:p>
          </table:table-cell>
          <table:table-cell office:value-type="float" office:value="74.18212">
            <text:p>74.18212</text:p>
          </table:table-cell>
          <table:table-cell office:value-type="float" office:value="75.01437">
            <text:p>75.01437</text:p>
          </table:table-cell>
          <table:table-cell office:value-type="float" office:value="74.24532">
            <text:p>74.24532</text:p>
          </table:table-cell>
          <table:table-cell office:value-type="float" office:value="74.9119">
            <text:p>74.9119</text:p>
          </table:table-cell>
          <table:table-cell office:value-type="float" office:value="75.13885">
            <text:p>75.13885</text:p>
          </table:table-cell>
          <table:table-cell office:value-type="float" office:value="82.64884">
            <text:p>82.64884</text:p>
          </table:table-cell>
          <table:table-cell office:value-type="float" office:value="83.3431">
            <text:p>83.3431</text:p>
          </table:table-cell>
          <table:table-cell office:value-type="float" office:value="72.91835">
            <text:p>72.91835</text:p>
          </table:table-cell>
          <table:table-cell office:value-type="float" office:value="71.23501">
            <text:p>71.23501</text:p>
          </table:table-cell>
          <table:table-cell office:value-type="float" office:value="69.49181">
            <text:p>69.49181</text:p>
          </table:table-cell>
          <table:table-cell office:value-type="float" office:value="69.98731">
            <text:p>69.98731</text:p>
          </table:table-cell>
          <table:table-cell office:value-type="float" office:value="75.78006">
            <text:p>75.78006</text:p>
          </table:table-cell>
          <table:table-cell office:value-type="float" office:value="75.29897">
            <text:p>75.29897</text:p>
          </table:table-cell>
          <table:table-cell office:value-type="float" office:value="73.14745">
            <text:p>73.14745</text:p>
          </table:table-cell>
          <table:table-cell office:value-type="float" office:value="71.99984">
            <text:p>71.99984</text:p>
          </table:table-cell>
          <table:table-cell office:value-type="float" office:value="70.713356">
            <text:p>70.713356</text:p>
          </table:table-cell>
          <table:table-cell office:value-type="float" office:value="78.05834">
            <text:p>78.05834</text:p>
          </table:table-cell>
          <table:table-cell office:value-type="float" office:value="77.89083">
            <text:p>77.89083</text:p>
          </table:table-cell>
          <table:table-cell office:value-type="float" office:value="77.860146">
            <text:p>77.860146</text:p>
          </table:table-cell>
          <table:table-cell office:value-type="float" office:value="76.33366">
            <text:p>76.33366</text:p>
          </table:table-cell>
          <table:table-cell office:value-type="float" office:value="75.35444">
            <text:p>75.35444</text:p>
          </table:table-cell>
          <table:table-cell office:value-type="float" office:value="76.854004">
            <text:p>76.854004</text:p>
          </table:table-cell>
          <table:table-cell office:value-type="float" office:value="75.80972">
            <text:p>75.80972</text:p>
          </table:table-cell>
          <table:table-cell office:value-type="float" office:value="77.13138">
            <text:p>77.13138</text:p>
          </table:table-cell>
          <table:table-cell office:value-type="float" office:value="78.28325">
            <text:p>78.28325</text:p>
          </table:table-cell>
          <table:table-cell office:value-type="float" office:value="76.67132">
            <text:p>76.67132</text:p>
          </table:table-cell>
          <table:table-cell office:value-type="float" office:value="74.31359">
            <text:p>74.31359</text:p>
          </table:table-cell>
          <table:table-cell office:value-type="float" office:value="73.1958">
            <text:p>73.1958</text:p>
          </table:table-cell>
          <table:table-cell office:value-type="float" office:value="74.89529">
            <text:p>74.89529</text:p>
          </table:table-cell>
          <table:table-cell office:value-type="float" office:value="75.06078">
            <text:p>75.06078</text:p>
          </table:table-cell>
          <table:table-cell office:value-type="float" office:value="75.2835">
            <text:p>75.2835</text:p>
          </table:table-cell>
          <table:table-cell office:value-type="float" office:value="76.04565">
            <text:p>76.04565</text:p>
          </table:table-cell>
          <table:table-cell office:value-type="float" office:value="77.19048">
            <text:p>77.19048</text:p>
          </table:table-cell>
          <table:table-cell office:value-type="float" office:value="77.87318">
            <text:p>77.87318</text:p>
          </table:table-cell>
          <table:table-cell office:value-type="float" office:value="60.542828">
            <text:p>60.542828</text:p>
          </table:table-cell>
          <table:table-cell office:value-type="float" office:value="50.577858">
            <text:p>50.577858</text:p>
          </table:table-cell>
          <table:table-cell office:value-type="float" office:value="49.134117">
            <text:p>49.134117</text:p>
          </table:table-cell>
          <table:table-cell office:value-type="float" office:value="50.269287">
            <text:p>50.269287</text:p>
          </table:table-cell>
          <table:table-cell office:value-type="float" office:value="46.977524">
            <text:p>46.977524</text:p>
          </table:table-cell>
          <table:table-cell office:value-type="float" office:value="49.028496">
            <text:p>49.028496</text:p>
          </table:table-cell>
          <table:table-cell office:value-type="float" office:value="49.774864">
            <text:p>49.774864</text:p>
          </table:table-cell>
          <table:table-cell office:value-type="float" office:value="49.40607">
            <text:p>49.40607</text:p>
          </table:table-cell>
          <table:table-cell office:value-type="float" office:value="48.869087">
            <text:p>48.869087</text:p>
          </table:table-cell>
          <table:table-cell office:value-type="float" office:value="46.177036">
            <text:p>46.177036</text:p>
          </table:table-cell>
          <table:table-cell office:value-type="float" office:value="50.92586">
            <text:p>50.92586</text:p>
          </table:table-cell>
          <table:table-cell office:value-type="float" office:value="50.090916">
            <text:p>50.090916</text:p>
          </table:table-cell>
          <table:table-cell office:value-type="float" office:value="50.882042">
            <text:p>50.882042</text:p>
          </table:table-cell>
          <table:table-cell office:value-type="float" office:value="53.884872">
            <text:p>53.884872</text:p>
          </table:table-cell>
          <table:table-cell office:value-type="float" office:value="52.73291">
            <text:p>52.73291</text:p>
          </table:table-cell>
          <table:table-cell office:value-type="float" office:value="49.82568">
            <text:p>49.82568</text:p>
          </table:table-cell>
          <table:table-cell office:value-type="float" office:value="50.116516">
            <text:p>50.116516</text:p>
          </table:table-cell>
          <table:table-cell office:value-type="float" office:value="51.203785">
            <text:p>51.203785</text:p>
          </table:table-cell>
          <table:table-cell office:value-type="float" office:value="50.037323">
            <text:p>50.037323</text:p>
          </table:table-cell>
          <table:table-cell office:value-type="float" office:value="54.077595">
            <text:p>54.077595</text:p>
          </table:table-cell>
          <table:table-cell office:value-type="float" office:value="50.809944">
            <text:p>50.809944</text:p>
          </table:table-cell>
          <table:table-cell office:value-type="float" office:value="51.006207">
            <text:p>51.006207</text:p>
          </table:table-cell>
          <table:table-cell office:value-type="float" office:value="50.066635">
            <text:p>50.066635</text:p>
          </table:table-cell>
          <table:table-cell office:value-type="float" office:value="55.65776">
            <text:p>55.65776</text:p>
          </table:table-cell>
          <table:table-cell office:value-type="float" office:value="52.03051">
            <text:p>52.03051</text:p>
          </table:table-cell>
          <table:table-cell office:value-type="float" office:value="51.055836">
            <text:p>51.055836</text:p>
          </table:table-cell>
          <table:table-cell office:value-type="float" office:value="51.491215">
            <text:p>51.491215</text:p>
          </table:table-cell>
          <table:table-cell office:value-type="float" office:value="50.536434">
            <text:p>50.536434</text:p>
          </table:table-cell>
          <table:table-cell office:value-type="float" office:value="50.091515">
            <text:p>50.091515</text:p>
          </table:table-cell>
          <table:table-cell office:value-type="float" office:value="48.329918">
            <text:p>48.329918</text:p>
          </table:table-cell>
          <table:table-cell office:value-type="float" office:value="46.320595">
            <text:p>46.320595</text:p>
          </table:table-cell>
          <table:table-cell office:value-type="float" office:value="44.41834">
            <text:p>44.41834</text:p>
          </table:table-cell>
          <table:table-cell office:value-type="float" office:value="45.188564">
            <text:p>45.188564</text:p>
          </table:table-cell>
          <table:table-cell office:value-type="float" office:value="43.434757">
            <text:p>43.434757</text:p>
          </table:table-cell>
          <table:table-cell office:value-type="float" office:value="44.108948">
            <text:p>44.108948</text:p>
          </table:table-cell>
          <table:table-cell office:value-type="float" office:value="43.733105">
            <text:p>43.733105</text:p>
          </table:table-cell>
          <table:table-cell office:value-type="float" office:value="43.72873">
            <text:p>43.72873</text:p>
          </table:table-cell>
          <table:table-cell office:value-type="float" office:value="44.214703">
            <text:p>44.214703</text:p>
          </table:table-cell>
          <table:table-cell office:value-type="float" office:value="43.846714">
            <text:p>43.846714</text:p>
          </table:table-cell>
          <table:table-cell office:value-type="float" office:value="44.22586">
            <text:p>44.22586</text:p>
          </table:table-cell>
          <table:table-cell office:value-type="float" office:value="45.665592">
            <text:p>45.665592</text:p>
          </table:table-cell>
          <table:table-cell office:value-type="float" office:value="46.463367">
            <text:p>46.463367</text:p>
          </table:table-cell>
          <table:table-cell office:value-type="float" office:value="48.29351">
            <text:p>48.29351</text:p>
          </table:table-cell>
          <table:table-cell office:value-type="float" office:value="50.260086">
            <text:p>50.260086</text:p>
          </table:table-cell>
          <table:table-cell office:value-type="float" office:value="55.21675">
            <text:p>55.21675</text:p>
          </table:table-cell>
          <table:table-cell office:value-type="float" office:value="53.577393">
            <text:p>53.577393</text:p>
          </table:table-cell>
          <table:table-cell office:value-type="float" office:value="52.907215">
            <text:p>52.907215</text:p>
          </table:table-cell>
          <table:table-cell office:value-type="float" office:value="54.805336">
            <text:p>54.805336</text:p>
          </table:table-cell>
          <table:table-cell office:value-type="float" office:value="51.894817">
            <text:p>51.894817</text:p>
          </table:table-cell>
          <table:table-cell office:value-type="float" office:value="51.79782">
            <text:p>51.79782</text:p>
          </table:table-cell>
          <table:table-cell office:value-type="float" office:value="59.498646">
            <text:p>59.498646</text:p>
          </table:table-cell>
          <table:table-cell office:value-type="float" office:value="54.0722">
            <text:p>54.0722</text:p>
          </table:table-cell>
          <table:table-cell office:value-type="float" office:value="171.83583">
            <text:p>171.83583</text:p>
          </table:table-cell>
          <table:table-cell office:value-type="float" office:value="90.36957">
            <text:p>90.36957</text:p>
          </table:table-cell>
          <table:table-cell office:value-type="float" office:value="77.77606">
            <text:p>77.77606</text:p>
          </table:table-cell>
          <table:table-cell office:value-type="float" office:value="72.10501">
            <text:p>72.10501</text:p>
          </table:table-cell>
          <table:table-cell office:value-type="float" office:value="207.7787">
            <text:p>207.7787</text:p>
          </table:table-cell>
          <table:table-cell office:value-type="float" office:value="38.91988">
            <text:p>38.91988</text:p>
          </table:table-cell>
          <table:table-cell office:value-type="float" office:value="47.721363">
            <text:p>47.721363</text:p>
          </table:table-cell>
          <table:table-cell office:value-type="float" office:value="71.41757">
            <text:p>71.41757</text:p>
          </table:table-cell>
          <table:table-cell office:value-type="float" office:value="73.930725">
            <text:p>73.930725</text:p>
          </table:table-cell>
          <table:table-cell office:value-type="float" office:value="63.536182">
            <text:p>63.536182</text:p>
          </table:table-cell>
          <table:table-cell office:value-type="float" office:value="52.24081">
            <text:p>52.24081</text:p>
          </table:table-cell>
          <table:table-cell office:value-type="float" office:value="54.752396">
            <text:p>54.752396</text:p>
          </table:table-cell>
          <table:table-cell office:value-type="float" office:value="51.75075">
            <text:p>51.75075</text:p>
          </table:table-cell>
          <table:table-cell office:value-type="float" office:value="53.049767">
            <text:p>53.049767</text:p>
          </table:table-cell>
          <table:table-cell office:value-type="float" office:value="48.10295">
            <text:p>48.10295</text:p>
          </table:table-cell>
          <table:table-cell office:value-type="float" office:value="53.493366">
            <text:p>53.493366</text:p>
          </table:table-cell>
          <table:table-cell office:value-type="float" office:value="53.00256">
            <text:p>53.00256</text:p>
          </table:table-cell>
          <table:table-cell office:value-type="float" office:value="49.818577">
            <text:p>49.818577</text:p>
          </table:table-cell>
          <table:table-cell office:value-type="float" office:value="50.302013">
            <text:p>50.302013</text:p>
          </table:table-cell>
          <table:table-cell office:value-type="float" office:value="52.33082">
            <text:p>52.33082</text:p>
          </table:table-cell>
          <table:table-cell office:value-type="float" office:value="54.172157">
            <text:p>54.172157</text:p>
          </table:table-cell>
          <table:table-cell office:value-type="float" office:value="55.119877">
            <text:p>55.119877</text:p>
          </table:table-cell>
          <table:table-cell office:value-type="float" office:value="56.691708">
            <text:p>56.691708</text:p>
          </table:table-cell>
          <table:table-cell office:value-type="float" office:value="58.791428">
            <text:p>58.791428</text:p>
          </table:table-cell>
          <table:table-cell office:value-type="float" office:value="59.73112">
            <text:p>59.73112</text:p>
          </table:table-cell>
          <table:table-cell office:value-type="float" office:value="58.37653">
            <text:p>58.37653</text:p>
          </table:table-cell>
          <table:table-cell office:value-type="float" office:value="59.24244">
            <text:p>59.24244</text:p>
          </table:table-cell>
          <table:table-cell office:value-type="float" office:value="57.79817">
            <text:p>57.79817</text:p>
          </table:table-cell>
          <table:table-cell office:value-type="float" office:value="57.23819">
            <text:p>57.23819</text:p>
          </table:table-cell>
          <table:table-cell office:value-type="float" office:value="56.3039">
            <text:p>56.3039</text:p>
          </table:table-cell>
          <table:table-cell office:value-type="float" office:value="55.331493">
            <text:p>55.331493</text:p>
          </table:table-cell>
          <table:table-cell office:value-type="float" office:value="51.101894">
            <text:p>51.101894</text:p>
          </table:table-cell>
          <table:table-cell office:value-type="float" office:value="49.77619">
            <text:p>49.77619</text:p>
          </table:table-cell>
          <table:table-cell office:value-type="float" office:value="47.701954">
            <text:p>47.701954</text:p>
          </table:table-cell>
          <table:table-cell office:value-type="float" office:value="45.01918">
            <text:p>45.01918</text:p>
          </table:table-cell>
          <table:table-cell office:value-type="float" office:value="48.008053">
            <text:p>48.008053</text:p>
          </table:table-cell>
          <table:table-cell office:value-type="float" office:value="62.4906">
            <text:p>62.4906</text:p>
          </table:table-cell>
          <table:table-cell office:value-type="float" office:value="74.311516">
            <text:p>74.311516</text:p>
          </table:table-cell>
          <table:table-cell office:value-type="float" office:value="77.8084">
            <text:p>77.8084</text:p>
          </table:table-cell>
          <table:table-cell office:value-type="float" office:value="62.594322">
            <text:p>62.594322</text:p>
          </table:table-cell>
          <table:table-cell office:value-type="float" office:value="58.396664">
            <text:p>58.396664</text:p>
          </table:table-cell>
          <table:table-cell office:value-type="float" office:value="56.849716">
            <text:p>56.849716</text:p>
          </table:table-cell>
          <table:table-cell office:value-type="float" office:value="54.79562">
            <text:p>54.79562</text:p>
          </table:table-cell>
          <table:table-cell office:value-type="float" office:value="55.265015">
            <text:p>55.265015</text:p>
          </table:table-cell>
          <table:table-cell office:value-type="float" office:value="54.973286">
            <text:p>54.973286</text:p>
          </table:table-cell>
          <table:table-cell office:value-type="float" office:value="46.9008">
            <text:p>46.9008</text:p>
          </table:table-cell>
          <table:table-cell office:value-type="float" office:value="48.403072">
            <text:p>48.403072</text:p>
          </table:table-cell>
          <table:table-cell office:value-type="float" office:value="48.499363">
            <text:p>48.499363</text:p>
          </table:table-cell>
          <table:table-cell office:value-type="float" office:value="44.35185">
            <text:p>44.35185</text:p>
          </table:table-cell>
          <table:table-cell office:value-type="float" office:value="40.15901">
            <text:p>40.15901</text:p>
          </table:table-cell>
          <table:table-cell office:value-type="float" office:value="50.333187">
            <text:p>50.333187</text:p>
          </table:table-cell>
          <table:table-cell office:value-type="float" office:value="43.807198">
            <text:p>43.807198</text:p>
          </table:table-cell>
          <table:table-cell office:value-type="float" office:value="43.972385">
            <text:p>43.972385</text:p>
          </table:table-cell>
          <table:table-cell office:value-type="float" office:value="43.651436">
            <text:p>43.651436</text:p>
          </table:table-cell>
          <table:table-cell office:value-type="float" office:value="48.66483">
            <text:p>48.66483</text:p>
          </table:table-cell>
          <table:table-cell office:value-type="float" office:value="52.13064">
            <text:p>52.13064</text:p>
          </table:table-cell>
          <table:table-cell office:value-type="float" office:value="51.451725">
            <text:p>51.451725</text:p>
          </table:table-cell>
          <table:table-cell office:value-type="float" office:value="53.998135">
            <text:p>53.998135</text:p>
          </table:table-cell>
          <table:table-cell office:value-type="float" office:value="63.16889">
            <text:p>63.16889</text:p>
          </table:table-cell>
          <table:table-cell office:value-type="float" office:value="53.184727">
            <text:p>53.184727</text:p>
          </table:table-cell>
          <table:table-cell office:value-type="float" office:value="56.50442">
            <text:p>56.50442</text:p>
          </table:table-cell>
          <table:table-cell office:value-type="float" office:value="53.400032">
            <text:p>53.400032</text:p>
          </table:table-cell>
          <table:table-cell office:value-type="float" office:value="58.229584">
            <text:p>58.229584</text:p>
          </table:table-cell>
          <table:table-cell office:value-type="float" office:value="53.31635">
            <text:p>53.31635</text:p>
          </table:table-cell>
          <table:table-cell office:value-type="float" office:value="54.381397">
            <text:p>54.381397</text:p>
          </table:table-cell>
          <table:table-cell office:value-type="float" office:value="55.94183">
            <text:p>55.94183</text:p>
          </table:table-cell>
          <table:table-cell office:value-type="float" office:value="53.595596">
            <text:p>53.595596</text:p>
          </table:table-cell>
          <table:table-cell office:value-type="float" office:value="55.28715">
            <text:p>55.28715</text:p>
          </table:table-cell>
          <table:table-cell office:value-type="float" office:value="54.497612">
            <text:p>54.497612</text:p>
          </table:table-cell>
          <table:table-cell office:value-type="float" office:value="56.53388">
            <text:p>56.53388</text:p>
          </table:table-cell>
          <table:table-cell office:value-type="float" office:value="59.124725">
            <text:p>59.124725</text:p>
          </table:table-cell>
          <table:table-cell office:value-type="float" office:value="56.831074">
            <text:p>56.831074</text:p>
          </table:table-cell>
          <table:table-cell office:value-type="float" office:value="58.49685">
            <text:p>58.49685</text:p>
          </table:table-cell>
          <table:table-cell office:value-type="float" office:value="49.562233">
            <text:p>49.562233</text:p>
          </table:table-cell>
          <table:table-cell office:value-type="float" office:value="48.011257">
            <text:p>48.011257</text:p>
          </table:table-cell>
          <table:table-cell office:value-type="float" office:value="49.259743">
            <text:p>49.259743</text:p>
          </table:table-cell>
          <table:table-cell office:value-type="float" office:value="51.266632">
            <text:p>51.266632</text:p>
          </table:table-cell>
          <table:table-cell office:value-type="float" office:value="49.569633">
            <text:p>49.569633</text:p>
          </table:table-cell>
          <table:table-cell office:value-type="float" office:value="50.66833">
            <text:p>50.66833</text:p>
          </table:table-cell>
          <table:table-cell office:value-type="float" office:value="53.537125">
            <text:p>53.537125</text:p>
          </table:table-cell>
          <table:table-cell office:value-type="float" office:value="50.30247">
            <text:p>50.30247</text:p>
          </table:table-cell>
          <table:table-cell office:value-type="float" office:value="55.668392">
            <text:p>55.668392</text:p>
          </table:table-cell>
          <table:table-cell office:value-type="float" office:value="57.153355">
            <text:p>57.153355</text:p>
          </table:table-cell>
          <table:table-cell office:value-type="float" office:value="61.62457">
            <text:p>61.62457</text:p>
          </table:table-cell>
          <table:table-cell office:value-type="float" office:value="60.564648">
            <text:p>60.564648</text:p>
          </table:table-cell>
          <table:table-cell office:value-type="float" office:value="62.253323">
            <text:p>62.253323</text:p>
          </table:table-cell>
          <table:table-cell office:value-type="float" office:value="61.399086">
            <text:p>61.399086</text:p>
          </table:table-cell>
          <table:table-cell office:value-type="float" office:value="63.33563">
            <text:p>63.33563</text:p>
          </table:table-cell>
          <table:table-cell office:value-type="float" office:value="54.249252">
            <text:p>54.249252</text:p>
          </table:table-cell>
          <table:table-cell office:value-type="float" office:value="55.793125">
            <text:p>55.793125</text:p>
          </table:table-cell>
          <table:table-cell office:value-type="float" office:value="58.943512">
            <text:p>58.943512</text:p>
          </table:table-cell>
          <table:table-cell office:value-type="float" office:value="60.347992">
            <text:p>60.347992</text:p>
          </table:table-cell>
          <table:table-cell office:value-type="float" office:value="55.838028">
            <text:p>55.838028</text:p>
          </table:table-cell>
          <table:table-cell office:value-type="float" office:value="58.633186">
            <text:p>58.633186</text:p>
          </table:table-cell>
          <table:table-cell office:value-type="float" office:value="61.24856">
            <text:p>61.24856</text:p>
          </table:table-cell>
          <table:table-cell office:value-type="float" office:value="62.74624">
            <text:p>62.74624</text:p>
          </table:table-cell>
          <table:table-cell office:value-type="float" office:value="57.15522">
            <text:p>57.15522</text:p>
          </table:table-cell>
          <table:table-cell office:value-type="float" office:value="54.91167">
            <text:p>54.91167</text:p>
          </table:table-cell>
          <table:table-cell office:value-type="float" office:value="54.418404">
            <text:p>54.418404</text:p>
          </table:table-cell>
          <table:table-cell office:value-type="float" office:value="51.904945">
            <text:p>51.904945</text:p>
          </table:table-cell>
          <table:table-cell office:value-type="float" office:value="50.75759">
            <text:p>50.75759</text:p>
          </table:table-cell>
          <table:table-cell office:value-type="float" office:value="48.337166">
            <text:p>48.337166</text:p>
          </table:table-cell>
          <table:table-cell office:value-type="float" office:value="51.829617">
            <text:p>51.829617</text:p>
          </table:table-cell>
          <table:table-cell office:value-type="float" office:value="57.138412">
            <text:p>57.138412</text:p>
          </table:table-cell>
          <table:table-cell office:value-type="float" office:value="51.396">
            <text:p>51.396</text:p>
          </table:table-cell>
          <table:table-cell office:value-type="float" office:value="54.0142">
            <text:p>54.0142</text:p>
          </table:table-cell>
          <table:table-cell office:value-type="float" office:value="54.59327">
            <text:p>54.59327</text:p>
          </table:table-cell>
          <table:table-cell office:value-type="float" office:value="55.327793">
            <text:p>55.327793</text:p>
          </table:table-cell>
          <table:table-cell office:value-type="float" office:value="56.312428">
            <text:p>56.312428</text:p>
          </table:table-cell>
          <table:table-cell office:value-type="float" office:value="55.59307">
            <text:p>55.59307</text:p>
          </table:table-cell>
          <table:table-cell office:value-type="float" office:value="56.3382">
            <text:p>56.3382</text:p>
          </table:table-cell>
          <table:table-cell office:value-type="float" office:value="55.633835">
            <text:p>55.633835</text:p>
          </table:table-cell>
          <table:table-cell office:value-type="float" office:value="55.852104">
            <text:p>55.852104</text:p>
          </table:table-cell>
          <table:table-cell office:value-type="float" office:value="55.874348">
            <text:p>55.874348</text:p>
          </table:table-cell>
          <table:table-cell office:value-type="float" office:value="51.686394">
            <text:p>51.686394</text:p>
          </table:table-cell>
          <table:table-cell office:value-type="float" office:value="48.35925">
            <text:p>48.35925</text:p>
          </table:table-cell>
          <table:table-cell office:value-type="float" office:value="50.316406">
            <text:p>50.316406</text:p>
          </table:table-cell>
          <table:table-cell office:value-type="float" office:value="49.34115">
            <text:p>49.34115</text:p>
          </table:table-cell>
          <table:table-cell office:value-type="float" office:value="49.81503">
            <text:p>49.81503</text:p>
          </table:table-cell>
          <table:table-cell office:value-type="float" office:value="50.892628">
            <text:p>50.892628</text:p>
          </table:table-cell>
          <table:table-cell office:value-type="float" office:value="52.23759">
            <text:p>52.23759</text:p>
          </table:table-cell>
          <table:table-cell office:value-type="float" office:value="51.956585">
            <text:p>51.956585</text:p>
          </table:table-cell>
          <table:table-cell office:value-type="float" office:value="50.80547">
            <text:p>50.80547</text:p>
          </table:table-cell>
          <table:table-cell office:value-type="float" office:value="47.447514">
            <text:p>47.447514</text:p>
          </table:table-cell>
          <table:table-cell office:value-type="float" office:value="48.15525">
            <text:p>48.15525</text:p>
          </table:table-cell>
          <table:table-cell office:value-type="float" office:value="48.211548">
            <text:p>48.211548</text:p>
          </table:table-cell>
          <table:table-cell office:value-type="float" office:value="46.615944">
            <text:p>46.615944</text:p>
          </table:table-cell>
          <table:table-cell office:value-type="float" office:value="47.71156">
            <text:p>47.71156</text:p>
          </table:table-cell>
          <table:table-cell office:value-type="float" office:value="48.695354">
            <text:p>48.695354</text:p>
          </table:table-cell>
          <table:table-cell office:value-type="float" office:value="47.580578">
            <text:p>47.580578</text:p>
          </table:table-cell>
          <table:table-cell office:value-type="float" office:value="49.279446">
            <text:p>49.279446</text:p>
          </table:table-cell>
          <table:table-cell office:value-type="float" office:value="49.788227">
            <text:p>49.788227</text:p>
          </table:table-cell>
          <table:table-cell office:value-type="float" office:value="48.028397">
            <text:p>48.028397</text:p>
          </table:table-cell>
          <table:table-cell office:value-type="float" office:value="48.781982">
            <text:p>48.781982</text:p>
          </table:table-cell>
          <table:table-cell office:value-type="float" office:value="52.836796">
            <text:p>52.836796</text:p>
          </table:table-cell>
          <table:table-cell office:value-type="float" office:value="50.683487">
            <text:p>50.683487</text:p>
          </table:table-cell>
          <table:table-cell office:value-type="float" office:value="53.80941">
            <text:p>53.80941</text:p>
          </table:table-cell>
          <table:table-cell office:value-type="float" office:value="54.932644">
            <text:p>54.932644</text:p>
          </table:table-cell>
          <table:table-cell office:value-type="float" office:value="53.11228">
            <text:p>53.11228</text:p>
          </table:table-cell>
          <table:table-cell office:value-type="float" office:value="52.717583">
            <text:p>52.717583</text:p>
          </table:table-cell>
          <table:table-cell office:value-type="float" office:value="54.58004">
            <text:p>54.58004</text:p>
          </table:table-cell>
          <table:table-cell office:value-type="float" office:value="56.136723">
            <text:p>56.136723</text:p>
          </table:table-cell>
          <table:table-cell office:value-type="float" office:value="60.573334">
            <text:p>60.573334</text:p>
          </table:table-cell>
          <table:table-cell office:value-type="float" office:value="55.860397">
            <text:p>55.860397</text:p>
          </table:table-cell>
          <table:table-cell office:value-type="float" office:value="53.982483">
            <text:p>53.982483</text:p>
          </table:table-cell>
          <table:table-cell office:value-type="float" office:value="54.87202">
            <text:p>54.87202</text:p>
          </table:table-cell>
          <table:table-cell office:value-type="float" office:value="53.304047">
            <text:p>53.304047</text:p>
          </table:table-cell>
          <table:table-cell office:value-type="float" office:value="53.883953">
            <text:p>53.883953</text:p>
          </table:table-cell>
          <table:table-cell office:value-type="float" office:value="54.80186">
            <text:p>54.80186</text:p>
          </table:table-cell>
          <table:table-cell office:value-type="float" office:value="53.00082">
            <text:p>53.00082</text:p>
          </table:table-cell>
          <table:table-cell office:value-type="float" office:value="54.29115">
            <text:p>54.29115</text:p>
          </table:table-cell>
          <table:table-cell office:value-type="float" office:value="54.550816">
            <text:p>54.550816</text:p>
          </table:table-cell>
          <table:table-cell office:value-type="float" office:value="54.290318">
            <text:p>54.290318</text:p>
          </table:table-cell>
          <table:table-cell office:value-type="float" office:value="51.348457">
            <text:p>51.348457</text:p>
          </table:table-cell>
          <table:table-cell office:value-type="float" office:value="47.235043">
            <text:p>47.235043</text:p>
          </table:table-cell>
          <table:table-cell office:value-type="float" office:value="47.285458">
            <text:p>47.285458</text:p>
          </table:table-cell>
          <table:table-cell office:value-type="float" office:value="45.851864">
            <text:p>45.851864</text:p>
          </table:table-cell>
          <table:table-cell office:value-type="float" office:value="44.044544">
            <text:p>44.044544</text:p>
          </table:table-cell>
          <table:table-cell office:value-type="float" office:value="44.853718">
            <text:p>44.853718</text:p>
          </table:table-cell>
          <table:table-cell office:value-type="float" office:value="45.940845">
            <text:p>45.940845</text:p>
          </table:table-cell>
          <table:table-cell office:value-type="float" office:value="45.250973">
            <text:p>45.250973</text:p>
          </table:table-cell>
          <table:table-cell office:value-type="float" office:value="45.18581">
            <text:p>45.18581</text:p>
          </table:table-cell>
          <table:table-cell office:value-type="float" office:value="47.06829">
            <text:p>47.06829</text:p>
          </table:table-cell>
          <table:table-cell office:value-type="float" office:value="48.13928">
            <text:p>48.13928</text:p>
          </table:table-cell>
          <table:table-cell office:value-type="float" office:value="45.736103">
            <text:p>45.736103</text:p>
          </table:table-cell>
          <table:table-cell office:value-type="float" office:value="47.848007">
            <text:p>47.848007</text:p>
          </table:table-cell>
          <table:table-cell office:value-type="float" office:value="50.445675">
            <text:p>50.445675</text:p>
          </table:table-cell>
          <table:table-cell office:value-type="float" office:value="49.014202">
            <text:p>49.014202</text:p>
          </table:table-cell>
          <table:table-cell office:value-type="float" office:value="48.50892">
            <text:p>48.50892</text:p>
          </table:table-cell>
          <table:table-cell office:value-type="float" office:value="49.45903">
            <text:p>49.45903</text:p>
          </table:table-cell>
          <table:table-cell office:value-type="float" office:value="47.61956">
            <text:p>47.61956</text:p>
          </table:table-cell>
          <table:table-cell office:value-type="float" office:value="49.533596">
            <text:p>49.533596</text:p>
          </table:table-cell>
          <table:table-cell office:value-type="float" office:value="49.746555">
            <text:p>49.746555</text:p>
          </table:table-cell>
          <table:table-cell office:value-type="float" office:value="49.106495">
            <text:p>49.106495</text:p>
          </table:table-cell>
          <table:table-cell office:value-type="float" office:value="50.572266">
            <text:p>50.572266</text:p>
          </table:table-cell>
          <table:table-cell office:value-type="float" office:value="50.63442">
            <text:p>50.63442</text:p>
          </table:table-cell>
          <table:table-cell office:value-type="float" office:value="49.060017">
            <text:p>49.060017</text:p>
          </table:table-cell>
          <table:table-cell office:value-type="float" office:value="49.568146">
            <text:p>49.568146</text:p>
          </table:table-cell>
          <table:table-cell office:value-type="float" office:value="48.536312">
            <text:p>48.536312</text:p>
          </table:table-cell>
          <table:table-cell office:value-type="float" office:value="49.911366">
            <text:p>49.911366</text:p>
          </table:table-cell>
          <table:table-cell office:value-type="float" office:value="45.777893">
            <text:p>45.777893</text:p>
          </table:table-cell>
          <table:table-cell office:value-type="float" office:value="46.783173">
            <text:p>46.783173</text:p>
          </table:table-cell>
          <table:table-cell office:value-type="float" office:value="52.901737">
            <text:p>52.901737</text:p>
          </table:table-cell>
          <table:table-cell office:value-type="float" office:value="57.83723">
            <text:p>57.83723</text:p>
          </table:table-cell>
          <table:table-cell office:value-type="float" office:value="62.360657">
            <text:p>62.360657</text:p>
          </table:table-cell>
          <table:table-cell office:value-type="float" office:value="82.70687">
            <text:p>82.70687</text:p>
          </table:table-cell>
          <table:table-cell office:value-type="float" office:value="112.585014">
            <text:p>112.585014</text:p>
          </table:table-cell>
          <table:table-cell office:value-type="float" office:value="122.520676">
            <text:p>122.520676</text:p>
          </table:table-cell>
          <table:table-cell office:value-type="float" office:value="123.7994">
            <text:p>123.7994</text:p>
          </table:table-cell>
          <table:table-cell office:value-type="float" office:value="113.63307">
            <text:p>113.63307</text:p>
          </table:table-cell>
          <table:table-cell office:value-type="float" office:value="92.74838">
            <text:p>92.74838</text:p>
          </table:table-cell>
          <table:table-cell office:value-type="float" office:value="30.588896">
            <text:p>30.58889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hip</text:p>
          </table:table-cell>
          <table:table-cell office:value-type="float" office:value="110.68198">
            <text:p>110.68198</text:p>
          </table:table-cell>
          <table:table-cell office:value-type="float" office:value="109.53525">
            <text:p>109.53525</text:p>
          </table:table-cell>
          <table:table-cell office:value-type="float" office:value="108.357056">
            <text:p>108.357056</text:p>
          </table:table-cell>
          <table:table-cell office:value-type="float" office:value="110.9086">
            <text:p>110.9086</text:p>
          </table:table-cell>
          <table:table-cell office:value-type="float" office:value="110.41549">
            <text:p>110.41549</text:p>
          </table:table-cell>
          <table:table-cell office:value-type="float" office:value="105.551735">
            <text:p>105.551735</text:p>
          </table:table-cell>
          <table:table-cell office:value-type="float" office:value="101.299416">
            <text:p>101.299416</text:p>
          </table:table-cell>
          <table:table-cell office:value-type="float" office:value="99.72008">
            <text:p>99.72008</text:p>
          </table:table-cell>
          <table:table-cell office:value-type="float" office:value="94.526825">
            <text:p>94.526825</text:p>
          </table:table-cell>
          <table:table-cell office:value-type="float" office:value="90.55561">
            <text:p>90.55561</text:p>
          </table:table-cell>
          <table:table-cell office:value-type="float" office:value="90.70081">
            <text:p>90.70081</text:p>
          </table:table-cell>
          <table:table-cell office:value-type="float" office:value="81.6603">
            <text:p>81.6603</text:p>
          </table:table-cell>
          <table:table-cell office:value-type="float" office:value="83.02322">
            <text:p>83.02322</text:p>
          </table:table-cell>
          <table:table-cell office:value-type="float" office:value="83.39026">
            <text:p>83.39026</text:p>
          </table:table-cell>
          <table:table-cell office:value-type="float" office:value="83.512985">
            <text:p>83.512985</text:p>
          </table:table-cell>
          <table:table-cell office:value-type="float" office:value="84.65467">
            <text:p>84.65467</text:p>
          </table:table-cell>
          <table:table-cell office:value-type="float" office:value="79.698105">
            <text:p>79.698105</text:p>
          </table:table-cell>
          <table:table-cell office:value-type="float" office:value="77.88183">
            <text:p>77.88183</text:p>
          </table:table-cell>
          <table:table-cell office:value-type="float" office:value="80.74748">
            <text:p>80.74748</text:p>
          </table:table-cell>
          <table:table-cell office:value-type="float" office:value="84.50068">
            <text:p>84.50068</text:p>
          </table:table-cell>
          <table:table-cell office:value-type="float" office:value="86.16692">
            <text:p>86.16692</text:p>
          </table:table-cell>
          <table:table-cell office:value-type="float" office:value="83.43936">
            <text:p>83.43936</text:p>
          </table:table-cell>
          <table:table-cell office:value-type="float" office:value="84.18139">
            <text:p>84.18139</text:p>
          </table:table-cell>
          <table:table-cell office:value-type="float" office:value="84.700645">
            <text:p>84.700645</text:p>
          </table:table-cell>
          <table:table-cell office:value-type="float" office:value="83.32802">
            <text:p>83.32802</text:p>
          </table:table-cell>
          <table:table-cell office:value-type="float" office:value="89.40921">
            <text:p>89.40921</text:p>
          </table:table-cell>
          <table:table-cell office:value-type="float" office:value="91.98631">
            <text:p>91.98631</text:p>
          </table:table-cell>
          <table:table-cell office:value-type="float" office:value="91.47896">
            <text:p>91.47896</text:p>
          </table:table-cell>
          <table:table-cell office:value-type="float" office:value="92.43576">
            <text:p>92.43576</text:p>
          </table:table-cell>
          <table:table-cell office:value-type="float" office:value="96.0044">
            <text:p>96.0044</text:p>
          </table:table-cell>
          <table:table-cell office:value-type="float" office:value="98.488304">
            <text:p>98.488304</text:p>
          </table:table-cell>
          <table:table-cell office:value-type="float" office:value="103.93949">
            <text:p>103.93949</text:p>
          </table:table-cell>
          <table:table-cell office:value-type="float" office:value="109.049904">
            <text:p>109.049904</text:p>
          </table:table-cell>
          <table:table-cell office:value-type="float" office:value="100.65178">
            <text:p>100.65178</text:p>
          </table:table-cell>
          <table:table-cell office:value-type="float" office:value="98.90447">
            <text:p>98.90447</text:p>
          </table:table-cell>
          <table:table-cell office:value-type="float" office:value="102.01043">
            <text:p>102.01043</text:p>
          </table:table-cell>
          <table:table-cell office:value-type="float" office:value="102.75273">
            <text:p>102.75273</text:p>
          </table:table-cell>
          <table:table-cell office:value-type="float" office:value="101.48301">
            <text:p>101.48301</text:p>
          </table:table-cell>
          <table:table-cell office:value-type="float" office:value="97.50567">
            <text:p>97.50567</text:p>
          </table:table-cell>
          <table:table-cell office:value-type="float" office:value="95.502975">
            <text:p>95.502975</text:p>
          </table:table-cell>
          <table:table-cell office:value-type="float" office:value="92.12863">
            <text:p>92.12863</text:p>
          </table:table-cell>
          <table:table-cell office:value-type="float" office:value="87.57454">
            <text:p>87.57454</text:p>
          </table:table-cell>
          <table:table-cell office:value-type="float" office:value="86.977165">
            <text:p>86.977165</text:p>
          </table:table-cell>
          <table:table-cell office:value-type="float" office:value="89.11065">
            <text:p>89.11065</text:p>
          </table:table-cell>
          <table:table-cell office:value-type="float" office:value="87.10245">
            <text:p>87.10245</text:p>
          </table:table-cell>
          <table:table-cell office:value-type="float" office:value="86.96564">
            <text:p>86.96564</text:p>
          </table:table-cell>
          <table:table-cell office:value-type="float" office:value="88.30347">
            <text:p>88.30347</text:p>
          </table:table-cell>
          <table:table-cell office:value-type="float" office:value="89.12439">
            <text:p>89.12439</text:p>
          </table:table-cell>
          <table:table-cell office:value-type="float" office:value="88.670044">
            <text:p>88.670044</text:p>
          </table:table-cell>
          <table:table-cell office:value-type="float" office:value="89.22549">
            <text:p>89.22549</text:p>
          </table:table-cell>
          <table:table-cell office:value-type="float" office:value="90.36634">
            <text:p>90.36634</text:p>
          </table:table-cell>
          <table:table-cell office:value-type="float" office:value="92.03004">
            <text:p>92.03004</text:p>
          </table:table-cell>
          <table:table-cell office:value-type="float" office:value="93.34648">
            <text:p>93.34648</text:p>
          </table:table-cell>
          <table:table-cell office:value-type="float" office:value="94.0387">
            <text:p>94.0387</text:p>
          </table:table-cell>
          <table:table-cell office:value-type="float" office:value="94.950066">
            <text:p>94.950066</text:p>
          </table:table-cell>
          <table:table-cell office:value-type="float" office:value="94.82948">
            <text:p>94.82948</text:p>
          </table:table-cell>
          <table:table-cell office:value-type="float" office:value="94.66936">
            <text:p>94.66936</text:p>
          </table:table-cell>
          <table:table-cell office:value-type="float" office:value="93.721054">
            <text:p>93.721054</text:p>
          </table:table-cell>
          <table:table-cell office:value-type="float" office:value="92.702484">
            <text:p>92.702484</text:p>
          </table:table-cell>
          <table:table-cell office:value-type="float" office:value="91.740234">
            <text:p>91.740234</text:p>
          </table:table-cell>
          <table:table-cell office:value-type="float" office:value="92.39765">
            <text:p>92.39765</text:p>
          </table:table-cell>
          <table:table-cell office:value-type="float" office:value="90.50329">
            <text:p>90.50329</text:p>
          </table:table-cell>
          <table:table-cell office:value-type="float" office:value="90.73831">
            <text:p>90.73831</text:p>
          </table:table-cell>
          <table:table-cell office:value-type="float" office:value="89.971245">
            <text:p>89.971245</text:p>
          </table:table-cell>
          <table:table-cell office:value-type="float" office:value="89.70306">
            <text:p>89.70306</text:p>
          </table:table-cell>
          <table:table-cell office:value-type="float" office:value="92.23174">
            <text:p>92.23174</text:p>
          </table:table-cell>
          <table:table-cell office:value-type="float" office:value="93.10637">
            <text:p>93.10637</text:p>
          </table:table-cell>
          <table:table-cell office:value-type="float" office:value="88.91081">
            <text:p>88.91081</text:p>
          </table:table-cell>
          <table:table-cell office:value-type="float" office:value="87.45165">
            <text:p>87.45165</text:p>
          </table:table-cell>
          <table:table-cell office:value-type="float" office:value="86.33569">
            <text:p>86.33569</text:p>
          </table:table-cell>
          <table:table-cell office:value-type="float" office:value="85.21516">
            <text:p>85.21516</text:p>
          </table:table-cell>
          <table:table-cell office:value-type="float" office:value="84.44054">
            <text:p>84.44054</text:p>
          </table:table-cell>
          <table:table-cell office:value-type="float" office:value="84.98749">
            <text:p>84.98749</text:p>
          </table:table-cell>
          <table:table-cell office:value-type="float" office:value="84.95594">
            <text:p>84.95594</text:p>
          </table:table-cell>
          <table:table-cell office:value-type="float" office:value="86.79366">
            <text:p>86.79366</text:p>
          </table:table-cell>
          <table:table-cell office:value-type="float" office:value="88.48137">
            <text:p>88.48137</text:p>
          </table:table-cell>
          <table:table-cell office:value-type="float" office:value="88.618774">
            <text:p>88.618774</text:p>
          </table:table-cell>
          <table:table-cell office:value-type="float" office:value="87.75105">
            <text:p>87.75105</text:p>
          </table:table-cell>
          <table:table-cell office:value-type="float" office:value="88.73539">
            <text:p>88.73539</text:p>
          </table:table-cell>
          <table:table-cell office:value-type="float" office:value="90.20822">
            <text:p>90.20822</text:p>
          </table:table-cell>
          <table:table-cell office:value-type="float" office:value="91.081924">
            <text:p>91.081924</text:p>
          </table:table-cell>
          <table:table-cell office:value-type="float" office:value="92.24207">
            <text:p>92.24207</text:p>
          </table:table-cell>
          <table:table-cell office:value-type="float" office:value="92.98618">
            <text:p>92.98618</text:p>
          </table:table-cell>
          <table:table-cell office:value-type="float" office:value="93.34261">
            <text:p>93.34261</text:p>
          </table:table-cell>
          <table:table-cell office:value-type="float" office:value="97.15733">
            <text:p>97.15733</text:p>
          </table:table-cell>
          <table:table-cell office:value-type="float" office:value="95.20724">
            <text:p>95.20724</text:p>
          </table:table-cell>
          <table:table-cell office:value-type="float" office:value="95.33364">
            <text:p>95.33364</text:p>
          </table:table-cell>
          <table:table-cell office:value-type="float" office:value="94.15071">
            <text:p>94.15071</text:p>
          </table:table-cell>
          <table:table-cell office:value-type="float" office:value="95.45389">
            <text:p>95.45389</text:p>
          </table:table-cell>
          <table:table-cell office:value-type="float" office:value="97.38914">
            <text:p>97.38914</text:p>
          </table:table-cell>
          <table:table-cell office:value-type="float" office:value="99.3068">
            <text:p>99.3068</text:p>
          </table:table-cell>
          <table:table-cell office:value-type="float" office:value="99.25239">
            <text:p>99.25239</text:p>
          </table:table-cell>
          <table:table-cell office:value-type="float" office:value="97.058266">
            <text:p>97.058266</text:p>
          </table:table-cell>
          <table:table-cell office:value-type="float" office:value="97.65198">
            <text:p>97.65198</text:p>
          </table:table-cell>
          <table:table-cell office:value-type="float" office:value="96.19071">
            <text:p>96.19071</text:p>
          </table:table-cell>
          <table:table-cell office:value-type="float" office:value="95.17757">
            <text:p>95.17757</text:p>
          </table:table-cell>
          <table:table-cell office:value-type="float" office:value="93.03425">
            <text:p>93.03425</text:p>
          </table:table-cell>
          <table:table-cell office:value-type="float" office:value="91.92572">
            <text:p>91.92572</text:p>
          </table:table-cell>
          <table:table-cell office:value-type="float" office:value="88.17781">
            <text:p>88.17781</text:p>
          </table:table-cell>
          <table:table-cell office:value-type="float" office:value="84.73721">
            <text:p>84.73721</text:p>
          </table:table-cell>
          <table:table-cell office:value-type="float" office:value="82.475845">
            <text:p>82.475845</text:p>
          </table:table-cell>
          <table:table-cell office:value-type="float" office:value="81.70381">
            <text:p>81.70381</text:p>
          </table:table-cell>
          <table:table-cell office:value-type="float" office:value="82.35428">
            <text:p>82.35428</text:p>
          </table:table-cell>
          <table:table-cell office:value-type="float" office:value="80.8322">
            <text:p>80.8322</text:p>
          </table:table-cell>
          <table:table-cell office:value-type="float" office:value="80.12379">
            <text:p>80.12379</text:p>
          </table:table-cell>
          <table:table-cell office:value-type="float" office:value="76.466034">
            <text:p>76.466034</text:p>
          </table:table-cell>
          <table:table-cell office:value-type="float" office:value="78.99831">
            <text:p>78.99831</text:p>
          </table:table-cell>
          <table:table-cell office:value-type="float" office:value="83.724075">
            <text:p>83.724075</text:p>
          </table:table-cell>
          <table:table-cell office:value-type="float" office:value="86.687706">
            <text:p>86.687706</text:p>
          </table:table-cell>
          <table:table-cell office:value-type="float" office:value="91.1603">
            <text:p>91.1603</text:p>
          </table:table-cell>
          <table:table-cell office:value-type="float" office:value="95.46371">
            <text:p>95.46371</text:p>
          </table:table-cell>
          <table:table-cell office:value-type="float" office:value="99.381744">
            <text:p>99.381744</text:p>
          </table:table-cell>
          <table:table-cell office:value-type="float" office:value="102.8666">
            <text:p>102.8666</text:p>
          </table:table-cell>
          <table:table-cell office:value-type="float" office:value="107.7566">
            <text:p>107.7566</text:p>
          </table:table-cell>
          <table:table-cell office:value-type="float" office:value="114.07042">
            <text:p>114.07042</text:p>
          </table:table-cell>
          <table:table-cell office:value-type="float" office:value="117.866135">
            <text:p>117.866135</text:p>
          </table:table-cell>
          <table:table-cell office:value-type="float" office:value="119.51692">
            <text:p>119.51692</text:p>
          </table:table-cell>
          <table:table-cell office:value-type="float" office:value="120.07833">
            <text:p>120.07833</text:p>
          </table:table-cell>
          <table:table-cell office:value-type="float" office:value="122.48324">
            <text:p>122.48324</text:p>
          </table:table-cell>
          <table:table-cell office:value-type="float" office:value="122.76106">
            <text:p>122.76106</text:p>
          </table:table-cell>
          <table:table-cell office:value-type="float" office:value="121.95465">
            <text:p>121.95465</text:p>
          </table:table-cell>
          <table:table-cell office:value-type="float" office:value="122.77435">
            <text:p>122.77435</text:p>
          </table:table-cell>
          <table:table-cell office:value-type="float" office:value="123.8413">
            <text:p>123.8413</text:p>
          </table:table-cell>
          <table:table-cell office:value-type="float" office:value="124.448685">
            <text:p>124.448685</text:p>
          </table:table-cell>
          <table:table-cell office:value-type="float" office:value="121.17491">
            <text:p>121.17491</text:p>
          </table:table-cell>
          <table:table-cell office:value-type="float" office:value="119.13036">
            <text:p>119.13036</text:p>
          </table:table-cell>
          <table:table-cell office:value-type="float" office:value="116.54678">
            <text:p>116.54678</text:p>
          </table:table-cell>
          <table:table-cell office:value-type="float" office:value="118.69395">
            <text:p>118.69395</text:p>
          </table:table-cell>
          <table:table-cell office:value-type="float" office:value="119.516426">
            <text:p>119.516426</text:p>
          </table:table-cell>
          <table:table-cell office:value-type="float" office:value="117.92894">
            <text:p>117.92894</text:p>
          </table:table-cell>
          <table:table-cell office:value-type="float" office:value="117.11555">
            <text:p>117.11555</text:p>
          </table:table-cell>
          <table:table-cell office:value-type="float" office:value="112.90683">
            <text:p>112.90683</text:p>
          </table:table-cell>
          <table:table-cell office:value-type="float" office:value="110.328125">
            <text:p>110.328125</text:p>
          </table:table-cell>
          <table:table-cell office:value-type="float" office:value="107.102905">
            <text:p>107.102905</text:p>
          </table:table-cell>
          <table:table-cell office:value-type="float" office:value="102.72918">
            <text:p>102.72918</text:p>
          </table:table-cell>
          <table:table-cell office:value-type="float" office:value="98.95486">
            <text:p>98.95486</text:p>
          </table:table-cell>
          <table:table-cell office:value-type="float" office:value="94.19397">
            <text:p>94.19397</text:p>
          </table:table-cell>
          <table:table-cell office:value-type="float" office:value="92.97777">
            <text:p>92.97777</text:p>
          </table:table-cell>
          <table:table-cell office:value-type="float" office:value="91.25679">
            <text:p>91.25679</text:p>
          </table:table-cell>
          <table:table-cell office:value-type="float" office:value="86.79837">
            <text:p>86.79837</text:p>
          </table:table-cell>
          <table:table-cell office:value-type="float" office:value="87.29924">
            <text:p>87.29924</text:p>
          </table:table-cell>
          <table:table-cell office:value-type="float" office:value="88.031204">
            <text:p>88.031204</text:p>
          </table:table-cell>
          <table:table-cell office:value-type="float" office:value="88.81806">
            <text:p>88.81806</text:p>
          </table:table-cell>
          <table:table-cell office:value-type="float" office:value="95.72559">
            <text:p>95.72559</text:p>
          </table:table-cell>
          <table:table-cell office:value-type="float" office:value="98.25052">
            <text:p>98.25052</text:p>
          </table:table-cell>
          <table:table-cell office:value-type="float" office:value="95.162285">
            <text:p>95.162285</text:p>
          </table:table-cell>
          <table:table-cell office:value-type="float" office:value="99.11141">
            <text:p>99.11141</text:p>
          </table:table-cell>
          <table:table-cell office:value-type="float" office:value="96.48337">
            <text:p>96.48337</text:p>
          </table:table-cell>
          <table:table-cell office:value-type="float" office:value="98.27225">
            <text:p>98.27225</text:p>
          </table:table-cell>
          <table:table-cell office:value-type="float" office:value="97.64929">
            <text:p>97.64929</text:p>
          </table:table-cell>
          <table:table-cell office:value-type="float" office:value="94.671165">
            <text:p>94.671165</text:p>
          </table:table-cell>
          <table:table-cell office:value-type="float" office:value="96.71976">
            <text:p>96.71976</text:p>
          </table:table-cell>
          <table:table-cell office:value-type="float" office:value="97.234535">
            <text:p>97.234535</text:p>
          </table:table-cell>
          <table:table-cell office:value-type="float" office:value="91.93894">
            <text:p>91.93894</text:p>
          </table:table-cell>
          <table:table-cell office:value-type="float" office:value="96.507965">
            <text:p>96.507965</text:p>
          </table:table-cell>
          <table:table-cell office:value-type="float" office:value="102.451324">
            <text:p>102.451324</text:p>
          </table:table-cell>
          <table:table-cell office:value-type="float" office:value="106.34445">
            <text:p>106.34445</text:p>
          </table:table-cell>
          <table:table-cell office:value-type="float" office:value="115.18337">
            <text:p>115.18337</text:p>
          </table:table-cell>
          <table:table-cell office:value-type="float" office:value="114.70594">
            <text:p>114.70594</text:p>
          </table:table-cell>
          <table:table-cell office:value-type="float" office:value="115.36007">
            <text:p>115.36007</text:p>
          </table:table-cell>
          <table:table-cell office:value-type="float" office:value="110.84869">
            <text:p>110.84869</text:p>
          </table:table-cell>
          <table:table-cell office:value-type="float" office:value="110.59508">
            <text:p>110.59508</text:p>
          </table:table-cell>
          <table:table-cell office:value-type="float" office:value="113.44672">
            <text:p>113.44672</text:p>
          </table:table-cell>
          <table:table-cell office:value-type="float" office:value="112.71262">
            <text:p>112.71262</text:p>
          </table:table-cell>
          <table:table-cell office:value-type="float" office:value="115.01051">
            <text:p>115.01051</text:p>
          </table:table-cell>
          <table:table-cell office:value-type="float" office:value="117.96781">
            <text:p>117.96781</text:p>
          </table:table-cell>
          <table:table-cell office:value-type="float" office:value="121.843216">
            <text:p>121.843216</text:p>
          </table:table-cell>
          <table:table-cell office:value-type="float" office:value="122.65241">
            <text:p>122.65241</text:p>
          </table:table-cell>
          <table:table-cell office:value-type="float" office:value="121.42955">
            <text:p>121.42955</text:p>
          </table:table-cell>
          <table:table-cell office:value-type="float" office:value="116.51534">
            <text:p>116.51534</text:p>
          </table:table-cell>
          <table:table-cell office:value-type="float" office:value="115.23475">
            <text:p>115.23475</text:p>
          </table:table-cell>
          <table:table-cell office:value-type="float" office:value="112.214645">
            <text:p>112.214645</text:p>
          </table:table-cell>
          <table:table-cell office:value-type="float" office:value="107.940254">
            <text:p>107.940254</text:p>
          </table:table-cell>
          <table:table-cell office:value-type="float" office:value="104.7042">
            <text:p>104.7042</text:p>
          </table:table-cell>
          <table:table-cell office:value-type="float" office:value="98.11693">
            <text:p>98.11693</text:p>
          </table:table-cell>
          <table:table-cell office:value-type="float" office:value="92.395935">
            <text:p>92.395935</text:p>
          </table:table-cell>
          <table:table-cell office:value-type="float" office:value="88.46457">
            <text:p>88.46457</text:p>
          </table:table-cell>
          <table:table-cell office:value-type="float" office:value="83.59276">
            <text:p>83.59276</text:p>
          </table:table-cell>
          <table:table-cell office:value-type="float" office:value="79.90211">
            <text:p>79.90211</text:p>
          </table:table-cell>
          <table:table-cell office:value-type="float" office:value="80.903435">
            <text:p>80.903435</text:p>
          </table:table-cell>
          <table:table-cell office:value-type="float" office:value="80.30043">
            <text:p>80.30043</text:p>
          </table:table-cell>
          <table:table-cell office:value-type="float" office:value="83.07362">
            <text:p>83.07362</text:p>
          </table:table-cell>
          <table:table-cell office:value-type="float" office:value="86.14453">
            <text:p>86.14453</text:p>
          </table:table-cell>
          <table:table-cell office:value-type="float" office:value="85.44426">
            <text:p>85.44426</text:p>
          </table:table-cell>
          <table:table-cell office:value-type="float" office:value="82.682144">
            <text:p>82.682144</text:p>
          </table:table-cell>
          <table:table-cell office:value-type="float" office:value="92.71612">
            <text:p>92.71612</text:p>
          </table:table-cell>
          <table:table-cell office:value-type="float" office:value="97.38811">
            <text:p>97.38811</text:p>
          </table:table-cell>
          <table:table-cell office:value-type="float" office:value="101.98042">
            <text:p>101.98042</text:p>
          </table:table-cell>
          <table:table-cell office:value-type="float" office:value="104.52649">
            <text:p>104.52649</text:p>
          </table:table-cell>
          <table:table-cell office:value-type="float" office:value="106.19316">
            <text:p>106.19316</text:p>
          </table:table-cell>
          <table:table-cell office:value-type="float" office:value="105.55644">
            <text:p>105.55644</text:p>
          </table:table-cell>
          <table:table-cell office:value-type="float" office:value="105.29643">
            <text:p>105.29643</text:p>
          </table:table-cell>
          <table:table-cell office:value-type="float" office:value="106.77842">
            <text:p>106.77842</text:p>
          </table:table-cell>
          <table:table-cell office:value-type="float" office:value="108.86191">
            <text:p>108.86191</text:p>
          </table:table-cell>
          <table:table-cell office:value-type="float" office:value="110.29252">
            <text:p>110.29252</text:p>
          </table:table-cell>
          <table:table-cell office:value-type="float" office:value="113.96112">
            <text:p>113.96112</text:p>
          </table:table-cell>
          <table:table-cell office:value-type="float" office:value="115.68108">
            <text:p>115.68108</text:p>
          </table:table-cell>
          <table:table-cell office:value-type="float" office:value="114.99499">
            <text:p>114.99499</text:p>
          </table:table-cell>
          <table:table-cell office:value-type="float" office:value="109.99899">
            <text:p>109.99899</text:p>
          </table:table-cell>
          <table:table-cell office:value-type="float" office:value="110.107704">
            <text:p>110.107704</text:p>
          </table:table-cell>
          <table:table-cell office:value-type="float" office:value="108.86925">
            <text:p>108.86925</text:p>
          </table:table-cell>
          <table:table-cell office:value-type="float" office:value="104.073395">
            <text:p>104.073395</text:p>
          </table:table-cell>
          <table:table-cell office:value-type="float" office:value="102.6983">
            <text:p>102.6983</text:p>
          </table:table-cell>
          <table:table-cell office:value-type="float" office:value="100.62085">
            <text:p>100.62085</text:p>
          </table:table-cell>
          <table:table-cell office:value-type="float" office:value="97.035">
            <text:p>97.035</text:p>
          </table:table-cell>
          <table:table-cell office:value-type="float" office:value="93.745804">
            <text:p>93.745804</text:p>
          </table:table-cell>
          <table:table-cell office:value-type="float" office:value="88.33022">
            <text:p>88.33022</text:p>
          </table:table-cell>
          <table:table-cell office:value-type="float" office:value="88.55421">
            <text:p>88.55421</text:p>
          </table:table-cell>
          <table:table-cell office:value-type="float" office:value="85.56236">
            <text:p>85.56236</text:p>
          </table:table-cell>
          <table:table-cell office:value-type="float" office:value="92.01774">
            <text:p>92.01774</text:p>
          </table:table-cell>
          <table:table-cell office:value-type="float" office:value="83.54287">
            <text:p>83.54287</text:p>
          </table:table-cell>
          <table:table-cell office:value-type="float" office:value="86.23131">
            <text:p>86.23131</text:p>
          </table:table-cell>
          <table:table-cell office:value-type="float" office:value="96.605934">
            <text:p>96.605934</text:p>
          </table:table-cell>
          <table:table-cell office:value-type="float" office:value="98.93681">
            <text:p>98.93681</text:p>
          </table:table-cell>
          <table:table-cell office:value-type="float" office:value="105.288895">
            <text:p>105.288895</text:p>
          </table:table-cell>
          <table:table-cell office:value-type="float" office:value="106.48514">
            <text:p>106.48514</text:p>
          </table:table-cell>
          <table:table-cell office:value-type="float" office:value="118.95007">
            <text:p>118.95007</text:p>
          </table:table-cell>
          <table:table-cell office:value-type="float" office:value="131.86462">
            <text:p>131.86462</text:p>
          </table:table-cell>
          <table:table-cell office:value-type="float" office:value="120.89972">
            <text:p>120.89972</text:p>
          </table:table-cell>
          <table:table-cell office:value-type="float" office:value="113.823746">
            <text:p>113.823746</text:p>
          </table:table-cell>
          <table:table-cell office:value-type="float" office:value="99.03967">
            <text:p>99.03967</text:p>
          </table:table-cell>
          <table:table-cell office:value-type="float" office:value="93.96529">
            <text:p>93.96529</text:p>
          </table:table-cell>
          <table:table-cell office:value-type="float" office:value="80.04339">
            <text:p>80.04339</text:p>
          </table:table-cell>
          <table:table-cell office:value-type="float" office:value="79.29195">
            <text:p>79.29195</text:p>
          </table:table-cell>
          <table:table-cell office:value-type="float" office:value="79.23745">
            <text:p>79.23745</text:p>
          </table:table-cell>
          <table:table-cell office:value-type="float" office:value="72.6676">
            <text:p>72.6676</text:p>
          </table:table-cell>
          <table:table-cell office:value-type="float" office:value="74.13428">
            <text:p>74.13428</text:p>
          </table:table-cell>
          <table:table-cell office:value-type="float" office:value="72.868866">
            <text:p>72.868866</text:p>
          </table:table-cell>
          <table:table-cell office:value-type="float" office:value="75.53448">
            <text:p>75.53448</text:p>
          </table:table-cell>
          <table:table-cell office:value-type="float" office:value="74.106094">
            <text:p>74.106094</text:p>
          </table:table-cell>
          <table:table-cell office:value-type="float" office:value="71.9167">
            <text:p>71.9167</text:p>
          </table:table-cell>
          <table:table-cell office:value-type="float" office:value="71.58151">
            <text:p>71.58151</text:p>
          </table:table-cell>
          <table:table-cell office:value-type="float" office:value="70.37009">
            <text:p>70.37009</text:p>
          </table:table-cell>
          <table:table-cell office:value-type="float" office:value="67.60245">
            <text:p>67.60245</text:p>
          </table:table-cell>
          <table:table-cell office:value-type="float" office:value="64.86875">
            <text:p>64.86875</text:p>
          </table:table-cell>
          <table:table-cell office:value-type="float" office:value="70.57868">
            <text:p>70.57868</text:p>
          </table:table-cell>
          <table:table-cell office:value-type="float" office:value="71.7752">
            <text:p>71.7752</text:p>
          </table:table-cell>
          <table:table-cell office:value-type="float" office:value="71.74957">
            <text:p>71.74957</text:p>
          </table:table-cell>
          <table:table-cell office:value-type="float" office:value="75.768135">
            <text:p>75.768135</text:p>
          </table:table-cell>
          <table:table-cell office:value-type="float" office:value="75.3572">
            <text:p>75.3572</text:p>
          </table:table-cell>
          <table:table-cell office:value-type="float" office:value="74.76597">
            <text:p>74.76597</text:p>
          </table:table-cell>
          <table:table-cell office:value-type="float" office:value="72.49847">
            <text:p>72.49847</text:p>
          </table:table-cell>
          <table:table-cell office:value-type="float" office:value="74.78938">
            <text:p>74.78938</text:p>
          </table:table-cell>
          <table:table-cell office:value-type="float" office:value="70.84976">
            <text:p>70.84976</text:p>
          </table:table-cell>
          <table:table-cell office:value-type="float" office:value="68.701416">
            <text:p>68.701416</text:p>
          </table:table-cell>
          <table:table-cell office:value-type="float" office:value="69.50133">
            <text:p>69.50133</text:p>
          </table:table-cell>
          <table:table-cell office:value-type="float" office:value="72.29923">
            <text:p>72.29923</text:p>
          </table:table-cell>
          <table:table-cell office:value-type="float" office:value="76.22412">
            <text:p>76.22412</text:p>
          </table:table-cell>
          <table:table-cell office:value-type="float" office:value="84.24397">
            <text:p>84.24397</text:p>
          </table:table-cell>
          <table:table-cell office:value-type="float" office:value="93.193184">
            <text:p>93.193184</text:p>
          </table:table-cell>
          <table:table-cell office:value-type="float" office:value="101.252266">
            <text:p>101.252266</text:p>
          </table:table-cell>
          <table:table-cell office:value-type="float" office:value="110.68073">
            <text:p>110.68073</text:p>
          </table:table-cell>
          <table:table-cell office:value-type="float" office:value="115.5128">
            <text:p>115.5128</text:p>
          </table:table-cell>
          <table:table-cell office:value-type="float" office:value="118.15506">
            <text:p>118.15506</text:p>
          </table:table-cell>
          <table:table-cell office:value-type="float" office:value="121.83149">
            <text:p>121.83149</text:p>
          </table:table-cell>
          <table:table-cell office:value-type="float" office:value="119.3751">
            <text:p>119.3751</text:p>
          </table:table-cell>
          <table:table-cell office:value-type="float" office:value="118.13621">
            <text:p>118.13621</text:p>
          </table:table-cell>
          <table:table-cell office:value-type="float" office:value="119.42016">
            <text:p>119.42016</text:p>
          </table:table-cell>
          <table:table-cell office:value-type="float" office:value="118.3817">
            <text:p>118.3817</text:p>
          </table:table-cell>
          <table:table-cell office:value-type="float" office:value="116.40416">
            <text:p>116.40416</text:p>
          </table:table-cell>
          <table:table-cell office:value-type="float" office:value="113.16757">
            <text:p>113.16757</text:p>
          </table:table-cell>
          <table:table-cell office:value-type="float" office:value="110.31896">
            <text:p>110.31896</text:p>
          </table:table-cell>
          <table:table-cell office:value-type="float" office:value="107.78089">
            <text:p>107.78089</text:p>
          </table:table-cell>
          <table:table-cell office:value-type="float" office:value="105.2345">
            <text:p>105.2345</text:p>
          </table:table-cell>
          <table:table-cell office:value-type="float" office:value="103.31046">
            <text:p>103.31046</text:p>
          </table:table-cell>
          <table:table-cell office:value-type="float" office:value="100.07924">
            <text:p>100.07924</text:p>
          </table:table-cell>
          <table:table-cell office:value-type="float" office:value="101.60799">
            <text:p>101.60799</text:p>
          </table:table-cell>
          <table:table-cell office:value-type="float" office:value="100.12989">
            <text:p>100.12989</text:p>
          </table:table-cell>
          <table:table-cell office:value-type="float" office:value="97.50979">
            <text:p>97.50979</text:p>
          </table:table-cell>
          <table:table-cell office:value-type="float" office:value="95.75545">
            <text:p>95.75545</text:p>
          </table:table-cell>
          <table:table-cell office:value-type="float" office:value="92.52894">
            <text:p>92.52894</text:p>
          </table:table-cell>
          <table:table-cell office:value-type="float" office:value="89.917755">
            <text:p>89.917755</text:p>
          </table:table-cell>
          <table:table-cell office:value-type="float" office:value="87.45862">
            <text:p>87.45862</text:p>
          </table:table-cell>
          <table:table-cell office:value-type="float" office:value="82.65066">
            <text:p>82.65066</text:p>
          </table:table-cell>
          <table:table-cell office:value-type="float" office:value="80.62833">
            <text:p>80.62833</text:p>
          </table:table-cell>
          <table:table-cell office:value-type="float" office:value="80.790306">
            <text:p>80.790306</text:p>
          </table:table-cell>
          <table:table-cell office:value-type="float" office:value="79.21809">
            <text:p>79.21809</text:p>
          </table:table-cell>
          <table:table-cell office:value-type="float" office:value="82.21553">
            <text:p>82.21553</text:p>
          </table:table-cell>
          <table:table-cell office:value-type="float" office:value="76.70775">
            <text:p>76.70775</text:p>
          </table:table-cell>
          <table:table-cell office:value-type="float" office:value="72.50045">
            <text:p>72.50045</text:p>
          </table:table-cell>
          <table:table-cell office:value-type="float" office:value="70.43795">
            <text:p>70.43795</text:p>
          </table:table-cell>
          <table:table-cell office:value-type="float" office:value="71.72559">
            <text:p>71.72559</text:p>
          </table:table-cell>
          <table:table-cell office:value-type="float" office:value="72.146126">
            <text:p>72.146126</text:p>
          </table:table-cell>
          <table:table-cell office:value-type="float" office:value="73.22544">
            <text:p>73.22544</text:p>
          </table:table-cell>
          <table:table-cell office:value-type="float" office:value="76.14405">
            <text:p>76.14405</text:p>
          </table:table-cell>
          <table:table-cell office:value-type="float" office:value="82.439674">
            <text:p>82.439674</text:p>
          </table:table-cell>
          <table:table-cell office:value-type="float" office:value="89.44933">
            <text:p>89.44933</text:p>
          </table:table-cell>
          <table:table-cell office:value-type="float" office:value="95.590576">
            <text:p>95.590576</text:p>
          </table:table-cell>
          <table:table-cell office:value-type="float" office:value="102.23944">
            <text:p>102.23944</text:p>
          </table:table-cell>
          <table:table-cell office:value-type="float" office:value="105.15696">
            <text:p>105.15696</text:p>
          </table:table-cell>
          <table:table-cell office:value-type="float" office:value="106.04755">
            <text:p>106.04755</text:p>
          </table:table-cell>
          <table:table-cell office:value-type="float" office:value="107.12266">
            <text:p>107.12266</text:p>
          </table:table-cell>
          <table:table-cell office:value-type="float" office:value="105.404144">
            <text:p>105.404144</text:p>
          </table:table-cell>
          <table:table-cell office:value-type="float" office:value="105.5987">
            <text:p>105.5987</text:p>
          </table:table-cell>
          <table:table-cell office:value-type="float" office:value="108.4665">
            <text:p>108.4665</text:p>
          </table:table-cell>
          <table:table-cell office:value-type="float" office:value="107.49527">
            <text:p>107.49527</text:p>
          </table:table-cell>
          <table:table-cell office:value-type="float" office:value="107.05861">
            <text:p>107.05861</text:p>
          </table:table-cell>
          <table:table-cell office:value-type="float" office:value="108.23024">
            <text:p>108.23024</text:p>
          </table:table-cell>
          <table:table-cell office:value-type="float" office:value="107.77565">
            <text:p>107.77565</text:p>
          </table:table-cell>
          <table:table-cell office:value-type="float" office:value="104.177574">
            <text:p>104.177574</text:p>
          </table:table-cell>
          <table:table-cell office:value-type="float" office:value="101.68543">
            <text:p>101.68543</text:p>
          </table:table-cell>
          <table:table-cell office:value-type="float" office:value="99.783745">
            <text:p>99.783745</text:p>
          </table:table-cell>
          <table:table-cell office:value-type="float" office:value="96.64171">
            <text:p>96.64171</text:p>
          </table:table-cell>
          <table:table-cell office:value-type="float" office:value="94.22104">
            <text:p>94.22104</text:p>
          </table:table-cell>
          <table:table-cell office:value-type="float" office:value="92.686584">
            <text:p>92.686584</text:p>
          </table:table-cell>
          <table:table-cell office:value-type="float" office:value="90.79948">
            <text:p>90.79948</text:p>
          </table:table-cell>
          <table:table-cell office:value-type="float" office:value="89.59214">
            <text:p>89.59214</text:p>
          </table:table-cell>
          <table:table-cell office:value-type="float" office:value="90.97095">
            <text:p>90.97095</text:p>
          </table:table-cell>
          <table:table-cell office:value-type="float" office:value="86.69533">
            <text:p>86.69533</text:p>
          </table:table-cell>
          <table:table-cell office:value-type="float" office:value="87.15679">
            <text:p>87.15679</text:p>
          </table:table-cell>
          <table:table-cell office:value-type="float" office:value="87.48447">
            <text:p>87.48447</text:p>
          </table:table-cell>
          <table:table-cell office:value-type="float" office:value="87.93253">
            <text:p>87.93253</text:p>
          </table:table-cell>
          <table:table-cell office:value-type="float" office:value="91.87168">
            <text:p>91.87168</text:p>
          </table:table-cell>
          <table:table-cell office:value-type="float" office:value="93.72094">
            <text:p>93.72094</text:p>
          </table:table-cell>
          <table:table-cell office:value-type="float" office:value="103.78444">
            <text:p>103.78444</text:p>
          </table:table-cell>
          <table:table-cell office:value-type="float" office:value="111.82849">
            <text:p>111.82849</text:p>
          </table:table-cell>
          <table:table-cell office:value-type="float" office:value="118.72099">
            <text:p>118.72099</text:p>
          </table:table-cell>
          <table:table-cell office:value-type="float" office:value="125.83996">
            <text:p>125.83996</text:p>
          </table:table-cell>
          <table:table-cell office:value-type="float" office:value="129.28123">
            <text:p>129.28123</text:p>
          </table:table-cell>
          <table:table-cell office:value-type="float" office:value="118.962685">
            <text:p>118.962685</text:p>
          </table:table-cell>
          <table:table-cell office:value-type="float" office:value="114.84697">
            <text:p>114.84697</text:p>
          </table:table-cell>
          <table:table-cell office:value-type="float" office:value="120.536194">
            <text:p>120.536194</text:p>
          </table:table-cell>
          <table:table-cell office:value-type="float" office:value="132.3137">
            <text:p>132.3137</text:p>
          </table:table-cell>
          <table:table-cell office:value-type="float" office:value="160.37816">
            <text:p>160.37816</text:p>
          </table:table-cell>
          <table:table-cell office:value-type="float" office:value="187.41347">
            <text:p>187.41347</text:p>
          </table:table-cell>
          <table:table-cell office:value-type="float" office:value="189.19487">
            <text:p>189.19487</text:p>
          </table:table-cell>
          <table:table-cell office:value-type="float" office:value="178.18881">
            <text:p>178.18881</text:p>
          </table:table-cell>
          <table:table-cell office:value-type="float" office:value="186.31961">
            <text:p>186.31961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thigh</text:p>
          </table:table-cell>
          <table:table-cell office:value-type="float" office:value="84.86008">
            <text:p>84.86008</text:p>
          </table:table-cell>
          <table:table-cell office:value-type="float" office:value="69.90968">
            <text:p>69.90968</text:p>
          </table:table-cell>
          <table:table-cell office:value-type="float" office:value="74.28166">
            <text:p>74.28166</text:p>
          </table:table-cell>
          <table:table-cell office:value-type="float" office:value="73.62294">
            <text:p>73.62294</text:p>
          </table:table-cell>
          <table:table-cell office:value-type="float" office:value="78.70826">
            <text:p>78.70826</text:p>
          </table:table-cell>
          <table:table-cell office:value-type="float" office:value="74.98175">
            <text:p>74.98175</text:p>
          </table:table-cell>
          <table:table-cell office:value-type="float" office:value="71.02921">
            <text:p>71.02921</text:p>
          </table:table-cell>
          <table:table-cell office:value-type="float" office:value="69.14373">
            <text:p>69.14373</text:p>
          </table:table-cell>
          <table:table-cell office:value-type="float" office:value="64.52954">
            <text:p>64.52954</text:p>
          </table:table-cell>
          <table:table-cell office:value-type="float" office:value="63.717834">
            <text:p>63.717834</text:p>
          </table:table-cell>
          <table:table-cell office:value-type="float" office:value="61.219685">
            <text:p>61.219685</text:p>
          </table:table-cell>
          <table:table-cell office:value-type="float" office:value="57.827633">
            <text:p>57.827633</text:p>
          </table:table-cell>
          <table:table-cell office:value-type="float" office:value="56.712982">
            <text:p>56.712982</text:p>
          </table:table-cell>
          <table:table-cell office:value-type="float" office:value="56.81727">
            <text:p>56.81727</text:p>
          </table:table-cell>
          <table:table-cell office:value-type="float" office:value="56.93702">
            <text:p>56.93702</text:p>
          </table:table-cell>
          <table:table-cell office:value-type="float" office:value="57.367756">
            <text:p>57.367756</text:p>
          </table:table-cell>
          <table:table-cell office:value-type="float" office:value="55.424725">
            <text:p>55.424725</text:p>
          </table:table-cell>
          <table:table-cell office:value-type="float" office:value="55.713253">
            <text:p>55.713253</text:p>
          </table:table-cell>
          <table:table-cell office:value-type="float" office:value="58.138157">
            <text:p>58.138157</text:p>
          </table:table-cell>
          <table:table-cell office:value-type="float" office:value="62.539795">
            <text:p>62.539795</text:p>
          </table:table-cell>
          <table:table-cell office:value-type="float" office:value="64.00216">
            <text:p>64.00216</text:p>
          </table:table-cell>
          <table:table-cell office:value-type="float" office:value="63.795105">
            <text:p>63.795105</text:p>
          </table:table-cell>
          <table:table-cell office:value-type="float" office:value="63.95523">
            <text:p>63.95523</text:p>
          </table:table-cell>
          <table:table-cell office:value-type="float" office:value="64.08507">
            <text:p>64.08507</text:p>
          </table:table-cell>
          <table:table-cell office:value-type="float" office:value="65.39559">
            <text:p>65.39559</text:p>
          </table:table-cell>
          <table:table-cell office:value-type="float" office:value="68.59653">
            <text:p>68.59653</text:p>
          </table:table-cell>
          <table:table-cell office:value-type="float" office:value="68.7718">
            <text:p>68.7718</text:p>
          </table:table-cell>
          <table:table-cell office:value-type="float" office:value="68.495155">
            <text:p>68.495155</text:p>
          </table:table-cell>
          <table:table-cell office:value-type="float" office:value="67.310905">
            <text:p>67.310905</text:p>
          </table:table-cell>
          <table:table-cell office:value-type="float" office:value="66.73329">
            <text:p>66.73329</text:p>
          </table:table-cell>
          <table:table-cell office:value-type="float" office:value="67.78687">
            <text:p>67.78687</text:p>
          </table:table-cell>
          <table:table-cell office:value-type="float" office:value="70.125175">
            <text:p>70.125175</text:p>
          </table:table-cell>
          <table:table-cell office:value-type="float" office:value="74.96872">
            <text:p>74.96872</text:p>
          </table:table-cell>
          <table:table-cell office:value-type="float" office:value="70.01754">
            <text:p>70.01754</text:p>
          </table:table-cell>
          <table:table-cell office:value-type="float" office:value="66.35078">
            <text:p>66.35078</text:p>
          </table:table-cell>
          <table:table-cell office:value-type="float" office:value="66.62499">
            <text:p>66.62499</text:p>
          </table:table-cell>
          <table:table-cell office:value-type="float" office:value="64.45764">
            <text:p>64.45764</text:p>
          </table:table-cell>
          <table:table-cell office:value-type="float" office:value="65.66106">
            <text:p>65.66106</text:p>
          </table:table-cell>
          <table:table-cell office:value-type="float" office:value="67.38807">
            <text:p>67.38807</text:p>
          </table:table-cell>
          <table:table-cell office:value-type="float" office:value="69.37504">
            <text:p>69.37504</text:p>
          </table:table-cell>
          <table:table-cell office:value-type="float" office:value="68.020355">
            <text:p>68.020355</text:p>
          </table:table-cell>
          <table:table-cell office:value-type="float" office:value="65.09403">
            <text:p>65.09403</text:p>
          </table:table-cell>
          <table:table-cell office:value-type="float" office:value="65.37123">
            <text:p>65.37123</text:p>
          </table:table-cell>
          <table:table-cell office:value-type="float" office:value="66.16023">
            <text:p>66.16023</text:p>
          </table:table-cell>
          <table:table-cell office:value-type="float" office:value="66.391464">
            <text:p>66.391464</text:p>
          </table:table-cell>
          <table:table-cell office:value-type="float" office:value="67.18137">
            <text:p>67.18137</text:p>
          </table:table-cell>
          <table:table-cell office:value-type="float" office:value="66.94674">
            <text:p>66.94674</text:p>
          </table:table-cell>
          <table:table-cell office:value-type="float" office:value="65.68951">
            <text:p>65.68951</text:p>
          </table:table-cell>
          <table:table-cell office:value-type="float" office:value="66.21538">
            <text:p>66.21538</text:p>
          </table:table-cell>
          <table:table-cell office:value-type="float" office:value="66.725655">
            <text:p>66.725655</text:p>
          </table:table-cell>
          <table:table-cell office:value-type="float" office:value="67.85833">
            <text:p>67.85833</text:p>
          </table:table-cell>
          <table:table-cell office:value-type="float" office:value="69.57241">
            <text:p>69.57241</text:p>
          </table:table-cell>
          <table:table-cell office:value-type="float" office:value="67.87819">
            <text:p>67.87819</text:p>
          </table:table-cell>
          <table:table-cell office:value-type="float" office:value="68.91542">
            <text:p>68.91542</text:p>
          </table:table-cell>
          <table:table-cell office:value-type="float" office:value="70.40481">
            <text:p>70.40481</text:p>
          </table:table-cell>
          <table:table-cell office:value-type="float" office:value="68.443825">
            <text:p>68.443825</text:p>
          </table:table-cell>
          <table:table-cell office:value-type="float" office:value="69.36992">
            <text:p>69.36992</text:p>
          </table:table-cell>
          <table:table-cell office:value-type="float" office:value="69.5413">
            <text:p>69.5413</text:p>
          </table:table-cell>
          <table:table-cell office:value-type="float" office:value="69.359146">
            <text:p>69.359146</text:p>
          </table:table-cell>
          <table:table-cell office:value-type="float" office:value="69.65513">
            <text:p>69.65513</text:p>
          </table:table-cell>
          <table:table-cell office:value-type="float" office:value="70.40378">
            <text:p>70.40378</text:p>
          </table:table-cell>
          <table:table-cell office:value-type="float" office:value="69.5486">
            <text:p>69.5486</text:p>
          </table:table-cell>
          <table:table-cell office:value-type="float" office:value="69.24173">
            <text:p>69.24173</text:p>
          </table:table-cell>
          <table:table-cell office:value-type="float" office:value="68.46163">
            <text:p>68.46163</text:p>
          </table:table-cell>
          <table:table-cell office:value-type="float" office:value="67.79239">
            <text:p>67.79239</text:p>
          </table:table-cell>
          <table:table-cell office:value-type="float" office:value="69.93752">
            <text:p>69.93752</text:p>
          </table:table-cell>
          <table:table-cell office:value-type="float" office:value="70.15573">
            <text:p>70.15573</text:p>
          </table:table-cell>
          <table:table-cell office:value-type="float" office:value="65.97038">
            <text:p>65.97038</text:p>
          </table:table-cell>
          <table:table-cell office:value-type="float" office:value="64.776825">
            <text:p>64.776825</text:p>
          </table:table-cell>
          <table:table-cell office:value-type="float" office:value="66.89727">
            <text:p>66.89727</text:p>
          </table:table-cell>
          <table:table-cell office:value-type="float" office:value="65.1315">
            <text:p>65.1315</text:p>
          </table:table-cell>
          <table:table-cell office:value-type="float" office:value="64.47564">
            <text:p>64.47564</text:p>
          </table:table-cell>
          <table:table-cell office:value-type="float" office:value="63.497093">
            <text:p>63.497093</text:p>
          </table:table-cell>
          <table:table-cell office:value-type="float" office:value="63.428265">
            <text:p>63.428265</text:p>
          </table:table-cell>
          <table:table-cell office:value-type="float" office:value="65.71485">
            <text:p>65.71485</text:p>
          </table:table-cell>
          <table:table-cell office:value-type="float" office:value="68.6838">
            <text:p>68.6838</text:p>
          </table:table-cell>
          <table:table-cell office:value-type="float" office:value="69.26063">
            <text:p>69.26063</text:p>
          </table:table-cell>
          <table:table-cell office:value-type="float" office:value="67.4836">
            <text:p>67.4836</text:p>
          </table:table-cell>
          <table:table-cell office:value-type="float" office:value="67.272354">
            <text:p>67.272354</text:p>
          </table:table-cell>
          <table:table-cell office:value-type="float" office:value="66.99794">
            <text:p>66.99794</text:p>
          </table:table-cell>
          <table:table-cell office:value-type="float" office:value="67.09212">
            <text:p>67.09212</text:p>
          </table:table-cell>
          <table:table-cell office:value-type="float" office:value="67.097336">
            <text:p>67.097336</text:p>
          </table:table-cell>
          <table:table-cell office:value-type="float" office:value="67.77015">
            <text:p>67.77015</text:p>
          </table:table-cell>
          <table:table-cell office:value-type="float" office:value="68.7908">
            <text:p>68.7908</text:p>
          </table:table-cell>
          <table:table-cell office:value-type="float" office:value="73.45808">
            <text:p>73.45808</text:p>
          </table:table-cell>
          <table:table-cell office:value-type="float" office:value="67.58458">
            <text:p>67.58458</text:p>
          </table:table-cell>
          <table:table-cell office:value-type="float" office:value="69.42302">
            <text:p>69.42302</text:p>
          </table:table-cell>
          <table:table-cell office:value-type="float" office:value="67.837296">
            <text:p>67.837296</text:p>
          </table:table-cell>
          <table:table-cell office:value-type="float" office:value="70.662834">
            <text:p>70.662834</text:p>
          </table:table-cell>
          <table:table-cell office:value-type="float" office:value="72.573105">
            <text:p>72.573105</text:p>
          </table:table-cell>
          <table:table-cell office:value-type="float" office:value="73.81629">
            <text:p>73.81629</text:p>
          </table:table-cell>
          <table:table-cell office:value-type="float" office:value="72.66184">
            <text:p>72.66184</text:p>
          </table:table-cell>
          <table:table-cell office:value-type="float" office:value="70.51245">
            <text:p>70.51245</text:p>
          </table:table-cell>
          <table:table-cell office:value-type="float" office:value="75.06626">
            <text:p>75.06626</text:p>
          </table:table-cell>
          <table:table-cell office:value-type="float" office:value="72.97214">
            <text:p>72.97214</text:p>
          </table:table-cell>
          <table:table-cell office:value-type="float" office:value="71.43741">
            <text:p>71.43741</text:p>
          </table:table-cell>
          <table:table-cell office:value-type="float" office:value="71.70262">
            <text:p>71.70262</text:p>
          </table:table-cell>
          <table:table-cell office:value-type="float" office:value="70.84686">
            <text:p>70.84686</text:p>
          </table:table-cell>
          <table:table-cell office:value-type="float" office:value="69.77991">
            <text:p>69.77991</text:p>
          </table:table-cell>
          <table:table-cell office:value-type="float" office:value="70.848015">
            <text:p>70.848015</text:p>
          </table:table-cell>
          <table:table-cell office:value-type="float" office:value="69.19738">
            <text:p>69.19738</text:p>
          </table:table-cell>
          <table:table-cell office:value-type="float" office:value="73.032104">
            <text:p>73.032104</text:p>
          </table:table-cell>
          <table:table-cell office:value-type="float" office:value="75.25501">
            <text:p>75.25501</text:p>
          </table:table-cell>
          <table:table-cell office:value-type="float" office:value="74.787865">
            <text:p>74.787865</text:p>
          </table:table-cell>
          <table:table-cell office:value-type="float" office:value="71.040535">
            <text:p>71.040535</text:p>
          </table:table-cell>
          <table:table-cell office:value-type="float" office:value="70.114845">
            <text:p>70.114845</text:p>
          </table:table-cell>
          <table:table-cell office:value-type="float" office:value="75.12021">
            <text:p>75.12021</text:p>
          </table:table-cell>
          <table:table-cell office:value-type="float" office:value="76.0932">
            <text:p>76.0932</text:p>
          </table:table-cell>
          <table:table-cell office:value-type="float" office:value="76.337814">
            <text:p>76.337814</text:p>
          </table:table-cell>
          <table:table-cell office:value-type="float" office:value="79.96761">
            <text:p>79.96761</text:p>
          </table:table-cell>
          <table:table-cell office:value-type="float" office:value="82.47958">
            <text:p>82.47958</text:p>
          </table:table-cell>
          <table:table-cell office:value-type="float" office:value="84.185844">
            <text:p>84.185844</text:p>
          </table:table-cell>
          <table:table-cell office:value-type="float" office:value="80.83312">
            <text:p>80.83312</text:p>
          </table:table-cell>
          <table:table-cell office:value-type="float" office:value="83.41967">
            <text:p>83.41967</text:p>
          </table:table-cell>
          <table:table-cell office:value-type="float" office:value="80.06248">
            <text:p>80.06248</text:p>
          </table:table-cell>
          <table:table-cell office:value-type="float" office:value="82.604965">
            <text:p>82.604965</text:p>
          </table:table-cell>
          <table:table-cell office:value-type="float" office:value="80.10648">
            <text:p>80.10648</text:p>
          </table:table-cell>
          <table:table-cell office:value-type="float" office:value="78.00197">
            <text:p>78.00197</text:p>
          </table:table-cell>
          <table:table-cell office:value-type="float" office:value="77.60067">
            <text:p>77.60067</text:p>
          </table:table-cell>
          <table:table-cell office:value-type="float" office:value="74.752945">
            <text:p>74.752945</text:p>
          </table:table-cell>
          <table:table-cell office:value-type="float" office:value="76.996025">
            <text:p>76.996025</text:p>
          </table:table-cell>
          <table:table-cell office:value-type="float" office:value="76.18633">
            <text:p>76.18633</text:p>
          </table:table-cell>
          <table:table-cell office:value-type="float" office:value="77.80051">
            <text:p>77.80051</text:p>
          </table:table-cell>
          <table:table-cell office:value-type="float" office:value="77.284874">
            <text:p>77.284874</text:p>
          </table:table-cell>
          <table:table-cell office:value-type="float" office:value="74.25898">
            <text:p>74.25898</text:p>
          </table:table-cell>
          <table:table-cell office:value-type="float" office:value="72.43142">
            <text:p>72.43142</text:p>
          </table:table-cell>
          <table:table-cell office:value-type="float" office:value="69.27846">
            <text:p>69.27846</text:p>
          </table:table-cell>
          <table:table-cell office:value-type="float" office:value="74.286446">
            <text:p>74.286446</text:p>
          </table:table-cell>
          <table:table-cell office:value-type="float" office:value="70.0271">
            <text:p>70.0271</text:p>
          </table:table-cell>
          <table:table-cell office:value-type="float" office:value="67.96949">
            <text:p>67.96949</text:p>
          </table:table-cell>
          <table:table-cell office:value-type="float" office:value="68.4945">
            <text:p>68.4945</text:p>
          </table:table-cell>
          <table:table-cell office:value-type="float" office:value="65.9261">
            <text:p>65.9261</text:p>
          </table:table-cell>
          <table:table-cell office:value-type="float" office:value="64.09666">
            <text:p>64.09666</text:p>
          </table:table-cell>
          <table:table-cell office:value-type="float" office:value="63.859943">
            <text:p>63.859943</text:p>
          </table:table-cell>
          <table:table-cell office:value-type="float" office:value="60.056774">
            <text:p>60.056774</text:p>
          </table:table-cell>
          <table:table-cell office:value-type="float" office:value="58.558334">
            <text:p>58.558334</text:p>
          </table:table-cell>
          <table:table-cell office:value-type="float" office:value="55.743923">
            <text:p>55.743923</text:p>
          </table:table-cell>
          <table:table-cell office:value-type="float" office:value="56.32045">
            <text:p>56.32045</text:p>
          </table:table-cell>
          <table:table-cell office:value-type="float" office:value="58.99357">
            <text:p>58.99357</text:p>
          </table:table-cell>
          <table:table-cell office:value-type="float" office:value="58.5178">
            <text:p>58.5178</text:p>
          </table:table-cell>
          <table:table-cell office:value-type="float" office:value="59.832333">
            <text:p>59.832333</text:p>
          </table:table-cell>
          <table:table-cell office:value-type="float" office:value="59.844307">
            <text:p>59.844307</text:p>
          </table:table-cell>
          <table:table-cell office:value-type="float" office:value="61.869667">
            <text:p>61.869667</text:p>
          </table:table-cell>
          <table:table-cell office:value-type="float" office:value="65.38734">
            <text:p>65.38734</text:p>
          </table:table-cell>
          <table:table-cell office:value-type="float" office:value="64.91905">
            <text:p>64.91905</text:p>
          </table:table-cell>
          <table:table-cell office:value-type="float" office:value="65.115295">
            <text:p>65.115295</text:p>
          </table:table-cell>
          <table:table-cell office:value-type="float" office:value="69.935524">
            <text:p>69.935524</text:p>
          </table:table-cell>
          <table:table-cell office:value-type="float" office:value="67.466354">
            <text:p>67.466354</text:p>
          </table:table-cell>
          <table:table-cell office:value-type="float" office:value="69.9953">
            <text:p>69.9953</text:p>
          </table:table-cell>
          <table:table-cell office:value-type="float" office:value="68.59903">
            <text:p>68.59903</text:p>
          </table:table-cell>
          <table:table-cell office:value-type="float" office:value="66.648224">
            <text:p>66.648224</text:p>
          </table:table-cell>
          <table:table-cell office:value-type="float" office:value="68.64931">
            <text:p>68.64931</text:p>
          </table:table-cell>
          <table:table-cell office:value-type="float" office:value="65.85909">
            <text:p>65.85909</text:p>
          </table:table-cell>
          <table:table-cell office:value-type="float" office:value="56.07308">
            <text:p>56.07308</text:p>
          </table:table-cell>
          <table:table-cell office:value-type="float" office:value="56.609283">
            <text:p>56.609283</text:p>
          </table:table-cell>
          <table:table-cell office:value-type="float" office:value="55.63409">
            <text:p>55.63409</text:p>
          </table:table-cell>
          <table:table-cell office:value-type="float" office:value="57.30186">
            <text:p>57.30186</text:p>
          </table:table-cell>
          <table:table-cell office:value-type="float" office:value="60.113632">
            <text:p>60.113632</text:p>
          </table:table-cell>
          <table:table-cell office:value-type="float" office:value="61.206093">
            <text:p>61.206093</text:p>
          </table:table-cell>
          <table:table-cell office:value-type="float" office:value="59.022964">
            <text:p>59.022964</text:p>
          </table:table-cell>
          <table:table-cell office:value-type="float" office:value="56.809788">
            <text:p>56.809788</text:p>
          </table:table-cell>
          <table:table-cell office:value-type="float" office:value="57.949497">
            <text:p>57.949497</text:p>
          </table:table-cell>
          <table:table-cell office:value-type="float" office:value="60.82475">
            <text:p>60.82475</text:p>
          </table:table-cell>
          <table:table-cell office:value-type="float" office:value="60.51753">
            <text:p>60.51753</text:p>
          </table:table-cell>
          <table:table-cell office:value-type="float" office:value="60.72469">
            <text:p>60.72469</text:p>
          </table:table-cell>
          <table:table-cell office:value-type="float" office:value="64.407906">
            <text:p>64.407906</text:p>
          </table:table-cell>
          <table:table-cell office:value-type="float" office:value="66.16682">
            <text:p>66.16682</text:p>
          </table:table-cell>
          <table:table-cell office:value-type="float" office:value="67.81581">
            <text:p>67.81581</text:p>
          </table:table-cell>
          <table:table-cell office:value-type="float" office:value="67.2637">
            <text:p>67.2637</text:p>
          </table:table-cell>
          <table:table-cell office:value-type="float" office:value="65.851234">
            <text:p>65.851234</text:p>
          </table:table-cell>
          <table:table-cell office:value-type="float" office:value="66.378334">
            <text:p>66.378334</text:p>
          </table:table-cell>
          <table:table-cell office:value-type="float" office:value="65.64049">
            <text:p>65.64049</text:p>
          </table:table-cell>
          <table:table-cell office:value-type="float" office:value="65.62224">
            <text:p>65.62224</text:p>
          </table:table-cell>
          <table:table-cell office:value-type="float" office:value="63.850174">
            <text:p>63.850174</text:p>
          </table:table-cell>
          <table:table-cell office:value-type="float" office:value="61.180298">
            <text:p>61.180298</text:p>
          </table:table-cell>
          <table:table-cell office:value-type="float" office:value="60.241905">
            <text:p>60.241905</text:p>
          </table:table-cell>
          <table:table-cell office:value-type="float" office:value="62.025375">
            <text:p>62.025375</text:p>
          </table:table-cell>
          <table:table-cell office:value-type="float" office:value="60.130405">
            <text:p>60.130405</text:p>
          </table:table-cell>
          <table:table-cell office:value-type="float" office:value="61.17482">
            <text:p>61.17482</text:p>
          </table:table-cell>
          <table:table-cell office:value-type="float" office:value="60.153435">
            <text:p>60.153435</text:p>
          </table:table-cell>
          <table:table-cell office:value-type="float" office:value="60.219494">
            <text:p>60.219494</text:p>
          </table:table-cell>
          <table:table-cell office:value-type="float" office:value="61.8747">
            <text:p>61.8747</text:p>
          </table:table-cell>
          <table:table-cell office:value-type="float" office:value="62.99502">
            <text:p>62.99502</text:p>
          </table:table-cell>
          <table:table-cell office:value-type="float" office:value="61.12751">
            <text:p>61.12751</text:p>
          </table:table-cell>
          <table:table-cell office:value-type="float" office:value="56.111958">
            <text:p>56.111958</text:p>
          </table:table-cell>
          <table:table-cell office:value-type="float" office:value="60.891502">
            <text:p>60.891502</text:p>
          </table:table-cell>
          <table:table-cell office:value-type="float" office:value="59.219784">
            <text:p>59.219784</text:p>
          </table:table-cell>
          <table:table-cell office:value-type="float" office:value="61.12751">
            <text:p>61.12751</text:p>
          </table:table-cell>
          <table:table-cell office:value-type="float" office:value="62.04024">
            <text:p>62.04024</text:p>
          </table:table-cell>
          <table:table-cell office:value-type="float" office:value="64.87709">
            <text:p>64.87709</text:p>
          </table:table-cell>
          <table:table-cell office:value-type="float" office:value="67.70328">
            <text:p>67.70328</text:p>
          </table:table-cell>
          <table:table-cell office:value-type="float" office:value="67.48912">
            <text:p>67.48912</text:p>
          </table:table-cell>
          <table:table-cell office:value-type="float" office:value="70.212616">
            <text:p>70.212616</text:p>
          </table:table-cell>
          <table:table-cell office:value-type="float" office:value="72.29321">
            <text:p>72.29321</text:p>
          </table:table-cell>
          <table:table-cell office:value-type="float" office:value="68.43166">
            <text:p>68.43166</text:p>
          </table:table-cell>
          <table:table-cell office:value-type="float" office:value="64.64063">
            <text:p>64.64063</text:p>
          </table:table-cell>
          <table:table-cell office:value-type="float" office:value="65.24173">
            <text:p>65.24173</text:p>
          </table:table-cell>
          <table:table-cell office:value-type="float" office:value="67.688034">
            <text:p>67.688034</text:p>
          </table:table-cell>
          <table:table-cell office:value-type="float" office:value="64.534836">
            <text:p>64.534836</text:p>
          </table:table-cell>
          <table:table-cell office:value-type="float" office:value="64.118935">
            <text:p>64.118935</text:p>
          </table:table-cell>
          <table:table-cell office:value-type="float" office:value="62.391933">
            <text:p>62.391933</text:p>
          </table:table-cell>
          <table:table-cell office:value-type="float" office:value="59.732647">
            <text:p>59.732647</text:p>
          </table:table-cell>
          <table:table-cell office:value-type="float" office:value="59.30105">
            <text:p>59.30105</text:p>
          </table:table-cell>
          <table:table-cell office:value-type="float" office:value="58.507076">
            <text:p>58.507076</text:p>
          </table:table-cell>
          <table:table-cell office:value-type="float" office:value="57.89805">
            <text:p>57.89805</text:p>
          </table:table-cell>
          <table:table-cell office:value-type="float" office:value="61.33692">
            <text:p>61.33692</text:p>
          </table:table-cell>
          <table:table-cell office:value-type="float" office:value="65.35653">
            <text:p>65.35653</text:p>
          </table:table-cell>
          <table:table-cell office:value-type="float" office:value="67.7812">
            <text:p>67.7812</text:p>
          </table:table-cell>
          <table:table-cell office:value-type="float" office:value="63.08511">
            <text:p>63.08511</text:p>
          </table:table-cell>
          <table:table-cell office:value-type="float" office:value="58.74273">
            <text:p>58.74273</text:p>
          </table:table-cell>
          <table:table-cell office:value-type="float" office:value="58.260994">
            <text:p>58.260994</text:p>
          </table:table-cell>
          <table:table-cell office:value-type="float" office:value="60.09785">
            <text:p>60.09785</text:p>
          </table:table-cell>
          <table:table-cell office:value-type="float" office:value="59.92321">
            <text:p>59.92321</text:p>
          </table:table-cell>
          <table:table-cell office:value-type="float" office:value="60.807777">
            <text:p>60.807777</text:p>
          </table:table-cell>
          <table:table-cell office:value-type="float" office:value="61.89162">
            <text:p>61.89162</text:p>
          </table:table-cell>
          <table:table-cell office:value-type="float" office:value="60.292465">
            <text:p>60.292465</text:p>
          </table:table-cell>
          <table:table-cell office:value-type="float" office:value="65.854256">
            <text:p>65.854256</text:p>
          </table:table-cell>
          <table:table-cell office:value-type="float" office:value="177.08545">
            <text:p>177.08545</text:p>
          </table:table-cell>
          <table:table-cell office:value-type="float" office:value="108.37182">
            <text:p>108.37182</text:p>
          </table:table-cell>
          <table:table-cell office:value-type="float" office:value="106.001656">
            <text:p>106.001656</text:p>
          </table:table-cell>
          <table:table-cell office:value-type="float" office:value="89.70081">
            <text:p>89.70081</text:p>
          </table:table-cell>
          <table:table-cell office:value-type="float" office:value="98.5166">
            <text:p>98.5166</text:p>
          </table:table-cell>
          <table:table-cell office:value-type="float" office:value="103.530495">
            <text:p>103.530495</text:p>
          </table:table-cell>
          <table:table-cell office:value-type="float" office:value="43.161102">
            <text:p>43.161102</text:p>
          </table:table-cell>
          <table:table-cell office:value-type="float" office:value="104.83432">
            <text:p>104.83432</text:p>
          </table:table-cell>
          <table:table-cell office:value-type="float" office:value="45.87739">
            <text:p>45.87739</text:p>
          </table:table-cell>
          <table:table-cell office:value-type="float" office:value="47.423042">
            <text:p>47.423042</text:p>
          </table:table-cell>
          <table:table-cell office:value-type="float" office:value="52.587173">
            <text:p>52.587173</text:p>
          </table:table-cell>
          <table:table-cell office:value-type="float" office:value="55.55711">
            <text:p>55.55711</text:p>
          </table:table-cell>
          <table:table-cell office:value-type="float" office:value="54.96293">
            <text:p>54.96293</text:p>
          </table:table-cell>
          <table:table-cell office:value-type="float" office:value="55.995247">
            <text:p>55.995247</text:p>
          </table:table-cell>
          <table:table-cell office:value-type="float" office:value="56.42555">
            <text:p>56.42555</text:p>
          </table:table-cell>
          <table:table-cell office:value-type="float" office:value="59.619106">
            <text:p>59.619106</text:p>
          </table:table-cell>
          <table:table-cell office:value-type="float" office:value="59.203987">
            <text:p>59.203987</text:p>
          </table:table-cell>
          <table:table-cell office:value-type="float" office:value="58.209785">
            <text:p>58.209785</text:p>
          </table:table-cell>
          <table:table-cell office:value-type="float" office:value="55.67357">
            <text:p>55.67357</text:p>
          </table:table-cell>
          <table:table-cell office:value-type="float" office:value="60.072712">
            <text:p>60.072712</text:p>
          </table:table-cell>
          <table:table-cell office:value-type="float" office:value="66.53105">
            <text:p>66.53105</text:p>
          </table:table-cell>
          <table:table-cell office:value-type="float" office:value="70.22956">
            <text:p>70.22956</text:p>
          </table:table-cell>
          <table:table-cell office:value-type="float" office:value="70.62466">
            <text:p>70.62466</text:p>
          </table:table-cell>
          <table:table-cell office:value-type="float" office:value="68.234886">
            <text:p>68.234886</text:p>
          </table:table-cell>
          <table:table-cell office:value-type="float" office:value="67.56362">
            <text:p>67.56362</text:p>
          </table:table-cell>
          <table:table-cell office:value-type="float" office:value="67.41979">
            <text:p>67.41979</text:p>
          </table:table-cell>
          <table:table-cell office:value-type="float" office:value="63.995182">
            <text:p>63.995182</text:p>
          </table:table-cell>
          <table:table-cell office:value-type="float" office:value="62.430992">
            <text:p>62.430992</text:p>
          </table:table-cell>
          <table:table-cell office:value-type="float" office:value="61.440887">
            <text:p>61.440887</text:p>
          </table:table-cell>
          <table:table-cell office:value-type="float" office:value="61.69868">
            <text:p>61.69868</text:p>
          </table:table-cell>
          <table:table-cell office:value-type="float" office:value="65.82653">
            <text:p>65.82653</text:p>
          </table:table-cell>
          <table:table-cell office:value-type="float" office:value="71.67794">
            <text:p>71.67794</text:p>
          </table:table-cell>
          <table:table-cell office:value-type="float" office:value="72.76929">
            <text:p>72.76929</text:p>
          </table:table-cell>
          <table:table-cell office:value-type="float" office:value="72.58595">
            <text:p>72.58595</text:p>
          </table:table-cell>
          <table:table-cell office:value-type="float" office:value="74.67638">
            <text:p>74.67638</text:p>
          </table:table-cell>
          <table:table-cell office:value-type="float" office:value="78.486855">
            <text:p>78.486855</text:p>
          </table:table-cell>
          <table:table-cell office:value-type="float" office:value="77.820625">
            <text:p>77.820625</text:p>
          </table:table-cell>
          <table:table-cell office:value-type="float" office:value="79.75363">
            <text:p>79.75363</text:p>
          </table:table-cell>
          <table:table-cell office:value-type="float" office:value="78.09412">
            <text:p>78.09412</text:p>
          </table:table-cell>
          <table:table-cell office:value-type="float" office:value="79.823685">
            <text:p>79.823685</text:p>
          </table:table-cell>
          <table:table-cell office:value-type="float" office:value="74.96761">
            <text:p>74.96761</text:p>
          </table:table-cell>
          <table:table-cell office:value-type="float" office:value="67.36468">
            <text:p>67.36468</text:p>
          </table:table-cell>
          <table:table-cell office:value-type="float" office:value="64.38833">
            <text:p>64.38833</text:p>
          </table:table-cell>
          <table:table-cell office:value-type="float" office:value="63.01881">
            <text:p>63.01881</text:p>
          </table:table-cell>
          <table:table-cell office:value-type="float" office:value="62.037994">
            <text:p>62.037994</text:p>
          </table:table-cell>
          <table:table-cell office:value-type="float" office:value="61.220737">
            <text:p>61.220737</text:p>
          </table:table-cell>
          <table:table-cell office:value-type="float" office:value="60.820282">
            <text:p>60.820282</text:p>
          </table:table-cell>
          <table:table-cell office:value-type="float" office:value="60.76438">
            <text:p>60.76438</text:p>
          </table:table-cell>
          <table:table-cell office:value-type="float" office:value="61.294956">
            <text:p>61.294956</text:p>
          </table:table-cell>
          <table:table-cell office:value-type="float" office:value="60.95895">
            <text:p>60.95895</text:p>
          </table:table-cell>
          <table:table-cell office:value-type="float" office:value="58.79131">
            <text:p>58.79131</text:p>
          </table:table-cell>
          <table:table-cell office:value-type="float" office:value="57.442486">
            <text:p>57.442486</text:p>
          </table:table-cell>
          <table:table-cell office:value-type="float" office:value="58.084126">
            <text:p>58.084126</text:p>
          </table:table-cell>
          <table:table-cell office:value-type="float" office:value="56.75725">
            <text:p>56.75725</text:p>
          </table:table-cell>
          <table:table-cell office:value-type="float" office:value="56.17866">
            <text:p>56.17866</text:p>
          </table:table-cell>
          <table:table-cell office:value-type="float" office:value="56.940437">
            <text:p>56.940437</text:p>
          </table:table-cell>
          <table:table-cell office:value-type="float" office:value="55.90569">
            <text:p>55.90569</text:p>
          </table:table-cell>
          <table:table-cell office:value-type="float" office:value="57.62611">
            <text:p>57.62611</text:p>
          </table:table-cell>
          <table:table-cell office:value-type="float" office:value="57.357365">
            <text:p>57.357365</text:p>
          </table:table-cell>
          <table:table-cell office:value-type="float" office:value="57.39762">
            <text:p>57.39762</text:p>
          </table:table-cell>
          <table:table-cell office:value-type="float" office:value="57.327427">
            <text:p>57.327427</text:p>
          </table:table-cell>
          <table:table-cell office:value-type="float" office:value="57.95793">
            <text:p>57.95793</text:p>
          </table:table-cell>
          <table:table-cell office:value-type="float" office:value="60.867565">
            <text:p>60.867565</text:p>
          </table:table-cell>
          <table:table-cell office:value-type="float" office:value="62.33104">
            <text:p>62.33104</text:p>
          </table:table-cell>
          <table:table-cell office:value-type="float" office:value="59.97746">
            <text:p>59.97746</text:p>
          </table:table-cell>
          <table:table-cell office:value-type="float" office:value="60.087032">
            <text:p>60.087032</text:p>
          </table:table-cell>
          <table:table-cell office:value-type="float" office:value="60.015438">
            <text:p>60.015438</text:p>
          </table:table-cell>
          <table:table-cell office:value-type="float" office:value="59.40838">
            <text:p>59.40838</text:p>
          </table:table-cell>
          <table:table-cell office:value-type="float" office:value="61.9713">
            <text:p>61.9713</text:p>
          </table:table-cell>
          <table:table-cell office:value-type="float" office:value="64.28814">
            <text:p>64.28814</text:p>
          </table:table-cell>
          <table:table-cell office:value-type="float" office:value="66.51648">
            <text:p>66.51648</text:p>
          </table:table-cell>
          <table:table-cell office:value-type="float" office:value="70.57404">
            <text:p>70.57404</text:p>
          </table:table-cell>
          <table:table-cell office:value-type="float" office:value="67.52075">
            <text:p>67.52075</text:p>
          </table:table-cell>
          <table:table-cell office:value-type="float" office:value="69.120964">
            <text:p>69.120964</text:p>
          </table:table-cell>
          <table:table-cell office:value-type="float" office:value="70.91878">
            <text:p>70.91878</text:p>
          </table:table-cell>
          <table:table-cell office:value-type="float" office:value="71.591995">
            <text:p>71.591995</text:p>
          </table:table-cell>
          <table:table-cell office:value-type="float" office:value="70.65386">
            <text:p>70.65386</text:p>
          </table:table-cell>
          <table:table-cell office:value-type="float" office:value="71.46765">
            <text:p>71.46765</text:p>
          </table:table-cell>
          <table:table-cell office:value-type="float" office:value="69.40662">
            <text:p>69.40662</text:p>
          </table:table-cell>
          <table:table-cell office:value-type="float" office:value="69.763306">
            <text:p>69.763306</text:p>
          </table:table-cell>
          <table:table-cell office:value-type="float" office:value="71.836975">
            <text:p>71.836975</text:p>
          </table:table-cell>
          <table:table-cell office:value-type="float" office:value="72.85262">
            <text:p>72.85262</text:p>
          </table:table-cell>
          <table:table-cell office:value-type="float" office:value="69.016396">
            <text:p>69.016396</text:p>
          </table:table-cell>
          <table:table-cell office:value-type="float" office:value="67.89654">
            <text:p>67.89654</text:p>
          </table:table-cell>
          <table:table-cell office:value-type="float" office:value="67.98181">
            <text:p>67.98181</text:p>
          </table:table-cell>
          <table:table-cell office:value-type="float" office:value="68.538506">
            <text:p>68.538506</text:p>
          </table:table-cell>
          <table:table-cell office:value-type="float" office:value="68.557076">
            <text:p>68.557076</text:p>
          </table:table-cell>
          <table:table-cell office:value-type="float" office:value="69.26706">
            <text:p>69.26706</text:p>
          </table:table-cell>
          <table:table-cell office:value-type="float" office:value="66.23203">
            <text:p>66.23203</text:p>
          </table:table-cell>
          <table:table-cell office:value-type="float" office:value="66.30918">
            <text:p>66.30918</text:p>
          </table:table-cell>
          <table:table-cell office:value-type="float" office:value="66.48444">
            <text:p>66.48444</text:p>
          </table:table-cell>
          <table:table-cell office:value-type="float" office:value="64.95176">
            <text:p>64.95176</text:p>
          </table:table-cell>
          <table:table-cell office:value-type="float" office:value="64.671005">
            <text:p>64.671005</text:p>
          </table:table-cell>
          <table:table-cell office:value-type="float" office:value="66.04149">
            <text:p>66.04149</text:p>
          </table:table-cell>
          <table:table-cell office:value-type="float" office:value="66.05488">
            <text:p>66.05488</text:p>
          </table:table-cell>
          <table:table-cell office:value-type="float" office:value="70.024704">
            <text:p>70.024704</text:p>
          </table:table-cell>
          <table:table-cell office:value-type="float" office:value="68.92636">
            <text:p>68.92636</text:p>
          </table:table-cell>
          <table:table-cell office:value-type="float" office:value="78.760925">
            <text:p>78.760925</text:p>
          </table:table-cell>
          <table:table-cell office:value-type="float" office:value="82.47173">
            <text:p>82.47173</text:p>
          </table:table-cell>
          <table:table-cell office:value-type="float" office:value="82.62357">
            <text:p>82.62357</text:p>
          </table:table-cell>
          <table:table-cell office:value-type="float" office:value="89.50059">
            <text:p>89.50059</text:p>
          </table:table-cell>
          <table:table-cell office:value-type="float" office:value="89.29723">
            <text:p>89.29723</text:p>
          </table:table-cell>
          <table:table-cell office:value-type="float" office:value="82.8162">
            <text:p>82.8162</text:p>
          </table:table-cell>
          <table:table-cell office:value-type="float" office:value="77.01021">
            <text:p>77.01021</text:p>
          </table:table-cell>
          <table:table-cell office:value-type="float" office:value="76.56368">
            <text:p>76.56368</text:p>
          </table:table-cell>
          <table:table-cell office:value-type="float" office:value="88.245766">
            <text:p>88.245766</text:p>
          </table:table-cell>
          <table:table-cell office:value-type="float" office:value="115.40199">
            <text:p>115.40199</text:p>
          </table:table-cell>
          <table:table-cell office:value-type="float" office:value="205.50641">
            <text:p>205.50641</text:p>
          </table:table-cell>
          <table:table-cell office:value-type="float" office:value="244.46211">
            <text:p>244.46211</text:p>
          </table:table-cell>
          <table:table-cell office:value-type="float" office:value="228.47624">
            <text:p>228.47624</text:p>
          </table:table-cell>
          <table:table-cell office:value-type="float" office:value="199.48466">
            <text:p>199.4846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Rleg</text:p>
          </table:table-cell>
          <table:table-cell office:value-type="float" office:value="136.94928">
            <text:p>136.94928</text:p>
          </table:table-cell>
          <table:table-cell office:value-type="float" office:value="62.6545">
            <text:p>62.6545</text:p>
          </table:table-cell>
          <table:table-cell office:value-type="float" office:value="61.44852">
            <text:p>61.44852</text:p>
          </table:table-cell>
          <table:table-cell office:value-type="float" office:value="61.502537">
            <text:p>61.502537</text:p>
          </table:table-cell>
          <table:table-cell office:value-type="float" office:value="77.182816">
            <text:p>77.182816</text:p>
          </table:table-cell>
          <table:table-cell office:value-type="float" office:value="69.000916">
            <text:p>69.000916</text:p>
          </table:table-cell>
          <table:table-cell office:value-type="float" office:value="61.90842">
            <text:p>61.90842</text:p>
          </table:table-cell>
          <table:table-cell office:value-type="float" office:value="56.525394">
            <text:p>56.525394</text:p>
          </table:table-cell>
          <table:table-cell office:value-type="float" office:value="54.40369">
            <text:p>54.40369</text:p>
          </table:table-cell>
          <table:table-cell office:value-type="float" office:value="54.617725">
            <text:p>54.617725</text:p>
          </table:table-cell>
          <table:table-cell office:value-type="float" office:value="53.39593">
            <text:p>53.39593</text:p>
          </table:table-cell>
          <table:table-cell office:value-type="float" office:value="55.05768">
            <text:p>55.05768</text:p>
          </table:table-cell>
          <table:table-cell office:value-type="float" office:value="55.410553">
            <text:p>55.410553</text:p>
          </table:table-cell>
          <table:table-cell office:value-type="float" office:value="57.416508">
            <text:p>57.416508</text:p>
          </table:table-cell>
          <table:table-cell office:value-type="float" office:value="56.34659">
            <text:p>56.34659</text:p>
          </table:table-cell>
          <table:table-cell office:value-type="float" office:value="56.555367">
            <text:p>56.555367</text:p>
          </table:table-cell>
          <table:table-cell office:value-type="float" office:value="56.353634">
            <text:p>56.353634</text:p>
          </table:table-cell>
          <table:table-cell office:value-type="float" office:value="59.655224">
            <text:p>59.655224</text:p>
          </table:table-cell>
          <table:table-cell office:value-type="float" office:value="57.162346">
            <text:p>57.162346</text:p>
          </table:table-cell>
          <table:table-cell office:value-type="float" office:value="77.360435">
            <text:p>77.360435</text:p>
          </table:table-cell>
          <table:table-cell office:value-type="float" office:value="76.52067">
            <text:p>76.52067</text:p>
          </table:table-cell>
          <table:table-cell office:value-type="float" office:value="72.290924">
            <text:p>72.290924</text:p>
          </table:table-cell>
          <table:table-cell office:value-type="float" office:value="72.75405">
            <text:p>72.75405</text:p>
          </table:table-cell>
          <table:table-cell office:value-type="float" office:value="73.46094">
            <text:p>73.46094</text:p>
          </table:table-cell>
          <table:table-cell office:value-type="float" office:value="71.03462">
            <text:p>71.03462</text:p>
          </table:table-cell>
          <table:table-cell office:value-type="float" office:value="57.857967">
            <text:p>57.857967</text:p>
          </table:table-cell>
          <table:table-cell office:value-type="float" office:value="59.140495">
            <text:p>59.140495</text:p>
          </table:table-cell>
          <table:table-cell office:value-type="float" office:value="60.15988">
            <text:p>60.15988</text:p>
          </table:table-cell>
          <table:table-cell office:value-type="float" office:value="58.617405">
            <text:p>58.617405</text:p>
          </table:table-cell>
          <table:table-cell office:value-type="float" office:value="57.902554">
            <text:p>57.902554</text:p>
          </table:table-cell>
          <table:table-cell office:value-type="float" office:value="61.826168">
            <text:p>61.826168</text:p>
          </table:table-cell>
          <table:table-cell office:value-type="float" office:value="63.999237">
            <text:p>63.999237</text:p>
          </table:table-cell>
          <table:table-cell office:value-type="float" office:value="83.24108">
            <text:p>83.24108</text:p>
          </table:table-cell>
          <table:table-cell office:value-type="float" office:value="86.85274">
            <text:p>86.85274</text:p>
          </table:table-cell>
          <table:table-cell office:value-type="float" office:value="82.15537">
            <text:p>82.15537</text:p>
          </table:table-cell>
          <table:table-cell office:value-type="float" office:value="79.595505">
            <text:p>79.595505</text:p>
          </table:table-cell>
          <table:table-cell office:value-type="float" office:value="74.767044">
            <text:p>74.767044</text:p>
          </table:table-cell>
          <table:table-cell office:value-type="float" office:value="63.900475">
            <text:p>63.900475</text:p>
          </table:table-cell>
          <table:table-cell office:value-type="float" office:value="61.19111">
            <text:p>61.19111</text:p>
          </table:table-cell>
          <table:table-cell office:value-type="float" office:value="64.26312">
            <text:p>64.26312</text:p>
          </table:table-cell>
          <table:table-cell office:value-type="float" office:value="68.56355">
            <text:p>68.56355</text:p>
          </table:table-cell>
          <table:table-cell office:value-type="float" office:value="67.85823">
            <text:p>67.85823</text:p>
          </table:table-cell>
          <table:table-cell office:value-type="float" office:value="69.06127">
            <text:p>69.06127</text:p>
          </table:table-cell>
          <table:table-cell office:value-type="float" office:value="70.380646">
            <text:p>70.380646</text:p>
          </table:table-cell>
          <table:table-cell office:value-type="float" office:value="57.06293">
            <text:p>57.06293</text:p>
          </table:table-cell>
          <table:table-cell office:value-type="float" office:value="51.159653">
            <text:p>51.159653</text:p>
          </table:table-cell>
          <table:table-cell office:value-type="float" office:value="51.721935">
            <text:p>51.721935</text:p>
          </table:table-cell>
          <table:table-cell office:value-type="float" office:value="49.96544">
            <text:p>49.96544</text:p>
          </table:table-cell>
          <table:table-cell office:value-type="float" office:value="50.71426">
            <text:p>50.71426</text:p>
          </table:table-cell>
          <table:table-cell office:value-type="float" office:value="51.600185">
            <text:p>51.600185</text:p>
          </table:table-cell>
          <table:table-cell office:value-type="float" office:value="53.53651">
            <text:p>53.53651</text:p>
          </table:table-cell>
          <table:table-cell office:value-type="float" office:value="52.93257">
            <text:p>52.93257</text:p>
          </table:table-cell>
          <table:table-cell office:value-type="float" office:value="50.532375">
            <text:p>50.532375</text:p>
          </table:table-cell>
          <table:table-cell office:value-type="float" office:value="51.855026">
            <text:p>51.855026</text:p>
          </table:table-cell>
          <table:table-cell office:value-type="float" office:value="51.8667">
            <text:p>51.8667</text:p>
          </table:table-cell>
          <table:table-cell office:value-type="float" office:value="50.42583">
            <text:p>50.42583</text:p>
          </table:table-cell>
          <table:table-cell office:value-type="float" office:value="48.323128">
            <text:p>48.323128</text:p>
          </table:table-cell>
          <table:table-cell office:value-type="float" office:value="47.848213">
            <text:p>47.848213</text:p>
          </table:table-cell>
          <table:table-cell office:value-type="float" office:value="48.754642">
            <text:p>48.754642</text:p>
          </table:table-cell>
          <table:table-cell office:value-type="float" office:value="50.171856">
            <text:p>50.171856</text:p>
          </table:table-cell>
          <table:table-cell office:value-type="float" office:value="49.9769">
            <text:p>49.9769</text:p>
          </table:table-cell>
          <table:table-cell office:value-type="float" office:value="58.804485">
            <text:p>58.804485</text:p>
          </table:table-cell>
          <table:table-cell office:value-type="float" office:value="71.834">
            <text:p>71.834</text:p>
          </table:table-cell>
          <table:table-cell office:value-type="float" office:value="70.76564">
            <text:p>70.76564</text:p>
          </table:table-cell>
          <table:table-cell office:value-type="float" office:value="73.171295">
            <text:p>73.171295</text:p>
          </table:table-cell>
          <table:table-cell office:value-type="float" office:value="69.93363">
            <text:p>69.93363</text:p>
          </table:table-cell>
          <table:table-cell office:value-type="float" office:value="67.305595">
            <text:p>67.305595</text:p>
          </table:table-cell>
          <table:table-cell office:value-type="float" office:value="57.13878">
            <text:p>57.13878</text:p>
          </table:table-cell>
          <table:table-cell office:value-type="float" office:value="62.933174">
            <text:p>62.933174</text:p>
          </table:table-cell>
          <table:table-cell office:value-type="float" office:value="71.42304">
            <text:p>71.42304</text:p>
          </table:table-cell>
          <table:table-cell office:value-type="float" office:value="67.32947">
            <text:p>67.32947</text:p>
          </table:table-cell>
          <table:table-cell office:value-type="float" office:value="67.930115">
            <text:p>67.930115</text:p>
          </table:table-cell>
          <table:table-cell office:value-type="float" office:value="65.79591">
            <text:p>65.79591</text:p>
          </table:table-cell>
          <table:table-cell office:value-type="float" office:value="64.79274">
            <text:p>64.79274</text:p>
          </table:table-cell>
          <table:table-cell office:value-type="float" office:value="64.83982">
            <text:p>64.83982</text:p>
          </table:table-cell>
          <table:table-cell office:value-type="float" office:value="66.71543">
            <text:p>66.71543</text:p>
          </table:table-cell>
          <table:table-cell office:value-type="float" office:value="68.77008">
            <text:p>68.77008</text:p>
          </table:table-cell>
          <table:table-cell office:value-type="float" office:value="79.40363">
            <text:p>79.40363</text:p>
          </table:table-cell>
          <table:table-cell office:value-type="float" office:value="82.39173">
            <text:p>82.39173</text:p>
          </table:table-cell>
          <table:table-cell office:value-type="float" office:value="77.43027">
            <text:p>77.43027</text:p>
          </table:table-cell>
          <table:table-cell office:value-type="float" office:value="71.86763">
            <text:p>71.86763</text:p>
          </table:table-cell>
          <table:table-cell office:value-type="float" office:value="68.331245">
            <text:p>68.331245</text:p>
          </table:table-cell>
          <table:table-cell office:value-type="float" office:value="67.71205">
            <text:p>67.71205</text:p>
          </table:table-cell>
          <table:table-cell office:value-type="float" office:value="54.710957">
            <text:p>54.710957</text:p>
          </table:table-cell>
          <table:table-cell office:value-type="float" office:value="52.39097">
            <text:p>52.39097</text:p>
          </table:table-cell>
          <table:table-cell office:value-type="float" office:value="45.488712">
            <text:p>45.488712</text:p>
          </table:table-cell>
          <table:table-cell office:value-type="float" office:value="46.233955">
            <text:p>46.233955</text:p>
          </table:table-cell>
          <table:table-cell office:value-type="float" office:value="45.75265">
            <text:p>45.75265</text:p>
          </table:table-cell>
          <table:table-cell office:value-type="float" office:value="47.111004">
            <text:p>47.111004</text:p>
          </table:table-cell>
          <table:table-cell office:value-type="float" office:value="46.938377">
            <text:p>46.938377</text:p>
          </table:table-cell>
          <table:table-cell office:value-type="float" office:value="48.670036">
            <text:p>48.670036</text:p>
          </table:table-cell>
          <table:table-cell office:value-type="float" office:value="47.86958">
            <text:p>47.86958</text:p>
          </table:table-cell>
          <table:table-cell office:value-type="float" office:value="45.32824">
            <text:p>45.32824</text:p>
          </table:table-cell>
          <table:table-cell office:value-type="float" office:value="50.144238">
            <text:p>50.144238</text:p>
          </table:table-cell>
          <table:table-cell office:value-type="float" office:value="47.970222">
            <text:p>47.970222</text:p>
          </table:table-cell>
          <table:table-cell office:value-type="float" office:value="47.45963">
            <text:p>47.45963</text:p>
          </table:table-cell>
          <table:table-cell office:value-type="float" office:value="49.303486">
            <text:p>49.303486</text:p>
          </table:table-cell>
          <table:table-cell office:value-type="float" office:value="47.513153">
            <text:p>47.513153</text:p>
          </table:table-cell>
          <table:table-cell office:value-type="float" office:value="47.381718">
            <text:p>47.381718</text:p>
          </table:table-cell>
          <table:table-cell office:value-type="float" office:value="48.724556">
            <text:p>48.724556</text:p>
          </table:table-cell>
          <table:table-cell office:value-type="float" office:value="51.27673">
            <text:p>51.27673</text:p>
          </table:table-cell>
          <table:table-cell office:value-type="float" office:value="52.65425">
            <text:p>52.65425</text:p>
          </table:table-cell>
          <table:table-cell office:value-type="float" office:value="57.051743">
            <text:p>57.051743</text:p>
          </table:table-cell>
          <table:table-cell office:value-type="float" office:value="52.644524">
            <text:p>52.644524</text:p>
          </table:table-cell>
          <table:table-cell office:value-type="float" office:value="51.044758">
            <text:p>51.044758</text:p>
          </table:table-cell>
          <table:table-cell office:value-type="float" office:value="49.91203">
            <text:p>49.91203</text:p>
          </table:table-cell>
          <table:table-cell office:value-type="float" office:value="58.042126">
            <text:p>58.042126</text:p>
          </table:table-cell>
          <table:table-cell office:value-type="float" office:value="61.705067">
            <text:p>61.705067</text:p>
          </table:table-cell>
          <table:table-cell office:value-type="float" office:value="65.614334">
            <text:p>65.614334</text:p>
          </table:table-cell>
          <table:table-cell office:value-type="float" office:value="74.78044">
            <text:p>74.78044</text:p>
          </table:table-cell>
          <table:table-cell office:value-type="float" office:value="71.95088">
            <text:p>71.95088</text:p>
          </table:table-cell>
          <table:table-cell office:value-type="float" office:value="71.11063">
            <text:p>71.11063</text:p>
          </table:table-cell>
          <table:table-cell office:value-type="float" office:value="62.15633">
            <text:p>62.15633</text:p>
          </table:table-cell>
          <table:table-cell office:value-type="float" office:value="59.2579">
            <text:p>59.2579</text:p>
          </table:table-cell>
          <table:table-cell office:value-type="float" office:value="49.151817">
            <text:p>49.151817</text:p>
          </table:table-cell>
          <table:table-cell office:value-type="float" office:value="50.62523">
            <text:p>50.62523</text:p>
          </table:table-cell>
          <table:table-cell office:value-type="float" office:value="45.622517">
            <text:p>45.622517</text:p>
          </table:table-cell>
          <table:table-cell office:value-type="float" office:value="45.74239">
            <text:p>45.74239</text:p>
          </table:table-cell>
          <table:table-cell office:value-type="float" office:value="43.58542">
            <text:p>43.58542</text:p>
          </table:table-cell>
          <table:table-cell office:value-type="float" office:value="42.72148">
            <text:p>42.72148</text:p>
          </table:table-cell>
          <table:table-cell office:value-type="float" office:value="43.810474">
            <text:p>43.810474</text:p>
          </table:table-cell>
          <table:table-cell office:value-type="float" office:value="43.61958">
            <text:p>43.61958</text:p>
          </table:table-cell>
          <table:table-cell office:value-type="float" office:value="42.471775">
            <text:p>42.471775</text:p>
          </table:table-cell>
          <table:table-cell office:value-type="float" office:value="41.120255">
            <text:p>41.120255</text:p>
          </table:table-cell>
          <table:table-cell office:value-type="float" office:value="41.564236">
            <text:p>41.564236</text:p>
          </table:table-cell>
          <table:table-cell office:value-type="float" office:value="41.96244">
            <text:p>41.96244</text:p>
          </table:table-cell>
          <table:table-cell office:value-type="float" office:value="43.542328">
            <text:p>43.542328</text:p>
          </table:table-cell>
          <table:table-cell office:value-type="float" office:value="47.36672">
            <text:p>47.36672</text:p>
          </table:table-cell>
          <table:table-cell office:value-type="float" office:value="46.348175">
            <text:p>46.348175</text:p>
          </table:table-cell>
          <table:table-cell office:value-type="float" office:value="45.795822">
            <text:p>45.795822</text:p>
          </table:table-cell>
          <table:table-cell office:value-type="float" office:value="46.337753">
            <text:p>46.337753</text:p>
          </table:table-cell>
          <table:table-cell office:value-type="float" office:value="45.370872">
            <text:p>45.370872</text:p>
          </table:table-cell>
          <table:table-cell office:value-type="float" office:value="46.75014">
            <text:p>46.75014</text:p>
          </table:table-cell>
          <table:table-cell office:value-type="float" office:value="48.26728">
            <text:p>48.26728</text:p>
          </table:table-cell>
          <table:table-cell office:value-type="float" office:value="46.21151">
            <text:p>46.21151</text:p>
          </table:table-cell>
          <table:table-cell office:value-type="float" office:value="47.83827">
            <text:p>47.83827</text:p>
          </table:table-cell>
          <table:table-cell office:value-type="float" office:value="47.67595">
            <text:p>47.67595</text:p>
          </table:table-cell>
          <table:table-cell office:value-type="float" office:value="51.27374">
            <text:p>51.27374</text:p>
          </table:table-cell>
          <table:table-cell office:value-type="float" office:value="53.83155">
            <text:p>53.83155</text:p>
          </table:table-cell>
          <table:table-cell office:value-type="float" office:value="50.630447">
            <text:p>50.630447</text:p>
          </table:table-cell>
          <table:table-cell office:value-type="float" office:value="51.56412">
            <text:p>51.56412</text:p>
          </table:table-cell>
          <table:table-cell office:value-type="float" office:value="52.38383">
            <text:p>52.38383</text:p>
          </table:table-cell>
          <table:table-cell office:value-type="float" office:value="58.325718">
            <text:p>58.325718</text:p>
          </table:table-cell>
          <table:table-cell office:value-type="float" office:value="60.267662">
            <text:p>60.267662</text:p>
          </table:table-cell>
          <table:table-cell office:value-type="float" office:value="57.46265">
            <text:p>57.46265</text:p>
          </table:table-cell>
          <table:table-cell office:value-type="float" office:value="56.294605">
            <text:p>56.294605</text:p>
          </table:table-cell>
          <table:table-cell office:value-type="float" office:value="61.438972">
            <text:p>61.438972</text:p>
          </table:table-cell>
          <table:table-cell office:value-type="float" office:value="57.84779">
            <text:p>57.84779</text:p>
          </table:table-cell>
          <table:table-cell office:value-type="float" office:value="63.958385">
            <text:p>63.958385</text:p>
          </table:table-cell>
          <table:table-cell office:value-type="float" office:value="61.116703">
            <text:p>61.116703</text:p>
          </table:table-cell>
          <table:table-cell office:value-type="float" office:value="62.47836">
            <text:p>62.47836</text:p>
          </table:table-cell>
          <table:table-cell office:value-type="float" office:value="67.71807">
            <text:p>67.71807</text:p>
          </table:table-cell>
          <table:table-cell office:value-type="float" office:value="58.222385">
            <text:p>58.222385</text:p>
          </table:table-cell>
          <table:table-cell office:value-type="float" office:value="46.630383">
            <text:p>46.630383</text:p>
          </table:table-cell>
          <table:table-cell office:value-type="float" office:value="49.200325">
            <text:p>49.200325</text:p>
          </table:table-cell>
          <table:table-cell office:value-type="float" office:value="51.218925">
            <text:p>51.218925</text:p>
          </table:table-cell>
          <table:table-cell office:value-type="float" office:value="51.5276">
            <text:p>51.5276</text:p>
          </table:table-cell>
          <table:table-cell office:value-type="float" office:value="48.4493">
            <text:p>48.4493</text:p>
          </table:table-cell>
          <table:table-cell office:value-type="float" office:value="49.166447">
            <text:p>49.166447</text:p>
          </table:table-cell>
          <table:table-cell office:value-type="float" office:value="46.50569">
            <text:p>46.50569</text:p>
          </table:table-cell>
          <table:table-cell office:value-type="float" office:value="47.759186">
            <text:p>47.759186</text:p>
          </table:table-cell>
          <table:table-cell office:value-type="float" office:value="49.336815">
            <text:p>49.336815</text:p>
          </table:table-cell>
          <table:table-cell office:value-type="float" office:value="46.875793">
            <text:p>46.875793</text:p>
          </table:table-cell>
          <table:table-cell office:value-type="float" office:value="45.72712">
            <text:p>45.72712</text:p>
          </table:table-cell>
          <table:table-cell office:value-type="float" office:value="43.50077">
            <text:p>43.50077</text:p>
          </table:table-cell>
          <table:table-cell office:value-type="float" office:value="47.235023">
            <text:p>47.235023</text:p>
          </table:table-cell>
          <table:table-cell office:value-type="float" office:value="43.81022">
            <text:p>43.81022</text:p>
          </table:table-cell>
          <table:table-cell office:value-type="float" office:value="47.10783">
            <text:p>47.10783</text:p>
          </table:table-cell>
          <table:table-cell office:value-type="float" office:value="47.204567">
            <text:p>47.204567</text:p>
          </table:table-cell>
          <table:table-cell office:value-type="float" office:value="47.191177">
            <text:p>47.191177</text:p>
          </table:table-cell>
          <table:table-cell office:value-type="float" office:value="48.984043">
            <text:p>48.984043</text:p>
          </table:table-cell>
          <table:table-cell office:value-type="float" office:value="49.687275">
            <text:p>49.687275</text:p>
          </table:table-cell>
          <table:table-cell office:value-type="float" office:value="52.533688">
            <text:p>52.533688</text:p>
          </table:table-cell>
          <table:table-cell office:value-type="float" office:value="52.225716">
            <text:p>52.225716</text:p>
          </table:table-cell>
          <table:table-cell office:value-type="float" office:value="48.001137">
            <text:p>48.001137</text:p>
          </table:table-cell>
          <table:table-cell office:value-type="float" office:value="51.75744">
            <text:p>51.75744</text:p>
          </table:table-cell>
          <table:table-cell office:value-type="float" office:value="56.223297">
            <text:p>56.223297</text:p>
          </table:table-cell>
          <table:table-cell office:value-type="float" office:value="54.78896">
            <text:p>54.78896</text:p>
          </table:table-cell>
          <table:table-cell office:value-type="float" office:value="56.41589">
            <text:p>56.41589</text:p>
          </table:table-cell>
          <table:table-cell office:value-type="float" office:value="57.402554">
            <text:p>57.402554</text:p>
          </table:table-cell>
          <table:table-cell office:value-type="float" office:value="54.82456">
            <text:p>54.82456</text:p>
          </table:table-cell>
          <table:table-cell office:value-type="float" office:value="57.31369">
            <text:p>57.31369</text:p>
          </table:table-cell>
          <table:table-cell office:value-type="float" office:value="58.845703">
            <text:p>58.845703</text:p>
          </table:table-cell>
          <table:table-cell office:value-type="float" office:value="58.590523">
            <text:p>58.590523</text:p>
          </table:table-cell>
          <table:table-cell office:value-type="float" office:value="55.16129">
            <text:p>55.16129</text:p>
          </table:table-cell>
          <table:table-cell office:value-type="float" office:value="61.349747">
            <text:p>61.349747</text:p>
          </table:table-cell>
          <table:table-cell office:value-type="float" office:value="54.567757">
            <text:p>54.567757</text:p>
          </table:table-cell>
          <table:table-cell office:value-type="float" office:value="51.61245">
            <text:p>51.61245</text:p>
          </table:table-cell>
          <table:table-cell office:value-type="float" office:value="45.144337">
            <text:p>45.144337</text:p>
          </table:table-cell>
          <table:table-cell office:value-type="float" office:value="46.56406">
            <text:p>46.56406</text:p>
          </table:table-cell>
          <table:table-cell office:value-type="float" office:value="51.07327">
            <text:p>51.07327</text:p>
          </table:table-cell>
          <table:table-cell office:value-type="float" office:value="51.73284">
            <text:p>51.73284</text:p>
          </table:table-cell>
          <table:table-cell office:value-type="float" office:value="56.23115">
            <text:p>56.23115</text:p>
          </table:table-cell>
          <table:table-cell office:value-type="float" office:value="64.62768">
            <text:p>64.62768</text:p>
          </table:table-cell>
          <table:table-cell office:value-type="float" office:value="56.076096">
            <text:p>56.076096</text:p>
          </table:table-cell>
          <table:table-cell office:value-type="float" office:value="53.648987">
            <text:p>53.648987</text:p>
          </table:table-cell>
          <table:table-cell office:value-type="float" office:value="52.942245">
            <text:p>52.942245</text:p>
          </table:table-cell>
          <table:table-cell office:value-type="float" office:value="59.684315">
            <text:p>59.684315</text:p>
          </table:table-cell>
          <table:table-cell office:value-type="float" office:value="52.444412">
            <text:p>52.444412</text:p>
          </table:table-cell>
          <table:table-cell office:value-type="float" office:value="52.335598">
            <text:p>52.335598</text:p>
          </table:table-cell>
          <table:table-cell office:value-type="float" office:value="51.06803">
            <text:p>51.06803</text:p>
          </table:table-cell>
          <table:table-cell office:value-type="float" office:value="50.78389">
            <text:p>50.78389</text:p>
          </table:table-cell>
          <table:table-cell office:value-type="float" office:value="48.45225">
            <text:p>48.45225</text:p>
          </table:table-cell>
          <table:table-cell office:value-type="float" office:value="49.263542">
            <text:p>49.263542</text:p>
          </table:table-cell>
          <table:table-cell office:value-type="float" office:value="49.757256">
            <text:p>49.757256</text:p>
          </table:table-cell>
          <table:table-cell office:value-type="float" office:value="49.392128">
            <text:p>49.392128</text:p>
          </table:table-cell>
          <table:table-cell office:value-type="float" office:value="51.61396">
            <text:p>51.61396</text:p>
          </table:table-cell>
          <table:table-cell office:value-type="float" office:value="53.831337">
            <text:p>53.831337</text:p>
          </table:table-cell>
          <table:table-cell office:value-type="float" office:value="46.138786">
            <text:p>46.138786</text:p>
          </table:table-cell>
          <table:table-cell office:value-type="float" office:value="45.67042">
            <text:p>45.67042</text:p>
          </table:table-cell>
          <table:table-cell office:value-type="float" office:value="46.09287">
            <text:p>46.09287</text:p>
          </table:table-cell>
          <table:table-cell office:value-type="float" office:value="48.451405">
            <text:p>48.451405</text:p>
          </table:table-cell>
          <table:table-cell office:value-type="float" office:value="50.21437">
            <text:p>50.21437</text:p>
          </table:table-cell>
          <table:table-cell office:value-type="float" office:value="59.558086">
            <text:p>59.558086</text:p>
          </table:table-cell>
          <table:table-cell office:value-type="float" office:value="84.75338">
            <text:p>84.75338</text:p>
          </table:table-cell>
          <table:table-cell office:value-type="float" office:value="62.69504">
            <text:p>62.69504</text:p>
          </table:table-cell>
          <table:table-cell office:value-type="float" office:value="38.60864">
            <text:p>38.60864</text:p>
          </table:table-cell>
          <table:table-cell office:value-type="float" office:value="213.27289">
            <text:p>213.27289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float" office:value="178.5962">
            <text:p>178.5962</text:p>
          </table:table-cell>
          <table:table-cell office:value-type="float" office:value="197.97841">
            <text:p>197.97841</text:p>
          </table:table-cell>
          <table:table-cell office:value-type="float" office:value="105.22671">
            <text:p>105.22671</text:p>
          </table:table-cell>
          <table:table-cell office:value-type="float" office:value="224.1794">
            <text:p>224.1794</text:p>
          </table:table-cell>
          <table:table-cell office:value-type="float" office:value="47.814716">
            <text:p>47.814716</text:p>
          </table:table-cell>
          <table:table-cell office:value-type="float" office:value="54.540745">
            <text:p>54.540745</text:p>
          </table:table-cell>
          <table:table-cell office:value-type="float" office:value="58.409225">
            <text:p>58.409225</text:p>
          </table:table-cell>
          <table:table-cell office:value-type="float" office:value="55.922146">
            <text:p>55.922146</text:p>
          </table:table-cell>
          <table:table-cell office:value-type="float" office:value="49.451637">
            <text:p>49.451637</text:p>
          </table:table-cell>
          <table:table-cell office:value-type="float" office:value="51.649452">
            <text:p>51.649452</text:p>
          </table:table-cell>
          <table:table-cell office:value-type="float" office:value="53.20184">
            <text:p>53.20184</text:p>
          </table:table-cell>
          <table:table-cell office:value-type="float" office:value="53.663593">
            <text:p>53.663593</text:p>
          </table:table-cell>
          <table:table-cell office:value-type="float" office:value="53.264896">
            <text:p>53.264896</text:p>
          </table:table-cell>
          <table:table-cell office:value-type="float" office:value="49.300808">
            <text:p>49.300808</text:p>
          </table:table-cell>
          <table:table-cell office:value-type="float" office:value="48.493645">
            <text:p>48.493645</text:p>
          </table:table-cell>
          <table:table-cell office:value-type="float" office:value="49.400764">
            <text:p>49.400764</text:p>
          </table:table-cell>
          <table:table-cell office:value-type="float" office:value="51.759823">
            <text:p>51.759823</text:p>
          </table:table-cell>
          <table:table-cell office:value-type="float" office:value="56.598045">
            <text:p>56.598045</text:p>
          </table:table-cell>
          <table:table-cell office:value-type="float" office:value="53.95883">
            <text:p>53.95883</text:p>
          </table:table-cell>
          <table:table-cell office:value-type="float" office:value="53.06857">
            <text:p>53.06857</text:p>
          </table:table-cell>
          <table:table-cell office:value-type="float" office:value="52.3088">
            <text:p>52.3088</text:p>
          </table:table-cell>
          <table:table-cell office:value-type="float" office:value="53.971783">
            <text:p>53.971783</text:p>
          </table:table-cell>
          <table:table-cell office:value-type="float" office:value="51.523396">
            <text:p>51.523396</text:p>
          </table:table-cell>
          <table:table-cell office:value-type="float" office:value="52.72581">
            <text:p>52.72581</text:p>
          </table:table-cell>
          <table:table-cell office:value-type="float" office:value="53.625854">
            <text:p>53.625854</text:p>
          </table:table-cell>
          <table:table-cell office:value-type="float" office:value="58.5727">
            <text:p>58.5727</text:p>
          </table:table-cell>
          <table:table-cell office:value-type="float" office:value="63.30247">
            <text:p>63.30247</text:p>
          </table:table-cell>
          <table:table-cell office:value-type="float" office:value="65.17093">
            <text:p>65.17093</text:p>
          </table:table-cell>
          <table:table-cell office:value-type="float" office:value="59.698032">
            <text:p>59.698032</text:p>
          </table:table-cell>
          <table:table-cell office:value-type="float" office:value="53.927277">
            <text:p>53.927277</text:p>
          </table:table-cell>
          <table:table-cell office:value-type="float" office:value="52.66203">
            <text:p>52.66203</text:p>
          </table:table-cell>
          <table:table-cell office:value-type="float" office:value="56.43788">
            <text:p>56.43788</text:p>
          </table:table-cell>
          <table:table-cell office:value-type="float" office:value="54.386642">
            <text:p>54.386642</text:p>
          </table:table-cell>
          <table:table-cell office:value-type="float" office:value="51.751472">
            <text:p>51.751472</text:p>
          </table:table-cell>
          <table:table-cell office:value-type="float" office:value="50.883377">
            <text:p>50.883377</text:p>
          </table:table-cell>
          <table:table-cell office:value-type="float" office:value="55.667717">
            <text:p>55.667717</text:p>
          </table:table-cell>
          <table:table-cell office:value-type="float" office:value="56.59966">
            <text:p>56.59966</text:p>
          </table:table-cell>
          <table:table-cell office:value-type="float" office:value="51.225647">
            <text:p>51.225647</text:p>
          </table:table-cell>
          <table:table-cell office:value-type="float" office:value="48.185844">
            <text:p>48.185844</text:p>
          </table:table-cell>
          <table:table-cell office:value-type="float" office:value="46.660206">
            <text:p>46.660206</text:p>
          </table:table-cell>
          <table:table-cell office:value-type="float" office:value="44.44207">
            <text:p>44.44207</text:p>
          </table:table-cell>
          <table:table-cell office:value-type="float" office:value="43.33232">
            <text:p>43.33232</text:p>
          </table:table-cell>
          <table:table-cell office:value-type="float" office:value="43.159462">
            <text:p>43.159462</text:p>
          </table:table-cell>
          <table:table-cell office:value-type="float" office:value="43.077114">
            <text:p>43.077114</text:p>
          </table:table-cell>
          <table:table-cell office:value-type="float" office:value="44.4673">
            <text:p>44.4673</text:p>
          </table:table-cell>
          <table:table-cell office:value-type="float" office:value="46.49956">
            <text:p>46.49956</text:p>
          </table:table-cell>
          <table:table-cell office:value-type="float" office:value="45.045116">
            <text:p>45.045116</text:p>
          </table:table-cell>
          <table:table-cell office:value-type="float" office:value="44.60532">
            <text:p>44.60532</text:p>
          </table:table-cell>
          <table:table-cell office:value-type="float" office:value="49.370975">
            <text:p>49.370975</text:p>
          </table:table-cell>
          <table:table-cell office:value-type="float" office:value="46.769627">
            <text:p>46.769627</text:p>
          </table:table-cell>
          <table:table-cell office:value-type="float" office:value="47.410713">
            <text:p>47.410713</text:p>
          </table:table-cell>
          <table:table-cell office:value-type="float" office:value="45.77635">
            <text:p>45.77635</text:p>
          </table:table-cell>
          <table:table-cell office:value-type="float" office:value="43.50653">
            <text:p>43.50653</text:p>
          </table:table-cell>
          <table:table-cell office:value-type="float" office:value="45.799156">
            <text:p>45.799156</text:p>
          </table:table-cell>
          <table:table-cell office:value-type="float" office:value="46.185913">
            <text:p>46.185913</text:p>
          </table:table-cell>
          <table:table-cell office:value-type="float" office:value="46.91474">
            <text:p>46.91474</text:p>
          </table:table-cell>
          <table:table-cell office:value-type="float" office:value="45.809525">
            <text:p>45.809525</text:p>
          </table:table-cell>
          <table:table-cell office:value-type="float" office:value="41.17382">
            <text:p>41.17382</text:p>
          </table:table-cell>
          <table:table-cell office:value-type="float" office:value="42.299946">
            <text:p>42.299946</text:p>
          </table:table-cell>
          <table:table-cell office:value-type="float" office:value="43.163403">
            <text:p>43.163403</text:p>
          </table:table-cell>
          <table:table-cell office:value-type="float" office:value="42.81537">
            <text:p>42.81537</text:p>
          </table:table-cell>
          <table:table-cell office:value-type="float" office:value="42.692364">
            <text:p>42.692364</text:p>
          </table:table-cell>
          <table:table-cell office:value-type="float" office:value="46.139362">
            <text:p>46.139362</text:p>
          </table:table-cell>
          <table:table-cell office:value-type="float" office:value="44.86766">
            <text:p>44.86766</text:p>
          </table:table-cell>
          <table:table-cell office:value-type="float" office:value="49.868656">
            <text:p>49.868656</text:p>
          </table:table-cell>
          <table:table-cell office:value-type="float" office:value="49.80192">
            <text:p>49.80192</text:p>
          </table:table-cell>
          <table:table-cell office:value-type="float" office:value="49.518692">
            <text:p>49.518692</text:p>
          </table:table-cell>
          <table:table-cell office:value-type="float" office:value="50.01708">
            <text:p>50.01708</text:p>
          </table:table-cell>
          <table:table-cell office:value-type="float" office:value="44.179634">
            <text:p>44.179634</text:p>
          </table:table-cell>
          <table:table-cell office:value-type="float" office:value="44.80544">
            <text:p>44.80544</text:p>
          </table:table-cell>
          <table:table-cell office:value-type="float" office:value="46.09983">
            <text:p>46.09983</text:p>
          </table:table-cell>
          <table:table-cell office:value-type="float" office:value="46.95336">
            <text:p>46.95336</text:p>
          </table:table-cell>
          <table:table-cell office:value-type="float" office:value="45.417236">
            <text:p>45.417236</text:p>
          </table:table-cell>
          <table:table-cell office:value-type="float" office:value="44.76394">
            <text:p>44.76394</text:p>
          </table:table-cell>
          <table:table-cell office:value-type="float" office:value="43.011913">
            <text:p>43.011913</text:p>
          </table:table-cell>
          <table:table-cell office:value-type="float" office:value="42.012276">
            <text:p>42.012276</text:p>
          </table:table-cell>
          <table:table-cell office:value-type="float" office:value="44.891636">
            <text:p>44.891636</text:p>
          </table:table-cell>
          <table:table-cell office:value-type="float" office:value="44.967888">
            <text:p>44.967888</text:p>
          </table:table-cell>
          <table:table-cell office:value-type="float" office:value="42.93518">
            <text:p>42.93518</text:p>
          </table:table-cell>
          <table:table-cell office:value-type="float" office:value="42.97494">
            <text:p>42.97494</text:p>
          </table:table-cell>
          <table:table-cell office:value-type="float" office:value="45.052803">
            <text:p>45.052803</text:p>
          </table:table-cell>
          <table:table-cell office:value-type="float" office:value="44.532974">
            <text:p>44.532974</text:p>
          </table:table-cell>
          <table:table-cell office:value-type="float" office:value="45.456425">
            <text:p>45.456425</text:p>
          </table:table-cell>
          <table:table-cell office:value-type="float" office:value="45.34359">
            <text:p>45.34359</text:p>
          </table:table-cell>
          <table:table-cell office:value-type="float" office:value="43.730595">
            <text:p>43.730595</text:p>
          </table:table-cell>
          <table:table-cell office:value-type="float" office:value="46.045795">
            <text:p>46.045795</text:p>
          </table:table-cell>
          <table:table-cell office:value-type="float" office:value="47.322563">
            <text:p>47.322563</text:p>
          </table:table-cell>
          <table:table-cell office:value-type="float" office:value="45.588005">
            <text:p>45.588005</text:p>
          </table:table-cell>
          <table:table-cell office:value-type="float" office:value="47.450596">
            <text:p>47.450596</text:p>
          </table:table-cell>
          <table:table-cell office:value-type="float" office:value="48.942867">
            <text:p>48.942867</text:p>
          </table:table-cell>
          <table:table-cell office:value-type="float" office:value="48.87029">
            <text:p>48.87029</text:p>
          </table:table-cell>
          <table:table-cell office:value-type="float" office:value="49.141212">
            <text:p>49.141212</text:p>
          </table:table-cell>
          <table:table-cell office:value-type="float" office:value="47.51886">
            <text:p>47.51886</text:p>
          </table:table-cell>
          <table:table-cell office:value-type="float" office:value="52.028534">
            <text:p>52.028534</text:p>
          </table:table-cell>
          <table:table-cell office:value-type="float" office:value="47.56694">
            <text:p>47.56694</text:p>
          </table:table-cell>
          <table:table-cell office:value-type="float" office:value="46.207706">
            <text:p>46.207706</text:p>
          </table:table-cell>
          <table:table-cell office:value-type="float" office:value="47.979176">
            <text:p>47.979176</text:p>
          </table:table-cell>
          <table:table-cell office:value-type="float" office:value="48.84237">
            <text:p>48.84237</text:p>
          </table:table-cell>
          <table:table-cell office:value-type="float" office:value="47.850895">
            <text:p>47.850895</text:p>
          </table:table-cell>
          <table:table-cell office:value-type="float" office:value="43.918037">
            <text:p>43.918037</text:p>
          </table:table-cell>
          <table:table-cell office:value-type="float" office:value="43.811275">
            <text:p>43.811275</text:p>
          </table:table-cell>
          <table:table-cell office:value-type="float" office:value="44.650146">
            <text:p>44.650146</text:p>
          </table:table-cell>
          <table:table-cell office:value-type="float" office:value="51.848297">
            <text:p>51.848297</text:p>
          </table:table-cell>
          <table:table-cell office:value-type="float" office:value="112.984024">
            <text:p>112.984024</text:p>
          </table:table-cell>
          <table:table-cell office:value-type="float" office:value="193.25749">
            <text:p>193.25749</text:p>
          </table:table-cell>
          <table:table-cell office:value-type="string">
            <text:p>NaN</text:p>
          </table:table-cell>
          <table:table-cell office:value-type="float" office:value="193.95256">
            <text:p>193.95256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</table:table>
      <table:table table:name="Statistics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3">
          <table:table-cell table:style-name="ce2" table:formula="of:=['Raw data'.A1]" office:value-type="string" office:string-value="Bone lengths">
            <text:p>Bone lengths</text:p>
          </table:table-cell>
          <table:table-cell office:value-type="string">
            <text:p>average</text:p>
          </table:table-cell>
          <table:table-cell office:value-type="string">
            <text:p>stdev</text:p>
          </table:table-cell>
        </table:table-row>
        <table:table-row table:style-name="ro1">
          <table:table-cell table:formula="of:=['Raw data'.A2]" office:value-type="string" office:string-value="head">
            <text:p>head</text:p>
          </table:table-cell>
          <table:table-cell table:formula="of:=AVERAGE(['Raw data'.$B2:.$ZZ2])" office:value-type="float" office:value="214.170729401198">
            <text:p>214.1707294012</text:p>
          </table:table-cell>
          <table:table-cell table:formula="of:=STDEV(['Raw data'.$B2:.$ZZ2])" office:value-type="float" office:value="10.785644830395">
            <text:p>10.7856448304</text:p>
          </table:table-cell>
        </table:table-row>
        <table:table-row table:style-name="ro1">
          <table:table-cell table:formula="of:=['Raw data'.A3]" office:value-type="string" office:string-value="Lshoulder">
            <text:p>Lshoulder</text:p>
          </table:table-cell>
          <table:table-cell table:formula="of:=AVERAGE(['Raw data'.$B3:.$ZZ3])" office:value-type="float" office:value="164.008494790419">
            <text:p>164.0084947904</text:p>
          </table:table-cell>
          <table:table-cell table:formula="of:=STDEV(['Raw data'.$B3:.$ZZ3])" office:value-type="float" office:value="8.25207882613614">
            <text:p>8.2520788261</text:p>
          </table:table-cell>
        </table:table-row>
        <table:table-row table:style-name="ro1">
          <table:table-cell table:formula="of:=['Raw data'.A4]" office:value-type="string" office:string-value="Larm">
            <text:p>Larm</text:p>
          </table:table-cell>
          <table:table-cell table:formula="of:=AVERAGE(['Raw data'.$B4:.$ZZ4])" office:value-type="float" office:value="276.659290538922">
            <text:p>276.6592905389</text:p>
          </table:table-cell>
          <table:table-cell table:formula="of:=STDEV(['Raw data'.$B4:.$ZZ4])" office:value-type="float" office:value="24.2687525322797">
            <text:p>24.2687525323</text:p>
          </table:table-cell>
        </table:table-row>
        <table:table-row table:style-name="ro1">
          <table:table-cell table:formula="of:=['Raw data'.A5]" office:value-type="string" office:string-value="Lforearm">
            <text:p>Lforearm</text:p>
          </table:table-cell>
          <table:table-cell table:formula="of:=AVERAGE(['Raw data'.$B5:.$ZZ5])" office:value-type="float" office:value="309.37284502994">
            <text:p>309.3728450299</text:p>
          </table:table-cell>
          <table:table-cell table:formula="of:=STDEV(['Raw data'.$B5:.$ZZ5])" office:value-type="float" office:value="24.3001292782066">
            <text:p>24.3001292782</text:p>
          </table:table-cell>
        </table:table-row>
        <table:table-row table:style-name="ro1">
          <table:table-cell table:formula="of:=['Raw data'.A6]" office:value-type="string" office:string-value="Rshoulder">
            <text:p>Rshoulder</text:p>
          </table:table-cell>
          <table:table-cell table:formula="of:=AVERAGE(['Raw data'.$B6:.$ZZ6])" office:value-type="float" office:value="164.008494730539">
            <text:p>164.0084947305</text:p>
          </table:table-cell>
          <table:table-cell table:formula="of:=STDEV(['Raw data'.$B6:.$ZZ6])" office:value-type="float" office:value="8.25207810905961">
            <text:p>8.2520781091</text:p>
          </table:table-cell>
        </table:table-row>
        <table:table-row table:style-name="ro1">
          <table:table-cell table:formula="of:=['Raw data'.A7]" office:value-type="string" office:string-value="Rarm">
            <text:p>Rarm</text:p>
          </table:table-cell>
          <table:table-cell table:formula="of:=AVERAGE(['Raw data'.$B7:.$ZZ7])" office:value-type="float" office:value="290.168608293413">
            <text:p>290.1686082934</text:p>
          </table:table-cell>
          <table:table-cell table:formula="of:=STDEV(['Raw data'.$B7:.$ZZ7])" office:value-type="float" office:value="30.7417779338609">
            <text:p>30.7417779339</text:p>
          </table:table-cell>
        </table:table-row>
        <table:table-row table:style-name="ro1">
          <table:table-cell table:formula="of:=['Raw data'.A8]" office:value-type="string" office:string-value="Rforearm">
            <text:p>Rforearm</text:p>
          </table:table-cell>
          <table:table-cell table:formula="of:=AVERAGE(['Raw data'.$B8:.$ZZ8])" office:value-type="float" office:value="306.531963263473">
            <text:p>306.5319632635</text:p>
          </table:table-cell>
          <table:table-cell table:formula="of:=STDEV(['Raw data'.$B8:.$ZZ8])" office:value-type="float" office:value="24.7822792768308">
            <text:p>24.7822792768</text:p>
          </table:table-cell>
        </table:table-row>
        <table:table-row table:style-name="ro1">
          <table:table-cell table:formula="of:=['Raw data'.A9]" office:value-type="string" office:string-value="torso">
            <text:p>torso</text:p>
          </table:table-cell>
          <table:table-cell table:formula="of:=AVERAGE(['Raw data'.$B9:.$ZZ9])" office:value-type="float" office:value="212.32600248503">
            <text:p>212.326002485</text:p>
          </table:table-cell>
          <table:table-cell table:formula="of:=STDEV(['Raw data'.$B9:.$ZZ9])" office:value-type="float" office:value="5.58891873955522">
            <text:p>5.5889187396</text:p>
          </table:table-cell>
        </table:table-row>
        <table:table-row table:style-name="ro1">
          <table:table-cell table:formula="of:=['Raw data'.A10]" office:value-type="string" office:string-value="Lhip">
            <text:p>Lhip</text:p>
          </table:table-cell>
          <table:table-cell table:formula="of:=AVERAGE(['Raw data'.$B10:.$ZZ10])" office:value-type="float" office:value="234.552736886227">
            <text:p>234.5527368862</text:p>
          </table:table-cell>
          <table:table-cell table:formula="of:=STDEV(['Raw data'.$B10:.$ZZ10])" office:value-type="float" office:value="5.16619841172069">
            <text:p>5.1661984117</text:p>
          </table:table-cell>
        </table:table-row>
        <table:table-row table:style-name="ro1">
          <table:table-cell table:formula="of:=['Raw data'.A11]" office:value-type="string" office:string-value="Lthigh">
            <text:p>Lthigh</text:p>
          </table:table-cell>
          <table:table-cell table:formula="of:=AVERAGE(['Raw data'.$B11:.$ZZ11])" office:value-type="float" office:value="434.13181742515">
            <text:p>434.1318174252</text:p>
          </table:table-cell>
          <table:table-cell table:formula="of:=STDEV(['Raw data'.$B11:.$ZZ11])" office:value-type="float" office:value="16.6704732393114">
            <text:p>16.6704732393</text:p>
          </table:table-cell>
        </table:table-row>
        <table:table-row table:style-name="ro1">
          <table:table-cell table:formula="of:=['Raw data'.A12]" office:value-type="string" office:string-value="Lleg">
            <text:p>Lleg</text:p>
          </table:table-cell>
          <table:table-cell table:formula="of:=AVERAGE(['Raw data'.$B12:.$ZZ12])" office:value-type="float" office:value="419.007066856287">
            <text:p>419.0070668563</text:p>
          </table:table-cell>
          <table:table-cell table:formula="of:=STDEV(['Raw data'.$B12:.$ZZ12])" office:value-type="float" office:value="13.8945753751037">
            <text:p>13.8945753751</text:p>
          </table:table-cell>
        </table:table-row>
        <table:table-row table:style-name="ro1">
          <table:table-cell table:formula="of:=['Raw data'.A13]" office:value-type="string" office:string-value="Rhip">
            <text:p>Rhip</text:p>
          </table:table-cell>
          <table:table-cell table:formula="of:=AVERAGE(['Raw data'.$B13:.$ZZ13])" office:value-type="float" office:value="234.552737574851">
            <text:p>234.5527375749</text:p>
          </table:table-cell>
          <table:table-cell table:formula="of:=STDEV(['Raw data'.$B13:.$ZZ13])" office:value-type="float" office:value="5.16619916965215">
            <text:p>5.1661991697</text:p>
          </table:table-cell>
        </table:table-row>
        <table:table-row table:style-name="ro1">
          <table:table-cell table:formula="of:=['Raw data'.A14]" office:value-type="string" office:string-value="Rthigh">
            <text:p>Rthigh</text:p>
          </table:table-cell>
          <table:table-cell table:formula="of:=AVERAGE(['Raw data'.$B14:.$ZZ14])" office:value-type="float" office:value="432.371128622754">
            <text:p>432.3711286228</text:p>
          </table:table-cell>
          <table:table-cell table:formula="of:=STDEV(['Raw data'.$B14:.$ZZ14])" office:value-type="float" office:value="12.0004705851365">
            <text:p>12.0004705851</text:p>
          </table:table-cell>
        </table:table-row>
        <table:table-row table:style-name="ro1">
          <table:table-cell table:formula="of:=['Raw data'.A15]" office:value-type="string" office:string-value="Rleg">
            <text:p>Rleg</text:p>
          </table:table-cell>
          <table:table-cell table:formula="of:=AVERAGE(['Raw data'.$B15:.$ZZ15])" office:value-type="float" office:value="416.821431556886">
            <text:p>416.8214315569</text:p>
          </table:table-cell>
          <table:table-cell table:formula="of:=STDEV(['Raw data'.$B15:.$ZZ15])" office:value-type="float" office:value="13.3082414195181">
            <text:p>13.3082414195</text:p>
          </table:table-cell>
        </table:table-row>
        <table:table-row table:style-name="ro1">
          <table:table-cell table:style-name="ce2" table:formula="of:=['Raw data'.A16]" office:value-type="string" office:string-value="Bone radii">
            <text:p>Bone radii</text:p>
          </table:table-cell>
          <table:table-cell/>
          <table:table-cell/>
        </table:table-row>
        <table:table-row table:style-name="ro1">
          <table:table-cell table:formula="of:=['Raw data'.A17]" office:value-type="string" office:string-value="head">
            <text:p>head</text:p>
          </table:table-cell>
          <table:table-cell table:formula="of:=AVERAGE(['Raw data'.$B17:.$ZZ17])" office:value-type="float" office:value="81.7703215365854">
            <text:p>81.7703215366</text:p>
          </table:table-cell>
          <table:table-cell table:formula="of:=STDEV(['Raw data'.$B17:.$ZZ17])" office:value-type="float" office:value="19.1351330611256">
            <text:p>19.1351330611</text:p>
          </table:table-cell>
        </table:table-row>
        <table:table-row table:style-name="ro1">
          <table:table-cell table:formula="of:=['Raw data'.A18]" office:value-type="string" office:string-value="Lshoulder">
            <text:p>Lshoulder</text:p>
          </table:table-cell>
          <table:table-cell table:formula="of:=AVERAGE(['Raw data'.$B18:.$ZZ18])" office:value-type="float" office:value="72.0211171759259">
            <text:p>72.0211171759</text:p>
          </table:table-cell>
          <table:table-cell table:formula="of:=STDEV(['Raw data'.$B18:.$ZZ18])" office:value-type="float" office:value="29.3122419693006">
            <text:p>29.3122419693</text:p>
          </table:table-cell>
        </table:table-row>
        <table:table-row table:style-name="ro1">
          <table:table-cell table:formula="of:=['Raw data'.A19]" office:value-type="string" office:string-value="Larm">
            <text:p>Larm</text:p>
          </table:table-cell>
          <table:table-cell table:formula="of:=AVERAGE(['Raw data'.$B19:.$ZZ19])" office:value-type="float" office:value="69.4974327097791">
            <text:p>69.4974327098</text:p>
          </table:table-cell>
          <table:table-cell table:formula="of:=STDEV(['Raw data'.$B19:.$ZZ19])" office:value-type="float" office:value="33.866273989006">
            <text:p>33.866273989</text:p>
          </table:table-cell>
        </table:table-row>
        <table:table-row table:style-name="ro1">
          <table:table-cell table:formula="of:=['Raw data'.A20]" office:value-type="string" office:string-value="Lforearm">
            <text:p>Lforearm</text:p>
          </table:table-cell>
          <table:table-cell table:formula="of:=AVERAGE(['Raw data'.$B20:.$ZZ20])" office:value-type="float" office:value="42.9361212847682">
            <text:p>42.9361212848</text:p>
          </table:table-cell>
          <table:table-cell table:formula="of:=STDEV(['Raw data'.$B20:.$ZZ20])" office:value-type="float" office:value="27.2552488463706">
            <text:p>27.2552488464</text:p>
          </table:table-cell>
        </table:table-row>
        <table:table-row table:style-name="ro1">
          <table:table-cell table:formula="of:=['Raw data'.A21]" office:value-type="string" office:string-value="Rshoulder">
            <text:p>Rshoulder</text:p>
          </table:table-cell>
          <table:table-cell table:formula="of:=AVERAGE(['Raw data'.$B21:.$ZZ21])" office:value-type="float" office:value="75.2074933119265">
            <text:p>75.2074933119</text:p>
          </table:table-cell>
          <table:table-cell table:formula="of:=STDEV(['Raw data'.$B21:.$ZZ21])" office:value-type="float" office:value="46.0107931497296">
            <text:p>46.0107931497</text:p>
          </table:table-cell>
        </table:table-row>
        <table:table-row table:style-name="ro1">
          <table:table-cell table:formula="of:=['Raw data'.A22]" office:value-type="string" office:string-value="Rarm">
            <text:p>Rarm</text:p>
          </table:table-cell>
          <table:table-cell table:formula="of:=AVERAGE(['Raw data'.$B22:.$ZZ22])" office:value-type="float" office:value="64.438304625">
            <text:p>64.438304625</text:p>
          </table:table-cell>
          <table:table-cell table:formula="of:=STDEV(['Raw data'.$B22:.$ZZ22])" office:value-type="float" office:value="34.6507544869966">
            <text:p>34.650754487</text:p>
          </table:table-cell>
        </table:table-row>
        <table:table-row table:style-name="ro1">
          <table:table-cell table:formula="of:=['Raw data'.A23]" office:value-type="string" office:string-value="Rforearm">
            <text:p>Rforearm</text:p>
          </table:table-cell>
          <table:table-cell table:formula="of:=AVERAGE(['Raw data'.$B23:.$ZZ23])" office:value-type="float" office:value="42.7902815031447">
            <text:p>42.7902815031</text:p>
          </table:table-cell>
          <table:table-cell table:formula="of:=STDEV(['Raw data'.$B23:.$ZZ23])" office:value-type="float" office:value="42.031898405961">
            <text:p>42.031898406</text:p>
          </table:table-cell>
        </table:table-row>
        <table:table-row table:style-name="ro1">
          <table:table-cell table:formula="of:=['Raw data'.A24]" office:value-type="string" office:string-value="torso">
            <text:p>torso</text:p>
          </table:table-cell>
          <table:table-cell table:formula="of:=AVERAGE(['Raw data'.$B24:.$ZZ24])" office:value-type="float" office:value="102.182234929878">
            <text:p>102.1822349299</text:p>
          </table:table-cell>
          <table:table-cell table:formula="of:=STDEV(['Raw data'.$B24:.$ZZ24])" office:value-type="float" office:value="19.8496199244099">
            <text:p>19.8496199244</text:p>
          </table:table-cell>
        </table:table-row>
        <table:table-row table:style-name="ro1">
          <table:table-cell table:formula="of:=['Raw data'.A25]" office:value-type="string" office:string-value="Lhip">
            <text:p>Lhip</text:p>
          </table:table-cell>
          <table:table-cell table:formula="of:=AVERAGE(['Raw data'.$B25:.$ZZ25])" office:value-type="float" office:value="99.0436033597561">
            <text:p>99.0436033598</text:p>
          </table:table-cell>
          <table:table-cell table:formula="of:=STDEV(['Raw data'.$B25:.$ZZ25])" office:value-type="float" office:value="20.355856673856">
            <text:p>20.3558566739</text:p>
          </table:table-cell>
        </table:table-row>
        <table:table-row table:style-name="ro1">
          <table:table-cell table:formula="of:=['Raw data'.A26]" office:value-type="string" office:string-value="Lthigh">
            <text:p>Lthigh</text:p>
          </table:table-cell>
          <table:table-cell table:formula="of:=AVERAGE(['Raw data'.$B26:.$ZZ26])" office:value-type="float" office:value="72.2580936219512">
            <text:p>72.258093622</text:p>
          </table:table-cell>
          <table:table-cell table:formula="of:=STDEV(['Raw data'.$B26:.$ZZ26])" office:value-type="float" office:value="14.9471789965529">
            <text:p>14.9471789966</text:p>
          </table:table-cell>
        </table:table-row>
        <table:table-row table:style-name="ro1">
          <table:table-cell table:formula="of:=['Raw data'.A27]" office:value-type="string" office:string-value="Lleg">
            <text:p>Lleg</text:p>
          </table:table-cell>
          <table:table-cell table:formula="of:=AVERAGE(['Raw data'.$B27:.$ZZ27])" office:value-type="float" office:value="59.2517708134556">
            <text:p>59.2517708135</text:p>
          </table:table-cell>
          <table:table-cell table:formula="of:=STDEV(['Raw data'.$B27:.$ZZ27])" office:value-type="float" office:value="16.5449938928193">
            <text:p>16.5449938928</text:p>
          </table:table-cell>
        </table:table-row>
        <table:table-row table:style-name="ro1">
          <table:table-cell table:formula="of:=['Raw data'.A28]" office:value-type="string" office:string-value="Rhip">
            <text:p>Rhip</text:p>
          </table:table-cell>
          <table:table-cell table:formula="of:=AVERAGE(['Raw data'.$B28:.$ZZ28])" office:value-type="float" office:value="97.619988887195">
            <text:p>97.6199888872</text:p>
          </table:table-cell>
          <table:table-cell table:formula="of:=STDEV(['Raw data'.$B28:.$ZZ28])" office:value-type="float" office:value="17.5332799948471">
            <text:p>17.5332799948</text:p>
          </table:table-cell>
        </table:table-row>
        <table:table-row table:style-name="ro1">
          <table:table-cell table:formula="of:=['Raw data'.A29]" office:value-type="string" office:string-value="Rthigh">
            <text:p>Rthigh</text:p>
          </table:table-cell>
          <table:table-cell table:formula="of:=AVERAGE(['Raw data'.$B29:.$ZZ29])" office:value-type="float" office:value="69.5185192317074">
            <text:p>69.5185192317</text:p>
          </table:table-cell>
          <table:table-cell table:formula="of:=STDEV(['Raw data'.$B29:.$ZZ29])" office:value-type="float" office:value="19.9629710173112">
            <text:p>19.9629710173</text:p>
          </table:table-cell>
        </table:table-row>
        <table:table-row table:style-name="ro1">
          <table:table-cell table:formula="of:=['Raw data'.A30]" office:value-type="string" office:string-value="Rleg">
            <text:p>Rleg</text:p>
          </table:table-cell>
          <table:table-cell table:formula="of:=AVERAGE(['Raw data'.$B30:.$ZZ30])" office:value-type="float" office:value="57.1109326512346">
            <text:p>57.1109326512</text:p>
          </table:table-cell>
          <table:table-cell table:formula="of:=STDEV(['Raw data'.$B30:.$ZZ30])" office:value-type="float" office:value="22.7160183518796">
            <text:p>22.7160183519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keHuman" table:style-name="ta1">
        <table:table-column table:style-name="co1" table:default-cell-style-name="Default"/>
        <table:table-column table:style-name="co3" table:default-cell-style-name="Default"/>
        <table:table-column table:style-name="co1" table:visibility="collapse" table:default-cell-style-name="ce3"/>
        <table:table-column table:style-name="co1" table:visibility="collapse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row table:style-name="ro1">
          <table:table-cell office:value-type="string">
            <text:p>Category</text:p>
          </table:table-cell>
          <table:table-cell office:value-type="string">
            <text:p>Measure</text:p>
          </table:table-cell>
          <table:table-cell table:style-name="Default" office:value-type="string">
            <text:p>Raw value</text:p>
          </table:table-cell>
          <table:table-cell office:value-type="string">
            <text:p>Weight</text:p>
          </table:table-cell>
          <table:table-cell table:style-name="Default" office:value-type="string">
            <text:p>Value</text:p>
          </table:table-cell>
          <table:table-cell table:number-columns-repeated="2"/>
          <table:table-cell table:formula="of:=[Statistics.A1]" office:value-type="string" office:string-value="Bone lengths">
            <text:p>Bone lengths</text:p>
          </table:table-cell>
          <table:table-cell table:formula="of:=[Statistics.B1]" office:value-type="string" office:string-value="average">
            <text:p>average</text:p>
          </table:table-cell>
        </table:table-row>
        <table:table-row table:style-name="ro3">
          <table:table-cell office:value-type="string">
            <text:p>Neck</text:p>
          </table:table-cell>
          <table:table-cell office:value-type="string">
            <text:p>circum</text:p>
          </table:table-cell>
          <table:table-cell table:formula="of:=2*PI()*[.I17]" office:value-type="float" office:value="51.3778082842024">
            <text:p>51.38</text:p>
          </table:table-cell>
          <table:table-cell office:value-type="float" office:value="0.75">
            <text:p>0.75</text:p>
          </table:table-cell>
          <table:table-cell table:formula="of:=[.C2]*[.D2]" office:value-type="float" office:value="38.5333562131518">
            <text:p>38.53</text:p>
          </table:table-cell>
          <table:table-cell table:number-columns-repeated="2"/>
          <table:table-cell table:formula="of:=[Statistics.A2]" office:value-type="string" office:string-value="head">
            <text:p>head</text:p>
          </table:table-cell>
          <table:table-cell table:formula="of:=0.1*[Statistics.B2]" office:value-type="float" office:value="21.4170729401198">
            <text:p>21.4170729401</text:p>
          </table:table-cell>
        </table:table-row>
        <table:table-row table:style-name="ro1">
          <table:table-cell/>
          <table:table-cell office:value-type="string">
            <text:p>height</text:p>
          </table:table-cell>
          <table:table-cell table:formula="of:=[.I2]" office:value-type="float" office:value="21.4170729401198">
            <text:p>21.42</text:p>
          </table:table-cell>
          <table:table-cell office:value-type="float" office:value="0.5">
            <text:p>0.5</text:p>
          </table:table-cell>
          <table:table-cell table:formula="of:=[.C3]*[.D3]" office:value-type="float" office:value="10.7085364700599">
            <text:p>10.71</text:p>
          </table:table-cell>
          <table:table-cell table:number-columns-repeated="2"/>
          <table:table-cell table:formula="of:=[Statistics.A3]" office:value-type="string" office:string-value="Lshoulder">
            <text:p>Lshoulder</text:p>
          </table:table-cell>
          <table:table-cell table:formula="of:=0.1*[Statistics.B3]" office:value-type="float" office:value="16.4008494790419">
            <text:p>16.400849479</text:p>
          </table:table-cell>
        </table:table-row>
        <table:table-row table:style-name="ro3">
          <table:table-cell office:value-type="string">
            <text:p>Upperarm</text:p>
          </table:table-cell>
          <table:table-cell office:value-type="string">
            <text:p>circum</text:p>
          </table:table-cell>
          <table:table-cell table:formula="of:=PI()*([.I19]+[.I22])" office:value-type="float" office:value="42.0771528464074">
            <text:p>42.08</text:p>
          </table:table-cell>
          <table:table-cell office:value-type="float" office:value="1">
            <text:p>1</text:p>
          </table:table-cell>
          <table:table-cell table:formula="of:=[.C4]*[.D4]" office:value-type="float" office:value="42.0771528464074">
            <text:p>42.08</text:p>
          </table:table-cell>
          <table:table-cell table:number-columns-repeated="2"/>
          <table:table-cell table:formula="of:=[Statistics.A4]" office:value-type="string" office:string-value="Larm">
            <text:p>Larm</text:p>
          </table:table-cell>
          <table:table-cell table:formula="of:=0.1*[Statistics.B4]" office:value-type="float" office:value="27.6659290538922">
            <text:p>27.6659290539</text:p>
          </table:table-cell>
        </table:table-row>
        <table:table-row table:style-name="ro1">
          <table:table-cell/>
          <table:table-cell office:value-type="string">
            <text:p>length</text:p>
          </table:table-cell>
          <table:table-cell table:formula="of:=([.I4]+[.I7])/2" office:value-type="float" office:value="28.3413949416168">
            <text:p>28.34</text:p>
          </table:table-cell>
          <table:table-cell office:value-type="float" office:value="0.9">
            <text:p>0.9</text:p>
          </table:table-cell>
          <table:table-cell table:formula="of:=[.C5]*[.D5]" office:value-type="float" office:value="25.5072554474551">
            <text:p>25.51</text:p>
          </table:table-cell>
          <table:table-cell table:number-columns-repeated="2"/>
          <table:table-cell table:formula="of:=[Statistics.A5]" office:value-type="string" office:string-value="Lforearm">
            <text:p>Lforearm</text:p>
          </table:table-cell>
          <table:table-cell table:formula="of:=0.1*[Statistics.B5]" office:value-type="float" office:value="30.937284502994">
            <text:p>30.937284503</text:p>
          </table:table-cell>
        </table:table-row>
        <table:table-row table:style-name="ro3">
          <table:table-cell office:value-type="string">
            <text:p>Lowerarm</text:p>
          </table:table-cell>
          <table:table-cell office:value-type="string">
            <text:p>length</text:p>
          </table:table-cell>
          <table:table-cell table:formula="of:=([.I5]+[.I8])/2" office:value-type="float" office:value="30.7952404146707">
            <text:p>30.80</text:p>
          </table:table-cell>
          <table:table-cell office:value-type="float" office:value="0.8">
            <text:p>0.8</text:p>
          </table:table-cell>
          <table:table-cell table:formula="of:=[.C6]*[.D6]" office:value-type="float" office:value="24.6361923317365">
            <text:p>24.64</text:p>
          </table:table-cell>
          <table:table-cell table:number-columns-repeated="2"/>
          <table:table-cell table:formula="of:=[Statistics.A6]" office:value-type="string" office:string-value="Rshoulder">
            <text:p>Rshoulder</text:p>
          </table:table-cell>
          <table:table-cell table:formula="of:=0.1*[Statistics.B6]" office:value-type="float" office:value="16.4008494730539">
            <text:p>16.4008494731</text:p>
          </table:table-cell>
        </table:table-row>
        <table:table-row table:style-name="ro3">
          <table:table-cell/>
          <table:table-cell office:value-type="string">
            <text:p>wrist circum</text:p>
          </table:table-cell>
          <table:table-cell table:formula="of:=PI()*([.I20]+[.I23])" office:value-type="float" office:value="26.9317437217187">
            <text:p>26.93</text:p>
          </table:table-cell>
          <table:table-cell office:value-type="float" office:value="0.75">
            <text:p>0.75</text:p>
          </table:table-cell>
          <table:table-cell table:formula="of:=[.C7]*[.D7]" office:value-type="float" office:value="20.198807791289">
            <text:p>20.20</text:p>
          </table:table-cell>
          <table:table-cell table:number-columns-repeated="2"/>
          <table:table-cell table:formula="of:=[Statistics.A7]" office:value-type="string" office:string-value="Rarm">
            <text:p>Rarm</text:p>
          </table:table-cell>
          <table:table-cell table:formula="of:=0.1*[Statistics.B7]" office:value-type="float" office:value="29.0168608293413">
            <text:p>29.0168608293</text:p>
          </table:table-cell>
        </table:table-row>
        <table:table-row table:style-name="ro1">
          <table:table-cell office:value-type="string">
            <text:p>Torso</text:p>
          </table:table-cell>
          <table:table-cell office:value-type="string">
            <text:p>front chest dist</text:p>
          </table:table-cell>
          <table:table-cell table:formula="of:=[.I6]+[.I3]" office:value-type="float" office:value="32.8016989520958">
            <text:p>32.80</text:p>
          </table:table-cell>
          <table:table-cell office:value-type="float" office:value="1">
            <text:p>1</text:p>
          </table:table-cell>
          <table:table-cell table:formula="of:=[.C8]*[.D8]" office:value-type="float" office:value="32.8016989520958">
            <text:p>32.80</text:p>
          </table:table-cell>
          <table:table-cell table:number-columns-repeated="2"/>
          <table:table-cell table:formula="of:=[Statistics.A8]" office:value-type="string" office:string-value="Rforearm">
            <text:p>Rforearm</text:p>
          </table:table-cell>
          <table:table-cell table:formula="of:=0.1*[Statistics.B8]" office:value-type="float" office:value="30.6531963263473">
            <text:p>30.6531963263</text:p>
          </table:table-cell>
        </table:table-row>
        <table:table-row table:style-name="ro3">
          <table:table-cell/>
          <table:table-cell office:value-type="string">
            <text:p>bust circum</text:p>
          </table:table-cell>
          <table:table-cell table:formula="of:=2*PI()*([.$I$24])" office:value-type="float" office:value="64.2029917166182">
            <text:p>64.20</text:p>
          </table:table-cell>
          <table:table-cell office:value-type="float" office:value="1.5">
            <text:p>1.5</text:p>
          </table:table-cell>
          <table:table-cell table:formula="of:=[.C9]*[.D9]" office:value-type="float" office:value="96.3044875749273">
            <text:p>96.30</text:p>
          </table:table-cell>
          <table:table-cell table:number-columns-repeated="2"/>
          <table:table-cell table:formula="of:=[Statistics.A9]" office:value-type="string" office:string-value="torso">
            <text:p>torso</text:p>
          </table:table-cell>
          <table:table-cell table:formula="of:=0.1*[Statistics.B9]" office:value-type="float" office:value="21.232600248503">
            <text:p>21.2326002485</text:p>
          </table:table-cell>
        </table:table-row>
        <table:table-row table:style-name="ro3">
          <table:table-cell/>
          <table:table-cell office:value-type="string">
            <text:p>underbust circum</text:p>
          </table:table-cell>
          <table:table-cell table:formula="of:=2*PI()*([.$I$24])" office:value-type="float" office:value="64.2029917166182">
            <text:p>64.20</text:p>
          </table:table-cell>
          <table:table-cell office:value-type="float" office:value="1.5">
            <text:p>1.5</text:p>
          </table:table-cell>
          <table:table-cell table:formula="of:=[.C10]*[.D10]" office:value-type="float" office:value="96.3044875749273">
            <text:p>96.30</text:p>
          </table:table-cell>
          <table:table-cell table:number-columns-repeated="2"/>
          <table:table-cell table:formula="of:=[Statistics.A10]" office:value-type="string" office:string-value="Lhip">
            <text:p>Lhip</text:p>
          </table:table-cell>
          <table:table-cell table:formula="of:=0.1*[Statistics.B10]" office:value-type="float" office:value="23.4552736886227">
            <text:p>23.4552736886</text:p>
          </table:table-cell>
        </table:table-row>
        <table:table-row table:style-name="ro3">
          <table:table-cell/>
          <table:table-cell office:value-type="string">
            <text:p>waist circum</text:p>
          </table:table-cell>
          <table:table-cell table:formula="of:=PI()*([.I25]+[.I28])" office:value-type="float" office:value="61.78368966316">
            <text:p>61.78</text:p>
          </table:table-cell>
          <table:table-cell office:value-type="float" office:value="1.5">
            <text:p>1.5</text:p>
          </table:table-cell>
          <table:table-cell table:formula="of:=[.C11]*[.D11]" office:value-type="float" office:value="92.67553449474">
            <text:p>92.68</text:p>
          </table:table-cell>
          <table:table-cell table:number-columns-repeated="2"/>
          <table:table-cell table:formula="of:=[Statistics.A11]" office:value-type="string" office:string-value="Lthigh">
            <text:p>Lthigh</text:p>
          </table:table-cell>
          <table:table-cell table:formula="of:=0.1*[Statistics.B11]" office:value-type="float" office:value="43.413181742515">
            <text:p>43.4131817425</text:p>
          </table:table-cell>
        </table:table-row>
        <table:table-row table:style-name="ro1">
          <table:table-cell/>
          <table:table-cell office:value-type="string">
            <text:p>nape to waist</text:p>
          </table:table-cell>
          <table:table-cell table:formula="of:=[.I9]" office:value-type="float" office:value="21.232600248503">
            <text:p>21.23</text:p>
          </table:table-cell>
          <table:table-cell/>
          <table:table-cell table:formula="of:=0.8*([.C12]+[.C13])" office:value-type="float" office:value="35.7502991772455">
            <text:p>35.75</text:p>
          </table:table-cell>
          <table:table-cell table:number-columns-repeated="2"/>
          <table:table-cell table:formula="of:=[Statistics.A12]" office:value-type="string" office:string-value="Lleg">
            <text:p>Lleg</text:p>
          </table:table-cell>
          <table:table-cell table:formula="of:=0.1*[Statistics.B12]" office:value-type="float" office:value="41.9007066856287">
            <text:p>41.9007066856</text:p>
          </table:table-cell>
        </table:table-row>
        <table:table-row table:style-name="ro1">
          <table:table-cell/>
          <table:table-cell office:value-type="string">
            <text:p>waist to hip</text:p>
          </table:table-cell>
          <table:table-cell table:formula="of:=([.I10]+[.I13])/2" office:value-type="float" office:value="23.4552737230539">
            <text:p>23.46</text:p>
          </table:table-cell>
          <table:table-cell/>
          <table:table-cell table:style-name="ce4" table:formula="of:=0.35*([.C12]+[.C13])" office:value-type="float" office:value="15.6407558900449">
            <text:p>15.64</text:p>
          </table:table-cell>
          <table:table-cell table:number-columns-repeated="2"/>
          <table:table-cell table:formula="of:=[Statistics.A13]" office:value-type="string" office:string-value="Rhip">
            <text:p>Rhip</text:p>
          </table:table-cell>
          <table:table-cell table:formula="of:=0.1*[Statistics.B13]" office:value-type="float" office:value="23.4552737574851">
            <text:p>23.4552737575</text:p>
          </table:table-cell>
        </table:table-row>
        <table:table-row table:style-name="ro1">
          <table:table-cell/>
          <table:table-cell office:value-type="string">
            <text:p>shoulder dist</text:p>
          </table:table-cell>
          <table:table-cell table:formula="of:=([.I6]+[.I3])/2" office:value-type="float" office:value="16.4008494760479">
            <text:p>16.40</text:p>
          </table:table-cell>
          <table:table-cell table:formula="of:=2/3" office:value-type="float" office:value="0.666666666666667">
            <text:p>0.6666666667</text:p>
          </table:table-cell>
          <table:table-cell table:formula="of:=[.C14]*[.D14]" office:value-type="float" office:value="10.9338996506986">
            <text:p>10.93</text:p>
          </table:table-cell>
          <table:table-cell table:number-columns-repeated="2"/>
          <table:table-cell table:formula="of:=[Statistics.A14]" office:value-type="string" office:string-value="Rthigh">
            <text:p>Rthigh</text:p>
          </table:table-cell>
          <table:table-cell table:formula="of:=0.1*[Statistics.B14]" office:value-type="float" office:value="43.2371128622754">
            <text:p>43.2371128623</text:p>
          </table:table-cell>
        </table:table-row>
        <table:table-row table:style-name="ro3">
          <table:table-cell office:value-type="string">
            <text:p>Hips</text:p>
          </table:table-cell>
          <table:table-cell office:value-type="string">
            <text:p>circum</text:p>
          </table:table-cell>
          <table:table-cell table:formula="of:=2*PI()*([.I25]+[.I28])" office:value-type="float" office:value="123.56737932632">
            <text:p>123.57</text:p>
          </table:table-cell>
          <table:table-cell office:value-type="float" office:value="0.75">
            <text:p>0.75</text:p>
          </table:table-cell>
          <table:table-cell table:formula="of:=[.C15]*[.D15]" office:value-type="float" office:value="92.67553449474">
            <text:p>92.68</text:p>
          </table:table-cell>
          <table:table-cell table:number-columns-repeated="2"/>
          <table:table-cell table:formula="of:=[Statistics.A15]" office:value-type="string" office:string-value="Rleg">
            <text:p>Rleg</text:p>
          </table:table-cell>
          <table:table-cell table:formula="of:=0.1*[Statistics.B15]" office:value-type="float" office:value="41.6821431556886">
            <text:p>41.6821431557</text:p>
          </table:table-cell>
        </table:table-row>
        <table:table-row table:style-name="ro3">
          <table:table-cell office:value-type="string">
            <text:p>Upperleg</text:p>
          </table:table-cell>
          <table:table-cell office:value-type="string">
            <text:p>height</text:p>
          </table:table-cell>
          <table:table-cell table:formula="of:=([.I14]+[.I11])/2" office:value-type="float" office:value="43.3251473023952">
            <text:p>43.33</text:p>
          </table:table-cell>
          <table:table-cell office:value-type="float" office:value="1">
            <text:p>1</text:p>
          </table:table-cell>
          <table:table-cell table:formula="of:=[.C16]*[.D16]" office:value-type="float" office:value="43.3251473023952">
            <text:p>43.33</text:p>
          </table:table-cell>
          <table:table-cell table:number-columns-repeated="2"/>
          <table:table-cell table:formula="of:=[Statistics.A16]" office:value-type="string" office:string-value="Bone radii">
            <text:p>Bone radii</text:p>
          </table:table-cell>
          <table:table-cell table:formula="of:=0.1*[Statistics.B16]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ircum</text:p>
          </table:table-cell>
          <table:table-cell table:formula="of:=PI()*([.I26]+[.I29])" office:value-type="float" office:value="44.5404365391898">
            <text:p>44.54</text:p>
          </table:table-cell>
          <table:table-cell office:value-type="float" office:value="1.25">
            <text:p>1.25</text:p>
          </table:table-cell>
          <table:table-cell table:formula="of:=[.C17]*[.D17]" office:value-type="float" office:value="55.6755456739873">
            <text:p>55.68</text:p>
          </table:table-cell>
          <table:table-cell table:number-columns-repeated="2"/>
          <table:table-cell table:formula="of:=[Statistics.A17]" office:value-type="string" office:string-value="head">
            <text:p>head</text:p>
          </table:table-cell>
          <table:table-cell table:formula="of:=0.1*[Statistics.B17]" office:value-type="float" office:value="8.17703215365854">
            <text:p>8.1770321537</text:p>
          </table:table-cell>
        </table:table-row>
        <table:table-row table:style-name="ro3">
          <table:table-cell office:value-type="string">
            <text:p>Lowerleg</text:p>
          </table:table-cell>
          <table:table-cell office:value-type="string">
            <text:p>height</text:p>
          </table:table-cell>
          <table:table-cell table:formula="of:=([.I12]+[.I15])/2" office:value-type="float" office:value="41.7914249206586">
            <text:p>41.79</text:p>
          </table:table-cell>
          <table:table-cell office:value-type="float" office:value="1.25">
            <text:p>1.25</text:p>
          </table:table-cell>
          <table:table-cell table:formula="of:=[.C18]*[.D18]" office:value-type="float" office:value="52.2392811508233">
            <text:p>52.24</text:p>
          </table:table-cell>
          <table:table-cell table:number-columns-repeated="2"/>
          <table:table-cell table:formula="of:=[Statistics.A18]" office:value-type="string" office:string-value="Lshoulder">
            <text:p>Lshoulder</text:p>
          </table:table-cell>
          <table:table-cell table:formula="of:=0.1*[Statistics.B18]" office:value-type="float" office:value="7.20211171759259">
            <text:p>7.2021117176</text:p>
          </table:table-cell>
        </table:table-row>
        <table:table-row table:style-name="ro3">
          <table:table-cell/>
          <table:table-cell office:value-type="string">
            <text:p>circum</text:p>
          </table:table-cell>
          <table:table-cell table:formula="of:=PI()*([.I27]+[.I30])" office:value-type="float" office:value="36.5564214356518">
            <text:p>36.56</text:p>
          </table:table-cell>
          <table:table-cell office:value-type="float" office:value="1.25">
            <text:p>1.25</text:p>
          </table:table-cell>
          <table:table-cell table:formula="of:=[.C19]*[.D19]" office:value-type="float" office:value="45.6955267945648">
            <text:p>45.70</text:p>
          </table:table-cell>
          <table:table-cell table:number-columns-repeated="2"/>
          <table:table-cell table:formula="of:=[Statistics.A19]" office:value-type="string" office:string-value="Larm">
            <text:p>Larm</text:p>
          </table:table-cell>
          <table:table-cell table:formula="of:=0.1*[Statistics.B19]" office:value-type="float" office:value="6.94974327097792">
            <text:p>6.949743271</text:p>
          </table:table-cell>
        </table:table-row>
        <table:table-row table:style-name="ro3">
          <table:table-cell office:value-type="string">
            <text:p>Ankle</text:p>
          </table:table-cell>
          <table:table-cell office:value-type="string">
            <text:p>circum</text:p>
          </table:table-cell>
          <table:table-cell table:formula="of:=[.C19]" office:value-type="float" office:value="36.5564214356518">
            <text:p>36.56</text:p>
          </table:table-cell>
          <table:table-cell table:formula="of:=2/3" office:value-type="float" office:value="0.666666666666667">
            <text:p>0.6666666667</text:p>
          </table:table-cell>
          <table:table-cell table:formula="of:=[.C20]*[.D20]" office:value-type="float" office:value="24.3709476237679">
            <text:p>24.37</text:p>
          </table:table-cell>
          <table:table-cell table:number-columns-repeated="2"/>
          <table:table-cell table:formula="of:=[Statistics.A20]" office:value-type="string" office:string-value="Lforearm">
            <text:p>Lforearm</text:p>
          </table:table-cell>
          <table:table-cell table:formula="of:=0.1*[Statistics.B20]" office:value-type="float" office:value="4.29361212847682">
            <text:p>4.293612128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1]" office:value-type="string" office:string-value="Rshoulder">
            <text:p>Rshoulder</text:p>
          </table:table-cell>
          <table:table-cell table:formula="of:=0.1*[Statistics.B21]" office:value-type="float" office:value="7.52074933119265">
            <text:p>7.520749331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2]" office:value-type="string" office:string-value="Rarm">
            <text:p>Rarm</text:p>
          </table:table-cell>
          <table:table-cell table:formula="of:=0.1*[Statistics.B22]" office:value-type="float" office:value="6.4438304625">
            <text:p>6.443830462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3]" office:value-type="string" office:string-value="Rforearm">
            <text:p>Rforearm</text:p>
          </table:table-cell>
          <table:table-cell table:formula="of:=0.1*[Statistics.B23]" office:value-type="float" office:value="4.27902815031447">
            <text:p>4.279028150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4]" office:value-type="string" office:string-value="torso">
            <text:p>torso</text:p>
          </table:table-cell>
          <table:table-cell table:formula="of:=0.1*[Statistics.B24]" office:value-type="float" office:value="10.2182234929878">
            <text:p>10.21822349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5]" office:value-type="string" office:string-value="Lhip">
            <text:p>Lhip</text:p>
          </table:table-cell>
          <table:table-cell table:formula="of:=0.1*[Statistics.B25]" office:value-type="float" office:value="9.90436033597561">
            <text:p>9.904360336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6]" office:value-type="string" office:string-value="Lthigh">
            <text:p>Lthigh</text:p>
          </table:table-cell>
          <table:table-cell table:formula="of:=0.1*[Statistics.B26]" office:value-type="float" office:value="7.22580936219512">
            <text:p>7.225809362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7]" office:value-type="string" office:string-value="Lleg">
            <text:p>Lleg</text:p>
          </table:table-cell>
          <table:table-cell table:formula="of:=0.1*[Statistics.B27]" office:value-type="float" office:value="5.92517708134556">
            <text:p>5.925177081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8]" office:value-type="string" office:string-value="Rhip">
            <text:p>Rhip</text:p>
          </table:table-cell>
          <table:table-cell table:formula="of:=0.1*[Statistics.B28]" office:value-type="float" office:value="9.7619988887195">
            <text:p>9.7619988887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29]" office:value-type="string" office:string-value="Rthigh">
            <text:p>Rthigh</text:p>
          </table:table-cell>
          <table:table-cell table:formula="of:=0.1*[Statistics.B29]" office:value-type="float" office:value="6.95185192317074">
            <text:p>6.9518519232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formula="of:=[Statistics.A30]" office:value-type="string" office:string-value="Rleg">
            <text:p>Rleg</text:p>
          </table:table-cell>
          <table:table-cell table:formula="of:=0.1*[Statistics.B30]" office:value-type="float" office:value="5.71109326512346">
            <text:p>5.711093265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5:27:36</meta:creation-date>
    <dc:date>2012-12-12T16:12:14</dc:date>
    <meta:editing-duration>PT43M28S</meta:editing-duration>
    <meta:editing-cycles>4</meta:editing-cycles>
    <meta:generator>LibreOffice/3.5$Linux_X86_64 LibreOffice_project/350m1$Build-2</meta:generator>
    <meta:document-statistic meta:table-count="3" meta:cell-count="9618" meta:object-count="0"/>
  </office:meta>
</office:document-meta>
</file>